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zcionka tekstu podstawowego" svg:font-family="'Czcionka tekstu podstawowego'"/>
    <style:font-face style:name="Cambria" svg:font-family="Cambria" style:font-family-generic="roman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219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0.82cm"/>
    </style:style>
    <style:style style:name="co25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1.005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476cm"/>
    </style:style>
    <style:style style:name="co17" style:family="table-column">
      <style:table-column-properties fo:break-before="auto" style:column-width="1.535cm"/>
    </style:style>
    <style:style style:name="co18" style:family="table-column">
      <style:table-column-properties fo:break-before="auto" style:column-width="0.9cm"/>
    </style:style>
    <style:style style:name="co26" style:family="table-column">
      <style:table-column-properties fo:break-before="auto" style:column-width="0.873cm"/>
    </style:style>
    <style:style style:name="co27" style:family="table-column">
      <style:table-column-properties fo:break-before="auto" style:column-width="0.979cm"/>
    </style:style>
    <style:style style:name="co28" style:family="table-column">
      <style:table-column-properties fo:break-before="auto" style:column-width="1.852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1.415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1.332cm"/>
    </style:style>
    <style:style style:name="co33" style:family="table-column">
      <style:table-column-properties fo:break-before="auto" style:column-width="1.221cm"/>
    </style:style>
    <style:style style:name="co34" style:family="table-column">
      <style:table-column-properties fo:break-before="auto" style:column-width="1.942cm"/>
    </style:style>
    <style:style style:name="co35" style:family="table-column">
      <style:table-column-properties fo:break-before="auto" style:column-width="2.10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002" number:language="pl" number:country="PL">
      <number:number number:decimal-places="2" number:min-integer-digits="1"/>
    </number:number-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29" style:family="table-cell" style:parent-style-name="Default">
      <style:table-cell-properties fo:background-color="#ffff66"/>
    </style:style>
    <style:style style:name="ce3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ff66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8002">
      <style:table-cell-properties fo:background-color="#92d05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0">
      <style:table-cell-properties fo:background-color="#ff6600"/>
    </style:style>
    <style:style style:name="ce37" style:family="table-cell" style:parent-style-name="Default" style:data-style-name="N0">
      <style:table-cell-properties fo:background-color="#ffff66" style:text-align-source="fix" style:repeat-content="false"/>
      <style:paragraph-properties fo:text-align="end" fo:margin-left="0cm"/>
    </style:style>
    <style:style style:name="ce38" style:family="table-cell" style:parent-style-name="Default" style:data-style-name="N0">
      <style:table-cell-properties fo:background-color="#ffff66"/>
    </style:style>
    <style:style style:name="ce39" style:family="table-cell" style:parent-style-name="Default" style:data-style-name="N0">
      <style:table-cell-properties fo:background-color="#ff00cc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ffff00"/>
      <style:text-properties fo:color="#ff0000" style:font-name="Calibri" fo:font-size="11pt" style:font-name-asian="Calibri" style:font-size-asian="11pt" style:font-name-complex="Calibri" style:font-size-complex="11pt"/>
    </style:style>
    <style:style style:name="ce41" style:family="table-cell" style:parent-style-name="Default" style:data-style-name="N0">
      <style:table-cell-properties fo:background-color="#ffff00"/>
      <style:text-properties style:font-name="Calibri" fo:font-size="11pt" style:font-name-asian="Calibri" style:font-size-asian="11pt" style:font-name-complex="Calibri" style:font-size-complex="11pt"/>
    </style:style>
    <style:style style:name="ce42" style:family="table-cell" style:parent-style-name="Default" style:data-style-name="N0">
      <style:text-properties fo:color="#ff0000" style:font-name="Calibri" fo:font-size="11pt" style:font-name-asian="Calibri" style:font-size-asian="11pt" style:font-name-complex="Calibri" style:font-size-complex="11pt"/>
    </style:style>
    <style:style style:name="ce43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44" style:family="table-cell" style:parent-style-name="Default" style:data-style-name="N0">
      <style:table-cell-properties fo:background-color="#00b0f0"/>
    </style:style>
    <style:style style:name="ce45" style:family="table-cell" style:parent-style-name="Default" style:data-style-name="N0">
      <style:table-cell-properties fo:background-color="#66ff00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fo:background-color="#66ff00"/>
    </style:style>
    <style:style style:name="ce47" style:family="table-cell" style:parent-style-name="Default">
      <style:table-cell-properties fo:background-color="#66ff00"/>
    </style:style>
    <style:style style:name="ce48" style:family="table-cell" style:parent-style-name="Default" style:data-style-name="N0">
      <style:table-cell-properties fo:background-color="#cc66ff"/>
    </style:style>
    <style:style style:name="ce49" style:family="table-cell" style:parent-style-name="Default" style:data-style-name="N36"/>
    <style:style style:name="ce50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5" table:default-cell-style-name="ce1"/>
        <table:table-column table:style-name="co2" table:number-columns-repeated="4" table:default-cell-style-name="ce1"/>
        <table:table-column table:style-name="co16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26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7" table:default-cell-style-name="ce1"/>
        <table:table-column table:style-name="co27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3" table:default-cell-style-name="ce1"/>
        <table:table-column table:style-name="co13" table:default-cell-style-name="ce1"/>
        <table:table-column table:style-name="co2" table:number-columns-repeated="983" table:default-cell-style-name="ce1"/>
        <table:table-row table:style-name="ro1">
          <table:table-cell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3"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/>
          <table:table-cell office:value-type="string">
            <text:p>I"</text:p>
          </table:table-cell>
          <table:table-cell office:value-type="string">
            <text:p>II"</text:p>
          </table:table-cell>
          <table:table-cell office:value-type="string">
            <text:p>III"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/>
          <table:table-cell office:value-type="string">
            <text:p>Right</text:p>
          </table:table-cell>
          <table:table-cell table:style-name="ce7" office:value-type="string">
            <text:p>Bottom</text:p>
          </table:table-cell>
          <table:table-cell table:style-name="ce35" office:value-type="string">
            <text:p>Left</text:p>
          </table:table-cell>
          <table:table-cell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/>
          <table:table-cell office:value-type="string">
            <text:p>XL</text:p>
          </table:table-cell>
          <table:table-cell office:value-type="string">
            <text:p>Y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61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2.96">
            <text:p>2,96</text:p>
          </table:table-cell>
          <table:table-cell table:style-name="ce33" office:value-type="float" office:value="9.13">
            <text:p>9,13</text:p>
          </table:table-cell>
          <table:table-cell table:style-name="ce34" office:value-type="float" office:value="48.38">
            <text:p>48,38</text:p>
          </table:table-cell>
          <table:table-cell/>
          <table:table-cell table:formula="of:=[.B2]/([.B2]+[.C2]+[.D2]+[.E2])" office:value-type="float" office:value="0.123877137061721">
            <text:p>0,12387714</text:p>
          </table:table-cell>
          <table:table-cell table:formula="of:=[.C2]/([.B2]+[.C2]+[.D2]+[.E2])" office:value-type="float" office:value="0.0428861199652275">
            <text:p>0,04288612</text:p>
          </table:table-cell>
          <table:table-cell table:formula="of:=[.D2]/([.B2]+[.C2]+[.D2]+[.E2])" office:value-type="float" office:value="0.132280498406259">
            <text:p>0,1322805</text:p>
          </table:table-cell>
          <table:table-cell table:formula="of:=[.E2]/([.B2]+[.C2]+[.D2]+[.E2])" office:value-type="float" office:value="0.700956244566792">
            <text:p>0,70095624</text:p>
          </table:table-cell>
          <table:table-cell/>
          <table:table-cell table:formula="of:=SUM([.G2:.J2])" office:value-type="float" office:value="1">
            <text:p>1</text:p>
          </table:table-cell>
          <table:table-cell/>
          <table:table-cell office:value-type="float" office:value="0.123877137061721">
            <text:p>0,12387714</text:p>
          </table:table-cell>
          <table:table-cell office:value-type="float" office:value="0.132280498406259">
            <text:p>0,1322805</text:p>
          </table:table-cell>
          <table:table-cell office:value-type="float" office:value="0.700956244566792">
            <text:p>0,70095624</text:p>
          </table:table-cell>
          <table:table-cell/>
          <table:table-cell table:formula="of:=[.N2]/SUM([.N2:.P2])" office:value-type="float" office:value="0.129427792915531">
            <text:p>0,12942779</text:p>
          </table:table-cell>
          <table:table-cell table:formula="of:=[.O2]/SUM([.N2:.P2])" office:value-type="float" office:value="0.138207689978807">
            <text:p>0,13820769</text:p>
          </table:table-cell>
          <table:table-cell table:formula="of:=[.P2]/SUM([.N2:.P2])" office:value-type="float" office:value="0.732364517105662">
            <text:p>0,73236452</text:p>
          </table:table-cell>
          <table:table-cell/>
          <table:table-cell table:formula="of:=SUM([.R2:.T2])" office:value-type="float" office:value="1">
            <text:p>1</text:p>
          </table:table-cell>
          <table:table-cell/>
          <table:table-cell table:formula="of:=([.R2]/SIN(RADIANS(60))+[.S2]/TAN(RADIANS(60)))*SIN(RADIANS(60))" office:value-type="float" office:value="0.198531637904935">
            <text:p>0,19853164</text:p>
          </table:table-cell>
          <table:table-cell table:formula="of:=[.S2]*SIN(RADIANS(60))" office:value-type="float" office:value="0.119691370520011">
            <text:p>0,11969137</text:p>
          </table:table-cell>
          <table:table-cell/>
          <table:table-cell table:formula="of:=SUM([.X2:.Y2])" office:value-type="float" office:value="0.318223008424946">
            <text:p>0,3182230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]*[.X2]-[.Y2])*-1" office:value-type="float" office:value="0.00506907593499921">
            <text:p>0,0050690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])*[.AE2]-(-[.AD2])*[.AE2])/([.AF2]*[.AE2]-[.AC2]*[.AH2])" office:value-type="float" office:value="0.747805025740047">
            <text:p>0,74780503</text:p>
          </table:table-cell>
          <table:table-cell table:formula="of:=([.AF2]*(-[.AD2])-[.AC2]*(-[.AG2]))/([.AF2]*[.AH2]-[.AC2]*[.AH2])*-1" office:value-type="float" office:value="0.436814508839612">
            <text:p>0,43681451</text:p>
          </table:table-cell>
          <table:table-cell table:style-name="ce9" office:value-type="string">
            <text:p>I</text:p>
          </table:table-cell>
          <table:table-cell table:style-name="ce12" office:value-type="float" office:value="0">
            <text:p>0</text:p>
          </table:table-cell>
          <table:table-cell table:style-name="ce12" table:formula="of:=1-[.X2]" office:value-type="float" office:value="0.801468362095065">
            <text:p>0,80146836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]" office:value-type="float" office:value="-0.577350269179251">
            <text:p>-0,57735027</text:p>
          </table:table-cell>
          <table:table-cell table:formula="of:=[.Y2]+(1/[.AP2])*[.X2]" office:value-type="float" office:value="0.234313665105023">
            <text:p>0,234313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])*[.AR2]-(-[.AQ2])*[.AU2])/([.AS2]*[.AR2]-[.AP2]*[.AU2])" office:value-type="float" office:value="0.101460793216483">
            <text:p>0,10146079</text:p>
          </table:table-cell>
          <table:table-cell table:formula="of:=([.AS2]*(-[.AQ2])-[.AP2]*(-[.AT2]))/([.AS2]*[.AU2]-[.AP2]*[.AU2])*-1" office:value-type="float" office:value="0.175735248830346">
            <text:p>0,17573525</text:p>
          </table:table-cell>
          <table:table-cell office:value-type="float" office:value="1">
            <text:p>1</text:p>
          </table:table-cell>
          <table:table-cell table:style-name="ce13" office:value-type="float" office:value="0.635416666669647">
            <text:p>0,63541667</text:p>
          </table:table-cell>
          <table:table-cell table:style-name="ce13" office:value-type="float" office:value="0.514050387596899">
            <text:p>0,51405039</text:p>
          </table:table-cell>
          <table:table-cell table:style-name="ce13" office:value-type="float" office:value="0.350532945733643">
            <text:p>0,35053295</text:p>
          </table:table-cell>
          <table:table-cell table:style-name="ce44" office:value-type="float" office:value="0.448982966765768">
            <text:p>0,44898297</text:p>
          </table:table-cell>
          <table:table-cell table:style-name="ce44" office:value-type="float" office:value="0.875558127997354">
            <text:p>0,87555813</text:p>
          </table:table-cell>
          <table:table-cell table:style-name="ce44" office:value-type="float" office:value="0.175458905241939">
            <text:p>0,17545891</text:p>
          </table:table-cell>
          <table:table-cell table:style-name="ce13" office:value-type="float" office:value="0.495610051473297">
            <text:p>0,49561005</text:p>
          </table:table-cell>
          <table:table-cell table:style-name="ce13" office:value-type="float" office:value="0.801468362095065">
            <text:p>0,80146836</text:p>
          </table:table-cell>
          <table:table-cell table:style-name="ce13" office:value-type="float" office:value="0.202921586435701">
            <text:p>0,20292159</text:p>
          </table:table-cell>
          <table:table-cell table:style-name="ce44" office:value-type="float" office:value="0.546668892975889">
            <text:p>0,54666889</text:p>
          </table:table-cell>
          <table:table-cell table:style-name="ce44" office:value-type="float" office:value="0.832526298213391">
            <text:p>0,8325263</text:p>
          </table:table-cell>
          <table:table-cell table:style-name="ce44" office:value-type="float" office:value="0.120804808815201">
            <text:p>0,12080481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table:number-columns-repeated="95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float" office:value="8.38">
            <text:p>8,38</text:p>
          </table:table-cell>
          <table:table-cell table:style-name="ce33" office:value-type="float" office:value="3.04">
            <text:p>3,04</text:p>
          </table:table-cell>
          <table:table-cell table:style-name="ce33" office:value-type="float" office:value="8.48">
            <text:p>8,48</text:p>
          </table:table-cell>
          <table:table-cell table:style-name="ce34" office:value-type="float" office:value="48.73">
            <text:p>48,73</text:p>
          </table:table-cell>
          <table:table-cell/>
          <table:table-cell table:formula="of:=[.B3]/([.B3]+[.C3]+[.D3]+[.E3])" office:value-type="float" office:value="0.122104036135801">
            <text:p>0,12210404</text:p>
          </table:table-cell>
          <table:table-cell table:formula="of:=[.C3]/([.B3]+[.C3]+[.D3]+[.E3])" office:value-type="float" office:value="0.0442954975958036">
            <text:p>0,0442955</text:p>
          </table:table-cell>
          <table:table-cell table:formula="of:=[.D3]/([.B3]+[.C3]+[.D3]+[.E3])" office:value-type="float" office:value="0.123561124872505">
            <text:p>0,12356112</text:p>
          </table:table-cell>
          <table:table-cell table:formula="of:=[.E3]/([.B3]+[.C3]+[.D3]+[.E3])" office:value-type="float" office:value="0.710039341395891">
            <text:p>0,71003934</text:p>
          </table:table-cell>
          <table:table-cell/>
          <table:table-cell table:formula="of:=SUM([.G3:.J3])" office:value-type="float" office:value="1">
            <text:p>1</text:p>
          </table:table-cell>
          <table:table-cell/>
          <table:table-cell office:value-type="float" office:value="0.0442954975958036">
            <text:p>0,0442955</text:p>
          </table:table-cell>
          <table:table-cell office:value-type="float" office:value="0.123561124872505">
            <text:p>0,12356112</text:p>
          </table:table-cell>
          <table:table-cell office:value-type="float" office:value="0.710039341395891">
            <text:p>0,71003934</text:p>
          </table:table-cell>
          <table:table-cell/>
          <table:table-cell table:formula="of:=[.N3]/SUM([.N3:.P3])" office:value-type="float" office:value="0.0504564315352697">
            <text:p>0,05045643</text:p>
          </table:table-cell>
          <table:table-cell table:formula="of:=[.O3]/SUM([.N3:.P3])" office:value-type="float" office:value="0.140746887966805">
            <text:p>0,14074689</text:p>
          </table:table-cell>
          <table:table-cell table:formula="of:=[.P3]/SUM([.N3:.P3])" office:value-type="float" office:value="0.808796680497925">
            <text:p>0,80879668</text:p>
          </table:table-cell>
          <table:table-cell/>
          <table:table-cell table:formula="of:=SUM([.R3:.T3])" office:value-type="float" office:value="1">
            <text:p>1</text:p>
          </table:table-cell>
          <table:table-cell/>
          <table:table-cell table:formula="of:=([.R3]/SIN(RADIANS(60))+[.S3]/TAN(RADIANS(60)))*SIN(RADIANS(60))" office:value-type="float" office:value="0.120829875518672">
            <text:p>0,12082988</text:p>
          </table:table-cell>
          <table:table-cell table:formula="of:=[.S3]*SIN(RADIANS(60))" office:value-type="float" office:value="0.121890380482856">
            <text:p>0,12189038</text:p>
          </table:table-cell>
          <table:table-cell/>
          <table:table-cell table:formula="of:=SUM([.X3:.Y3])" office:value-type="float" office:value="0.242720256001528">
            <text:p>0,242720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]*[.X3]-[.Y3])*-1" office:value-type="float" office:value="0.0521292193272547">
            <text:p>0,052129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])*[.AE3]-(-[.AD3])*[.AE3])/([.AF3]*[.AE3]-[.AC3]*[.AH3])" office:value-type="float" office:value="0.727427385898514">
            <text:p>0,72742739</text:p>
          </table:table-cell>
          <table:table-cell table:formula="of:=([.AF3]*(-[.AD3])-[.AC3]*(-[.AG3]))/([.AF3]*[.AH3]-[.AC3]*[.AH3])*-1" office:value-type="float" office:value="0.472109616384121">
            <text:p>0,47210962</text:p>
          </table:table-cell>
          <table:table-cell table:style-name="ce9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12" table:formula="of:=1-[.X3]" office:value-type="float" office:value="0.879170124481328">
            <text:p>0,87917012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]" office:value-type="float" office:value="-0.577350269179251">
            <text:p>-0,57735027</text:p>
          </table:table-cell>
          <table:table-cell table:formula="of:=[.Y3]+(1/[.AP3])*[.X3]" office:value-type="float" office:value="0.191651541638457">
            <text:p>0,1916515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])*[.AR3]-(-[.AQ3])*[.AU3])/([.AS3]*[.AR3]-[.AP3]*[.AU3])" office:value-type="float" office:value="0.0829875518659317">
            <text:p>0,08298755</text:p>
          </table:table-cell>
          <table:table-cell table:formula="of:=([.AS3]*(-[.AQ3])-[.AP3]*(-[.AT3]))/([.AS3]*[.AU3]-[.AP3]*[.AU3])*-1" office:value-type="float" office:value="0.143738656230134">
            <text:p>0,14373866</text:p>
          </table:table-cell>
          <table:table-cell office:value-type="float" office:value="2">
            <text:p>2</text:p>
          </table:table-cell>
          <table:table-cell table:style-name="ce13" office:value-type="float" office:value="0.634170854274228">
            <text:p>0,63417085</text:p>
          </table:table-cell>
          <table:table-cell table:style-name="ce13" office:value-type="float" office:value="0.50251256281407">
            <text:p>0,50251256</text:p>
          </table:table-cell>
          <table:table-cell table:style-name="ce13" office:value-type="float" office:value="0.363316582911735">
            <text:p>0,36331658</text:p>
          </table:table-cell>
          <table:table-cell table:style-name="ce44" office:value-type="float" office:value="0.454854771789682">
            <text:p>0,45485477</text:p>
          </table:table-cell>
          <table:table-cell table:style-name="ce44" office:value-type="float" office:value="0.879170124481328">
            <text:p>0,87917012</text:p>
          </table:table-cell>
          <table:table-cell table:style-name="ce44" office:value-type="float" office:value="0.1659751037341">
            <text:p>0,1659751</text:p>
          </table:table-cell>
          <table:table-cell table:style-name="ce13" office:value-type="float" office:value="0.49923768867706">
            <text:p>0,49923769</text:p>
          </table:table-cell>
          <table:table-cell table:style-name="ce13" office:value-type="float" office:value="0.807592620826346">
            <text:p>0,80759262</text:p>
          </table:table-cell>
          <table:table-cell table:style-name="ce13" office:value-type="float" office:value="0.19316969050074">
            <text:p>0,19316969</text:p>
          </table:table-cell>
          <table:table-cell table:style-name="ce44" office:value-type="float" office:value="0.544389027436881">
            <text:p>0,54438903</text:p>
          </table:table-cell>
          <table:table-cell table:style-name="ce44" office:value-type="float" office:value="0.835411471321696">
            <text:p>0,83541147</text:p>
          </table:table-cell>
          <table:table-cell table:style-name="ce44" office:value-type="float" office:value="0.120199501245944">
            <text:p>0,1201995</text:p>
          </table:table-cell>
          <table:table-cell/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float" office:value="8.39">
            <text:p>8,39</text:p>
          </table:table-cell>
          <table:table-cell table:style-name="ce33" office:value-type="float" office:value="3.14">
            <text:p>3,14</text:p>
          </table:table-cell>
          <table:table-cell table:style-name="ce33" office:value-type="float" office:value="8.65">
            <text:p>8,65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4]/([.B4]+[.C4]+[.D4]+[.E4])" office:value-type="float" office:value="0.121470971478211">
            <text:p>0,12147097</text:p>
          </table:table-cell>
          <table:table-cell table:formula="of:=[.C4]/([.B4]+[.C4]+[.D4]+[.E4])" office:value-type="float" office:value="0.0454611263935138">
            <text:p>0,04546113</text:p>
          </table:table-cell>
          <table:table-cell table:formula="of:=[.D4]/([.B4]+[.C4]+[.D4]+[.E4])" office:value-type="float" office:value="0.125235268568119">
            <text:p>0,12523527</text:p>
          </table:table-cell>
          <table:table-cell table:formula="of:=[.E4]/([.B4]+[.C4]+[.D4]+[.E4])" office:value-type="float" office:value="0.707832633560156">
            <text:p>0,70783263</text:p>
          </table:table-cell>
          <table:table-cell/>
          <table:table-cell table:formula="of:=SUM([.G4:.J4])" office:value-type="float" office:value="1">
            <text:p>1</text:p>
          </table:table-cell>
          <table:table-cell/>
          <table:table-cell office:value-type="float" office:value="0.0454611263935138">
            <text:p>0,04546113</text:p>
          </table:table-cell>
          <table:table-cell office:value-type="float" office:value="0.125235268568119">
            <text:p>0,12523527</text:p>
          </table:table-cell>
          <table:table-cell office:value-type="float" office:value="0.707832633560157">
            <text:p>0,70783263</text:p>
          </table:table-cell>
          <table:table-cell/>
          <table:table-cell table:formula="of:=[.N4]/SUM([.N4:.P4])" office:value-type="float" office:value="0.0517468688200395">
            <text:p>0,05174687</text:p>
          </table:table-cell>
          <table:table-cell table:formula="of:=[.O4]/SUM([.N4:.P4])" office:value-type="float" office:value="0.142551087673038">
            <text:p>0,14255109</text:p>
          </table:table-cell>
          <table:table-cell table:formula="of:=[.P4]/SUM([.N4:.P4])" office:value-type="float" office:value="0.805702043506922">
            <text:p>0,80570204</text:p>
          </table:table-cell>
          <table:table-cell/>
          <table:table-cell table:formula="of:=SUM([.R4:.T4])" office:value-type="float" office:value="1">
            <text:p>1</text:p>
          </table:table-cell>
          <table:table-cell/>
          <table:table-cell table:formula="of:=([.R4]/SIN(RADIANS(60))+[.S4]/TAN(RADIANS(60)))*SIN(RADIANS(60))" office:value-type="float" office:value="0.123022412656559">
            <text:p>0,12302241</text:p>
          </table:table-cell>
          <table:table-cell table:formula="of:=[.S4]*SIN(RADIANS(60))" office:value-type="float" office:value="0.123452863261954">
            <text:p>0,12345286</text:p>
          </table:table-cell>
          <table:table-cell/>
          <table:table-cell table:formula="of:=SUM([.X4:.Y4])" office:value-type="float" office:value="0.246475275918513">
            <text:p>0,2464752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]*[.X4]-[.Y4])*-1" office:value-type="float" office:value="0.0524258401996089">
            <text:p>0,052425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])*[.AE4]-(-[.AD4])*[.AE4])/([.AF4]*[.AE4]-[.AC4]*[.AH4])" office:value-type="float" office:value="0.72729894529314">
            <text:p>0,72729895</text:p>
          </table:table-cell>
          <table:table-cell table:formula="of:=([.AF4]*(-[.AD4])-[.AC4]*(-[.AG4]))/([.AF4]*[.AH4]-[.AC4]*[.AH4])*-1" office:value-type="float" office:value="0.472332082038389">
            <text:p>0,47233208</text:p>
          </table:table-cell>
          <table:table-cell table:style-name="ce9" office:value-type="string">
            <text:p>P</text:p>
          </table:table-cell>
          <table:table-cell table:style-name="ce12" office:value-type="float" office:value="0">
            <text:p>0</text:p>
          </table:table-cell>
          <table:table-cell table:style-name="ce12" table:formula="of:=1-[.X4]" office:value-type="float" office:value="0.876977587343441">
            <text:p>0,87697759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P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]" office:value-type="float" office:value="-0.577350269179251">
            <text:p>-0,57735027</text:p>
          </table:table-cell>
          <table:table-cell table:formula="of:=[.Y4]+(1/[.AP4])*[.X4]" office:value-type="float" office:value="0.194479886324299">
            <text:p>0,1944798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])*[.AR4]-(-[.AQ4])*[.AU4])/([.AS4]*[.AR4]-[.AP4]*[.AU4])" office:value-type="float" office:value="0.0842122610402199">
            <text:p>0,08421226</text:p>
          </table:table-cell>
          <table:table-cell table:formula="of:=([.AS4]*(-[.AQ4])-[.AP4]*(-[.AT4]))/([.AS4]*[.AU4]-[.AP4]*[.AU4])*-1" office:value-type="float" office:value="0.145859914744535">
            <text:p>0,14585991</text:p>
          </table:table-cell>
          <table:table-cell office:value-type="float" office:value="3">
            <text:p>3</text:p>
          </table:table-cell>
          <table:table-cell table:style-name="ce13" office:value-type="float" office:value="0.630079286425089">
            <text:p>0,63007929</text:p>
          </table:table-cell>
          <table:table-cell table:style-name="ce13" office:value-type="float" office:value="0.506442021803766">
            <text:p>0,50644202</text:p>
          </table:table-cell>
          <table:table-cell table:style-name="ce13" office:value-type="float" office:value="0.363478691771232">
            <text:p>0,36347869</text:p>
          </table:table-cell>
          <table:table-cell table:style-name="ce44" office:value-type="float" office:value="0.454597890578929">
            <text:p>0,45459789</text:p>
          </table:table-cell>
          <table:table-cell table:style-name="ce44" office:value-type="float" office:value="0.876977587343441">
            <text:p>0,87697759</text:p>
          </table:table-cell>
          <table:table-cell table:style-name="ce44" office:value-type="float" office:value="0.16842452208271">
            <text:p>0,16842452</text:p>
          </table:table-cell>
          <table:table-cell table:style-name="ce13" office:value-type="float" office:value="0.498028211744721">
            <text:p>0,49802821</text:p>
          </table:table-cell>
          <table:table-cell table:style-name="ce13" office:value-type="float" office:value="0.807143940543">
            <text:p>0,80714394</text:p>
          </table:table-cell>
          <table:table-cell table:style-name="ce13" office:value-type="float" office:value="0.194827847716418">
            <text:p>0,19482785</text:p>
          </table:table-cell>
          <table:table-cell table:style-name="ce44" office:value-type="float" office:value="0.543445878853516">
            <text:p>0,54344588</text:p>
          </table:table-cell>
          <table:table-cell table:style-name="ce44" office:value-type="float" office:value="0.835153922542204">
            <text:p>0,83515392</text:p>
          </table:table-cell>
          <table:table-cell table:style-name="ce44" office:value-type="float" office:value="0.121400198608796">
            <text:p>0,1214002</text:p>
          </table:table-cell>
          <table:table-cell/>
          <table:table-cell office:value-type="string">
            <text:p>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float" office:value="8.49">
            <text:p>8,49</text:p>
          </table:table-cell>
          <table:table-cell table:style-name="ce33" office:value-type="float" office:value="3.13">
            <text:p>3,13</text:p>
          </table:table-cell>
          <table:table-cell table:style-name="ce33" office:value-type="float" office:value="8.85">
            <text:p>8,85</text:p>
          </table:table-cell>
          <table:table-cell table:style-name="ce34" office:value-type="float" office:value="48.84">
            <text:p>48,84</text:p>
          </table:table-cell>
          <table:table-cell/>
          <table:table-cell table:formula="of:=[.B5]/([.B5]+[.C5]+[.D5]+[.E5])" office:value-type="float" office:value="0.122493146732073">
            <text:p>0,12249315</text:p>
          </table:table-cell>
          <table:table-cell table:formula="of:=[.C5]/([.B5]+[.C5]+[.D5]+[.E5])" office:value-type="float" office:value="0.0451594286538739">
            <text:p>0,04515943</text:p>
          </table:table-cell>
          <table:table-cell table:formula="of:=[.D5]/([.B5]+[.C5]+[.D5]+[.E5])" office:value-type="float" office:value="0.127687202423893">
            <text:p>0,1276872</text:p>
          </table:table-cell>
          <table:table-cell table:formula="of:=[.E5]/([.B5]+[.C5]+[.D5]+[.E5])" office:value-type="float" office:value="0.70466022219016">
            <text:p>0,70466022</text:p>
          </table:table-cell>
          <table:table-cell/>
          <table:table-cell table:formula="of:=SUM([.G5:.J5])" office:value-type="float" office:value="1">
            <text:p>1</text:p>
          </table:table-cell>
          <table:table-cell/>
          <table:table-cell office:value-type="float" office:value="0.0451594286538739">
            <text:p>0,04515943</text:p>
          </table:table-cell>
          <table:table-cell office:value-type="float" office:value="0.127687202423893">
            <text:p>0,1276872</text:p>
          </table:table-cell>
          <table:table-cell office:value-type="float" office:value="0.70466022219016">
            <text:p>0,70466022</text:p>
          </table:table-cell>
          <table:table-cell/>
          <table:table-cell table:formula="of:=[.N5]/SUM([.N5:.P5])" office:value-type="float" office:value="0.051463334429464">
            <text:p>0,05146333</text:p>
          </table:table-cell>
          <table:table-cell table:formula="of:=[.O5]/SUM([.N5:.P5])" office:value-type="float" office:value="0.145511344952319">
            <text:p>0,14551134</text:p>
          </table:table-cell>
          <table:table-cell table:formula="of:=[.P5]/SUM([.N5:.P5])" office:value-type="float" office:value="0.803025320618217">
            <text:p>0,80302532</text:p>
          </table:table-cell>
          <table:table-cell/>
          <table:table-cell table:formula="of:=SUM([.R5:.T5])" office:value-type="float" office:value="1">
            <text:p>1</text:p>
          </table:table-cell>
          <table:table-cell/>
          <table:table-cell table:formula="of:=([.R5]/SIN(RADIANS(60))+[.S5]/TAN(RADIANS(60)))*SIN(RADIANS(60))" office:value-type="float" office:value="0.124219006905623">
            <text:p>0,12421901</text:p>
          </table:table-cell>
          <table:table-cell table:formula="of:=[.S5]*SIN(RADIANS(60))" office:value-type="float" office:value="0.126016521267549">
            <text:p>0,12601652</text:p>
          </table:table-cell>
          <table:table-cell/>
          <table:table-cell table:formula="of:=SUM([.X5:.Y5])" office:value-type="float" office:value="0.250235528173172">
            <text:p>0,250235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]*[.X5]-[.Y5])*-1" office:value-type="float" office:value="0.0542986441934076">
            <text:p>0,0542986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])*[.AE5]-(-[.AD5])*[.AE5])/([.AF5]*[.AE5]-[.AC5]*[.AH5])" office:value-type="float" office:value="0.726487997375678">
            <text:p>0,726488</text:p>
          </table:table-cell>
          <table:table-cell table:formula="of:=([.AF5]*(-[.AD5])-[.AC5]*(-[.AG5]))/([.AF5]*[.AH5]-[.AC5]*[.AH5])*-1" office:value-type="float" office:value="0.473736685033751">
            <text:p>0,47373669</text:p>
          </table:table-cell>
          <table:table-cell table:style-name="ce9" office:value-type="string">
            <text:p>U</text:p>
          </table:table-cell>
          <table:table-cell table:style-name="ce12" office:value-type="float" office:value="0.5">
            <text:p>0,5</text:p>
          </table:table-cell>
          <table:table-cell table:style-name="ce12" table:formula="of:=1-[.X5]" office:value-type="float" office:value="0.875780993094377">
            <text:p>0,8757809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U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]" office:value-type="float" office:value="-0.577350269179251">
            <text:p>-0,57735027</text:p>
          </table:table-cell>
          <table:table-cell table:formula="of:=[.Y5]+(1/[.AP5])*[.X5]" office:value-type="float" office:value="0.197734398341689">
            <text:p>0,19773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])*[.AR5]-(-[.AQ5])*[.AU5])/([.AS5]*[.AR5]-[.AP5]*[.AU5])" office:value-type="float" office:value="0.0856215060821981">
            <text:p>0,08562151</text:p>
          </table:table-cell>
          <table:table-cell table:formula="of:=([.AS5]*(-[.AQ5])-[.AP5]*(-[.AT5]))/([.AS5]*[.AU5]-[.AP5]*[.AU5])*-1" office:value-type="float" office:value="0.148300798757599">
            <text:p>0,1483008</text:p>
          </table:table-cell>
          <table:table-cell office:value-type="float" office:value="4">
            <text:p>4</text:p>
          </table:table-cell>
          <table:table-cell table:style-name="ce13" office:value-type="float" office:value="0.63092330239666">
            <text:p>0,6309233</text:p>
          </table:table-cell>
          <table:table-cell table:style-name="ce13" office:value-type="float" office:value="0.508793356130923">
            <text:p>0,50879336</text:p>
          </table:table-cell>
          <table:table-cell table:style-name="ce13" office:value-type="float" office:value="0.360283341472535">
            <text:p>0,36028334</text:p>
          </table:table-cell>
          <table:table-cell table:style-name="ce44" office:value-type="float" office:value="0.452975994743984">
            <text:p>0,45297599</text:p>
          </table:table-cell>
          <table:table-cell table:style-name="ce44" office:value-type="float" office:value="0.875780993094377">
            <text:p>0,87578099</text:p>
          </table:table-cell>
          <table:table-cell table:style-name="ce44" office:value-type="float" office:value="0.171243012166703">
            <text:p>0,17124301</text:p>
          </table:table-cell>
          <table:table-cell table:style-name="ce13" office:value-type="float" office:value="0.497280145063903">
            <text:p>0,49728015</text:p>
          </table:table-cell>
          <table:table-cell table:style-name="ce13" office:value-type="float" office:value="0.804850407978241">
            <text:p>0,80485041</text:p>
          </table:table-cell>
          <table:table-cell table:style-name="ce13" office:value-type="float" office:value="0.197869446961964">
            <text:p>0,19786945</text:p>
          </table:table-cell>
          <table:table-cell table:style-name="ce44" office:value-type="float" office:value="0.544326827660091">
            <text:p>0,54432683</text:p>
          </table:table-cell>
          <table:table-cell table:style-name="ce44" office:value-type="float" office:value="0.833691696989745">
            <text:p>0,8336917</text:p>
          </table:table-cell>
          <table:table-cell table:style-name="ce44" office:value-type="float" office:value="0.121981475354661">
            <text:p>0,12198148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float" office:value="8.63">
            <text:p>8,63</text:p>
          </table:table-cell>
          <table:table-cell table:style-name="ce33" office:value-type="float" office:value="3.17">
            <text:p>3,17</text:p>
          </table:table-cell>
          <table:table-cell table:style-name="ce33" office:value-type="float" office:value="8.82">
            <text:p>8,82</text:p>
          </table:table-cell>
          <table:table-cell table:style-name="ce34" office:value-type="float" office:value="49.1">
            <text:p>49,10</text:p>
          </table:table-cell>
          <table:table-cell/>
          <table:table-cell table:formula="of:=[.B6]/([.B6]+[.C6]+[.D6]+[.E6])" office:value-type="float" office:value="0.123780837636259">
            <text:p>0,12378084</text:p>
          </table:table-cell>
          <table:table-cell table:formula="of:=[.C6]/([.B6]+[.C6]+[.D6]+[.E6])" office:value-type="float" office:value="0.0454675846242111">
            <text:p>0,04546758</text:p>
          </table:table-cell>
          <table:table-cell table:formula="of:=[.D6]/([.B6]+[.C6]+[.D6]+[.E6])" office:value-type="float" office:value="0.126506024096386">
            <text:p>0,12650602</text:p>
          </table:table-cell>
          <table:table-cell table:formula="of:=[.E6]/([.B6]+[.C6]+[.D6]+[.E6])" office:value-type="float" office:value="0.704245553643144">
            <text:p>0,70424555</text:p>
          </table:table-cell>
          <table:table-cell/>
          <table:table-cell table:formula="of:=SUM([.G6:.J6])" office:value-type="float" office:value="1">
            <text:p>1</text:p>
          </table:table-cell>
          <table:table-cell/>
          <table:table-cell office:value-type="float" office:value="0.0454675846242111">
            <text:p>0,04546758</text:p>
          </table:table-cell>
          <table:table-cell office:value-type="float" office:value="0.126506024096386">
            <text:p>0,12650602</text:p>
          </table:table-cell>
          <table:table-cell office:value-type="float" office:value="0.704245553643144">
            <text:p>0,70424555</text:p>
          </table:table-cell>
          <table:table-cell/>
          <table:table-cell table:formula="of:=[.N6]/SUM([.N6:.P6])" office:value-type="float" office:value="0.0518906531347192">
            <text:p>0,05189065</text:p>
          </table:table-cell>
          <table:table-cell table:formula="of:=[.O6]/SUM([.N6:.P6])" office:value-type="float" office:value="0.144377148469472">
            <text:p>0,14437715</text:p>
          </table:table-cell>
          <table:table-cell table:formula="of:=[.P6]/SUM([.N6:.P6])" office:value-type="float" office:value="0.803732198395809">
            <text:p>0,8037322</text:p>
          </table:table-cell>
          <table:table-cell/>
          <table:table-cell table:formula="of:=SUM([.R6:.T6])" office:value-type="float" office:value="1">
            <text:p>1</text:p>
          </table:table-cell>
          <table:table-cell/>
          <table:table-cell table:formula="of:=([.R6]/SIN(RADIANS(60))+[.S6]/TAN(RADIANS(60)))*SIN(RADIANS(60))" office:value-type="float" office:value="0.124079227369455">
            <text:p>0,12407923</text:p>
          </table:table-cell>
          <table:table-cell table:formula="of:=[.S6]*SIN(RADIANS(60))" office:value-type="float" office:value="0.12503427830052">
            <text:p>0,12503428</text:p>
          </table:table-cell>
          <table:table-cell/>
          <table:table-cell table:formula="of:=SUM([.X6:.Y6])" office:value-type="float" office:value="0.249113505669975">
            <text:p>0,249113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]*[.X6]-[.Y6])*-1" office:value-type="float" office:value="0.0533971029792117">
            <text:p>0,053397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])*[.AE6]-(-[.AD6])*[.AE6])/([.AF6]*[.AE6]-[.AC6]*[.AH6])" office:value-type="float" office:value="0.7268783761727">
            <text:p>0,72687838</text:p>
          </table:table-cell>
          <table:table-cell table:formula="of:=([.AF6]*(-[.AD6])-[.AC6]*(-[.AG6]))/([.AF6]*[.AH6]-[.AC6]*[.AH6])*-1" office:value-type="float" office:value="0.473060529123098">
            <text:p>0,47306053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6]" office:value-type="float" office:value="0.875920772630545">
            <text:p>0,87592077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]" office:value-type="float" office:value="-0.577350269179251">
            <text:p>-0,57735027</text:p>
          </table:table-cell>
          <table:table-cell table:formula="of:=[.Y6]+(1/[.AP6])*[.X6]" office:value-type="float" office:value="0.196671453621829">
            <text:p>0,19667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])*[.AR6]-(-[.AQ6])*[.AU6])/([.AS6]*[.AR6]-[.AP6]*[.AU6])" office:value-type="float" office:value="0.0851612375170931">
            <text:p>0,08516124</text:p>
          </table:table-cell>
          <table:table-cell table:formula="of:=([.AS6]*(-[.AQ6])-[.AP6]*(-[.AT6]))/([.AS6]*[.AU6]-[.AP6]*[.AU6])*-1" office:value-type="float" office:value="0.147503590217697">
            <text:p>0,14750359</text:p>
          </table:table-cell>
          <table:table-cell office:value-type="float" office:value="5">
            <text:p>5</text:p>
          </table:table-cell>
          <table:table-cell table:style-name="ce13" office:value-type="float" office:value="0.632395732301621">
            <text:p>0,63239573</text:p>
          </table:table-cell>
          <table:table-cell table:style-name="ce13" office:value-type="float" office:value="0.504607177497575">
            <text:p>0,50460718</text:p>
          </table:table-cell>
          <table:table-cell table:style-name="ce13" office:value-type="float" office:value="0.362997090200866">
            <text:p>0,36299709</text:p>
          </table:table-cell>
          <table:table-cell table:style-name="ce44" office:value-type="float" office:value="0.45375675233804">
            <text:p>0,45375675</text:p>
          </table:table-cell>
          <table:table-cell table:style-name="ce44" office:value-type="float" office:value="0.875920772630545">
            <text:p>0,87592077</text:p>
          </table:table-cell>
          <table:table-cell table:style-name="ce44" office:value-type="float" office:value="0.170322475036481">
            <text:p>0,17032248</text:p>
          </table:table-cell>
          <table:table-cell table:style-name="ce13" office:value-type="float" office:value="0.498572501883258">
            <text:p>0,4985725</text:p>
          </table:table-cell>
          <table:table-cell table:style-name="ce13" office:value-type="float" office:value="0.804057099924868">
            <text:p>0,8040571</text:p>
          </table:table-cell>
          <table:table-cell table:style-name="ce13" office:value-type="float" office:value="0.197370398195971">
            <text:p>0,1973704</text:p>
          </table:table-cell>
          <table:table-cell table:style-name="ce44" office:value-type="float" office:value="0.544827586212329">
            <text:p>0,54482759</text:p>
          </table:table-cell>
          <table:table-cell table:style-name="ce44" office:value-type="float" office:value="0.832266009852217">
            <text:p>0,83226601</text:p>
          </table:table-cell>
          <table:table-cell table:style-name="ce44" office:value-type="float" office:value="0.122906403939932">
            <text:p>0,1229064</text:p>
          </table:table-cell>
          <table:table-cell table:number-columns-repeated="961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3.12">
            <text:p>3,12</text:p>
          </table:table-cell>
          <table:table-cell table:style-name="ce33" office:value-type="float" office:value="8.69">
            <text:p>8,69</text:p>
          </table:table-cell>
          <table:table-cell table:style-name="ce34" office:value-type="float" office:value="49.12">
            <text:p>49,12</text:p>
          </table:table-cell>
          <table:table-cell/>
          <table:table-cell table:formula="of:=[.B7]/([.B7]+[.C7]+[.D7]+[.E7])" office:value-type="float" office:value="0.123056994818653">
            <text:p>0,12305699</text:p>
          </table:table-cell>
          <table:table-cell table:formula="of:=[.C7]/([.B7]+[.C7]+[.D7]+[.E7])" office:value-type="float" office:value="0.0449050086355786">
            <text:p>0,04490501</text:p>
          </table:table-cell>
          <table:table-cell table:formula="of:=[.D7]/([.B7]+[.C7]+[.D7]+[.E7])" office:value-type="float" office:value="0.125071963154865">
            <text:p>0,12507196</text:p>
          </table:table-cell>
          <table:table-cell table:formula="of:=[.E7]/([.B7]+[.C7]+[.D7]+[.E7])" office:value-type="float" office:value="0.706966033390904">
            <text:p>0,70696603</text:p>
          </table:table-cell>
          <table:table-cell/>
          <table:table-cell table:formula="of:=SUM([.G7:.J7])" office:value-type="float" office:value="1">
            <text:p>1</text:p>
          </table:table-cell>
          <table:table-cell/>
          <table:table-cell office:value-type="float" office:value="0.0449050086355786">
            <text:p>0,04490501</text:p>
          </table:table-cell>
          <table:table-cell office:value-type="float" office:value="0.125071963154865">
            <text:p>0,12507196</text:p>
          </table:table-cell>
          <table:table-cell office:value-type="float" office:value="0.706966033390904">
            <text:p>0,70696603</text:p>
          </table:table-cell>
          <table:table-cell/>
          <table:table-cell table:formula="of:=[.N7]/SUM([.N7:.P7])" office:value-type="float" office:value="0.051206302314131">
            <text:p>0,0512063</text:p>
          </table:table-cell>
          <table:table-cell table:formula="of:=[.O7]/SUM([.N7:.P7])" office:value-type="float" office:value="0.142622681765961">
            <text:p>0,14262268</text:p>
          </table:table-cell>
          <table:table-cell table:formula="of:=[.P7]/SUM([.N7:.P7])" office:value-type="float" office:value="0.806171015919908">
            <text:p>0,80617102</text:p>
          </table:table-cell>
          <table:table-cell/>
          <table:table-cell table:formula="of:=SUM([.R7:.T7])" office:value-type="float" office:value="1">
            <text:p>1</text:p>
          </table:table-cell>
          <table:table-cell/>
          <table:table-cell table:formula="of:=([.R7]/SIN(RADIANS(60))+[.S7]/TAN(RADIANS(60)))*SIN(RADIANS(60))" office:value-type="float" office:value="0.122517643197112">
            <text:p>0,12251764</text:p>
          </table:table-cell>
          <table:table-cell table:formula="of:=[.S7]*SIN(RADIANS(60))" office:value-type="float" office:value="0.123514865565186">
            <text:p>0,12351487</text:p>
          </table:table-cell>
          <table:table-cell/>
          <table:table-cell table:formula="of:=SUM([.X7:.Y7])" office:value-type="float" office:value="0.246032508762298">
            <text:p>0,246032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7]*[.X7]-[.Y7])*-1" office:value-type="float" office:value="0.0527792712861262">
            <text:p>0,052779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7])*[.AE7]-(-[.AD7])*[.AE7])/([.AF7]*[.AE7]-[.AC7]*[.AH7])" office:value-type="float" office:value="0.727145905143436">
            <text:p>0,72714591</text:p>
          </table:table-cell>
          <table:table-cell table:formula="of:=([.AF7]*(-[.AD7])-[.AC7]*(-[.AG7]))/([.AF7]*[.AH7]-[.AC7]*[.AH7])*-1" office:value-type="float" office:value="0.472597155353279">
            <text:p>0,4725971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7]" office:value-type="float" office:value="0.877482356802888">
            <text:p>0,87748236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7]" office:value-type="float" office:value="-0.577350269179251">
            <text:p>-0,57735027</text:p>
          </table:table-cell>
          <table:table-cell table:formula="of:=[.Y7]+(1/[.AP7])*[.X7]" office:value-type="float" office:value="0.194250459844246">
            <text:p>0,1942504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7])*[.AR7]-(-[.AQ7])*[.AU7])/([.AS7]*[.AR7]-[.AP7]*[.AU7])" office:value-type="float" office:value="0.0841129164602073">
            <text:p>0,08411292</text:p>
          </table:table-cell>
          <table:table-cell table:formula="of:=([.AS7]*(-[.AQ7])-[.AP7]*(-[.AT7]))/([.AS7]*[.AU7]-[.AP7]*[.AU7])*-1" office:value-type="float" office:value="0.145687844884493">
            <text:p>0,14568784</text:p>
          </table:table-cell>
          <table:table-cell office:value-type="float" office:value="6">
            <text:p>6</text:p>
          </table:table-cell>
          <table:table-cell table:style-name="ce13" office:value-type="float" office:value="0.633349705307395">
            <text:p>0,63334971</text:p>
          </table:table-cell>
          <table:table-cell table:style-name="ce13" office:value-type="float" office:value="0.503438113948919">
            <text:p>0,50343811</text:p>
          </table:table-cell>
          <table:table-cell table:style-name="ce13" office:value-type="float" office:value="0.363212180743732">
            <text:p>0,36321218</text:p>
          </table:table-cell>
          <table:table-cell table:style-name="ce44" office:value-type="float" office:value="0.454291810279517">
            <text:p>0,45429181</text:p>
          </table:table-cell>
          <table:table-cell table:style-name="ce44" office:value-type="float" office:value="0.877482356802889">
            <text:p>0,87748236</text:p>
          </table:table-cell>
          <table:table-cell table:style-name="ce44" office:value-type="float" office:value="0.168225832922681">
            <text:p>0,16822583</text:p>
          </table:table-cell>
          <table:table-cell table:style-name="ce13" office:value-type="float" office:value="0.498945147684313">
            <text:p>0,49894515</text:p>
          </table:table-cell>
          <table:table-cell table:style-name="ce13" office:value-type="float" office:value="0.805681133212779">
            <text:p>0,80568113</text:p>
          </table:table-cell>
          <table:table-cell table:style-name="ce13" office:value-type="float" office:value="0.195373719107028">
            <text:p>0,19537372</text:p>
          </table:table-cell>
          <table:table-cell table:style-name="ce44" office:value-type="float" office:value="0.544661950984224">
            <text:p>0,54466195</text:p>
          </table:table-cell>
          <table:table-cell table:style-name="ce44" office:value-type="float" office:value="0.833689751603882">
            <text:p>0,83368975</text:p>
          </table:table-cell>
          <table:table-cell table:style-name="ce44" office:value-type="float" office:value="0.121648297416391">
            <text:p>0,1216483</text:p>
          </table:table-cell>
          <table:table-cell table:number-columns-repeated="961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float" office:value="8.48">
            <text:p>8,48</text:p>
          </table:table-cell>
          <table:table-cell table:style-name="ce33" office:value-type="float" office:value="3.11">
            <text:p>3,11</text:p>
          </table:table-cell>
          <table:table-cell table:style-name="ce33" office:value-type="float" office:value="8.6">
            <text:p>8,6</text:p>
          </table:table-cell>
          <table:table-cell table:style-name="ce34" office:value-type="float" office:value="49.29">
            <text:p>49,29</text:p>
          </table:table-cell>
          <table:table-cell/>
          <table:table-cell table:formula="of:=[.B8]/([.B8]+[.C8]+[.D8]+[.E8])" office:value-type="float" office:value="0.122049510650547">
            <text:p>0,12204951</text:p>
          </table:table-cell>
          <table:table-cell table:formula="of:=[.C8]/([.B8]+[.C8]+[.D8]+[.E8])" office:value-type="float" office:value="0.0447610823258492">
            <text:p>0,04476108</text:p>
          </table:table-cell>
          <table:table-cell table:formula="of:=[.D8]/([.B8]+[.C8]+[.D8]+[.E8])" office:value-type="float" office:value="0.1237766263673">
            <text:p>0,12377663</text:p>
          </table:table-cell>
          <table:table-cell table:formula="of:=[.E8]/([.B8]+[.C8]+[.D8]+[.E8])" office:value-type="float" office:value="0.709412780656304">
            <text:p>0,70941278</text:p>
          </table:table-cell>
          <table:table-cell/>
          <table:table-cell table:formula="of:=SUM([.G8:.J8])" office:value-type="float" office:value="1">
            <text:p>1</text:p>
          </table:table-cell>
          <table:table-cell/>
          <table:table-cell office:value-type="float" office:value="0.0447610823258492">
            <text:p>0,04476108</text:p>
          </table:table-cell>
          <table:table-cell office:value-type="float" office:value="0.1237766263673">
            <text:p>0,12377663</text:p>
          </table:table-cell>
          <table:table-cell office:value-type="float" office:value="0.709412780656304">
            <text:p>0,70941278</text:p>
          </table:table-cell>
          <table:table-cell/>
          <table:table-cell table:formula="of:=[.N8]/SUM([.N8:.P8])" office:value-type="float" office:value="0.0509836065573771">
            <text:p>0,05098361</text:p>
          </table:table-cell>
          <table:table-cell table:formula="of:=[.O8]/SUM([.N8:.P8])" office:value-type="float" office:value="0.140983606557377">
            <text:p>0,14098361</text:p>
          </table:table-cell>
          <table:table-cell table:formula="of:=[.P8]/SUM([.N8:.P8])" office:value-type="float" office:value="0.808032786885246">
            <text:p>0,80803279</text:p>
          </table:table-cell>
          <table:table-cell/>
          <table:table-cell table:formula="of:=SUM([.R8:.T8])" office:value-type="float" office:value="1">
            <text:p>1</text:p>
          </table:table-cell>
          <table:table-cell/>
          <table:table-cell table:formula="of:=([.R8]/SIN(RADIANS(60))+[.S8]/TAN(RADIANS(60)))*SIN(RADIANS(60))" office:value-type="float" office:value="0.121475409836066">
            <text:p>0,12147541</text:p>
          </table:table-cell>
          <table:table-cell table:formula="of:=[.S8]*SIN(RADIANS(60))" office:value-type="float" office:value="0.122095384795839">
            <text:p>0,12209538</text:p>
          </table:table-cell>
          <table:table-cell/>
          <table:table-cell table:formula="of:=SUM([.X8:.Y8])" office:value-type="float" office:value="0.243570794631905">
            <text:p>0,2435707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8]*[.X8]-[.Y8])*-1" office:value-type="float" office:value="0.0519615242283265">
            <text:p>0,051961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8])*[.AE8]-(-[.AD8])*[.AE8])/([.AF8]*[.AE8]-[.AC8]*[.AH8])" office:value-type="float" office:value="0.727500000006395">
            <text:p>0,7275</text:p>
          </table:table-cell>
          <table:table-cell table:formula="of:=([.AF8]*(-[.AD8])-[.AC8]*(-[.AG8]))/([.AF8]*[.AH8]-[.AC8]*[.AH8])*-1" office:value-type="float" office:value="0.471983845059924">
            <text:p>0,47198385</text:p>
          </table:table-cell>
          <table:table-cell table:style-name="ce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8]" office:value-type="float" office:value="0.878524590163934">
            <text:p>0,878524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R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8]" office:value-type="float" office:value="-0.577350269179251">
            <text:p>-0,57735027</text:p>
          </table:table-cell>
          <table:table-cell table:formula="of:=[.Y8]+(1/[.AP8])*[.X8]" office:value-type="float" office:value="0.192229245363351">
            <text:p>0,192229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8])*[.AR8]-(-[.AQ8])*[.AU8])/([.AS8]*[.AR8]-[.AP8]*[.AU8])" office:value-type="float" office:value="0.0832377049167393">
            <text:p>0,0832377</text:p>
          </table:table-cell>
          <table:table-cell table:formula="of:=([.AS8]*(-[.AQ8])-[.AP8]*(-[.AT8]))/([.AS8]*[.AU8]-[.AP8]*[.AU8])*-1" office:value-type="float" office:value="0.144171934023809">
            <text:p>0,14417193</text:p>
          </table:table-cell>
          <table:table-cell office:value-type="float" office:value="7">
            <text:p>7</text:p>
          </table:table-cell>
          <table:table-cell table:style-name="ce13" office:value-type="float" office:value="0.632986627045961">
            <text:p>0,63298663</text:p>
          </table:table-cell>
          <table:table-cell table:style-name="ce13" office:value-type="float" office:value="0.50297176820208">
            <text:p>0,50297177</text:p>
          </table:table-cell>
          <table:table-cell table:style-name="ce13" office:value-type="float" office:value="0.364041604751999">
            <text:p>0,3640416</text:p>
          </table:table-cell>
          <table:table-cell table:style-name="ce44" office:value-type="float" office:value="0.455000000005445">
            <text:p>0,455</text:p>
          </table:table-cell>
          <table:table-cell table:style-name="ce44" office:value-type="float" office:value="0.878524590163934">
            <text:p>0,87852459</text:p>
          </table:table-cell>
          <table:table-cell table:style-name="ce44" office:value-type="float" office:value="0.166475409835722">
            <text:p>0,16647541</text:p>
          </table:table-cell>
          <table:table-cell table:style-name="ce13" office:value-type="float" office:value="0.499095977103091">
            <text:p>0,49909598</text:p>
          </table:table-cell>
          <table:table-cell table:style-name="ce13" office:value-type="float" office:value="0.807443121892421">
            <text:p>0,80744312</text:p>
          </table:table-cell>
          <table:table-cell table:style-name="ce13" office:value-type="float" office:value="0.193460901008631">
            <text:p>0,1934609</text:p>
          </table:table-cell>
          <table:table-cell table:style-name="ce44" office:value-type="float" office:value="0.544103153750528">
            <text:p>0,54410315</text:p>
          </table:table-cell>
          <table:table-cell table:style-name="ce44" office:value-type="float" office:value="0.835167542706965">
            <text:p>0,83516754</text:p>
          </table:table-cell>
          <table:table-cell table:style-name="ce44" office:value-type="float" office:value="0.120729303547025">
            <text:p>0,1207293</text:p>
          </table:table-cell>
          <table:table-cell table:number-columns-repeated="961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float" office:value="8.5">
            <text:p>8,5</text:p>
          </table:table-cell>
          <table:table-cell table:style-name="ce33" office:value-type="float" office:value="3.16">
            <text:p>3,16</text:p>
          </table:table-cell>
          <table:table-cell table:style-name="ce33" office:value-type="float" office:value="8.76">
            <text:p>8,76</text:p>
          </table:table-cell>
          <table:table-cell table:style-name="ce34" office:value-type="float" office:value="49.08">
            <text:p>49,08</text:p>
          </table:table-cell>
          <table:table-cell/>
          <table:table-cell table:formula="of:=[.B9]/([.B9]+[.C9]+[.D9]+[.E9])" office:value-type="float" office:value="0.122302158273381">
            <text:p>0,12230216</text:p>
          </table:table-cell>
          <table:table-cell table:formula="of:=[.C9]/([.B9]+[.C9]+[.D9]+[.E9])" office:value-type="float" office:value="0.0454676258992806">
            <text:p>0,04546763</text:p>
          </table:table-cell>
          <table:table-cell table:formula="of:=[.D9]/([.B9]+[.C9]+[.D9]+[.E9])" office:value-type="float" office:value="0.126043165467626">
            <text:p>0,12604317</text:p>
          </table:table-cell>
          <table:table-cell table:formula="of:=[.E9]/([.B9]+[.C9]+[.D9]+[.E9])" office:value-type="float" office:value="0.706187050359712">
            <text:p>0,70618705</text:p>
          </table:table-cell>
          <table:table-cell/>
          <table:table-cell table:formula="of:=SUM([.G9:.J9])" office:value-type="float" office:value="1">
            <text:p>1</text:p>
          </table:table-cell>
          <table:table-cell/>
          <table:table-cell office:value-type="float" office:value="0.0454676258992806">
            <text:p>0,04546763</text:p>
          </table:table-cell>
          <table:table-cell office:value-type="float" office:value="0.126043165467626">
            <text:p>0,12604317</text:p>
          </table:table-cell>
          <table:table-cell office:value-type="float" office:value="0.706187050359712">
            <text:p>0,70618705</text:p>
          </table:table-cell>
          <table:table-cell/>
          <table:table-cell table:formula="of:=[.N9]/SUM([.N9:.P9])" office:value-type="float" office:value="0.0518032786885246">
            <text:p>0,05180328</text:p>
          </table:table-cell>
          <table:table-cell table:formula="of:=[.O9]/SUM([.N9:.P9])" office:value-type="float" office:value="0.143606557377049">
            <text:p>0,14360656</text:p>
          </table:table-cell>
          <table:table-cell table:formula="of:=[.P9]/SUM([.N9:.P9])" office:value-type="float" office:value="0.804590163934426">
            <text:p>0,80459016</text:p>
          </table:table-cell>
          <table:table-cell/>
          <table:table-cell table:formula="of:=SUM([.R9:.T9])" office:value-type="float" office:value="1">
            <text:p>1</text:p>
          </table:table-cell>
          <table:table-cell/>
          <table:table-cell table:formula="of:=([.R9]/SIN(RADIANS(60))+[.S9]/TAN(RADIANS(60)))*SIN(RADIANS(60))" office:value-type="float" office:value="0.123606557377049">
            <text:p>0,12360656</text:p>
          </table:table-cell>
          <table:table-cell table:formula="of:=[.S9]*SIN(RADIANS(60))" office:value-type="float" office:value="0.124366926838552">
            <text:p>0,12436693</text:p>
          </table:table-cell>
          <table:table-cell/>
          <table:table-cell table:formula="of:=SUM([.X9:.Y9])" office:value-type="float" office:value="0.247973484215602">
            <text:p>0,24797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9]*[.X9]-[.Y9])*-1" office:value-type="float" office:value="0.0530026476645923">
            <text:p>0,053002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9])*[.AE9]-(-[.AD9])*[.AE9])/([.AF9]*[.AE9]-[.AC9]*[.AH9])" office:value-type="float" office:value="0.727049180334258">
            <text:p>0,72704918</text:p>
          </table:table-cell>
          <table:table-cell table:formula="of:=([.AF9]*(-[.AD9])-[.AC9]*(-[.AG9]))/([.AF9]*[.AH9]-[.AC9]*[.AH9])*-1" office:value-type="float" office:value="0.47276468763713">
            <text:p>0,47276469</text:p>
          </table:table-cell>
          <table:table-cell table:style-name="ce9" office:value-type="string">
            <text:p>E</text:p>
          </table:table-cell>
          <table:table-cell table:style-name="ce12" office:value-type="float" office:value="0.5">
            <text:p>0,5</text:p>
          </table:table-cell>
          <table:table-cell table:style-name="ce12" table:formula="of:=1-[.X9]" office:value-type="float" office:value="0.876393442622951">
            <text:p>0,87639344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9]" office:value-type="float" office:value="-0.577350269179251">
            <text:p>-0,57735027</text:p>
          </table:table-cell>
          <table:table-cell table:formula="of:=[.Y9]+(1/[.AP9])*[.X9]" office:value-type="float" office:value="0.195731206012512">
            <text:p>0,195731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9])*[.AR9]-(-[.AQ9])*[.AU9])/([.AS9]*[.AR9]-[.AP9]*[.AU9])" office:value-type="float" office:value="0.0847540983593391">
            <text:p>0,0847541</text:p>
          </table:table-cell>
          <table:table-cell table:formula="of:=([.AS9]*(-[.AQ9])-[.AP9]*(-[.AT9]))/([.AS9]*[.AU9]-[.AP9]*[.AU9])*-1" office:value-type="float" office:value="0.146798404510703">
            <text:p>0,1467984</text:p>
          </table:table-cell>
          <table:table-cell office:value-type="float" office:value="8">
            <text:p>8</text:p>
          </table:table-cell>
          <table:table-cell table:style-name="ce13" office:value-type="float" office:value="0.630754162588591">
            <text:p>0,63075416</text:p>
          </table:table-cell>
          <table:table-cell table:style-name="ce13" office:value-type="float" office:value="0.506366307541626">
            <text:p>0,50636631</text:p>
          </table:table-cell>
          <table:table-cell table:style-name="ce13" office:value-type="float" office:value="0.362879529869869">
            <text:p>0,36287953</text:p>
          </table:table-cell>
          <table:table-cell table:style-name="ce44" office:value-type="float" office:value="0.454098360661159">
            <text:p>0,45409836</text:p>
          </table:table-cell>
          <table:table-cell table:style-name="ce44" office:value-type="float" office:value="0.876393442622951">
            <text:p>0,87639344</text:p>
          </table:table-cell>
          <table:table-cell table:style-name="ce44" office:value-type="float" office:value="0.169508196720962">
            <text:p>0,1695082</text:p>
          </table:table-cell>
          <table:table-cell table:style-name="ce13" office:value-type="float" office:value="0.49804039795494">
            <text:p>0,4980404</text:p>
          </table:table-cell>
          <table:table-cell table:style-name="ce13" office:value-type="float" office:value="0.805848658426289">
            <text:p>0,80584866</text:p>
          </table:table-cell>
          <table:table-cell table:style-name="ce13" office:value-type="float" office:value="0.196110943622893">
            <text:p>0,19611094</text:p>
          </table:table-cell>
          <table:table-cell table:style-name="ce44" office:value-type="float" office:value="0.543957853149995">
            <text:p>0,54395785</text:p>
          </table:table-cell>
          <table:table-cell table:style-name="ce44" office:value-type="float" office:value="0.834046756667764">
            <text:p>0,83404676</text:p>
          </table:table-cell>
          <table:table-cell table:style-name="ce44" office:value-type="float" office:value="0.121995390186742">
            <text:p>0,12199539</text:p>
          </table:table-cell>
          <table:table-cell table:number-columns-repeated="961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2.47">
            <text:p>2,47</text:p>
          </table:table-cell>
          <table:table-cell table:style-name="ce33" office:value-type="float" office:value="8.14">
            <text:p>8,14</text:p>
          </table:table-cell>
          <table:table-cell table:style-name="ce34" office:value-type="float" office:value="50.41">
            <text:p>50,41</text:p>
          </table:table-cell>
          <table:table-cell/>
          <table:table-cell table:formula="of:=[.B10]/([.B10]+[.C10]+[.D10]+[.E10])" office:value-type="float" office:value="0.132252559726962">
            <text:p>0,13225256</text:p>
          </table:table-cell>
          <table:table-cell table:formula="of:=[.C10]/([.B10]+[.C10]+[.D10]+[.E10])" office:value-type="float" office:value="0.0351251422070535">
            <text:p>0,03512514</text:p>
          </table:table-cell>
          <table:table-cell table:formula="of:=[.D10]/([.B10]+[.C10]+[.D10]+[.E10])" office:value-type="float" office:value="0.11575654152446">
            <text:p>0,11575654</text:p>
          </table:table-cell>
          <table:table-cell table:formula="of:=[.E10]/([.B10]+[.C10]+[.D10]+[.E10])" office:value-type="float" office:value="0.716865756541525">
            <text:p>0,71686576</text:p>
          </table:table-cell>
          <table:table-cell/>
          <table:table-cell table:formula="of:=SUM([.G10:.J10])" office:value-type="float" office:value="1">
            <text:p>1</text:p>
          </table:table-cell>
          <table:table-cell/>
          <table:table-cell office:value-type="float" office:value="0.0351251422070535">
            <text:p>0,03512514</text:p>
          </table:table-cell>
          <table:table-cell office:value-type="float" office:value="0.11575654152446">
            <text:p>0,11575654</text:p>
          </table:table-cell>
          <table:table-cell office:value-type="float" office:value="0.716865756541525">
            <text:p>0,71686576</text:p>
          </table:table-cell>
          <table:table-cell/>
          <table:table-cell table:formula="of:=[.N10]/SUM([.N10:.P10])" office:value-type="float" office:value="0.0404785316289741">
            <text:p>0,04047853</text:p>
          </table:table-cell>
          <table:table-cell table:formula="of:=[.O10]/SUM([.N10:.P10])" office:value-type="float" office:value="0.133398885611275">
            <text:p>0,13339889</text:p>
          </table:table-cell>
          <table:table-cell table:formula="of:=[.P10]/SUM([.N10:.P10])" office:value-type="float" office:value="0.826122582759751">
            <text:p>0,82612258</text:p>
          </table:table-cell>
          <table:table-cell/>
          <table:table-cell table:formula="of:=SUM([.R10:.T10])" office:value-type="float" office:value="1">
            <text:p>1</text:p>
          </table:table-cell>
          <table:table-cell/>
          <table:table-cell table:formula="of:=([.R10]/SIN(RADIANS(60))+[.S10]/TAN(RADIANS(60)))*SIN(RADIANS(60))" office:value-type="float" office:value="0.107177974434612">
            <text:p>0,10717797</text:p>
          </table:table-cell>
          <table:table-cell table:formula="of:=[.S10]*SIN(RADIANS(60))" office:value-type="float" office:value="0.115526823775899">
            <text:p>0,11552682</text:p>
          </table:table-cell>
          <table:table-cell/>
          <table:table-cell table:formula="of:=SUM([.X10:.Y10])" office:value-type="float" office:value="0.22270479821051">
            <text:p>0,22270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0]*[.X10]-[.Y10])*-1" office:value-type="float" office:value="0.0536475913859888">
            <text:p>0,0536475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0])*[.AE10]-(-[.AD10])*[.AE10])/([.AF10]*[.AE10]-[.AC10]*[.AH10])" office:value-type="float" office:value="0.72676991151089">
            <text:p>0,72676991</text:p>
          </table:table-cell>
          <table:table-cell table:formula="of:=([.AF10]*(-[.AD10])-[.AC10]*(-[.AG10]))/([.AF10]*[.AH10]-[.AC10]*[.AH10])*-1" office:value-type="float" office:value="0.473248395428182">
            <text:p>0,4732484</text:p>
          </table:table-cell>
          <table:table-cell table:style-name="ce9" office:value-type="string">
            <text:p>F</text:p>
          </table:table-cell>
          <table:table-cell table:style-name="ce12" office:value-type="float" office:value="0.5">
            <text:p>0,5</text:p>
          </table:table-cell>
          <table:table-cell table:style-name="ce12" table:formula="of:=1-[.X10]" office:value-type="float" office:value="0.892822025565388">
            <text:p>0,89282203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G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0]" office:value-type="float" office:value="-0.577350269179251">
            <text:p>-0,57735027</text:p>
          </table:table-cell>
          <table:table-cell table:formula="of:=[.Y10]+(1/[.AP10])*[.X10]" office:value-type="float" office:value="0.177406056165809">
            <text:p>0,1774060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0])*[.AR10]-(-[.AQ10])*[.AU10])/([.AS10]*[.AR10]-[.AP10]*[.AU10])" office:value-type="float" office:value="0.0768190757117095">
            <text:p>0,07681908</text:p>
          </table:table-cell>
          <table:table-cell table:formula="of:=([.AS10]*(-[.AQ10])-[.AP10]*(-[.AT10]))/([.AS10]*[.AU10]-[.AP10]*[.AU10])*-1" office:value-type="float" office:value="0.133054542125552">
            <text:p>0,13305454</text:p>
          </table:table-cell>
          <table:table-cell office:value-type="float" office:value="9">
            <text:p>9</text:p>
          </table:table-cell>
          <table:table-cell table:style-name="ce13" office:value-type="float" office:value="0.671521848320183">
            <text:p>0,67152185</text:p>
          </table:table-cell>
          <table:table-cell table:style-name="ce13" office:value-type="float" office:value="0.47086891009543">
            <text:p>0,47086891</text:p>
          </table:table-cell>
          <table:table-cell table:style-name="ce13" office:value-type="float" office:value="0.357609241583995">
            <text:p>0,35760924</text:p>
          </table:table-cell>
          <table:table-cell table:style-name="ce44" office:value-type="float" office:value="0.453539823014416">
            <text:p>0,45353982</text:p>
          </table:table-cell>
          <table:table-cell table:style-name="ce44" office:value-type="float" office:value="0.892822025565388">
            <text:p>0,89282203</text:p>
          </table:table-cell>
          <table:table-cell table:style-name="ce44" office:value-type="float" office:value="0.153638151425489">
            <text:p>0,15363815</text:p>
          </table:table-cell>
          <table:table-cell table:style-name="ce13" office:value-type="float" office:value="0.508548268243768">
            <text:p>0,50854827</text:p>
          </table:table-cell>
          <table:table-cell table:style-name="ce13" office:value-type="float" office:value="0.802947678703021">
            <text:p>0,80294768</text:p>
          </table:table-cell>
          <table:table-cell table:style-name="ce13" office:value-type="float" office:value="0.188504053057293">
            <text:p>0,18850405</text:p>
          </table:table-cell>
          <table:table-cell table:style-name="ce44" office:value-type="float" office:value="0.554921196531677">
            <text:p>0,5549212</text:p>
          </table:table-cell>
          <table:table-cell table:style-name="ce44" office:value-type="float" office:value="0.830572531360566">
            <text:p>0,83057253</text:p>
          </table:table-cell>
          <table:table-cell table:style-name="ce44" office:value-type="float" office:value="0.114506272112212">
            <text:p>0,11450627</text:p>
          </table:table-cell>
          <table:table-cell table:number-columns-repeated="961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float" office:value="8.33">
            <text:p>8,33</text:p>
          </table:table-cell>
          <table:table-cell table:style-name="ce33" office:value-type="float" office:value="2.2">
            <text:p>2,2</text:p>
          </table:table-cell>
          <table:table-cell table:style-name="ce33" office:value-type="float" office:value="9.44">
            <text:p>9,44</text:p>
          </table:table-cell>
          <table:table-cell table:style-name="ce34" office:value-type="float" office:value="48.4">
            <text:p>48,40</text:p>
          </table:table-cell>
          <table:table-cell/>
          <table:table-cell table:formula="of:=[.B11]/([.B11]+[.C11]+[.D11]+[.E11])" office:value-type="float" office:value="0.121837063039345">
            <text:p>0,12183706</text:p>
          </table:table-cell>
          <table:table-cell table:formula="of:=[.C11]/([.B11]+[.C11]+[.D11]+[.E11])" office:value-type="float" office:value="0.0321778557847009">
            <text:p>0,03217786</text:p>
          </table:table-cell>
          <table:table-cell table:formula="of:=[.D11]/([.B11]+[.C11]+[.D11]+[.E11])" office:value-type="float" office:value="0.138072253912535">
            <text:p>0,13807225</text:p>
          </table:table-cell>
          <table:table-cell table:formula="of:=[.E11]/([.B11]+[.C11]+[.D11]+[.E11])" office:value-type="float" office:value="0.70791282726342">
            <text:p>0,70791283</text:p>
          </table:table-cell>
          <table:table-cell/>
          <table:table-cell table:formula="of:=SUM([.G11:.J11])" office:value-type="float" office:value="1">
            <text:p>1</text:p>
          </table:table-cell>
          <table:table-cell/>
          <table:table-cell office:value-type="float" office:value="0.0321778557847009">
            <text:p>0,03217786</text:p>
          </table:table-cell>
          <table:table-cell office:value-type="float" office:value="0.138072253912535">
            <text:p>0,13807225</text:p>
          </table:table-cell>
          <table:table-cell office:value-type="float" office:value="0.70791282726342">
            <text:p>0,70791283</text:p>
          </table:table-cell>
          <table:table-cell/>
          <table:table-cell table:formula="of:=[.N11]/SUM([.N11:.P11])" office:value-type="float" office:value="0.0366422385076615">
            <text:p>0,03664224</text:p>
          </table:table-cell>
          <table:table-cell table:formula="of:=[.O11]/SUM([.N11:.P11])" office:value-type="float" office:value="0.157228514323784">
            <text:p>0,15722851</text:p>
          </table:table-cell>
          <table:table-cell table:formula="of:=[.P11]/SUM([.N11:.P11])" office:value-type="float" office:value="0.806129247168554">
            <text:p>0,80612925</text:p>
          </table:table-cell>
          <table:table-cell/>
          <table:table-cell table:formula="of:=SUM([.R11:.T11])" office:value-type="float" office:value="1">
            <text:p>1</text:p>
          </table:table-cell>
          <table:table-cell/>
          <table:table-cell table:formula="of:=([.R11]/SIN(RADIANS(60))+[.S11]/TAN(RADIANS(60)))*SIN(RADIANS(60))" office:value-type="float" office:value="0.115256495669554">
            <text:p>0,1152565</text:p>
          </table:table-cell>
          <table:table-cell table:formula="of:=[.S11]*SIN(RADIANS(60))" office:value-type="float" office:value="0.136163887603683">
            <text:p>0,13616389</text:p>
          </table:table-cell>
          <table:table-cell/>
          <table:table-cell table:formula="of:=SUM([.X11:.Y11])" office:value-type="float" office:value="0.251420383273236">
            <text:p>0,251420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1]*[.X11]-[.Y11])*-1" office:value-type="float" office:value="0.0696205188042086">
            <text:p>0,069620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1])*[.AE11]-(-[.AD11])*[.AE11])/([.AF11]*[.AE11]-[.AC11]*[.AH11])" office:value-type="float" office:value="0.719853431052461">
            <text:p>0,71985343</text:p>
          </table:table-cell>
          <table:table-cell table:formula="of:=([.AF11]*(-[.AD11])-[.AC11]*(-[.AG11]))/([.AF11]*[.AH11]-[.AC11]*[.AH11])*-1" office:value-type="float" office:value="0.485228090991955">
            <text:p>0,48522809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11]" office:value-type="float" office:value="0.884743504330446">
            <text:p>0,8847435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H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1]" office:value-type="float" office:value="-0.577350269179251">
            <text:p>-0,57735027</text:p>
          </table:table-cell>
          <table:table-cell table:formula="of:=[.Y11]+(1/[.AP11])*[.X11]" office:value-type="float" office:value="0.202707256403157">
            <text:p>0,2027072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1])*[.AR11]-(-[.AQ11])*[.AU11])/([.AS11]*[.AR11]-[.AP11]*[.AU11])" office:value-type="float" office:value="0.0877748167875012">
            <text:p>0,08777482</text:p>
          </table:table-cell>
          <table:table-cell table:formula="of:=([.AS11]*(-[.AQ11])-[.AP11]*(-[.AT11]))/([.AS11]*[.AU11]-[.AP11]*[.AU11])*-1" office:value-type="float" office:value="0.152030442303733">
            <text:p>0,15203044</text:p>
          </table:table-cell>
          <table:table-cell office:value-type="float" office:value="10">
            <text:p>10</text:p>
          </table:table-cell>
          <table:table-cell table:style-name="ce13" office:value-type="float" office:value="0.653480220333681">
            <text:p>0,65348022</text:p>
          </table:table-cell>
          <table:table-cell table:style-name="ce13" office:value-type="float" office:value="0.527791687531297">
            <text:p>0,52779169</text:p>
          </table:table-cell>
          <table:table-cell table:style-name="ce13" office:value-type="float" office:value="0.318728092135397">
            <text:p>0,31872809</text:p>
          </table:table-cell>
          <table:table-cell table:style-name="ce44" office:value-type="float" office:value="0.439706862097371">
            <text:p>0,43970686</text:p>
          </table:table-cell>
          <table:table-cell table:style-name="ce44" office:value-type="float" office:value="0.884743504330446">
            <text:p>0,8847435</text:p>
          </table:table-cell>
          <table:table-cell table:style-name="ce44" office:value-type="float" office:value="0.175549633577368">
            <text:p>0,17554963</text:p>
          </table:table-cell>
          <table:table-cell table:style-name="ce13" office:value-type="float" office:value="0.491612513228444">
            <text:p>0,49161251</text:p>
          </table:table-cell>
          <table:table-cell table:style-name="ce13" office:value-type="float" office:value="0.802780716336708">
            <text:p>0,80278072</text:p>
          </table:table-cell>
          <table:table-cell table:style-name="ce13" office:value-type="float" office:value="0.205606770438928">
            <text:p>0,20560677</text:p>
          </table:table-cell>
          <table:table-cell table:style-name="ce44" office:value-type="float" office:value="0.552010860348314">
            <text:p>0,55201086</text:p>
          </table:table-cell>
          <table:table-cell table:style-name="ce44" office:value-type="float" office:value="0.839979636857288">
            <text:p>0,83997964</text:p>
          </table:table-cell>
          <table:table-cell table:style-name="ce44" office:value-type="float" office:value="0.10800950279898">
            <text:p>0,1080095</text:p>
          </table:table-cell>
          <table:table-cell table:number-columns-repeated="961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float" office:value="8.23">
            <text:p>8,23</text:p>
          </table:table-cell>
          <table:table-cell table:style-name="ce33" office:value-type="float" office:value="2.15">
            <text:p>2,15</text:p>
          </table:table-cell>
          <table:table-cell table:style-name="ce33" office:value-type="float" office:value="9.5">
            <text:p>9,5</text:p>
          </table:table-cell>
          <table:table-cell table:style-name="ce34" office:value-type="float" office:value="48.79">
            <text:p>48,79</text:p>
          </table:table-cell>
          <table:table-cell/>
          <table:table-cell table:formula="of:=[.B12]/([.B12]+[.C12]+[.D12]+[.E12])" office:value-type="float" office:value="0.119848551041212">
            <text:p>0,11984855</text:p>
          </table:table-cell>
          <table:table-cell table:formula="of:=[.C12]/([.B12]+[.C12]+[.D12]+[.E12])" office:value-type="float" office:value="0.0313091597495267">
            <text:p>0,03130916</text:p>
          </table:table-cell>
          <table:table-cell table:formula="of:=[.D12]/([.B12]+[.C12]+[.D12]+[.E12])" office:value-type="float" office:value="0.138342798893258">
            <text:p>0,1383428</text:p>
          </table:table-cell>
          <table:table-cell table:formula="of:=[.E12]/([.B12]+[.C12]+[.D12]+[.E12])" office:value-type="float" office:value="0.710499490316004">
            <text:p>0,71049949</text:p>
          </table:table-cell>
          <table:table-cell/>
          <table:table-cell table:formula="of:=SUM([.G12:.J12])" office:value-type="float" office:value="1">
            <text:p>1</text:p>
          </table:table-cell>
          <table:table-cell/>
          <table:table-cell office:value-type="float" office:value="0.0313091597495267">
            <text:p>0,03130916</text:p>
          </table:table-cell>
          <table:table-cell office:value-type="float" office:value="0.138342798893258">
            <text:p>0,1383428</text:p>
          </table:table-cell>
          <table:table-cell office:value-type="float" office:value="0.710499490316004">
            <text:p>0,71049949</text:p>
          </table:table-cell>
          <table:table-cell/>
          <table:table-cell table:formula="of:=[.N12]/SUM([.N12:.P12])" office:value-type="float" office:value="0.035572468563865">
            <text:p>0,03557247</text:p>
          </table:table-cell>
          <table:table-cell table:formula="of:=[.O12]/SUM([.N12:.P12])" office:value-type="float" office:value="0.157180675049636">
            <text:p>0,15718068</text:p>
          </table:table-cell>
          <table:table-cell table:formula="of:=[.P12]/SUM([.N12:.P12])" office:value-type="float" office:value="0.807246856386499">
            <text:p>0,80724686</text:p>
          </table:table-cell>
          <table:table-cell/>
          <table:table-cell table:formula="of:=SUM([.R12:.T12])" office:value-type="float" office:value="1">
            <text:p>1</text:p>
          </table:table-cell>
          <table:table-cell/>
          <table:table-cell table:formula="of:=([.R12]/SIN(RADIANS(60))+[.S12]/TAN(RADIANS(60)))*SIN(RADIANS(60))" office:value-type="float" office:value="0.114162806088683">
            <text:p>0,11416281</text:p>
          </table:table-cell>
          <table:table-cell table:formula="of:=[.S12]*SIN(RADIANS(60))" office:value-type="float" office:value="0.136122457576972">
            <text:p>0,13612246</text:p>
          </table:table-cell>
          <table:table-cell/>
          <table:table-cell table:formula="of:=SUM([.X12:.Y12])" office:value-type="float" office:value="0.250285263665655">
            <text:p>0,250285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2]*[.X12]-[.Y12])*-1" office:value-type="float" office:value="0.0702105307514121">
            <text:p>0,0702105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2])*[.AE12]-(-[.AD12])*[.AE12])/([.AF12]*[.AE12]-[.AC12]*[.AH12])" office:value-type="float" office:value="0.719597948385056">
            <text:p>0,71959795</text:p>
          </table:table-cell>
          <table:table-cell table:formula="of:=([.AF12]*(-[.AD12])-[.AC12]*(-[.AG12]))/([.AF12]*[.AH12]-[.AC12]*[.AH12])*-1" office:value-type="float" office:value="0.485670599952361">
            <text:p>0,485670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2]" office:value-type="float" office:value="0.885837193911317">
            <text:p>0,8858371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2]" office:value-type="float" office:value="-0.577350269179251">
            <text:p>-0,57735027</text:p>
          </table:table-cell>
          <table:table-cell table:formula="of:=[.Y12]+(1/[.AP12])*[.X12]" office:value-type="float" office:value="0.202034384402532">
            <text:p>0,202034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2])*[.AR12]-(-[.AQ12])*[.AU12])/([.AS12]*[.AR12]-[.AP12]*[.AU12])" office:value-type="float" office:value="0.0874834546644856">
            <text:p>0,08748345</text:p>
          </table:table-cell>
          <table:table-cell table:formula="of:=([.AS12]*(-[.AQ12])-[.AP12]*(-[.AT12]))/([.AS12]*[.AU12]-[.AP12]*[.AU12])*-1" office:value-type="float" office:value="0.15152578830326">
            <text:p>0,15152579</text:p>
          </table:table-cell>
          <table:table-cell office:value-type="float" office:value="11">
            <text:p>11</text:p>
          </table:table-cell>
          <table:table-cell table:style-name="ce13" office:value-type="float" office:value="0.652917505033401">
            <text:p>0,65291751</text:p>
          </table:table-cell>
          <table:table-cell table:style-name="ce13" office:value-type="float" office:value="0.531941649899396">
            <text:p>0,53194165</text:p>
          </table:table-cell>
          <table:table-cell table:style-name="ce13" office:value-type="float" office:value="0.315140845067633">
            <text:p>0,31514085</text:p>
          </table:table-cell>
          <table:table-cell table:style-name="ce44" office:value-type="float" office:value="0.439195896762554">
            <text:p>0,4391959</text:p>
          </table:table-cell>
          <table:table-cell table:style-name="ce44" office:value-type="float" office:value="0.885837193911317">
            <text:p>0,88583719</text:p>
          </table:table-cell>
          <table:table-cell table:style-name="ce44" office:value-type="float" office:value="0.174966909331329">
            <text:p>0,17496691</text:p>
          </table:table-cell>
          <table:table-cell table:style-name="ce13" office:value-type="float" office:value="0.490453998802296">
            <text:p>0,490454</text:p>
          </table:table-cell>
          <table:table-cell table:style-name="ce13" office:value-type="float" office:value="0.804870715574263">
            <text:p>0,80487072</text:p>
          </table:table-cell>
          <table:table-cell table:style-name="ce13" office:value-type="float" office:value="0.204675285627549">
            <text:p>0,20467529</text:p>
          </table:table-cell>
          <table:table-cell table:style-name="ce44" office:value-type="float" office:value="0.55137738719501">
            <text:p>0,55137739</text:p>
          </table:table-cell>
          <table:table-cell table:style-name="ce44" office:value-type="float" office:value="0.842741254013858">
            <text:p>0,84274125</text:p>
          </table:table-cell>
          <table:table-cell table:style-name="ce44" office:value-type="float" office:value="0.10588135879575">
            <text:p>0,10588136</text:p>
          </table:table-cell>
          <table:table-cell table:number-columns-repeated="961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float" office:value="8.4">
            <text:p>8,4</text:p>
          </table:table-cell>
          <table:table-cell table:style-name="ce33" office:value-type="float" office:value="2.09">
            <text:p>2,09</text:p>
          </table:table-cell>
          <table:table-cell table:style-name="ce33" office:value-type="float" office:value="9.53">
            <text:p>9,53</text:p>
          </table:table-cell>
          <table:table-cell table:style-name="ce34" office:value-type="float" office:value="48.81">
            <text:p>48,81</text:p>
          </table:table-cell>
          <table:table-cell/>
          <table:table-cell table:formula="of:=[.B13]/([.B13]+[.C13]+[.D13]+[.E13])" office:value-type="float" office:value="0.122039808223159">
            <text:p>0,12203981</text:p>
          </table:table-cell>
          <table:table-cell table:formula="of:=[.C13]/([.B13]+[.C13]+[.D13]+[.E13])" office:value-type="float" office:value="0.0303646665698097">
            <text:p>0,03036467</text:p>
          </table:table-cell>
          <table:table-cell table:formula="of:=[.D13]/([.B13]+[.C13]+[.D13]+[.E13])" office:value-type="float" office:value="0.138457068138893">
            <text:p>0,13845707</text:p>
          </table:table-cell>
          <table:table-cell table:formula="of:=[.E13]/([.B13]+[.C13]+[.D13]+[.E13])" office:value-type="float" office:value="0.709138457068139">
            <text:p>0,70913846</text:p>
          </table:table-cell>
          <table:table-cell/>
          <table:table-cell table:formula="of:=SUM([.G13:.J13])" office:value-type="float" office:value="1">
            <text:p>1</text:p>
          </table:table-cell>
          <table:table-cell/>
          <table:table-cell office:value-type="float" office:value="0.0303646665698097">
            <text:p>0,03036467</text:p>
          </table:table-cell>
          <table:table-cell office:value-type="float" office:value="0.138457068138893">
            <text:p>0,13845707</text:p>
          </table:table-cell>
          <table:table-cell office:value-type="float" office:value="0.709138457068139">
            <text:p>0,70913846</text:p>
          </table:table-cell>
          <table:table-cell/>
          <table:table-cell table:formula="of:=[.N13]/SUM([.N13:.P13])" office:value-type="float" office:value="0.0345854707926527">
            <text:p>0,03458547</text:p>
          </table:table-cell>
          <table:table-cell table:formula="of:=[.O13]/SUM([.N13:.P13])" office:value-type="float" office:value="0.157703127585636">
            <text:p>0,15770313</text:p>
          </table:table-cell>
          <table:table-cell table:formula="of:=[.P13]/SUM([.N13:.P13])" office:value-type="float" office:value="0.807711401621711">
            <text:p>0,8077114</text:p>
          </table:table-cell>
          <table:table-cell/>
          <table:table-cell table:formula="of:=SUM([.R13:.T13])" office:value-type="float" office:value="1">
            <text:p>1</text:p>
          </table:table-cell>
          <table:table-cell/>
          <table:table-cell table:formula="of:=([.R13]/SIN(RADIANS(60))+[.S13]/TAN(RADIANS(60)))*SIN(RADIANS(60))" office:value-type="float" office:value="0.113437034585471">
            <text:p>0,11343703</text:p>
          </table:table-cell>
          <table:table-cell table:formula="of:=[.S13]*SIN(RADIANS(60))" office:value-type="float" office:value="0.13657491474542">
            <text:p>0,13657491</text:p>
          </table:table-cell>
          <table:table-cell/>
          <table:table-cell table:formula="of:=SUM([.X13:.Y13])" office:value-type="float" office:value="0.25001194933089">
            <text:p>0,250011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3]*[.X13]-[.Y13])*-1" office:value-type="float" office:value="0.0710820122926018">
            <text:p>0,0710820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3])*[.AE13]-(-[.AD13])*[.AE13])/([.AF13]*[.AE13]-[.AC13]*[.AH13])" office:value-type="float" office:value="0.719220585808259">
            <text:p>0,71922059</text:p>
          </table:table-cell>
          <table:table-cell table:formula="of:=([.AF13]*(-[.AD13])-[.AC13]*(-[.AG13]))/([.AF13]*[.AH13]-[.AC13]*[.AH13])*-1" office:value-type="float" office:value="0.486324211108259">
            <text:p>0,48632421</text:p>
          </table:table-cell>
          <table:table-cell table:style-name="ce39" office:value-type="string">
            <text:p>O</text:p>
          </table:table-cell>
          <table:table-cell table:style-name="ce12" office:value-type="float" office:value="0.5">
            <text:p>0,5</text:p>
          </table:table-cell>
          <table:table-cell table:style-name="ce12" table:formula="of:=1-[.X13]" office:value-type="float" office:value="0.886562965414529">
            <text:p>0,88656297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3]" office:value-type="float" office:value="-0.577350269179251">
            <text:p>-0,57735027</text:p>
          </table:table-cell>
          <table:table-cell table:formula="of:=[.Y13]+(1/[.AP13])*[.X13]" office:value-type="float" office:value="0.202067817198237">
            <text:p>0,2020678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3])*[.AR13]-(-[.AQ13])*[.AU13])/([.AS13]*[.AR13]-[.AP13]*[.AU13])" office:value-type="float" office:value="0.0874979314896856">
            <text:p>0,08749793</text:p>
          </table:table-cell>
          <table:table-cell table:formula="of:=([.AS13]*(-[.AQ13])-[.AP13]*(-[.AT13]))/([.AS13]*[.AU13]-[.AP13]*[.AU13])*-1" office:value-type="float" office:value="0.151550862900039">
            <text:p>0,15155086</text:p>
          </table:table-cell>
          <table:table-cell office:value-type="float" office:value="12">
            <text:p>12</text:p>
          </table:table-cell>
          <table:table-cell table:style-name="ce13" office:value-type="float" office:value="0.657592407595615">
            <text:p>0,65759241</text:p>
          </table:table-cell>
          <table:table-cell table:style-name="ce13" office:value-type="float" office:value="0.528221778221778">
            <text:p>0,52822178</text:p>
          </table:table-cell>
          <table:table-cell table:style-name="ce13" office:value-type="float" office:value="0.314185814182987">
            <text:p>0,31418581</text:p>
          </table:table-cell>
          <table:table-cell table:style-name="ce44" office:value-type="float" office:value="0.438441171608951">
            <text:p>0,43844117</text:p>
          </table:table-cell>
          <table:table-cell table:style-name="ce44" office:value-type="float" office:value="0.886562965414529">
            <text:p>0,88656297</text:p>
          </table:table-cell>
          <table:table-cell table:style-name="ce44" office:value-type="float" office:value="0.17499586298173">
            <text:p>0,17499586</text:p>
          </table:table-cell>
          <table:table-cell table:style-name="ce13" office:value-type="float" office:value="0.491534312261446">
            <text:p>0,49153431</text:p>
          </table:table-cell>
          <table:table-cell table:style-name="ce13" office:value-type="float" office:value="0.8027419838178">
            <text:p>0,80274198</text:p>
          </table:table-cell>
          <table:table-cell table:style-name="ce13" office:value-type="float" office:value="0.205723703924834">
            <text:p>0,2057237</text:p>
          </table:table-cell>
          <table:table-cell table:style-name="ce44" office:value-type="float" office:value="0.553204047223084">
            <text:p>0,55320405</text:p>
          </table:table-cell>
          <table:table-cell table:style-name="ce44" office:value-type="float" office:value="0.840725126475548">
            <text:p>0,84072513</text:p>
          </table:table-cell>
          <table:table-cell table:style-name="ce44" office:value-type="float" office:value="0.106070826305959">
            <text:p>0,10607083</text:p>
          </table:table-cell>
          <table:table-cell table:number-columns-repeated="961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float" office:value="10.29">
            <text:p>10,29</text:p>
          </table:table-cell>
          <table:table-cell table:style-name="ce33" office:value-type="float" office:value="2.83">
            <text:p>2,83</text:p>
          </table:table-cell>
          <table:table-cell table:style-name="ce33" office:value-type="float" office:value="7.19">
            <text:p>7,19</text:p>
          </table:table-cell>
          <table:table-cell table:style-name="ce34" office:value-type="float" office:value="50.74">
            <text:p>50,74</text:p>
          </table:table-cell>
          <table:table-cell/>
          <table:table-cell table:formula="of:=[.B14]/([.B14]+[.C14]+[.D14]+[.E14])" office:value-type="float" office:value="0.144827586206897">
            <text:p>0,14482759</text:p>
          </table:table-cell>
          <table:table-cell table:formula="of:=[.C14]/([.B14]+[.C14]+[.D14]+[.E14])" office:value-type="float" office:value="0.0398311048557354">
            <text:p>0,0398311</text:p>
          </table:table-cell>
          <table:table-cell table:formula="of:=[.D14]/([.B14]+[.C14]+[.D14]+[.E14])" office:value-type="float" office:value="0.101196340605208">
            <text:p>0,10119634</text:p>
          </table:table-cell>
          <table:table-cell table:formula="of:=[.E14]/([.B14]+[.C14]+[.D14]+[.E14])" office:value-type="float" office:value="0.71414496833216">
            <text:p>0,71414497</text:p>
          </table:table-cell>
          <table:table-cell/>
          <table:table-cell table:formula="of:=SUM([.G14:.J14])" office:value-type="float" office:value="1">
            <text:p>1</text:p>
          </table:table-cell>
          <table:table-cell/>
          <table:table-cell office:value-type="float" office:value="0.0398311048557354">
            <text:p>0,0398311</text:p>
          </table:table-cell>
          <table:table-cell office:value-type="float" office:value="0.101196340605208">
            <text:p>0,10119634</text:p>
          </table:table-cell>
          <table:table-cell office:value-type="float" office:value="0.714144968332161">
            <text:p>0,71414497</text:p>
          </table:table-cell>
          <table:table-cell/>
          <table:table-cell table:formula="of:=[.N14]/SUM([.N14:.P14])" office:value-type="float" office:value="0.0465766951942067">
            <text:p>0,0465767</text:p>
          </table:table-cell>
          <table:table-cell table:formula="of:=[.O14]/SUM([.N14:.P14])" office:value-type="float" office:value="0.118334430546412">
            <text:p>0,11833443</text:p>
          </table:table-cell>
          <table:table-cell table:formula="of:=[.P14]/SUM([.N14:.P14])" office:value-type="float" office:value="0.835088874259381">
            <text:p>0,83508887</text:p>
          </table:table-cell>
          <table:table-cell/>
          <table:table-cell table:formula="of:=SUM([.R14:.T14])" office:value-type="float" office:value="1">
            <text:p>1</text:p>
          </table:table-cell>
          <table:table-cell/>
          <table:table-cell table:formula="of:=([.R14]/SIN(RADIANS(60))+[.S14]/TAN(RADIANS(60)))*SIN(RADIANS(60))" office:value-type="float" office:value="0.105743910467413">
            <text:p>0,10574391</text:p>
          </table:table-cell>
          <table:table-cell table:formula="of:=[.S14]*SIN(RADIANS(60))" office:value-type="float" office:value="0.102480622995558">
            <text:p>0,10248062</text:p>
          </table:table-cell>
          <table:table-cell/>
          <table:table-cell table:formula="of:=SUM([.X14:.Y14])" office:value-type="float" office:value="0.208224533462971">
            <text:p>0,208224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4]*[.X14]-[.Y14])*-1" office:value-type="float" office:value="0.0414293478231309">
            <text:p>0,0414293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4])*[.AE14]-(-[.AD14])*[.AE14])/([.AF14]*[.AE14]-[.AC14]*[.AH14])" office:value-type="float" office:value="0.732060566168373">
            <text:p>0,73206057</text:p>
          </table:table-cell>
          <table:table-cell table:formula="of:=([.AF14]*(-[.AD14])-[.AC14]*(-[.AG14]))/([.AF14]*[.AH14]-[.AC14]*[.AH14])*-1" office:value-type="float" office:value="0.464084712755956">
            <text:p>0,46408471</text:p>
          </table:table-cell>
          <table:table-cell table:style-name="ce3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14]" office:value-type="float" office:value="0.894256089532587">
            <text:p>0,89425609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4]" office:value-type="float" office:value="-0.577350269179251">
            <text:p>-0,57735027</text:p>
          </table:table-cell>
          <table:table-cell table:formula="of:=[.Y14]+(1/[.AP14])*[.X14]" office:value-type="float" office:value="0.163531898167986">
            <text:p>0,1635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4])*[.AR14]-(-[.AQ14])*[.AU14])/([.AS14]*[.AR14]-[.AP14]*[.AU14])" office:value-type="float" office:value="0.0708113890706467">
            <text:p>0,07081139</text:p>
          </table:table-cell>
          <table:table-cell table:formula="of:=([.AS14]*(-[.AQ14])-[.AP14]*(-[.AT14]))/([.AS14]*[.AU14]-[.AP14]*[.AU14])*-1" office:value-type="float" office:value="0.122648923627091">
            <text:p>0,12264892</text:p>
          </table:table-cell>
          <table:table-cell office:value-type="float" office:value="13">
            <text:p>13</text:p>
          </table:table-cell>
          <table:table-cell table:style-name="ce13" office:value-type="float" office:value="0.683653372725182">
            <text:p>0,68365337</text:p>
          </table:table-cell>
          <table:table-cell table:style-name="ce13" office:value-type="float" office:value="0.423682914820286">
            <text:p>0,42368291</text:p>
          </table:table-cell>
          <table:table-cell table:style-name="ce13" office:value-type="float" office:value="0.392663712453504">
            <text:p>0,39266371</text:p>
          </table:table-cell>
          <table:table-cell table:style-name="ce44" office:value-type="float" office:value="0.464121132329525">
            <text:p>0,46412113</text:p>
          </table:table-cell>
          <table:table-cell table:style-name="ce44" office:value-type="float" office:value="0.894256089532587">
            <text:p>0,89425609</text:p>
          </table:table-cell>
          <table:table-cell table:style-name="ce44" office:value-type="float" office:value="0.141622778143202">
            <text:p>0,14162278</text:p>
          </table:table-cell>
          <table:table-cell table:style-name="ce13" office:value-type="float" office:value="0.522720609796862">
            <text:p>0,52272061</text:p>
          </table:table-cell>
          <table:table-cell table:style-name="ce13" office:value-type="float" office:value="0.796467311638816">
            <text:p>0,79646731</text:p>
          </table:table-cell>
          <table:table-cell table:style-name="ce13" office:value-type="float" office:value="0.180812078568318">
            <text:p>0,18081208</text:p>
          </table:table-cell>
          <table:table-cell table:style-name="ce44" office:value-type="float" office:value="0.558409019736015">
            <text:p>0,55840902</text:p>
          </table:table-cell>
          <table:table-cell table:style-name="ce44" office:value-type="float" office:value="0.816708424678985">
            <text:p>0,81670842</text:p>
          </table:table-cell>
          <table:table-cell table:style-name="ce44" office:value-type="float" office:value="0.124882555589268">
            <text:p>0,12488256</text:p>
          </table:table-cell>
          <table:table-cell table:number-columns-repeated="961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float" office:value="9.33">
            <text:p>9,33</text:p>
          </table:table-cell>
          <table:table-cell table:style-name="ce33" office:value-type="float" office:value="2.26">
            <text:p>2,26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5]/([.B15]+[.C15]+[.D15]+[.E15])" office:value-type="float" office:value="0.133285714285714">
            <text:p>0,13328571</text:p>
          </table:table-cell>
          <table:table-cell table:formula="of:=[.C15]/([.B15]+[.C15]+[.D15]+[.E15])" office:value-type="float" office:value="0.0322857142857143">
            <text:p>0,03228571</text:p>
          </table:table-cell>
          <table:table-cell table:formula="of:=[.D15]/([.B15]+[.C15]+[.D15]+[.E15])" office:value-type="float" office:value="0.119714285714286">
            <text:p>0,11971429</text:p>
          </table:table-cell>
          <table:table-cell table:formula="of:=[.E15]/([.B15]+[.C15]+[.D15]+[.E15])" office:value-type="float" office:value="0.714714285714286">
            <text:p>0,71471429</text:p>
          </table:table-cell>
          <table:table-cell/>
          <table:table-cell table:formula="of:=SUM([.G15:.J15])" office:value-type="float" office:value="1">
            <text:p>1</text:p>
          </table:table-cell>
          <table:table-cell/>
          <table:table-cell office:value-type="float" office:value="0.0322857142857143">
            <text:p>0,03228571</text:p>
          </table:table-cell>
          <table:table-cell office:value-type="float" office:value="0.119714285714286">
            <text:p>0,11971429</text:p>
          </table:table-cell>
          <table:table-cell office:value-type="float" office:value="0.714714285714286">
            <text:p>0,71471429</text:p>
          </table:table-cell>
          <table:table-cell/>
          <table:table-cell table:formula="of:=[.N15]/SUM([.N15:.P15])" office:value-type="float" office:value="0.0372507005109609">
            <text:p>0,0372507</text:p>
          </table:table-cell>
          <table:table-cell table:formula="of:=[.O15]/SUM([.N15:.P15])" office:value-type="float" office:value="0.138124278885776">
            <text:p>0,13812428</text:p>
          </table:table-cell>
          <table:table-cell table:formula="of:=[.P15]/SUM([.N15:.P15])" office:value-type="float" office:value="0.824625020603263">
            <text:p>0,82462502</text:p>
          </table:table-cell>
          <table:table-cell/>
          <table:table-cell table:formula="of:=SUM([.R15:.T15])" office:value-type="float" office:value="1">
            <text:p>1</text:p>
          </table:table-cell>
          <table:table-cell/>
          <table:table-cell table:formula="of:=([.R15]/SIN(RADIANS(60))+[.S15]/TAN(RADIANS(60)))*SIN(RADIANS(60))" office:value-type="float" office:value="0.106312839953849">
            <text:p>0,10631284</text:p>
          </table:table-cell>
          <table:table-cell table:formula="of:=[.S15]*SIN(RADIANS(60))" office:value-type="float" office:value="0.119619134394488">
            <text:p>0,11961913</text:p>
          </table:table-cell>
          <table:table-cell/>
          <table:table-cell table:formula="of:=SUM([.X15:.Y15])" office:value-type="float" office:value="0.225931974348337">
            <text:p>0,2259319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5]*[.X15]-[.Y15])*-1" office:value-type="float" office:value="0.0582393876299231">
            <text:p>0,058239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5])*[.AE15]-(-[.AD15])*[.AE15])/([.AF15]*[.AE15]-[.AC15]*[.AH15])" office:value-type="float" office:value="0.724781605412784">
            <text:p>0,72478161</text:p>
          </table:table-cell>
          <table:table-cell table:formula="of:=([.AF15]*(-[.AD15])-[.AC15]*(-[.AG15]))/([.AF15]*[.AH15]-[.AC15]*[.AH15])*-1" office:value-type="float" office:value="0.476692242611164">
            <text:p>0,47669224</text:p>
          </table:table-cell>
          <table:table-cell table:style-name="ce3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15]" office:value-type="float" office:value="0.893687160046151">
            <text:p>0,8936871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L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5]" office:value-type="float" office:value="-0.577350269179251">
            <text:p>-0,57735027</text:p>
          </table:table-cell>
          <table:table-cell table:formula="of:=[.Y15]+(1/[.AP15])*[.X15]" office:value-type="float" office:value="0.180998881159054">
            <text:p>0,1809988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5])*[.AR15]-(-[.AQ15])*[.AU15])/([.AS15]*[.AR15]-[.AP15]*[.AU15])" office:value-type="float" office:value="0.0783748145694464">
            <text:p>0,07837481</text:p>
          </table:table-cell>
          <table:table-cell table:formula="of:=([.AS15]*(-[.AQ15])-[.AP15]*(-[.AT15]))/([.AS15]*[.AU15]-[.AP15]*[.AU15])*-1" office:value-type="float" office:value="0.13574916087051">
            <text:p>0,13574916</text:p>
          </table:table-cell>
          <table:table-cell office:value-type="float" office:value="14">
            <text:p>14</text:p>
          </table:table-cell>
          <table:table-cell table:style-name="ce13" office:value-type="float" office:value="0.677015523287755">
            <text:p>0,67701552</text:p>
          </table:table-cell>
          <table:table-cell table:style-name="ce13" office:value-type="float" office:value="0.476214321482223">
            <text:p>0,47621432</text:p>
          </table:table-cell>
          <table:table-cell table:style-name="ce13" office:value-type="float" office:value="0.346770155229701">
            <text:p>0,34677016</text:p>
          </table:table-cell>
          <table:table-cell table:style-name="ce44" office:value-type="float" office:value="0.449563210818149">
            <text:p>0,44956321</text:p>
          </table:table-cell>
          <table:table-cell table:style-name="ce44" office:value-type="float" office:value="0.893687160046151">
            <text:p>0,89368716</text:p>
          </table:table-cell>
          <table:table-cell table:style-name="ce44" office:value-type="float" office:value="0.156749629141005">
            <text:p>0,15674963</text:p>
          </table:table-cell>
          <table:table-cell table:style-name="ce13" office:value-type="float" office:value="0.507012105112742">
            <text:p>0,50701211</text:p>
          </table:table-cell>
          <table:table-cell table:style-name="ce13" office:value-type="float" office:value="0.800413345143195">
            <text:p>0,80041335</text:p>
          </table:table-cell>
          <table:table-cell table:style-name="ce13" office:value-type="float" office:value="0.192574549748112">
            <text:p>0,19257455</text:p>
          </table:table-cell>
          <table:table-cell table:style-name="ce44" office:value-type="float" office:value="0.557367737752956">
            <text:p>0,55736774</text:p>
          </table:table-cell>
          <table:table-cell table:style-name="ce44" office:value-type="float" office:value="0.830249918857514">
            <text:p>0,83024992</text:p>
          </table:table-cell>
          <table:table-cell table:style-name="ce44" office:value-type="float" office:value="0.112382343393981">
            <text:p>0,11238234</text:p>
          </table:table-cell>
          <table:table-cell table:number-columns-repeated="961"/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7.78">
            <text:p>7,78</text:p>
          </table:table-cell>
          <table:table-cell table:style-name="ce34" office:value-type="float" office:value="49.97">
            <text:p>49,97</text:p>
          </table:table-cell>
          <table:table-cell/>
          <table:table-cell table:formula="of:=[.B16]/([.B16]+[.C16]+[.D16]+[.E16])" office:value-type="float" office:value="0.144742443593018">
            <text:p>0,14474244</text:p>
          </table:table-cell>
          <table:table-cell table:formula="of:=[.C16]/([.B16]+[.C16]+[.D16]+[.E16])" office:value-type="float" office:value="0.0357598978288633">
            <text:p>0,0357599</text:p>
          </table:table-cell>
          <table:table-cell table:formula="of:=[.D16]/([.B16]+[.C16]+[.D16]+[.E16])" office:value-type="float" office:value="0.110401589328792">
            <text:p>0,11040159</text:p>
          </table:table-cell>
          <table:table-cell table:formula="of:=[.E16]/([.B16]+[.C16]+[.D16]+[.E16])" office:value-type="float" office:value="0.709096069249326">
            <text:p>0,70909607</text:p>
          </table:table-cell>
          <table:table-cell/>
          <table:table-cell table:formula="of:=SUM([.G16:.J16])" office:value-type="float" office:value="1">
            <text:p>1</text:p>
          </table:table-cell>
          <table:table-cell/>
          <table:table-cell office:value-type="float" office:value="0.0357598978288633">
            <text:p>0,0357599</text:p>
          </table:table-cell>
          <table:table-cell office:value-type="float" office:value="0.110401589328792">
            <text:p>0,11040159</text:p>
          </table:table-cell>
          <table:table-cell office:value-type="float" office:value="0.709096069249326">
            <text:p>0,70909607</text:p>
          </table:table-cell>
          <table:table-cell/>
          <table:table-cell table:formula="of:=[.N16]/SUM([.N16:.P16])" office:value-type="float" office:value="0.0418118466898954">
            <text:p>0,04181185</text:p>
          </table:table-cell>
          <table:table-cell table:formula="of:=[.O16]/SUM([.N16:.P16])" office:value-type="float" office:value="0.129085780653725">
            <text:p>0,12908578</text:p>
          </table:table-cell>
          <table:table-cell table:formula="of:=[.P16]/SUM([.N16:.P16])" office:value-type="float" office:value="0.82910237265638">
            <text:p>0,82910237</text:p>
          </table:table-cell>
          <table:table-cell/>
          <table:table-cell table:formula="of:=SUM([.R16:.T16])" office:value-type="float" office:value="1">
            <text:p>1</text:p>
          </table:table-cell>
          <table:table-cell/>
          <table:table-cell table:formula="of:=([.R16]/SIN(RADIANS(60))+[.S16]/TAN(RADIANS(60)))*SIN(RADIANS(60))" office:value-type="float" office:value="0.106354737016758">
            <text:p>0,10635474</text:p>
          </table:table-cell>
          <table:table-cell table:formula="of:=[.S16]*SIN(RADIANS(60))" office:value-type="float" office:value="0.111791565313471">
            <text:p>0,11179157</text:p>
          </table:table-cell>
          <table:table-cell/>
          <table:table-cell table:formula="of:=SUM([.X16:.Y16])" office:value-type="float" office:value="0.218146302330229">
            <text:p>0,21814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6]*[.X16]-[.Y16])*-1" office:value-type="float" office:value="0.0503876292683577">
            <text:p>0,0503876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6])*[.AE16]-(-[.AD16])*[.AE16])/([.AF16]*[.AE16]-[.AC16]*[.AH16])" office:value-type="float" office:value="0.728181516515499">
            <text:p>0,72818152</text:p>
          </table:table-cell>
          <table:table-cell table:formula="of:=([.AF16]*(-[.AD16])-[.AC16]*(-[.AG16]))/([.AF16]*[.AH16]-[.AC16]*[.AH16])*-1" office:value-type="float" office:value="0.470803423839937">
            <text:p>0,47080342</text:p>
          </table:table-cell>
          <table:table-cell table:style-name="ce39" office:value-type="string">
            <text:p>Y</text:p>
          </table:table-cell>
          <table:table-cell table:style-name="ce12" office:value-type="float" office:value="0.5">
            <text:p>0,5</text:p>
          </table:table-cell>
          <table:table-cell table:style-name="ce12" table:formula="of:=1-[.X16]" office:value-type="float" office:value="0.893645262983242">
            <text:p>0,8936452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Y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6]" office:value-type="float" office:value="-0.577350269179251">
            <text:p>-0,57735027</text:p>
          </table:table-cell>
          <table:table-cell table:formula="of:=[.Y16]+(1/[.AP16])*[.X16]" office:value-type="float" office:value="0.173195501358585">
            <text:p>0,173195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6])*[.AR16]-(-[.AQ16])*[.AU16])/([.AS16]*[.AR16]-[.AP16]*[.AU16])" office:value-type="float" office:value="0.0749958519981846">
            <text:p>0,07499585</text:p>
          </table:table-cell>
          <table:table-cell table:formula="of:=([.AS16]*(-[.AQ16])-[.AP16]*(-[.AT16]))/([.AS16]*[.AU16]-[.AP16]*[.AU16])*-1" office:value-type="float" office:value="0.129896626020106">
            <text:p>0,12989663</text:p>
          </table:table-cell>
          <table:table-cell office:value-type="float" office:value="15">
            <text:p>15</text:p>
          </table:table-cell>
          <table:table-cell table:style-name="ce13" office:value-type="float" office:value="0.687317073173289">
            <text:p>0,68731707</text:p>
          </table:table-cell>
          <table:table-cell table:style-name="ce13" office:value-type="float" office:value="0.440975609756098">
            <text:p>0,44097561</text:p>
          </table:table-cell>
          <table:table-cell table:style-name="ce13" office:value-type="float" office:value="0.371707317069818">
            <text:p>0,37170732</text:p>
          </table:table-cell>
          <table:table-cell table:style-name="ce44" office:value-type="float" office:value="0.456363033023672">
            <text:p>0,45636303</text:p>
          </table:table-cell>
          <table:table-cell table:style-name="ce44" office:value-type="float" office:value="0.893645262983242">
            <text:p>0,89364526</text:p>
          </table:table-cell>
          <table:table-cell table:style-name="ce44" office:value-type="float" office:value="0.149991703998391">
            <text:p>0,1499917</text:p>
          </table:table-cell>
          <table:table-cell table:style-name="ce13" office:value-type="float" office:value="0.51780721118965">
            <text:p>0,51780721</text:p>
          </table:table-cell>
          <table:table-cell table:style-name="ce13" office:value-type="float" office:value="0.792641648270787">
            <text:p>0,79264165</text:p>
          </table:table-cell>
          <table:table-cell table:style-name="ce13" office:value-type="float" office:value="0.189551140543507">
            <text:p>0,18955114</text:p>
          </table:table-cell>
          <table:table-cell table:style-name="ce44" office:value-type="float" office:value="0.561253788488383">
            <text:p>0,56125379</text:p>
          </table:table-cell>
          <table:table-cell table:style-name="ce44" office:value-type="float" office:value="0.817195724996012">
            <text:p>0,81719572</text:p>
          </table:table-cell>
          <table:table-cell table:style-name="ce44" office:value-type="float" office:value="0.12155048651988">
            <text:p>0,12155049</text:p>
          </table:table-cell>
          <table:table-cell table:number-columns-repeated="961"/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float" office:value="9.45">
            <text:p>9,45</text:p>
          </table:table-cell>
          <table:table-cell table:style-name="ce33" office:value-type="float" office:value="2.32">
            <text:p>2,32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7]/([.B17]+[.C17]+[.D17]+[.E17])" office:value-type="float" office:value="0.134653747506412">
            <text:p>0,13465375</text:p>
          </table:table-cell>
          <table:table-cell table:formula="of:=[.C17]/([.B17]+[.C17]+[.D17]+[.E17])" office:value-type="float" office:value="0.0330578512396694">
            <text:p>0,03305785</text:p>
          </table:table-cell>
          <table:table-cell table:formula="of:=[.D17]/([.B17]+[.C17]+[.D17]+[.E17])" office:value-type="float" office:value="0.119407238529496">
            <text:p>0,11940724</text:p>
          </table:table-cell>
          <table:table-cell table:formula="of:=[.E17]/([.B17]+[.C17]+[.D17]+[.E17])" office:value-type="float" office:value="0.712881162724423">
            <text:p>0,71288116</text:p>
          </table:table-cell>
          <table:table-cell/>
          <table:table-cell table:formula="of:=SUM([.G17:.J17])" office:value-type="float" office:value="1">
            <text:p>1</text:p>
          </table:table-cell>
          <table:table-cell/>
          <table:table-cell office:value-type="float" office:value="0.0330578512396694">
            <text:p>0,03305785</text:p>
          </table:table-cell>
          <table:table-cell office:value-type="float" office:value="0.119407238529496">
            <text:p>0,11940724</text:p>
          </table:table-cell>
          <table:table-cell office:value-type="float" office:value="0.712881162724423">
            <text:p>0,71288116</text:p>
          </table:table-cell>
          <table:table-cell/>
          <table:table-cell table:formula="of:=[.N17]/SUM([.N17:.P17])" office:value-type="float" office:value="0.0382018771612053">
            <text:p>0,03820188</text:p>
          </table:table-cell>
          <table:table-cell table:formula="of:=[.O17]/SUM([.N17:.P17])" office:value-type="float" office:value="0.137987814918492">
            <text:p>0,13798781</text:p>
          </table:table-cell>
          <table:table-cell table:formula="of:=[.P17]/SUM([.N17:.P17])" office:value-type="float" office:value="0.823810307920303">
            <text:p>0,82381031</text:p>
          </table:table-cell>
          <table:table-cell/>
          <table:table-cell table:formula="of:=SUM([.R17:.T17])" office:value-type="float" office:value="1">
            <text:p>1</text:p>
          </table:table-cell>
          <table:table-cell/>
          <table:table-cell table:formula="of:=([.R17]/SIN(RADIANS(60))+[.S17]/TAN(RADIANS(60)))*SIN(RADIANS(60))" office:value-type="float" office:value="0.107195784620451">
            <text:p>0,10719578</text:p>
          </table:table-cell>
          <table:table-cell table:formula="of:=[.S17]*SIN(RADIANS(60))" office:value-type="float" office:value="0.11950095313212">
            <text:p>0,11950095</text:p>
          </table:table-cell>
          <table:table-cell/>
          <table:table-cell table:formula="of:=SUM([.X17:.Y17])" office:value-type="float" office:value="0.226696737752571">
            <text:p>0,2266967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7]*[.X17]-[.Y17])*-1" office:value-type="float" office:value="0.0576114380266208">
            <text:p>0,057611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7])*[.AE17]-(-[.AD17])*[.AE17])/([.AF17]*[.AE17]-[.AC17]*[.AH17])" office:value-type="float" office:value="0.725053515567159">
            <text:p>0,72505352</text:p>
          </table:table-cell>
          <table:table-cell table:formula="of:=([.AF17]*(-[.AD17])-[.AC17]*(-[.AG17]))/([.AF17]*[.AH17]-[.AC17]*[.AH17])*-1" office:value-type="float" office:value="0.476221280408683">
            <text:p>0,476221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7]" office:value-type="float" office:value="0.892804215379549">
            <text:p>0,89280422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7]" office:value-type="float" office:value="-0.577350269179251">
            <text:p>-0,57735027</text:p>
          </table:table-cell>
          <table:table-cell table:formula="of:=[.Y17]+(1/[.AP17])*[.X17]" office:value-type="float" office:value="0.181390468237618">
            <text:p>0,1813904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7])*[.AR17]-(-[.AQ17])*[.AU17])/([.AS17]*[.AR17]-[.AP17]*[.AU17])" office:value-type="float" office:value="0.0785443767483602">
            <text:p>0,07854438</text:p>
          </table:table-cell>
          <table:table-cell table:formula="of:=([.AS17]*(-[.AQ17])-[.AP17]*(-[.AT17]))/([.AS17]*[.AU17]-[.AP17]*[.AU17])*-1" office:value-type="float" office:value="0.136042851179436">
            <text:p>0,13604285</text:p>
          </table:table-cell>
          <table:table-cell office:value-type="float" office:value="16">
            <text:p>16</text:p>
          </table:table-cell>
          <table:table-cell table:style-name="ce13" office:value-type="float" office:value="0.676923076925879">
            <text:p>0,67692308</text:p>
          </table:table-cell>
          <table:table-cell table:style-name="ce13" office:value-type="float" office:value="0.473449131513648">
            <text:p>0,47344913</text:p>
          </table:table-cell>
          <table:table-cell table:style-name="ce13" office:value-type="float" office:value="0.349627791560115">
            <text:p>0,34962779</text:p>
          </table:table-cell>
          <table:table-cell table:style-name="ce44" office:value-type="float" office:value="0.450107031126908">
            <text:p>0,45010703</text:p>
          </table:table-cell>
          <table:table-cell table:style-name="ce44" office:value-type="float" office:value="0.892804215379549">
            <text:p>0,89280422</text:p>
          </table:table-cell>
          <table:table-cell table:style-name="ce44" office:value-type="float" office:value="0.157088753498837">
            <text:p>0,15708875</text:p>
          </table:table-cell>
          <table:table-cell table:style-name="ce13" office:value-type="float" office:value="0.507883878578502">
            <text:p>0,50788388</text:p>
          </table:table-cell>
          <table:table-cell table:style-name="ce13" office:value-type="float" office:value="0.798997936928971">
            <text:p>0,79899794</text:p>
          </table:table-cell>
          <table:table-cell table:style-name="ce13" office:value-type="float" office:value="0.193118184496556">
            <text:p>0,19311818</text:p>
          </table:table-cell>
          <table:table-cell table:style-name="ce44" office:value-type="float" office:value="0.55768608414785">
            <text:p>0,55768608</text:p>
          </table:table-cell>
          <table:table-cell table:style-name="ce44" office:value-type="float" office:value="0.82831715210356">
            <text:p>0,82831715</text:p>
          </table:table-cell>
          <table:table-cell table:style-name="ce44" office:value-type="float" office:value="0.113996763753015">
            <text:p>0,11399676</text:p>
          </table:table-cell>
          <table:table-cell table:number-columns-repeated="961"/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float" office:value="8.78">
            <text:p>8,7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4">
            <text:p>8,4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18]/([.B18]+[.C18]+[.D18]+[.E18])" office:value-type="float" office:value="0.12735712213519">
            <text:p>0,12735712</text:p>
          </table:table-cell>
          <table:table-cell table:formula="of:=[.C18]/([.B18]+[.C18]+[.D18]+[.E18])" office:value-type="float" office:value="0.0416304032492022">
            <text:p>0,0416304</text:p>
          </table:table-cell>
          <table:table-cell table:formula="of:=[.D18]/([.B18]+[.C18]+[.D18]+[.E18])" office:value-type="float" office:value="0.121845082680592">
            <text:p>0,12184508</text:p>
          </table:table-cell>
          <table:table-cell table:formula="of:=[.E18]/([.B18]+[.C18]+[.D18]+[.E18])" office:value-type="float" office:value="0.709167391935016">
            <text:p>0,70916739</text:p>
          </table:table-cell>
          <table:table-cell/>
          <table:table-cell table:formula="of:=SUM([.G18:.J18])" office:value-type="float" office:value="1">
            <text:p>1</text:p>
          </table:table-cell>
          <table:table-cell/>
          <table:table-cell office:value-type="float" office:value="0.0416304032492022">
            <text:p>0,0416304</text:p>
          </table:table-cell>
          <table:table-cell office:value-type="float" office:value="0.121845082680592">
            <text:p>0,12184508</text:p>
          </table:table-cell>
          <table:table-cell office:value-type="float" office:value="0.709167391935016">
            <text:p>0,70916739</text:p>
          </table:table-cell>
          <table:table-cell/>
          <table:table-cell table:formula="of:=[.N18]/SUM([.N18:.P18])" office:value-type="float" office:value="0.0477061170212766">
            <text:p>0,04770612</text:p>
          </table:table-cell>
          <table:table-cell table:formula="of:=[.O18]/SUM([.N18:.P18])" office:value-type="float" office:value="0.139627659574468">
            <text:p>0,13962766</text:p>
          </table:table-cell>
          <table:table-cell table:formula="of:=[.P18]/SUM([.N18:.P18])" office:value-type="float" office:value="0.812666223404255">
            <text:p>0,81266622</text:p>
          </table:table-cell>
          <table:table-cell/>
          <table:table-cell table:formula="of:=SUM([.R18:.T18])" office:value-type="float" office:value="1">
            <text:p>1</text:p>
          </table:table-cell>
          <table:table-cell/>
          <table:table-cell table:formula="of:=([.R18]/SIN(RADIANS(60))+[.S18]/TAN(RADIANS(60)))*SIN(RADIANS(60))" office:value-type="float" office:value="0.117519946808511">
            <text:p>0,11751995</text:p>
          </table:table-cell>
          <table:table-cell table:formula="of:=[.S18]*SIN(RADIANS(60))" office:value-type="float" office:value="0.120921100262455">
            <text:p>0,1209211</text:p>
          </table:table-cell>
          <table:table-cell/>
          <table:table-cell table:formula="of:=SUM([.X18:.Y18])" office:value-type="float" office:value="0.238441047070966">
            <text:p>0,238441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8]*[.X18]-[.Y18])*-1" office:value-type="float" office:value="0.05307092733863">
            <text:p>0,0530709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8])*[.AE18]-(-[.AD18])*[.AE18])/([.AF18]*[.AE18]-[.AC18]*[.AH18])" office:value-type="float" office:value="0.727019614368119">
            <text:p>0,72701961</text:p>
          </table:table-cell>
          <table:table-cell table:formula="of:=([.AF18]*(-[.AD18])-[.AC18]*(-[.AG18]))/([.AF18]*[.AH18]-[.AC18]*[.AH18])*-1" office:value-type="float" office:value="0.472815897392659">
            <text:p>0,4728159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8]" office:value-type="float" office:value="0.882480053191489">
            <text:p>0,88248005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8]" office:value-type="float" office:value="-0.577350269179251">
            <text:p>-0,57735027</text:p>
          </table:table-cell>
          <table:table-cell table:formula="of:=[.Y18]+(1/[.AP18])*[.X18]" office:value-type="float" office:value="0.18877127318628">
            <text:p>0,1887712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8])*[.AR18]-(-[.AQ18])*[.AU18])/([.AS18]*[.AR18]-[.AP18]*[.AU18])" office:value-type="float" office:value="0.0817403590412909">
            <text:p>0,08174036</text:p>
          </table:table-cell>
          <table:table-cell table:formula="of:=([.AS18]*(-[.AQ18])-[.AP18]*(-[.AT18]))/([.AS18]*[.AU18]-[.AP18]*[.AU18])*-1" office:value-type="float" office:value="0.141578454890982">
            <text:p>0,14157845</text:p>
          </table:table-cell>
          <table:table-cell office:value-type="float" office:value="17">
            <text:p>17</text:p>
          </table:table-cell>
          <table:table-cell table:style-name="ce13" office:value-type="float" office:value="0.647381546137486">
            <text:p>0,64738155</text:p>
          </table:table-cell>
          <table:table-cell table:style-name="ce13" office:value-type="float" office:value="0.490523690773067">
            <text:p>0,49052369</text:p>
          </table:table-cell>
          <table:table-cell table:style-name="ce13" office:value-type="float" office:value="0.362094763089319">
            <text:p>0,36209476</text:p>
          </table:table-cell>
          <table:table-cell table:style-name="ce44" office:value-type="float" office:value="0.45403922872888">
            <text:p>0,45403923</text:p>
          </table:table-cell>
          <table:table-cell table:style-name="ce44" office:value-type="float" office:value="0.882480053191489">
            <text:p>0,88248005</text:p>
          </table:table-cell>
          <table:table-cell table:style-name="ce44" office:value-type="float" office:value="0.163480718084785">
            <text:p>0,16348072</text:p>
          </table:table-cell>
          <table:table-cell table:style-name="ce13" office:value-type="float" office:value="0.502875737858778">
            <text:p>0,50287574</text:p>
          </table:table-cell>
          <table:table-cell table:style-name="ce13" office:value-type="float" office:value="0.80354169819888">
            <text:p>0,8035417</text:p>
          </table:table-cell>
          <table:table-cell table:style-name="ce13" office:value-type="float" office:value="0.193582563946433">
            <text:p>0,19358256</text:p>
          </table:table-cell>
          <table:table-cell table:style-name="ce44" office:value-type="float" office:value="0.548810703672439">
            <text:p>0,5488107</text:p>
          </table:table-cell>
          <table:table-cell table:style-name="ce44" office:value-type="float" office:value="0.831268582755203">
            <text:p>0,83126858</text:p>
          </table:table-cell>
          <table:table-cell table:style-name="ce44" office:value-type="float" office:value="0.119920713576823">
            <text:p>0,11992071</text:p>
          </table:table-cell>
          <table:table-cell table:number-columns-repeated="961"/>
        </table:table-row>
        <table:table-row table:style-name="ro2">
          <table:table-cell office:value-type="float" office:value="18">
            <text:p>18</text:p>
          </table:table-cell>
          <table:table-cell table:style-name="ce33" office:value-type="float" office:value="8.69">
            <text:p>8,69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39">
            <text:p>8,39</text:p>
          </table:table-cell>
          <table:table-cell table:style-name="ce34" office:value-type="float" office:value="48.82">
            <text:p>48,82</text:p>
          </table:table-cell>
          <table:table-cell/>
          <table:table-cell table:formula="of:=[.B19]/([.B19]+[.C19]+[.D19]+[.E19])" office:value-type="float" office:value="0.12636323978479">
            <text:p>0,12636324</text:p>
          </table:table-cell>
          <table:table-cell table:formula="of:=[.C19]/([.B19]+[.C19]+[.D19]+[.E19])" office:value-type="float" office:value="0.0417333139450342">
            <text:p>0,04173331</text:p>
          </table:table-cell>
          <table:table-cell table:formula="of:=[.D19]/([.B19]+[.C19]+[.D19]+[.E19])" office:value-type="float" office:value="0.122000872473462">
            <text:p>0,12200087</text:p>
          </table:table-cell>
          <table:table-cell table:formula="of:=[.E19]/([.B19]+[.C19]+[.D19]+[.E19])" office:value-type="float" office:value="0.709902573796714">
            <text:p>0,70990257</text:p>
          </table:table-cell>
          <table:table-cell/>
          <table:table-cell table:formula="of:=SUM([.G19:.J19])" office:value-type="float" office:value="1">
            <text:p>1</text:p>
          </table:table-cell>
          <table:table-cell/>
          <table:table-cell office:value-type="float" office:value="0.0417333139450342">
            <text:p>0,04173331</text:p>
          </table:table-cell>
          <table:table-cell office:value-type="float" office:value="0.122000872473462">
            <text:p>0,12200087</text:p>
          </table:table-cell>
          <table:table-cell office:value-type="float" office:value="0.709902573796714">
            <text:p>0,70990257</text:p>
          </table:table-cell>
          <table:table-cell/>
          <table:table-cell table:formula="of:=[.N19]/SUM([.N19:.P19])" office:value-type="float" office:value="0.0477696404793609">
            <text:p>0,04776964</text:p>
          </table:table-cell>
          <table:table-cell table:formula="of:=[.O19]/SUM([.N19:.P19])" office:value-type="float" office:value="0.139647137150466">
            <text:p>0,13964714</text:p>
          </table:table-cell>
          <table:table-cell table:formula="of:=[.P19]/SUM([.N19:.P19])" office:value-type="float" office:value="0.812583222370173">
            <text:p>0,81258322</text:p>
          </table:table-cell>
          <table:table-cell/>
          <table:table-cell table:formula="of:=SUM([.R19:.T19])" office:value-type="float" office:value="1">
            <text:p>1</text:p>
          </table:table-cell>
          <table:table-cell/>
          <table:table-cell table:formula="of:=([.R19]/SIN(RADIANS(60))+[.S19]/TAN(RADIANS(60)))*SIN(RADIANS(60))" office:value-type="float" office:value="0.117593209054594">
            <text:p>0,11759321</text:p>
          </table:table-cell>
          <table:table-cell table:formula="of:=[.S19]*SIN(RADIANS(60))" office:value-type="float" office:value="0.120937968338073">
            <text:p>0,12093797</text:p>
          </table:table-cell>
          <table:table-cell/>
          <table:table-cell table:formula="of:=SUM([.X19:.Y19])" office:value-type="float" office:value="0.238531177392667">
            <text:p>0,2385311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9]*[.X19]-[.Y19])*-1" office:value-type="float" office:value="0.0530454974367513">
            <text:p>0,053045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9])*[.AE19]-(-[.AD19])*[.AE19])/([.AF19]*[.AE19]-[.AC19]*[.AH19])" office:value-type="float" office:value="0.72703062583864">
            <text:p>0,72703063</text:p>
          </table:table-cell>
          <table:table-cell table:formula="of:=([.AF19]*(-[.AD19])-[.AC19]*(-[.AG19]))/([.AF19]*[.AH19]-[.AC19]*[.AH19])*-1" office:value-type="float" office:value="0.47279682496625">
            <text:p>0,47279682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9]" office:value-type="float" office:value="0.882406790945406">
            <text:p>0,88240679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9]" office:value-type="float" office:value="-0.577350269179251">
            <text:p>-0,57735027</text:p>
          </table:table-cell>
          <table:table-cell table:formula="of:=[.Y19]+(1/[.AP19])*[.X19]" office:value-type="float" office:value="0.188830439239395">
            <text:p>0,18883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9])*[.AR19]-(-[.AQ19])*[.AU19])/([.AS19]*[.AR19]-[.AP19]*[.AU19])" office:value-type="float" office:value="0.0817659786938102">
            <text:p>0,08176598</text:p>
          </table:table-cell>
          <table:table-cell table:formula="of:=([.AS19]*(-[.AQ19])-[.AP19]*(-[.AT19]))/([.AS19]*[.AU19]-[.AP19]*[.AU19])*-1" office:value-type="float" office:value="0.141622829430818">
            <text:p>0,14162283</text:p>
          </table:table-cell>
          <table:table-cell office:value-type="float" office:value="18">
            <text:p>18</text:p>
          </table:table-cell>
          <table:table-cell table:style-name="ce13" office:value-type="float" office:value="0.645864661656969">
            <text:p>0,64586466</text:p>
          </table:table-cell>
          <table:table-cell table:style-name="ce13" office:value-type="float" office:value="0.492481203007519">
            <text:p>0,4924812</text:p>
          </table:table-cell>
          <table:table-cell table:style-name="ce13" office:value-type="float" office:value="0.361654135335411">
            <text:p>0,36165414</text:p>
          </table:table-cell>
          <table:table-cell table:style-name="ce44" office:value-type="float" office:value="0.454061251669923">
            <text:p>0,45406125</text:p>
          </table:table-cell>
          <table:table-cell table:style-name="ce44" office:value-type="float" office:value="0.882406790945406">
            <text:p>0,88240679</text:p>
          </table:table-cell>
          <table:table-cell table:style-name="ce44" office:value-type="float" office:value="0.163531957389825">
            <text:p>0,16353196</text:p>
          </table:table-cell>
          <table:table-cell table:style-name="ce13" office:value-type="float" office:value="0.502276176029271">
            <text:p>0,50227618</text:p>
          </table:table-cell>
          <table:table-cell table:style-name="ce13" office:value-type="float" office:value="0.804476479514416">
            <text:p>0,80447648</text:p>
          </table:table-cell>
          <table:table-cell table:style-name="ce13" office:value-type="float" office:value="0.193247344460417">
            <text:p>0,19324734</text:p>
          </table:table-cell>
          <table:table-cell table:style-name="ce44" office:value-type="float" office:value="0.548194766484415">
            <text:p>0,54819477</text:p>
          </table:table-cell>
          <table:table-cell table:style-name="ce44" office:value-type="float" office:value="0.832312023848957">
            <text:p>0,83231202</text:p>
          </table:table-cell>
          <table:table-cell table:style-name="ce44" office:value-type="float" office:value="0.119493209671107">
            <text:p>0,11949321</text:p>
          </table:table-cell>
          <table:table-cell table:number-columns-repeated="961"/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49">
            <text:p>2,49</text:p>
          </table:table-cell>
          <table:table-cell table:style-name="ce33" office:value-type="float" office:value="7.74">
            <text:p>7,74</text:p>
          </table:table-cell>
          <table:table-cell table:style-name="ce34" office:value-type="float" office:value="50.86">
            <text:p>50,86</text:p>
          </table:table-cell>
          <table:table-cell/>
          <table:table-cell table:formula="of:=[.B20]/([.B20]+[.C20]+[.D20]+[.E20])" office:value-type="float" office:value="0.143077570486744">
            <text:p>0,14307757</text:p>
          </table:table-cell>
          <table:table-cell table:formula="of:=[.C20]/([.B20]+[.C20]+[.D20]+[.E20])" office:value-type="float" office:value="0.034927759854117">
            <text:p>0,03492776</text:p>
          </table:table-cell>
          <table:table-cell table:formula="of:=[.D20]/([.B20]+[.C20]+[.D20]+[.E20])" office:value-type="float" office:value="0.108570627016412">
            <text:p>0,10857063</text:p>
          </table:table-cell>
          <table:table-cell table:formula="of:=[.E20]/([.B20]+[.C20]+[.D20]+[.E20])" office:value-type="float" office:value="0.713424042642727">
            <text:p>0,71342404</text:p>
          </table:table-cell>
          <table:table-cell/>
          <table:table-cell table:formula="of:=SUM([.G20:.J20])" office:value-type="float" office:value="1">
            <text:p>1</text:p>
          </table:table-cell>
          <table:table-cell/>
          <table:table-cell office:value-type="float" office:value="0.034927759854117">
            <text:p>0,03492776</text:p>
          </table:table-cell>
          <table:table-cell office:value-type="float" office:value="0.108570627016412">
            <text:p>0,10857063</text:p>
          </table:table-cell>
          <table:table-cell office:value-type="float" office:value="0.713424042642727">
            <text:p>0,71342404</text:p>
          </table:table-cell>
          <table:table-cell/>
          <table:table-cell table:formula="of:=[.N20]/SUM([.N20:.P20])" office:value-type="float" office:value="0.0407595351121296">
            <text:p>0,04075954</text:p>
          </table:table-cell>
          <table:table-cell table:formula="of:=[.O20]/SUM([.N20:.P20])" office:value-type="float" office:value="0.126698313963006">
            <text:p>0,12669831</text:p>
          </table:table-cell>
          <table:table-cell table:formula="of:=[.P20]/SUM([.N20:.P20])" office:value-type="float" office:value="0.832542150924865">
            <text:p>0,83254215</text:p>
          </table:table-cell>
          <table:table-cell/>
          <table:table-cell table:formula="of:=SUM([.R20:.T20])" office:value-type="float" office:value="1">
            <text:p>1</text:p>
          </table:table-cell>
          <table:table-cell/>
          <table:table-cell table:formula="of:=([.R20]/SIN(RADIANS(60))+[.S20]/TAN(RADIANS(60)))*SIN(RADIANS(60))" office:value-type="float" office:value="0.104108692093632">
            <text:p>0,10410869</text:p>
          </table:table-cell>
          <table:table-cell table:formula="of:=[.S20]*SIN(RADIANS(60))" office:value-type="float" office:value="0.109723958508619">
            <text:p>0,10972396</text:p>
          </table:table-cell>
          <table:table-cell/>
          <table:table-cell table:formula="of:=SUM([.X20:.Y20])" office:value-type="float" office:value="0.213832650602252">
            <text:p>0,21383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0]*[.X20]-[.Y20])*-1" office:value-type="float" office:value="0.049616777104461">
            <text:p>0,049616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0])*[.AE20]-(-[.AD20])*[.AE20])/([.AF20]*[.AE20]-[.AC20]*[.AH20])" office:value-type="float" office:value="0.728515305293745">
            <text:p>0,72851531</text:p>
          </table:table-cell>
          <table:table-cell table:formula="of:=([.AF20]*(-[.AD20])-[.AC20]*(-[.AG20]))/([.AF20]*[.AH20]-[.AC20]*[.AH20])*-1" office:value-type="float" office:value="0.470225284717009">
            <text:p>0,470225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20]" office:value-type="float" office:value="0.895891307906367">
            <text:p>0,89589131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0]" office:value-type="float" office:value="-0.577350269179251">
            <text:p>-0,57735027</text:p>
          </table:table-cell>
          <table:table-cell table:formula="of:=[.Y20]+(1/[.AP20])*[.X20]" office:value-type="float" office:value="0.169831139912778">
            <text:p>0,1698311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0])*[.AR20]-(-[.AQ20])*[.AU20])/([.AS20]*[.AR20]-[.AP20]*[.AU20])" office:value-type="float" office:value="0.0735390407584068">
            <text:p>0,07353904</text:p>
          </table:table-cell>
          <table:table-cell table:formula="of:=([.AS20]*(-[.AQ20])-[.AP20]*(-[.AT20]))/([.AS20]*[.AU20]-[.AP20]*[.AU20])*-1" office:value-type="float" office:value="0.127373354935728">
            <text:p>0,12737335</text:p>
          </table:table-cell>
          <table:table-cell office:value-type="float" office:value="19">
            <text:p>19</text:p>
          </table:table-cell>
          <table:table-cell table:style-name="ce13" office:value-type="float" office:value="0.688693098387281">
            <text:p>0,6886931</text:p>
          </table:table-cell>
          <table:table-cell table:style-name="ce13" office:value-type="float" office:value="0.439794419970631">
            <text:p>0,43979442</text:p>
          </table:table-cell>
          <table:table-cell table:style-name="ce13" office:value-type="float" office:value="0.371512481641276">
            <text:p>0,37151248</text:p>
          </table:table-cell>
          <table:table-cell table:style-name="ce44" office:value-type="float" office:value="0.457030610580172">
            <text:p>0,45703061</text:p>
          </table:table-cell>
          <table:table-cell table:style-name="ce44" office:value-type="float" office:value="0.895891307906368">
            <text:p>0,89589131</text:p>
          </table:table-cell>
          <table:table-cell table:style-name="ce44" office:value-type="float" office:value="0.147078081518796">
            <text:p>0,14707808</text:p>
          </table:table-cell>
          <table:table-cell table:style-name="ce13" office:value-type="float" office:value="0.517877906981725">
            <text:p>0,51787791</text:p>
          </table:table-cell>
          <table:table-cell table:style-name="ce13" office:value-type="float" office:value="0.795494186046512">
            <text:p>0,79549419</text:p>
          </table:table-cell>
          <table:table-cell table:style-name="ce13" office:value-type="float" office:value="0.186627906975745">
            <text:p>0,18662791</text:p>
          </table:table-cell>
          <table:table-cell table:style-name="ce44" office:value-type="float" office:value="0.560660896936943">
            <text:p>0,5606609</text:p>
          </table:table-cell>
          <table:table-cell table:style-name="ce44" office:value-type="float" office:value="0.819905586152636">
            <text:p>0,81990559</text:p>
          </table:table-cell>
          <table:table-cell table:style-name="ce44" office:value-type="float" office:value="0.119433516914733">
            <text:p>0,11943352</text:p>
          </table:table-cell>
          <table:table-cell table:number-columns-repeated="961"/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float" office:value="8.68">
            <text:p>8,6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59">
            <text:p>8,59</text:p>
          </table:table-cell>
          <table:table-cell table:style-name="ce34" office:value-type="float" office:value="48.98">
            <text:p>48,98</text:p>
          </table:table-cell>
          <table:table-cell/>
          <table:table-cell table:formula="of:=[.B21]/([.B21]+[.C21]+[.D21]+[.E21])" office:value-type="float" office:value="0.125578703703704">
            <text:p>0,1255787</text:p>
          </table:table-cell>
          <table:table-cell table:formula="of:=[.C21]/([.B21]+[.C21]+[.D21]+[.E21])" office:value-type="float" office:value="0.0415219907407407">
            <text:p>0,04152199</text:p>
          </table:table-cell>
          <table:table-cell table:formula="of:=[.D21]/([.B21]+[.C21]+[.D21]+[.E21])" office:value-type="float" office:value="0.12427662037037">
            <text:p>0,12427662</text:p>
          </table:table-cell>
          <table:table-cell table:formula="of:=[.E21]/([.B21]+[.C21]+[.D21]+[.E21])" office:value-type="float" office:value="0.708622685185185">
            <text:p>0,70862269</text:p>
          </table:table-cell>
          <table:table-cell/>
          <table:table-cell table:formula="of:=SUM([.G21:.J21])" office:value-type="float" office:value="1">
            <text:p>1</text:p>
          </table:table-cell>
          <table:table-cell/>
          <table:table-cell office:value-type="float" office:value="0.0415219907407407">
            <text:p>0,04152199</text:p>
          </table:table-cell>
          <table:table-cell office:value-type="float" office:value="0.12427662037037">
            <text:p>0,12427662</text:p>
          </table:table-cell>
          <table:table-cell office:value-type="float" office:value="0.708622685185185">
            <text:p>0,70862269</text:p>
          </table:table-cell>
          <table:table-cell/>
          <table:table-cell table:formula="of:=[.N21]/SUM([.N21:.P21])" office:value-type="float" office:value="0.0474851091992058">
            <text:p>0,04748511</text:p>
          </table:table-cell>
          <table:table-cell table:formula="of:=[.O21]/SUM([.N21:.P21])" office:value-type="float" office:value="0.142124420913302">
            <text:p>0,14212442</text:p>
          </table:table-cell>
          <table:table-cell table:formula="of:=[.P21]/SUM([.N21:.P21])" office:value-type="float" office:value="0.810390469887492">
            <text:p>0,81039047</text:p>
          </table:table-cell>
          <table:table-cell/>
          <table:table-cell table:formula="of:=SUM([.R21:.T21])" office:value-type="float" office:value="1">
            <text:p>1</text:p>
          </table:table-cell>
          <table:table-cell/>
          <table:table-cell table:formula="of:=([.R21]/SIN(RADIANS(60))+[.S21]/TAN(RADIANS(60)))*SIN(RADIANS(60))" office:value-type="float" office:value="0.118547319655857">
            <text:p>0,11854732</text:p>
          </table:table-cell>
          <table:table-cell table:formula="of:=[.S21]*SIN(RADIANS(60))" office:value-type="float" office:value="0.123083359009072">
            <text:p>0,12308336</text:p>
          </table:table-cell>
          <table:table-cell/>
          <table:table-cell table:formula="of:=SUM([.X21:.Y21])" office:value-type="float" office:value="0.241630678664929">
            <text:p>0,2416306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1]*[.X21]-[.Y21])*-1" office:value-type="float" office:value="0.0546400320952842">
            <text:p>0,0546400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1])*[.AE21]-(-[.AD21])*[.AE21])/([.AF21]*[.AE21]-[.AC21]*[.AH21])" office:value-type="float" office:value="0.726340172077894">
            <text:p>0,72634017</text:p>
          </table:table-cell>
          <table:table-cell table:formula="of:=([.AF21]*(-[.AD21])-[.AC21]*(-[.AG21]))/([.AF21]*[.AH21]-[.AC21]*[.AH21])*-1" office:value-type="float" office:value="0.47399272596016">
            <text:p>0,47399273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21]" office:value-type="float" office:value="0.881452680344143">
            <text:p>0,88145268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1]" office:value-type="float" office:value="-0.577350269179251">
            <text:p>-0,57735027</text:p>
          </table:table-cell>
          <table:table-cell table:formula="of:=[.Y21]+(1/[.AP21])*[.X21]" office:value-type="float" office:value="0.19152668592286">
            <text:p>0,1915266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1])*[.AR21]-(-[.AQ21])*[.AU21])/([.AS21]*[.AR21]-[.AP21]*[.AU21])" office:value-type="float" office:value="0.0829334877551749">
            <text:p>0,08293349</text:p>
          </table:table-cell>
          <table:table-cell table:formula="of:=([.AS21]*(-[.AQ21])-[.AP21]*(-[.AT21]))/([.AS21]*[.AU21]-[.AP21]*[.AU21])*-1" office:value-type="float" office:value="0.143645014443435">
            <text:p>0,14364501</text:p>
          </table:table-cell>
          <table:table-cell office:value-type="float" office:value="20">
            <text:p>20</text:p>
          </table:table-cell>
          <table:table-cell table:style-name="ce13" office:value-type="float" office:value="0.644240317778445">
            <text:p>0,64424032</text:p>
          </table:table-cell>
          <table:table-cell table:style-name="ce13" office:value-type="float" office:value="0.497765640516385">
            <text:p>0,49776564</text:p>
          </table:table-cell>
          <table:table-cell table:style-name="ce13" office:value-type="float" office:value="0.35799404170514">
            <text:p>0,35799404</text:p>
          </table:table-cell>
          <table:table-cell table:style-name="ce44" office:value-type="float" office:value="0.452680344148412">
            <text:p>0,45268034</text:p>
          </table:table-cell>
          <table:table-cell table:style-name="ce44" office:value-type="float" office:value="0.881452680344143">
            <text:p>0,88145268</text:p>
          </table:table-cell>
          <table:table-cell table:style-name="ce44" office:value-type="float" office:value="0.165866975512585">
            <text:p>0,16586698</text:p>
          </table:table-cell>
          <table:table-cell table:style-name="ce13" office:value-type="float" office:value="0.500679245288001">
            <text:p>0,50067925</text:p>
          </table:table-cell>
          <table:table-cell table:style-name="ce13" office:value-type="float" office:value="0.804150943396227">
            <text:p>0,80415094</text:p>
          </table:table-cell>
          <table:table-cell table:style-name="ce13" office:value-type="float" office:value="0.195169811319872">
            <text:p>0,19516981</text:p>
          </table:table-cell>
          <table:table-cell table:style-name="ce44" office:value-type="float" office:value="0.547992730882703">
            <text:p>0,54799273</text:p>
          </table:table-cell>
          <table:table-cell table:style-name="ce44" office:value-type="float" office:value="0.832892780439451">
            <text:p>0,83289278</text:p>
          </table:table-cell>
          <table:table-cell table:style-name="ce44" office:value-type="float" office:value="0.119114488682331">
            <text:p>0,11911449</text:p>
          </table:table-cell>
          <table:table-cell table:number-columns-repeated="961"/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1">
            <text:p>2,81</text:p>
          </table:table-cell>
          <table:table-cell table:style-name="ce33" office:value-type="float" office:value="8.49">
            <text:p>8,49</text:p>
          </table:table-cell>
          <table:table-cell table:style-name="ce34" office:value-type="float" office:value="49.07">
            <text:p>49,07</text:p>
          </table:table-cell>
          <table:table-cell/>
          <table:table-cell table:formula="of:=[.B22]/([.B22]+[.C22]+[.D22]+[.E22])" office:value-type="float" office:value="0.124945644296275">
            <text:p>0,12494564</text:p>
          </table:table-cell>
          <table:table-cell table:formula="of:=[.C22]/([.B22]+[.C22]+[.D22]+[.E22])" office:value-type="float" office:value="0.0407305406580664">
            <text:p>0,04073054</text:p>
          </table:table-cell>
          <table:table-cell table:formula="of:=[.D22]/([.B22]+[.C22]+[.D22]+[.E22])" office:value-type="float" office:value="0.123061313233802">
            <text:p>0,12306131</text:p>
          </table:table-cell>
          <table:table-cell table:formula="of:=[.E22]/([.B22]+[.C22]+[.D22]+[.E22])" office:value-type="float" office:value="0.711262501811857">
            <text:p>0,7112625</text:p>
          </table:table-cell>
          <table:table-cell/>
          <table:table-cell table:formula="of:=SUM([.G22:.J22])" office:value-type="float" office:value="1">
            <text:p>1</text:p>
          </table:table-cell>
          <table:table-cell/>
          <table:table-cell office:value-type="float" office:value="0.0407305406580664">
            <text:p>0,04073054</text:p>
          </table:table-cell>
          <table:table-cell office:value-type="float" office:value="0.123061313233802">
            <text:p>0,12306131</text:p>
          </table:table-cell>
          <table:table-cell office:value-type="float" office:value="0.711262501811857">
            <text:p>0,7112625</text:p>
          </table:table-cell>
          <table:table-cell/>
          <table:table-cell table:formula="of:=[.N22]/SUM([.N22:.P22])" office:value-type="float" office:value="0.046546297830048">
            <text:p>0,0465463</text:p>
          </table:table-cell>
          <table:table-cell table:formula="of:=[.O22]/SUM([.N22:.P22])" office:value-type="float" office:value="0.140632764618188">
            <text:p>0,14063276</text:p>
          </table:table-cell>
          <table:table-cell table:formula="of:=[.P22]/SUM([.N22:.P22])" office:value-type="float" office:value="0.812820937551764">
            <text:p>0,81282094</text:p>
          </table:table-cell>
          <table:table-cell/>
          <table:table-cell table:formula="of:=SUM([.R22:.T22])" office:value-type="float" office:value="1">
            <text:p>1</text:p>
          </table:table-cell>
          <table:table-cell/>
          <table:table-cell table:formula="of:=([.R22]/SIN(RADIANS(60))+[.S22]/TAN(RADIANS(60)))*SIN(RADIANS(60))" office:value-type="float" office:value="0.116862680139142">
            <text:p>0,11686268</text:p>
          </table:table-cell>
          <table:table-cell table:formula="of:=[.S22]*SIN(RADIANS(60))" office:value-type="float" office:value="0.121791546763788">
            <text:p>0,12179155</text:p>
          </table:table-cell>
          <table:table-cell/>
          <table:table-cell table:formula="of:=SUM([.X22:.Y22])" office:value-type="float" office:value="0.23865422690293">
            <text:p>0,2386542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2]*[.X22]-[.Y22])*-1" office:value-type="float" office:value="0.0543208469284456">
            <text:p>0,054320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2])*[.AE22]-(-[.AD22])*[.AE22])/([.AF22]*[.AE22]-[.AC22]*[.AH22])" office:value-type="float" office:value="0.72647838330939">
            <text:p>0,72647838</text:p>
          </table:table-cell>
          <table:table-cell table:formula="of:=([.AF22]*(-[.AD22])-[.AC22]*(-[.AG22]))/([.AF22]*[.AH22]-[.AC22]*[.AH22])*-1" office:value-type="float" office:value="0.473753337085029">
            <text:p>0,47375334</text:p>
          </table:table-cell>
          <table:table-cell/>
          <table:table-cell table:style-name="ce12" table:formula="of:=1-SQRT((1-[.AI22])*(1-[.AI22])+[.AJ22]*[.AJ22])" office:value-type="float" office:value="0.452956766611407">
            <text:p>0,45295677</text:p>
          </table:table-cell>
          <table:table-cell table:style-name="ce12" table:formula="of:=1-[.X22]" office:value-type="float" office:value="0.883137319860858">
            <text:p>0,88313732</text:p>
          </table:table-cell>
          <table:table-cell table:style-name="ce12" table:formula="of:=SQRT([.AW22]*[.AW22]+[.AX22]*[.AX22])" office:value-type="float" office:value="0.163905913532898">
            <text:p>0,1639059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2]" office:value-type="float" office:value="-0.577350269179251">
            <text:p>-0,57735027</text:p>
          </table:table-cell>
          <table:table-cell table:formula="of:=[.Y22]+(1/[.AP22])*[.X22]" office:value-type="float" office:value="0.18926224659913">
            <text:p>0,189262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2])*[.AR22]-(-[.AQ22])*[.AU22])/([.AS22]*[.AR22]-[.AP22]*[.AU22])" office:value-type="float" office:value="0.0819529567653447">
            <text:p>0,08195296</text:p>
          </table:table-cell>
          <table:table-cell table:formula="of:=([.AS22]*(-[.AQ22])-[.AP22]*(-[.AT22]))/([.AS22]*[.AU22]-[.AP22]*[.AU22])*-1" office:value-type="float" office:value="0.141946684950623">
            <text:p>0,14194668</text:p>
          </table:table-cell>
          <table:table-cell office:value-type="float" office:value="21">
            <text:p>21</text:p>
          </table:table-cell>
          <table:table-cell table:style-name="ce13" office:value-type="float" office:value="0.645833333336205">
            <text:p>0,64583333</text:p>
          </table:table-cell>
          <table:table-cell table:style-name="ce13" office:value-type="float" office:value="0.496736947791165">
            <text:p>0,49673695</text:p>
          </table:table-cell>
          <table:table-cell table:style-name="ce13" office:value-type="float" office:value="0.357429718872586">
            <text:p>0,35742972</text:p>
          </table:table-cell>
          <table:table-cell table:style-name="ce44" office:value-type="float" office:value="0.452956766611407">
            <text:p>0,45295677</text:p>
          </table:table-cell>
          <table:table-cell table:style-name="ce44" office:value-type="float" office:value="0.883137319860858">
            <text:p>0,88313732</text:p>
          </table:table-cell>
          <table:table-cell table:style-name="ce44" office:value-type="float" office:value="0.163905913532898">
            <text:p>0,16390591</text:p>
          </table:table-cell>
          <table:table-cell table:style-name="ce13" office:value-type="float" office:value="0.500982169844827">
            <text:p>0,50098217</text:p>
          </table:table-cell>
          <table:table-cell table:style-name="ce13" office:value-type="float" office:value="0.805605923239649">
            <text:p>0,80560592</text:p>
          </table:table-cell>
          <table:table-cell table:style-name="ce13" office:value-type="float" office:value="0.193411906919642">
            <text:p>0,19341191</text:p>
          </table:table-cell>
          <table:table-cell table:style-name="ce44" office:value-type="float" office:value="0.548016528931085">
            <text:p>0,54801653</text:p>
          </table:table-cell>
          <table:table-cell table:style-name="ce44" office:value-type="float" office:value="0.834297520661157">
            <text:p>0,83429752</text:p>
          </table:table-cell>
          <table:table-cell table:style-name="ce44" office:value-type="float" office:value="0.117685950412263">
            <text:p>0,11768595</text:p>
          </table:table-cell>
          <table:table-cell table:number-columns-repeated="961"/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8.34">
            <text:p>8,34</text:p>
          </table:table-cell>
          <table:table-cell table:style-name="ce34" office:value-type="float" office:value="49.18">
            <text:p>49,18</text:p>
          </table:table-cell>
          <table:table-cell/>
          <table:table-cell table:formula="of:=[.B23]/([.B23]+[.C23]+[.D23]+[.E23])" office:value-type="float" office:value="0.124963757610902">
            <text:p>0,12496376</text:p>
          </table:table-cell>
          <table:table-cell table:formula="of:=[.C23]/([.B23]+[.C23]+[.D23]+[.E23])" office:value-type="float" office:value="0.0411713540156567">
            <text:p>0,04117135</text:p>
          </table:table-cell>
          <table:table-cell table:formula="of:=[.D23]/([.B23]+[.C23]+[.D23]+[.E23])" office:value-type="float" office:value="0.120904610031893">
            <text:p>0,12090461</text:p>
          </table:table-cell>
          <table:table-cell table:formula="of:=[.E23]/([.B23]+[.C23]+[.D23]+[.E23])" office:value-type="float" office:value="0.712960278341548">
            <text:p>0,71296028</text:p>
          </table:table-cell>
          <table:table-cell/>
          <table:table-cell table:formula="of:=SUM([.G23:.J23])" office:value-type="float" office:value="1">
            <text:p>1</text:p>
          </table:table-cell>
          <table:table-cell/>
          <table:table-cell office:value-type="float" office:value="0.0411713540156567">
            <text:p>0,04117135</text:p>
          </table:table-cell>
          <table:table-cell office:value-type="float" office:value="0.120904610031893">
            <text:p>0,12090461</text:p>
          </table:table-cell>
          <table:table-cell office:value-type="float" office:value="0.712960278341548">
            <text:p>0,71296028</text:p>
          </table:table-cell>
          <table:table-cell/>
          <table:table-cell table:formula="of:=[.N23]/SUM([.N23:.P23])" office:value-type="float" office:value="0.0470510271703115">
            <text:p>0,04705103</text:p>
          </table:table-cell>
          <table:table-cell table:formula="of:=[.O23]/SUM([.N23:.P23])" office:value-type="float" office:value="0.138170974155069">
            <text:p>0,13817097</text:p>
          </table:table-cell>
          <table:table-cell table:formula="of:=[.P23]/SUM([.N23:.P23])" office:value-type="float" office:value="0.814777998674619">
            <text:p>0,814778</text:p>
          </table:table-cell>
          <table:table-cell/>
          <table:table-cell table:formula="of:=SUM([.R23:.T23])" office:value-type="float" office:value="1">
            <text:p>1</text:p>
          </table:table-cell>
          <table:table-cell/>
          <table:table-cell table:formula="of:=([.R23]/SIN(RADIANS(60))+[.S23]/TAN(RADIANS(60)))*SIN(RADIANS(60))" office:value-type="float" office:value="0.116136514247846">
            <text:p>0,11613651</text:p>
          </table:table-cell>
          <table:table-cell table:formula="of:=[.S23]*SIN(RADIANS(60))" office:value-type="float" office:value="0.119659573683933">
            <text:p>0,11965957</text:p>
          </table:table-cell>
          <table:table-cell/>
          <table:table-cell table:formula="of:=SUM([.X23:.Y23])" office:value-type="float" office:value="0.235796087931779">
            <text:p>0,235796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3]*[.X23]-[.Y23])*-1" office:value-type="float" office:value="0.0526081259213992">
            <text:p>0,0526081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3])*[.AE23]-(-[.AD23])*[.AE23])/([.AF23]*[.AE23]-[.AC23]*[.AH23])" office:value-type="float" office:value="0.727220013260232">
            <text:p>0,72722001</text:p>
          </table:table-cell>
          <table:table-cell table:formula="of:=([.AF23]*(-[.AD23])-[.AC23]*(-[.AG23]))/([.AF23]*[.AH23]-[.AC23]*[.AH23])*-1" office:value-type="float" office:value="0.472468796329733">
            <text:p>0,4724688</text:p>
          </table:table-cell>
          <table:table-cell/>
          <table:table-cell table:style-name="ce12" table:formula="of:=1-SQRT((1-[.AI23])*(1-[.AI23])+[.AJ23]*[.AJ23])" office:value-type="float" office:value="0.454440026513111">
            <text:p>0,45444003</text:p>
          </table:table-cell>
          <table:table-cell table:style-name="ce12" table:formula="of:=1-[.X23]" office:value-type="float" office:value="0.883863485752154">
            <text:p>0,88386349</text:p>
          </table:table-cell>
          <table:table-cell table:style-name="ce12" table:formula="of:=SQRT([.AW23]*[.AW23]+[.AX23]*[.AX23])" office:value-type="float" office:value="0.161696487739908">
            <text:p>0,161696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3]" office:value-type="float" office:value="-0.577350269179251">
            <text:p>-0,57735027</text:p>
          </table:table-cell>
          <table:table-cell table:formula="of:=[.Y23]+(1/[.AP23])*[.X23]" office:value-type="float" office:value="0.186711021446467">
            <text:p>0,1867110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3])*[.AR23]-(-[.AQ23])*[.AU23])/([.AS23]*[.AR23]-[.AP23]*[.AU23])" office:value-type="float" office:value="0.0808482438688644">
            <text:p>0,08084824</text:p>
          </table:table-cell>
          <table:table-cell table:formula="of:=([.AS23]*(-[.AQ23])-[.AP23]*(-[.AT23]))/([.AS23]*[.AU23]-[.AP23]*[.AU23])*-1" office:value-type="float" office:value="0.140033266086108">
            <text:p>0,14003327</text:p>
          </table:table-cell>
          <table:table-cell office:value-type="float" office:value="22">
            <text:p>22</text:p>
          </table:table-cell>
          <table:table-cell table:style-name="ce13" office:value-type="float" office:value="0.645959595962434">
            <text:p>0,6459596</text:p>
          </table:table-cell>
          <table:table-cell table:style-name="ce13" office:value-type="float" office:value="0.492929292929293">
            <text:p>0,49292929</text:p>
          </table:table-cell>
          <table:table-cell table:style-name="ce13" office:value-type="float" office:value="0.361111111108178">
            <text:p>0,36111111</text:p>
          </table:table-cell>
          <table:table-cell table:style-name="ce44" office:value-type="float" office:value="0.454440026513111">
            <text:p>0,45444003</text:p>
          </table:table-cell>
          <table:table-cell table:style-name="ce44" office:value-type="float" office:value="0.883863485752154">
            <text:p>0,88386349</text:p>
          </table:table-cell>
          <table:table-cell table:style-name="ce44" office:value-type="float" office:value="0.161696487739908">
            <text:p>0,16169649</text:p>
          </table:table-cell>
          <table:table-cell table:style-name="ce13" office:value-type="float" office:value="0.502116722109637">
            <text:p>0,50211672</text:p>
          </table:table-cell>
          <table:table-cell table:style-name="ce13" office:value-type="float" office:value="0.80662231629876">
            <text:p>0,80662232</text:p>
          </table:table-cell>
          <table:table-cell table:style-name="ce13" office:value-type="float" office:value="0.191260961595735">
            <text:p>0,19126096</text:p>
          </table:table-cell>
          <table:table-cell table:style-name="ce44" office:value-type="float" office:value="0.547658311351111">
            <text:p>0,54765831</text:p>
          </table:table-cell>
          <table:table-cell table:style-name="ce44" office:value-type="float" office:value="0.8344327176781">
            <text:p>0,83443272</text:p>
          </table:table-cell>
          <table:table-cell table:style-name="ce44" office:value-type="float" office:value="0.117908970975295">
            <text:p>0,11790897</text:p>
          </table:table-cell>
          <table:table-cell table:number-columns-repeated="961"/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53">
            <text:p>53</text:p>
          </table:table-cell>
          <table:table-cell/>
          <table:table-cell table:formula="of:=[.B24]/([.B24]+[.C24]+[.D24]+[.E24])" office:value-type="float" office:value="0.00657894736842105">
            <text:p>0,00657895</text:p>
          </table:table-cell>
          <table:table-cell table:formula="of:=[.C24]/([.B24]+[.C24]+[.D24]+[.E24])" office:value-type="float" office:value="0.31578947368421">
            <text:p>0,31578947</text:p>
          </table:table-cell>
          <table:table-cell table:formula="of:=[.D24]/([.B24]+[.C24]+[.D24]+[.E24])" office:value-type="float" office:value="0.328947368421053">
            <text:p>0,32894737</text:p>
          </table:table-cell>
          <table:table-cell table:formula="of:=[.E24]/([.B24]+[.C24]+[.D24]+[.E24])" office:value-type="float" office:value="0.348684210526316">
            <text:p>0,34868421</text:p>
          </table:table-cell>
          <table:table-cell/>
          <table:table-cell table:formula="of:=SUM([.G24:.J24])" office:value-type="float" office:value="1">
            <text:p>1</text:p>
          </table:table-cell>
          <table:table-cell/>
          <table:table-cell office:value-type="float" office:value="0.31578947368421">
            <text:p>0,31578947</text:p>
          </table:table-cell>
          <table:table-cell office:value-type="float" office:value="0.328947368421053">
            <text:p>0,32894737</text:p>
          </table:table-cell>
          <table:table-cell office:value-type="float" office:value="0.348684210526316">
            <text:p>0,34868421</text:p>
          </table:table-cell>
          <table:table-cell/>
          <table:table-cell table:formula="of:=[.N24]/SUM([.N24:.P24])" office:value-type="float" office:value="0.317880794701986">
            <text:p>0,31788079</text:p>
          </table:table-cell>
          <table:table-cell table:formula="of:=[.O24]/SUM([.N24:.P24])" office:value-type="float" office:value="0.33112582781457">
            <text:p>0,33112583</text:p>
          </table:table-cell>
          <table:table-cell table:formula="of:=[.P24]/SUM([.N24:.P24])" office:value-type="float" office:value="0.350993377483444">
            <text:p>0,35099338</text:p>
          </table:table-cell>
          <table:table-cell/>
          <table:table-cell table:formula="of:=SUM([.R24:.T24])" office:value-type="float" office:value="1">
            <text:p>1</text:p>
          </table:table-cell>
          <table:table-cell/>
          <table:table-cell table:formula="of:=([.R24]/SIN(RADIANS(60))+[.S24]/TAN(RADIANS(60)))*SIN(RADIANS(60))" office:value-type="float" office:value="0.483443708609271">
            <text:p>0,48344371</text:p>
          </table:table-cell>
          <table:table-cell table:formula="of:=[.S24]*SIN(RADIANS(60))" office:value-type="float" office:value="0.286763378736569">
            <text:p>0,28676338</text:p>
          </table:table-cell>
          <table:table-cell/>
          <table:table-cell table:formula="of:=SUM([.X24:.Y24])" office:value-type="float" office:value="0.770207087345841">
            <text:p>0,77020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4]*[.X24]-[.Y24])*-1" office:value-type="float" office:value="0.00764702343799106">
            <text:p>0,0076470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4])*[.AE24]-(-[.AD24])*[.AE24])/([.AF24]*[.AE24]-[.AC24]*[.AH24])" office:value-type="float" office:value="0.74668874172645">
            <text:p>0,74668874</text:p>
          </table:table-cell>
          <table:table-cell table:formula="of:=([.AF24]*(-[.AD24])-[.AC24]*(-[.AG24]))/([.AF24]*[.AH24]-[.AC24]*[.AH24])*-1" office:value-type="float" office:value="0.438747969466874">
            <text:p>0,43874797</text:p>
          </table:table-cell>
          <table:table-cell/>
          <table:table-cell table:style-name="ce12" table:formula="of:=1-SQRT((1-[.AI24])*(1-[.AI24])+[.AJ24]*[.AJ24])" office:value-type="float" office:value="0.493377483446073">
            <text:p>0,49337748</text:p>
          </table:table-cell>
          <table:table-cell table:style-name="ce12" table:formula="of:=1-[.X24]" office:value-type="float" office:value="0.516556291390729">
            <text:p>0,51655629</text:p>
          </table:table-cell>
          <table:table-cell table:style-name="ce12" table:formula="of:=SQRT([.AW24]*[.AW24]+[.AX24]*[.AX24])" office:value-type="float" office:value="0.490066225163421">
            <text:p>0,490066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4]" office:value-type="float" office:value="-0.577350269179251">
            <text:p>-0,57735027</text:p>
          </table:table-cell>
          <table:table-cell table:formula="of:=[.Y24]+(1/[.AP24])*[.X24]" office:value-type="float" office:value="0.565879734035148">
            <text:p>0,5658797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4])*[.AR24]-(-[.AQ24])*[.AU24])/([.AS24]*[.AR24]-[.AP24]*[.AU24])" office:value-type="float" office:value="0.245033112578408">
            <text:p>0,24503311</text:p>
          </table:table-cell>
          <table:table-cell table:formula="of:=([.AS24]*(-[.AQ24])-[.AP24]*(-[.AT24]))/([.AS24]*[.AU24]-[.AP24]*[.AU24])*-1" office:value-type="float" office:value="0.424409800530174">
            <text:p>0,4244098</text:p>
          </table:table-cell>
          <table:table-cell office:value-type="float" office:value="23">
            <text:p>23</text:p>
          </table:table-cell>
          <table:table-cell table:style-name="ce13" office:value-type="float" office:value="0.262626262629666">
            <text:p>0,26262626</text:p>
          </table:table-cell>
          <table:table-cell table:style-name="ce13" office:value-type="float" office:value="0.747474747474747">
            <text:p>0,74747475</text:p>
          </table:table-cell>
          <table:table-cell table:style-name="ce13" office:value-type="float" office:value="0.489898989898922">
            <text:p>0,48989899</text:p>
          </table:table-cell>
          <table:table-cell table:style-name="ce44" office:value-type="float" office:value="0.493377483446074">
            <text:p>0,49337748</text:p>
          </table:table-cell>
          <table:table-cell table:style-name="ce44" office:value-type="float" office:value="0.516556291390729">
            <text:p>0,51655629</text:p>
          </table:table-cell>
          <table:table-cell table:style-name="ce44" office:value-type="float" office:value="0.490066225163421">
            <text:p>0,49006623</text:p>
          </table:table-cell>
          <table:table-cell table:style-name="ce13" office:value-type="float" office:value="0.264423076926511">
            <text:p>0,26442308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0.485576923076858">
            <text:p>0,48557692</text:p>
          </table:table-cell>
          <table:table-cell table:style-name="ce44" office:value-type="float" office:value="0.269607843140756">
            <text:p>0,26960784</text:p>
          </table:table-cell>
          <table:table-cell table:style-name="ce44" office:value-type="float" office:value="0.754901960784314">
            <text:p>0,75490196</text:p>
          </table:table-cell>
          <table:table-cell table:style-name="ce44" office:value-type="float" office:value="0.475490196078365">
            <text:p>0,4754902</text:p>
          </table:table-cell>
          <table:table-cell table:number-columns-repeated="961"/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7">
            <text:p>47</text:p>
          </table:table-cell>
          <table:table-cell table:style-name="ce33" office:value-type="float" office:value="51">
            <text:p>51</text:p>
          </table:table-cell>
          <table:table-cell table:style-name="ce33" office:value-type="float" office:value="54">
            <text:p>54</text:p>
          </table:table-cell>
          <table:table-cell/>
          <table:table-cell table:formula="of:=[.B25]/([.B25]+[.C25]+[.D25]+[.E25])" office:value-type="float" office:value="0.012987012987013">
            <text:p>0,01298701</text:p>
          </table:table-cell>
          <table:table-cell table:formula="of:=[.C25]/([.B25]+[.C25]+[.D25]+[.E25])" office:value-type="float" office:value="0.305194805194805">
            <text:p>0,30519481</text:p>
          </table:table-cell>
          <table:table-cell table:formula="of:=[.D25]/([.B25]+[.C25]+[.D25]+[.E25])" office:value-type="float" office:value="0.331168831168831">
            <text:p>0,33116883</text:p>
          </table:table-cell>
          <table:table-cell table:formula="of:=[.E25]/([.B25]+[.C25]+[.D25]+[.E25])" office:value-type="float" office:value="0.350649350649351">
            <text:p>0,35064935</text:p>
          </table:table-cell>
          <table:table-cell/>
          <table:table-cell table:formula="of:=SUM([.G25:.J25])" office:value-type="float" office:value="1">
            <text:p>1</text:p>
          </table:table-cell>
          <table:table-cell/>
          <table:table-cell office:value-type="float" office:value="0.305194805194805">
            <text:p>0,30519481</text:p>
          </table:table-cell>
          <table:table-cell office:value-type="float" office:value="0.331168831168831">
            <text:p>0,33116883</text:p>
          </table:table-cell>
          <table:table-cell office:value-type="float" office:value="0.350649350649351">
            <text:p>0,35064935</text:p>
          </table:table-cell>
          <table:table-cell/>
          <table:table-cell table:formula="of:=[.N25]/SUM([.N25:.P25])" office:value-type="float" office:value="0.309210526315789">
            <text:p>0,30921053</text:p>
          </table:table-cell>
          <table:table-cell table:formula="of:=[.O25]/SUM([.N25:.P25])" office:value-type="float" office:value="0.335526315789473">
            <text:p>0,33552632</text:p>
          </table:table-cell>
          <table:table-cell table:formula="of:=[.P25]/SUM([.N25:.P25])" office:value-type="float" office:value="0.355263157894737">
            <text:p>0,35526316</text:p>
          </table:table-cell>
          <table:table-cell/>
          <table:table-cell table:formula="of:=SUM([.R25:.T25])" office:value-type="float" office:value="1">
            <text:p>1</text:p>
          </table:table-cell>
          <table:table-cell/>
          <table:table-cell table:formula="of:=([.R25]/SIN(RADIANS(60))+[.S25]/TAN(RADIANS(60)))*SIN(RADIANS(60))" office:value-type="float" office:value="0.476973684210526">
            <text:p>0,47697368</text:p>
          </table:table-cell>
          <table:table-cell table:formula="of:=[.S25]*SIN(RADIANS(60))" office:value-type="float" office:value="0.290574313111884">
            <text:p>0,29057431</text:p>
          </table:table-cell>
          <table:table-cell/>
          <table:table-cell table:formula="of:=SUM([.X25:.Y25])" office:value-type="float" office:value="0.76754799732241">
            <text:p>0,7675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5]*[.X25]-[.Y25])*-1" office:value-type="float" office:value="0.0151934281415174">
            <text:p>0,015193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5])*[.AE25]-(-[.AD25])*[.AE25])/([.AF25]*[.AE25]-[.AC25]*[.AH25])" office:value-type="float" office:value="0.743421052636234">
            <text:p>0,74342105</text:p>
          </table:table-cell>
          <table:table-cell table:formula="of:=([.AF25]*(-[.AD25])-[.AC25]*(-[.AG25]))/([.AF25]*[.AH25]-[.AC25]*[.AH25])*-1" office:value-type="float" office:value="0.444407772994569">
            <text:p>0,44440777</text:p>
          </table:table-cell>
          <table:table-cell/>
          <table:table-cell table:style-name="ce12" table:formula="of:=1-SQRT((1-[.AI25])*(1-[.AI25])+[.AJ25]*[.AJ25])" office:value-type="float" office:value="0.486842105265552">
            <text:p>0,48684211</text:p>
          </table:table-cell>
          <table:table-cell table:style-name="ce12" table:formula="of:=1-[.X25]" office:value-type="float" office:value="0.523026315789474">
            <text:p>0,52302632</text:p>
          </table:table-cell>
          <table:table-cell table:style-name="ce12" table:formula="of:=SQRT([.AW25]*[.AW25]+[.AX25]*[.AX25])" office:value-type="float" office:value="0.490131578945285">
            <text:p>0,490131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5]" office:value-type="float" office:value="-0.577350269179251">
            <text:p>-0,57735027</text:p>
          </table:table-cell>
          <table:table-cell table:formula="of:=[.Y25]+(1/[.AP25])*[.X25]" office:value-type="float" office:value="0.56595519808225">
            <text:p>0,565955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5])*[.AR25]-(-[.AQ25])*[.AU25])/([.AS25]*[.AR25]-[.AP25]*[.AU25])" office:value-type="float" office:value="0.24506578946934">
            <text:p>0,24506579</text:p>
          </table:table-cell>
          <table:table-cell table:formula="of:=([.AS25]*(-[.AQ25])-[.AP25]*(-[.AT25]))/([.AS25]*[.AU25]-[.AP25]*[.AU25])*-1" office:value-type="float" office:value="0.424466398565501">
            <text:p>0,4244664</text:p>
          </table:table-cell>
          <table:table-cell office:value-type="float" office:value="24">
            <text:p>24</text:p>
          </table:table-cell>
          <table:table-cell table:style-name="ce13" office:value-type="float" office:value="0.275000000003437">
            <text:p>0,275</text:p>
          </table:table-cell>
          <table:table-cell table:style-name="ce13" office:value-type="float" office:value="0.745">
            <text:p>0,745</text:p>
          </table:table-cell>
          <table:table-cell table:style-name="ce13" office:value-type="float" office:value="0.479999999999865">
            <text:p>0,48</text:p>
          </table:table-cell>
          <table:table-cell table:style-name="ce44" office:value-type="float" office:value="0.486842105265552">
            <text:p>0,48684211</text:p>
          </table:table-cell>
          <table:table-cell table:style-name="ce44" office:value-type="float" office:value="0.523026315789474">
            <text:p>0,52302632</text:p>
          </table:table-cell>
          <table:table-cell table:style-name="ce44" office:value-type="float" office:value="0.490131578945285">
            <text:p>0,49013158</text:p>
          </table:table-cell>
          <table:table-cell table:style-name="ce13" office:value-type="float" office:value="0.271028037386578">
            <text:p>0,27102804</text:p>
          </table:table-cell>
          <table:table-cell table:style-name="ce13" office:value-type="float" office:value="0.742990654205607">
            <text:p>0,74299065</text:p>
          </table:table-cell>
          <table:table-cell table:style-name="ce13" office:value-type="float" office:value="0.485981308411089">
            <text:p>0,48598131</text:p>
          </table:table-cell>
          <table:table-cell table:style-name="ce44" office:value-type="float" office:value="0.281553398061785">
            <text:p>0,2815534</text:p>
          </table:table-cell>
          <table:table-cell table:style-name="ce44" office:value-type="float" office:value="0.752427184466019">
            <text:p>0,75242718</text:p>
          </table:table-cell>
          <table:table-cell table:style-name="ce44" office:value-type="float" office:value="0.466019417475597">
            <text:p>0,46601942</text:p>
          </table:table-cell>
          <table:table-cell table:number-columns-repeated="961"/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6">
            <text:p>46</text:p>
          </table:table-cell>
          <table:table-cell table:style-name="ce33" office:value-type="float" office:value="52">
            <text:p>52</text:p>
          </table:table-cell>
          <table:table-cell table:style-name="ce33" office:value-type="float" office:value="55">
            <text:p>55</text:p>
          </table:table-cell>
          <table:table-cell/>
          <table:table-cell table:formula="of:=[.B26]/([.B26]+[.C26]+[.D26]+[.E26])" office:value-type="float" office:value="0.0192307692307692">
            <text:p>0,01923077</text:p>
          </table:table-cell>
          <table:table-cell table:formula="of:=[.C26]/([.B26]+[.C26]+[.D26]+[.E26])" office:value-type="float" office:value="0.294871794871795">
            <text:p>0,29487179</text:p>
          </table:table-cell>
          <table:table-cell table:formula="of:=[.D26]/([.B26]+[.C26]+[.D26]+[.E26])" office:value-type="float" office:value="0.333333333333333">
            <text:p>0,33333333</text:p>
          </table:table-cell>
          <table:table-cell table:formula="of:=[.E26]/([.B26]+[.C26]+[.D26]+[.E26])" office:value-type="float" office:value="0.352564102564103">
            <text:p>0,3525641</text:p>
          </table:table-cell>
          <table:table-cell/>
          <table:table-cell table:formula="of:=SUM([.G26:.J26])" office:value-type="float" office:value="1">
            <text:p>1</text:p>
          </table:table-cell>
          <table:table-cell/>
          <table:table-cell office:value-type="float" office:value="0.294871794871795">
            <text:p>0,29487179</text:p>
          </table:table-cell>
          <table:table-cell office:value-type="float" office:value="0.333333333333333">
            <text:p>0,33333333</text:p>
          </table:table-cell>
          <table:table-cell office:value-type="float" office:value="0.352564102564103">
            <text:p>0,3525641</text:p>
          </table:table-cell>
          <table:table-cell/>
          <table:table-cell table:formula="of:=[.N26]/SUM([.N26:.P26])" office:value-type="float" office:value="0.300653594771242">
            <text:p>0,30065359</text:p>
          </table:table-cell>
          <table:table-cell table:formula="of:=[.O26]/SUM([.N26:.P26])" office:value-type="float" office:value="0.339869281045751">
            <text:p>0,33986928</text:p>
          </table:table-cell>
          <table:table-cell table:formula="of:=[.P26]/SUM([.N26:.P26])" office:value-type="float" office:value="0.359477124183007">
            <text:p>0,35947712</text:p>
          </table:table-cell>
          <table:table-cell/>
          <table:table-cell table:formula="of:=SUM([.R26:.T26])" office:value-type="float" office:value="1">
            <text:p>1</text:p>
          </table:table-cell>
          <table:table-cell/>
          <table:table-cell table:formula="of:=([.R26]/SIN(RADIANS(60))+[.S26]/TAN(RADIANS(60)))*SIN(RADIANS(60))" office:value-type="float" office:value="0.470588235294118">
            <text:p>0,47058824</text:p>
          </table:table-cell>
          <table:table-cell table:formula="of:=[.S26]*SIN(RADIANS(60))" office:value-type="float" office:value="0.294335431351573">
            <text:p>0,29433543</text:p>
          </table:table-cell>
          <table:table-cell/>
          <table:table-cell table:formula="of:=SUM([.X26:.Y26])" office:value-type="float" office:value="0.764923666645691">
            <text:p>0,7649236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6]*[.X26]-[.Y26])*-1" office:value-type="float" office:value="0.0226411870319259">
            <text:p>0,0226411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6])*[.AE26]-(-[.AD26])*[.AE26])/([.AF26]*[.AE26]-[.AC26]*[.AH26])" office:value-type="float" office:value="0.740196078436085">
            <text:p>0,74019608</text:p>
          </table:table-cell>
          <table:table-cell table:formula="of:=([.AF26]*(-[.AD26])-[.AC26]*(-[.AG26]))/([.AF26]*[.AH26]-[.AC26]*[.AH26])*-1" office:value-type="float" office:value="0.449993592162426">
            <text:p>0,44999359</text:p>
          </table:table-cell>
          <table:table-cell/>
          <table:table-cell table:style-name="ce12" table:formula="of:=1-SQRT((1-[.AI26])*(1-[.AI26])+[.AJ26]*[.AJ26])" office:value-type="float" office:value="0.480392156865168">
            <text:p>0,48039216</text:p>
          </table:table-cell>
          <table:table-cell table:style-name="ce12" table:formula="of:=1-[.X26]" office:value-type="float" office:value="0.529411764705882">
            <text:p>0,52941176</text:p>
          </table:table-cell>
          <table:table-cell table:style-name="ce12" table:formula="of:=SQRT([.AW26]*[.AW26]+[.AX26]*[.AX26])" office:value-type="float" office:value="0.490196078429346">
            <text:p>0,4901960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6]" office:value-type="float" office:value="-0.577350269179251">
            <text:p>-0,57735027</text:p>
          </table:table-cell>
          <table:table-cell table:formula="of:=[.Y26]+(1/[.AP26])*[.X26]" office:value-type="float" office:value="0.566029675671221">
            <text:p>0,5660296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6])*[.AR26]-(-[.AQ26])*[.AU26])/([.AS26]*[.AR26]-[.AP26]*[.AU26])" office:value-type="float" office:value="0.24509803921137">
            <text:p>0,24509804</text:p>
          </table:table-cell>
          <table:table-cell table:formula="of:=([.AS26]*(-[.AQ26])-[.AP26]*(-[.AT26]))/([.AS26]*[.AU26]-[.AP26]*[.AU26])*-1" office:value-type="float" office:value="0.42452225675723">
            <text:p>0,42452226</text:p>
          </table:table-cell>
          <table:table-cell office:value-type="float" office:value="25">
            <text:p>25</text:p>
          </table:table-cell>
          <table:table-cell table:style-name="ce13" office:value-type="float" office:value="0.287128712874756">
            <text:p>0,28712871</text:p>
          </table:table-cell>
          <table:table-cell table:style-name="ce13" office:value-type="float" office:value="0.742574257425743">
            <text:p>0,74257426</text:p>
          </table:table-cell>
          <table:table-cell table:style-name="ce13" office:value-type="float" office:value="0.47029702970277">
            <text:p>0,47029703</text:p>
          </table:table-cell>
          <table:table-cell table:style-name="ce44" office:value-type="float" office:value="0.480392156865167">
            <text:p>0,48039216</text:p>
          </table:table-cell>
          <table:table-cell table:style-name="ce44" office:value-type="float" office:value="0.529411764705882">
            <text:p>0,52941176</text:p>
          </table:table-cell>
          <table:table-cell table:style-name="ce44" office:value-type="float" office:value="0.490196078429347">
            <text:p>0,49019608</text:p>
          </table:table-cell>
          <table:table-cell table:style-name="ce13" office:value-type="float" office:value="0.277272727276096">
            <text:p>0,27727273</text:p>
          </table:table-cell>
          <table:table-cell table:style-name="ce13" office:value-type="float" office:value="0.736363636363636">
            <text:p>0,73636364</text:p>
          </table:table-cell>
          <table:table-cell table:style-name="ce13" office:value-type="float" office:value="0.486363636363453">
            <text:p>0,48636364</text:p>
          </table:table-cell>
          <table:table-cell table:style-name="ce44" office:value-type="float" office:value="0.293269230772794">
            <text:p>0,29326923</text:p>
          </table:table-cell>
          <table:table-cell table:style-name="ce44" office:value-type="float" office:value="0.75">
            <text:p>0,75</text:p>
          </table:table-cell>
          <table:table-cell table:style-name="ce44" office:value-type="float" office:value="0.456730769230575">
            <text:p>0,45673077</text:p>
          </table:table-cell>
          <table:table-cell table:number-columns-repeated="961"/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6">
            <text:p>56</text:p>
          </table:table-cell>
          <table:table-cell/>
          <table:table-cell table:formula="of:=[.B27]/([.B27]+[.C27]+[.D27]+[.E27])" office:value-type="float" office:value="0.0253164556962025">
            <text:p>0,02531646</text:p>
          </table:table-cell>
          <table:table-cell table:formula="of:=[.C27]/([.B27]+[.C27]+[.D27]+[.E27])" office:value-type="float" office:value="0.284810126582278">
            <text:p>0,28481013</text:p>
          </table:table-cell>
          <table:table-cell table:formula="of:=[.D27]/([.B27]+[.C27]+[.D27]+[.E27])" office:value-type="float" office:value="0.335443037974684">
            <text:p>0,33544304</text:p>
          </table:table-cell>
          <table:table-cell table:formula="of:=[.E27]/([.B27]+[.C27]+[.D27]+[.E27])" office:value-type="float" office:value="0.354430379746835">
            <text:p>0,35443038</text:p>
          </table:table-cell>
          <table:table-cell/>
          <table:table-cell table:formula="of:=SUM([.G27:.J27])" office:value-type="float" office:value="1">
            <text:p>1</text:p>
          </table:table-cell>
          <table:table-cell/>
          <table:table-cell office:value-type="float" office:value="0.284810126582278">
            <text:p>0,28481013</text:p>
          </table:table-cell>
          <table:table-cell office:value-type="float" office:value="0.335443037974684">
            <text:p>0,33544304</text:p>
          </table:table-cell>
          <table:table-cell office:value-type="float" office:value="0.354430379746835">
            <text:p>0,35443038</text:p>
          </table:table-cell>
          <table:table-cell/>
          <table:table-cell table:formula="of:=[.N27]/SUM([.N27:.P27])" office:value-type="float" office:value="0.292207792207792">
            <text:p>0,29220779</text:p>
          </table:table-cell>
          <table:table-cell table:formula="of:=[.O27]/SUM([.N27:.P27])" office:value-type="float" office:value="0.344155844155845">
            <text:p>0,34415584</text:p>
          </table:table-cell>
          <table:table-cell table:formula="of:=[.P27]/SUM([.N27:.P27])" office:value-type="float" office:value="0.363636363636363">
            <text:p>0,36363636</text:p>
          </table:table-cell>
          <table:table-cell/>
          <table:table-cell table:formula="of:=SUM([.R27:.T27])" office:value-type="float" office:value="1">
            <text:p>1</text:p>
          </table:table-cell>
          <table:table-cell/>
          <table:table-cell table:formula="of:=([.R27]/SIN(RADIANS(60))+[.S27]/TAN(RADIANS(60)))*SIN(RADIANS(60))" office:value-type="float" office:value="0.464285714285714">
            <text:p>0,46428571</text:p>
          </table:table-cell>
          <table:table-cell table:formula="of:=[.S27]*SIN(RADIANS(60))" office:value-type="float" office:value="0.29804770389984">
            <text:p>0,2980477</text:p>
          </table:table-cell>
          <table:table-cell/>
          <table:table-cell table:formula="of:=SUM([.X27:.Y27])" office:value-type="float" office:value="0.762333418185554">
            <text:p>0,7623334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7]*[.X27]-[.Y27])*-1" office:value-type="float" office:value="0.0299922217809016">
            <text:p>0,029992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7])*[.AE27]-(-[.AD27])*[.AE27])/([.AF27]*[.AE27]-[.AC27]*[.AH27])" office:value-type="float" office:value="0.737012987017756">
            <text:p>0,73701299</text:p>
          </table:table-cell>
          <table:table-cell table:formula="of:=([.AF27]*(-[.AD27])-[.AC27]*(-[.AG27]))/([.AF27]*[.AH27]-[.AC27]*[.AH27])*-1" office:value-type="float" office:value="0.455506868224207">
            <text:p>0,45550687</text:p>
          </table:table-cell>
          <table:table-cell/>
          <table:table-cell table:style-name="ce12" table:formula="of:=1-SQRT((1-[.AI27])*(1-[.AI27])+[.AJ27]*[.AJ27])" office:value-type="float" office:value="0.474025974028424">
            <text:p>0,47402597</text:p>
          </table:table-cell>
          <table:table-cell table:style-name="ce12" table:formula="of:=1-[.X27]" office:value-type="float" office:value="0.535714285714286">
            <text:p>0,53571429</text:p>
          </table:table-cell>
          <table:table-cell table:style-name="ce12" table:formula="of:=SQRT([.AW27]*[.AW27]+[.AX27]*[.AX27])" office:value-type="float" office:value="0.490259740257772">
            <text:p>0,490259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7]" office:value-type="float" office:value="-0.577350269179251">
            <text:p>-0,57735027</text:p>
          </table:table-cell>
          <table:table-cell table:formula="of:=[.Y27]+(1/[.AP27])*[.X27]" office:value-type="float" office:value="0.566103186018778">
            <text:p>0,56610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7])*[.AR27]-(-[.AQ27])*[.AU27])/([.AS27]*[.AR27]-[.AP27]*[.AU27])" office:value-type="float" office:value="0.245129870125582">
            <text:p>0,24512987</text:p>
          </table:table-cell>
          <table:table-cell table:formula="of:=([.AS27]*(-[.AQ27])-[.AP27]*(-[.AT27]))/([.AS27]*[.AU27]-[.AP27]*[.AU27])*-1" office:value-type="float" office:value="0.424577389517898">
            <text:p>0,42457739</text:p>
          </table:table-cell>
          <table:table-cell office:value-type="float" office:value="26">
            <text:p>26</text:p>
          </table:table-cell>
          <table:table-cell table:style-name="ce13" office:value-type="float" office:value="0.299019607846639">
            <text:p>0,29901961</text:p>
          </table:table-cell>
          <table:table-cell table:style-name="ce13" office:value-type="float" office:value="0.740196078431373">
            <text:p>0,74019608</text:p>
          </table:table-cell>
          <table:table-cell table:style-name="ce13" office:value-type="float" office:value="0.460784313725226">
            <text:p>0,46078431</text:p>
          </table:table-cell>
          <table:table-cell table:style-name="ce44" office:value-type="float" office:value="0.474025974028424">
            <text:p>0,47402597</text:p>
          </table:table-cell>
          <table:table-cell table:style-name="ce44" office:value-type="float" office:value="0.535714285714286">
            <text:p>0,53571429</text:p>
          </table:table-cell>
          <table:table-cell table:style-name="ce44" office:value-type="float" office:value="0.490259740257771">
            <text:p>0,49025974</text:p>
          </table:table-cell>
          <table:table-cell table:style-name="ce13" office:value-type="float" office:value="0.283185840711304">
            <text:p>0,28318584</text:p>
          </table:table-cell>
          <table:table-cell table:style-name="ce13" office:value-type="float" office:value="0.730088495575221">
            <text:p>0,7300885</text:p>
          </table:table-cell>
          <table:table-cell table:style-name="ce13" office:value-type="float" office:value="0.486725663716576">
            <text:p>0,48672566</text:p>
          </table:table-cell>
          <table:table-cell table:style-name="ce44" office:value-type="float" office:value="0.304761904765499">
            <text:p>0,3047619</text:p>
          </table:table-cell>
          <table:table-cell table:style-name="ce44" office:value-type="float" office:value="0.747619047619048">
            <text:p>0,74761905</text:p>
          </table:table-cell>
          <table:table-cell table:style-name="ce44" office:value-type="float" office:value="0.447619047618791">
            <text:p>0,44761905</text:p>
          </table:table-cell>
          <table:table-cell table:number-columns-repeated="961"/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4">
            <text:p>54</text:p>
          </table:table-cell>
          <table:table-cell table:style-name="ce33" office:value-type="float" office:value="57">
            <text:p>57</text:p>
          </table:table-cell>
          <table:table-cell/>
          <table:table-cell table:formula="of:=[.B28]/([.B28]+[.C28]+[.D28]+[.E28])" office:value-type="float" office:value="0.03125">
            <text:p>0,03125</text:p>
          </table:table-cell>
          <table:table-cell table:formula="of:=[.C28]/([.B28]+[.C28]+[.D28]+[.E28])" office:value-type="float" office:value="0.275">
            <text:p>0,275</text:p>
          </table:table-cell>
          <table:table-cell table:formula="of:=[.D28]/([.B28]+[.C28]+[.D28]+[.E28])" office:value-type="float" office:value="0.3375">
            <text:p>0,3375</text:p>
          </table:table-cell>
          <table:table-cell table:formula="of:=[.E28]/([.B28]+[.C28]+[.D28]+[.E28])" office:value-type="float" office:value="0.35625">
            <text:p>0,35625</text:p>
          </table:table-cell>
          <table:table-cell/>
          <table:table-cell table:formula="of:=SUM([.G28:.J28])" office:value-type="float" office:value="1">
            <text:p>1</text:p>
          </table:table-cell>
          <table:table-cell/>
          <table:table-cell office:value-type="float" office:value="0.275">
            <text:p>0,275</text:p>
          </table:table-cell>
          <table:table-cell office:value-type="float" office:value="0.3375">
            <text:p>0,3375</text:p>
          </table:table-cell>
          <table:table-cell office:value-type="float" office:value="0.35625">
            <text:p>0,35625</text:p>
          </table:table-cell>
          <table:table-cell/>
          <table:table-cell table:formula="of:=[.N28]/SUM([.N28:.P28])" office:value-type="float" office:value="0.283870967741935">
            <text:p>0,28387097</text:p>
          </table:table-cell>
          <table:table-cell table:formula="of:=[.O28]/SUM([.N28:.P28])" office:value-type="float" office:value="0.348387096774194">
            <text:p>0,3483871</text:p>
          </table:table-cell>
          <table:table-cell table:formula="of:=[.P28]/SUM([.N28:.P28])" office:value-type="float" office:value="0.367741935483871">
            <text:p>0,36774194</text:p>
          </table:table-cell>
          <table:table-cell/>
          <table:table-cell table:formula="of:=SUM([.R28:.T28])" office:value-type="float" office:value="1">
            <text:p>1</text:p>
          </table:table-cell>
          <table:table-cell/>
          <table:table-cell table:formula="of:=([.R28]/SIN(RADIANS(60))+[.S28]/TAN(RADIANS(60)))*SIN(RADIANS(60))" office:value-type="float" office:value="0.458064516129032">
            <text:p>0,45806452</text:p>
          </table:table-cell>
          <table:table-cell table:formula="of:=[.S28]*SIN(RADIANS(60))" office:value-type="float" office:value="0.301712076157159">
            <text:p>0,30171208</text:p>
          </table:table-cell>
          <table:table-cell/>
          <table:table-cell table:formula="of:=SUM([.X28:.Y28])" office:value-type="float" office:value="0.759776592286192">
            <text:p>0,7597765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8]*[.X28]-[.Y28])*-1" office:value-type="float" office:value="0.0372484044685989">
            <text:p>0,03724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8])*[.AE28]-(-[.AD28])*[.AE28])/([.AF28]*[.AE28]-[.AC28]*[.AH28])" office:value-type="float" office:value="0.733870967746761">
            <text:p>0,73387097</text:p>
          </table:table-cell>
          <table:table-cell table:formula="of:=([.AF28]*(-[.AD28])-[.AC28]*(-[.AG28]))/([.AF28]*[.AH28]-[.AC28]*[.AH28])*-1" office:value-type="float" office:value="0.460949005240029">
            <text:p>0,46094901</text:p>
          </table:table-cell>
          <table:table-cell/>
          <table:table-cell table:style-name="ce12" table:formula="of:=1-SQRT((1-[.AI28])*(1-[.AI28])+[.AJ28]*[.AJ28])" office:value-type="float" office:value="0.467741935486349">
            <text:p>0,46774194</text:p>
          </table:table-cell>
          <table:table-cell table:style-name="ce12" table:formula="of:=1-[.X28]" office:value-type="float" office:value="0.541935483870968">
            <text:p>0,54193548</text:p>
          </table:table-cell>
          <table:table-cell table:style-name="ce12" table:formula="of:=SQRT([.AW28]*[.AW28]+[.AX28]*[.AX28])" office:value-type="float" office:value="0.490322580643249">
            <text:p>0,490322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8]" office:value-type="float" office:value="-0.577350269179251">
            <text:p>-0,57735027</text:p>
          </table:table-cell>
          <table:table-cell table:formula="of:=[.Y28]+(1/[.AP28])*[.X28]" office:value-type="float" office:value="0.56617574784572">
            <text:p>0,5661757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8])*[.AR28]-(-[.AQ28])*[.AU28])/([.AS28]*[.AR28]-[.AP28]*[.AU28])" office:value-type="float" office:value="0.24516129031832">
            <text:p>0,24516129</text:p>
          </table:table-cell>
          <table:table-cell table:formula="of:=([.AS28]*(-[.AQ28])-[.AP28]*(-[.AT28]))/([.AS28]*[.AU28]-[.AP28]*[.AU28])*-1" office:value-type="float" office:value="0.424631810888105">
            <text:p>0,42463181</text:p>
          </table:table-cell>
          <table:table-cell office:value-type="float" office:value="27">
            <text:p>27</text:p>
          </table:table-cell>
          <table:table-cell table:style-name="ce13" office:value-type="float" office:value="0.310679611654018">
            <text:p>0,31067961</text:p>
          </table:table-cell>
          <table:table-cell table:style-name="ce13" office:value-type="float" office:value="0.737864077669903">
            <text:p>0,73786408</text:p>
          </table:table-cell>
          <table:table-cell table:style-name="ce13" office:value-type="float" office:value="0.451456310679285">
            <text:p>0,45145631</text:p>
          </table:table-cell>
          <table:table-cell table:style-name="ce44" office:value-type="float" office:value="0.467741935486349">
            <text:p>0,46774194</text:p>
          </table:table-cell>
          <table:table-cell table:style-name="ce44" office:value-type="float" office:value="0.541935483870968">
            <text:p>0,54193548</text:p>
          </table:table-cell>
          <table:table-cell table:style-name="ce44" office:value-type="float" office:value="0.490322580643249">
            <text:p>0,49032258</text:p>
          </table:table-cell>
          <table:table-cell table:style-name="ce13" office:value-type="float" office:value="0.288793103451587">
            <text:p>0,2887931</text:p>
          </table:table-cell>
          <table:table-cell table:style-name="ce13" office:value-type="float" office:value="0.724137931034483">
            <text:p>0,72413793</text:p>
          </table:table-cell>
          <table:table-cell table:style-name="ce13" office:value-type="float" office:value="0.487068965516951">
            <text:p>0,48706897</text:p>
          </table:table-cell>
          <table:table-cell table:style-name="ce44" office:value-type="float" office:value="0.31603773585268">
            <text:p>0,31603774</text:p>
          </table:table-cell>
          <table:table-cell table:style-name="ce44" office:value-type="float" office:value="0.745283018867925">
            <text:p>0,74528302</text:p>
          </table:table-cell>
          <table:table-cell table:style-name="ce44" office:value-type="float" office:value="0.438679245282701">
            <text:p>0,43867925</text:p>
          </table:table-cell>
          <table:table-cell table:number-columns-repeated="961"/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58">
            <text:p>58</text:p>
          </table:table-cell>
          <table:table-cell/>
          <table:table-cell table:formula="of:=[.B29]/([.B29]+[.C29]+[.D29]+[.E29])" office:value-type="float" office:value="0.037037037037037">
            <text:p>0,03703704</text:p>
          </table:table-cell>
          <table:table-cell table:formula="of:=[.C29]/([.B29]+[.C29]+[.D29]+[.E29])" office:value-type="float" office:value="0.265432098765432">
            <text:p>0,2654321</text:p>
          </table:table-cell>
          <table:table-cell table:formula="of:=[.D29]/([.B29]+[.C29]+[.D29]+[.E29])" office:value-type="float" office:value="0.339506172839506">
            <text:p>0,33950617</text:p>
          </table:table-cell>
          <table:table-cell table:formula="of:=[.E29]/([.B29]+[.C29]+[.D29]+[.E29])" office:value-type="float" office:value="0.358024691358025">
            <text:p>0,35802469</text:p>
          </table:table-cell>
          <table:table-cell/>
          <table:table-cell table:formula="of:=SUM([.G29:.J29])" office:value-type="float" office:value="1">
            <text:p>1</text:p>
          </table:table-cell>
          <table:table-cell/>
          <table:table-cell office:value-type="float" office:value="0.265432098765432">
            <text:p>0,2654321</text:p>
          </table:table-cell>
          <table:table-cell office:value-type="float" office:value="0.339506172839506">
            <text:p>0,33950617</text:p>
          </table:table-cell>
          <table:table-cell office:value-type="float" office:value="0.358024691358025">
            <text:p>0,35802469</text:p>
          </table:table-cell>
          <table:table-cell/>
          <table:table-cell table:formula="of:=[.N29]/SUM([.N29:.P29])" office:value-type="float" office:value="0.275641025641026">
            <text:p>0,27564103</text:p>
          </table:table-cell>
          <table:table-cell table:formula="of:=[.O29]/SUM([.N29:.P29])" office:value-type="float" office:value="0.352564102564102">
            <text:p>0,3525641</text:p>
          </table:table-cell>
          <table:table-cell table:formula="of:=[.P29]/SUM([.N29:.P29])" office:value-type="float" office:value="0.371794871794872">
            <text:p>0,37179487</text:p>
          </table:table-cell>
          <table:table-cell/>
          <table:table-cell table:formula="of:=SUM([.R29:.T29])" office:value-type="float" office:value="1">
            <text:p>1</text:p>
          </table:table-cell>
          <table:table-cell/>
          <table:table-cell table:formula="of:=([.R29]/SIN(RADIANS(60))+[.S29]/TAN(RADIANS(60)))*SIN(RADIANS(60))" office:value-type="float" office:value="0.451923076923077">
            <text:p>0,45192308</text:p>
          </table:table-cell>
          <table:table-cell table:formula="of:=[.S29]*SIN(RADIANS(60))" office:value-type="float" office:value="0.305329469282975">
            <text:p>0,30532947</text:p>
          </table:table-cell>
          <table:table-cell/>
          <table:table-cell table:formula="of:=SUM([.X29:.Y29])" office:value-type="float" office:value="0.757252546206052">
            <text:p>0,7572525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9]*[.X29]-[.Y29])*-1" office:value-type="float" office:value="0.044411559173121">
            <text:p>0,0444115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9])*[.AE29]-(-[.AD29])*[.AE29])/([.AF29]*[.AE29]-[.AC29]*[.AH29])" office:value-type="float" office:value="0.730769230774112">
            <text:p>0,73076923</text:p>
          </table:table-cell>
          <table:table-cell table:formula="of:=([.AF29]*(-[.AD29])-[.AC29]*(-[.AG29]))/([.AF29]*[.AH29]-[.AC29]*[.AH29])*-1" office:value-type="float" office:value="0.466321371268469">
            <text:p>0,46632137</text:p>
          </table:table-cell>
          <table:table-cell/>
          <table:table-cell table:style-name="ce12" table:formula="of:=1-SQRT((1-[.AI29])*(1-[.AI29])+[.AJ29]*[.AJ29])" office:value-type="float" office:value="0.461538461540967">
            <text:p>0,46153846</text:p>
          </table:table-cell>
          <table:table-cell table:style-name="ce12" table:formula="of:=1-[.X29]" office:value-type="float" office:value="0.548076923076923">
            <text:p>0,54807692</text:p>
          </table:table-cell>
          <table:table-cell table:style-name="ce12" table:formula="of:=SQRT([.AW29]*[.AW29]+[.AX29]*[.AX29])" office:value-type="float" office:value="0.490384615382758">
            <text:p>0,4903846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9]" office:value-type="float" office:value="-0.577350269179251">
            <text:p>-0,57735027</text:p>
          </table:table-cell>
          <table:table-cell table:formula="of:=[.Y29]+(1/[.AP29])*[.X29]" office:value-type="float" office:value="0.566247379392829">
            <text:p>0,566247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9])*[.AR29]-(-[.AQ29])*[.AU29])/([.AS29]*[.AR29]-[.AP29]*[.AU29])" office:value-type="float" office:value="0.245192307688075">
            <text:p>0,24519231</text:p>
          </table:table-cell>
          <table:table-cell table:formula="of:=([.AS29]*(-[.AQ29])-[.AP29]*(-[.AT29]))/([.AS29]*[.AU29]-[.AP29]*[.AU29])*-1" office:value-type="float" office:value="0.424685534548437">
            <text:p>0,42468553</text:p>
          </table:table-cell>
          <table:table-cell office:value-type="float" office:value="28">
            <text:p>28</text:p>
          </table:table-cell>
          <table:table-cell table:style-name="ce13" office:value-type="float" office:value="0.322115384618948">
            <text:p>0,32211538</text:p>
          </table:table-cell>
          <table:table-cell table:style-name="ce13" office:value-type="float" office:value="0.735576923076923">
            <text:p>0,73557692</text:p>
          </table:table-cell>
          <table:table-cell table:style-name="ce13" office:value-type="float" office:value="0.442307692307304">
            <text:p>0,44230769</text:p>
          </table:table-cell>
          <table:table-cell table:style-name="ce44" office:value-type="float" office:value="0.461538461540967">
            <text:p>0,46153846</text:p>
          </table:table-cell>
          <table:table-cell table:style-name="ce44" office:value-type="float" office:value="0.548076923076923">
            <text:p>0,54807692</text:p>
          </table:table-cell>
          <table:table-cell table:style-name="ce44" office:value-type="float" office:value="0.490384615382758">
            <text:p>0,49038462</text:p>
          </table:table-cell>
          <table:table-cell table:style-name="ce13" office:value-type="float" office:value="0.294117647062108">
            <text:p>0,29411765</text:p>
          </table:table-cell>
          <table:table-cell table:style-name="ce13" office:value-type="float" office:value="0.718487394957983">
            <text:p>0,71848739</text:p>
          </table:table-cell>
          <table:table-cell table:style-name="ce13" office:value-type="float" office:value="0.487394957982854">
            <text:p>0,48739496</text:p>
          </table:table-cell>
          <table:table-cell table:style-name="ce44" office:value-type="float" office:value="0.32710280374197">
            <text:p>0,3271028</text:p>
          </table:table-cell>
          <table:table-cell table:style-name="ce44" office:value-type="float" office:value="0.742990654205607">
            <text:p>0,74299065</text:p>
          </table:table-cell>
          <table:table-cell table:style-name="ce44" office:value-type="float" office:value="0.429906542055697">
            <text:p>0,42990654</text:p>
          </table:table-cell>
          <table:table-cell table:number-columns-repeated="961"/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9">
            <text:p>59</text:p>
          </table:table-cell>
          <table:table-cell/>
          <table:table-cell table:formula="of:=[.B30]/([.B30]+[.C30]+[.D30]+[.E30])" office:value-type="float" office:value="0.0426829268292683">
            <text:p>0,04268293</text:p>
          </table:table-cell>
          <table:table-cell table:formula="of:=[.C30]/([.B30]+[.C30]+[.D30]+[.E30])" office:value-type="float" office:value="0.25609756097561">
            <text:p>0,25609756</text:p>
          </table:table-cell>
          <table:table-cell table:formula="of:=[.D30]/([.B30]+[.C30]+[.D30]+[.E30])" office:value-type="float" office:value="0.341463414634146">
            <text:p>0,34146341</text:p>
          </table:table-cell>
          <table:table-cell table:formula="of:=[.E30]/([.B30]+[.C30]+[.D30]+[.E30])" office:value-type="float" office:value="0.359756097560976">
            <text:p>0,3597561</text:p>
          </table:table-cell>
          <table:table-cell/>
          <table:table-cell table:formula="of:=SUM([.G30:.J30])" office:value-type="float" office:value="1">
            <text:p>1</text:p>
          </table:table-cell>
          <table:table-cell/>
          <table:table-cell office:value-type="float" office:value="0.25609756097561">
            <text:p>0,25609756</text:p>
          </table:table-cell>
          <table:table-cell office:value-type="float" office:value="0.341463414634146">
            <text:p>0,34146341</text:p>
          </table:table-cell>
          <table:table-cell office:value-type="float" office:value="0.359756097560976">
            <text:p>0,3597561</text:p>
          </table:table-cell>
          <table:table-cell/>
          <table:table-cell table:formula="of:=[.N30]/SUM([.N30:.P30])" office:value-type="float" office:value="0.267515923566879">
            <text:p>0,26751592</text:p>
          </table:table-cell>
          <table:table-cell table:formula="of:=[.O30]/SUM([.N30:.P30])" office:value-type="float" office:value="0.356687898089171">
            <text:p>0,3566879</text:p>
          </table:table-cell>
          <table:table-cell table:formula="of:=[.P30]/SUM([.N30:.P30])" office:value-type="float" office:value="0.375796178343949">
            <text:p>0,37579618</text:p>
          </table:table-cell>
          <table:table-cell/>
          <table:table-cell table:formula="of:=SUM([.R30:.T30])" office:value-type="float" office:value="1">
            <text:p>1</text:p>
          </table:table-cell>
          <table:table-cell/>
          <table:table-cell table:formula="of:=([.R30]/SIN(RADIANS(60))+[.S30]/TAN(RADIANS(60)))*SIN(RADIANS(60))" office:value-type="float" office:value="0.445859872611465">
            <text:p>0,44585987</text:p>
          </table:table-cell>
          <table:table-cell table:formula="of:=[.S30]*SIN(RADIANS(60))" office:value-type="float" office:value="0.308900780967697">
            <text:p>0,30890078</text:p>
          </table:table-cell>
          <table:table-cell/>
          <table:table-cell table:formula="of:=SUM([.X30:.Y30])" office:value-type="float" office:value="0.754760653579162">
            <text:p>0,754760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0]*[.X30]-[.Y30])*-1" office:value-type="float" office:value="0.0514834634992414">
            <text:p>0,0514834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0])*[.AE30]-(-[.AD30])*[.AE30])/([.AF30]*[.AE30]-[.AC30]*[.AH30])" office:value-type="float" office:value="0.727707006374363">
            <text:p>0,72770701</text:p>
          </table:table-cell>
          <table:table-cell table:formula="of:=([.AF30]*(-[.AD30])-[.AC30]*(-[.AG30]))/([.AF30]*[.AH30]-[.AC30]*[.AH30])*-1" office:value-type="float" office:value="0.471625299513107">
            <text:p>0,4716253</text:p>
          </table:table-cell>
          <table:table-cell/>
          <table:table-cell table:style-name="ce12" table:formula="of:=1-SQRT((1-[.AI30])*(1-[.AI30])+[.AJ30]*[.AJ30])" office:value-type="float" office:value="0.455414012741386">
            <text:p>0,45541401</text:p>
          </table:table-cell>
          <table:table-cell table:style-name="ce12" table:formula="of:=1-[.X30]" office:value-type="float" office:value="0.554140127388535">
            <text:p>0,55414013</text:p>
          </table:table-cell>
          <table:table-cell table:style-name="ce12" table:formula="of:=SQRT([.AW30]*[.AW30]+[.AX30]*[.AX30])" office:value-type="float" office:value="0.490445859870809">
            <text:p>0,490445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0]" office:value-type="float" office:value="-0.577350269179251">
            <text:p>-0,57735027</text:p>
          </table:table-cell>
          <table:table-cell table:formula="of:=[.Y30]+(1/[.AP30])*[.X30]" office:value-type="float" office:value="0.566318098436154">
            <text:p>0,566318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0])*[.AR30]-(-[.AQ30])*[.AU30])/([.AS30]*[.AR30]-[.AP30]*[.AU30])" office:value-type="float" office:value="0.245222929932099">
            <text:p>0,24522293</text:p>
          </table:table-cell>
          <table:table-cell table:formula="of:=([.AS30]*(-[.AQ30])-[.AP30]*(-[.AT30]))/([.AS30]*[.AU30]-[.AP30]*[.AU30])*-1" office:value-type="float" office:value="0.424738573830931">
            <text:p>0,42473857</text:p>
          </table:table-cell>
          <table:table-cell office:value-type="float" office:value="29">
            <text:p>29</text:p>
          </table:table-cell>
          <table:table-cell table:style-name="ce13" office:value-type="float" office:value="0.333333333336927">
            <text:p>0,33333333</text:p>
          </table:table-cell>
          <table:table-cell table:style-name="ce13" office:value-type="float" office:value="0.733333333333333">
            <text:p>0,73333333</text:p>
          </table:table-cell>
          <table:table-cell table:style-name="ce13" office:value-type="float" office:value="0.433333333332884">
            <text:p>0,43333333</text:p>
          </table:table-cell>
          <table:table-cell table:style-name="ce44" office:value-type="float" office:value="0.455414012741386">
            <text:p>0,45541401</text:p>
          </table:table-cell>
          <table:table-cell table:style-name="ce44" office:value-type="float" office:value="0.554140127388535">
            <text:p>0,55414013</text:p>
          </table:table-cell>
          <table:table-cell table:style-name="ce44" office:value-type="float" office:value="0.490445859870809">
            <text:p>0,49044586</text:p>
          </table:table-cell>
          <table:table-cell table:style-name="ce13" office:value-type="float" office:value="0.299180327872111">
            <text:p>0,29918033</text:p>
          </table:table-cell>
          <table:table-cell table:style-name="ce13" office:value-type="float" office:value="0.713114754098361">
            <text:p>0,71311475</text:p>
          </table:table-cell>
          <table:table-cell table:style-name="ce13" office:value-type="float" office:value="0.4877049180324">
            <text:p>0,48770492</text:p>
          </table:table-cell>
          <table:table-cell table:style-name="ce44" office:value-type="float" office:value="0.337962962966644">
            <text:p>0,33796296</text:p>
          </table:table-cell>
          <table:table-cell table:style-name="ce44" office:value-type="float" office:value="0.740740740740741">
            <text:p>0,74074074</text:p>
          </table:table-cell>
          <table:table-cell table:style-name="ce44" office:value-type="float" office:value="0.42129629629586">
            <text:p>0,4212963</text:p>
          </table:table-cell>
          <table:table-cell table:number-columns-repeated="961"/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60">
            <text:p>60</text:p>
          </table:table-cell>
          <table:table-cell/>
          <table:table-cell table:formula="of:=[.B31]/([.B31]+[.C31]+[.D31]+[.E31])" office:value-type="float" office:value="0.0481927710843374">
            <text:p>0,04819277</text:p>
          </table:table-cell>
          <table:table-cell table:formula="of:=[.C31]/([.B31]+[.C31]+[.D31]+[.E31])" office:value-type="float" office:value="0.246987951807229">
            <text:p>0,24698795</text:p>
          </table:table-cell>
          <table:table-cell table:formula="of:=[.D31]/([.B31]+[.C31]+[.D31]+[.E31])" office:value-type="float" office:value="0.343373493975904">
            <text:p>0,34337349</text:p>
          </table:table-cell>
          <table:table-cell table:formula="of:=[.E31]/([.B31]+[.C31]+[.D31]+[.E31])" office:value-type="float" office:value="0.36144578313253">
            <text:p>0,36144578</text:p>
          </table:table-cell>
          <table:table-cell/>
          <table:table-cell table:formula="of:=SUM([.G31:.J31])" office:value-type="float" office:value="1">
            <text:p>1</text:p>
          </table:table-cell>
          <table:table-cell/>
          <table:table-cell office:value-type="float" office:value="0.246987951807229">
            <text:p>0,24698795</text:p>
          </table:table-cell>
          <table:table-cell office:value-type="float" office:value="0.343373493975904">
            <text:p>0,34337349</text:p>
          </table:table-cell>
          <table:table-cell office:value-type="float" office:value="0.36144578313253">
            <text:p>0,36144578</text:p>
          </table:table-cell>
          <table:table-cell/>
          <table:table-cell table:formula="of:=[.N31]/SUM([.N31:.P31])" office:value-type="float" office:value="0.259493670886076">
            <text:p>0,25949367</text:p>
          </table:table-cell>
          <table:table-cell table:formula="of:=[.O31]/SUM([.N31:.P31])" office:value-type="float" office:value="0.360759493670886">
            <text:p>0,36075949</text:p>
          </table:table-cell>
          <table:table-cell table:formula="of:=[.P31]/SUM([.N31:.P31])" office:value-type="float" office:value="0.379746835443038">
            <text:p>0,37974684</text:p>
          </table:table-cell>
          <table:table-cell/>
          <table:table-cell table:formula="of:=SUM([.R31:.T31])" office:value-type="float" office:value="1">
            <text:p>1</text:p>
          </table:table-cell>
          <table:table-cell/>
          <table:table-cell table:formula="of:=([.R31]/SIN(RADIANS(60))+[.S31]/TAN(RADIANS(60)))*SIN(RADIANS(60))" office:value-type="float" office:value="0.439873417721519">
            <text:p>0,43987342</text:p>
          </table:table-cell>
          <table:table-cell table:formula="of:=[.S31]*SIN(RADIANS(60))" office:value-type="float" office:value="0.312426886175399">
            <text:p>0,31242689</text:p>
          </table:table-cell>
          <table:table-cell/>
          <table:table-cell table:formula="of:=SUM([.X31:.Y31])" office:value-type="float" office:value="0.752300303896918">
            <text:p>0,752300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1]*[.X31]-[.Y31])*-1" office:value-type="float" office:value="0.0584658500490826">
            <text:p>0,058465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1])*[.AE31]-(-[.AD31])*[.AE31])/([.AF31]*[.AE31]-[.AC31]*[.AH31])" office:value-type="float" office:value="0.724683544308787">
            <text:p>0,72468354</text:p>
          </table:table-cell>
          <table:table-cell table:formula="of:=([.AF31]*(-[.AD31])-[.AC31]*(-[.AG31]))/([.AF31]*[.AH31]-[.AC31]*[.AH31])*-1" office:value-type="float" office:value="0.476862089425535">
            <text:p>0,47686209</text:p>
          </table:table-cell>
          <table:table-cell/>
          <table:table-cell table:style-name="ce12" table:formula="of:=1-SQRT((1-[.AI31])*(1-[.AI31])+[.AJ31]*[.AJ31])" office:value-type="float" office:value="0.449367088610154">
            <text:p>0,44936709</text:p>
          </table:table-cell>
          <table:table-cell table:style-name="ce12" table:formula="of:=1-[.X31]" office:value-type="float" office:value="0.560126582278481">
            <text:p>0,56012658</text:p>
          </table:table-cell>
          <table:table-cell table:style-name="ce12" table:formula="of:=SQRT([.AW31]*[.AW31]+[.AX31]*[.AX31])" office:value-type="float" office:value="0.490506329112176">
            <text:p>0,4905063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1]" office:value-type="float" office:value="-0.577350269179251">
            <text:p>-0,57735027</text:p>
          </table:table-cell>
          <table:table-cell table:formula="of:=[.Y31]+(1/[.AP31])*[.X31]" office:value-type="float" office:value="0.566387922301715">
            <text:p>0,5663879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1])*[.AR31]-(-[.AQ31])*[.AU31])/([.AS31]*[.AR31]-[.AP31]*[.AU31])" office:value-type="float" office:value="0.245253164552783">
            <text:p>0,24525316</text:p>
          </table:table-cell>
          <table:table-cell table:formula="of:=([.AS31]*(-[.AQ31])-[.AP31]*(-[.AT31]))/([.AS31]*[.AU31]-[.AP31]*[.AU31])*-1" office:value-type="float" office:value="0.424790941730103">
            <text:p>0,42479094</text:p>
          </table:table-cell>
          <table:table-cell office:value-type="float" office:value="30">
            <text:p>30</text:p>
          </table:table-cell>
          <table:table-cell table:style-name="ce13" office:value-type="float" office:value="0.344339622645133">
            <text:p>0,34433962</text:p>
          </table:table-cell>
          <table:table-cell table:style-name="ce13" office:value-type="float" office:value="0.731132075471698">
            <text:p>0,73113208</text:p>
          </table:table-cell>
          <table:table-cell table:style-name="ce13" office:value-type="float" office:value="0.424528301886284">
            <text:p>0,4245283</text:p>
          </table:table-cell>
          <table:table-cell table:style-name="ce44" office:value-type="float" office:value="0.449367088610154">
            <text:p>0,44936709</text:p>
          </table:table-cell>
          <table:table-cell table:style-name="ce44" office:value-type="float" office:value="0.560126582278481">
            <text:p>0,56012658</text:p>
          </table:table-cell>
          <table:table-cell table:style-name="ce44" office:value-type="float" office:value="0.490506329112175">
            <text:p>0,49050633</text:p>
          </table:table-cell>
          <table:table-cell table:style-name="ce13" office:value-type="float" office:value="0.304000000003234">
            <text:p>0,304</text:p>
          </table:table-cell>
          <table:table-cell table:style-name="ce13" office:value-type="float" office:value="0.708">
            <text:p>0,708</text:p>
          </table:table-cell>
          <table:table-cell table:style-name="ce13" office:value-type="float" office:value="0.487999999999569">
            <text:p>0,488</text:p>
          </table:table-cell>
          <table:table-cell table:style-name="ce44" office:value-type="float" office:value="0.348623853214718">
            <text:p>0,34862385</text:p>
          </table:table-cell>
          <table:table-cell table:style-name="ce44" office:value-type="float" office:value="0.738532110091743">
            <text:p>0,73853211</text:p>
          </table:table-cell>
          <table:table-cell table:style-name="ce44" office:value-type="float" office:value="0.412844036696753">
            <text:p>0,41284404</text:p>
          </table:table-cell>
          <table:table-cell table:number-columns-repeated="961"/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58">
            <text:p>58</text:p>
          </table:table-cell>
          <table:table-cell table:style-name="ce33" office:value-type="float" office:value="61">
            <text:p>61</text:p>
          </table:table-cell>
          <table:table-cell/>
          <table:table-cell table:formula="of:=[.B32]/([.B32]+[.C32]+[.D32]+[.E32])" office:value-type="float" office:value="0.0535714285714286">
            <text:p>0,05357143</text:p>
          </table:table-cell>
          <table:table-cell table:formula="of:=[.C32]/([.B32]+[.C32]+[.D32]+[.E32])" office:value-type="float" office:value="0.238095238095238">
            <text:p>0,23809524</text:p>
          </table:table-cell>
          <table:table-cell table:formula="of:=[.D32]/([.B32]+[.C32]+[.D32]+[.E32])" office:value-type="float" office:value="0.345238095238095">
            <text:p>0,3452381</text:p>
          </table:table-cell>
          <table:table-cell table:formula="of:=[.E32]/([.B32]+[.C32]+[.D32]+[.E32])" office:value-type="float" office:value="0.363095238095238">
            <text:p>0,36309524</text:p>
          </table:table-cell>
          <table:table-cell/>
          <table:table-cell table:formula="of:=SUM([.G32:.J32])" office:value-type="float" office:value="1">
            <text:p>1</text:p>
          </table:table-cell>
          <table:table-cell/>
          <table:table-cell office:value-type="float" office:value="0.238095238095238">
            <text:p>0,23809524</text:p>
          </table:table-cell>
          <table:table-cell office:value-type="float" office:value="0.345238095238095">
            <text:p>0,3452381</text:p>
          </table:table-cell>
          <table:table-cell office:value-type="float" office:value="0.363095238095238">
            <text:p>0,36309524</text:p>
          </table:table-cell>
          <table:table-cell/>
          <table:table-cell table:formula="of:=[.N32]/SUM([.N32:.P32])" office:value-type="float" office:value="0.251572327044025">
            <text:p>0,25157233</text:p>
          </table:table-cell>
          <table:table-cell table:formula="of:=[.O32]/SUM([.N32:.P32])" office:value-type="float" office:value="0.364779874213836">
            <text:p>0,36477987</text:p>
          </table:table-cell>
          <table:table-cell table:formula="of:=[.P32]/SUM([.N32:.P32])" office:value-type="float" office:value="0.383647798742138">
            <text:p>0,3836478</text:p>
          </table:table-cell>
          <table:table-cell/>
          <table:table-cell table:formula="of:=SUM([.R32:.T32])" office:value-type="float" office:value="1">
            <text:p>1</text:p>
          </table:table-cell>
          <table:table-cell/>
          <table:table-cell table:formula="of:=([.R32]/SIN(RADIANS(60))+[.S32]/TAN(RADIANS(60)))*SIN(RADIANS(60))" office:value-type="float" office:value="0.433962264150943">
            <text:p>0,43396226</text:p>
          </table:table-cell>
          <table:table-cell table:formula="of:=[.S32]*SIN(RADIANS(60))" office:value-type="float" office:value="0.315908637858474">
            <text:p>0,31590864</text:p>
          </table:table-cell>
          <table:table-cell/>
          <table:table-cell table:formula="of:=SUM([.X32:.Y32])" office:value-type="float" office:value="0.749870902009418">
            <text:p>0,7498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2]*[.X32]-[.Y32])*-1" office:value-type="float" office:value="0.0653604078372898">
            <text:p>0,0653604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2])*[.AE32]-(-[.AD32])*[.AE32])/([.AF32]*[.AE32]-[.AC32]*[.AH32])" office:value-type="float" office:value="0.72169811321259">
            <text:p>0,72169811</text:p>
          </table:table-cell>
          <table:table-cell table:formula="of:=([.AF32]*(-[.AD32])-[.AC32]*(-[.AG32]))/([.AF32]*[.AH32]-[.AC32]*[.AH32])*-1" office:value-type="float" office:value="0.482033007766737">
            <text:p>0,48203301</text:p>
          </table:table-cell>
          <table:table-cell/>
          <table:table-cell table:style-name="ce12" table:formula="of:=1-SQRT((1-[.AI32])*(1-[.AI32])+[.AJ32]*[.AJ32])" office:value-type="float" office:value="0.443396226417679">
            <text:p>0,44339623</text:p>
          </table:table-cell>
          <table:table-cell table:style-name="ce12" table:formula="of:=1-[.X32]" office:value-type="float" office:value="0.566037735849057">
            <text:p>0,56603774</text:p>
          </table:table-cell>
          <table:table-cell table:style-name="ce12" table:formula="of:=SQRT([.AW32]*[.AW32]+[.AX32]*[.AX32])" office:value-type="float" office:value="0.490566037734154">
            <text:p>0,490566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2]" office:value-type="float" office:value="-0.577350269179251">
            <text:p>-0,57735027</text:p>
          </table:table-cell>
          <table:table-cell table:formula="of:=[.Y32]+(1/[.AP32])*[.X32]" office:value-type="float" office:value="0.566456867879659">
            <text:p>0,5664568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2])*[.AR32]-(-[.AQ32])*[.AU32])/([.AS32]*[.AR32]-[.AP32]*[.AU32])" office:value-type="float" office:value="0.245283018863771">
            <text:p>0,24528302</text:p>
          </table:table-cell>
          <table:table-cell table:formula="of:=([.AS32]*(-[.AQ32])-[.AP32]*(-[.AT32]))/([.AS32]*[.AU32]-[.AP32]*[.AU32])*-1" office:value-type="float" office:value="0.424842650913561">
            <text:p>0,42484265</text:p>
          </table:table-cell>
          <table:table-cell office:value-type="float" office:value="31">
            <text:p>31</text:p>
          </table:table-cell>
          <table:table-cell table:style-name="ce13" office:value-type="float" office:value="0.35514018691954">
            <text:p>0,35514019</text:p>
          </table:table-cell>
          <table:table-cell table:style-name="ce13" office:value-type="float" office:value="0.728971962616822">
            <text:p>0,72897196</text:p>
          </table:table-cell>
          <table:table-cell table:style-name="ce13" office:value-type="float" office:value="0.415887850466723">
            <text:p>0,41588785</text:p>
          </table:table-cell>
          <table:table-cell table:style-name="ce44" office:value-type="float" office:value="0.44339622641768">
            <text:p>0,44339623</text:p>
          </table:table-cell>
          <table:table-cell table:style-name="ce44" office:value-type="float" office:value="0.566037735849057">
            <text:p>0,56603774</text:p>
          </table:table-cell>
          <table:table-cell table:style-name="ce44" office:value-type="float" office:value="0.490566037734154">
            <text:p>0,49056604</text:p>
          </table:table-cell>
          <table:table-cell table:style-name="ce13" office:value-type="float" office:value="0.308593750003211">
            <text:p>0,30859375</text:p>
          </table:table-cell>
          <table:table-cell table:style-name="ce13" office:value-type="float" office:value="0.703125">
            <text:p>0,703125</text:p>
          </table:table-cell>
          <table:table-cell table:style-name="ce13" office:value-type="float" office:value="0.488281249999526">
            <text:p>0,48828125</text:p>
          </table:table-cell>
          <table:table-cell table:style-name="ce44" office:value-type="float" office:value="0.359090909094646">
            <text:p>0,35909091</text:p>
          </table:table-cell>
          <table:table-cell table:style-name="ce44" office:value-type="float" office:value="0.736363636363636">
            <text:p>0,73636364</text:p>
          </table:table-cell>
          <table:table-cell table:style-name="ce44" office:value-type="float" office:value="0.404545454544903">
            <text:p>0,40454545</text:p>
          </table:table-cell>
          <table:table-cell table:number-columns-repeated="961"/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62">
            <text:p>62</text:p>
          </table:table-cell>
          <table:table-cell/>
          <table:table-cell table:formula="of:=[.B33]/([.B33]+[.C33]+[.D33]+[.E33])" office:value-type="float" office:value="0.0588235294117647">
            <text:p>0,05882353</text:p>
          </table:table-cell>
          <table:table-cell table:formula="of:=[.C33]/([.B33]+[.C33]+[.D33]+[.E33])" office:value-type="float" office:value="0.229411764705882">
            <text:p>0,22941176</text:p>
          </table:table-cell>
          <table:table-cell table:formula="of:=[.D33]/([.B33]+[.C33]+[.D33]+[.E33])" office:value-type="float" office:value="0.347058823529412">
            <text:p>0,34705882</text:p>
          </table:table-cell>
          <table:table-cell table:formula="of:=[.E33]/([.B33]+[.C33]+[.D33]+[.E33])" office:value-type="float" office:value="0.364705882352941">
            <text:p>0,36470588</text:p>
          </table:table-cell>
          <table:table-cell/>
          <table:table-cell table:formula="of:=SUM([.G33:.J33])" office:value-type="float" office:value="1">
            <text:p>1</text:p>
          </table:table-cell>
          <table:table-cell/>
          <table:table-cell office:value-type="float" office:value="0.229411764705882">
            <text:p>0,22941176</text:p>
          </table:table-cell>
          <table:table-cell office:value-type="float" office:value="0.347058823529412">
            <text:p>0,34705882</text:p>
          </table:table-cell>
          <table:table-cell office:value-type="float" office:value="0.364705882352941">
            <text:p>0,36470588</text:p>
          </table:table-cell>
          <table:table-cell/>
          <table:table-cell table:formula="of:=[.N33]/SUM([.N33:.P33])" office:value-type="float" office:value="0.24375">
            <text:p>0,24375</text:p>
          </table:table-cell>
          <table:table-cell table:formula="of:=[.O33]/SUM([.N33:.P33])" office:value-type="float" office:value="0.36875">
            <text:p>0,36875</text:p>
          </table:table-cell>
          <table:table-cell table:formula="of:=[.P33]/SUM([.N33:.P33])" office:value-type="float" office:value="0.3875">
            <text:p>0,3875</text:p>
          </table:table-cell>
          <table:table-cell/>
          <table:table-cell table:formula="of:=SUM([.R33:.T33])" office:value-type="float" office:value="1">
            <text:p>1</text:p>
          </table:table-cell>
          <table:table-cell/>
          <table:table-cell table:formula="of:=([.R33]/SIN(RADIANS(60))+[.S33]/TAN(RADIANS(60)))*SIN(RADIANS(60))" office:value-type="float" office:value="0.428125">
            <text:p>0,428125</text:p>
          </table:table-cell>
          <table:table-cell table:formula="of:=[.S33]*SIN(RADIANS(60))" office:value-type="float" office:value="0.319346867645512">
            <text:p>0,31934687</text:p>
          </table:table-cell>
          <table:table-cell/>
          <table:table-cell table:formula="of:=SUM([.X33:.Y33])" office:value-type="float" office:value="0.747471867645512">
            <text:p>0,7474718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3]*[.X33]-[.Y33])*-1" office:value-type="float" office:value="0.0721687836531451">
            <text:p>0,072168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3])*[.AE33]-(-[.AD33])*[.AE33])/([.AF33]*[.AE33]-[.AC33]*[.AH33])" office:value-type="float" office:value="0.718750000005096">
            <text:p>0,71875</text:p>
          </table:table-cell>
          <table:table-cell table:formula="of:=([.AF33]*(-[.AD33])-[.AC33]*(-[.AG33]))/([.AF33]*[.AH33]-[.AC33]*[.AH33])*-1" office:value-type="float" office:value="0.487139289628674">
            <text:p>0,48713929</text:p>
          </table:table-cell>
          <table:table-cell/>
          <table:table-cell table:style-name="ce12" table:formula="of:=1-SQRT((1-[.AI33])*(1-[.AI33])+[.AJ33]*[.AJ33])" office:value-type="float" office:value="0.437500000002611">
            <text:p>0,4375</text:p>
          </table:table-cell>
          <table:table-cell table:style-name="ce12" table:formula="of:=1-[.X33]" office:value-type="float" office:value="0.571875">
            <text:p>0,571875</text:p>
          </table:table-cell>
          <table:table-cell table:style-name="ce12" table:formula="of:=SQRT([.AW33]*[.AW33]+[.AX33]*[.AX33])" office:value-type="float" office:value="0.490624999998358">
            <text:p>0,49062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3]" office:value-type="float" office:value="-0.577350269179251">
            <text:p>-0,57735027</text:p>
          </table:table-cell>
          <table:table-cell table:formula="of:=[.Y33]+(1/[.AP33])*[.X33]" office:value-type="float" office:value="0.566524951637879">
            <text:p>0,566524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3])*[.AR33]-(-[.AQ33])*[.AU33])/([.AS33]*[.AR33]-[.AP33]*[.AU33])" office:value-type="float" office:value="0.245312499995873">
            <text:p>0,2453125</text:p>
          </table:table-cell>
          <table:table-cell table:formula="of:=([.AS33]*(-[.AQ33])-[.AP33]*(-[.AT33]))/([.AS33]*[.AU33]-[.AP33]*[.AU33])*-1" office:value-type="float" office:value="0.424893713732227">
            <text:p>0,42489371</text:p>
          </table:table-cell>
          <table:table-cell office:value-type="float" office:value="32">
            <text:p>32</text:p>
          </table:table-cell>
          <table:table-cell table:style-name="ce13" office:value-type="float" office:value="0.365740740744422">
            <text:p>0,36574074</text:p>
          </table:table-cell>
          <table:table-cell table:style-name="ce13" office:value-type="float" office:value="0.726851851851852">
            <text:p>0,72685185</text:p>
          </table:table-cell>
          <table:table-cell table:style-name="ce13" office:value-type="float" office:value="0.407407407406784">
            <text:p>0,40740741</text:p>
          </table:table-cell>
          <table:table-cell table:style-name="ce44" office:value-type="float" office:value="0.437500000002611">
            <text:p>0,4375</text:p>
          </table:table-cell>
          <table:table-cell table:style-name="ce44" office:value-type="float" office:value="0.571875">
            <text:p>0,571875</text:p>
          </table:table-cell>
          <table:table-cell table:style-name="ce44" office:value-type="float" office:value="0.490624999998358">
            <text:p>0,490625</text:p>
          </table:table-cell>
          <table:table-cell table:style-name="ce13" office:value-type="float" office:value="0.31297709923983">
            <text:p>0,3129771</text:p>
          </table:table-cell>
          <table:table-cell table:style-name="ce13" office:value-type="float" office:value="0.698473282442748">
            <text:p>0,69847328</text:p>
          </table:table-cell>
          <table:table-cell table:style-name="ce13" office:value-type="float" office:value="0.488549618320096">
            <text:p>0,48854962</text:p>
          </table:table-cell>
          <table:table-cell table:style-name="ce44" office:value-type="float" office:value="0.369369369373133">
            <text:p>0,36936937</text:p>
          </table:table-cell>
          <table:table-cell table:style-name="ce44" office:value-type="float" office:value="0.734234234234234">
            <text:p>0,73423423</text:p>
          </table:table-cell>
          <table:table-cell table:style-name="ce44" office:value-type="float" office:value="0.396396396395789">
            <text:p>0,3963964</text:p>
          </table:table-cell>
          <table:table-cell table:number-columns-repeated="961"/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63">
            <text:p>63</text:p>
          </table:table-cell>
          <table:table-cell/>
          <table:table-cell table:formula="of:=[.B34]/([.B34]+[.C34]+[.D34]+[.E34])" office:value-type="float" office:value="0.063953488372093">
            <text:p>0,06395349</text:p>
          </table:table-cell>
          <table:table-cell table:formula="of:=[.C34]/([.B34]+[.C34]+[.D34]+[.E34])" office:value-type="float" office:value="0.22093023255814">
            <text:p>0,22093023</text:p>
          </table:table-cell>
          <table:table-cell table:formula="of:=[.D34]/([.B34]+[.C34]+[.D34]+[.E34])" office:value-type="float" office:value="0.348837209302326">
            <text:p>0,34883721</text:p>
          </table:table-cell>
          <table:table-cell table:formula="of:=[.E34]/([.B34]+[.C34]+[.D34]+[.E34])" office:value-type="float" office:value="0.366279069767442">
            <text:p>0,36627907</text:p>
          </table:table-cell>
          <table:table-cell/>
          <table:table-cell table:formula="of:=SUM([.G34:.J34])" office:value-type="float" office:value="1">
            <text:p>1</text:p>
          </table:table-cell>
          <table:table-cell/>
          <table:table-cell office:value-type="float" office:value="0.22093023255814">
            <text:p>0,22093023</text:p>
          </table:table-cell>
          <table:table-cell office:value-type="float" office:value="0.348837209302326">
            <text:p>0,34883721</text:p>
          </table:table-cell>
          <table:table-cell office:value-type="float" office:value="0.366279069767442">
            <text:p>0,36627907</text:p>
          </table:table-cell>
          <table:table-cell/>
          <table:table-cell table:formula="of:=[.N34]/SUM([.N34:.P34])" office:value-type="float" office:value="0.236024844720497">
            <text:p>0,23602484</text:p>
          </table:table-cell>
          <table:table-cell table:formula="of:=[.O34]/SUM([.N34:.P34])" office:value-type="float" office:value="0.372670807453416">
            <text:p>0,37267081</text:p>
          </table:table-cell>
          <table:table-cell table:formula="of:=[.P34]/SUM([.N34:.P34])" office:value-type="float" office:value="0.391304347826087">
            <text:p>0,39130435</text:p>
          </table:table-cell>
          <table:table-cell/>
          <table:table-cell table:formula="of:=SUM([.R34:.T34])" office:value-type="float" office:value="1">
            <text:p>1</text:p>
          </table:table-cell>
          <table:table-cell/>
          <table:table-cell table:formula="of:=([.R34]/SIN(RADIANS(60))+[.S34]/TAN(RADIANS(60)))*SIN(RADIANS(60))" office:value-type="float" office:value="0.422360248447205">
            <text:p>0,42236025</text:p>
          </table:table-cell>
          <table:table-cell table:formula="of:=[.S34]*SIN(RADIANS(60))" office:value-type="float" office:value="0.322742386503517">
            <text:p>0,32274239</text:p>
          </table:table-cell>
          <table:table-cell/>
          <table:table-cell table:formula="of:=SUM([.X34:.Y34])" office:value-type="float" office:value="0.745102634950723">
            <text:p>0,745102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4]*[.X34]-[.Y34])*-1" office:value-type="float" office:value="0.078892583371908">
            <text:p>0,078892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4])*[.AE34]-(-[.AD34])*[.AE34])/([.AF34]*[.AE34]-[.AC34]*[.AH34])" office:value-type="float" office:value="0.715838509321918">
            <text:p>0,71583851</text:p>
          </table:table-cell>
          <table:table-cell table:formula="of:=([.AF34]*(-[.AD34])-[.AC34]*(-[.AG34]))/([.AF34]*[.AH34]-[.AC34]*[.AH34])*-1" office:value-type="float" office:value="0.492182139417792">
            <text:p>0,49218214</text:p>
          </table:table-cell>
          <table:table-cell/>
          <table:table-cell table:style-name="ce12" table:formula="of:=1-SQRT((1-[.AI34])*(1-[.AI34])+[.AJ34]*[.AJ34])" office:value-type="float" office:value="0.431677018636177">
            <text:p>0,43167702</text:p>
          </table:table-cell>
          <table:table-cell table:style-name="ce12" table:formula="of:=1-[.X34]" office:value-type="float" office:value="0.577639751552795">
            <text:p>0,57763975</text:p>
          </table:table-cell>
          <table:table-cell table:style-name="ce12" table:formula="of:=SQRT([.AW34]*[.AW34]+[.AX34]*[.AX34])" office:value-type="float" office:value="0.490683229812074">
            <text:p>0,490683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4]" office:value-type="float" office:value="-0.577350269179251">
            <text:p>-0,57735027</text:p>
          </table:table-cell>
          <table:table-cell table:formula="of:=[.Y34]+(1/[.AP34])*[.X34]" office:value-type="float" office:value="0.566592189635127">
            <text:p>0,566592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4])*[.AR34]-(-[.AQ34])*[.AU34])/([.AS34]*[.AR34]-[.AP34]*[.AU34])" office:value-type="float" office:value="0.245341614902731">
            <text:p>0,24534161</text:p>
          </table:table-cell>
          <table:table-cell table:formula="of:=([.AS34]*(-[.AQ34])-[.AP34]*(-[.AT34]))/([.AS34]*[.AU34]-[.AP34]*[.AU34])*-1" office:value-type="float" office:value="0.424944142230163">
            <text:p>0,42494414</text:p>
          </table:table-cell>
          <table:table-cell office:value-type="float" office:value="33">
            <text:p>33</text:p>
          </table:table-cell>
          <table:table-cell table:style-name="ce13" office:value-type="float" office:value="0.376146788994535">
            <text:p>0,37614679</text:p>
          </table:table-cell>
          <table:table-cell table:style-name="ce13" office:value-type="float" office:value="0.724770642201835">
            <text:p>0,72477064</text:p>
          </table:table-cell>
          <table:table-cell table:style-name="ce13" office:value-type="float" office:value="0.399082568806659">
            <text:p>0,39908257</text:p>
          </table:table-cell>
          <table:table-cell table:style-name="ce44" office:value-type="float" office:value="0.431677018636177">
            <text:p>0,43167702</text:p>
          </table:table-cell>
          <table:table-cell table:style-name="ce44" office:value-type="float" office:value="0.577639751552795">
            <text:p>0,57763975</text:p>
          </table:table-cell>
          <table:table-cell table:style-name="ce44" office:value-type="float" office:value="0.490683229812074">
            <text:p>0,49068323</text:p>
          </table:table-cell>
          <table:table-cell table:style-name="ce13" office:value-type="float" office:value="0.317164179107646">
            <text:p>0,31716418</text:p>
          </table:table-cell>
          <table:table-cell table:style-name="ce13" office:value-type="float" office:value="0.694029850746269">
            <text:p>0,69402985</text:p>
          </table:table-cell>
          <table:table-cell table:style-name="ce13" office:value-type="float" office:value="0.4888059701487">
            <text:p>0,48880597</text:p>
          </table:table-cell>
          <table:table-cell table:style-name="ce44" office:value-type="float" office:value="0.379464285718076">
            <text:p>0,37946429</text:p>
          </table:table-cell>
          <table:table-cell table:style-name="ce44" office:value-type="float" office:value="0.732142857142857">
            <text:p>0,73214286</text:p>
          </table:table-cell>
          <table:table-cell table:style-name="ce44" office:value-type="float" office:value="0.388392857142195">
            <text:p>0,38839286</text:p>
          </table:table-cell>
          <table:table-cell table:number-columns-repeated="961"/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64">
            <text:p>64</text:p>
          </table:table-cell>
          <table:table-cell/>
          <table:table-cell table:formula="of:=[.B35]/([.B35]+[.C35]+[.D35]+[.E35])" office:value-type="float" office:value="0.0689655172413793">
            <text:p>0,06896552</text:p>
          </table:table-cell>
          <table:table-cell table:formula="of:=[.C35]/([.B35]+[.C35]+[.D35]+[.E35])" office:value-type="float" office:value="0.21264367816092">
            <text:p>0,21264368</text:p>
          </table:table-cell>
          <table:table-cell table:formula="of:=[.D35]/([.B35]+[.C35]+[.D35]+[.E35])" office:value-type="float" office:value="0.350574712643678">
            <text:p>0,35057471</text:p>
          </table:table-cell>
          <table:table-cell table:formula="of:=[.E35]/([.B35]+[.C35]+[.D35]+[.E35])" office:value-type="float" office:value="0.367816091954023">
            <text:p>0,36781609</text:p>
          </table:table-cell>
          <table:table-cell/>
          <table:table-cell table:formula="of:=SUM([.G35:.J35])" office:value-type="float" office:value="1">
            <text:p>1</text:p>
          </table:table-cell>
          <table:table-cell/>
          <table:table-cell office:value-type="float" office:value="0.21264367816092">
            <text:p>0,21264368</text:p>
          </table:table-cell>
          <table:table-cell office:value-type="float" office:value="0.350574712643678">
            <text:p>0,35057471</text:p>
          </table:table-cell>
          <table:table-cell office:value-type="float" office:value="0.367816091954023">
            <text:p>0,36781609</text:p>
          </table:table-cell>
          <table:table-cell/>
          <table:table-cell table:formula="of:=[.N35]/SUM([.N35:.P35])" office:value-type="float" office:value="0.228395061728395">
            <text:p>0,22839506</text:p>
          </table:table-cell>
          <table:table-cell table:formula="of:=[.O35]/SUM([.N35:.P35])" office:value-type="float" office:value="0.376543209876543">
            <text:p>0,37654321</text:p>
          </table:table-cell>
          <table:table-cell table:formula="of:=[.P35]/SUM([.N35:.P35])" office:value-type="float" office:value="0.395061728395062">
            <text:p>0,39506173</text:p>
          </table:table-cell>
          <table:table-cell/>
          <table:table-cell table:formula="of:=SUM([.R35:.T35])" office:value-type="float" office:value="1">
            <text:p>1</text:p>
          </table:table-cell>
          <table:table-cell/>
          <table:table-cell table:formula="of:=([.R35]/SIN(RADIANS(60))+[.S35]/TAN(RADIANS(60)))*SIN(RADIANS(60))" office:value-type="float" office:value="0.416666666666667">
            <text:p>0,41666667</text:p>
          </table:table-cell>
          <table:table-cell table:formula="of:=[.S35]*SIN(RADIANS(60))" office:value-type="float" office:value="0.326095985375622">
            <text:p>0,32609599</text:p>
          </table:table-cell>
          <table:table-cell/>
          <table:table-cell table:formula="of:=SUM([.X35:.Y35])" office:value-type="float" office:value="0.742762652042289">
            <text:p>0,74276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5]*[.X35]-[.Y35])*-1" office:value-type="float" office:value="0.0855333732176001">
            <text:p>0,085533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5])*[.AE35]-(-[.AD35])*[.AE35])/([.AF35]*[.AE35]-[.AC35]*[.AH35])" office:value-type="float" office:value="0.712962962968162">
            <text:p>0,71296296</text:p>
          </table:table-cell>
          <table:table-cell table:formula="of:=([.AF35]*(-[.AD35])-[.AC35]*(-[.AG35]))/([.AF35]*[.AH35]-[.AC35]*[.AH35])*-1" office:value-type="float" office:value="0.497162731802105">
            <text:p>0,49716273</text:p>
          </table:table-cell>
          <table:table-cell/>
          <table:table-cell table:style-name="ce12" table:formula="of:=1-SQRT((1-[.AI35])*(1-[.AI35])+[.AJ35]*[.AJ35])" office:value-type="float" office:value="0.425925925928588">
            <text:p>0,42592593</text:p>
          </table:table-cell>
          <table:table-cell table:style-name="ce12" table:formula="of:=1-[.X35]" office:value-type="float" office:value="0.583333333333333">
            <text:p>0,58333333</text:p>
          </table:table-cell>
          <table:table-cell table:style-name="ce12" table:formula="of:=SQRT([.AW35]*[.AW35]+[.AX35]*[.AX35])" office:value-type="float" office:value="0.490740740739202">
            <text:p>0,490740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5]" office:value-type="float" office:value="-0.577350269179251">
            <text:p>-0,57735027</text:p>
          </table:table-cell>
          <table:table-cell table:formula="of:=[.Y35]+(1/[.AP35])*[.X35]" office:value-type="float" office:value="0.566658597533643">
            <text:p>0,566658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5])*[.AR35]-(-[.AQ35])*[.AU35])/([.AS35]*[.AR35]-[.AP35]*[.AU35])" office:value-type="float" office:value="0.245370370366294">
            <text:p>0,24537037</text:p>
          </table:table-cell>
          <table:table-cell table:formula="of:=([.AS35]*(-[.AQ35])-[.AP35]*(-[.AT35]))/([.AS35]*[.AU35]-[.AP35]*[.AU35])*-1" office:value-type="float" office:value="0.424993948154051">
            <text:p>0,42499395</text:p>
          </table:table-cell>
          <table:table-cell office:value-type="float" office:value="34">
            <text:p>34</text:p>
          </table:table-cell>
          <table:table-cell table:style-name="ce13" office:value-type="float" office:value="0.386363636367373">
            <text:p>0,38636364</text:p>
          </table:table-cell>
          <table:table-cell table:style-name="ce13" office:value-type="float" office:value="0.722727272727273">
            <text:p>0,72272727</text:p>
          </table:table-cell>
          <table:table-cell table:style-name="ce13" office:value-type="float" office:value="0.390909090908356">
            <text:p>0,39090909</text:p>
          </table:table-cell>
          <table:table-cell table:style-name="ce44" office:value-type="float" office:value="0.425925925928588">
            <text:p>0,42592593</text:p>
          </table:table-cell>
          <table:table-cell table:style-name="ce44" office:value-type="float" office:value="0.583333333333333">
            <text:p>0,58333333</text:p>
          </table:table-cell>
          <table:table-cell table:style-name="ce44" office:value-type="float" office:value="0.490740740739202">
            <text:p>0,49074074</text:p>
          </table:table-cell>
          <table:table-cell table:style-name="ce13" office:value-type="float" office:value="0.321167883214827">
            <text:p>0,32116788</text:p>
          </table:table-cell>
          <table:table-cell table:style-name="ce13" office:value-type="float" office:value="0.68978102189781">
            <text:p>0,68978102</text:p>
          </table:table-cell>
          <table:table-cell table:style-name="ce13" office:value-type="float" office:value="0.489051094889921">
            <text:p>0,48905109</text:p>
          </table:table-cell>
          <table:table-cell table:style-name="ce44" office:value-type="float" office:value="0.389380530977268">
            <text:p>0,38938053</text:p>
          </table:table-cell>
          <table:table-cell table:style-name="ce44" office:value-type="float" office:value="0.730088495575221">
            <text:p>0,7300885</text:p>
          </table:table-cell>
          <table:table-cell table:style-name="ce44" office:value-type="float" office:value="0.380530973450612">
            <text:p>0,38053097</text:p>
          </table:table-cell>
          <table:table-cell table:number-columns-repeated="961"/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65">
            <text:p>65</text:p>
          </table:table-cell>
          <table:table-cell/>
          <table:table-cell table:formula="of:=[.B36]/([.B36]+[.C36]+[.D36]+[.E36])" office:value-type="float" office:value="0.0738636363636364">
            <text:p>0,07386364</text:p>
          </table:table-cell>
          <table:table-cell table:formula="of:=[.C36]/([.B36]+[.C36]+[.D36]+[.E36])" office:value-type="float" office:value="0.204545454545455">
            <text:p>0,20454545</text:p>
          </table:table-cell>
          <table:table-cell table:formula="of:=[.D36]/([.B36]+[.C36]+[.D36]+[.E36])" office:value-type="float" office:value="0.352272727272727">
            <text:p>0,35227273</text:p>
          </table:table-cell>
          <table:table-cell table:formula="of:=[.E36]/([.B36]+[.C36]+[.D36]+[.E36])" office:value-type="float" office:value="0.369318181818182">
            <text:p>0,36931818</text:p>
          </table:table-cell>
          <table:table-cell/>
          <table:table-cell table:formula="of:=SUM([.G36:.J36])" office:value-type="float" office:value="1">
            <text:p>1</text:p>
          </table:table-cell>
          <table:table-cell/>
          <table:table-cell office:value-type="float" office:value="0.204545454545455">
            <text:p>0,20454545</text:p>
          </table:table-cell>
          <table:table-cell office:value-type="float" office:value="0.352272727272727">
            <text:p>0,35227273</text:p>
          </table:table-cell>
          <table:table-cell office:value-type="float" office:value="0.369318181818182">
            <text:p>0,36931818</text:p>
          </table:table-cell>
          <table:table-cell/>
          <table:table-cell table:formula="of:=[.N36]/SUM([.N36:.P36])" office:value-type="float" office:value="0.220858895705522">
            <text:p>0,2208589</text:p>
          </table:table-cell>
          <table:table-cell table:formula="of:=[.O36]/SUM([.N36:.P36])" office:value-type="float" office:value="0.380368098159509">
            <text:p>0,3803681</text:p>
          </table:table-cell>
          <table:table-cell table:formula="of:=[.P36]/SUM([.N36:.P36])" office:value-type="float" office:value="0.398773006134969">
            <text:p>0,39877301</text:p>
          </table:table-cell>
          <table:table-cell/>
          <table:table-cell table:formula="of:=SUM([.R36:.T36])" office:value-type="float" office:value="1">
            <text:p>1</text:p>
          </table:table-cell>
          <table:table-cell/>
          <table:table-cell table:formula="of:=([.R36]/SIN(RADIANS(60))+[.S36]/TAN(RADIANS(60)))*SIN(RADIANS(60))" office:value-type="float" office:value="0.411042944785276">
            <text:p>0,41104294</text:p>
          </table:table-cell>
          <table:table-cell table:formula="of:=[.S36]*SIN(RADIANS(60))" office:value-type="float" office:value="0.329408435795308">
            <text:p>0,32940844</text:p>
          </table:table-cell>
          <table:table-cell/>
          <table:table-cell table:formula="of:=SUM([.X36:.Y36])" office:value-type="float" office:value="0.740451380580584">
            <text:p>0,740451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6]*[.X36]-[.Y36])*-1" office:value-type="float" office:value="0.0920926809792961">
            <text:p>0,0920926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6])*[.AE36]-(-[.AD36])*[.AE36])/([.AF36]*[.AE36]-[.AC36]*[.AH36])" office:value-type="float" office:value="0.710122699391753">
            <text:p>0,7101227</text:p>
          </table:table-cell>
          <table:table-cell table:formula="of:=([.AF36]*(-[.AD36])-[.AC36]*(-[.AG36]))/([.AF36]*[.AH36]-[.AC36]*[.AH36])*-1" office:value-type="float" office:value="0.502082212623422">
            <text:p>0,50208221</text:p>
          </table:table-cell>
          <table:table-cell/>
          <table:table-cell table:style-name="ce12" table:formula="of:=1-SQRT((1-[.AI36])*(1-[.AI36])+[.AJ36]*[.AJ36])" office:value-type="float" office:value="0.420245398775694">
            <text:p>0,4202454</text:p>
          </table:table-cell>
          <table:table-cell table:style-name="ce12" table:formula="of:=1-[.X36]" office:value-type="float" office:value="0.588957055214724">
            <text:p>0,58895706</text:p>
          </table:table-cell>
          <table:table-cell table:style-name="ce12" table:formula="of:=SQRT([.AW36]*[.AW36]+[.AX36]*[.AX36])" office:value-type="float" office:value="0.490797546010781">
            <text:p>0,4907975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6]" office:value-type="float" office:value="-0.577350269179251">
            <text:p>-0,57735027</text:p>
          </table:table-cell>
          <table:table-cell table:formula="of:=[.Y36]+(1/[.AP36])*[.X36]" office:value-type="float" office:value="0.566724190611319">
            <text:p>0,566724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6])*[.AR36]-(-[.AQ36])*[.AU36])/([.AS36]*[.AR36]-[.AP36]*[.AU36])" office:value-type="float" office:value="0.245398773002084">
            <text:p>0,24539877</text:p>
          </table:table-cell>
          <table:table-cell table:formula="of:=([.AS36]*(-[.AQ36])-[.AP36]*(-[.AT36]))/([.AS36]*[.AU36]-[.AP36]*[.AU36])*-1" office:value-type="float" office:value="0.425043142962308">
            <text:p>0,42504314</text:p>
          </table:table-cell>
          <table:table-cell office:value-type="float" office:value="35">
            <text:p>35</text:p>
          </table:table-cell>
          <table:table-cell table:style-name="ce13" office:value-type="float" office:value="0.39639639640016">
            <text:p>0,3963964</text:p>
          </table:table-cell>
          <table:table-cell table:style-name="ce13" office:value-type="float" office:value="0.720720720720721">
            <text:p>0,72072072</text:p>
          </table:table-cell>
          <table:table-cell table:style-name="ce13" office:value-type="float" office:value="0.382882882882094">
            <text:p>0,38288288</text:p>
          </table:table-cell>
          <table:table-cell table:style-name="ce44" office:value-type="float" office:value="0.420245398775693">
            <text:p>0,4202454</text:p>
          </table:table-cell>
          <table:table-cell table:style-name="ce44" office:value-type="float" office:value="0.588957055214724">
            <text:p>0,58895706</text:p>
          </table:table-cell>
          <table:table-cell table:style-name="ce44" office:value-type="float" office:value="0.490797546010782">
            <text:p>0,49079755</text:p>
          </table:table-cell>
          <table:table-cell table:style-name="ce13" office:value-type="float" office:value="0.325000000003129">
            <text:p>0,325</text:p>
          </table:table-cell>
          <table:table-cell table:style-name="ce13" office:value-type="float" office:value="0.685714285714286">
            <text:p>0,68571429</text:p>
          </table:table-cell>
          <table:table-cell table:style-name="ce13" office:value-type="float" office:value="0.489285714285089">
            <text:p>0,48928571</text:p>
          </table:table-cell>
          <table:table-cell table:style-name="ce44" office:value-type="float" office:value="0.399122807021386">
            <text:p>0,39912281</text:p>
          </table:table-cell>
          <table:table-cell table:style-name="ce44" office:value-type="float" office:value="0.728070175438597">
            <text:p>0,72807018</text:p>
          </table:table-cell>
          <table:table-cell table:style-name="ce44" office:value-type="float" office:value="0.372807017543091">
            <text:p>0,37280702</text:p>
          </table:table-cell>
          <table:table-cell table:number-columns-repeated="961"/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63">
            <text:p>63</text:p>
          </table:table-cell>
          <table:table-cell table:style-name="ce33" office:value-type="float" office:value="66">
            <text:p>66</text:p>
          </table:table-cell>
          <table:table-cell/>
          <table:table-cell table:formula="of:=[.B37]/([.B37]+[.C37]+[.D37]+[.E37])" office:value-type="float" office:value="0.0786516853932584">
            <text:p>0,07865169</text:p>
          </table:table-cell>
          <table:table-cell table:formula="of:=[.C37]/([.B37]+[.C37]+[.D37]+[.E37])" office:value-type="float" office:value="0.196629213483146">
            <text:p>0,19662921</text:p>
          </table:table-cell>
          <table:table-cell table:formula="of:=[.D37]/([.B37]+[.C37]+[.D37]+[.E37])" office:value-type="float" office:value="0.353932584269663">
            <text:p>0,35393258</text:p>
          </table:table-cell>
          <table:table-cell table:formula="of:=[.E37]/([.B37]+[.C37]+[.D37]+[.E37])" office:value-type="float" office:value="0.370786516853933">
            <text:p>0,37078652</text:p>
          </table:table-cell>
          <table:table-cell/>
          <table:table-cell table:formula="of:=SUM([.G37:.J37])" office:value-type="float" office:value="1">
            <text:p>1</text:p>
          </table:table-cell>
          <table:table-cell/>
          <table:table-cell office:value-type="float" office:value="0.196629213483146">
            <text:p>0,19662921</text:p>
          </table:table-cell>
          <table:table-cell office:value-type="float" office:value="0.353932584269663">
            <text:p>0,35393258</text:p>
          </table:table-cell>
          <table:table-cell office:value-type="float" office:value="0.370786516853933">
            <text:p>0,37078652</text:p>
          </table:table-cell>
          <table:table-cell/>
          <table:table-cell table:formula="of:=[.N37]/SUM([.N37:.P37])" office:value-type="float" office:value="0.213414634146341">
            <text:p>0,21341463</text:p>
          </table:table-cell>
          <table:table-cell table:formula="of:=[.O37]/SUM([.N37:.P37])" office:value-type="float" office:value="0.384146341463415">
            <text:p>0,38414634</text:p>
          </table:table-cell>
          <table:table-cell table:formula="of:=[.P37]/SUM([.N37:.P37])" office:value-type="float" office:value="0.402439024390244">
            <text:p>0,40243902</text:p>
          </table:table-cell>
          <table:table-cell/>
          <table:table-cell table:formula="of:=SUM([.R37:.T37])" office:value-type="float" office:value="1">
            <text:p>1</text:p>
          </table:table-cell>
          <table:table-cell/>
          <table:table-cell table:formula="of:=([.R37]/SIN(RADIANS(60))+[.S37]/TAN(RADIANS(60)))*SIN(RADIANS(60))" office:value-type="float" office:value="0.405487804878049">
            <text:p>0,4054878</text:p>
          </table:table-cell>
          <table:table-cell table:formula="of:=[.S37]*SIN(RADIANS(60))" office:value-type="float" office:value="0.332680490478168">
            <text:p>0,33268049</text:p>
          </table:table-cell>
          <table:table-cell/>
          <table:table-cell table:formula="of:=SUM([.X37:.Y37])" office:value-type="float" office:value="0.738168295356217">
            <text:p>0,738168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7]*[.X37]-[.Y37])*-1" office:value-type="float" office:value="0.0985719971829232">
            <text:p>0,09857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7])*[.AE37]-(-[.AD37])*[.AE37])/([.AF37]*[.AE37]-[.AC37]*[.AH37])" office:value-type="float" office:value="0.707317073176032">
            <text:p>0,70731707</text:p>
          </table:table-cell>
          <table:table-cell table:formula="of:=([.AF37]*(-[.AD37])-[.AC37]*(-[.AG37]))/([.AF37]*[.AH37]-[.AC37]*[.AH37])*-1" office:value-type="float" office:value="0.506941699776186">
            <text:p>0,5069417</text:p>
          </table:table-cell>
          <table:table-cell/>
          <table:table-cell table:style-name="ce12" table:formula="of:=1-SQRT((1-[.AI37])*(1-[.AI37])+[.AJ37]*[.AJ37])" office:value-type="float" office:value="0.414634146344175">
            <text:p>0,41463415</text:p>
          </table:table-cell>
          <table:table-cell table:style-name="ce12" table:formula="of:=1-[.X37]" office:value-type="float" office:value="0.594512195121951">
            <text:p>0,5945122</text:p>
          </table:table-cell>
          <table:table-cell table:style-name="ce12" table:formula="of:=SQRT([.AW37]*[.AW37]+[.AX37]*[.AX37])" office:value-type="float" office:value="0.490853658535147">
            <text:p>0,490853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7]" office:value-type="float" office:value="-0.577350269179251">
            <text:p>-0,57735027</text:p>
          </table:table-cell>
          <table:table-cell table:formula="of:=[.Y37]+(1/[.AP37])*[.X37]" office:value-type="float" office:value="0.566788983773414">
            <text:p>0,566788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7])*[.AR37]-(-[.AQ37])*[.AU37])/([.AS37]*[.AR37]-[.AP37]*[.AU37])" office:value-type="float" office:value="0.245426829264266">
            <text:p>0,24542683</text:p>
          </table:table-cell>
          <table:table-cell table:formula="of:=([.AS37]*(-[.AQ37])-[.AP37]*(-[.AT37]))/([.AS37]*[.AU37]-[.AP37]*[.AU37])*-1" office:value-type="float" office:value="0.425091737833879">
            <text:p>0,42509174</text:p>
          </table:table-cell>
          <table:table-cell office:value-type="float" office:value="36">
            <text:p>36</text:p>
          </table:table-cell>
          <table:table-cell table:style-name="ce13" office:value-type="float" office:value="0.40625000000379">
            <text:p>0,40625</text:p>
          </table:table-cell>
          <table:table-cell table:style-name="ce13" office:value-type="float" office:value="0.71875">
            <text:p>0,71875</text:p>
          </table:table-cell>
          <table:table-cell table:style-name="ce13" office:value-type="float" office:value="0.374999999999158">
            <text:p>0,375</text:p>
          </table:table-cell>
          <table:table-cell table:style-name="ce44" office:value-type="float" office:value="0.414634146344175">
            <text:p>0,41463415</text:p>
          </table:table-cell>
          <table:table-cell table:style-name="ce44" office:value-type="float" office:value="0.594512195121951">
            <text:p>0,5945122</text:p>
          </table:table-cell>
          <table:table-cell table:style-name="ce44" office:value-type="float" office:value="0.490853658535147">
            <text:p>0,49085366</text:p>
          </table:table-cell>
          <table:table-cell table:style-name="ce13" office:value-type="float" office:value="0.328671328674439">
            <text:p>0,32867133</text:p>
          </table:table-cell>
          <table:table-cell table:style-name="ce13" office:value-type="float" office:value="0.681818181818182">
            <text:p>0,68181818</text:p>
          </table:table-cell>
          <table:table-cell table:style-name="ce13" office:value-type="float" office:value="0.48951048950983">
            <text:p>0,48951049</text:p>
          </table:table-cell>
          <table:table-cell table:style-name="ce44" office:value-type="float" office:value="0.40869565217778">
            <text:p>0,40869565</text:p>
          </table:table-cell>
          <table:table-cell table:style-name="ce44" office:value-type="float" office:value="0.726086956521739">
            <text:p>0,72608696</text:p>
          </table:table-cell>
          <table:table-cell table:style-name="ce44" office:value-type="float" office:value="0.365217391303528">
            <text:p>0,36521739</text:p>
          </table:table-cell>
          <table:table-cell table:number-columns-repeated="961"/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64">
            <text:p>64</text:p>
          </table:table-cell>
          <table:table-cell table:style-name="ce33" office:value-type="float" office:value="67">
            <text:p>67</text:p>
          </table:table-cell>
          <table:table-cell/>
          <table:table-cell table:formula="of:=[.B38]/([.B38]+[.C38]+[.D38]+[.E38])" office:value-type="float" office:value="0.0833333333333333">
            <text:p>0,08333333</text:p>
          </table:table-cell>
          <table:table-cell table:formula="of:=[.C38]/([.B38]+[.C38]+[.D38]+[.E38])" office:value-type="float" office:value="0.188888888888889">
            <text:p>0,18888889</text:p>
          </table:table-cell>
          <table:table-cell table:formula="of:=[.D38]/([.B38]+[.C38]+[.D38]+[.E38])" office:value-type="float" office:value="0.355555555555556">
            <text:p>0,35555556</text:p>
          </table:table-cell>
          <table:table-cell table:formula="of:=[.E38]/([.B38]+[.C38]+[.D38]+[.E38])" office:value-type="float" office:value="0.372222222222222">
            <text:p>0,37222222</text:p>
          </table:table-cell>
          <table:table-cell/>
          <table:table-cell table:formula="of:=SUM([.G38:.J38])" office:value-type="float" office:value="1">
            <text:p>1</text:p>
          </table:table-cell>
          <table:table-cell/>
          <table:table-cell office:value-type="float" office:value="0.188888888888889">
            <text:p>0,18888889</text:p>
          </table:table-cell>
          <table:table-cell office:value-type="float" office:value="0.355555555555556">
            <text:p>0,35555556</text:p>
          </table:table-cell>
          <table:table-cell office:value-type="float" office:value="0.372222222222222">
            <text:p>0,37222222</text:p>
          </table:table-cell>
          <table:table-cell/>
          <table:table-cell table:formula="of:=[.N38]/SUM([.N38:.P38])" office:value-type="float" office:value="0.206060606060606">
            <text:p>0,20606061</text:p>
          </table:table-cell>
          <table:table-cell table:formula="of:=[.O38]/SUM([.N38:.P38])" office:value-type="float" office:value="0.387878787878788">
            <text:p>0,38787879</text:p>
          </table:table-cell>
          <table:table-cell table:formula="of:=[.P38]/SUM([.N38:.P38])" office:value-type="float" office:value="0.406060606060606">
            <text:p>0,40606061</text:p>
          </table:table-cell>
          <table:table-cell/>
          <table:table-cell table:formula="of:=SUM([.R38:.T38])" office:value-type="float" office:value="1">
            <text:p>1</text:p>
          </table:table-cell>
          <table:table-cell/>
          <table:table-cell table:formula="of:=([.R38]/SIN(RADIANS(60))+[.S38]/TAN(RADIANS(60)))*SIN(RADIANS(60))" office:value-type="float" office:value="0.4">
            <text:p>0,4</text:p>
          </table:table-cell>
          <table:table-cell table:formula="of:=[.S38]*SIN(RADIANS(60))" office:value-type="float" office:value="0.335912883892146">
            <text:p>0,33591288</text:p>
          </table:table-cell>
          <table:table-cell/>
          <table:table-cell table:formula="of:=SUM([.X38:.Y38])" office:value-type="float" office:value="0.735912883892147">
            <text:p>0,7359128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8]*[.X38]-[.Y38])*-1" office:value-type="float" office:value="0.104972776220445">
            <text:p>0,104972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8])*[.AE38]-(-[.AD38])*[.AE38])/([.AF38]*[.AE38]-[.AC38]*[.AH38])" office:value-type="float" office:value="0.704545454550804">
            <text:p>0,70454545</text:p>
          </table:table-cell>
          <table:table-cell table:formula="of:=([.AF38]*(-[.AD38])-[.AC38]*(-[.AG38]))/([.AF38]*[.AH38]-[.AC38]*[.AH38])*-1" office:value-type="float" office:value="0.51174228405437">
            <text:p>0,51174228</text:p>
          </table:table-cell>
          <table:table-cell/>
          <table:table-cell table:style-name="ce12" table:formula="of:=1-SQRT((1-[.AI38])*(1-[.AI38])+[.AJ38]*[.AJ38])" office:value-type="float" office:value="0.409090909093645">
            <text:p>0,40909091</text:p>
          </table:table-cell>
          <table:table-cell table:style-name="ce12" table:formula="of:=1-[.X38]" office:value-type="float" office:value="0.6">
            <text:p>0,6</text:p>
          </table:table-cell>
          <table:table-cell table:style-name="ce12" table:formula="of:=SQRT([.AW38]*[.AW38]+[.AX38]*[.AX38])" office:value-type="float" office:value="0.490909090907703">
            <text:p>0,4909090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8]" office:value-type="float" office:value="-0.577350269179251">
            <text:p>-0,57735027</text:p>
          </table:table-cell>
          <table:table-cell table:formula="of:=[.Y38]+(1/[.AP38])*[.X38]" office:value-type="float" office:value="0.566852991563847">
            <text:p>0,5668529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8])*[.AR38]-(-[.AQ38])*[.AU38])/([.AS38]*[.AR38]-[.AP38]*[.AU38])" office:value-type="float" office:value="0.245454545450543">
            <text:p>0,24545455</text:p>
          </table:table-cell>
          <table:table-cell table:formula="of:=([.AS38]*(-[.AQ38])-[.AP38]*(-[.AT38]))/([.AS38]*[.AU38]-[.AP38]*[.AU38])*-1" office:value-type="float" office:value="0.425139743676705">
            <text:p>0,42513974</text:p>
          </table:table-cell>
          <table:table-cell office:value-type="float" office:value="37">
            <text:p>37</text:p>
          </table:table-cell>
          <table:table-cell table:style-name="ce13" office:value-type="float" office:value="0.415929203543639">
            <text:p>0,4159292</text:p>
          </table:table-cell>
          <table:table-cell table:style-name="ce13" office:value-type="float" office:value="0.716814159292035">
            <text:p>0,71681416</text:p>
          </table:table-cell>
          <table:table-cell table:style-name="ce13" office:value-type="float" office:value="0.367256637167247">
            <text:p>0,36725664</text:p>
          </table:table-cell>
          <table:table-cell table:style-name="ce44" office:value-type="float" office:value="0.409090909093645">
            <text:p>0,40909091</text:p>
          </table:table-cell>
          <table:table-cell table:style-name="ce44" office:value-type="float" office:value="0.6">
            <text:p>0,6</text:p>
          </table:table-cell>
          <table:table-cell table:style-name="ce44" office:value-type="float" office:value="0.490909090907702">
            <text:p>0,49090909</text:p>
          </table:table-cell>
          <table:table-cell table:style-name="ce13" office:value-type="float" office:value="0.33219178082501">
            <text:p>0,33219178</text:p>
          </table:table-cell>
          <table:table-cell table:style-name="ce13" office:value-type="float" office:value="0.678082191780822">
            <text:p>0,67808219</text:p>
          </table:table-cell>
          <table:table-cell table:style-name="ce13" office:value-type="float" office:value="0.489726027396568">
            <text:p>0,48972603</text:p>
          </table:table-cell>
          <table:table-cell table:style-name="ce44" office:value-type="float" office:value="0.418103448279754">
            <text:p>0,41810345</text:p>
          </table:table-cell>
          <table:table-cell table:style-name="ce44" office:value-type="float" office:value="0.724137931034483">
            <text:p>0,72413793</text:p>
          </table:table-cell>
          <table:table-cell table:style-name="ce44" office:value-type="float" office:value="0.357758620688784">
            <text:p>0,35775862</text:p>
          </table:table-cell>
          <table:table-cell table:number-columns-repeated="961"/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65">
            <text:p>65</text:p>
          </table:table-cell>
          <table:table-cell table:style-name="ce33" office:value-type="float" office:value="68">
            <text:p>68</text:p>
          </table:table-cell>
          <table:table-cell/>
          <table:table-cell table:formula="of:=[.B39]/([.B39]+[.C39]+[.D39]+[.E39])" office:value-type="float" office:value="0.0879120879120879">
            <text:p>0,08791209</text:p>
          </table:table-cell>
          <table:table-cell table:formula="of:=[.C39]/([.B39]+[.C39]+[.D39]+[.E39])" office:value-type="float" office:value="0.181318681318681">
            <text:p>0,18131868</text:p>
          </table:table-cell>
          <table:table-cell table:formula="of:=[.D39]/([.B39]+[.C39]+[.D39]+[.E39])" office:value-type="float" office:value="0.357142857142857">
            <text:p>0,35714286</text:p>
          </table:table-cell>
          <table:table-cell table:formula="of:=[.E39]/([.B39]+[.C39]+[.D39]+[.E39])" office:value-type="float" office:value="0.373626373626374">
            <text:p>0,37362637</text:p>
          </table:table-cell>
          <table:table-cell/>
          <table:table-cell table:formula="of:=SUM([.G39:.J39])" office:value-type="float" office:value="1">
            <text:p>1</text:p>
          </table:table-cell>
          <table:table-cell/>
          <table:table-cell office:value-type="float" office:value="0.181318681318681">
            <text:p>0,18131868</text:p>
          </table:table-cell>
          <table:table-cell office:value-type="float" office:value="0.357142857142857">
            <text:p>0,35714286</text:p>
          </table:table-cell>
          <table:table-cell office:value-type="float" office:value="0.373626373626374">
            <text:p>0,37362637</text:p>
          </table:table-cell>
          <table:table-cell/>
          <table:table-cell table:formula="of:=[.N39]/SUM([.N39:.P39])" office:value-type="float" office:value="0.198795180722891">
            <text:p>0,19879518</text:p>
          </table:table-cell>
          <table:table-cell table:formula="of:=[.O39]/SUM([.N39:.P39])" office:value-type="float" office:value="0.391566265060241">
            <text:p>0,39156627</text:p>
          </table:table-cell>
          <table:table-cell table:formula="of:=[.P39]/SUM([.N39:.P39])" office:value-type="float" office:value="0.409638554216868">
            <text:p>0,40963855</text:p>
          </table:table-cell>
          <table:table-cell/>
          <table:table-cell table:formula="of:=SUM([.R39:.T39])" office:value-type="float" office:value="1">
            <text:p>1</text:p>
          </table:table-cell>
          <table:table-cell/>
          <table:table-cell table:formula="of:=([.R39]/SIN(RADIANS(60))+[.S39]/TAN(RADIANS(60)))*SIN(RADIANS(60))" office:value-type="float" office:value="0.394578313253012">
            <text:p>0,39457831</text:p>
          </table:table-cell>
          <table:table-cell table:formula="of:=[.S39]*SIN(RADIANS(60))" office:value-type="float" office:value="0.33910633280716">
            <text:p>0,33910633</text:p>
          </table:table-cell>
          <table:table-cell/>
          <table:table-cell table:formula="of:=SUM([.X39:.Y39])" office:value-type="float" office:value="0.733684646060171">
            <text:p>0,733684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9]*[.X39]-[.Y39])*-1" office:value-type="float" office:value="0.111296437438238">
            <text:p>0,111296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9])*[.AE39]-(-[.AD39])*[.AE39])/([.AF39]*[.AE39]-[.AC39]*[.AH39])" office:value-type="float" office:value="0.701807228921061">
            <text:p>0,70180723</text:p>
          </table:table-cell>
          <table:table-cell table:formula="of:=([.AF39]*(-[.AD39])-[.AC39]*(-[.AG39]))/([.AF39]*[.AH39]-[.AC39]*[.AH39])*-1" office:value-type="float" office:value="0.516485029967758">
            <text:p>0,51648503</text:p>
          </table:table-cell>
          <table:table-cell/>
          <table:table-cell table:style-name="ce12" table:formula="of:=1-SQRT((1-[.AI39])*(1-[.AI39])+[.AJ39]*[.AJ39])" office:value-type="float" office:value="0.403614457834085">
            <text:p>0,40361446</text:p>
          </table:table-cell>
          <table:table-cell table:style-name="ce12" table:formula="of:=1-[.X39]" office:value-type="float" office:value="0.605421686746988">
            <text:p>0,60542169</text:p>
          </table:table-cell>
          <table:table-cell table:style-name="ce12" table:formula="of:=SQRT([.AW39]*[.AW39]+[.AX39]*[.AX39])" office:value-type="float" office:value="0.490963855420347">
            <text:p>0,490963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9]" office:value-type="float" office:value="-0.577350269179251">
            <text:p>-0,57735027</text:p>
          </table:table-cell>
          <table:table-cell table:formula="of:=[.Y39]+(1/[.AP39])*[.X39]" office:value-type="float" office:value="0.566916228176081">
            <text:p>0,566916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9])*[.AR39]-(-[.AQ39])*[.AU39])/([.AS39]*[.AR39]-[.AP39]*[.AU39])" office:value-type="float" office:value="0.245481927706865">
            <text:p>0,24548193</text:p>
          </table:table-cell>
          <table:table-cell table:formula="of:=([.AS39]*(-[.AQ39])-[.AP39]*(-[.AT39]))/([.AS39]*[.AU39]-[.AP39]*[.AU39])*-1" office:value-type="float" office:value="0.425187171135881">
            <text:p>0,42518717</text:p>
          </table:table-cell>
          <table:table-cell office:value-type="float" office:value="38">
            <text:p>38</text:p>
          </table:table-cell>
          <table:table-cell table:style-name="ce13" office:value-type="float" office:value="0.42543859649507">
            <text:p>0,4254386</text:p>
          </table:table-cell>
          <table:table-cell table:style-name="ce13" office:value-type="float" office:value="0.714912280701754">
            <text:p>0,71491228</text:p>
          </table:table-cell>
          <table:table-cell table:style-name="ce13" office:value-type="float" office:value="0.359649122806072">
            <text:p>0,35964912</text:p>
          </table:table-cell>
          <table:table-cell table:style-name="ce44" office:value-type="float" office:value="0.403614457834086">
            <text:p>0,40361446</text:p>
          </table:table-cell>
          <table:table-cell table:style-name="ce44" office:value-type="float" office:value="0.605421686746988">
            <text:p>0,60542169</text:p>
          </table:table-cell>
          <table:table-cell table:style-name="ce44" office:value-type="float" office:value="0.490963855420347">
            <text:p>0,49096386</text:p>
          </table:table-cell>
          <table:table-cell table:style-name="ce13" office:value-type="float" office:value="0.335570469801733">
            <text:p>0,33557047</text:p>
          </table:table-cell>
          <table:table-cell table:style-name="ce13" office:value-type="float" office:value="0.674496644295302">
            <text:p>0,67449664</text:p>
          </table:table-cell>
          <table:table-cell table:style-name="ce13" office:value-type="float" office:value="0.489932885905317">
            <text:p>0,48993289</text:p>
          </table:table-cell>
          <table:table-cell table:style-name="ce44" office:value-type="float" office:value="0.427350427354344">
            <text:p>0,42735043</text:p>
          </table:table-cell>
          <table:table-cell table:style-name="ce44" office:value-type="float" office:value="0.722222222222222">
            <text:p>0,72222222</text:p>
          </table:table-cell>
          <table:table-cell table:style-name="ce44" office:value-type="float" office:value="0.350427350426429">
            <text:p>0,35042735</text:p>
          </table:table-cell>
          <table:table-cell table:number-columns-repeated="961"/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69">
            <text:p>69</text:p>
          </table:table-cell>
          <table:table-cell/>
          <table:table-cell table:formula="of:=[.B40]/([.B40]+[.C40]+[.D40]+[.E40])" office:value-type="float" office:value="0.0923913043478261">
            <text:p>0,0923913</text:p>
          </table:table-cell>
          <table:table-cell table:formula="of:=[.C40]/([.B40]+[.C40]+[.D40]+[.E40])" office:value-type="float" office:value="0.173913043478261">
            <text:p>0,17391304</text:p>
          </table:table-cell>
          <table:table-cell table:formula="of:=[.D40]/([.B40]+[.C40]+[.D40]+[.E40])" office:value-type="float" office:value="0.358695652173913">
            <text:p>0,35869565</text:p>
          </table:table-cell>
          <table:table-cell table:formula="of:=[.E40]/([.B40]+[.C40]+[.D40]+[.E40])" office:value-type="float" office:value="0.375">
            <text:p>0,375</text:p>
          </table:table-cell>
          <table:table-cell/>
          <table:table-cell table:formula="of:=SUM([.G40:.J40])" office:value-type="float" office:value="1">
            <text:p>1</text:p>
          </table:table-cell>
          <table:table-cell/>
          <table:table-cell office:value-type="float" office:value="0.173913043478261">
            <text:p>0,17391304</text:p>
          </table:table-cell>
          <table:table-cell office:value-type="float" office:value="0.358695652173913">
            <text:p>0,35869565</text:p>
          </table:table-cell>
          <table:table-cell office:value-type="float" office:value="0.375">
            <text:p>0,375</text:p>
          </table:table-cell>
          <table:table-cell/>
          <table:table-cell table:formula="of:=[.N40]/SUM([.N40:.P40])" office:value-type="float" office:value="0.191616766467066">
            <text:p>0,19161677</text:p>
          </table:table-cell>
          <table:table-cell table:formula="of:=[.O40]/SUM([.N40:.P40])" office:value-type="float" office:value="0.395209580838323">
            <text:p>0,39520958</text:p>
          </table:table-cell>
          <table:table-cell table:formula="of:=[.P40]/SUM([.N40:.P40])" office:value-type="float" office:value="0.413173652694611">
            <text:p>0,41317365</text:p>
          </table:table-cell>
          <table:table-cell/>
          <table:table-cell table:formula="of:=SUM([.R40:.T40])" office:value-type="float" office:value="1">
            <text:p>1</text:p>
          </table:table-cell>
          <table:table-cell/>
          <table:table-cell table:formula="of:=([.R40]/SIN(RADIANS(60))+[.S40]/TAN(RADIANS(60)))*SIN(RADIANS(60))" office:value-type="float" office:value="0.389221556886228">
            <text:p>0,38922156</text:p>
          </table:table-cell>
          <table:table-cell table:formula="of:=[.S40]*SIN(RADIANS(60))" office:value-type="float" office:value="0.342261536824988">
            <text:p>0,34226154</text:p>
          </table:table-cell>
          <table:table-cell/>
          <table:table-cell table:formula="of:=SUM([.X40:.Y40])" office:value-type="float" office:value="0.731483093711215">
            <text:p>0,731483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0]*[.X40]-[.Y40])*-1" office:value-type="float" office:value="0.117544366186357">
            <text:p>0,117544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0])*[.AE40]-(-[.AD40])*[.AE40])/([.AF40]*[.AE40]-[.AC40]*[.AH40])" office:value-type="float" office:value="0.699101796412633">
            <text:p>0,6991018</text:p>
          </table:table-cell>
          <table:table-cell table:formula="of:=([.AF40]*(-[.AD40])-[.AC40]*(-[.AG40]))/([.AF40]*[.AH40]-[.AC40]*[.AH40])*-1" office:value-type="float" office:value="0.521170976528889">
            <text:p>0,52117098</text:p>
          </table:table-cell>
          <table:table-cell/>
          <table:table-cell table:style-name="ce12" table:formula="of:=1-SQRT((1-[.AI40])*(1-[.AI40])+[.AJ40]*[.AJ40])" office:value-type="float" office:value="0.398203592817155">
            <text:p>0,39820359</text:p>
          </table:table-cell>
          <table:table-cell table:style-name="ce12" table:formula="of:=1-[.X40]" office:value-type="float" office:value="0.610778443113772">
            <text:p>0,61077844</text:p>
          </table:table-cell>
          <table:table-cell table:style-name="ce12" table:formula="of:=SQRT([.AW40]*[.AW40]+[.AX40]*[.AX40])" office:value-type="float" office:value="0.491017964070565">
            <text:p>0,4910179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0]" office:value-type="float" office:value="-0.577350269179251">
            <text:p>-0,57735027</text:p>
          </table:table-cell>
          <table:table-cell table:formula="of:=[.Y40]+(1/[.AP40])*[.X40]" office:value-type="float" office:value="0.566978707463618">
            <text:p>0,5669787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0])*[.AR40]-(-[.AQ40])*[.AU40])/([.AS40]*[.AR40]-[.AP40]*[.AU40])" office:value-type="float" office:value="0.245508982031974">
            <text:p>0,24550898</text:p>
          </table:table-cell>
          <table:table-cell table:formula="of:=([.AS40]*(-[.AQ40])-[.AP40]*(-[.AT40]))/([.AS40]*[.AU40]-[.AP40]*[.AU40])*-1" office:value-type="float" office:value="0.425234030601534">
            <text:p>0,42523403</text:p>
          </table:table-cell>
          <table:table-cell office:value-type="float" office:value="39">
            <text:p>39</text:p>
          </table:table-cell>
          <table:table-cell table:style-name="ce13" office:value-type="float" office:value="0.434782608699519">
            <text:p>0,43478261</text:p>
          </table:table-cell>
          <table:table-cell table:style-name="ce13" office:value-type="float" office:value="0.71304347826087">
            <text:p>0,71304348</text:p>
          </table:table-cell>
          <table:table-cell table:style-name="ce13" office:value-type="float" office:value="0.352173913042482">
            <text:p>0,35217391</text:p>
          </table:table-cell>
          <table:table-cell table:style-name="ce44" office:value-type="float" office:value="0.398203592817155">
            <text:p>0,39820359</text:p>
          </table:table-cell>
          <table:table-cell table:style-name="ce44" office:value-type="float" office:value="0.610778443113772">
            <text:p>0,61077844</text:p>
          </table:table-cell>
          <table:table-cell table:style-name="ce44" office:value-type="float" office:value="0.491017964070565">
            <text:p>0,49101796</text:p>
          </table:table-cell>
          <table:table-cell table:style-name="ce13" office:value-type="float" office:value="0.338815789476743">
            <text:p>0,33881579</text:p>
          </table:table-cell>
          <table:table-cell table:style-name="ce13" office:value-type="float" office:value="0.671052631578947">
            <text:p>0,67105263</text:p>
          </table:table-cell>
          <table:table-cell table:style-name="ce13" office:value-type="float" office:value="0.490131578946615">
            <text:p>0,49013158</text:p>
          </table:table-cell>
          <table:table-cell table:style-name="ce44" office:value-type="float" office:value="0.436440677970042">
            <text:p>0,43644068</text:p>
          </table:table-cell>
          <table:table-cell table:style-name="ce44" office:value-type="float" office:value="0.720338983050847">
            <text:p>0,72033898</text:p>
          </table:table-cell>
          <table:table-cell table:style-name="ce44" office:value-type="float" office:value="0.34322033898208">
            <text:p>0,34322034</text:p>
          </table:table-cell>
          <table:table-cell table:number-columns-repeated="961"/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70">
            <text:p>70</text:p>
          </table:table-cell>
          <table:table-cell/>
          <table:table-cell table:formula="of:=[.B41]/([.B41]+[.C41]+[.D41]+[.E41])" office:value-type="float" office:value="0.0967741935483871">
            <text:p>0,09677419</text:p>
          </table:table-cell>
          <table:table-cell table:formula="of:=[.C41]/([.B41]+[.C41]+[.D41]+[.E41])" office:value-type="float" office:value="0.166666666666667">
            <text:p>0,16666667</text:p>
          </table:table-cell>
          <table:table-cell table:formula="of:=[.D41]/([.B41]+[.C41]+[.D41]+[.E41])" office:value-type="float" office:value="0.360215053763441">
            <text:p>0,36021505</text:p>
          </table:table-cell>
          <table:table-cell table:formula="of:=[.E41]/([.B41]+[.C41]+[.D41]+[.E41])" office:value-type="float" office:value="0.376344086021505">
            <text:p>0,37634409</text:p>
          </table:table-cell>
          <table:table-cell/>
          <table:table-cell table:formula="of:=SUM([.G41:.J41])" office:value-type="float" office:value="1">
            <text:p>1</text:p>
          </table:table-cell>
          <table:table-cell/>
          <table:table-cell office:value-type="float" office:value="0.166666666666667">
            <text:p>0,16666667</text:p>
          </table:table-cell>
          <table:table-cell office:value-type="float" office:value="0.360215053763441">
            <text:p>0,36021505</text:p>
          </table:table-cell>
          <table:table-cell office:value-type="float" office:value="0.376344086021505">
            <text:p>0,37634409</text:p>
          </table:table-cell>
          <table:table-cell/>
          <table:table-cell table:formula="of:=[.N41]/SUM([.N41:.P41])" office:value-type="float" office:value="0.18452380952381">
            <text:p>0,18452381</text:p>
          </table:table-cell>
          <table:table-cell table:formula="of:=[.O41]/SUM([.N41:.P41])" office:value-type="float" office:value="0.398809523809524">
            <text:p>0,39880952</text:p>
          </table:table-cell>
          <table:table-cell table:formula="of:=[.P41]/SUM([.N41:.P41])" office:value-type="float" office:value="0.416666666666666">
            <text:p>0,41666667</text:p>
          </table:table-cell>
          <table:table-cell/>
          <table:table-cell table:formula="of:=SUM([.R41:.T41])" office:value-type="float" office:value="1">
            <text:p>1</text:p>
          </table:table-cell>
          <table:table-cell/>
          <table:table-cell table:formula="of:=([.R41]/SIN(RADIANS(60))+[.S41]/TAN(RADIANS(60)))*SIN(RADIANS(60))" office:value-type="float" office:value="0.383928571428572">
            <text:p>0,38392857</text:p>
          </table:table-cell>
          <table:table-cell table:formula="of:=[.S41]*SIN(RADIANS(60))" office:value-type="float" office:value="0.345379178890223">
            <text:p>0,34537918</text:p>
          </table:table-cell>
          <table:table-cell/>
          <table:table-cell table:formula="of:=SUM([.X41:.Y41])" office:value-type="float" office:value="0.729307750318795">
            <text:p>0,7293077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1]*[.X41]-[.Y41])*-1" office:value-type="float" office:value="0.123717914830331">
            <text:p>0,1237179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1])*[.AE41]-(-[.AD41])*[.AE41])/([.AF41]*[.AE41]-[.AC41]*[.AH41])" office:value-type="float" office:value="0.696428571434066">
            <text:p>0,69642857</text:p>
          </table:table-cell>
          <table:table-cell table:formula="of:=([.AF41]*(-[.AD41])-[.AC41]*(-[.AG41]))/([.AF41]*[.AH41]-[.AC41]*[.AH41])*-1" office:value-type="float" office:value="0.525801138011911">
            <text:p>0,52580114</text:p>
          </table:table-cell>
          <table:table-cell/>
          <table:table-cell table:style-name="ce12" table:formula="of:=1-SQRT((1-[.AI41])*(1-[.AI41])+[.AJ41]*[.AJ41])" office:value-type="float" office:value="0.392857142859951">
            <text:p>0,39285714</text:p>
          </table:table-cell>
          <table:table-cell table:style-name="ce12" table:formula="of:=1-[.X41]" office:value-type="float" office:value="0.616071428571428">
            <text:p>0,61607143</text:p>
          </table:table-cell>
          <table:table-cell table:style-name="ce12" table:formula="of:=SQRT([.AW41]*[.AW41]+[.AX41]*[.AX41])" office:value-type="float" office:value="0.491071428570185">
            <text:p>0,4910714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1]" office:value-type="float" office:value="-0.577350269179251">
            <text:p>-0,57735027</text:p>
          </table:table-cell>
          <table:table-cell table:formula="of:=[.Y41]+(1/[.AP41])*[.X41]" office:value-type="float" office:value="0.567040442950114">
            <text:p>0,56704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1])*[.AR41]-(-[.AQ41])*[.AU41])/([.AS41]*[.AR41]-[.AP41]*[.AU41])" office:value-type="float" office:value="0.245535714281784">
            <text:p>0,24553571</text:p>
          </table:table-cell>
          <table:table-cell table:formula="of:=([.AS41]*(-[.AQ41])-[.AP41]*(-[.AT41]))/([.AS41]*[.AU41]-[.AP41]*[.AU41])*-1" office:value-type="float" office:value="0.425280332216406">
            <text:p>0,42528033</text:p>
          </table:table-cell>
          <table:table-cell office:value-type="float" office:value="40">
            <text:p>40</text:p>
          </table:table-cell>
          <table:table-cell table:style-name="ce13" office:value-type="float" office:value="0.443965517245271">
            <text:p>0,44396552</text:p>
          </table:table-cell>
          <table:table-cell table:style-name="ce13" office:value-type="float" office:value="0.711206896551724">
            <text:p>0,7112069</text:p>
          </table:table-cell>
          <table:table-cell table:style-name="ce13" office:value-type="float" office:value="0.344827586205851">
            <text:p>0,34482759</text:p>
          </table:table-cell>
          <table:table-cell table:style-name="ce44" office:value-type="float" office:value="0.39285714285995">
            <text:p>0,39285714</text:p>
          </table:table-cell>
          <table:table-cell table:style-name="ce44" office:value-type="float" office:value="0.616071428571429">
            <text:p>0,61607143</text:p>
          </table:table-cell>
          <table:table-cell table:style-name="ce44" office:value-type="float" office:value="0.491071428570185">
            <text:p>0,49107143</text:p>
          </table:table-cell>
          <table:table-cell table:style-name="ce13" office:value-type="float" office:value="0.341935483874011">
            <text:p>0,34193548</text:p>
          </table:table-cell>
          <table:table-cell table:style-name="ce13" office:value-type="float" office:value="0.667741935483871">
            <text:p>0,66774194</text:p>
          </table:table-cell>
          <table:table-cell table:style-name="ce13" office:value-type="float" office:value="0.490322580644379">
            <text:p>0,49032258</text:p>
          </table:table-cell>
          <table:table-cell table:style-name="ce44" office:value-type="float" office:value="0.445378151264468">
            <text:p>0,44537815</text:p>
          </table:table-cell>
          <table:table-cell table:style-name="ce44" office:value-type="float" office:value="0.718487394957983">
            <text:p>0,71848739</text:p>
          </table:table-cell>
          <table:table-cell table:style-name="ce44" office:value-type="float" office:value="0.336134453780493">
            <text:p>0,33613445</text:p>
          </table:table-cell>
          <table:table-cell table:number-columns-repeated="961"/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71">
            <text:p>71</text:p>
          </table:table-cell>
          <table:table-cell/>
          <table:table-cell table:formula="of:=[.B42]/([.B42]+[.C42]+[.D42]+[.E42])" office:value-type="float" office:value="0.101063829787234">
            <text:p>0,10106383</text:p>
          </table:table-cell>
          <table:table-cell table:formula="of:=[.C42]/([.B42]+[.C42]+[.D42]+[.E42])" office:value-type="float" office:value="0.159574468085106">
            <text:p>0,15957447</text:p>
          </table:table-cell>
          <table:table-cell table:formula="of:=[.D42]/([.B42]+[.C42]+[.D42]+[.E42])" office:value-type="float" office:value="0.361702127659574">
            <text:p>0,36170213</text:p>
          </table:table-cell>
          <table:table-cell table:formula="of:=[.E42]/([.B42]+[.C42]+[.D42]+[.E42])" office:value-type="float" office:value="0.377659574468085">
            <text:p>0,37765957</text:p>
          </table:table-cell>
          <table:table-cell/>
          <table:table-cell table:formula="of:=SUM([.G42:.J42])" office:value-type="float" office:value="1">
            <text:p>1</text:p>
          </table:table-cell>
          <table:table-cell/>
          <table:table-cell office:value-type="float" office:value="0.159574468085106">
            <text:p>0,15957447</text:p>
          </table:table-cell>
          <table:table-cell office:value-type="float" office:value="0.361702127659574">
            <text:p>0,36170213</text:p>
          </table:table-cell>
          <table:table-cell office:value-type="float" office:value="0.377659574468085">
            <text:p>0,37765957</text:p>
          </table:table-cell>
          <table:table-cell/>
          <table:table-cell table:formula="of:=[.N42]/SUM([.N42:.P42])" office:value-type="float" office:value="0.177514792899408">
            <text:p>0,17751479</text:p>
          </table:table-cell>
          <table:table-cell table:formula="of:=[.O42]/SUM([.N42:.P42])" office:value-type="float" office:value="0.402366863905325">
            <text:p>0,40236686</text:p>
          </table:table-cell>
          <table:table-cell table:formula="of:=[.P42]/SUM([.N42:.P42])" office:value-type="float" office:value="0.420118343195267">
            <text:p>0,42011834</text:p>
          </table:table-cell>
          <table:table-cell/>
          <table:table-cell table:formula="of:=SUM([.R42:.T42])" office:value-type="float" office:value="1">
            <text:p>1</text:p>
          </table:table-cell>
          <table:table-cell/>
          <table:table-cell table:formula="of:=([.R42]/SIN(RADIANS(60))+[.S42]/TAN(RADIANS(60)))*SIN(RADIANS(60))" office:value-type="float" office:value="0.378698224852071">
            <text:p>0,37869822</text:p>
          </table:table-cell>
          <table:table-cell table:formula="of:=[.S42]*SIN(RADIANS(60))" office:value-type="float" office:value="0.348459925783088">
            <text:p>0,34845993</text:p>
          </table:table-cell>
          <table:table-cell/>
          <table:table-cell table:formula="of:=SUM([.X42:.Y42])" office:value-type="float" office:value="0.727158150635158">
            <text:p>0,7271581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2]*[.X42]-[.Y42])*-1" office:value-type="float" office:value="0.12981840372704">
            <text:p>0,12981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2])*[.AE42]-(-[.AD42])*[.AE42])/([.AF42]*[.AE42]-[.AC42]*[.AH42])" office:value-type="float" office:value="0.693786982254063">
            <text:p>0,69378698</text:p>
          </table:table-cell>
          <table:table-cell table:formula="of:=([.AF42]*(-[.AD42])-[.AC42]*(-[.AG42]))/([.AF42]*[.AH42]-[.AC42]*[.AH42])*-1" office:value-type="float" office:value="0.530376504684484">
            <text:p>0,5303765</text:p>
          </table:table-cell>
          <table:table-cell/>
          <table:table-cell table:style-name="ce12" table:formula="of:=1-SQRT((1-[.AI42])*(1-[.AI42])+[.AJ42]*[.AJ42])" office:value-type="float" office:value="0.387573964499872">
            <text:p>0,38757396</text:p>
          </table:table-cell>
          <table:table-cell table:style-name="ce12" table:formula="of:=1-[.X42]" office:value-type="float" office:value="0.621301775147929">
            <text:p>0,62130178</text:p>
          </table:table-cell>
          <table:table-cell table:style-name="ce12" table:formula="of:=SQRT([.AW42]*[.AW42]+[.AX42]*[.AX42])" office:value-type="float" office:value="0.491124260353833">
            <text:p>0,491124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2]" office:value-type="float" office:value="-0.577350269179251">
            <text:p>-0,57735027</text:p>
          </table:table-cell>
          <table:table-cell table:formula="of:=[.Y42]+(1/[.AP42])*[.X42]" office:value-type="float" office:value="0.567101447839135">
            <text:p>0,56710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2])*[.AR42]-(-[.AQ42])*[.AU42])/([.AS42]*[.AR42]-[.AP42]*[.AU42])" office:value-type="float" office:value="0.245562130173607">
            <text:p>0,24556213</text:p>
          </table:table-cell>
          <table:table-cell table:formula="of:=([.AS42]*(-[.AQ42])-[.AP42]*(-[.AT42]))/([.AS42]*[.AU42]-[.AP42]*[.AU42])*-1" office:value-type="float" office:value="0.425326085883173">
            <text:p>0,42532609</text:p>
          </table:table-cell>
          <table:table-cell office:value-type="float" office:value="41">
            <text:p>41</text:p>
          </table:table-cell>
          <table:table-cell table:style-name="ce13" office:value-type="float" office:value="0.452991452995369">
            <text:p>0,45299145</text:p>
          </table:table-cell>
          <table:table-cell table:style-name="ce13" office:value-type="float" office:value="0.709401709401709">
            <text:p>0,70940171</text:p>
          </table:table-cell>
          <table:table-cell table:style-name="ce13" office:value-type="float" office:value="0.337606837605743">
            <text:p>0,33760684</text:p>
          </table:table-cell>
          <table:table-cell table:style-name="ce44" office:value-type="float" office:value="0.387573964499872">
            <text:p>0,38757396</text:p>
          </table:table-cell>
          <table:table-cell table:style-name="ce44" office:value-type="float" office:value="0.621301775147929">
            <text:p>0,62130178</text:p>
          </table:table-cell>
          <table:table-cell table:style-name="ce44" office:value-type="float" office:value="0.491124260353833">
            <text:p>0,49112426</text:p>
          </table:table-cell>
          <table:table-cell table:style-name="ce13" office:value-type="float" office:value="0.344936708863787">
            <text:p>0,34493671</text:p>
          </table:table-cell>
          <table:table-cell table:style-name="ce13" office:value-type="float" office:value="0.664556962025317">
            <text:p>0,66455696</text:p>
          </table:table-cell>
          <table:table-cell table:style-name="ce13" office:value-type="float" office:value="0.490506329113114">
            <text:p>0,49050633</text:p>
          </table:table-cell>
          <table:table-cell table:style-name="ce44" office:value-type="float" office:value="0.454166666670653">
            <text:p>0,45416667</text:p>
          </table:table-cell>
          <table:table-cell table:style-name="ce44" office:value-type="float" office:value="0.716666666666667">
            <text:p>0,71666667</text:p>
          </table:table-cell>
          <table:table-cell table:style-name="ce44" office:value-type="float" office:value="0.3291666666656">
            <text:p>0,32916667</text:p>
          </table:table-cell>
          <table:table-cell table:number-columns-repeated="961"/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72">
            <text:p>72</text:p>
          </table:table-cell>
          <table:table-cell/>
          <table:table-cell table:formula="of:=[.B43]/([.B43]+[.C43]+[.D43]+[.E43])" office:value-type="float" office:value="0.105263157894737">
            <text:p>0,10526316</text:p>
          </table:table-cell>
          <table:table-cell table:formula="of:=[.C43]/([.B43]+[.C43]+[.D43]+[.E43])" office:value-type="float" office:value="0.152631578947368">
            <text:p>0,15263158</text:p>
          </table:table-cell>
          <table:table-cell table:formula="of:=[.D43]/([.B43]+[.C43]+[.D43]+[.E43])" office:value-type="float" office:value="0.363157894736842">
            <text:p>0,36315789</text:p>
          </table:table-cell>
          <table:table-cell table:formula="of:=[.E43]/([.B43]+[.C43]+[.D43]+[.E43])" office:value-type="float" office:value="0.378947368421053">
            <text:p>0,37894737</text:p>
          </table:table-cell>
          <table:table-cell/>
          <table:table-cell table:formula="of:=SUM([.G43:.J43])" office:value-type="float" office:value="1">
            <text:p>1</text:p>
          </table:table-cell>
          <table:table-cell/>
          <table:table-cell office:value-type="float" office:value="0.152631578947368">
            <text:p>0,15263158</text:p>
          </table:table-cell>
          <table:table-cell office:value-type="float" office:value="0.363157894736842">
            <text:p>0,36315789</text:p>
          </table:table-cell>
          <table:table-cell office:value-type="float" office:value="0.378947368421053">
            <text:p>0,37894737</text:p>
          </table:table-cell>
          <table:table-cell/>
          <table:table-cell table:formula="of:=[.N43]/SUM([.N43:.P43])" office:value-type="float" office:value="0.170588235294117">
            <text:p>0,17058824</text:p>
          </table:table-cell>
          <table:table-cell table:formula="of:=[.O43]/SUM([.N43:.P43])" office:value-type="float" office:value="0.405882352941176">
            <text:p>0,40588235</text:p>
          </table:table-cell>
          <table:table-cell table:formula="of:=[.P43]/SUM([.N43:.P43])" office:value-type="float" office:value="0.423529411764706">
            <text:p>0,42352941</text:p>
          </table:table-cell>
          <table:table-cell/>
          <table:table-cell table:formula="of:=SUM([.R43:.T43])" office:value-type="float" office:value="1">
            <text:p>1</text:p>
          </table:table-cell>
          <table:table-cell/>
          <table:table-cell table:formula="of:=([.R43]/SIN(RADIANS(60))+[.S43]/TAN(RADIANS(60)))*SIN(RADIANS(60))" office:value-type="float" office:value="0.373529411764705">
            <text:p>0,37352941</text:p>
          </table:table-cell>
          <table:table-cell table:formula="of:=[.S43]*SIN(RADIANS(60))" office:value-type="float" office:value="0.35150442859486">
            <text:p>0,35150443</text:p>
          </table:table-cell>
          <table:table-cell/>
          <table:table-cell table:formula="of:=SUM([.X43:.Y43])" office:value-type="float" office:value="0.725033840359566">
            <text:p>0,7250338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3]*[.X43]-[.Y43])*-1" office:value-type="float" office:value="0.13584712216614">
            <text:p>0,1358471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3])*[.AE43]-(-[.AD43])*[.AE43])/([.AF43]*[.AE43]-[.AC43]*[.AH43])" office:value-type="float" office:value="0.691176470593824">
            <text:p>0,69117647</text:p>
          </table:table-cell>
          <table:table-cell table:formula="of:=([.AF43]*(-[.AD43])-[.AC43]*(-[.AG43]))/([.AF43]*[.AH43]-[.AC43]*[.AH43])*-1" office:value-type="float" office:value="0.534898043513849">
            <text:p>0,53489804</text:p>
          </table:table-cell>
          <table:table-cell/>
          <table:table-cell table:style-name="ce12" table:formula="of:=1-SQRT((1-[.AI43])*(1-[.AI43])+[.AJ43]*[.AJ43])" office:value-type="float" office:value="0.382352941179324">
            <text:p>0,38235294</text:p>
          </table:table-cell>
          <table:table-cell table:style-name="ce12" table:formula="of:=1-[.X43]" office:value-type="float" office:value="0.626470588235295">
            <text:p>0,62647059</text:p>
          </table:table-cell>
          <table:table-cell table:style-name="ce12" table:formula="of:=SQRT([.AW43]*[.AW43]+[.AX43]*[.AX43])" office:value-type="float" office:value="0.491176470587085">
            <text:p>0,4911764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3]" office:value-type="float" office:value="-0.577350269179251">
            <text:p>-0,57735027</text:p>
          </table:table-cell>
          <table:table-cell table:formula="of:=[.Y43]+(1/[.AP43])*[.X43]" office:value-type="float" office:value="0.56716173502358">
            <text:p>0,5671617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3])*[.AR43]-(-[.AQ43])*[.AU43])/([.AS43]*[.AR43]-[.AP43]*[.AU43])" office:value-type="float" office:value="0.245588235290233">
            <text:p>0,24558824</text:p>
          </table:table-cell>
          <table:table-cell table:formula="of:=([.AS43]*(-[.AQ43])-[.AP43]*(-[.AT43]))/([.AS43]*[.AU43]-[.AP43]*[.AU43])*-1" office:value-type="float" office:value="0.425371301271507">
            <text:p>0,4253713</text:p>
          </table:table-cell>
          <table:table-cell office:value-type="float" office:value="42">
            <text:p>42</text:p>
          </table:table-cell>
          <table:table-cell table:style-name="ce13" office:value-type="float" office:value="0.461864406783601">
            <text:p>0,46186441</text:p>
          </table:table-cell>
          <table:table-cell table:style-name="ce13" office:value-type="float" office:value="0.707627118644068">
            <text:p>0,70762712</text:p>
          </table:table-cell>
          <table:table-cell table:style-name="ce13" office:value-type="float" office:value="0.330508474575129">
            <text:p>0,33050847</text:p>
          </table:table-cell>
          <table:table-cell table:style-name="ce44" office:value-type="float" office:value="0.382352941179324">
            <text:p>0,38235294</text:p>
          </table:table-cell>
          <table:table-cell table:style-name="ce44" office:value-type="float" office:value="0.626470588235294">
            <text:p>0,62647059</text:p>
          </table:table-cell>
          <table:table-cell table:style-name="ce44" office:value-type="float" office:value="0.491176470587086">
            <text:p>0,49117647</text:p>
          </table:table-cell>
          <table:table-cell table:style-name="ce13" office:value-type="float" office:value="0.347826086959535">
            <text:p>0,34782609</text:p>
          </table:table-cell>
          <table:table-cell table:style-name="ce13" office:value-type="float" office:value="0.661490683229814">
            <text:p>0,66149068</text:p>
          </table:table-cell>
          <table:table-cell table:style-name="ce13" office:value-type="float" office:value="0.490683229812828">
            <text:p>0,49068323</text:p>
          </table:table-cell>
          <table:table-cell table:style-name="ce44" office:value-type="float" office:value="0.462809917359382">
            <text:p>0,46280992</text:p>
          </table:table-cell>
          <table:table-cell table:style-name="ce44" office:value-type="float" office:value="0.714876033057851">
            <text:p>0,71487603</text:p>
          </table:table-cell>
          <table:table-cell table:style-name="ce44" office:value-type="float" office:value="0.322314049585663">
            <text:p>0,32231405</text:p>
          </table:table-cell>
          <table:table-cell table:number-columns-repeated="961"/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70">
            <text:p>70</text:p>
          </table:table-cell>
          <table:table-cell table:style-name="ce33" office:value-type="float" office:value="73">
            <text:p>73</text:p>
          </table:table-cell>
          <table:table-cell/>
          <table:table-cell table:formula="of:=[.B44]/([.B44]+[.C44]+[.D44]+[.E44])" office:value-type="float" office:value="0.109375">
            <text:p>0,109375</text:p>
          </table:table-cell>
          <table:table-cell table:formula="of:=[.C44]/([.B44]+[.C44]+[.D44]+[.E44])" office:value-type="float" office:value="0.145833333333333">
            <text:p>0,14583333</text:p>
          </table:table-cell>
          <table:table-cell table:formula="of:=[.D44]/([.B44]+[.C44]+[.D44]+[.E44])" office:value-type="float" office:value="0.364583333333333">
            <text:p>0,36458333</text:p>
          </table:table-cell>
          <table:table-cell table:formula="of:=[.E44]/([.B44]+[.C44]+[.D44]+[.E44])" office:value-type="float" office:value="0.380208333333333">
            <text:p>0,38020833</text:p>
          </table:table-cell>
          <table:table-cell/>
          <table:table-cell table:formula="of:=SUM([.G44:.J44])" office:value-type="float" office:value="1">
            <text:p>1</text:p>
          </table:table-cell>
          <table:table-cell/>
          <table:table-cell office:value-type="float" office:value="0.145833333333333">
            <text:p>0,14583333</text:p>
          </table:table-cell>
          <table:table-cell office:value-type="float" office:value="0.364583333333333">
            <text:p>0,36458333</text:p>
          </table:table-cell>
          <table:table-cell office:value-type="float" office:value="0.380208333333333">
            <text:p>0,38020833</text:p>
          </table:table-cell>
          <table:table-cell/>
          <table:table-cell table:formula="of:=[.N44]/SUM([.N44:.P44])" office:value-type="float" office:value="0.163742690058479">
            <text:p>0,16374269</text:p>
          </table:table-cell>
          <table:table-cell table:formula="of:=[.O44]/SUM([.N44:.P44])" office:value-type="float" office:value="0.409356725146199">
            <text:p>0,40935673</text:p>
          </table:table-cell>
          <table:table-cell table:formula="of:=[.P44]/SUM([.N44:.P44])" office:value-type="float" office:value="0.426900584795322">
            <text:p>0,42690058</text:p>
          </table:table-cell>
          <table:table-cell/>
          <table:table-cell table:formula="of:=SUM([.R44:.T44])" office:value-type="float" office:value="1">
            <text:p>1</text:p>
          </table:table-cell>
          <table:table-cell/>
          <table:table-cell table:formula="of:=([.R44]/SIN(RADIANS(60))+[.S44]/TAN(RADIANS(60)))*SIN(RADIANS(60))" office:value-type="float" office:value="0.368421052631579">
            <text:p>0,36842105</text:p>
          </table:table-cell>
          <table:table-cell table:formula="of:=[.S44]*SIN(RADIANS(60))" office:value-type="float" office:value="0.354513323186612">
            <text:p>0,35451332</text:p>
          </table:table-cell>
          <table:table-cell/>
          <table:table-cell table:formula="of:=SUM([.X44:.Y44])" office:value-type="float" office:value="0.722934375818191">
            <text:p>0,722934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4]*[.X44]-[.Y44])*-1" office:value-type="float" office:value="0.141805329278467">
            <text:p>0,1418053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4])*[.AE44]-(-[.AD44])*[.AE44])/([.AF44]*[.AE44]-[.AC44]*[.AH44])" office:value-type="float" office:value="0.688596491233705">
            <text:p>0,68859649</text:p>
          </table:table-cell>
          <table:table-cell table:formula="of:=([.AF44]*(-[.AD44])-[.AC44]*(-[.AG44]))/([.AF44]*[.AH44]-[.AC44]*[.AH44])*-1" office:value-type="float" office:value="0.539366698848135">
            <text:p>0,5393667</text:p>
          </table:table-cell>
          <table:table-cell/>
          <table:table-cell table:style-name="ce12" table:formula="of:=1-SQRT((1-[.AI44])*(1-[.AI44])+[.AJ44]*[.AJ44])" office:value-type="float" office:value="0.377192982459017">
            <text:p>0,37719298</text:p>
          </table:table-cell>
          <table:table-cell table:style-name="ce12" table:formula="of:=1-[.X44]" office:value-type="float" office:value="0.631578947368421">
            <text:p>0,63157895</text:p>
          </table:table-cell>
          <table:table-cell table:style-name="ce12" table:formula="of:=SQRT([.AW44]*[.AW44]+[.AX44]*[.AX44])" office:value-type="float" office:value="0.491228070174335">
            <text:p>0,491228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4]" office:value-type="float" office:value="-0.577350269179251">
            <text:p>-0,57735027</text:p>
          </table:table-cell>
          <table:table-cell table:formula="of:=[.Y44]+(1/[.AP44])*[.X44]" office:value-type="float" office:value="0.567221317094758">
            <text:p>0,5672213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4])*[.AR44]-(-[.AQ44])*[.AU44])/([.AS44]*[.AR44]-[.AP44]*[.AU44])" office:value-type="float" office:value="0.245614035083858">
            <text:p>0,24561404</text:p>
          </table:table-cell>
          <table:table-cell table:formula="of:=([.AS44]*(-[.AQ44])-[.AP44]*(-[.AT44]))/([.AS44]*[.AU44]-[.AP44]*[.AU44])*-1" office:value-type="float" office:value="0.42541598782489">
            <text:p>0,42541599</text:p>
          </table:table-cell>
          <table:table-cell office:value-type="float" office:value="43">
            <text:p>43</text:p>
          </table:table-cell>
          <table:table-cell table:style-name="ce13" office:value-type="float" office:value="0.470588235298081">
            <text:p>0,47058824</text:p>
          </table:table-cell>
          <table:table-cell table:style-name="ce13" office:value-type="float" office:value="0.705882352941176">
            <text:p>0,70588235</text:p>
          </table:table-cell>
          <table:table-cell table:style-name="ce13" office:value-type="float" office:value="0.323529411763517">
            <text:p>0,32352941</text:p>
          </table:table-cell>
          <table:table-cell table:style-name="ce44" office:value-type="float" office:value="0.377192982459017">
            <text:p>0,37719298</text:p>
          </table:table-cell>
          <table:table-cell table:style-name="ce44" office:value-type="float" office:value="0.631578947368421">
            <text:p>0,63157895</text:p>
          </table:table-cell>
          <table:table-cell table:style-name="ce44" office:value-type="float" office:value="0.491228070174335">
            <text:p>0,49122807</text:p>
          </table:table-cell>
          <table:table-cell table:style-name="ce13" office:value-type="float" office:value="0.35060975610056">
            <text:p>0,35060976</text:p>
          </table:table-cell>
          <table:table-cell table:style-name="ce13" office:value-type="float" office:value="0.658536585365854">
            <text:p>0,65853659</text:p>
          </table:table-cell>
          <table:table-cell table:style-name="ce13" office:value-type="float" office:value="0.490853658535723">
            <text:p>0,49085366</text:p>
          </table:table-cell>
          <table:table-cell table:style-name="ce44" office:value-type="float" office:value="0.471311475413868">
            <text:p>0,47131148</text:p>
          </table:table-cell>
          <table:table-cell table:style-name="ce44" office:value-type="float" office:value="0.713114754098361">
            <text:p>0,71311475</text:p>
          </table:table-cell>
          <table:table-cell table:style-name="ce44" office:value-type="float" office:value="0.315573770490643">
            <text:p>0,31557377</text:p>
          </table:table-cell>
          <table:table-cell table:number-columns-repeated="961"/>
        </table:table-row>
        <table:table-row table:style-name="ro2">
          <table:table-cell office:value-type="float" office:value="44">
            <text:p>44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71">
            <text:p>71</text:p>
          </table:table-cell>
          <table:table-cell table:style-name="ce33" office:value-type="float" office:value="74">
            <text:p>74</text:p>
          </table:table-cell>
          <table:table-cell/>
          <table:table-cell table:formula="of:=[.B45]/([.B45]+[.C45]+[.D45]+[.E45])" office:value-type="float" office:value="0.11340206185567">
            <text:p>0,11340206</text:p>
          </table:table-cell>
          <table:table-cell table:formula="of:=[.C45]/([.B45]+[.C45]+[.D45]+[.E45])" office:value-type="float" office:value="0.139175257731959">
            <text:p>0,13917526</text:p>
          </table:table-cell>
          <table:table-cell table:formula="of:=[.D45]/([.B45]+[.C45]+[.D45]+[.E45])" office:value-type="float" office:value="0.365979381443299">
            <text:p>0,36597938</text:p>
          </table:table-cell>
          <table:table-cell table:formula="of:=[.E45]/([.B45]+[.C45]+[.D45]+[.E45])" office:value-type="float" office:value="0.381443298969072">
            <text:p>0,3814433</text:p>
          </table:table-cell>
          <table:table-cell/>
          <table:table-cell table:formula="of:=SUM([.G45:.J45])" office:value-type="float" office:value="1">
            <text:p>1</text:p>
          </table:table-cell>
          <table:table-cell/>
          <table:table-cell office:value-type="float" office:value="0.139175257731959">
            <text:p>0,13917526</text:p>
          </table:table-cell>
          <table:table-cell office:value-type="float" office:value="0.365979381443299">
            <text:p>0,36597938</text:p>
          </table:table-cell>
          <table:table-cell office:value-type="float" office:value="0.381443298969072">
            <text:p>0,3814433</text:p>
          </table:table-cell>
          <table:table-cell/>
          <table:table-cell table:formula="of:=[.N45]/SUM([.N45:.P45])" office:value-type="float" office:value="0.156976744186047">
            <text:p>0,15697674</text:p>
          </table:table-cell>
          <table:table-cell table:formula="of:=[.O45]/SUM([.N45:.P45])" office:value-type="float" office:value="0.412790697674419">
            <text:p>0,4127907</text:p>
          </table:table-cell>
          <table:table-cell table:formula="of:=[.P45]/SUM([.N45:.P45])" office:value-type="float" office:value="0.430232558139535">
            <text:p>0,43023256</text:p>
          </table:table-cell>
          <table:table-cell/>
          <table:table-cell table:formula="of:=SUM([.R45:.T45])" office:value-type="float" office:value="1">
            <text:p>1</text:p>
          </table:table-cell>
          <table:table-cell/>
          <table:table-cell table:formula="of:=([.R45]/SIN(RADIANS(60))+[.S45]/TAN(RADIANS(60)))*SIN(RADIANS(60))" office:value-type="float" office:value="0.363372093023256">
            <text:p>0,36337209</text:p>
          </table:table-cell>
          <table:table-cell table:formula="of:=[.S45]*SIN(RADIANS(60))" office:value-type="float" office:value="0.357487230631948">
            <text:p>0,35748723</text:p>
          </table:table-cell>
          <table:table-cell/>
          <table:table-cell table:formula="of:=SUM([.X45:.Y45])" office:value-type="float" office:value="0.720859323655205">
            <text:p>0,7208593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5]*[.X45]-[.Y45])*-1" office:value-type="float" office:value="0.147694254912744">
            <text:p>0,1476942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5])*[.AE45]-(-[.AD45])*[.AE45])/([.AF45]*[.AE45]-[.AC45]*[.AH45])" office:value-type="float" office:value="0.686046511633588">
            <text:p>0,68604651</text:p>
          </table:table-cell>
          <table:table-cell table:formula="of:=([.AF45]*(-[.AD45])-[.AC45]*(-[.AG45]))/([.AF45]*[.AH45]-[.AC45]*[.AH45])*-1" office:value-type="float" office:value="0.543783393073882">
            <text:p>0,54378339</text:p>
          </table:table-cell>
          <table:table-cell/>
          <table:table-cell table:style-name="ce12" table:formula="of:=1-SQRT((1-[.AI45])*(1-[.AI45])+[.AJ45]*[.AJ45])" office:value-type="float" office:value="0.372093023258713">
            <text:p>0,37209302</text:p>
          </table:table-cell>
          <table:table-cell table:style-name="ce12" table:formula="of:=1-[.X45]" office:value-type="float" office:value="0.636627906976744">
            <text:p>0,63662791</text:p>
          </table:table-cell>
          <table:table-cell table:style-name="ce12" table:formula="of:=SQRT([.AW45]*[.AW45]+[.AX45]*[.AX45])" office:value-type="float" office:value="0.491279069766384">
            <text:p>0,491279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5]" office:value-type="float" office:value="-0.577350269179251">
            <text:p>-0,57735027</text:p>
          </table:table-cell>
          <table:table-cell table:formula="of:=[.Y45]+(1/[.AP45])*[.X45]" office:value-type="float" office:value="0.567280206351153">
            <text:p>0,567280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5])*[.AR45]-(-[.AQ45])*[.AU45])/([.AS45]*[.AR45]-[.AP45]*[.AU45])" office:value-type="float" office:value="0.245639534879882">
            <text:p>0,24563953</text:p>
          </table:table-cell>
          <table:table-cell table:formula="of:=([.AS45]*(-[.AQ45])-[.AP45]*(-[.AT45]))/([.AS45]*[.AU45]-[.AP45]*[.AU45])*-1" office:value-type="float" office:value="0.425460154767187">
            <text:p>0,42546015</text:p>
          </table:table-cell>
          <table:table-cell office:value-type="float" office:value="44">
            <text:p>44</text:p>
          </table:table-cell>
          <table:table-cell table:style-name="ce13" office:value-type="float" office:value="0.479166666670653">
            <text:p>0,47916667</text:p>
          </table:table-cell>
          <table:table-cell table:style-name="ce13" office:value-type="float" office:value="0.704166666666667">
            <text:p>0,70416667</text:p>
          </table:table-cell>
          <table:table-cell table:style-name="ce13" office:value-type="float" office:value="0.316666666665431">
            <text:p>0,31666667</text:p>
          </table:table-cell>
          <table:table-cell table:style-name="ce44" office:value-type="float" office:value="0.372093023258713">
            <text:p>0,37209302</text:p>
          </table:table-cell>
          <table:table-cell table:style-name="ce44" office:value-type="float" office:value="0.636627906976744">
            <text:p>0,63662791</text:p>
          </table:table-cell>
          <table:table-cell table:style-name="ce44" office:value-type="float" office:value="0.491279069766384">
            <text:p>0,49127907</text:p>
          </table:table-cell>
          <table:table-cell table:style-name="ce13" office:value-type="float" office:value="0.353293413176638">
            <text:p>0,35329341</text:p>
          </table:table-cell>
          <table:table-cell table:style-name="ce13" office:value-type="float" office:value="0.655688622754491">
            <text:p>0,65568862</text:p>
          </table:table-cell>
          <table:table-cell table:style-name="ce13" office:value-type="float" office:value="0.491017964070969">
            <text:p>0,49101796</text:p>
          </table:table-cell>
          <table:table-cell table:style-name="ce44" office:value-type="float" office:value="0.479674796752021">
            <text:p>0,4796748</text:p>
          </table:table-cell>
          <table:table-cell table:style-name="ce44" office:value-type="float" office:value="0.711382113821138">
            <text:p>0,71138211</text:p>
          </table:table-cell>
          <table:table-cell table:style-name="ce44" office:value-type="float" office:value="0.308943089429689">
            <text:p>0,30894309</text:p>
          </table:table-cell>
          <table:table-cell table:number-columns-repeated="961"/>
        </table:table-row>
        <table:table-row table:style-name="ro2">
          <table:table-cell office:value-type="float" office:value="45">
            <text:p>45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72">
            <text:p>72</text:p>
          </table:table-cell>
          <table:table-cell table:style-name="ce33" office:value-type="float" office:value="75">
            <text:p>75</text:p>
          </table:table-cell>
          <table:table-cell/>
          <table:table-cell table:formula="of:=[.B46]/([.B46]+[.C46]+[.D46]+[.E46])" office:value-type="float" office:value="0.11734693877551">
            <text:p>0,11734694</text:p>
          </table:table-cell>
          <table:table-cell table:formula="of:=[.C46]/([.B46]+[.C46]+[.D46]+[.E46])" office:value-type="float" office:value="0.13265306122449">
            <text:p>0,13265306</text:p>
          </table:table-cell>
          <table:table-cell table:formula="of:=[.D46]/([.B46]+[.C46]+[.D46]+[.E46])" office:value-type="float" office:value="0.36734693877551">
            <text:p>0,36734694</text:p>
          </table:table-cell>
          <table:table-cell table:formula="of:=[.E46]/([.B46]+[.C46]+[.D46]+[.E46])" office:value-type="float" office:value="0.38265306122449">
            <text:p>0,38265306</text:p>
          </table:table-cell>
          <table:table-cell/>
          <table:table-cell table:formula="of:=SUM([.G46:.J46])" office:value-type="float" office:value="1">
            <text:p>1</text:p>
          </table:table-cell>
          <table:table-cell/>
          <table:table-cell office:value-type="float" office:value="0.13265306122449">
            <text:p>0,13265306</text:p>
          </table:table-cell>
          <table:table-cell office:value-type="float" office:value="0.36734693877551">
            <text:p>0,36734694</text:p>
          </table:table-cell>
          <table:table-cell office:value-type="float" office:value="0.38265306122449">
            <text:p>0,38265306</text:p>
          </table:table-cell>
          <table:table-cell/>
          <table:table-cell table:formula="of:=[.N46]/SUM([.N46:.P46])" office:value-type="float" office:value="0.150289017341041">
            <text:p>0,15028902</text:p>
          </table:table-cell>
          <table:table-cell table:formula="of:=[.O46]/SUM([.N46:.P46])" office:value-type="float" office:value="0.416184971098266">
            <text:p>0,41618497</text:p>
          </table:table-cell>
          <table:table-cell table:formula="of:=[.P46]/SUM([.N46:.P46])" office:value-type="float" office:value="0.433526011560694">
            <text:p>0,43352601</text:p>
          </table:table-cell>
          <table:table-cell/>
          <table:table-cell table:formula="of:=SUM([.R46:.T46])" office:value-type="float" office:value="1">
            <text:p>1</text:p>
          </table:table-cell>
          <table:table-cell/>
          <table:table-cell table:formula="of:=([.R46]/SIN(RADIANS(60))+[.S46]/TAN(RADIANS(60)))*SIN(RADIANS(60))" office:value-type="float" office:value="0.358381502890173">
            <text:p>0,3583815</text:p>
          </table:table-cell>
          <table:table-cell table:formula="of:=[.S46]*SIN(RADIANS(60))" office:value-type="float" office:value="0.36042675764439">
            <text:p>0,36042676</text:p>
          </table:table-cell>
          <table:table-cell/>
          <table:table-cell table:formula="of:=SUM([.X46:.Y46])" office:value-type="float" office:value="0.718808260534564">
            <text:p>0,718808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6]*[.X46]-[.Y46])*-1" office:value-type="float" office:value="0.153515100481884">
            <text:p>0,153515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6])*[.AE46]-(-[.AD46])*[.AE46])/([.AF46]*[.AE46]-[.AC46]*[.AH46])" office:value-type="float" office:value="0.683526011566419">
            <text:p>0,68352601</text:p>
          </table:table-cell>
          <table:table-cell table:formula="of:=([.AF46]*(-[.AD46])-[.AC46]*(-[.AG46]))/([.AF46]*[.AH46]-[.AC46]*[.AH46])*-1" office:value-type="float" office:value="0.548149027250776">
            <text:p>0,54814903</text:p>
          </table:table-cell>
          <table:table-cell/>
          <table:table-cell table:style-name="ce12" table:formula="of:=1-SQRT((1-[.AI46])*(1-[.AI46])+[.AJ46]*[.AJ46])" office:value-type="float" office:value="0.367052023124309">
            <text:p>0,36705202</text:p>
          </table:table-cell>
          <table:table-cell table:style-name="ce12" table:formula="of:=1-[.X46]" office:value-type="float" office:value="0.641618497109827">
            <text:p>0,6416185</text:p>
          </table:table-cell>
          <table:table-cell table:style-name="ce12" table:formula="of:=SQRT([.AW46]*[.AW46]+[.AX46]*[.AX46])" office:value-type="float" office:value="0.491329479767773">
            <text:p>0,491329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6]" office:value-type="float" office:value="-0.577350269179251">
            <text:p>-0,57735027</text:p>
          </table:table-cell>
          <table:table-cell table:formula="of:=[.Y46]+(1/[.AP46])*[.X46]" office:value-type="float" office:value="0.567338414806897">
            <text:p>0,5673384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6])*[.AR46]-(-[.AQ46])*[.AU46])/([.AS46]*[.AR46]-[.AP46]*[.AU46])" office:value-type="float" office:value="0.245664739880576">
            <text:p>0,24566474</text:p>
          </table:table-cell>
          <table:table-cell table:formula="of:=([.AS46]*(-[.AQ46])-[.AP46]*(-[.AT46]))/([.AS46]*[.AU46]-[.AP46]*[.AU46])*-1" office:value-type="float" office:value="0.425503811108995">
            <text:p>0,42550381</text:p>
          </table:table-cell>
          <table:table-cell office:value-type="float" office:value="45">
            <text:p>45</text:p>
          </table:table-cell>
          <table:table-cell table:style-name="ce13" office:value-type="float" office:value="0.487603305789134">
            <text:p>0,48760331</text:p>
          </table:table-cell>
          <table:table-cell table:style-name="ce13" office:value-type="float" office:value="0.702479338842975">
            <text:p>0,70247934</text:p>
          </table:table-cell>
          <table:table-cell table:style-name="ce13" office:value-type="float" office:value="0.30991735537062">
            <text:p>0,30991736</text:p>
          </table:table-cell>
          <table:table-cell table:style-name="ce44" office:value-type="float" office:value="0.367052023124308">
            <text:p>0,36705202</text:p>
          </table:table-cell>
          <table:table-cell table:style-name="ce44" office:value-type="float" office:value="0.641618497109827">
            <text:p>0,6416185</text:p>
          </table:table-cell>
          <table:table-cell table:style-name="ce44" office:value-type="float" office:value="0.491329479767773">
            <text:p>0,49132948</text:p>
          </table:table-cell>
          <table:table-cell table:style-name="ce13" office:value-type="float" office:value="0.355882352944149">
            <text:p>0,35588235</text:p>
          </table:table-cell>
          <table:table-cell table:style-name="ce13" office:value-type="float" office:value="0.652941176470588">
            <text:p>0,65294118</text:p>
          </table:table-cell>
          <table:table-cell table:style-name="ce13" office:value-type="float" office:value="0.491176470587324">
            <text:p>0,49117647</text:p>
          </table:table-cell>
          <table:table-cell table:style-name="ce44" office:value-type="float" office:value="0.487903225810527">
            <text:p>0,48790323</text:p>
          </table:table-cell>
          <table:table-cell table:style-name="ce44" office:value-type="float" office:value="0.709677419354839">
            <text:p>0,70967742</text:p>
          </table:table-cell>
          <table:table-cell table:style-name="ce44" office:value-type="float" office:value="0.30241935483746">
            <text:p>0,30241935</text:p>
          </table:table-cell>
          <table:table-cell table:number-columns-repeated="961"/>
        </table:table-row>
        <table:table-row table:style-name="ro2">
          <table:table-cell office:value-type="float" office:value="46">
            <text:p>46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73">
            <text:p>73</text:p>
          </table:table-cell>
          <table:table-cell table:style-name="ce33" office:value-type="float" office:value="76">
            <text:p>76</text:p>
          </table:table-cell>
          <table:table-cell/>
          <table:table-cell table:formula="of:=[.B47]/([.B47]+[.C47]+[.D47]+[.E47])" office:value-type="float" office:value="0.121212121212121">
            <text:p>0,12121212</text:p>
          </table:table-cell>
          <table:table-cell table:formula="of:=[.C47]/([.B47]+[.C47]+[.D47]+[.E47])" office:value-type="float" office:value="0.126262626262626">
            <text:p>0,12626263</text:p>
          </table:table-cell>
          <table:table-cell table:formula="of:=[.D47]/([.B47]+[.C47]+[.D47]+[.E47])" office:value-type="float" office:value="0.368686868686869">
            <text:p>0,36868687</text:p>
          </table:table-cell>
          <table:table-cell table:formula="of:=[.E47]/([.B47]+[.C47]+[.D47]+[.E47])" office:value-type="float" office:value="0.383838383838384">
            <text:p>0,38383838</text:p>
          </table:table-cell>
          <table:table-cell/>
          <table:table-cell table:formula="of:=SUM([.G47:.J47])" office:value-type="float" office:value="1">
            <text:p>1</text:p>
          </table:table-cell>
          <table:table-cell/>
          <table:table-cell office:value-type="float" office:value="0.126262626262626">
            <text:p>0,12626263</text:p>
          </table:table-cell>
          <table:table-cell office:value-type="float" office:value="0.368686868686869">
            <text:p>0,36868687</text:p>
          </table:table-cell>
          <table:table-cell office:value-type="float" office:value="0.383838383838384">
            <text:p>0,38383838</text:p>
          </table:table-cell>
          <table:table-cell/>
          <table:table-cell table:formula="of:=[.N47]/SUM([.N47:.P47])" office:value-type="float" office:value="0.14367816091954">
            <text:p>0,14367816</text:p>
          </table:table-cell>
          <table:table-cell table:formula="of:=[.O47]/SUM([.N47:.P47])" office:value-type="float" office:value="0.419540229885058">
            <text:p>0,41954023</text:p>
          </table:table-cell>
          <table:table-cell table:formula="of:=[.P47]/SUM([.N47:.P47])" office:value-type="float" office:value="0.436781609195402">
            <text:p>0,43678161</text:p>
          </table:table-cell>
          <table:table-cell/>
          <table:table-cell table:formula="of:=SUM([.R47:.T47])" office:value-type="float" office:value="1">
            <text:p>1</text:p>
          </table:table-cell>
          <table:table-cell/>
          <table:table-cell table:formula="of:=([.R47]/SIN(RADIANS(60))+[.S47]/TAN(RADIANS(60)))*SIN(RADIANS(60))" office:value-type="float" office:value="0.353448275862069">
            <text:p>0,35344828</text:p>
          </table:table-cell>
          <table:table-cell table:formula="of:=[.S47]*SIN(RADIANS(60))" office:value-type="float" office:value="0.363332496990023">
            <text:p>0,3633325</text:p>
          </table:table-cell>
          <table:table-cell/>
          <table:table-cell table:formula="of:=SUM([.X47:.Y47])" office:value-type="float" office:value="0.716780772852092">
            <text:p>0,716780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7]*[.X47]-[.Y47])*-1" office:value-type="float" office:value="0.159269039780116">
            <text:p>0,1592690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7])*[.AE47]-(-[.AD47])*[.AE47])/([.AF47]*[.AE47]-[.AC47]*[.AH47])" office:value-type="float" office:value="0.681034482764391">
            <text:p>0,68103448</text:p>
          </table:table-cell>
          <table:table-cell table:formula="of:=([.AF47]*(-[.AD47])-[.AC47]*(-[.AG47]))/([.AF47]*[.AH47]-[.AC47]*[.AH47])*-1" office:value-type="float" office:value="0.552464481724489">
            <text:p>0,55246448</text:p>
          </table:table-cell>
          <table:table-cell/>
          <table:table-cell table:style-name="ce12" table:formula="of:=1-SQRT((1-[.AI47])*(1-[.AI47])+[.AJ47]*[.AJ47])" office:value-type="float" office:value="0.362068965520184">
            <text:p>0,36206897</text:p>
          </table:table-cell>
          <table:table-cell table:style-name="ce12" table:formula="of:=1-[.X47]" office:value-type="float" office:value="0.646551724137931">
            <text:p>0,64655172</text:p>
          </table:table-cell>
          <table:table-cell table:style-name="ce12" table:formula="of:=SQRT([.AW47]*[.AW47]+[.AX47]*[.AX47])" office:value-type="float" office:value="0.491379310343859">
            <text:p>0,4913793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7]" office:value-type="float" office:value="-0.577350269179251">
            <text:p>-0,57735027</text:p>
          </table:table-cell>
          <table:table-cell table:formula="of:=[.Y47]+(1/[.AP47])*[.X47]" office:value-type="float" office:value="0.567395954199931">
            <text:p>0,567395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7])*[.AR47]-(-[.AQ47])*[.AU47])/([.AS47]*[.AR47]-[.AP47]*[.AU47])" office:value-type="float" office:value="0.245689655168619">
            <text:p>0,24568966</text:p>
          </table:table-cell>
          <table:table-cell table:formula="of:=([.AS47]*(-[.AQ47])-[.AP47]*(-[.AT47]))/([.AS47]*[.AU47]-[.AP47]*[.AU47])*-1" office:value-type="float" office:value="0.425546965653772">
            <text:p>0,42554697</text:p>
          </table:table-cell>
          <table:table-cell office:value-type="float" office:value="46">
            <text:p>46</text:p>
          </table:table-cell>
          <table:table-cell table:style-name="ce13" office:value-type="float" office:value="0.495901639348294">
            <text:p>0,49590164</text:p>
          </table:table-cell>
          <table:table-cell table:style-name="ce13" office:value-type="float" office:value="0.700819672131147">
            <text:p>0,70081967</text:p>
          </table:table-cell>
          <table:table-cell table:style-name="ce13" office:value-type="float" office:value="0.303278688523265">
            <text:p>0,30327869</text:p>
          </table:table-cell>
          <table:table-cell table:style-name="ce44" office:value-type="float" office:value="0.362068965520185">
            <text:p>0,36206897</text:p>
          </table:table-cell>
          <table:table-cell table:style-name="ce44" office:value-type="float" office:value="0.646551724137931">
            <text:p>0,64655172</text:p>
          </table:table-cell>
          <table:table-cell table:style-name="ce44" office:value-type="float" office:value="0.49137931034386">
            <text:p>0,49137931</text:p>
          </table:table-cell>
          <table:table-cell table:style-name="ce13" office:value-type="float" office:value="0.358381502893134">
            <text:p>0,3583815</text:p>
          </table:table-cell>
          <table:table-cell table:style-name="ce13" office:value-type="float" office:value="0.650289017341041">
            <text:p>0,65028902</text:p>
          </table:table-cell>
          <table:table-cell table:style-name="ce13" office:value-type="float" office:value="0.491329479767851">
            <text:p>0,49132948</text:p>
          </table:table-cell>
          <table:table-cell table:style-name="ce44" office:value-type="float" office:value="0.496000000004097">
            <text:p>0,496</text:p>
          </table:table-cell>
          <table:table-cell table:style-name="ce44" office:value-type="float" office:value="0.708">
            <text:p>0,708</text:p>
          </table:table-cell>
          <table:table-cell table:style-name="ce44" office:value-type="float" office:value="0.295999999998706">
            <text:p>0,296</text:p>
          </table:table-cell>
          <table:table-cell table:number-columns-repeated="961"/>
        </table:table-row>
        <table:table-row table:style-name="ro2">
          <table:table-cell office:value-type="float" office:value="47">
            <text:p>47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77">
            <text:p>77</text:p>
          </table:table-cell>
          <table:table-cell/>
          <table:table-cell table:formula="of:=[.B48]/([.B48]+[.C48]+[.D48]+[.E48])" office:value-type="float" office:value="0.125">
            <text:p>0,125</text:p>
          </table:table-cell>
          <table:table-cell table:formula="of:=[.C48]/([.B48]+[.C48]+[.D48]+[.E48])" office:value-type="float" office:value="0.12">
            <text:p>0,12</text:p>
          </table:table-cell>
          <table:table-cell table:formula="of:=[.D48]/([.B48]+[.C48]+[.D48]+[.E48])" office:value-type="float" office:value="0.37">
            <text:p>0,37</text:p>
          </table:table-cell>
          <table:table-cell table:formula="of:=[.E48]/([.B48]+[.C48]+[.D48]+[.E48])" office:value-type="float" office:value="0.385">
            <text:p>0,385</text:p>
          </table:table-cell>
          <table:table-cell/>
          <table:table-cell table:formula="of:=SUM([.G48:.J48])" office:value-type="float" office:value="1">
            <text:p>1</text:p>
          </table:table-cell>
          <table:table-cell/>
          <table:table-cell office:value-type="float" office:value="0.12">
            <text:p>0,12</text:p>
          </table:table-cell>
          <table:table-cell office:value-type="float" office:value="0.37">
            <text:p>0,37</text:p>
          </table:table-cell>
          <table:table-cell office:value-type="float" office:value="0.385">
            <text:p>0,385</text:p>
          </table:table-cell>
          <table:table-cell/>
          <table:table-cell table:formula="of:=[.N48]/SUM([.N48:.P48])" office:value-type="float" office:value="0.137142857142857">
            <text:p>0,13714286</text:p>
          </table:table-cell>
          <table:table-cell table:formula="of:=[.O48]/SUM([.N48:.P48])" office:value-type="float" office:value="0.422857142857143">
            <text:p>0,42285714</text:p>
          </table:table-cell>
          <table:table-cell table:formula="of:=[.P48]/SUM([.N48:.P48])" office:value-type="float" office:value="0.44">
            <text:p>0,44</text:p>
          </table:table-cell>
          <table:table-cell/>
          <table:table-cell table:formula="of:=SUM([.R48:.T48])" office:value-type="float" office:value="1">
            <text:p>1</text:p>
          </table:table-cell>
          <table:table-cell/>
          <table:table-cell table:formula="of:=([.R48]/SIN(RADIANS(60))+[.S48]/TAN(RADIANS(60)))*SIN(RADIANS(60))" office:value-type="float" office:value="0.348571428571429">
            <text:p>0,34857143</text:p>
          </table:table-cell>
          <table:table-cell table:formula="of:=[.S48]*SIN(RADIANS(60))" office:value-type="float" office:value="0.366205027885991">
            <text:p>0,36620503</text:p>
          </table:table-cell>
          <table:table-cell/>
          <table:table-cell table:formula="of:=SUM([.X48:.Y48])" office:value-type="float" office:value="0.71477645645742">
            <text:p>0,714776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8]*[.X48]-[.Y48])*-1" office:value-type="float" office:value="0.164957219772081">
            <text:p>0,164957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8])*[.AE48]-(-[.AD48])*[.AE48])/([.AF48]*[.AE48]-[.AC48]*[.AH48])" office:value-type="float" office:value="0.678571428577243">
            <text:p>0,67857143</text:p>
          </table:table-cell>
          <table:table-cell table:formula="of:=([.AF48]*(-[.AD48])-[.AC48]*(-[.AG48]))/([.AF48]*[.AH48]-[.AC48]*[.AH48])*-1" office:value-type="float" office:value="0.556730616718501">
            <text:p>0,55673062</text:p>
          </table:table-cell>
          <table:table-cell/>
          <table:table-cell table:style-name="ce12" table:formula="of:=1-SQRT((1-[.AI48])*(1-[.AI48])+[.AJ48]*[.AJ48])" office:value-type="float" office:value="0.357142857145822">
            <text:p>0,35714286</text:p>
          </table:table-cell>
          <table:table-cell table:style-name="ce12" table:formula="of:=1-[.X48]" office:value-type="float" office:value="0.651428571428571">
            <text:p>0,65142857</text:p>
          </table:table-cell>
          <table:table-cell table:style-name="ce12" table:formula="of:=SQRT([.AW48]*[.AW48]+[.AX48]*[.AX48])" office:value-type="float" office:value="0.491428571427647">
            <text:p>0,4914285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8]" office:value-type="float" office:value="-0.577350269179251">
            <text:p>-0,57735027</text:p>
          </table:table-cell>
          <table:table-cell table:formula="of:=[.Y48]+(1/[.AP48])*[.X48]" office:value-type="float" office:value="0.567452835999902">
            <text:p>0,5674528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8])*[.AR48]-(-[.AQ48])*[.AU48])/([.AS48]*[.AR48]-[.AP48]*[.AU48])" office:value-type="float" office:value="0.245714285710512">
            <text:p>0,24571429</text:p>
          </table:table-cell>
          <table:table-cell table:formula="of:=([.AS48]*(-[.AQ48])-[.AP48]*(-[.AT48]))/([.AS48]*[.AU48]-[.AP48]*[.AU48])*-1" office:value-type="float" office:value="0.42558962700375">
            <text:p>0,42558963</text:p>
          </table:table-cell>
          <table:table-cell office:value-type="float" office:value="47">
            <text:p>47</text:p>
          </table:table-cell>
          <table:table-cell table:style-name="ce13" office:value-type="float" office:value="0.504065040654461">
            <text:p>0,50406504</text:p>
          </table:table-cell>
          <table:table-cell table:style-name="ce13" office:value-type="float" office:value="0.699186991869919">
            <text:p>0,69918699</text:p>
          </table:table-cell>
          <table:table-cell table:style-name="ce13" office:value-type="float" office:value="0.296747967478305">
            <text:p>0,29674797</text:p>
          </table:table-cell>
          <table:table-cell table:style-name="ce44" office:value-type="float" office:value="0.357142857145822">
            <text:p>0,35714286</text:p>
          </table:table-cell>
          <table:table-cell table:style-name="ce44" office:value-type="float" office:value="0.651428571428571">
            <text:p>0,65142857</text:p>
          </table:table-cell>
          <table:table-cell table:style-name="ce44" office:value-type="float" office:value="0.491428571427647">
            <text:p>0,49142857</text:p>
          </table:table-cell>
          <table:table-cell table:style-name="ce13" office:value-type="float" office:value="0.360795454548403">
            <text:p>0,36079545</text:p>
          </table:table-cell>
          <table:table-cell table:style-name="ce13" office:value-type="float" office:value="0.647727272727273">
            <text:p>0,64772727</text:p>
          </table:table-cell>
          <table:table-cell table:style-name="ce13" office:value-type="float" office:value="0.491477272726316">
            <text:p>0,49147727</text:p>
          </table:table-cell>
          <table:table-cell table:style-name="ce44" office:value-type="float" office:value="0.503968253972372">
            <text:p>0,50396825</text:p>
          </table:table-cell>
          <table:table-cell table:style-name="ce44" office:value-type="float" office:value="0.706349206349207">
            <text:p>0,70634921</text:p>
          </table:table-cell>
          <table:table-cell table:style-name="ce44" office:value-type="float" office:value="0.289682539681203">
            <text:p>0,28968254</text:p>
          </table:table-cell>
          <table:table-cell table:number-columns-repeated="961"/>
        </table:table-row>
        <table:table-row table:style-name="ro2">
          <table:table-cell office:value-type="float" office:value="48">
            <text:p>48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78">
            <text:p>78</text:p>
          </table:table-cell>
          <table:table-cell/>
          <table:table-cell table:formula="of:=[.B49]/([.B49]+[.C49]+[.D49]+[.E49])" office:value-type="float" office:value="0.128712871287129">
            <text:p>0,12871287</text:p>
          </table:table-cell>
          <table:table-cell table:formula="of:=[.C49]/([.B49]+[.C49]+[.D49]+[.E49])" office:value-type="float" office:value="0.113861386138614">
            <text:p>0,11386139</text:p>
          </table:table-cell>
          <table:table-cell table:formula="of:=[.D49]/([.B49]+[.C49]+[.D49]+[.E49])" office:value-type="float" office:value="0.371287128712871">
            <text:p>0,37128713</text:p>
          </table:table-cell>
          <table:table-cell table:formula="of:=[.E49]/([.B49]+[.C49]+[.D49]+[.E49])" office:value-type="float" office:value="0.386138613861386">
            <text:p>0,38613861</text:p>
          </table:table-cell>
          <table:table-cell/>
          <table:table-cell table:formula="of:=SUM([.G49:.J49])" office:value-type="float" office:value="1">
            <text:p>1</text:p>
          </table:table-cell>
          <table:table-cell/>
          <table:table-cell office:value-type="float" office:value="0.113861386138614">
            <text:p>0,11386139</text:p>
          </table:table-cell>
          <table:table-cell office:value-type="float" office:value="0.371287128712871">
            <text:p>0,37128713</text:p>
          </table:table-cell>
          <table:table-cell office:value-type="float" office:value="0.386138613861386">
            <text:p>0,38613861</text:p>
          </table:table-cell>
          <table:table-cell/>
          <table:table-cell table:formula="of:=[.N49]/SUM([.N49:.P49])" office:value-type="float" office:value="0.130681818181818">
            <text:p>0,13068182</text:p>
          </table:table-cell>
          <table:table-cell table:formula="of:=[.O49]/SUM([.N49:.P49])" office:value-type="float" office:value="0.426136363636364">
            <text:p>0,42613636</text:p>
          </table:table-cell>
          <table:table-cell table:formula="of:=[.P49]/SUM([.N49:.P49])" office:value-type="float" office:value="0.443181818181818">
            <text:p>0,44318182</text:p>
          </table:table-cell>
          <table:table-cell/>
          <table:table-cell table:formula="of:=SUM([.R49:.T49])" office:value-type="float" office:value="1">
            <text:p>1</text:p>
          </table:table-cell>
          <table:table-cell/>
          <table:table-cell table:formula="of:=([.R49]/SIN(RADIANS(60))+[.S49]/TAN(RADIANS(60)))*SIN(RADIANS(60))" office:value-type="float" office:value="0.34375">
            <text:p>0,34375</text:p>
          </table:table-cell>
          <table:table-cell table:formula="of:=[.S49]*SIN(RADIANS(60))" office:value-type="float" office:value="0.369044916385414">
            <text:p>0,36904492</text:p>
          </table:table-cell>
          <table:table-cell/>
          <table:table-cell table:formula="of:=SUM([.X49:.Y49])" office:value-type="float" office:value="0.712794916385414">
            <text:p>0,7127949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9]*[.X49]-[.Y49])*-1" office:value-type="float" office:value="0.170580761355046">
            <text:p>0,17058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9])*[.AE49]-(-[.AD49])*[.AE49])/([.AF49]*[.AE49]-[.AC49]*[.AH49])" office:value-type="float" office:value="0.676136363642221">
            <text:p>0,67613636</text:p>
          </table:table-cell>
          <table:table-cell table:formula="of:=([.AF49]*(-[.AD49])-[.AC49]*(-[.AG49]))/([.AF49]*[.AH49]-[.AC49]*[.AH49])*-1" office:value-type="float" office:value="0.560948272905763">
            <text:p>0,56094827</text:p>
          </table:table-cell>
          <table:table-cell/>
          <table:table-cell table:style-name="ce12" table:formula="of:=1-SQRT((1-[.AI49])*(1-[.AI49])+[.AJ49]*[.AJ49])" office:value-type="float" office:value="0.352272727275714">
            <text:p>0,35227273</text:p>
          </table:table-cell>
          <table:table-cell table:style-name="ce12" table:formula="of:=1-[.X49]" office:value-type="float" office:value="0.65625">
            <text:p>0,65625</text:p>
          </table:table-cell>
          <table:table-cell table:style-name="ce12" table:formula="of:=SQRT([.AW49]*[.AW49]+[.AX49]*[.AX49])" office:value-type="float" office:value="0.491477272726392">
            <text:p>0,4914772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9]" office:value-type="float" office:value="-0.577350269179251">
            <text:p>-0,57735027</text:p>
          </table:table-cell>
          <table:table-cell table:formula="of:=[.Y49]+(1/[.AP49])*[.X49]" office:value-type="float" office:value="0.567509071415782">
            <text:p>0,5675090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9])*[.AR49]-(-[.AQ49])*[.AU49])/([.AS49]*[.AR49]-[.AP49]*[.AU49])" office:value-type="float" office:value="0.245738636359884">
            <text:p>0,24573864</text:p>
          </table:table-cell>
          <table:table-cell table:formula="of:=([.AS49]*(-[.AQ49])-[.AP49]*(-[.AT49]))/([.AS49]*[.AU49]-[.AP49]*[.AU49])*-1" office:value-type="float" office:value="0.42563180356566">
            <text:p>0,4256318</text:p>
          </table:table-cell>
          <table:table-cell office:value-type="float" office:value="48">
            <text:p>48</text:p>
          </table:table-cell>
          <table:table-cell table:style-name="ce13" office:value-type="float" office:value="0.512096774197624">
            <text:p>0,51209677</text:p>
          </table:table-cell>
          <table:table-cell table:style-name="ce13" office:value-type="float" office:value="0.69758064516129">
            <text:p>0,69758065</text:p>
          </table:table-cell>
          <table:table-cell table:style-name="ce13" office:value-type="float" office:value="0.290322580643748">
            <text:p>0,29032258</text:p>
          </table:table-cell>
          <table:table-cell table:style-name="ce44" office:value-type="float" office:value="0.352272727275714">
            <text:p>0,35227273</text:p>
          </table:table-cell>
          <table:table-cell table:style-name="ce44" office:value-type="float" office:value="0.65625">
            <text:p>0,65625</text:p>
          </table:table-cell>
          <table:table-cell table:style-name="ce44" office:value-type="float" office:value="0.491477272726392">
            <text:p>0,49147727</text:p>
          </table:table-cell>
          <table:table-cell table:style-name="ce13" office:value-type="float" office:value="0.363128491623048">
            <text:p>0,36312849</text:p>
          </table:table-cell>
          <table:table-cell table:style-name="ce13" office:value-type="float" office:value="0.645251396648045">
            <text:p>0,6452514</text:p>
          </table:table-cell>
          <table:table-cell table:style-name="ce13" office:value-type="float" office:value="0.491620111730865">
            <text:p>0,49162011</text:p>
          </table:table-cell>
          <table:table-cell table:style-name="ce44" office:value-type="float" office:value="0.511811023626186">
            <text:p>0,51181102</text:p>
          </table:table-cell>
          <table:table-cell table:style-name="ce44" office:value-type="float" office:value="0.704724409448819">
            <text:p>0,70472441</text:p>
          </table:table-cell>
          <table:table-cell table:style-name="ce44" office:value-type="float" office:value="0.283464566927754">
            <text:p>0,28346457</text:p>
          </table:table-cell>
          <table:table-cell table:number-columns-repeated="961"/>
        </table:table-row>
        <table:table-row table:style-name="ro2">
          <table:table-cell office:value-type="float" office:value="49">
            <text:p>49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79">
            <text:p>79</text:p>
          </table:table-cell>
          <table:table-cell/>
          <table:table-cell table:formula="of:=[.B50]/([.B50]+[.C50]+[.D50]+[.E50])" office:value-type="float" office:value="0.132352941176471">
            <text:p>0,13235294</text:p>
          </table:table-cell>
          <table:table-cell table:formula="of:=[.C50]/([.B50]+[.C50]+[.D50]+[.E50])" office:value-type="float" office:value="0.107843137254902">
            <text:p>0,10784314</text:p>
          </table:table-cell>
          <table:table-cell table:formula="of:=[.D50]/([.B50]+[.C50]+[.D50]+[.E50])" office:value-type="float" office:value="0.372549019607843">
            <text:p>0,37254902</text:p>
          </table:table-cell>
          <table:table-cell table:formula="of:=[.E50]/([.B50]+[.C50]+[.D50]+[.E50])" office:value-type="float" office:value="0.387254901960784">
            <text:p>0,3872549</text:p>
          </table:table-cell>
          <table:table-cell/>
          <table:table-cell table:formula="of:=SUM([.G50:.J50])" office:value-type="float" office:value="1">
            <text:p>1</text:p>
          </table:table-cell>
          <table:table-cell/>
          <table:table-cell office:value-type="float" office:value="0.107843137254902">
            <text:p>0,10784314</text:p>
          </table:table-cell>
          <table:table-cell office:value-type="float" office:value="0.372549019607843">
            <text:p>0,37254902</text:p>
          </table:table-cell>
          <table:table-cell office:value-type="float" office:value="0.387254901960784">
            <text:p>0,3872549</text:p>
          </table:table-cell>
          <table:table-cell/>
          <table:table-cell table:formula="of:=[.N50]/SUM([.N50:.P50])" office:value-type="float" office:value="0.124293785310735">
            <text:p>0,12429379</text:p>
          </table:table-cell>
          <table:table-cell table:formula="of:=[.O50]/SUM([.N50:.P50])" office:value-type="float" office:value="0.429378531073446">
            <text:p>0,42937853</text:p>
          </table:table-cell>
          <table:table-cell table:formula="of:=[.P50]/SUM([.N50:.P50])" office:value-type="float" office:value="0.446327683615819">
            <text:p>0,44632768</text:p>
          </table:table-cell>
          <table:table-cell/>
          <table:table-cell table:formula="of:=SUM([.R50:.T50])" office:value-type="float" office:value="1">
            <text:p>1</text:p>
          </table:table-cell>
          <table:table-cell/>
          <table:table-cell table:formula="of:=([.R50]/SIN(RADIANS(60))+[.S50]/TAN(RADIANS(60)))*SIN(RADIANS(60))" office:value-type="float" office:value="0.338983050847458">
            <text:p>0,33898305</text:p>
          </table:table-cell>
          <table:table-cell table:formula="of:=[.S50]*SIN(RADIANS(60))" office:value-type="float" office:value="0.37185271574925">
            <text:p>0,37185272</text:p>
          </table:table-cell>
          <table:table-cell/>
          <table:table-cell table:formula="of:=SUM([.X50:.Y50])" office:value-type="float" office:value="0.710835766596708">
            <text:p>0,710835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0]*[.X50]-[.Y50])*-1" office:value-type="float" office:value="0.176140760095267">
            <text:p>0,17614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0])*[.AE50]-(-[.AD50])*[.AE50])/([.AF50]*[.AE50]-[.AC50]*[.AH50])" office:value-type="float" office:value="0.673728813565223">
            <text:p>0,67372881</text:p>
          </table:table-cell>
          <table:table-cell table:formula="of:=([.AF50]*(-[.AD50])-[.AC50]*(-[.AG50]))/([.AF50]*[.AH50]-[.AC50]*[.AH50])*-1" office:value-type="float" office:value="0.565118271960966">
            <text:p>0,56511827</text:p>
          </table:table-cell>
          <table:table-cell/>
          <table:table-cell table:style-name="ce12" table:formula="of:=1-SQRT((1-[.AI50])*(1-[.AI50])+[.AJ50]*[.AJ50])" office:value-type="float" office:value="0.347457627121652">
            <text:p>0,34745763</text:p>
          </table:table-cell>
          <table:table-cell table:style-name="ce12" table:formula="of:=1-[.X50]" office:value-type="float" office:value="0.661016949152542">
            <text:p>0,66101695</text:p>
          </table:table-cell>
          <table:table-cell table:style-name="ce12" table:formula="of:=SQRT([.AW50]*[.AW50]+[.AX50]*[.AX50])" office:value-type="float" office:value="0.491525423727976">
            <text:p>0,4915254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0]" office:value-type="float" office:value="-0.577350269179251">
            <text:p>-0,57735027</text:p>
          </table:table-cell>
          <table:table-cell table:formula="of:=[.Y50]+(1/[.AP50])*[.X50]" office:value-type="float" office:value="0.567564671403234">
            <text:p>0,567564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0])*[.AR50]-(-[.AQ50])*[.AU50])/([.AS50]*[.AR50]-[.AP50]*[.AU50])" office:value-type="float" office:value="0.245762711860676">
            <text:p>0,24576271</text:p>
          </table:table-cell>
          <table:table-cell table:formula="of:=([.AS50]*(-[.AQ50])-[.AP50]*(-[.AT50]))/([.AS50]*[.AU50]-[.AP50]*[.AU50])*-1" office:value-type="float" office:value="0.42567350355625">
            <text:p>0,4256735</text:p>
          </table:table-cell>
          <table:table-cell office:value-type="float" office:value="49">
            <text:p>49</text:p>
          </table:table-cell>
          <table:table-cell table:style-name="ce13" office:value-type="float" office:value="0.520000000004097">
            <text:p>0,52</text:p>
          </table:table-cell>
          <table:table-cell table:style-name="ce13" office:value-type="float" office:value="0.696">
            <text:p>0,696</text:p>
          </table:table-cell>
          <table:table-cell table:style-name="ce13" office:value-type="float" office:value="0.283999999998545">
            <text:p>0,284</text:p>
          </table:table-cell>
          <table:table-cell table:style-name="ce44" office:value-type="float" office:value="0.347457627121652">
            <text:p>0,34745763</text:p>
          </table:table-cell>
          <table:table-cell table:style-name="ce44" office:value-type="float" office:value="0.661016949152543">
            <text:p>0,66101695</text:p>
          </table:table-cell>
          <table:table-cell table:style-name="ce44" office:value-type="float" office:value="0.491525423727976">
            <text:p>0,49152542</text:p>
          </table:table-cell>
          <table:table-cell table:style-name="ce13" office:value-type="float" office:value="0.36538461538754">
            <text:p>0,36538462</text:p>
          </table:table-cell>
          <table:table-cell table:style-name="ce13" office:value-type="float" office:value="0.642857142857143">
            <text:p>0,64285714</text:p>
          </table:table-cell>
          <table:table-cell table:style-name="ce13" office:value-type="float" office:value="0.491758241757242">
            <text:p>0,49175824</text:p>
          </table:table-cell>
          <table:table-cell table:style-name="ce44" office:value-type="float" office:value="0.519531250004159">
            <text:p>0,51953125</text:p>
          </table:table-cell>
          <table:table-cell table:style-name="ce44" office:value-type="float" office:value="0.703125">
            <text:p>0,703125</text:p>
          </table:table-cell>
          <table:table-cell table:style-name="ce44" office:value-type="float" office:value="0.277343749998579">
            <text:p>0,27734375</text:p>
          </table:table-cell>
          <table:table-cell table:number-columns-repeated="961"/>
        </table:table-row>
        <table:table-row table:style-name="ro2">
          <table:table-cell office:value-type="float" office:value="50">
            <text:p>5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77">
            <text:p>77</text:p>
          </table:table-cell>
          <table:table-cell table:style-name="ce33" office:value-type="float" office:value="80">
            <text:p>80</text:p>
          </table:table-cell>
          <table:table-cell/>
          <table:table-cell table:formula="of:=[.B51]/([.B51]+[.C51]+[.D51]+[.E51])" office:value-type="float" office:value="0.135922330097087">
            <text:p>0,13592233</text:p>
          </table:table-cell>
          <table:table-cell table:formula="of:=[.C51]/([.B51]+[.C51]+[.D51]+[.E51])" office:value-type="float" office:value="0.101941747572816">
            <text:p>0,10194175</text:p>
          </table:table-cell>
          <table:table-cell table:formula="of:=[.D51]/([.B51]+[.C51]+[.D51]+[.E51])" office:value-type="float" office:value="0.37378640776699">
            <text:p>0,37378641</text:p>
          </table:table-cell>
          <table:table-cell table:formula="of:=[.E51]/([.B51]+[.C51]+[.D51]+[.E51])" office:value-type="float" office:value="0.388349514563107">
            <text:p>0,38834951</text:p>
          </table:table-cell>
          <table:table-cell/>
          <table:table-cell table:formula="of:=SUM([.G51:.J51])" office:value-type="float" office:value="1">
            <text:p>1</text:p>
          </table:table-cell>
          <table:table-cell/>
          <table:table-cell office:value-type="float" office:value="0.101941747572816">
            <text:p>0,10194175</text:p>
          </table:table-cell>
          <table:table-cell office:value-type="float" office:value="0.37378640776699">
            <text:p>0,37378641</text:p>
          </table:table-cell>
          <table:table-cell office:value-type="float" office:value="0.388349514563107">
            <text:p>0,38834951</text:p>
          </table:table-cell>
          <table:table-cell/>
          <table:table-cell table:formula="of:=[.N51]/SUM([.N51:.P51])" office:value-type="float" office:value="0.117977528089888">
            <text:p>0,11797753</text:p>
          </table:table-cell>
          <table:table-cell table:formula="of:=[.O51]/SUM([.N51:.P51])" office:value-type="float" office:value="0.432584269662921">
            <text:p>0,43258427</text:p>
          </table:table-cell>
          <table:table-cell table:formula="of:=[.P51]/SUM([.N51:.P51])" office:value-type="float" office:value="0.449438202247191">
            <text:p>0,4494382</text:p>
          </table:table-cell>
          <table:table-cell/>
          <table:table-cell table:formula="of:=SUM([.R51:.T51])" office:value-type="float" office:value="1">
            <text:p>1</text:p>
          </table:table-cell>
          <table:table-cell/>
          <table:table-cell table:formula="of:=([.R51]/SIN(RADIANS(60))+[.S51]/TAN(RADIANS(60)))*SIN(RADIANS(60))" office:value-type="float" office:value="0.334269662921349">
            <text:p>0,33426966</text:p>
          </table:table-cell>
          <table:table-cell table:formula="of:=[.S51]*SIN(RADIANS(60))" office:value-type="float" office:value="0.374628966805628">
            <text:p>0,37462897</text:p>
          </table:table-cell>
          <table:table-cell/>
          <table:table-cell table:formula="of:=SUM([.X51:.Y51])" office:value-type="float" office:value="0.708898629726976">
            <text:p>0,708898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1]*[.X51]-[.Y51])*-1" office:value-type="float" office:value="0.181638286939529">
            <text:p>0,1816382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1])*[.AE51]-(-[.AD51])*[.AE51])/([.AF51]*[.AE51]-[.AC51]*[.AH51])" office:value-type="float" office:value="0.671348314612685">
            <text:p>0,67134831</text:p>
          </table:table-cell>
          <table:table-cell table:formula="of:=([.AF51]*(-[.AD51])-[.AC51]*(-[.AG51]))/([.AF51]*[.AH51]-[.AC51]*[.AH51])*-1" office:value-type="float" office:value="0.5692414170942">
            <text:p>0,56924142</text:p>
          </table:table-cell>
          <table:table-cell/>
          <table:table-cell table:style-name="ce12" table:formula="of:=1-SQRT((1-[.AI51])*(1-[.AI51])+[.AJ51]*[.AJ51])" office:value-type="float" office:value="0.342696629216512">
            <text:p>0,34269663</text:p>
          </table:table-cell>
          <table:table-cell table:style-name="ce12" table:formula="of:=1-[.X51]" office:value-type="float" office:value="0.665730337078651">
            <text:p>0,66573034</text:p>
          </table:table-cell>
          <table:table-cell table:style-name="ce12" table:formula="of:=SQRT([.AW51]*[.AW51]+[.AX51]*[.AX51])" office:value-type="float" office:value="0.49157303370707">
            <text:p>0,4915730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1]" office:value-type="float" office:value="-0.577350269179251">
            <text:p>-0,57735027</text:p>
          </table:table-cell>
          <table:table-cell table:formula="of:=[.Y51]+(1/[.AP51])*[.X51]" office:value-type="float" office:value="0.567619646671726">
            <text:p>0,5676196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1])*[.AR51]-(-[.AQ51])*[.AU51])/([.AS51]*[.AR51]-[.AP51]*[.AU51])" office:value-type="float" office:value="0.245786516850223">
            <text:p>0,24578652</text:p>
          </table:table-cell>
          <table:table-cell table:formula="of:=([.AS51]*(-[.AQ51])-[.AP51]*(-[.AT51]))/([.AS51]*[.AU51]-[.AP51]*[.AU51])*-1" office:value-type="float" office:value="0.425714735007619">
            <text:p>0,42571474</text:p>
          </table:table-cell>
          <table:table-cell office:value-type="float" office:value="50">
            <text:p>50</text:p>
          </table:table-cell>
          <table:table-cell table:style-name="ce13" office:value-type="float" office:value="0.527777777781896">
            <text:p>0,52777778</text:p>
          </table:table-cell>
          <table:table-cell table:style-name="ce13" office:value-type="float" office:value="0.694444444444444">
            <text:p>0,69444444</text:p>
          </table:table-cell>
          <table:table-cell table:style-name="ce13" office:value-type="float" office:value="0.27777777777628">
            <text:p>0,27777778</text:p>
          </table:table-cell>
          <table:table-cell table:style-name="ce44" office:value-type="float" office:value="0.342696629216512">
            <text:p>0,34269663</text:p>
          </table:table-cell>
          <table:table-cell table:style-name="ce44" office:value-type="float" office:value="0.665730337078652">
            <text:p>0,66573034</text:p>
          </table:table-cell>
          <table:table-cell table:style-name="ce44" office:value-type="float" office:value="0.49157303370707">
            <text:p>0,49157303</text:p>
          </table:table-cell>
          <table:table-cell table:style-name="ce13" office:value-type="float" office:value="0.367567567570482">
            <text:p>0,36756757</text:p>
          </table:table-cell>
          <table:table-cell table:style-name="ce13" office:value-type="float" office:value="0.640540540540541">
            <text:p>0,64054054</text:p>
          </table:table-cell>
          <table:table-cell table:style-name="ce13" office:value-type="float" office:value="0.491891891890872">
            <text:p>0,49189189</text:p>
          </table:table-cell>
          <table:table-cell table:style-name="ce44" office:value-type="float" office:value="0.527131782949915">
            <text:p>0,52713178</text:p>
          </table:table-cell>
          <table:table-cell table:style-name="ce44" office:value-type="float" office:value="0.701550387596899">
            <text:p>0,70155039</text:p>
          </table:table-cell>
          <table:table-cell table:style-name="ce44" office:value-type="float" office:value="0.271317829455902">
            <text:p>0,27131783</text:p>
          </table:table-cell>
          <table:table-cell table:number-columns-repeated="961"/>
        </table:table-row>
        <table:table-row table:style-name="ro2">
          <table:table-cell office:value-type="float" office:value="51">
            <text:p>5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78">
            <text:p>78</text:p>
          </table:table-cell>
          <table:table-cell table:style-name="ce33" office:value-type="float" office:value="81">
            <text:p>81</text:p>
          </table:table-cell>
          <table:table-cell/>
          <table:table-cell table:formula="of:=[.B52]/([.B52]+[.C52]+[.D52]+[.E52])" office:value-type="float" office:value="0.139423076923077">
            <text:p>0,13942308</text:p>
          </table:table-cell>
          <table:table-cell table:formula="of:=[.C52]/([.B52]+[.C52]+[.D52]+[.E52])" office:value-type="float" office:value="0.0961538461538462">
            <text:p>0,09615385</text:p>
          </table:table-cell>
          <table:table-cell table:formula="of:=[.D52]/([.B52]+[.C52]+[.D52]+[.E52])" office:value-type="float" office:value="0.375">
            <text:p>0,375</text:p>
          </table:table-cell>
          <table:table-cell table:formula="of:=[.E52]/([.B52]+[.C52]+[.D52]+[.E52])" office:value-type="float" office:value="0.389423076923077">
            <text:p>0,38942308</text:p>
          </table:table-cell>
          <table:table-cell/>
          <table:table-cell table:formula="of:=SUM([.G52:.J52])" office:value-type="float" office:value="1">
            <text:p>1</text:p>
          </table:table-cell>
          <table:table-cell/>
          <table:table-cell office:value-type="float" office:value="0.0961538461538462">
            <text:p>0,09615385</text:p>
          </table:table-cell>
          <table:table-cell office:value-type="float" office:value="0.375">
            <text:p>0,375</text:p>
          </table:table-cell>
          <table:table-cell office:value-type="float" office:value="0.389423076923077">
            <text:p>0,38942308</text:p>
          </table:table-cell>
          <table:table-cell/>
          <table:table-cell table:formula="of:=[.N52]/SUM([.N52:.P52])" office:value-type="float" office:value="0.111731843575419">
            <text:p>0,11173184</text:p>
          </table:table-cell>
          <table:table-cell table:formula="of:=[.O52]/SUM([.N52:.P52])" office:value-type="float" office:value="0.435754189944134">
            <text:p>0,43575419</text:p>
          </table:table-cell>
          <table:table-cell table:formula="of:=[.P52]/SUM([.N52:.P52])" office:value-type="float" office:value="0.452513966480447">
            <text:p>0,45251397</text:p>
          </table:table-cell>
          <table:table-cell/>
          <table:table-cell table:formula="of:=SUM([.R52:.T52])" office:value-type="float" office:value="1">
            <text:p>1</text:p>
          </table:table-cell>
          <table:table-cell/>
          <table:table-cell table:formula="of:=([.R52]/SIN(RADIANS(60))+[.S52]/TAN(RADIANS(60)))*SIN(RADIANS(60))" office:value-type="float" office:value="0.329608938547486">
            <text:p>0,32960894</text:p>
          </table:table-cell>
          <table:table-cell table:formula="of:=[.S52]*SIN(RADIANS(60))" office:value-type="float" office:value="0.37737419829713">
            <text:p>0,3773742</text:p>
          </table:table-cell>
          <table:table-cell/>
          <table:table-cell table:formula="of:=SUM([.X52:.Y52])" office:value-type="float" office:value="0.706983136844616">
            <text:p>0,7069831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2]*[.X52]-[.Y52])*-1" office:value-type="float" office:value="0.187074388902851">
            <text:p>0,187074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2])*[.AE52]-(-[.AD52])*[.AE52])/([.AF52]*[.AE52]-[.AC52]*[.AH52])" office:value-type="float" office:value="0.668994413413807">
            <text:p>0,66899441</text:p>
          </table:table-cell>
          <table:table-cell table:formula="of:=([.AF52]*(-[.AD52])-[.AC52]*(-[.AG52]))/([.AF52]*[.AH52]-[.AC52]*[.AH52])*-1" office:value-type="float" office:value="0.573318493566728">
            <text:p>0,57331849</text:p>
          </table:table-cell>
          <table:table-cell/>
          <table:table-cell table:style-name="ce12" table:formula="of:=1-SQRT((1-[.AI52])*(1-[.AI52])+[.AJ52]*[.AJ52])" office:value-type="float" office:value="0.337988826818692">
            <text:p>0,33798883</text:p>
          </table:table-cell>
          <table:table-cell table:style-name="ce12" table:formula="of:=1-[.X52]" office:value-type="float" office:value="0.670391061452514">
            <text:p>0,67039106</text:p>
          </table:table-cell>
          <table:table-cell table:style-name="ce12" table:formula="of:=SQRT([.AW52]*[.AW52]+[.AX52]*[.AX52])" office:value-type="float" office:value="0.491620111731091">
            <text:p>0,4916201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2]" office:value-type="float" office:value="-0.577350269179251">
            <text:p>-0,57735027</text:p>
          </table:table-cell>
          <table:table-cell table:formula="of:=[.Y52]+(1/[.AP52])*[.X52]" office:value-type="float" office:value="0.567674007691408">
            <text:p>0,5676740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2])*[.AR52]-(-[.AQ52])*[.AU52])/([.AS52]*[.AR52]-[.AP52]*[.AU52])" office:value-type="float" office:value="0.245810055862233">
            <text:p>0,24581006</text:p>
          </table:table-cell>
          <table:table-cell table:formula="of:=([.AS52]*(-[.AQ52])-[.AP52]*(-[.AT52]))/([.AS52]*[.AU52]-[.AP52]*[.AU52])*-1" office:value-type="float" office:value="0.425755505772381">
            <text:p>0,42575551</text:p>
          </table:table-cell>
          <table:table-cell office:value-type="float" office:value="51">
            <text:p>51</text:p>
          </table:table-cell>
          <table:table-cell table:style-name="ce13" office:value-type="float" office:value="0.53543307087028">
            <text:p>0,53543307</text:p>
          </table:table-cell>
          <table:table-cell table:style-name="ce13" office:value-type="float" office:value="0.692913385826772">
            <text:p>0,69291339</text:p>
          </table:table-cell>
          <table:table-cell table:style-name="ce13" office:value-type="float" office:value="0.271653543305548">
            <text:p>0,27165354</text:p>
          </table:table-cell>
          <table:table-cell table:style-name="ce44" office:value-type="float" office:value="0.337988826818692">
            <text:p>0,33798883</text:p>
          </table:table-cell>
          <table:table-cell table:style-name="ce44" office:value-type="float" office:value="0.670391061452514">
            <text:p>0,67039106</text:p>
          </table:table-cell>
          <table:table-cell table:style-name="ce44" office:value-type="float" office:value="0.491620111731091">
            <text:p>0,49162011</text:p>
          </table:table-cell>
          <table:table-cell table:style-name="ce13" office:value-type="float" office:value="0.369680851066733">
            <text:p>0,36968085</text:p>
          </table:table-cell>
          <table:table-cell table:style-name="ce13" office:value-type="float" office:value="0.638297872340426">
            <text:p>0,63829787</text:p>
          </table:table-cell>
          <table:table-cell table:style-name="ce13" office:value-type="float" office:value="0.492021276594705">
            <text:p>0,49202128</text:p>
          </table:table-cell>
          <table:table-cell table:style-name="ce44" office:value-type="float" office:value="0.534615384619583">
            <text:p>0,53461538</text:p>
          </table:table-cell>
          <table:table-cell table:style-name="ce44" office:value-type="float" office:value="0.7">
            <text:p>0,7</text:p>
          </table:table-cell>
          <table:table-cell table:style-name="ce44" office:value-type="float" office:value="0.265384615383112">
            <text:p>0,26538462</text:p>
          </table:table-cell>
          <table:table-cell table:number-columns-repeated="961"/>
        </table:table-row>
        <table:table-row table:style-name="ro2">
          <table:table-cell office:value-type="float" office:value="52">
            <text:p>52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82">
            <text:p>82</text:p>
          </table:table-cell>
          <table:table-cell/>
          <table:table-cell table:formula="of:=[.B53]/([.B53]+[.C53]+[.D53]+[.E53])" office:value-type="float" office:value="0.142857142857143">
            <text:p>0,14285714</text:p>
          </table:table-cell>
          <table:table-cell table:formula="of:=[.C53]/([.B53]+[.C53]+[.D53]+[.E53])" office:value-type="float" office:value="0.0904761904761905">
            <text:p>0,09047619</text:p>
          </table:table-cell>
          <table:table-cell table:formula="of:=[.D53]/([.B53]+[.C53]+[.D53]+[.E53])" office:value-type="float" office:value="0.376190476190476">
            <text:p>0,37619048</text:p>
          </table:table-cell>
          <table:table-cell table:formula="of:=[.E53]/([.B53]+[.C53]+[.D53]+[.E53])" office:value-type="float" office:value="0.39047619047619">
            <text:p>0,39047619</text:p>
          </table:table-cell>
          <table:table-cell/>
          <table:table-cell table:formula="of:=SUM([.G53:.J53])" office:value-type="float" office:value="1">
            <text:p>1</text:p>
          </table:table-cell>
          <table:table-cell/>
          <table:table-cell office:value-type="float" office:value="0.0904761904761905">
            <text:p>0,09047619</text:p>
          </table:table-cell>
          <table:table-cell office:value-type="float" office:value="0.376190476190476">
            <text:p>0,37619048</text:p>
          </table:table-cell>
          <table:table-cell office:value-type="float" office:value="0.390476190476191">
            <text:p>0,39047619</text:p>
          </table:table-cell>
          <table:table-cell/>
          <table:table-cell table:formula="of:=[.N53]/SUM([.N53:.P53])" office:value-type="float" office:value="0.105555555555556">
            <text:p>0,10555556</text:p>
          </table:table-cell>
          <table:table-cell table:formula="of:=[.O53]/SUM([.N53:.P53])" office:value-type="float" office:value="0.438888888888889">
            <text:p>0,43888889</text:p>
          </table:table-cell>
          <table:table-cell table:formula="of:=[.P53]/SUM([.N53:.P53])" office:value-type="float" office:value="0.455555555555556">
            <text:p>0,45555556</text:p>
          </table:table-cell>
          <table:table-cell/>
          <table:table-cell table:formula="of:=SUM([.R53:.T53])" office:value-type="float" office:value="1">
            <text:p>1</text:p>
          </table:table-cell>
          <table:table-cell/>
          <table:table-cell table:formula="of:=([.R53]/SIN(RADIANS(60))+[.S53]/TAN(RADIANS(60)))*SIN(RADIANS(60))" office:value-type="float" office:value="0.325">
            <text:p>0,325</text:p>
          </table:table-cell>
          <table:table-cell table:formula="of:=[.S53]*SIN(RADIANS(60))" office:value-type="float" office:value="0.380088927216503">
            <text:p>0,38008893</text:p>
          </table:table-cell>
          <table:table-cell/>
          <table:table-cell table:formula="of:=SUM([.X53:.Y53])" office:value-type="float" office:value="0.705088927216503">
            <text:p>0,7050889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3]*[.X53]-[.Y53])*-1" office:value-type="float" office:value="0.192450089733247">
            <text:p>0,1924500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3])*[.AE53]-(-[.AD53])*[.AE53])/([.AF53]*[.AE53]-[.AC53]*[.AH53])" office:value-type="float" office:value="0.666666666672694">
            <text:p>0,66666667</text:p>
          </table:table-cell>
          <table:table-cell table:formula="of:=([.AF53]*(-[.AD53])-[.AC53]*(-[.AG53]))/([.AF53]*[.AH53]-[.AC53]*[.AH53])*-1" office:value-type="float" office:value="0.577350269189561">
            <text:p>0,57735027</text:p>
          </table:table-cell>
          <table:table-cell/>
          <table:table-cell table:style-name="ce12" table:formula="of:=1-SQRT((1-[.AI53])*(1-[.AI53])+[.AJ53]*[.AJ53])" office:value-type="float" office:value="0.333333333336403">
            <text:p>0,33333333</text:p>
          </table:table-cell>
          <table:table-cell table:style-name="ce12" table:formula="of:=1-[.X53]" office:value-type="float" office:value="0.675">
            <text:p>0,675</text:p>
          </table:table-cell>
          <table:table-cell table:style-name="ce12" table:formula="of:=SQRT([.AW53]*[.AW53]+[.AX53]*[.AX53])" office:value-type="float" office:value="0.491666666665955">
            <text:p>0,4916666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3]" office:value-type="float" office:value="-0.577350269179251">
            <text:p>-0,57735027</text:p>
          </table:table-cell>
          <table:table-cell table:formula="of:=[.Y53]+(1/[.AP53])*[.X53]" office:value-type="float" office:value="0.56772776469976">
            <text:p>0,5677277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3])*[.AR53]-(-[.AQ53])*[.AU53])/([.AS53]*[.AR53]-[.AP53]*[.AU53])" office:value-type="float" office:value="0.245833333329664">
            <text:p>0,24583333</text:p>
          </table:table-cell>
          <table:table-cell table:formula="of:=([.AS53]*(-[.AQ53])-[.AP53]*(-[.AT53]))/([.AS53]*[.AU53]-[.AP53]*[.AU53])*-1" office:value-type="float" office:value="0.425795823528646">
            <text:p>0,42579582</text:p>
          </table:table-cell>
          <table:table-cell office:value-type="float" office:value="52">
            <text:p>52</text:p>
          </table:table-cell>
          <table:table-cell table:style-name="ce13" office:value-type="float" office:value="0.542968750004159">
            <text:p>0,54296875</text:p>
          </table:table-cell>
          <table:table-cell table:style-name="ce13" office:value-type="float" office:value="0.69140625">
            <text:p>0,69140625</text:p>
          </table:table-cell>
          <table:table-cell table:style-name="ce13" office:value-type="float" office:value="0.265624999998421">
            <text:p>0,265625</text:p>
          </table:table-cell>
          <table:table-cell table:style-name="ce44" office:value-type="float" office:value="0.333333333336403">
            <text:p>0,33333333</text:p>
          </table:table-cell>
          <table:table-cell table:style-name="ce44" office:value-type="float" office:value="0.675">
            <text:p>0,675</text:p>
          </table:table-cell>
          <table:table-cell table:style-name="ce44" office:value-type="float" office:value="0.491666666665955">
            <text:p>0,49166667</text:p>
          </table:table-cell>
          <table:table-cell table:style-name="ce13" office:value-type="float" office:value="0.371727748693992">
            <text:p>0,37172775</text:p>
          </table:table-cell>
          <table:table-cell table:style-name="ce13" office:value-type="float" office:value="0.636125654450262">
            <text:p>0,63612565</text:p>
          </table:table-cell>
          <table:table-cell table:style-name="ce13" office:value-type="float" office:value="0.492146596857581">
            <text:p>0,4921466</text:p>
          </table:table-cell>
          <table:table-cell table:style-name="ce44" office:value-type="float" office:value="0.541984732828645">
            <text:p>0,54198473</text:p>
          </table:table-cell>
          <table:table-cell table:style-name="ce44" office:value-type="float" office:value="0.698473282442748">
            <text:p>0,69847328</text:p>
          </table:table-cell>
          <table:table-cell table:style-name="ce44" office:value-type="float" office:value="0.259541984731281">
            <text:p>0,25954198</text:p>
          </table:table-cell>
          <table:table-cell table:number-columns-repeated="961"/>
        </table:table-row>
        <table:table-row table:style-name="ro2">
          <table:table-cell office:value-type="float" office:value="53">
            <text:p>53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83">
            <text:p>83</text:p>
          </table:table-cell>
          <table:table-cell/>
          <table:table-cell table:formula="of:=[.B54]/([.B54]+[.C54]+[.D54]+[.E54])" office:value-type="float" office:value="0.14622641509434">
            <text:p>0,14622642</text:p>
          </table:table-cell>
          <table:table-cell table:formula="of:=[.C54]/([.B54]+[.C54]+[.D54]+[.E54])" office:value-type="float" office:value="0.0849056603773585">
            <text:p>0,08490566</text:p>
          </table:table-cell>
          <table:table-cell table:formula="of:=[.D54]/([.B54]+[.C54]+[.D54]+[.E54])" office:value-type="float" office:value="0.377358490566038">
            <text:p>0,37735849</text:p>
          </table:table-cell>
          <table:table-cell table:formula="of:=[.E54]/([.B54]+[.C54]+[.D54]+[.E54])" office:value-type="float" office:value="0.391509433962264">
            <text:p>0,39150943</text:p>
          </table:table-cell>
          <table:table-cell/>
          <table:table-cell table:formula="of:=SUM([.G54:.J54])" office:value-type="float" office:value="1">
            <text:p>1</text:p>
          </table:table-cell>
          <table:table-cell/>
          <table:table-cell office:value-type="float" office:value="0.0849056603773585">
            <text:p>0,08490566</text:p>
          </table:table-cell>
          <table:table-cell office:value-type="float" office:value="0.377358490566038">
            <text:p>0,37735849</text:p>
          </table:table-cell>
          <table:table-cell office:value-type="float" office:value="0.391509433962264">
            <text:p>0,39150943</text:p>
          </table:table-cell>
          <table:table-cell/>
          <table:table-cell table:formula="of:=[.N54]/SUM([.N54:.P54])" office:value-type="float" office:value="0.0994475138121547">
            <text:p>0,09944751</text:p>
          </table:table-cell>
          <table:table-cell table:formula="of:=[.O54]/SUM([.N54:.P54])" office:value-type="float" office:value="0.441988950276243">
            <text:p>0,44198895</text:p>
          </table:table-cell>
          <table:table-cell table:formula="of:=[.P54]/SUM([.N54:.P54])" office:value-type="float" office:value="0.458563535911602">
            <text:p>0,45856354</text:p>
          </table:table-cell>
          <table:table-cell/>
          <table:table-cell table:formula="of:=SUM([.R54:.T54])" office:value-type="float" office:value="1">
            <text:p>1</text:p>
          </table:table-cell>
          <table:table-cell/>
          <table:table-cell table:formula="of:=([.R54]/SIN(RADIANS(60))+[.S54]/TAN(RADIANS(60)))*SIN(RADIANS(60))" office:value-type="float" office:value="0.320441988950276">
            <text:p>0,32044199</text:p>
          </table:table-cell>
          <table:table-cell table:formula="of:=[.S54]*SIN(RADIANS(60))" office:value-type="float" office:value="0.382773659131244">
            <text:p>0,38277366</text:p>
          </table:table-cell>
          <table:table-cell/>
          <table:table-cell table:formula="of:=SUM([.X54:.Y54])" office:value-type="float" office:value="0.70321564808152">
            <text:p>0,703215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4]*[.X54]-[.Y54])*-1" office:value-type="float" office:value="0.197766390554467">
            <text:p>0,197766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4])*[.AE54]-(-[.AD54])*[.AE54])/([.AF54]*[.AE54]-[.AC54]*[.AH54])" office:value-type="float" office:value="0.664364640890046">
            <text:p>0,66436464</text:p>
          </table:table-cell>
          <table:table-cell table:formula="of:=([.AF54]*(-[.AD54])-[.AC54]*(-[.AG54]))/([.AF54]*[.AH54]-[.AC54]*[.AH54])*-1" office:value-type="float" office:value="0.581337494805512">
            <text:p>0,58133749</text:p>
          </table:table-cell>
          <table:table-cell/>
          <table:table-cell table:style-name="ce12" table:formula="of:=1-SQRT((1-[.AI54])*(1-[.AI54])+[.AJ54]*[.AJ54])" office:value-type="float" office:value="0.328729281771046">
            <text:p>0,32872928</text:p>
          </table:table-cell>
          <table:table-cell table:style-name="ce12" table:formula="of:=1-[.X54]" office:value-type="float" office:value="0.679558011049724">
            <text:p>0,67955801</text:p>
          </table:table-cell>
          <table:table-cell table:style-name="ce12" table:formula="of:=SQRT([.AW54]*[.AW54]+[.AX54]*[.AX54])" office:value-type="float" office:value="0.49171270718165">
            <text:p>0,4917127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4]" office:value-type="float" office:value="-0.577350269179251">
            <text:p>-0,57735027</text:p>
          </table:table-cell>
          <table:table-cell table:formula="of:=[.Y54]+(1/[.AP54])*[.X54]" office:value-type="float" office:value="0.567780927708021">
            <text:p>0,5677809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4])*[.AR54]-(-[.AQ54])*[.AU54])/([.AS54]*[.AR54]-[.AP54]*[.AU54])" office:value-type="float" office:value="0.245856353587512">
            <text:p>0,24585635</text:p>
          </table:table-cell>
          <table:table-cell table:formula="of:=([.AS54]*(-[.AQ54])-[.AP54]*(-[.AT54]))/([.AS54]*[.AU54]-[.AP54]*[.AU54])*-1" office:value-type="float" office:value="0.425835695784841">
            <text:p>0,4258357</text:p>
          </table:table-cell>
          <table:table-cell office:value-type="float" office:value="53">
            <text:p>53</text:p>
          </table:table-cell>
          <table:table-cell table:style-name="ce13" office:value-type="float" office:value="0.550387596903404">
            <text:p>0,5503876</text:p>
          </table:table-cell>
          <table:table-cell table:style-name="ce13" office:value-type="float" office:value="0.689922480620155">
            <text:p>0,68992248</text:p>
          </table:table-cell>
          <table:table-cell table:style-name="ce13" office:value-type="float" office:value="0.259689922479001">
            <text:p>0,25968992</text:p>
          </table:table-cell>
          <table:table-cell table:style-name="ce44" office:value-type="float" office:value="0.328729281771046">
            <text:p>0,32872928</text:p>
          </table:table-cell>
          <table:table-cell table:style-name="ce44" office:value-type="float" office:value="0.679558011049724">
            <text:p>0,67955801</text:p>
          </table:table-cell>
          <table:table-cell table:style-name="ce44" office:value-type="float" office:value="0.49171270718165">
            <text:p>0,49171271</text:p>
          </table:table-cell>
          <table:table-cell table:style-name="ce13" office:value-type="float" office:value="0.373711340209068">
            <text:p>0,37371134</text:p>
          </table:table-cell>
          <table:table-cell table:style-name="ce13" office:value-type="float" office:value="0.634020618556701">
            <text:p>0,63402062</text:p>
          </table:table-cell>
          <table:table-cell table:style-name="ce13" office:value-type="float" office:value="0.492268041236037">
            <text:p>0,49226804</text:p>
          </table:table-cell>
          <table:table-cell table:style-name="ce44" office:value-type="float" office:value="0.549242424246661">
            <text:p>0,54924242</text:p>
          </table:table-cell>
          <table:table-cell table:style-name="ce44" office:value-type="float" office:value="0.696969696969697">
            <text:p>0,6969697</text:p>
          </table:table-cell>
          <table:table-cell table:style-name="ce44" office:value-type="float" office:value="0.253787878786296">
            <text:p>0,25378788</text:p>
          </table:table-cell>
          <table:table-cell table:number-columns-repeated="961"/>
        </table:table-row>
        <table:table-row table:style-name="ro2">
          <table:table-cell office:value-type="float" office:value="54">
            <text:p>5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81">
            <text:p>81</text:p>
          </table:table-cell>
          <table:table-cell table:style-name="ce33" office:value-type="float" office:value="84">
            <text:p>84</text:p>
          </table:table-cell>
          <table:table-cell/>
          <table:table-cell table:formula="of:=[.B55]/([.B55]+[.C55]+[.D55]+[.E55])" office:value-type="float" office:value="0.149532710280374">
            <text:p>0,14953271</text:p>
          </table:table-cell>
          <table:table-cell table:formula="of:=[.C55]/([.B55]+[.C55]+[.D55]+[.E55])" office:value-type="float" office:value="0.0794392523364486">
            <text:p>0,07943925</text:p>
          </table:table-cell>
          <table:table-cell table:formula="of:=[.D55]/([.B55]+[.C55]+[.D55]+[.E55])" office:value-type="float" office:value="0.378504672897196">
            <text:p>0,37850467</text:p>
          </table:table-cell>
          <table:table-cell table:formula="of:=[.E55]/([.B55]+[.C55]+[.D55]+[.E55])" office:value-type="float" office:value="0.392523364485981">
            <text:p>0,39252336</text:p>
          </table:table-cell>
          <table:table-cell/>
          <table:table-cell table:formula="of:=SUM([.G55:.J55])" office:value-type="float" office:value="1">
            <text:p>1</text:p>
          </table:table-cell>
          <table:table-cell/>
          <table:table-cell office:value-type="float" office:value="0.0794392523364486">
            <text:p>0,07943925</text:p>
          </table:table-cell>
          <table:table-cell office:value-type="float" office:value="0.378504672897196">
            <text:p>0,37850467</text:p>
          </table:table-cell>
          <table:table-cell office:value-type="float" office:value="0.392523364485981">
            <text:p>0,39252336</text:p>
          </table:table-cell>
          <table:table-cell/>
          <table:table-cell table:formula="of:=[.N55]/SUM([.N55:.P55])" office:value-type="float" office:value="0.0934065934065935">
            <text:p>0,09340659</text:p>
          </table:table-cell>
          <table:table-cell table:formula="of:=[.O55]/SUM([.N55:.P55])" office:value-type="float" office:value="0.445054945054945">
            <text:p>0,44505495</text:p>
          </table:table-cell>
          <table:table-cell table:formula="of:=[.P55]/SUM([.N55:.P55])" office:value-type="float" office:value="0.461538461538462">
            <text:p>0,46153846</text:p>
          </table:table-cell>
          <table:table-cell/>
          <table:table-cell table:formula="of:=SUM([.R55:.T55])" office:value-type="float" office:value="1">
            <text:p>1</text:p>
          </table:table-cell>
          <table:table-cell/>
          <table:table-cell table:formula="of:=([.R55]/SIN(RADIANS(60))+[.S55]/TAN(RADIANS(60)))*SIN(RADIANS(60))" office:value-type="float" office:value="0.315934065934066">
            <text:p>0,31593407</text:p>
          </table:table-cell>
          <table:table-cell table:formula="of:=[.S55]*SIN(RADIANS(60))" office:value-type="float" office:value="0.38542888849747">
            <text:p>0,38542889</text:p>
          </table:table-cell>
          <table:table-cell/>
          <table:table-cell table:formula="of:=SUM([.X55:.Y55])" office:value-type="float" office:value="0.701362954431536">
            <text:p>0,701362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5]*[.X55]-[.Y55])*-1" office:value-type="float" office:value="0.203024270487541">
            <text:p>0,203024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5])*[.AE55]-(-[.AD55])*[.AE55])/([.AF55]*[.AE55]-[.AC55]*[.AH55])" office:value-type="float" office:value="0.662087912094021">
            <text:p>0,66208791</text:p>
          </table:table-cell>
          <table:table-cell table:formula="of:=([.AF55]*(-[.AD55])-[.AC55]*(-[.AG55]))/([.AF55]*[.AH55]-[.AC55]*[.AH55])*-1" office:value-type="float" office:value="0.585280904755353">
            <text:p>0,5852809</text:p>
          </table:table-cell>
          <table:table-cell/>
          <table:table-cell table:style-name="ce12" table:formula="of:=1-SQRT((1-[.AI55])*(1-[.AI55])+[.AJ55]*[.AJ55])" office:value-type="float" office:value="0.324175824178934">
            <text:p>0,32417582</text:p>
          </table:table-cell>
          <table:table-cell table:style-name="ce12" table:formula="of:=1-[.X55]" office:value-type="float" office:value="0.684065934065934">
            <text:p>0,68406593</text:p>
          </table:table-cell>
          <table:table-cell table:style-name="ce12" table:formula="of:=SQRT([.AW55]*[.AW55]+[.AX55]*[.AX55])" office:value-type="float" office:value="0.491758241757612">
            <text:p>0,4917582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5]" office:value-type="float" office:value="-0.577350269179251">
            <text:p>-0,57735027</text:p>
          </table:table-cell>
          <table:table-cell table:formula="of:=[.Y55]+(1/[.AP55])*[.X55]" office:value-type="float" office:value="0.567833506507398">
            <text:p>0,567833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5])*[.AR55]-(-[.AQ55])*[.AU55])/([.AS55]*[.AR55]-[.AP55]*[.AU55])" office:value-type="float" office:value="0.245879120875493">
            <text:p>0,24587912</text:p>
          </table:table-cell>
          <table:table-cell table:formula="of:=([.AS55]*(-[.AQ55])-[.AP55]*(-[.AT55]))/([.AS55]*[.AU55]-[.AP55]*[.AU55])*-1" office:value-type="float" office:value="0.425875129884375">
            <text:p>0,42587513</text:p>
          </table:table-cell>
          <table:table-cell office:value-type="float" office:value="54">
            <text:p>54</text:p>
          </table:table-cell>
          <table:table-cell table:style-name="ce13" office:value-type="float" office:value="0.557692307696506">
            <text:p>0,55769231</text:p>
          </table:table-cell>
          <table:table-cell table:style-name="ce13" office:value-type="float" office:value="0.688461538461539">
            <text:p>0,68846154</text:p>
          </table:table-cell>
          <table:table-cell table:style-name="ce13" office:value-type="float" office:value="0.253846153844495">
            <text:p>0,25384615</text:p>
          </table:table-cell>
          <table:table-cell table:style-name="ce44" office:value-type="float" office:value="0.324175824178934">
            <text:p>0,32417582</text:p>
          </table:table-cell>
          <table:table-cell table:style-name="ce44" office:value-type="float" office:value="0.684065934065934">
            <text:p>0,68406593</text:p>
          </table:table-cell>
          <table:table-cell table:style-name="ce44" office:value-type="float" office:value="0.491758241757612">
            <text:p>0,49175824</text:p>
          </table:table-cell>
          <table:table-cell table:style-name="ce13" office:value-type="float" office:value="0.375634517769371">
            <text:p>0,37563452</text:p>
          </table:table-cell>
          <table:table-cell table:style-name="ce13" office:value-type="float" office:value="0.631979695431472">
            <text:p>0,6319797</text:p>
          </table:table-cell>
          <table:table-cell table:style-name="ce13" office:value-type="float" office:value="0.492385786800936">
            <text:p>0,49238579</text:p>
          </table:table-cell>
          <table:table-cell table:style-name="ce44" office:value-type="float" office:value="0.556390977447865">
            <text:p>0,55639098</text:p>
          </table:table-cell>
          <table:table-cell table:style-name="ce44" office:value-type="float" office:value="0.695488721804511">
            <text:p>0,69548872</text:p>
          </table:table-cell>
          <table:table-cell table:style-name="ce44" office:value-type="float" office:value="0.248120300750258">
            <text:p>0,2481203</text:p>
          </table:table-cell>
          <table:table-cell table:number-columns-repeated="961"/>
        </table:table-row>
        <table:table-row table:style-name="ro2">
          <table:table-cell office:value-type="float" office:value="55">
            <text:p>5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82">
            <text:p>82</text:p>
          </table:table-cell>
          <table:table-cell table:style-name="ce33" office:value-type="float" office:value="85">
            <text:p>85</text:p>
          </table:table-cell>
          <table:table-cell/>
          <table:table-cell table:formula="of:=[.B56]/([.B56]+[.C56]+[.D56]+[.E56])" office:value-type="float" office:value="0.152777777777778">
            <text:p>0,15277778</text:p>
          </table:table-cell>
          <table:table-cell table:formula="of:=[.C56]/([.B56]+[.C56]+[.D56]+[.E56])" office:value-type="float" office:value="0.0740740740740741">
            <text:p>0,07407407</text:p>
          </table:table-cell>
          <table:table-cell table:formula="of:=[.D56]/([.B56]+[.C56]+[.D56]+[.E56])" office:value-type="float" office:value="0.37962962962963">
            <text:p>0,37962963</text:p>
          </table:table-cell>
          <table:table-cell table:formula="of:=[.E56]/([.B56]+[.C56]+[.D56]+[.E56])" office:value-type="float" office:value="0.393518518518519">
            <text:p>0,39351852</text:p>
          </table:table-cell>
          <table:table-cell/>
          <table:table-cell table:formula="of:=SUM([.G56:.J56])" office:value-type="float" office:value="1">
            <text:p>1</text:p>
          </table:table-cell>
          <table:table-cell/>
          <table:table-cell office:value-type="float" office:value="0.0740740740740741">
            <text:p>0,07407407</text:p>
          </table:table-cell>
          <table:table-cell office:value-type="float" office:value="0.37962962962963">
            <text:p>0,37962963</text:p>
          </table:table-cell>
          <table:table-cell office:value-type="float" office:value="0.393518518518519">
            <text:p>0,39351852</text:p>
          </table:table-cell>
          <table:table-cell/>
          <table:table-cell table:formula="of:=[.N56]/SUM([.N56:.P56])" office:value-type="float" office:value="0.087431693989071">
            <text:p>0,08743169</text:p>
          </table:table-cell>
          <table:table-cell table:formula="of:=[.O56]/SUM([.N56:.P56])" office:value-type="float" office:value="0.448087431693989">
            <text:p>0,44808743</text:p>
          </table:table-cell>
          <table:table-cell table:formula="of:=[.P56]/SUM([.N56:.P56])" office:value-type="float" office:value="0.46448087431694">
            <text:p>0,46448087</text:p>
          </table:table-cell>
          <table:table-cell/>
          <table:table-cell table:formula="of:=SUM([.R56:.T56])" office:value-type="float" office:value="1">
            <text:p>1</text:p>
          </table:table-cell>
          <table:table-cell/>
          <table:table-cell table:formula="of:=([.R56]/SIN(RADIANS(60))+[.S56]/TAN(RADIANS(60)))*SIN(RADIANS(60))" office:value-type="float" office:value="0.311475409836066">
            <text:p>0,31147541</text:p>
          </table:table-cell>
          <table:table-cell table:formula="of:=[.S56]*SIN(RADIANS(60))" office:value-type="float" office:value="0.388055098963519">
            <text:p>0,3880551</text:p>
          </table:table-cell>
          <table:table-cell/>
          <table:table-cell table:formula="of:=SUM([.X56:.Y56])" office:value-type="float" office:value="0.699530508799584">
            <text:p>0,699530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6]*[.X56]-[.Y56])*-1" office:value-type="float" office:value="0.208224687251949">
            <text:p>0,2082246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6])*[.AE56]-(-[.AD56])*[.AE56])/([.AF56]*[.AE56]-[.AC56]*[.AH56])" office:value-type="float" office:value="0.65983606557992">
            <text:p>0,65983607</text:p>
          </table:table-cell>
          <table:table-cell table:formula="of:=([.AF56]*(-[.AD56])-[.AC56]*(-[.AG56]))/([.AF56]*[.AH56]-[.AC56]*[.AH56])*-1" office:value-type="float" office:value="0.589181217328694">
            <text:p>0,58918122</text:p>
          </table:table-cell>
          <table:table-cell/>
          <table:table-cell table:style-name="ce12" table:formula="of:=1-SQRT((1-[.AI56])*(1-[.AI56])+[.AJ56]*[.AJ56])" office:value-type="float" office:value="0.319672131150671">
            <text:p>0,31967213</text:p>
          </table:table-cell>
          <table:table-cell table:style-name="ce12" table:formula="of:=1-[.X56]" office:value-type="float" office:value="0.688524590163935">
            <text:p>0,68852459</text:p>
          </table:table-cell>
          <table:table-cell table:style-name="ce12" table:formula="of:=SQRT([.AW56]*[.AW56]+[.AX56]*[.AX56])" office:value-type="float" office:value="0.491803278687935">
            <text:p>0,491803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6]" office:value-type="float" office:value="-0.577350269179251">
            <text:p>-0,57735027</text:p>
          </table:table-cell>
          <table:table-cell table:formula="of:=[.Y56]+(1/[.AP56])*[.X56]" office:value-type="float" office:value="0.567885510675089">
            <text:p>0,567885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6])*[.AR56]-(-[.AQ56])*[.AU56])/([.AS56]*[.AR56]-[.AP56]*[.AU56])" office:value-type="float" office:value="0.245901639340654">
            <text:p>0,24590164</text:p>
          </table:table-cell>
          <table:table-cell table:formula="of:=([.AS56]*(-[.AQ56])-[.AP56]*(-[.AT56]))/([.AS56]*[.AU56]-[.AP56]*[.AU56])*-1" office:value-type="float" office:value="0.425914133010143">
            <text:p>0,42591413</text:p>
          </table:table-cell>
          <table:table-cell office:value-type="float" office:value="55">
            <text:p>55</text:p>
          </table:table-cell>
          <table:table-cell table:style-name="ce13" office:value-type="float" office:value="0.564885496187424">
            <text:p>0,5648855</text:p>
          </table:table-cell>
          <table:table-cell table:style-name="ce13" office:value-type="float" office:value="0.687022900763359">
            <text:p>0,6870229</text:p>
          </table:table-cell>
          <table:table-cell table:style-name="ce13" office:value-type="float" office:value="0.248091603051738">
            <text:p>0,2480916</text:p>
          </table:table-cell>
          <table:table-cell table:style-name="ce44" office:value-type="float" office:value="0.319672131150671">
            <text:p>0,31967213</text:p>
          </table:table-cell>
          <table:table-cell table:style-name="ce44" office:value-type="float" office:value="0.688524590163934">
            <text:p>0,68852459</text:p>
          </table:table-cell>
          <table:table-cell table:style-name="ce44" office:value-type="float" office:value="0.491803278687935">
            <text:p>0,49180328</text:p>
          </table:table-cell>
          <table:table-cell table:style-name="ce13" office:value-type="float" office:value="0.377500000002864">
            <text:p>0,3775</text:p>
          </table:table-cell>
          <table:table-cell table:style-name="ce13" office:value-type="float" office:value="0.63">
            <text:p>0,63</text:p>
          </table:table-cell>
          <table:table-cell table:style-name="ce13" office:value-type="float" office:value="0.492499999998888">
            <text:p>0,4925</text:p>
          </table:table-cell>
          <table:table-cell table:style-name="ce44" office:value-type="float" office:value="0.56343283582517">
            <text:p>0,56343284</text:p>
          </table:table-cell>
          <table:table-cell table:style-name="ce44" office:value-type="float" office:value="0.694029850746269">
            <text:p>0,69402985</text:p>
          </table:table-cell>
          <table:table-cell table:style-name="ce44" office:value-type="float" office:value="0.242537313431176">
            <text:p>0,24253731</text:p>
          </table:table-cell>
          <table:table-cell table:number-columns-repeated="961"/>
        </table:table-row>
        <table:table-row table:style-name="ro2">
          <table:table-cell office:value-type="float" office:value="56">
            <text:p>56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83">
            <text:p>83</text:p>
          </table:table-cell>
          <table:table-cell table:style-name="ce33" office:value-type="float" office:value="86">
            <text:p>86</text:p>
          </table:table-cell>
          <table:table-cell/>
          <table:table-cell table:formula="of:=[.B57]/([.B57]+[.C57]+[.D57]+[.E57])" office:value-type="float" office:value="0.155963302752294">
            <text:p>0,1559633</text:p>
          </table:table-cell>
          <table:table-cell table:formula="of:=[.C57]/([.B57]+[.C57]+[.D57]+[.E57])" office:value-type="float" office:value="0.0688073394495413">
            <text:p>0,06880734</text:p>
          </table:table-cell>
          <table:table-cell table:formula="of:=[.D57]/([.B57]+[.C57]+[.D57]+[.E57])" office:value-type="float" office:value="0.380733944954128">
            <text:p>0,38073394</text:p>
          </table:table-cell>
          <table:table-cell table:formula="of:=[.E57]/([.B57]+[.C57]+[.D57]+[.E57])" office:value-type="float" office:value="0.394495412844037">
            <text:p>0,39449541</text:p>
          </table:table-cell>
          <table:table-cell/>
          <table:table-cell table:formula="of:=SUM([.G57:.J57])" office:value-type="float" office:value="1">
            <text:p>1</text:p>
          </table:table-cell>
          <table:table-cell/>
          <table:table-cell office:value-type="float" office:value="0.0688073394495413">
            <text:p>0,06880734</text:p>
          </table:table-cell>
          <table:table-cell office:value-type="float" office:value="0.380733944954128">
            <text:p>0,38073394</text:p>
          </table:table-cell>
          <table:table-cell office:value-type="float" office:value="0.394495412844037">
            <text:p>0,39449541</text:p>
          </table:table-cell>
          <table:table-cell/>
          <table:table-cell table:formula="of:=[.N57]/SUM([.N57:.P57])" office:value-type="float" office:value="0.0815217391304348">
            <text:p>0,08152174</text:p>
          </table:table-cell>
          <table:table-cell table:formula="of:=[.O57]/SUM([.N57:.P57])" office:value-type="float" office:value="0.451086956521739">
            <text:p>0,45108696</text:p>
          </table:table-cell>
          <table:table-cell table:formula="of:=[.P57]/SUM([.N57:.P57])" office:value-type="float" office:value="0.467391304347827">
            <text:p>0,4673913</text:p>
          </table:table-cell>
          <table:table-cell/>
          <table:table-cell table:formula="of:=SUM([.R57:.T57])" office:value-type="float" office:value="1">
            <text:p>1</text:p>
          </table:table-cell>
          <table:table-cell/>
          <table:table-cell table:formula="of:=([.R57]/SIN(RADIANS(60))+[.S57]/TAN(RADIANS(60)))*SIN(RADIANS(60))" office:value-type="float" office:value="0.307065217391304">
            <text:p>0,30706522</text:p>
          </table:table-cell>
          <table:table-cell table:formula="of:=[.S57]*SIN(RADIANS(60))" office:value-type="float" office:value="0.390652763663632">
            <text:p>0,39065276</text:p>
          </table:table-cell>
          <table:table-cell/>
          <table:table-cell table:formula="of:=SUM([.X57:.Y57])" office:value-type="float" office:value="0.697717981054937">
            <text:p>0,6977179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7]*[.X57]-[.Y57])*-1" office:value-type="float" office:value="0.213368577747177">
            <text:p>0,213368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7])*[.AE57]-(-[.AD57])*[.AE57])/([.AF57]*[.AE57]-[.AC57]*[.AH57])" office:value-type="float" office:value="0.657608695658363">
            <text:p>0,6576087</text:p>
          </table:table-cell>
          <table:table-cell table:formula="of:=([.AF57]*(-[.AD57])-[.AC57]*(-[.AG57]))/([.AF57]*[.AH57]-[.AC57]*[.AH57])*-1" office:value-type="float" office:value="0.59303913520015">
            <text:p>0,59303914</text:p>
          </table:table-cell>
          <table:table-cell/>
          <table:table-cell table:style-name="ce12" table:formula="of:=1-SQRT((1-[.AI57])*(1-[.AI57])+[.AJ57]*[.AJ57])" office:value-type="float" office:value="0.315217391307497">
            <text:p>0,31521739</text:p>
          </table:table-cell>
          <table:table-cell table:style-name="ce12" table:formula="of:=1-[.X57]" office:value-type="float" office:value="0.692934782608696">
            <text:p>0,69293478</text:p>
          </table:table-cell>
          <table:table-cell table:style-name="ce12" table:formula="of:=SQRT([.AW57]*[.AW57]+[.AX57]*[.AX57])" office:value-type="float" office:value="0.491847826086407">
            <text:p>0,4918478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7]" office:value-type="float" office:value="-0.577350269179251">
            <text:p>-0,57735027</text:p>
          </table:table-cell>
          <table:table-cell table:formula="of:=[.Y57]+(1/[.AP57])*[.X57]" office:value-type="float" office:value="0.567936949580087">
            <text:p>0,567936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7])*[.AR57]-(-[.AQ57])*[.AU57])/([.AS57]*[.AR57]-[.AP57]*[.AU57])" office:value-type="float" office:value="0.245923913039889">
            <text:p>0,24592391</text:p>
          </table:table-cell>
          <table:table-cell table:formula="of:=([.AS57]*(-[.AQ57])-[.AP57]*(-[.AT57]))/([.AS57]*[.AU57]-[.AP57]*[.AU57])*-1" office:value-type="float" office:value="0.425952712188892">
            <text:p>0,42595271</text:p>
          </table:table-cell>
          <table:table-cell office:value-type="float" office:value="56">
            <text:p>56</text:p>
          </table:table-cell>
          <table:table-cell table:style-name="ce13" office:value-type="float" office:value="0.571969696973934">
            <text:p>0,5719697</text:p>
          </table:table-cell>
          <table:table-cell table:style-name="ce13" office:value-type="float" office:value="0.685606060606061">
            <text:p>0,68560606</text:p>
          </table:table-cell>
          <table:table-cell table:style-name="ce13" office:value-type="float" office:value="0.242424242422507">
            <text:p>0,24242424</text:p>
          </table:table-cell>
          <table:table-cell table:style-name="ce44" office:value-type="float" office:value="0.315217391307497">
            <text:p>0,31521739</text:p>
          </table:table-cell>
          <table:table-cell table:style-name="ce44" office:value-type="float" office:value="0.692934782608696">
            <text:p>0,69293478</text:p>
          </table:table-cell>
          <table:table-cell table:style-name="ce44" office:value-type="float" office:value="0.491847826086407">
            <text:p>0,49184783</text:p>
          </table:table-cell>
          <table:table-cell table:style-name="ce13" office:value-type="float" office:value="0.379310344830441">
            <text:p>0,37931034</text:p>
          </table:table-cell>
          <table:table-cell table:style-name="ce13" office:value-type="float" office:value="0.62807881773399">
            <text:p>0,62807882</text:p>
          </table:table-cell>
          <table:table-cell table:style-name="ce13" office:value-type="float" office:value="0.492610837437295">
            <text:p>0,49261084</text:p>
          </table:table-cell>
          <table:table-cell table:style-name="ce44" office:value-type="float" office:value="0.570370370374663">
            <text:p>0,57037037</text:p>
          </table:table-cell>
          <table:table-cell table:style-name="ce44" office:value-type="float" office:value="0.692592592592593">
            <text:p>0,69259259</text:p>
          </table:table-cell>
          <table:table-cell table:style-name="ce44" office:value-type="float" office:value="0.23703703703534">
            <text:p>0,23703704</text:p>
          </table:table-cell>
          <table:table-cell table:number-columns-repeated="961"/>
        </table:table-row>
        <table:table-row table:style-name="ro2">
          <table:table-cell office:value-type="float" office:value="57">
            <text:p>57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87">
            <text:p>87</text:p>
          </table:table-cell>
          <table:table-cell/>
          <table:table-cell table:formula="of:=[.B58]/([.B58]+[.C58]+[.D58]+[.E58])" office:value-type="float" office:value="0.159090909090909">
            <text:p>0,15909091</text:p>
          </table:table-cell>
          <table:table-cell table:formula="of:=[.C58]/([.B58]+[.C58]+[.D58]+[.E58])" office:value-type="float" office:value="0.0636363636363636">
            <text:p>0,06363636</text:p>
          </table:table-cell>
          <table:table-cell table:formula="of:=[.D58]/([.B58]+[.C58]+[.D58]+[.E58])" office:value-type="float" office:value="0.381818181818182">
            <text:p>0,38181818</text:p>
          </table:table-cell>
          <table:table-cell table:formula="of:=[.E58]/([.B58]+[.C58]+[.D58]+[.E58])" office:value-type="float" office:value="0.395454545454545">
            <text:p>0,39545455</text:p>
          </table:table-cell>
          <table:table-cell/>
          <table:table-cell table:formula="of:=SUM([.G58:.J58])" office:value-type="float" office:value="1">
            <text:p>1</text:p>
          </table:table-cell>
          <table:table-cell/>
          <table:table-cell office:value-type="float" office:value="0.0636363636363636">
            <text:p>0,06363636</text:p>
          </table:table-cell>
          <table:table-cell office:value-type="float" office:value="0.381818181818182">
            <text:p>0,38181818</text:p>
          </table:table-cell>
          <table:table-cell office:value-type="float" office:value="0.395454545454546">
            <text:p>0,39545455</text:p>
          </table:table-cell>
          <table:table-cell/>
          <table:table-cell table:formula="of:=[.N58]/SUM([.N58:.P58])" office:value-type="float" office:value="0.0756756756756756">
            <text:p>0,07567568</text:p>
          </table:table-cell>
          <table:table-cell table:formula="of:=[.O58]/SUM([.N58:.P58])" office:value-type="float" office:value="0.454054054054054">
            <text:p>0,45405405</text:p>
          </table:table-cell>
          <table:table-cell table:formula="of:=[.P58]/SUM([.N58:.P58])" office:value-type="float" office:value="0.470270270270271">
            <text:p>0,47027027</text:p>
          </table:table-cell>
          <table:table-cell/>
          <table:table-cell table:formula="of:=SUM([.R58:.T58])" office:value-type="float" office:value="1">
            <text:p>1</text:p>
          </table:table-cell>
          <table:table-cell/>
          <table:table-cell table:formula="of:=([.R58]/SIN(RADIANS(60))+[.S58]/TAN(RADIANS(60)))*SIN(RADIANS(60))" office:value-type="float" office:value="0.302702702702703">
            <text:p>0,3027027</text:p>
          </table:table-cell>
          <table:table-cell table:formula="of:=[.S58]*SIN(RADIANS(60))" office:value-type="float" office:value="0.393222345502123">
            <text:p>0,39322235</text:p>
          </table:table-cell>
          <table:table-cell/>
          <table:table-cell table:formula="of:=SUM([.X58:.Y58])" office:value-type="float" office:value="0.695925048204826">
            <text:p>0,695925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8]*[.X58]-[.Y58])*-1" office:value-type="float" office:value="0.218456858615431">
            <text:p>0,2184568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8])*[.AE58]-(-[.AD58])*[.AE58])/([.AF58]*[.AE58]-[.AC58]*[.AH58])" office:value-type="float" office:value="0.655405405411634">
            <text:p>0,65540541</text:p>
          </table:table-cell>
          <table:table-cell table:formula="of:=([.AF58]*(-[.AD58])-[.AC58]*(-[.AG58]))/([.AF58]*[.AH58]-[.AC58]*[.AH58])*-1" office:value-type="float" office:value="0.596855345851374">
            <text:p>0,59685535</text:p>
          </table:table-cell>
          <table:table-cell/>
          <table:table-cell table:style-name="ce12" table:formula="of:=1-SQRT((1-[.AI58])*(1-[.AI58])+[.AJ58]*[.AJ58])" office:value-type="float" office:value="0.31081081081398">
            <text:p>0,31081081</text:p>
          </table:table-cell>
          <table:table-cell table:style-name="ce12" table:formula="of:=1-[.X58]" office:value-type="float" office:value="0.697297297297297">
            <text:p>0,6972973</text:p>
          </table:table-cell>
          <table:table-cell table:style-name="ce12" table:formula="of:=SQRT([.AW58]*[.AW58]+[.AX58]*[.AX58])" office:value-type="float" office:value="0.491891891891382">
            <text:p>0,4918918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8]" office:value-type="float" office:value="-0.577350269179251">
            <text:p>-0,57735027</text:p>
          </table:table-cell>
          <table:table-cell table:formula="of:=[.Y58]+(1/[.AP58])*[.X58]" office:value-type="float" office:value="0.567987832388816">
            <text:p>0,5679878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8])*[.AR58]-(-[.AQ58])*[.AU58])/([.AS58]*[.AR58]-[.AP58]*[.AU58])" office:value-type="float" office:value="0.245945945942376">
            <text:p>0,24594595</text:p>
          </table:table-cell>
          <table:table-cell table:formula="of:=([.AS58]*(-[.AQ58])-[.AP58]*(-[.AT58]))/([.AS58]*[.AU58]-[.AP58]*[.AU58])*-1" office:value-type="float" office:value="0.425990874295439">
            <text:p>0,42599087</text:p>
          </table:table-cell>
          <table:table-cell office:value-type="float" office:value="57">
            <text:p>57</text:p>
          </table:table-cell>
          <table:table-cell table:style-name="ce13" office:value-type="float" office:value="0.578947368425308">
            <text:p>0,57894737</text:p>
          </table:table-cell>
          <table:table-cell table:style-name="ce13" office:value-type="float" office:value="0.684210526315789">
            <text:p>0,68421053</text:p>
          </table:table-cell>
          <table:table-cell table:style-name="ce13" office:value-type="float" office:value="0.236842105261385">
            <text:p>0,23684211</text:p>
          </table:table-cell>
          <table:table-cell table:style-name="ce44" office:value-type="float" office:value="0.31081081081398">
            <text:p>0,31081081</text:p>
          </table:table-cell>
          <table:table-cell table:style-name="ce44" office:value-type="float" office:value="0.697297297297297">
            <text:p>0,6972973</text:p>
          </table:table-cell>
          <table:table-cell table:style-name="ce44" office:value-type="float" office:value="0.491891891891382">
            <text:p>0,49189189</text:p>
          </table:table-cell>
          <table:table-cell table:style-name="ce13" office:value-type="float" office:value="0.381067961167894">
            <text:p>0,38106796</text:p>
          </table:table-cell>
          <table:table-cell table:style-name="ce13" office:value-type="float" office:value="0.62621359223301">
            <text:p>0,62621359</text:p>
          </table:table-cell>
          <table:table-cell table:style-name="ce13" office:value-type="float" office:value="0.492718446600797">
            <text:p>0,49271845</text:p>
          </table:table-cell>
          <table:table-cell table:style-name="ce44" office:value-type="float" office:value="0.577205882357252">
            <text:p>0,57720588</text:p>
          </table:table-cell>
          <table:table-cell table:style-name="ce44" office:value-type="float" office:value="0.691176470588235">
            <text:p>0,69117647</text:p>
          </table:table-cell>
          <table:table-cell table:style-name="ce44" office:value-type="float" office:value="0.231617647057089">
            <text:p>0,23161765</text:p>
          </table:table-cell>
          <table:table-cell table:number-columns-repeated="961"/>
        </table:table-row>
        <table:table-row table:style-name="ro2">
          <table:table-cell office:value-type="float" office:value="58">
            <text:p>58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85">
            <text:p>85</text:p>
          </table:table-cell>
          <table:table-cell table:style-name="ce33" office:value-type="float" office:value="88">
            <text:p>88</text:p>
          </table:table-cell>
          <table:table-cell/>
          <table:table-cell table:formula="of:=[.B59]/([.B59]+[.C59]+[.D59]+[.E59])" office:value-type="float" office:value="0.162162162162162">
            <text:p>0,16216216</text:p>
          </table:table-cell>
          <table:table-cell table:formula="of:=[.C59]/([.B59]+[.C59]+[.D59]+[.E59])" office:value-type="float" office:value="0.0585585585585586">
            <text:p>0,05855856</text:p>
          </table:table-cell>
          <table:table-cell table:formula="of:=[.D59]/([.B59]+[.C59]+[.D59]+[.E59])" office:value-type="float" office:value="0.382882882882883">
            <text:p>0,38288288</text:p>
          </table:table-cell>
          <table:table-cell table:formula="of:=[.E59]/([.B59]+[.C59]+[.D59]+[.E59])" office:value-type="float" office:value="0.396396396396396">
            <text:p>0,3963964</text:p>
          </table:table-cell>
          <table:table-cell/>
          <table:table-cell table:formula="of:=SUM([.G59:.J59])" office:value-type="float" office:value="1">
            <text:p>1</text:p>
          </table:table-cell>
          <table:table-cell/>
          <table:table-cell office:value-type="float" office:value="0.0585585585585586">
            <text:p>0,05855856</text:p>
          </table:table-cell>
          <table:table-cell office:value-type="float" office:value="0.382882882882883">
            <text:p>0,38288288</text:p>
          </table:table-cell>
          <table:table-cell office:value-type="float" office:value="0.396396396396396">
            <text:p>0,3963964</text:p>
          </table:table-cell>
          <table:table-cell/>
          <table:table-cell table:formula="of:=[.N59]/SUM([.N59:.P59])" office:value-type="float" office:value="0.0698924731182796">
            <text:p>0,06989247</text:p>
          </table:table-cell>
          <table:table-cell table:formula="of:=[.O59]/SUM([.N59:.P59])" office:value-type="float" office:value="0.456989247311828">
            <text:p>0,45698925</text:p>
          </table:table-cell>
          <table:table-cell table:formula="of:=[.P59]/SUM([.N59:.P59])" office:value-type="float" office:value="0.473118279569892">
            <text:p>0,47311828</text:p>
          </table:table-cell>
          <table:table-cell/>
          <table:table-cell table:formula="of:=SUM([.R59:.T59])" office:value-type="float" office:value="1">
            <text:p>1</text:p>
          </table:table-cell>
          <table:table-cell/>
          <table:table-cell table:formula="of:=([.R59]/SIN(RADIANS(60))+[.S59]/TAN(RADIANS(60)))*SIN(RADIANS(60))" office:value-type="float" office:value="0.298387096774194">
            <text:p>0,2983871</text:p>
          </table:table-cell>
          <table:table-cell table:formula="of:=[.S59]*SIN(RADIANS(60))" office:value-type="float" office:value="0.395764297428373">
            <text:p>0,3957643</text:p>
          </table:table-cell>
          <table:table-cell/>
          <table:table-cell table:formula="of:=SUM([.X59:.Y59])" office:value-type="float" office:value="0.694151394202567">
            <text:p>0,6941513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9]*[.X59]-[.Y59])*-1" office:value-type="float" office:value="0.223490426786177">
            <text:p>0,223490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9])*[.AE59]-(-[.AD59])*[.AE59])/([.AF59]*[.AE59]-[.AC59]*[.AH59])" office:value-type="float" office:value="0.65322580645788">
            <text:p>0,65322581</text:p>
          </table:table-cell>
          <table:table-cell table:formula="of:=([.AF59]*(-[.AD59])-[.AC59]*(-[.AG59]))/([.AF59]*[.AH59]-[.AC59]*[.AH59])*-1" office:value-type="float" office:value="0.600630521979467">
            <text:p>0,60063052</text:p>
          </table:table-cell>
          <table:table-cell/>
          <table:table-cell table:style-name="ce12" table:formula="of:=1-SQRT((1-[.AI59])*(1-[.AI59])+[.AJ59]*[.AJ59])" office:value-type="float" office:value="0.306451612906414">
            <text:p>0,30645161</text:p>
          </table:table-cell>
          <table:table-cell table:style-name="ce12" table:formula="of:=1-[.X59]" office:value-type="float" office:value="0.701612903225806">
            <text:p>0,7016129</text:p>
          </table:table-cell>
          <table:table-cell table:style-name="ce12" table:formula="of:=SQRT([.AW59]*[.AW59]+[.AX59]*[.AX59])" office:value-type="float" office:value="0.491935483870497">
            <text:p>0,491935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9]" office:value-type="float" office:value="-0.577350269179251">
            <text:p>-0,57735027</text:p>
          </table:table-cell>
          <table:table-cell table:formula="of:=[.Y59]+(1/[.AP59])*[.X59]" office:value-type="float" office:value="0.568038168070569">
            <text:p>0,568038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9])*[.AR59]-(-[.AQ59])*[.AU59])/([.AS59]*[.AR59]-[.AP59]*[.AU59])" office:value-type="float" office:value="0.245967741931934">
            <text:p>0,24596774</text:p>
          </table:table-cell>
          <table:table-cell table:formula="of:=([.AS59]*(-[.AQ59])-[.AP59]*(-[.AT59]))/([.AS59]*[.AU59]-[.AP59]*[.AU59])*-1" office:value-type="float" office:value="0.426028626056754">
            <text:p>0,42602863</text:p>
          </table:table-cell>
          <table:table-cell office:value-type="float" office:value="58">
            <text:p>58</text:p>
          </table:table-cell>
          <table:table-cell table:style-name="ce13" office:value-type="float" office:value="0.585820895526662">
            <text:p>0,5858209</text:p>
          </table:table-cell>
          <table:table-cell table:style-name="ce13" office:value-type="float" office:value="0.682835820895522">
            <text:p>0,68283582</text:p>
          </table:table-cell>
          <table:table-cell table:style-name="ce13" office:value-type="float" office:value="0.231343283580279">
            <text:p>0,23134328</text:p>
          </table:table-cell>
          <table:table-cell table:style-name="ce44" office:value-type="float" office:value="0.306451612906414">
            <text:p>0,30645161</text:p>
          </table:table-cell>
          <table:table-cell table:style-name="ce44" office:value-type="float" office:value="0.701612903225807">
            <text:p>0,7016129</text:p>
          </table:table-cell>
          <table:table-cell table:style-name="ce44" office:value-type="float" office:value="0.491935483870497">
            <text:p>0,49193548</text:p>
          </table:table-cell>
          <table:table-cell table:style-name="ce13" office:value-type="float" office:value="0.382775119620062">
            <text:p>0,38277512</text:p>
          </table:table-cell>
          <table:table-cell table:style-name="ce13" office:value-type="float" office:value="0.624401913875598">
            <text:p>0,62440191</text:p>
          </table:table-cell>
          <table:table-cell table:style-name="ce13" office:value-type="float" office:value="0.492822966506016">
            <text:p>0,49282297</text:p>
          </table:table-cell>
          <table:table-cell table:style-name="ce44" office:value-type="float" office:value="0.583941605843744">
            <text:p>0,58394161</text:p>
          </table:table-cell>
          <table:table-cell table:style-name="ce44" office:value-type="float" office:value="0.68978102189781">
            <text:p>0,68978102</text:p>
          </table:table-cell>
          <table:table-cell table:style-name="ce44" office:value-type="float" office:value="0.226277372261003">
            <text:p>0,22627737</text:p>
          </table:table-cell>
          <table:table-cell table:number-columns-repeated="961"/>
        </table:table-row>
        <table:table-row table:style-name="ro2">
          <table:table-cell office:value-type="float" office:value="59">
            <text:p>59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89">
            <text:p>89</text:p>
          </table:table-cell>
          <table:table-cell/>
          <table:table-cell table:formula="of:=[.B60]/([.B60]+[.C60]+[.D60]+[.E60])" office:value-type="float" office:value="0.165178571428571">
            <text:p>0,16517857</text:p>
          </table:table-cell>
          <table:table-cell table:formula="of:=[.C60]/([.B60]+[.C60]+[.D60]+[.E60])" office:value-type="float" office:value="0.0535714285714286">
            <text:p>0,05357143</text:p>
          </table:table-cell>
          <table:table-cell table:formula="of:=[.D60]/([.B60]+[.C60]+[.D60]+[.E60])" office:value-type="float" office:value="0.383928571428571">
            <text:p>0,38392857</text:p>
          </table:table-cell>
          <table:table-cell table:formula="of:=[.E60]/([.B60]+[.C60]+[.D60]+[.E60])" office:value-type="float" office:value="0.397321428571429">
            <text:p>0,39732143</text:p>
          </table:table-cell>
          <table:table-cell/>
          <table:table-cell table:formula="of:=SUM([.G60:.J60])" office:value-type="float" office:value="1">
            <text:p>1</text:p>
          </table:table-cell>
          <table:table-cell/>
          <table:table-cell office:value-type="float" office:value="0.0535714285714286">
            <text:p>0,05357143</text:p>
          </table:table-cell>
          <table:table-cell office:value-type="float" office:value="0.383928571428571">
            <text:p>0,38392857</text:p>
          </table:table-cell>
          <table:table-cell office:value-type="float" office:value="0.397321428571429">
            <text:p>0,39732143</text:p>
          </table:table-cell>
          <table:table-cell/>
          <table:table-cell table:formula="of:=[.N60]/SUM([.N60:.P60])" office:value-type="float" office:value="0.0641711229946524">
            <text:p>0,06417112</text:p>
          </table:table-cell>
          <table:table-cell table:formula="of:=[.O60]/SUM([.N60:.P60])" office:value-type="float" office:value="0.459893048128342">
            <text:p>0,45989305</text:p>
          </table:table-cell>
          <table:table-cell table:formula="of:=[.P60]/SUM([.N60:.P60])" office:value-type="float" office:value="0.475935828877006">
            <text:p>0,47593583</text:p>
          </table:table-cell>
          <table:table-cell/>
          <table:table-cell table:formula="of:=SUM([.R60:.T60])" office:value-type="float" office:value="1">
            <text:p>1</text:p>
          </table:table-cell>
          <table:table-cell/>
          <table:table-cell table:formula="of:=([.R60]/SIN(RADIANS(60))+[.S60]/TAN(RADIANS(60)))*SIN(RADIANS(60))" office:value-type="float" office:value="0.294117647058823">
            <text:p>0,29411765</text:p>
          </table:table-cell>
          <table:table-cell table:formula="of:=[.S60]*SIN(RADIANS(60))" office:value-type="float" office:value="0.398279062703003">
            <text:p>0,39827906</text:p>
          </table:table-cell>
          <table:table-cell/>
          <table:table-cell table:formula="of:=SUM([.X60:.Y60])" office:value-type="float" office:value="0.692396709761827">
            <text:p>0,692396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0]*[.X60]-[.Y60])*-1" office:value-type="float" office:value="0.228470160003224">
            <text:p>0,2284701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0])*[.AE60]-(-[.AD60])*[.AE60])/([.AF60]*[.AE60]-[.AC60]*[.AH60])" office:value-type="float" office:value="0.651069518722884">
            <text:p>0,65106952</text:p>
          </table:table-cell>
          <table:table-cell table:formula="of:=([.AF60]*(-[.AD60])-[.AC60]*(-[.AG60]))/([.AF60]*[.AH60]-[.AC60]*[.AH60])*-1" office:value-type="float" office:value="0.604365321892286">
            <text:p>0,60436532</text:p>
          </table:table-cell>
          <table:table-cell/>
          <table:table-cell table:style-name="ce12" table:formula="of:=1-SQRT((1-[.AI60])*(1-[.AI60])+[.AJ60]*[.AJ60])" office:value-type="float" office:value="0.302139037436362">
            <text:p>0,30213904</text:p>
          </table:table-cell>
          <table:table-cell table:style-name="ce12" table:formula="of:=1-[.X60]" office:value-type="float" office:value="0.705882352941177">
            <text:p>0,70588235</text:p>
          </table:table-cell>
          <table:table-cell table:style-name="ce12" table:formula="of:=SQRT([.AW60]*[.AW60]+[.AX60]*[.AX60])" office:value-type="float" office:value="0.491978609625235">
            <text:p>0,4919786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0]" office:value-type="float" office:value="-0.577350269179251">
            <text:p>-0,57735027</text:p>
          </table:table-cell>
          <table:table-cell table:formula="of:=[.Y60]+(1/[.AP60])*[.X60]" office:value-type="float" office:value="0.568087965402783">
            <text:p>0,5680879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0])*[.AR60]-(-[.AQ60])*[.AU60])/([.AS60]*[.AR60]-[.AP60]*[.AU60])" office:value-type="float" office:value="0.245989304809303">
            <text:p>0,2459893</text:p>
          </table:table-cell>
          <table:table-cell table:formula="of:=([.AS60]*(-[.AQ60])-[.AP60]*(-[.AT60]))/([.AS60]*[.AU60]-[.AP60]*[.AU60])*-1" office:value-type="float" office:value="0.426065974055915">
            <text:p>0,42606597</text:p>
          </table:table-cell>
          <table:table-cell office:value-type="float" office:value="59">
            <text:p>59</text:p>
          </table:table-cell>
          <table:table-cell table:style-name="ce13" office:value-type="float" office:value="0.592592592596885">
            <text:p>0,59259259</text:p>
          </table:table-cell>
          <table:table-cell table:style-name="ce13" office:value-type="float" office:value="0.681481481481482">
            <text:p>0,68148148</text:p>
          </table:table-cell>
          <table:table-cell table:style-name="ce13" office:value-type="float" office:value="0.225925925924079">
            <text:p>0,22592593</text:p>
          </table:table-cell>
          <table:table-cell table:style-name="ce44" office:value-type="float" office:value="0.302139037436362">
            <text:p>0,30213904</text:p>
          </table:table-cell>
          <table:table-cell table:style-name="ce44" office:value-type="float" office:value="0.705882352941176">
            <text:p>0,70588235</text:p>
          </table:table-cell>
          <table:table-cell table:style-name="ce44" office:value-type="float" office:value="0.491978609625236">
            <text:p>0,49197861</text:p>
          </table:table-cell>
          <table:table-cell table:style-name="ce13" office:value-type="float" office:value="0.38443396226698">
            <text:p>0,38443396</text:p>
          </table:table-cell>
          <table:table-cell table:style-name="ce13" office:value-type="float" office:value="0.622641509433962">
            <text:p>0,62264151</text:p>
          </table:table-cell>
          <table:table-cell table:style-name="ce13" office:value-type="float" office:value="0.492924528300711">
            <text:p>0,49292453</text:p>
          </table:table-cell>
          <table:table-cell table:style-name="ce44" office:value-type="float" office:value="0.590579710149273">
            <text:p>0,59057971</text:p>
          </table:table-cell>
          <table:table-cell table:style-name="ce44" office:value-type="float" office:value="0.688405797101449">
            <text:p>0,6884058</text:p>
          </table:table-cell>
          <table:table-cell table:style-name="ce44" office:value-type="float" office:value="0.221014492751817">
            <text:p>0,22101449</text:p>
          </table:table-cell>
          <table:table-cell table:number-columns-repeated="961"/>
        </table:table-row>
        <table:table-row table:style-name="ro2">
          <table:table-cell office:value-type="float" office:value="60">
            <text:p>60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90">
            <text:p>90</text:p>
          </table:table-cell>
          <table:table-cell/>
          <table:table-cell table:formula="of:=[.B61]/([.B61]+[.C61]+[.D61]+[.E61])" office:value-type="float" office:value="0.168141592920354">
            <text:p>0,16814159</text:p>
          </table:table-cell>
          <table:table-cell table:formula="of:=[.C61]/([.B61]+[.C61]+[.D61]+[.E61])" office:value-type="float" office:value="0.0486725663716814">
            <text:p>0,04867257</text:p>
          </table:table-cell>
          <table:table-cell table:formula="of:=[.D61]/([.B61]+[.C61]+[.D61]+[.E61])" office:value-type="float" office:value="0.384955752212389">
            <text:p>0,38495575</text:p>
          </table:table-cell>
          <table:table-cell table:formula="of:=[.E61]/([.B61]+[.C61]+[.D61]+[.E61])" office:value-type="float" office:value="0.398230088495575">
            <text:p>0,39823009</text:p>
          </table:table-cell>
          <table:table-cell/>
          <table:table-cell table:formula="of:=SUM([.G61:.J61])" office:value-type="float" office:value="1">
            <text:p>1</text:p>
          </table:table-cell>
          <table:table-cell/>
          <table:table-cell office:value-type="float" office:value="0.0486725663716814">
            <text:p>0,04867257</text:p>
          </table:table-cell>
          <table:table-cell office:value-type="float" office:value="0.384955752212389">
            <text:p>0,38495575</text:p>
          </table:table-cell>
          <table:table-cell office:value-type="float" office:value="0.398230088495575">
            <text:p>0,39823009</text:p>
          </table:table-cell>
          <table:table-cell/>
          <table:table-cell table:formula="of:=[.N61]/SUM([.N61:.P61])" office:value-type="float" office:value="0.0585106382978724">
            <text:p>0,05851064</text:p>
          </table:table-cell>
          <table:table-cell table:formula="of:=[.O61]/SUM([.N61:.P61])" office:value-type="float" office:value="0.462765957446808">
            <text:p>0,46276596</text:p>
          </table:table-cell>
          <table:table-cell table:formula="of:=[.P61]/SUM([.N61:.P61])" office:value-type="float" office:value="0.478723404255319">
            <text:p>0,4787234</text:p>
          </table:table-cell>
          <table:table-cell/>
          <table:table-cell table:formula="of:=SUM([.R61:.T61])" office:value-type="float" office:value="1">
            <text:p>1</text:p>
          </table:table-cell>
          <table:table-cell/>
          <table:table-cell table:formula="of:=([.R61]/SIN(RADIANS(60))+[.S61]/TAN(RADIANS(60)))*SIN(RADIANS(60))" office:value-type="float" office:value="0.289893617021277">
            <text:p>0,28989362</text:p>
          </table:table-cell>
          <table:table-cell table:formula="of:=[.S61]*SIN(RADIANS(60))" office:value-type="float" office:value="0.400767075155565">
            <text:p>0,40076708</text:p>
          </table:table-cell>
          <table:table-cell/>
          <table:table-cell table:formula="of:=SUM([.X61:.Y61])" office:value-type="float" office:value="0.690660692176841">
            <text:p>0,6906606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1]*[.X61]-[.Y61])*-1" office:value-type="float" office:value="0.233396917334984">
            <text:p>0,2333969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1])*[.AE61]-(-[.AD61])*[.AE61])/([.AF61]*[.AE61]-[.AC61]*[.AH61])" office:value-type="float" office:value="0.64893617021911">
            <text:p>0,64893617</text:p>
          </table:table-cell>
          <table:table-cell table:formula="of:=([.AF61]*(-[.AD61])-[.AC61]*(-[.AG61]))/([.AF61]*[.AH61]-[.AC61]*[.AH61])*-1" office:value-type="float" office:value="0.608060389891139">
            <text:p>0,60806039</text:p>
          </table:table-cell>
          <table:table-cell/>
          <table:table-cell table:style-name="ce12" table:formula="of:=1-SQRT((1-[.AI61])*(1-[.AI61])+[.AJ61]*[.AJ61])" office:value-type="float" office:value="0.297872340428758">
            <text:p>0,29787234</text:p>
          </table:table-cell>
          <table:table-cell table:style-name="ce12" table:formula="of:=1-[.X61]" office:value-type="float" office:value="0.710106382978723">
            <text:p>0,71010638</text:p>
          </table:table-cell>
          <table:table-cell table:style-name="ce12" table:formula="of:=SQRT([.AW61]*[.AW61]+[.AX61]*[.AX61])" office:value-type="float" office:value="0.49202127659535">
            <text:p>0,492021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1]" office:value-type="float" office:value="-0.577350269179251">
            <text:p>-0,57735027</text:p>
          </table:table-cell>
          <table:table-cell table:formula="of:=[.Y61]+(1/[.AP61])*[.X61]" office:value-type="float" office:value="0.568137232976145">
            <text:p>0,568137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1])*[.AR61]-(-[.AQ61])*[.AU61])/([.AS61]*[.AR61]-[.AP61]*[.AU61])" office:value-type="float" office:value="0.24601063829436">
            <text:p>0,24601064</text:p>
          </table:table-cell>
          <table:table-cell table:formula="of:=([.AS61]*(-[.AQ61])-[.AP61]*(-[.AT61]))/([.AS61]*[.AU61]-[.AP61]*[.AU61])*-1" office:value-type="float" office:value="0.426102924735937">
            <text:p>0,42610292</text:p>
          </table:table-cell>
          <table:table-cell office:value-type="float" office:value="60">
            <text:p>60</text:p>
          </table:table-cell>
          <table:table-cell table:style-name="ce13" office:value-type="float" office:value="0.599264705886663">
            <text:p>0,59926471</text:p>
          </table:table-cell>
          <table:table-cell table:style-name="ce13" office:value-type="float" office:value="0.680147058823529">
            <text:p>0,68014706</text:p>
          </table:table-cell>
          <table:table-cell table:style-name="ce13" office:value-type="float" office:value="0.220588235292235">
            <text:p>0,22058824</text:p>
          </table:table-cell>
          <table:table-cell table:style-name="ce44" office:value-type="float" office:value="0.297872340428758">
            <text:p>0,29787234</text:p>
          </table:table-cell>
          <table:table-cell table:style-name="ce44" office:value-type="float" office:value="0.710106382978723">
            <text:p>0,71010638</text:p>
          </table:table-cell>
          <table:table-cell table:style-name="ce44" office:value-type="float" office:value="0.49202127659535">
            <text:p>0,49202128</text:p>
          </table:table-cell>
          <table:table-cell table:style-name="ce13" office:value-type="float" office:value="0.386046511630728">
            <text:p>0,38604651</text:p>
          </table:table-cell>
          <table:table-cell table:style-name="ce13" office:value-type="float" office:value="0.620930232558139">
            <text:p>0,62093023</text:p>
          </table:table-cell>
          <table:table-cell table:style-name="ce13" office:value-type="float" office:value="0.493023255812763">
            <text:p>0,49302326</text:p>
          </table:table-cell>
          <table:table-cell table:style-name="ce44" office:value-type="float" office:value="0.597122302162636">
            <text:p>0,5971223</text:p>
          </table:table-cell>
          <table:table-cell table:style-name="ce44" office:value-type="float" office:value="0.68705035971223">
            <text:p>0,68705036</text:p>
          </table:table-cell>
          <table:table-cell table:style-name="ce44" office:value-type="float" office:value="0.215827338127654">
            <text:p>0,21582734</text:p>
          </table:table-cell>
          <table:table-cell table:number-columns-repeated="961"/>
        </table:table-row>
        <table:table-row table:style-name="ro2">
          <table:table-cell office:value-type="float" office:value="61">
            <text:p>61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91">
            <text:p>91</text:p>
          </table:table-cell>
          <table:table-cell/>
          <table:table-cell table:formula="of:=[.B62]/([.B62]+[.C62]+[.D62]+[.E62])" office:value-type="float" office:value="0.171052631578947">
            <text:p>0,17105263</text:p>
          </table:table-cell>
          <table:table-cell table:formula="of:=[.C62]/([.B62]+[.C62]+[.D62]+[.E62])" office:value-type="float" office:value="0.043859649122807">
            <text:p>0,04385965</text:p>
          </table:table-cell>
          <table:table-cell table:formula="of:=[.D62]/([.B62]+[.C62]+[.D62]+[.E62])" office:value-type="float" office:value="0.385964912280702">
            <text:p>0,38596491</text:p>
          </table:table-cell>
          <table:table-cell table:formula="of:=[.E62]/([.B62]+[.C62]+[.D62]+[.E62])" office:value-type="float" office:value="0.399122807017544">
            <text:p>0,39912281</text:p>
          </table:table-cell>
          <table:table-cell/>
          <table:table-cell table:formula="of:=SUM([.G62:.J62])" office:value-type="float" office:value="1">
            <text:p>1</text:p>
          </table:table-cell>
          <table:table-cell/>
          <table:table-cell office:value-type="float" office:value="0.043859649122807">
            <text:p>0,04385965</text:p>
          </table:table-cell>
          <table:table-cell office:value-type="float" office:value="0.385964912280702">
            <text:p>0,38596491</text:p>
          </table:table-cell>
          <table:table-cell office:value-type="float" office:value="0.399122807017544">
            <text:p>0,39912281</text:p>
          </table:table-cell>
          <table:table-cell/>
          <table:table-cell table:formula="of:=[.N62]/SUM([.N62:.P62])" office:value-type="float" office:value="0.0529100529100529">
            <text:p>0,05291005</text:p>
          </table:table-cell>
          <table:table-cell table:formula="of:=[.O62]/SUM([.N62:.P62])" office:value-type="float" office:value="0.465608465608466">
            <text:p>0,46560847</text:p>
          </table:table-cell>
          <table:table-cell table:formula="of:=[.P62]/SUM([.N62:.P62])" office:value-type="float" office:value="0.481481481481481">
            <text:p>0,48148148</text:p>
          </table:table-cell>
          <table:table-cell/>
          <table:table-cell table:formula="of:=SUM([.R62:.T62])" office:value-type="float" office:value="1">
            <text:p>1</text:p>
          </table:table-cell>
          <table:table-cell/>
          <table:table-cell table:formula="of:=([.R62]/SIN(RADIANS(60))+[.S62]/TAN(RADIANS(60)))*SIN(RADIANS(60))" office:value-type="float" office:value="0.285714285714286">
            <text:p>0,28571429</text:p>
          </table:table-cell>
          <table:table-cell table:formula="of:=[.S62]*SIN(RADIANS(60))" office:value-type="float" office:value="0.403228759434024">
            <text:p>0,40322876</text:p>
          </table:table-cell>
          <table:table-cell/>
          <table:table-cell table:formula="of:=SUM([.X62:.Y62])" office:value-type="float" office:value="0.68894304514831">
            <text:p>0,688943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2]*[.X62]-[.Y62])*-1" office:value-type="float" office:value="0.238271539668524">
            <text:p>0,2382715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2])*[.AE62]-(-[.AD62])*[.AE62])/([.AF62]*[.AE62]-[.AC62]*[.AH62])" office:value-type="float" office:value="0.646825396831779">
            <text:p>0,6468254</text:p>
          </table:table-cell>
          <table:table-cell table:formula="of:=([.AF62]*(-[.AD62])-[.AC62]*(-[.AG62]))/([.AF62]*[.AH62]-[.AC62]*[.AH62])*-1" office:value-type="float" office:value="0.611716356641327">
            <text:p>0,61171636</text:p>
          </table:table-cell>
          <table:table-cell/>
          <table:table-cell table:style-name="ce12" table:formula="of:=1-SQRT((1-[.AI62])*(1-[.AI62])+[.AJ62]*[.AJ62])" office:value-type="float" office:value="0.293650793654038">
            <text:p>0,29365079</text:p>
          </table:table-cell>
          <table:table-cell table:style-name="ce12" table:formula="of:=1-[.X62]" office:value-type="float" office:value="0.714285714285714">
            <text:p>0,71428571</text:p>
          </table:table-cell>
          <table:table-cell table:style-name="ce12" table:formula="of:=SQRT([.AW62]*[.AW62]+[.AX62]*[.AX62])" office:value-type="float" office:value="0.492063492063136">
            <text:p>0,492063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2]" office:value-type="float" office:value="-0.577350269179251">
            <text:p>-0,57735027</text:p>
          </table:table-cell>
          <table:table-cell table:formula="of:=[.Y62]+(1/[.AP62])*[.X62]" office:value-type="float" office:value="0.568185979199525">
            <text:p>0,568185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2])*[.AR62]-(-[.AQ62])*[.AU62])/([.AS62]*[.AR62]-[.AP62]*[.AU62])" office:value-type="float" office:value="0.246031746028252">
            <text:p>0,24603175</text:p>
          </table:table-cell>
          <table:table-cell table:formula="of:=([.AS62]*(-[.AQ62])-[.AP62]*(-[.AT62]))/([.AS62]*[.AU62]-[.AP62]*[.AU62])*-1" office:value-type="float" office:value="0.426139484403472">
            <text:p>0,42613948</text:p>
          </table:table-cell>
          <table:table-cell office:value-type="float" office:value="61">
            <text:p>61</text:p>
          </table:table-cell>
          <table:table-cell table:style-name="ce13" office:value-type="float" office:value="0.605839416062722">
            <text:p>0,60583942</text:p>
          </table:table-cell>
          <table:table-cell table:style-name="ce13" office:value-type="float" office:value="0.678832116788321">
            <text:p>0,67883212</text:p>
          </table:table-cell>
          <table:table-cell table:style-name="ce13" office:value-type="float" office:value="0.215328467151366">
            <text:p>0,21532847</text:p>
          </table:table-cell>
          <table:table-cell table:style-name="ce44" office:value-type="float" office:value="0.293650793654038">
            <text:p>0,29365079</text:p>
          </table:table-cell>
          <table:table-cell table:style-name="ce44" office:value-type="float" office:value="0.714285714285714">
            <text:p>0,71428571</text:p>
          </table:table-cell>
          <table:table-cell table:style-name="ce44" office:value-type="float" office:value="0.492063492063136">
            <text:p>0,49206349</text:p>
          </table:table-cell>
          <table:table-cell table:style-name="ce13" office:value-type="float" office:value="0.387614678901895">
            <text:p>0,38761468</text:p>
          </table:table-cell>
          <table:table-cell table:style-name="ce13" office:value-type="float" office:value="0.619266055045872">
            <text:p>0,61926606</text:p>
          </table:table-cell>
          <table:table-cell table:style-name="ce13" office:value-type="float" office:value="0.49311926605384">
            <text:p>0,49311927</text:p>
          </table:table-cell>
          <table:table-cell table:style-name="ce44" office:value-type="float" office:value="0.603571428575808">
            <text:p>0,60357143</text:p>
          </table:table-cell>
          <table:table-cell table:style-name="ce44" office:value-type="float" office:value="0.685714285714286">
            <text:p>0,68571429</text:p>
          </table:table-cell>
          <table:table-cell table:style-name="ce44" office:value-type="float" office:value="0.210714285712409">
            <text:p>0,21071429</text:p>
          </table:table-cell>
          <table:table-cell table:number-columns-repeated="961"/>
        </table:table-row>
        <table:table-row table:style-name="ro2">
          <table:table-cell office:value-type="float" office:value="62">
            <text:p>62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92">
            <text:p>92</text:p>
          </table:table-cell>
          <table:table-cell/>
          <table:table-cell table:formula="of:=[.B63]/([.B63]+[.C63]+[.D63]+[.E63])" office:value-type="float" office:value="0.173913043478261">
            <text:p>0,17391304</text:p>
          </table:table-cell>
          <table:table-cell table:formula="of:=[.C63]/([.B63]+[.C63]+[.D63]+[.E63])" office:value-type="float" office:value="0.0391304347826087">
            <text:p>0,03913043</text:p>
          </table:table-cell>
          <table:table-cell table:formula="of:=[.D63]/([.B63]+[.C63]+[.D63]+[.E63])" office:value-type="float" office:value="0.38695652173913">
            <text:p>0,38695652</text:p>
          </table:table-cell>
          <table:table-cell table:formula="of:=[.E63]/([.B63]+[.C63]+[.D63]+[.E63])" office:value-type="float" office:value="0.4">
            <text:p>0,4</text:p>
          </table:table-cell>
          <table:table-cell/>
          <table:table-cell table:formula="of:=SUM([.G63:.J63])" office:value-type="float" office:value="1">
            <text:p>1</text:p>
          </table:table-cell>
          <table:table-cell/>
          <table:table-cell office:value-type="float" office:value="0.0391304347826087">
            <text:p>0,03913043</text:p>
          </table:table-cell>
          <table:table-cell office:value-type="float" office:value="0.38695652173913">
            <text:p>0,38695652</text:p>
          </table:table-cell>
          <table:table-cell office:value-type="float" office:value="0.4">
            <text:p>0,4</text:p>
          </table:table-cell>
          <table:table-cell/>
          <table:table-cell table:formula="of:=[.N63]/SUM([.N63:.P63])" office:value-type="float" office:value="0.0473684210526316">
            <text:p>0,04736842</text:p>
          </table:table-cell>
          <table:table-cell table:formula="of:=[.O63]/SUM([.N63:.P63])" office:value-type="float" office:value="0.468421052631579">
            <text:p>0,46842105</text:p>
          </table:table-cell>
          <table:table-cell table:formula="of:=[.P63]/SUM([.N63:.P63])" office:value-type="float" office:value="0.48421052631579">
            <text:p>0,48421053</text:p>
          </table:table-cell>
          <table:table-cell/>
          <table:table-cell table:formula="of:=SUM([.R63:.T63])" office:value-type="float" office:value="1">
            <text:p>1</text:p>
          </table:table-cell>
          <table:table-cell/>
          <table:table-cell table:formula="of:=([.R63]/SIN(RADIANS(60))+[.S63]/TAN(RADIANS(60)))*SIN(RADIANS(60))" office:value-type="float" office:value="0.281578947368421">
            <text:p>0,28157895</text:p>
          </table:table-cell>
          <table:table-cell table:formula="of:=[.S63]*SIN(RADIANS(60))" office:value-type="float" office:value="0.405664531246395">
            <text:p>0,40566453</text:p>
          </table:table-cell>
          <table:table-cell/>
          <table:table-cell table:formula="of:=SUM([.X63:.Y63])" office:value-type="float" office:value="0.687243478614816">
            <text:p>0,68724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3]*[.X63]-[.Y63])*-1" office:value-type="float" office:value="0.243094850188026">
            <text:p>0,243094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3])*[.AE63]-(-[.AD63])*[.AE63])/([.AF63]*[.AE63]-[.AC63]*[.AH63])" office:value-type="float" office:value="0.644736842111682">
            <text:p>0,64473684</text:p>
          </table:table-cell>
          <table:table-cell table:formula="of:=([.AF63]*(-[.AD63])-[.AC63]*(-[.AG63]))/([.AF63]*[.AH63]-[.AC63]*[.AH63])*-1" office:value-type="float" office:value="0.615333839530987">
            <text:p>0,61533384</text:p>
          </table:table-cell>
          <table:table-cell/>
          <table:table-cell table:style-name="ce12" table:formula="of:=1-SQRT((1-[.AI63])*(1-[.AI63])+[.AJ63]*[.AJ63])" office:value-type="float" office:value="0.289473684213789">
            <text:p>0,28947368</text:p>
          </table:table-cell>
          <table:table-cell table:style-name="ce12" table:formula="of:=1-[.X63]" office:value-type="float" office:value="0.718421052631579">
            <text:p>0,71842105</text:p>
          </table:table-cell>
          <table:table-cell table:style-name="ce12" table:formula="of:=SQRT([.AW63]*[.AW63]+[.AX63]*[.AX63])" office:value-type="float" office:value="0.492105263157575">
            <text:p>0,492105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3]" office:value-type="float" office:value="-0.577350269179251">
            <text:p>-0,57735027</text:p>
          </table:table-cell>
          <table:table-cell table:formula="of:=[.Y63]+(1/[.AP63])*[.X63]" office:value-type="float" office:value="0.568234212304763">
            <text:p>0,568234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3])*[.AR63]-(-[.AQ63])*[.AU63])/([.AS63]*[.AR63]-[.AP63]*[.AU63])" office:value-type="float" office:value="0.246052631575472">
            <text:p>0,24605263</text:p>
          </table:table-cell>
          <table:table-cell table:formula="of:=([.AS63]*(-[.AQ63])-[.AP63]*(-[.AT63]))/([.AS63]*[.AU63]-[.AP63]*[.AU63])*-1" office:value-type="float" office:value="0.426175659232401">
            <text:p>0,42617566</text:p>
          </table:table-cell>
          <table:table-cell office:value-type="float" office:value="62">
            <text:p>62</text:p>
          </table:table-cell>
          <table:table-cell table:style-name="ce13" office:value-type="float" office:value="0.612318840584056">
            <text:p>0,61231884</text:p>
          </table:table-cell>
          <table:table-cell table:style-name="ce13" office:value-type="float" office:value="0.677536231884058">
            <text:p>0,67753623</text:p>
          </table:table-cell>
          <table:table-cell table:style-name="ce13" office:value-type="float" office:value="0.210144927534279">
            <text:p>0,21014493</text:p>
          </table:table-cell>
          <table:table-cell table:style-name="ce44" office:value-type="float" office:value="0.289473684213789">
            <text:p>0,28947368</text:p>
          </table:table-cell>
          <table:table-cell table:style-name="ce44" office:value-type="float" office:value="0.718421052631579">
            <text:p>0,71842105</text:p>
          </table:table-cell>
          <table:table-cell table:style-name="ce44" office:value-type="float" office:value="0.492105263157576">
            <text:p>0,49210526</text:p>
          </table:table-cell>
          <table:table-cell table:style-name="ce13" office:value-type="float" office:value="0.389140271496018">
            <text:p>0,38914027</text:p>
          </table:table-cell>
          <table:table-cell table:style-name="ce13" office:value-type="float" office:value="0.617647058823529">
            <text:p>0,61764706</text:p>
          </table:table-cell>
          <table:table-cell table:style-name="ce13" office:value-type="float" office:value="0.493212669682038">
            <text:p>0,49321267</text:p>
          </table:table-cell>
          <table:table-cell table:style-name="ce44" office:value-type="float" office:value="0.609929078018581">
            <text:p>0,60992908</text:p>
          </table:table-cell>
          <table:table-cell table:style-name="ce44" office:value-type="float" office:value="0.684397163120567">
            <text:p>0,68439716</text:p>
          </table:table-cell>
          <table:table-cell table:style-name="ce44" office:value-type="float" office:value="0.205673758863337">
            <text:p>0,20567376</text:p>
          </table:table-cell>
          <table:table-cell table:number-columns-repeated="961"/>
        </table:table-row>
        <table:table-row table:style-name="ro2">
          <table:table-cell office:value-type="float" office:value="63">
            <text:p>63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3">
            <text:p>93</text:p>
          </table:table-cell>
          <table:table-cell/>
          <table:table-cell table:formula="of:=[.B64]/([.B64]+[.C64]+[.D64]+[.E64])" office:value-type="float" office:value="0.176724137931034">
            <text:p>0,17672414</text:p>
          </table:table-cell>
          <table:table-cell table:formula="of:=[.C64]/([.B64]+[.C64]+[.D64]+[.E64])" office:value-type="float" office:value="0.0344827586206897">
            <text:p>0,03448276</text:p>
          </table:table-cell>
          <table:table-cell table:formula="of:=[.D64]/([.B64]+[.C64]+[.D64]+[.E64])" office:value-type="float" office:value="0.387931034482759">
            <text:p>0,38793103</text:p>
          </table:table-cell>
          <table:table-cell table:formula="of:=[.E64]/([.B64]+[.C64]+[.D64]+[.E64])" office:value-type="float" office:value="0.400862068965517">
            <text:p>0,40086207</text:p>
          </table:table-cell>
          <table:table-cell/>
          <table:table-cell table:formula="of:=SUM([.G64:.J64])" office:value-type="float" office:value="1">
            <text:p>1</text:p>
          </table:table-cell>
          <table:table-cell/>
          <table:table-cell office:value-type="float" office:value="0.0344827586206897">
            <text:p>0,03448276</text:p>
          </table:table-cell>
          <table:table-cell office:value-type="float" office:value="0.387931034482759">
            <text:p>0,38793103</text:p>
          </table:table-cell>
          <table:table-cell office:value-type="float" office:value="0.400862068965517">
            <text:p>0,40086207</text:p>
          </table:table-cell>
          <table:table-cell/>
          <table:table-cell table:formula="of:=[.N64]/SUM([.N64:.P64])" office:value-type="float" office:value="0.0418848167539267">
            <text:p>0,04188482</text:p>
          </table:table-cell>
          <table:table-cell table:formula="of:=[.O64]/SUM([.N64:.P64])" office:value-type="float" office:value="0.471204188481676">
            <text:p>0,47120419</text:p>
          </table:table-cell>
          <table:table-cell table:formula="of:=[.P64]/SUM([.N64:.P64])" office:value-type="float" office:value="0.486910994764398">
            <text:p>0,48691099</text:p>
          </table:table-cell>
          <table:table-cell/>
          <table:table-cell table:formula="of:=SUM([.R64:.T64])" office:value-type="float" office:value="1">
            <text:p>1</text:p>
          </table:table-cell>
          <table:table-cell/>
          <table:table-cell table:formula="of:=([.R64]/SIN(RADIANS(60))+[.S64]/TAN(RADIANS(60)))*SIN(RADIANS(60))" office:value-type="float" office:value="0.277486910994765">
            <text:p>0,27748691</text:p>
          </table:table-cell>
          <table:table-cell table:formula="of:=[.S64]*SIN(RADIANS(60))" office:value-type="float" office:value="0.408074797594762">
            <text:p>0,4080748</text:p>
          </table:table-cell>
          <table:table-cell/>
          <table:table-cell table:formula="of:=SUM([.X64:.Y64])" office:value-type="float" office:value="0.685561708589527">
            <text:p>0,685561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4]*[.X64]-[.Y64])*-1" office:value-type="float" office:value="0.247867654838216">
            <text:p>0,247867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4])*[.AE64]-(-[.AD64])*[.AE64])/([.AF64]*[.AE64]-[.AC64]*[.AH64])" office:value-type="float" office:value="0.642670157074519">
            <text:p>0,64267016</text:p>
          </table:table-cell>
          <table:table-cell table:formula="of:=([.AF64]*(-[.AD64])-[.AC64]*(-[.AG64]))/([.AF64]*[.AH64]-[.AC64]*[.AH64])*-1" office:value-type="float" office:value="0.618913443018661">
            <text:p>0,61891344</text:p>
          </table:table-cell>
          <table:table-cell/>
          <table:table-cell table:style-name="ce12" table:formula="of:=1-SQRT((1-[.AI64])*(1-[.AI64])+[.AJ64]*[.AJ64])" office:value-type="float" office:value="0.285340314139406">
            <text:p>0,28534031</text:p>
          </table:table-cell>
          <table:table-cell table:style-name="ce12" table:formula="of:=1-[.X64]" office:value-type="float" office:value="0.722513089005235">
            <text:p>0,72251309</text:p>
          </table:table-cell>
          <table:table-cell table:style-name="ce12" table:formula="of:=SQRT([.AW64]*[.AW64]+[.AX64]*[.AX64])" office:value-type="float" office:value="0.492146596858357">
            <text:p>0,49214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4]" office:value-type="float" office:value="-0.577350269179251">
            <text:p>-0,57735027</text:p>
          </table:table-cell>
          <table:table-cell table:formula="of:=[.Y64]+(1/[.AP64])*[.X64]" office:value-type="float" office:value="0.568281940351308">
            <text:p>0,5682819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4])*[.AR64]-(-[.AQ64])*[.AU64])/([.AS64]*[.AR64]-[.AP64]*[.AU64])" office:value-type="float" office:value="0.246073298425862">
            <text:p>0,2460733</text:p>
          </table:table-cell>
          <table:table-cell table:formula="of:=([.AS64]*(-[.AQ64])-[.AP64]*(-[.AT64]))/([.AS64]*[.AU64]-[.AP64]*[.AU64])*-1" office:value-type="float" office:value="0.42621145526731">
            <text:p>0,42621146</text:p>
          </table:table-cell>
          <table:table-cell office:value-type="float" office:value="63">
            <text:p>63</text:p>
          </table:table-cell>
          <table:table-cell table:style-name="ce13" office:value-type="float" office:value="0.618705035975586">
            <text:p>0,61870504</text:p>
          </table:table-cell>
          <table:table-cell table:style-name="ce13" office:value-type="float" office:value="0.676258992805755">
            <text:p>0,67625899</text:p>
          </table:table-cell>
          <table:table-cell table:style-name="ce13" office:value-type="float" office:value="0.205035971221034">
            <text:p>0,20503597</text:p>
          </table:table-cell>
          <table:table-cell table:style-name="ce44" office:value-type="float" office:value="0.285340314139407">
            <text:p>0,28534031</text:p>
          </table:table-cell>
          <table:table-cell table:style-name="ce44" office:value-type="float" office:value="0.722513089005236">
            <text:p>0,72251309</text:p>
          </table:table-cell>
          <table:table-cell table:style-name="ce44" office:value-type="float" office:value="0.492146596858356">
            <text:p>0,4921466</text:p>
          </table:table-cell>
          <table:table-cell table:style-name="ce13" office:value-type="float" office:value="0.390625000002798">
            <text:p>0,390625</text:p>
          </table:table-cell>
          <table:table-cell table:style-name="ce13" office:value-type="float" office:value="0.616071428571429">
            <text:p>0,61607143</text:p>
          </table:table-cell>
          <table:table-cell table:style-name="ce13" office:value-type="float" office:value="0.493303571427338">
            <text:p>0,49330357</text:p>
          </table:table-cell>
          <table:table-cell table:style-name="ce44" office:value-type="float" office:value="0.616197183103005">
            <text:p>0,61619718</text:p>
          </table:table-cell>
          <table:table-cell table:style-name="ce44" office:value-type="float" office:value="0.683098591549296">
            <text:p>0,68309859</text:p>
          </table:table-cell>
          <table:table-cell table:style-name="ce44" office:value-type="float" office:value="0.200704225350167">
            <text:p>0,20070423</text:p>
          </table:table-cell>
          <table:table-cell table:number-columns-repeated="961"/>
        </table:table-row>
        <table:table-row table:style-name="ro2">
          <table:table-cell office:value-type="float" office:value="64">
            <text:p>6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94">
            <text:p>94</text:p>
          </table:table-cell>
          <table:table-cell/>
          <table:table-cell table:formula="of:=[.B65]/([.B65]+[.C65]+[.D65]+[.E65])" office:value-type="float" office:value="0.179487179487179">
            <text:p>0,17948718</text:p>
          </table:table-cell>
          <table:table-cell table:formula="of:=[.C65]/([.B65]+[.C65]+[.D65]+[.E65])" office:value-type="float" office:value="0.0299145299145299">
            <text:p>0,02991453</text:p>
          </table:table-cell>
          <table:table-cell table:formula="of:=[.D65]/([.B65]+[.C65]+[.D65]+[.E65])" office:value-type="float" office:value="0.388888888888889">
            <text:p>0,38888889</text:p>
          </table:table-cell>
          <table:table-cell table:formula="of:=[.E65]/([.B65]+[.C65]+[.D65]+[.E65])" office:value-type="float" office:value="0.401709401709402">
            <text:p>0,4017094</text:p>
          </table:table-cell>
          <table:table-cell/>
          <table:table-cell table:formula="of:=SUM([.G65:.J65])" office:value-type="float" office:value="1">
            <text:p>1</text:p>
          </table:table-cell>
          <table:table-cell/>
          <table:table-cell office:value-type="float" office:value="0.0299145299145299">
            <text:p>0,02991453</text:p>
          </table:table-cell>
          <table:table-cell office:value-type="float" office:value="0.388888888888889">
            <text:p>0,38888889</text:p>
          </table:table-cell>
          <table:table-cell office:value-type="float" office:value="0.401709401709402">
            <text:p>0,4017094</text:p>
          </table:table-cell>
          <table:table-cell/>
          <table:table-cell table:formula="of:=[.N65]/SUM([.N65:.P65])" office:value-type="float" office:value="0.0364583333333333">
            <text:p>0,03645833</text:p>
          </table:table-cell>
          <table:table-cell table:formula="of:=[.O65]/SUM([.N65:.P65])" office:value-type="float" office:value="0.473958333333333">
            <text:p>0,47395833</text:p>
          </table:table-cell>
          <table:table-cell table:formula="of:=[.P65]/SUM([.N65:.P65])" office:value-type="float" office:value="0.489583333333333">
            <text:p>0,48958333</text:p>
          </table:table-cell>
          <table:table-cell/>
          <table:table-cell table:formula="of:=SUM([.R65:.T65])" office:value-type="float" office:value="1">
            <text:p>1</text:p>
          </table:table-cell>
          <table:table-cell/>
          <table:table-cell table:formula="of:=([.R65]/SIN(RADIANS(60))+[.S65]/TAN(RADIANS(60)))*SIN(RADIANS(60))" office:value-type="float" office:value="0.2734375">
            <text:p>0,2734375</text:p>
          </table:table-cell>
          <table:table-cell table:formula="of:=[.S65]*SIN(RADIANS(60))" office:value-type="float" office:value="0.410459957001999">
            <text:p>0,41045996</text:p>
          </table:table-cell>
          <table:table-cell/>
          <table:table-cell table:formula="of:=SUM([.X65:.Y65])" office:value-type="float" office:value="0.683897457001999">
            <text:p>0,683897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5]*[.X65]-[.Y65])*-1" office:value-type="float" office:value="0.252590742773298">
            <text:p>0,2525907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5])*[.AE65]-(-[.AD65])*[.AE65])/([.AF65]*[.AE65]-[.AC65]*[.AH65])" office:value-type="float" office:value="0.640625000006493">
            <text:p>0,640625</text:p>
          </table:table-cell>
          <table:table-cell table:formula="of:=([.AF65]*(-[.AD65])-[.AC65]*(-[.AG65]))/([.AF65]*[.AH65]-[.AC65]*[.AH65])*-1" office:value-type="float" office:value="0.622455758970004">
            <text:p>0,62245576</text:p>
          </table:table-cell>
          <table:table-cell/>
          <table:table-cell table:style-name="ce12" table:formula="of:=1-SQRT((1-[.AI65])*(1-[.AI65])+[.AJ65]*[.AJ65])" office:value-type="float" office:value="0.281250000003299">
            <text:p>0,28125</text:p>
          </table:table-cell>
          <table:table-cell table:style-name="ce12" table:formula="of:=1-[.X65]" office:value-type="float" office:value="0.7265625">
            <text:p>0,7265625</text:p>
          </table:table-cell>
          <table:table-cell table:style-name="ce12" table:formula="of:=SQRT([.AW65]*[.AW65]+[.AX65]*[.AX65])" office:value-type="float" office:value="0.492187499999754">
            <text:p>0,492187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5]" office:value-type="float" office:value="-0.577350269179251">
            <text:p>-0,57735027</text:p>
          </table:table-cell>
          <table:table-cell table:formula="of:=[.Y65]+(1/[.AP65])*[.X65]" office:value-type="float" office:value="0.568329171230701">
            <text:p>0,568329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5])*[.AR65]-(-[.AQ65])*[.AU65])/([.AS65]*[.AR65]-[.AP65]*[.AU65])" office:value-type="float" office:value="0.246093749996561">
            <text:p>0,24609375</text:p>
          </table:table-cell>
          <table:table-cell table:formula="of:=([.AS65]*(-[.AQ65])-[.AP65]*(-[.AT65]))/([.AS65]*[.AU65]-[.AP65]*[.AU65])*-1" office:value-type="float" office:value="0.426246878426855">
            <text:p>0,42624688</text:p>
          </table:table-cell>
          <table:table-cell office:value-type="float" office:value="64">
            <text:p>64</text:p>
          </table:table-cell>
          <table:table-cell table:style-name="ce13" office:value-type="float" office:value="0.62500000000438">
            <text:p>0,625</text:p>
          </table:table-cell>
          <table:table-cell table:style-name="ce13" office:value-type="float" office:value="0.675">
            <text:p>0,675</text:p>
          </table:table-cell>
          <table:table-cell table:style-name="ce13" office:value-type="float" office:value="0.199999999997979">
            <text:p>0,2</text:p>
          </table:table-cell>
          <table:table-cell table:style-name="ce44" office:value-type="float" office:value="0.281250000003299">
            <text:p>0,28125</text:p>
          </table:table-cell>
          <table:table-cell table:style-name="ce44" office:value-type="float" office:value="0.7265625">
            <text:p>0,7265625</text:p>
          </table:table-cell>
          <table:table-cell table:style-name="ce44" office:value-type="float" office:value="0.492187499999754">
            <text:p>0,4921875</text:p>
          </table:table-cell>
          <table:table-cell table:style-name="ce13" office:value-type="float" office:value="0.392070484584288">
            <text:p>0,39207048</text:p>
          </table:table-cell>
          <table:table-cell table:style-name="ce13" office:value-type="float" office:value="0.614537444933921">
            <text:p>0,61453744</text:p>
          </table:table-cell>
          <table:table-cell table:style-name="ce13" office:value-type="float" office:value="0.493392070483335">
            <text:p>0,49339207</text:p>
          </table:table-cell>
          <table:table-cell table:style-name="ce44" office:value-type="float" office:value="0.622377622382052">
            <text:p>0,62237762</text:p>
          </table:table-cell>
          <table:table-cell table:style-name="ce44" office:value-type="float" office:value="0.681818181818182">
            <text:p>0,68181818</text:p>
          </table:table-cell>
          <table:table-cell table:style-name="ce44" office:value-type="float" office:value="0.195804195802217">
            <text:p>0,1958042</text:p>
          </table:table-cell>
          <table:table-cell table:number-columns-repeated="961"/>
        </table:table-row>
        <table:table-row table:style-name="ro2">
          <table:table-cell office:value-type="float" office:value="65">
            <text:p>65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95">
            <text:p>95</text:p>
          </table:table-cell>
          <table:table-cell/>
          <table:table-cell table:formula="of:=[.B66]/([.B66]+[.C66]+[.D66]+[.E66])" office:value-type="float" office:value="0.182203389830508">
            <text:p>0,18220339</text:p>
          </table:table-cell>
          <table:table-cell table:formula="of:=[.C66]/([.B66]+[.C66]+[.D66]+[.E66])" office:value-type="float" office:value="0.0254237288135593">
            <text:p>0,02542373</text:p>
          </table:table-cell>
          <table:table-cell table:formula="of:=[.D66]/([.B66]+[.C66]+[.D66]+[.E66])" office:value-type="float" office:value="0.389830508474576">
            <text:p>0,38983051</text:p>
          </table:table-cell>
          <table:table-cell table:formula="of:=[.E66]/([.B66]+[.C66]+[.D66]+[.E66])" office:value-type="float" office:value="0.402542372881356">
            <text:p>0,40254237</text:p>
          </table:table-cell>
          <table:table-cell/>
          <table:table-cell table:formula="of:=SUM([.G66:.J66])" office:value-type="float" office:value="1">
            <text:p>1</text:p>
          </table:table-cell>
          <table:table-cell/>
          <table:table-cell office:value-type="float" office:value="0.0254237288135593">
            <text:p>0,02542373</text:p>
          </table:table-cell>
          <table:table-cell office:value-type="float" office:value="0.389830508474576">
            <text:p>0,38983051</text:p>
          </table:table-cell>
          <table:table-cell office:value-type="float" office:value="0.402542372881356">
            <text:p>0,40254237</text:p>
          </table:table-cell>
          <table:table-cell/>
          <table:table-cell table:formula="of:=[.N66]/SUM([.N66:.P66])" office:value-type="float" office:value="0.0310880829015544">
            <text:p>0,03108808</text:p>
          </table:table-cell>
          <table:table-cell table:formula="of:=[.O66]/SUM([.N66:.P66])" office:value-type="float" office:value="0.476683937823834">
            <text:p>0,47668394</text:p>
          </table:table-cell>
          <table:table-cell table:formula="of:=[.P66]/SUM([.N66:.P66])" office:value-type="float" office:value="0.492227979274612">
            <text:p>0,49222798</text:p>
          </table:table-cell>
          <table:table-cell/>
          <table:table-cell table:formula="of:=SUM([.R66:.T66])" office:value-type="float" office:value="1">
            <text:p>1</text:p>
          </table:table-cell>
          <table:table-cell/>
          <table:table-cell table:formula="of:=([.R66]/SIN(RADIANS(60))+[.S66]/TAN(RADIANS(60)))*SIN(RADIANS(60))" office:value-type="float" office:value="0.269430051813471">
            <text:p>0,26943005</text:p>
          </table:table-cell>
          <table:table-cell table:formula="of:=[.S66]*SIN(RADIANS(60))" office:value-type="float" office:value="0.412820399731442">
            <text:p>0,4128204</text:p>
          </table:table-cell>
          <table:table-cell/>
          <table:table-cell table:formula="of:=SUM([.X66:.Y66])" office:value-type="float" office:value="0.682250451544913">
            <text:p>0,6822504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6]*[.X66]-[.Y66])*-1" office:value-type="float" office:value="0.257264886791955">
            <text:p>0,2572648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6])*[.AE66]-(-[.AD66])*[.AE66])/([.AF66]*[.AE66]-[.AC66]*[.AH66])" office:value-type="float" office:value="0.638601036275959">
            <text:p>0,63860104</text:p>
          </table:table-cell>
          <table:table-cell table:formula="of:=([.AF66]*(-[.AD66])-[.AC66]*(-[.AG66]))/([.AF66]*[.AH66]-[.AC66]*[.AH66])*-1" office:value-type="float" office:value="0.625961366984028">
            <text:p>0,62596137</text:p>
          </table:table-cell>
          <table:table-cell/>
          <table:table-cell table:style-name="ce12" table:formula="of:=1-SQRT((1-[.AI66])*(1-[.AI66])+[.AJ66]*[.AJ66])" office:value-type="float" office:value="0.277202072542177">
            <text:p>0,27720207</text:p>
          </table:table-cell>
          <table:table-cell table:style-name="ce12" table:formula="of:=1-[.X66]" office:value-type="float" office:value="0.730569948186529">
            <text:p>0,73056995</text:p>
          </table:table-cell>
          <table:table-cell table:style-name="ce12" table:formula="of:=SQRT([.AW66]*[.AW66]+[.AX66]*[.AX66])" office:value-type="float" office:value="0.492227979274402">
            <text:p>0,4922279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6]" office:value-type="float" office:value="-0.577350269179251">
            <text:p>-0,57735027</text:p>
          </table:table-cell>
          <table:table-cell table:formula="of:=[.Y66]+(1/[.AP66])*[.X66]" office:value-type="float" office:value="0.568375912670929">
            <text:p>0,5683759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6])*[.AR66]-(-[.AQ66])*[.AU66])/([.AS66]*[.AR66]-[.AP66]*[.AU66])" office:value-type="float" office:value="0.246113989633884">
            <text:p>0,24611399</text:p>
          </table:table-cell>
          <table:table-cell table:formula="of:=([.AS66]*(-[.AQ66])-[.AP66]*(-[.AT66]))/([.AS66]*[.AU66]-[.AP66]*[.AU66])*-1" office:value-type="float" office:value="0.426281934507027">
            <text:p>0,42628193</text:p>
          </table:table-cell>
          <table:table-cell office:value-type="float" office:value="65">
            <text:p>65</text:p>
          </table:table-cell>
          <table:table-cell table:style-name="ce13" office:value-type="float" office:value="0.631205673763262">
            <text:p>0,63120567</text:p>
          </table:table-cell>
          <table:table-cell table:style-name="ce13" office:value-type="float" office:value="0.673758865248227">
            <text:p>0,67375887</text:p>
          </table:table-cell>
          <table:table-cell table:style-name="ce13" office:value-type="float" office:value="0.195035460990853">
            <text:p>0,19503546</text:p>
          </table:table-cell>
          <table:table-cell table:style-name="ce44" office:value-type="float" office:value="0.277202072542177">
            <text:p>0,27720207</text:p>
          </table:table-cell>
          <table:table-cell table:style-name="ce44" office:value-type="float" office:value="0.730569948186528">
            <text:p>0,73056995</text:p>
          </table:table-cell>
          <table:table-cell table:style-name="ce44" office:value-type="float" office:value="0.492227979274402">
            <text:p>0,49222798</text:p>
          </table:table-cell>
          <table:table-cell table:style-name="ce13" office:value-type="float" office:value="0.393478260872348">
            <text:p>0,39347826</text:p>
          </table:table-cell>
          <table:table-cell table:style-name="ce13" office:value-type="float" office:value="0.61304347826087">
            <text:p>0,61304348</text:p>
          </table:table-cell>
          <table:table-cell table:style-name="ce13" office:value-type="float" office:value="0.493478260868305">
            <text:p>0,49347826</text:p>
          </table:table-cell>
          <table:table-cell table:style-name="ce44" office:value-type="float" office:value="0.628472222226668">
            <text:p>0,62847222</text:p>
          </table:table-cell>
          <table:table-cell table:style-name="ce44" office:value-type="float" office:value="0.680555555555556">
            <text:p>0,68055556</text:p>
          </table:table-cell>
          <table:table-cell table:style-name="ce44" office:value-type="float" office:value="0.19097222222021">
            <text:p>0,19097222</text:p>
          </table:table-cell>
          <table:table-cell table:number-columns-repeated="961"/>
        </table:table-row>
        <table:table-row table:style-name="ro2">
          <table:table-cell office:value-type="float" office:value="66">
            <text:p>66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96">
            <text:p>96</text:p>
          </table:table-cell>
          <table:table-cell/>
          <table:table-cell table:formula="of:=[.B67]/([.B67]+[.C67]+[.D67]+[.E67])" office:value-type="float" office:value="0.184873949579832">
            <text:p>0,18487395</text:p>
          </table:table-cell>
          <table:table-cell table:formula="of:=[.C67]/([.B67]+[.C67]+[.D67]+[.E67])" office:value-type="float" office:value="0.0210084033613445">
            <text:p>0,0210084</text:p>
          </table:table-cell>
          <table:table-cell table:formula="of:=[.D67]/([.B67]+[.C67]+[.D67]+[.E67])" office:value-type="float" office:value="0.390756302521008">
            <text:p>0,3907563</text:p>
          </table:table-cell>
          <table:table-cell table:formula="of:=[.E67]/([.B67]+[.C67]+[.D67]+[.E67])" office:value-type="float" office:value="0.403361344537815">
            <text:p>0,40336134</text:p>
          </table:table-cell>
          <table:table-cell/>
          <table:table-cell table:formula="of:=SUM([.G67:.J67])" office:value-type="float" office:value="1">
            <text:p>1</text:p>
          </table:table-cell>
          <table:table-cell/>
          <table:table-cell office:value-type="float" office:value="0.0210084033613445">
            <text:p>0,0210084</text:p>
          </table:table-cell>
          <table:table-cell office:value-type="float" office:value="0.390756302521008">
            <text:p>0,3907563</text:p>
          </table:table-cell>
          <table:table-cell office:value-type="float" office:value="0.403361344537815">
            <text:p>0,40336134</text:p>
          </table:table-cell>
          <table:table-cell/>
          <table:table-cell table:formula="of:=[.N67]/SUM([.N67:.P67])" office:value-type="float" office:value="0.0257731958762886">
            <text:p>0,0257732</text:p>
          </table:table-cell>
          <table:table-cell table:formula="of:=[.O67]/SUM([.N67:.P67])" office:value-type="float" office:value="0.479381443298969">
            <text:p>0,47938144</text:p>
          </table:table-cell>
          <table:table-cell table:formula="of:=[.P67]/SUM([.N67:.P67])" office:value-type="float" office:value="0.494845360824742">
            <text:p>0,49484536</text:p>
          </table:table-cell>
          <table:table-cell/>
          <table:table-cell table:formula="of:=SUM([.R67:.T67])" office:value-type="float" office:value="1">
            <text:p>1</text:p>
          </table:table-cell>
          <table:table-cell/>
          <table:table-cell table:formula="of:=([.R67]/SIN(RADIANS(60))+[.S67]/TAN(RADIANS(60)))*SIN(RADIANS(60))" office:value-type="float" office:value="0.265463917525773">
            <text:p>0,26546392</text:p>
          </table:table-cell>
          <table:table-cell table:formula="of:=[.S67]*SIN(RADIANS(60))" office:value-type="float" office:value="0.415156507999757">
            <text:p>0,41515651</text:p>
          </table:table-cell>
          <table:table-cell/>
          <table:table-cell table:formula="of:=SUM([.X67:.Y67])" office:value-type="float" office:value="0.68062042552553">
            <text:p>0,6806204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7]*[.X67]-[.Y67])*-1" office:value-type="float" office:value="0.261890843758873">
            <text:p>0,261890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7])*[.AE67]-(-[.AD67])*[.AE67])/([.AF67]*[.AE67]-[.AC67]*[.AH67])" office:value-type="float" office:value="0.636597938150895">
            <text:p>0,63659794</text:p>
          </table:table-cell>
          <table:table-cell table:formula="of:=([.AF67]*(-[.AD67])-[.AC67]*(-[.AG67]))/([.AF67]*[.AH67]-[.AC67]*[.AH67])*-1" office:value-type="float" office:value="0.629430834709248">
            <text:p>0,62943083</text:p>
          </table:table-cell>
          <table:table-cell/>
          <table:table-cell table:style-name="ce12" table:formula="of:=1-SQRT((1-[.AI67])*(1-[.AI67])+[.AJ67]*[.AJ67])" office:value-type="float" office:value="0.273195876291994">
            <text:p>0,27319588</text:p>
          </table:table-cell>
          <table:table-cell table:style-name="ce12" table:formula="of:=1-[.X67]" office:value-type="float" office:value="0.734536082474227">
            <text:p>0,73453608</text:p>
          </table:table-cell>
          <table:table-cell table:style-name="ce12" table:formula="of:=SQRT([.AW67]*[.AW67]+[.AX67]*[.AX67])" office:value-type="float" office:value="0.492268041236939">
            <text:p>0,492268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7]" office:value-type="float" office:value="-0.577350269179251">
            <text:p>-0,57735027</text:p>
          </table:table-cell>
          <table:table-cell table:formula="of:=[.Y67]+(1/[.AP67])*[.X67]" office:value-type="float" office:value="0.56842217224064">
            <text:p>0,568422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7])*[.AR67]-(-[.AQ67])*[.AU67])/([.AS67]*[.AR67]-[.AP67]*[.AU67])" office:value-type="float" office:value="0.246134020615153">
            <text:p>0,24613402</text:p>
          </table:table-cell>
          <table:table-cell table:formula="of:=([.AS67]*(-[.AQ67])-[.AP67]*(-[.AT67]))/([.AS67]*[.AU67]-[.AP67]*[.AU67])*-1" office:value-type="float" office:value="0.42631662918431">
            <text:p>0,42631663</text:p>
          </table:table-cell>
          <table:table-cell office:value-type="float" office:value="66">
            <text:p>66</text:p>
          </table:table-cell>
          <table:table-cell table:style-name="ce13" office:value-type="float" office:value="0.637323943666385">
            <text:p>0,63732394</text:p>
          </table:table-cell>
          <table:table-cell table:style-name="ce13" office:value-type="float" office:value="0.672535211267606">
            <text:p>0,67253521</text:p>
          </table:table-cell>
          <table:table-cell table:style-name="ce13" office:value-type="float" office:value="0.190140845068335">
            <text:p>0,19014085</text:p>
          </table:table-cell>
          <table:table-cell table:style-name="ce44" office:value-type="float" office:value="0.273195876291994">
            <text:p>0,27319588</text:p>
          </table:table-cell>
          <table:table-cell table:style-name="ce44" office:value-type="float" office:value="0.734536082474227">
            <text:p>0,73453608</text:p>
          </table:table-cell>
          <table:table-cell table:style-name="ce44" office:value-type="float" office:value="0.49226804123694">
            <text:p>0,49226804</text:p>
          </table:table-cell>
          <table:table-cell table:style-name="ce13" office:value-type="float" office:value="0.394849785410502">
            <text:p>0,39484979</text:p>
          </table:table-cell>
          <table:table-cell table:style-name="ce13" office:value-type="float" office:value="0.611587982832618">
            <text:p>0,61158798</text:p>
          </table:table-cell>
          <table:table-cell table:style-name="ce13" office:value-type="float" office:value="0.493562231758384">
            <text:p>0,49356223</text:p>
          </table:table-cell>
          <table:table-cell table:style-name="ce44" office:value-type="float" office:value="0.634482758625151">
            <text:p>0,63448276</text:p>
          </table:table-cell>
          <table:table-cell table:style-name="ce44" office:value-type="float" office:value="0.679310344827586">
            <text:p>0,67931034</text:p>
          </table:table-cell>
          <table:table-cell table:style-name="ce44" office:value-type="float" office:value="0.186206896549679">
            <text:p>0,1862069</text:p>
          </table:table-cell>
          <table:table-cell table:number-columns-repeated="961"/>
        </table:table-row>
        <table:table-row table:style-name="ro2">
          <table:table-cell office:value-type="float" office:value="67">
            <text:p>6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97">
            <text:p>97</text:p>
          </table:table-cell>
          <table:table-cell/>
          <table:table-cell table:formula="of:=[.B68]/([.B68]+[.C68]+[.D68]+[.E68])" office:value-type="float" office:value="0.1875">
            <text:p>0,1875</text:p>
          </table:table-cell>
          <table:table-cell table:formula="of:=[.C68]/([.B68]+[.C68]+[.D68]+[.E68])" office:value-type="float" office:value="0.0166666666666667">
            <text:p>0,01666667</text:p>
          </table:table-cell>
          <table:table-cell table:formula="of:=[.D68]/([.B68]+[.C68]+[.D68]+[.E68])" office:value-type="float" office:value="0.391666666666667">
            <text:p>0,39166667</text:p>
          </table:table-cell>
          <table:table-cell table:formula="of:=[.E68]/([.B68]+[.C68]+[.D68]+[.E68])" office:value-type="float" office:value="0.404166666666667">
            <text:p>0,40416667</text:p>
          </table:table-cell>
          <table:table-cell/>
          <table:table-cell table:formula="of:=SUM([.G68:.J68])" office:value-type="float" office:value="1">
            <text:p>1</text:p>
          </table:table-cell>
          <table:table-cell/>
          <table:table-cell office:value-type="float" office:value="0.0166666666666667">
            <text:p>0,01666667</text:p>
          </table:table-cell>
          <table:table-cell office:value-type="float" office:value="0.391666666666667">
            <text:p>0,39166667</text:p>
          </table:table-cell>
          <table:table-cell office:value-type="float" office:value="0.404166666666667">
            <text:p>0,40416667</text:p>
          </table:table-cell>
          <table:table-cell/>
          <table:table-cell table:formula="of:=[.N68]/SUM([.N68:.P68])" office:value-type="float" office:value="0.0205128205128205">
            <text:p>0,02051282</text:p>
          </table:table-cell>
          <table:table-cell table:formula="of:=[.O68]/SUM([.N68:.P68])" office:value-type="float" office:value="0.482051282051282">
            <text:p>0,48205128</text:p>
          </table:table-cell>
          <table:table-cell table:formula="of:=[.P68]/SUM([.N68:.P68])" office:value-type="float" office:value="0.497435897435897">
            <text:p>0,4974359</text:p>
          </table:table-cell>
          <table:table-cell/>
          <table:table-cell table:formula="of:=SUM([.R68:.T68])" office:value-type="float" office:value="1">
            <text:p>1</text:p>
          </table:table-cell>
          <table:table-cell/>
          <table:table-cell table:formula="of:=([.R68]/SIN(RADIANS(60))+[.S68]/TAN(RADIANS(60)))*SIN(RADIANS(60))" office:value-type="float" office:value="0.261538461538462">
            <text:p>0,26153846</text:p>
          </table:table-cell>
          <table:table-cell table:formula="of:=[.S68]*SIN(RADIANS(60))" office:value-type="float" office:value="0.417468656183268">
            <text:p>0,41746866</text:p>
          </table:table-cell>
          <table:table-cell/>
          <table:table-cell table:formula="of:=SUM([.X68:.Y68])" office:value-type="float" office:value="0.679007117721729">
            <text:p>0,6790071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8]*[.X68]-[.Y68])*-1" office:value-type="float" office:value="0.26646935501331">
            <text:p>0,2664693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8])*[.AE68]-(-[.AD68])*[.AE68])/([.AF68]*[.AE68]-[.AC68]*[.AH68])" office:value-type="float" office:value="0.634615384621985">
            <text:p>0,63461538</text:p>
          </table:table-cell>
          <table:table-cell table:formula="of:=([.AF68]*(-[.AD68])-[.AC68]*(-[.AG68]))/([.AF68]*[.AH68]-[.AC68]*[.AH68])*-1" office:value-type="float" office:value="0.632864718150107">
            <text:p>0,63286472</text:p>
          </table:table-cell>
          <table:table-cell/>
          <table:table-cell table:style-name="ce12" table:formula="of:=1-SQRT((1-[.AI68])*(1-[.AI68])+[.AJ68]*[.AJ68])" office:value-type="float" office:value="0.269230769234121">
            <text:p>0,26923077</text:p>
          </table:table-cell>
          <table:table-cell table:style-name="ce12" table:formula="of:=1-[.X68]" office:value-type="float" office:value="0.738461538461538">
            <text:p>0,73846154</text:p>
          </table:table-cell>
          <table:table-cell table:style-name="ce12" table:formula="of:=SQRT([.AW68]*[.AW68]+[.AX68]*[.AX68])" office:value-type="float" office:value="0.492307692307554">
            <text:p>0,4923076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8]" office:value-type="float" office:value="-0.577350269179251">
            <text:p>-0,57735027</text:p>
          </table:table-cell>
          <table:table-cell table:formula="of:=[.Y68]+(1/[.AP68])*[.X68]" office:value-type="float" office:value="0.568467957353226">
            <text:p>0,5684679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8])*[.AR68]-(-[.AQ68])*[.AU68])/([.AS68]*[.AR68]-[.AP68]*[.AU68])" office:value-type="float" office:value="0.24615384615046">
            <text:p>0,24615385</text:p>
          </table:table-cell>
          <table:table-cell table:formula="of:=([.AS68]*(-[.AQ68])-[.AP68]*(-[.AT68]))/([.AS68]*[.AU68]-[.AP68]*[.AU68])*-1" office:value-type="float" office:value="0.42635096801875">
            <text:p>0,42635097</text:p>
          </table:table-cell>
          <table:table-cell office:value-type="float" office:value="67">
            <text:p>67</text:p>
          </table:table-cell>
          <table:table-cell table:style-name="ce13" office:value-type="float" office:value="0.643356643361073">
            <text:p>0,64335664</text:p>
          </table:table-cell>
          <table:table-cell table:style-name="ce13" office:value-type="float" office:value="0.671328671328671">
            <text:p>0,67132867</text:p>
          </table:table-cell>
          <table:table-cell table:style-name="ce13" office:value-type="float" office:value="0.185314685312565">
            <text:p>0,18531469</text:p>
          </table:table-cell>
          <table:table-cell table:style-name="ce44" office:value-type="float" office:value="0.269230769234121">
            <text:p>0,26923077</text:p>
          </table:table-cell>
          <table:table-cell table:style-name="ce44" office:value-type="float" office:value="0.738461538461539">
            <text:p>0,73846154</text:p>
          </table:table-cell>
          <table:table-cell table:style-name="ce44" office:value-type="float" office:value="0.492307692307554">
            <text:p>0,49230769</text:p>
          </table:table-cell>
          <table:table-cell table:style-name="ce13" office:value-type="float" office:value="0.396186440680736">
            <text:p>0,39618644</text:p>
          </table:table-cell>
          <table:table-cell table:style-name="ce13" office:value-type="float" office:value="0.610169491525424">
            <text:p>0,61016949</text:p>
          </table:table-cell>
          <table:table-cell table:style-name="ce13" office:value-type="float" office:value="0.493644067795325">
            <text:p>0,49364407</text:p>
          </table:table-cell>
          <table:table-cell table:style-name="ce44" office:value-type="float" office:value="0.640410958908587">
            <text:p>0,64041096</text:p>
          </table:table-cell>
          <table:table-cell table:style-name="ce44" office:value-type="float" office:value="0.678082191780822">
            <text:p>0,67808219</text:p>
          </table:table-cell>
          <table:table-cell table:style-name="ce44" office:value-type="float" office:value="0.181506849312992">
            <text:p>0,18150685</text:p>
          </table:table-cell>
          <table:table-cell table:number-columns-repeated="961"/>
        </table:table-row>
        <table:table-row table:style-name="ro2">
          <table:table-cell/>
          <table:table-cell table:style-name="ce3" table:number-columns-repeated="3"/>
          <table:table-cell table:number-columns-repeated="19"/>
          <table:table-cell table:style-name="ce37" office:value-type="string">
            <text:p>OU</text:p>
          </table:table-cell>
          <table:table-cell table:style-name="ce9" office:value-type="string">
            <text:p>TP</text:p>
          </table:table-cell>
          <table:table-cell table:style-name="ce38" office:value-type="string">
            <text:p>UT</text:p>
          </table:table-cell>
          <table:table-cell table:number-columns-repeated="4"/>
          <table:table-cell table:number-columns-repeated="3" office:value-type="string">
            <text:p>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987"/>
        </table:table-row>
        <table:table-row table:style-name="ro1">
          <table:table-cell/>
          <table:table-cell table:style-name="ce3" table:number-columns-repeated="3"/>
          <table:table-cell table:number-columns-repeated="13"/>
          <table:table-cell table:style-name="ce35" office:value-type="string">
            <text:p>PIT</text:p>
          </table:table-cell>
          <table:table-cell table:style-name="ce7" office:value-type="string">
            <text:p>AGO</text:p>
          </table:table-cell>
          <table:table-cell office:value-type="string">
            <text:p>RAS</text:p>
          </table:table-cell>
          <table:table-cell table:number-columns-repeated="4"/>
          <table:table-cell office:value-type="string">
            <text:p>Distanc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/>
          <table:table-cell office:value-type="string">
            <text:p>YL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/>
          <table:table-cell office:value-type="string">
            <text:p>XLM</text:p>
          </table:table-cell>
          <table:table-cell office:value-type="string">
            <text:p>YLM</text:p>
          </table:table-cell>
          <table:table-cell office:value-type="string">
            <text:p>XPM</text:p>
          </table:table-cell>
          <table:table-cell office:value-type="string">
            <text:p>YPM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13"/>
          <table:table-cell table:formula="of:=([.AC68]*[.AD71])*2" office:value-type="float" office:value="0.333333333327344">
            <text:p>0,33333333</text:p>
          </table:table-cell>
          <table:table-cell table:formula="of:=1-([.R71]+[.T71])" office:value-type="float" office:value="1.33333333333633">
            <text:p>1,33333333</text:p>
          </table:table-cell>
          <table:table-cell table:formula="of:=[.AC71]-([.AC68]*[.AD71])" office:value-type="float" office:value="-0.666666666663672">
            <text:p>-0,666666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3" table:formula="of:=[.AC71]-((SIN(RADIANS(60)))*[.Y71])/TAN(RADIANS(60))" office:value-type="float" office:value="-0.666666666666667">
            <text:p>-0,66666667</text:p>
          </table:table-cell>
          <table:table-cell table:style-name="ce33" table:formula="of:=[.AD71]/(SIN(RADIANS(60)))" office:value-type="float" office:value="0.333333333333333">
            <text:p>0,33333333</text:p>
          </table:table-cell>
          <table:table-cell table:style-name="ce33" table:formula="of:=1-([.X71]+[.Y71])" office:value-type="float" office:value="1.33333333333333">
            <text:p>1,33333333</text:p>
          </table:table-cell>
          <table:table-cell table:formula="of:=SUM([.X71:.Z71])" office:value-type="float" office:value="1">
            <text:p>1</text:p>
          </table:table-cell>
          <table:table-cell/>
          <table:table-cell table:formula="of:=(([.AG71]*[.AJ71]-[.AK71]*[.AF71])/([.AE71]*[.AJ71]-[.AI71]*[.AF71]))*-1" office:value-type="float" office:value="-0.5">
            <text:p>-0,5</text:p>
          </table:table-cell>
          <table:table-cell table:formula="of:=([.AE71]*[.AK71]-[.AI71]*[.AG71])/([.AE71]*[.AJ71]-[.AI71]*[.AF7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1]+(1/(2*SQRT(0.75)))*[.AN71]" office:value-type="float" office:value="0">
            <text:p>0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1]-(1/(2*SQRT(0.75)))*[.AO71]" office:value-type="float" office:value="0.577350269189626">
            <text:p>0,57735027</text:p>
          </table:table-cell>
          <table:table-cell/>
          <table:table-cell table:style-name="ce13" table:formula="of:=((SQRT(3)/2))*[.AN2]" office:value-type="float" office:value="0">
            <text:p>0</text:p>
          </table:table-cell>
          <table:table-cell table:style-name="ce13" table:formula="of:=0.5*[.AN2]" office:value-type="float" office:value="0">
            <text:p>0</text:p>
          </table:table-cell>
          <table:table-cell table:style-name="ce40" table:formula="of:=1-0.5*(1-[.AL2])" office:value-type="float" office:value="0.5">
            <text:p>0,5</text:p>
          </table:table-cell>
          <table:table-cell table:style-name="ce40" table:formula="of:=((SQRT(3))/2)*(1-[.AL2])" office:value-type="float" office:value="0.866025403784439">
            <text:p>0,8660254</text:p>
          </table:table-cell>
          <table:table-cell table:style-name="ce41" table:formula="of:=1-[.AM2]" office:value-type="float" office:value="0.198531637904935">
            <text:p>0,19853164</text:p>
          </table:table-cell>
          <table:table-cell table:style-name="ce41" office:value-type="float" office:value="0">
            <text:p>0</text:p>
          </table:table-cell>
          <table:table-cell/>
          <table:table-cell table:style-name="ce42" table:formula="of:=(([.AN71]-[.AQ71])/2)+[.AQ71]" office:value-type="float" office:value="0.0992658189524674">
            <text:p>0,09926582</text:p>
          </table:table-cell>
          <table:table-cell table:style-name="ce42" table:formula="of:=[.AM71]/2" office:value-type="float" office:value="0">
            <text:p>0</text:p>
          </table:table-cell>
          <table:table-cell table:style-name="ce43" table:formula="of:=(([.AO71]-[.AN71])/2)+[.AN71]" office:value-type="float" office:value="0.25">
            <text:p>0,25</text:p>
          </table:table-cell>
          <table:table-cell table:style-name="ce43" table:formula="of:=(([.AM71]-[.AP71])/2)+[.AP71]" office:value-type="float" office:value="0.433012701892219">
            <text:p>0,4330127</text:p>
          </table:table-cell>
          <table:table-cell table:formula="of:=-(([.AW71]-[.AR71])/([.AV71]-[.AQ71]))*-1" office:value-type="float" office:value="8.41318208441175">
            <text:p>8,41318208</text:p>
          </table:table-cell>
          <table:table-cell office:value-type="float" office:value="1">
            <text:p>1</text:p>
          </table:table-cell>
          <table:table-cell table:formula="of:=-(([.AW71]-[.AR71])/([.AV71]-[.AQ71]))*[.AQ71]" office:value-type="float" office:value="-1.67028281921072">
            <text:p>-1,67028282</text:p>
          </table:table-cell>
          <table:table-cell table:formula="of:=-(([.AU71]-[.AP71])/([.AT71]-[.AO71]))*-1" office:value-type="float" office:value="2.16109691846256">
            <text:p>2,16109692</text:p>
          </table:table-cell>
          <table:table-cell table:style-name="ce3" office:value-type="float" office:value="1">
            <text:p>1</text:p>
          </table:table-cell>
          <table:table-cell table:formula="of:=[.AP71]-(([.AU71]-[.AP71])/([.AT71]-[.AO71]))*[.AO71]" office:value-type="float" office:value="-0.214523055446839">
            <text:p>-0,21452306</text:p>
          </table:table-cell>
          <table:table-cell table:formula="of:=(-([.AZ71])*[.BB71]-(-[.BC71]*[.AY71]))/(([.AX71])*[.BB71]-([.BA71]*[.AY71]))" office:value-type="float" office:value="0.232843879301645">
            <text:p>0,23284388</text:p>
          </table:table-cell>
          <table:table-cell table:formula="of:=([.AX71]*(-[.BC71])-([.BA71]*(-[.AZ71])))/(([.AX71])*[.BB71]-([.BA71]*[.AY7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6" table:formula="of:=[.T71]" office:value-type="float" office:value="-0.666666666663672">
            <text:p>-0,66666667</text:p>
          </table:table-cell>
          <table:table-cell table:style-name="ce36" table:formula="of:=[.R71]" office:value-type="float" office:value="0.333333333327344">
            <text:p>0,33333333</text:p>
          </table:table-cell>
          <table:table-cell table:style-name="ce36" table:formula="of:=[.Z71]" office:value-type="float" office:value="1.33333333333333">
            <text:p>1,33333333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3" table:formula="of:=[.AC72]-((SIN(RADIANS(60)))*[.Y72])/TAN(RADIANS(60))" office:value-type="float" office:value="-0.666666666666667">
            <text:p>-0,66666667</text:p>
          </table:table-cell>
          <table:table-cell table:style-name="ce33" table:formula="of:=[.AD72]/(SIN(RADIANS(60)))" office:value-type="float" office:value="0.333333333333333">
            <text:p>0,33333333</text:p>
          </table:table-cell>
          <table:table-cell table:style-name="ce33" table:formula="of:=1-([.X72]+[.Y72])" office:value-type="float" office:value="1.33333333333333">
            <text:p>1,33333333</text:p>
          </table:table-cell>
          <table:table-cell table:formula="of:=SUM([.X72:.Z72])" office:value-type="float" office:value="1">
            <text:p>1</text:p>
          </table:table-cell>
          <table:table-cell/>
          <table:table-cell table:formula="of:=(([.AG72]*[.AJ72]-[.AK72]*[.AF72])/([.AE72]*[.AJ72]-[.AI72]*[.AF72]))*-1" office:value-type="float" office:value="-0.5">
            <text:p>-0,5</text:p>
          </table:table-cell>
          <table:table-cell table:formula="of:=([.AE72]*[.AK72]-[.AI72]*[.AG72])/([.AE72]*[.AJ72]-[.AI72]*[.AF7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2]+(1/(2*SQRT(0.75)))*[.AN72]" office:value-type="float" office:value="0">
            <text:p>0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2]-(1/(2*SQRT(0.75)))*[.AO72]" office:value-type="float" office:value="0.577350269189626">
            <text:p>0,57735027</text:p>
          </table:table-cell>
          <table:table-cell/>
          <table:table-cell table:style-name="ce13" table:formula="of:=((SQRT(3)/2))*[.AN3]" office:value-type="float" office:value="0">
            <text:p>0</text:p>
          </table:table-cell>
          <table:table-cell table:style-name="ce13" table:formula="of:=0.5*[.AN3]" office:value-type="float" office:value="0">
            <text:p>0</text:p>
          </table:table-cell>
          <table:table-cell table:style-name="ce13" table:formula="of:=1-0.5*(1-[.AL3])" office:value-type="float" office:value="0.5">
            <text:p>0,5</text:p>
          </table:table-cell>
          <table:table-cell table:style-name="ce13" table:formula="of:=((SQRT(3))/2)*(1-[.AL3])" office:value-type="float" office:value="0.866025403784439">
            <text:p>0,8660254</text:p>
          </table:table-cell>
          <table:table-cell table:style-name="ce13" table:formula="of:=1-[.AM3]" office:value-type="float" office:value="0.120829875518672">
            <text:p>0,1208298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2]-[.AQ72])/2)+[.AQ72]" office:value-type="float" office:value="0.0604149377593362">
            <text:p>0,06041494</text:p>
          </table:table-cell>
          <table:table-cell table:formula="of:=[.AM72]/2" office:value-type="float" office:value="0">
            <text:p>0</text:p>
          </table:table-cell>
          <table:table-cell table:formula="of:=(([.AO72]-[.AN72])/2)+[.AN72]" office:value-type="float" office:value="0.25">
            <text:p>0,25</text:p>
          </table:table-cell>
          <table:table-cell table:formula="of:=(([.AM72]-[.AP72])/2)+[.AP72]" office:value-type="float" office:value="0.433012701892219">
            <text:p>0,4330127</text:p>
          </table:table-cell>
          <table:table-cell table:formula="of:=-(([.AW72]-[.AR72])/([.AV72]-[.AQ72]))*-1" office:value-type="float" office:value="3.35226666097093">
            <text:p>3,35226666</text:p>
          </table:table-cell>
          <table:table-cell office:value-type="float" office:value="1">
            <text:p>1</text:p>
          </table:table-cell>
          <table:table-cell table:formula="of:=-(([.AW72]-[.AR72])/([.AV72]-[.AQ72]))*[.AQ72]" office:value-type="float" office:value="-0.405053963350512">
            <text:p>-0,40505396</text:p>
          </table:table-cell>
          <table:table-cell table:formula="of:=-(([.AU72]-[.AP72])/([.AT72]-[.AO72]))*-1" office:value-type="float" office:value="1.9700974354545">
            <text:p>1,97009744</text:p>
          </table:table-cell>
          <table:table-cell table:style-name="ce3" office:value-type="float" office:value="1">
            <text:p>1</text:p>
          </table:table-cell>
          <table:table-cell table:formula="of:=[.AP72]-(([.AU72]-[.AP72])/([.AT72]-[.AO72]))*[.AO72]" office:value-type="float" office:value="-0.119023313942811">
            <text:p>-0,11902331</text:p>
          </table:table-cell>
          <table:table-cell table:formula="of:=(-([.AZ72])*[.BB72]-(-[.BC72]*[.AY72]))/(([.AX72])*[.BB72]-([.BA72]*[.AY72]))" office:value-type="float" office:value="0.206943291839557">
            <text:p>0,20694329</text:p>
          </table:table-cell>
          <table:table-cell table:formula="of:=([.AX72]*(-[.BC72])-([.BA72]*(-[.AZ72])))/(([.AX72])*[.BB72]-([.BA72]*[.AY72]))*-1" office:value-type="float" office:value="0.288675134594813">
            <text:p>0,28867513</text:p>
          </table:table-cell>
          <table:table-cell table:number-columns-repeated="967"/>
        </table:table-row>
        <table:table-row table:style-name="ro1">
          <table:table-cell table:number-columns-repeated="17"/>
          <table:table-cell table:style-name="ce35" office:value-type="string">
            <text:p>Alt</text:p>
          </table:table-cell>
          <table:table-cell table:style-name="ce7" office:value-type="string">
            <text:p>ernat</text:p>
          </table:table-cell>
          <table:table-cell office:value-type="string">
            <text:p>iv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3" table:formula="of:=[.AC73]-((SIN(RADIANS(60)))*[.Y73])/TAN(RADIANS(60))" office:value-type="float" office:value="-0.666666666666667">
            <text:p>-0,66666667</text:p>
          </table:table-cell>
          <table:table-cell table:style-name="ce33" table:formula="of:=[.AD73]/(SIN(RADIANS(60)))" office:value-type="float" office:value="0.333333333333333">
            <text:p>0,33333333</text:p>
          </table:table-cell>
          <table:table-cell table:style-name="ce33" table:formula="of:=1-([.X73]+[.Y73])" office:value-type="float" office:value="1.33333333333333">
            <text:p>1,33333333</text:p>
          </table:table-cell>
          <table:table-cell table:formula="of:=SUM([.X73:.Z73])" office:value-type="float" office:value="1">
            <text:p>1</text:p>
          </table:table-cell>
          <table:table-cell/>
          <table:table-cell table:formula="of:=(([.AG73]*[.AJ73]-[.AK73]*[.AF73])/([.AE73]*[.AJ73]-[.AI73]*[.AF73]))*-1" office:value-type="float" office:value="-0.5">
            <text:p>-0,5</text:p>
          </table:table-cell>
          <table:table-cell table:formula="of:=([.AE73]*[.AK73]-[.AI73]*[.AG73])/([.AE73]*[.AJ73]-[.AI73]*[.AF7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3]+(1/(2*SQRT(0.75)))*[.AN73]" office:value-type="float" office:value="0">
            <text:p>0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3]-(1/(2*SQRT(0.75)))*[.AO73]" office:value-type="float" office:value="0.577350269189626">
            <text:p>0,57735027</text:p>
          </table:table-cell>
          <table:table-cell/>
          <table:table-cell table:style-name="ce13" table:formula="of:=((SQRT(3)/2))*[.AN4]" office:value-type="float" office:value="0">
            <text:p>0</text:p>
          </table:table-cell>
          <table:table-cell table:style-name="ce13" table:formula="of:=0.5*[.AN4]" office:value-type="float" office:value="0">
            <text:p>0</text:p>
          </table:table-cell>
          <table:table-cell table:style-name="ce13" table:formula="of:=1-0.5*(1-[.AL4])" office:value-type="float" office:value="0.5">
            <text:p>0,5</text:p>
          </table:table-cell>
          <table:table-cell table:style-name="ce13" table:formula="of:=((SQRT(3))/2)*(1-[.AL4])" office:value-type="float" office:value="0.866025403784439">
            <text:p>0,8660254</text:p>
          </table:table-cell>
          <table:table-cell table:style-name="ce13" table:formula="of:=1-[.AM4]" office:value-type="float" office:value="0.123022412656559">
            <text:p>0,123022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3]-[.AQ73])/2)+[.AQ73]" office:value-type="float" office:value="0.0615112063282794">
            <text:p>0,06151121</text:p>
          </table:table-cell>
          <table:table-cell table:formula="of:=[.AM73]/2" office:value-type="float" office:value="0">
            <text:p>0</text:p>
          </table:table-cell>
          <table:table-cell table:formula="of:=(([.AO73]-[.AN73])/2)+[.AN73]" office:value-type="float" office:value="0.25">
            <text:p>0,25</text:p>
          </table:table-cell>
          <table:table-cell table:formula="of:=(([.AM73]-[.AP73])/2)+[.AP73]" office:value-type="float" office:value="0.433012701892219">
            <text:p>0,4330127</text:p>
          </table:table-cell>
          <table:table-cell table:formula="of:=-(([.AW73]-[.AR73])/([.AV73]-[.AQ73]))*-1" office:value-type="float" office:value="3.41015064903567">
            <text:p>3,41015065</text:p>
          </table:table-cell>
          <table:table-cell office:value-type="float" office:value="1">
            <text:p>1</text:p>
          </table:table-cell>
          <table:table-cell table:formula="of:=-(([.AW73]-[.AR73])/([.AV73]-[.AQ73]))*[.AQ73]" office:value-type="float" office:value="-0.419524960366698">
            <text:p>-0,41952496</text:p>
          </table:table-cell>
          <table:table-cell table:formula="of:=-(([.AU73]-[.AP73])/([.AT73]-[.AO73]))*-1" office:value-type="float" office:value="1.97502288834501">
            <text:p>1,97502289</text:p>
          </table:table-cell>
          <table:table-cell table:style-name="ce3" office:value-type="float" office:value="1">
            <text:p>1</text:p>
          </table:table-cell>
          <table:table-cell table:formula="of:=[.AP73]-(([.AU73]-[.AP73])/([.AT73]-[.AO73]))*[.AO73]" office:value-type="float" office:value="-0.121486040388064">
            <text:p>-0,12148604</text:p>
          </table:table-cell>
          <table:table-cell table:formula="of:=(-([.AZ73])*[.BB73]-(-[.BC73]*[.AY73]))/(([.AX73])*[.BB73]-([.BA73]*[.AY73]))" office:value-type="float" office:value="0.207674137552186">
            <text:p>0,20767414</text:p>
          </table:table-cell>
          <table:table-cell table:formula="of:=([.AX73]*(-[.BC73])-([.BA73]*(-[.AZ73])))/(([.AX73])*[.BB73]-([.BA73]*[.AY7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9"/>
          <table:table-cell office:value-type="float" office:value="4">
            <text:p>4</text:p>
          </table:table-cell>
          <table:table-cell table:style-name="ce33" table:formula="of:=[.AC74]-((SIN(RADIANS(60)))*[.Y74])/TAN(RADIANS(60))" office:value-type="float" office:value="0.333333333333333">
            <text:p>0,33333333</text:p>
          </table:table-cell>
          <table:table-cell table:style-name="ce33" table:formula="of:=[.AD74]/(SIN(RADIANS(60)))" office:value-type="float" office:value="0.333333333333333">
            <text:p>0,33333333</text:p>
          </table:table-cell>
          <table:table-cell table:style-name="ce33" table:formula="of:=1-([.X74]+[.Y74])" office:value-type="float" office:value="0.333333333333333">
            <text:p>0,33333333</text:p>
          </table:table-cell>
          <table:table-cell table:formula="of:=SUM([.X74:.Z74])" office:value-type="float" office:value="1">
            <text:p>1</text:p>
          </table:table-cell>
          <table:table-cell/>
          <table:table-cell table:formula="of:=(([.AG74]*[.AJ74]-[.AK74]*[.AF74])/([.AE74]*[.AJ74]-[.AI74]*[.AF74]))*-1" office:value-type="float" office:value="0.5">
            <text:p>0,5</text:p>
          </table:table-cell>
          <table:table-cell table:formula="of:=([.AE74]*[.AK74]-[.AI74]*[.AG74])/([.AE74]*[.AJ74]-[.AI74]*[.AF7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4]+(1/(2*SQRT(0.75)))*[.AN7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4]-(1/(2*SQRT(0.75)))*[.AO74]" office:value-type="float" office:value="0">
            <text:p>0</text:p>
          </table:table-cell>
          <table:table-cell/>
          <table:table-cell table:style-name="ce13" table:formula="of:=((SQRT(3))/2)*[.AN5]" office:value-type="float" office:value="0.433012701892219">
            <text:p>0,4330127</text:p>
          </table:table-cell>
          <table:table-cell table:style-name="ce13" table:formula="of:=0.5*[.AN5]" office:value-type="float" office:value="0.25">
            <text:p>0,25</text:p>
          </table:table-cell>
          <table:table-cell table:style-name="ce13" table:formula="of:=1-0.5*(1-[.AL5])" office:value-type="float" office:value="0.75">
            <text:p>0,75</text:p>
          </table:table-cell>
          <table:table-cell table:style-name="ce13" table:formula="of:=((SQRT(3))/2)*(1-[.AL5])" office:value-type="float" office:value="0.433012701892219">
            <text:p>0,4330127</text:p>
          </table:table-cell>
          <table:table-cell table:style-name="ce13" table:formula="of:=1-[.AM5]" office:value-type="float" office:value="0.124219006905623">
            <text:p>0,1242190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4]-[.AQ74])/2)+[.AQ74]" office:value-type="float" office:value="0.187109503452812">
            <text:p>0,1871095</text:p>
          </table:table-cell>
          <table:table-cell table:formula="of:=[.AM74]/2" office:value-type="float" office:value="0.21650635094611">
            <text:p>0,21650635</text:p>
          </table:table-cell>
          <table:table-cell table:formula="of:=(([.AO74]-[.AN74])/2)+[.AN74]" office:value-type="float" office:value="0.5">
            <text:p>0,5</text:p>
          </table:table-cell>
          <table:table-cell table:formula="of:=(([.AM74]-[.AP74])/2)+[.AP74]" office:value-type="float" office:value="0.433012701892219">
            <text:p>0,4330127</text:p>
          </table:table-cell>
          <table:table-cell table:formula="of:=-(([.AW74]-[.AR74])/([.AV74]-[.AQ74]))*-1" office:value-type="float" office:value="1.15230070133821">
            <text:p>1,1523007</text:p>
          </table:table-cell>
          <table:table-cell office:value-type="float" office:value="1">
            <text:p>1</text:p>
          </table:table-cell>
          <table:table-cell table:formula="of:=-(([.AW74]-[.AR74])/([.AV74]-[.AQ74]))*[.AQ74]" office:value-type="float" office:value="-0.143137648776886">
            <text:p>-0,14313765</text:p>
          </table:table-cell>
          <table:table-cell table:formula="of:=-(([.AU74]-[.AP74])/([.AT74]-[.AO74]))*-1" office:value-type="float" office:value="0.384633160933033">
            <text:p>0,38463316</text:p>
          </table:table-cell>
          <table:table-cell table:style-name="ce3" office:value-type="float" office:value="1">
            <text:p>1</text:p>
          </table:table-cell>
          <table:table-cell table:formula="of:=[.AP74]-(([.AU74]-[.AP74])/([.AT74]-[.AO74]))*[.AO74]" office:value-type="float" office:value="0.144537831192444">
            <text:p>0,14453783</text:p>
          </table:table-cell>
          <table:table-cell table:formula="of:=(-([.AZ74])*[.BB74]-(-[.BC74]*[.AY74]))/(([.AX74])*[.BB74]-([.BA74]*[.AY74]))" office:value-type="float" office:value="0.374739668968541">
            <text:p>0,37473967</text:p>
          </table:table-cell>
          <table:table-cell table:formula="of:=([.AX74]*(-[.BC74])-([.BA74]*(-[.AZ74])))/(([.AX74])*[.BB74]-([.BA74]*[.AY7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formula="of:=([.H74]-0)/9" office:value-type="float" office:value="0">
            <text:p>0</text:p>
          </table:table-cell>
          <table:table-cell table:formula="of:=([.I74]-0)/9" office:value-type="float" office:value="0">
            <text:p>0</text:p>
          </table:table-cell>
          <table:table-cell table:formula="of:=([.J74]-0)/9" office:value-type="float" office:value="0.444444444444444">
            <text:p>0,44444444</text:p>
          </table:table-cell>
          <table:table-cell table:formula="of:=([.K74]-0)/9" office:value-type="float" office:value="0.444444444444444">
            <text:p>0,44444444</text:p>
          </table:table-cell>
          <table:table-cell table:formula="of:=([.L74]-0)/9" office:value-type="float" office:value="1">
            <text:p>1</text:p>
          </table:table-cell>
          <table:table-cell table:formula="of:=([.M74]-0)/9"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  <table:table-cell table:style-name="ce33" table:formula="of:=[.AC75]-((SIN(RADIANS(60)))*[.Y75])/TAN(RADIANS(60))" office:value-type="float" office:value="0.333333333333333">
            <text:p>0,33333333</text:p>
          </table:table-cell>
          <table:table-cell table:style-name="ce33" table:formula="of:=[.AD75]/(SIN(RADIANS(60)))" office:value-type="float" office:value="0.333333333333333">
            <text:p>0,33333333</text:p>
          </table:table-cell>
          <table:table-cell table:style-name="ce33" table:formula="of:=1-([.X75]+[.Y75])" office:value-type="float" office:value="0.333333333333333">
            <text:p>0,33333333</text:p>
          </table:table-cell>
          <table:table-cell table:formula="of:=SUM([.X75:.Z75])" office:value-type="float" office:value="1">
            <text:p>1</text:p>
          </table:table-cell>
          <table:table-cell/>
          <table:table-cell table:formula="of:=(([.AG75]*[.AJ75]-[.AK75]*[.AF75])/([.AE75]*[.AJ75]-[.AI75]*[.AF75]))*-1" office:value-type="float" office:value="0.5">
            <text:p>0,5</text:p>
          </table:table-cell>
          <table:table-cell table:formula="of:=([.AE75]*[.AK75]-[.AI75]*[.AG75])/([.AE75]*[.AJ75]-[.AI75]*[.AF7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5]+(1/(2*SQRT(0.75)))*[.AN7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5]-(1/(2*SQRT(0.75)))*[.AO75]" office:value-type="float" office:value="0">
            <text:p>0</text:p>
          </table:table-cell>
          <table:table-cell/>
          <table:table-cell table:style-name="ce13" table:formula="of:=((SQRT(3))/2)*[.AN6]" office:value-type="float" office:value="0.433012701892219">
            <text:p>0,4330127</text:p>
          </table:table-cell>
          <table:table-cell table:style-name="ce13" table:formula="of:=0.5*[.AN6]" office:value-type="float" office:value="0.25">
            <text:p>0,25</text:p>
          </table:table-cell>
          <table:table-cell table:style-name="ce13" table:formula="of:=1-0.5*(1-[.AL6])" office:value-type="float" office:value="0.75">
            <text:p>0,75</text:p>
          </table:table-cell>
          <table:table-cell table:style-name="ce13" table:formula="of:=((SQRT(3))/2)*(1-[.AL6])" office:value-type="float" office:value="0.433012701892219">
            <text:p>0,4330127</text:p>
          </table:table-cell>
          <table:table-cell table:style-name="ce13" table:formula="of:=1-[.AM6]" office:value-type="float" office:value="0.124079227369455">
            <text:p>0,1240792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5]-[.AQ75])/2)+[.AQ75]" office:value-type="float" office:value="0.187039613684728">
            <text:p>0,18703961</text:p>
          </table:table-cell>
          <table:table-cell table:formula="of:=[.AM75]/2" office:value-type="float" office:value="0.21650635094611">
            <text:p>0,21650635</text:p>
          </table:table-cell>
          <table:table-cell table:formula="of:=(([.AO75]-[.AN75])/2)+[.AN75]" office:value-type="float" office:value="0.5">
            <text:p>0,5</text:p>
          </table:table-cell>
          <table:table-cell table:formula="of:=(([.AM75]-[.AP75])/2)+[.AP75]" office:value-type="float" office:value="0.433012701892219">
            <text:p>0,4330127</text:p>
          </table:table-cell>
          <table:table-cell table:formula="of:=-(([.AW75]-[.AR75])/([.AV75]-[.AQ75]))*-1" office:value-type="float" office:value="1.15187223856284">
            <text:p>1,15187224</text:p>
          </table:table-cell>
          <table:table-cell office:value-type="float" office:value="1">
            <text:p>1</text:p>
          </table:table-cell>
          <table:table-cell table:formula="of:=-(([.AW75]-[.AR75])/([.AV75]-[.AQ75]))*[.AQ75]" office:value-type="float" office:value="-0.142923417389202">
            <text:p>-0,14292342</text:p>
          </table:table-cell>
          <table:table-cell table:formula="of:=-(([.AU75]-[.AP75])/([.AT75]-[.AO75]))*-1" office:value-type="float" office:value="0.384585409931242">
            <text:p>0,38458541</text:p>
          </table:table-cell>
          <table:table-cell table:style-name="ce3" office:value-type="float" office:value="1">
            <text:p>1</text:p>
          </table:table-cell>
          <table:table-cell table:formula="of:=[.AP75]-(([.AU75]-[.AP75])/([.AT75]-[.AO75]))*[.AO75]" office:value-type="float" office:value="0.144573644443788">
            <text:p>0,14457364</text:p>
          </table:table-cell>
          <table:table-cell table:formula="of:=(-([.AZ75])*[.BB75]-(-[.BC75]*[.AY75]))/(([.AX75])*[.BB75]-([.BA75]*[.AY75]))" office:value-type="float" office:value="0.374693075789818">
            <text:p>0,37469308</text:p>
          </table:table-cell>
          <table:table-cell table:formula="of:=([.AX75]*(-[.BC75])-([.BA75]*(-[.AZ75])))/(([.AX75])*[.BB75]-([.BA75]*[.AY7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style-name="ce33" table:formula="of:=[.AC76]-((SIN(RADIANS(60)))*[.Y76])/TAN(RADIANS(60))" office:value-type="float" office:value="0.333333333333333">
            <text:p>0,33333333</text:p>
          </table:table-cell>
          <table:table-cell table:style-name="ce33" table:formula="of:=[.AD76]/(SIN(RADIANS(60)))" office:value-type="float" office:value="0.333333333333333">
            <text:p>0,33333333</text:p>
          </table:table-cell>
          <table:table-cell table:style-name="ce33" table:formula="of:=1-([.X76]+[.Y76])" office:value-type="float" office:value="0.333333333333333">
            <text:p>0,33333333</text:p>
          </table:table-cell>
          <table:table-cell table:formula="of:=SUM([.X76:.Z76])" office:value-type="float" office:value="1">
            <text:p>1</text:p>
          </table:table-cell>
          <table:table-cell/>
          <table:table-cell table:formula="of:=(([.AG76]*[.AJ76]-[.AK76]*[.AF76])/([.AE76]*[.AJ76]-[.AI76]*[.AF76]))*-1" office:value-type="float" office:value="0.5">
            <text:p>0,5</text:p>
          </table:table-cell>
          <table:table-cell table:formula="of:=([.AE76]*[.AK76]-[.AI76]*[.AG76])/([.AE76]*[.AJ76]-[.AI76]*[.AF7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6]+(1/(2*SQRT(0.75)))*[.AN7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6]-(1/(2*SQRT(0.75)))*[.AO76]" office:value-type="float" office:value="0">
            <text:p>0</text:p>
          </table:table-cell>
          <table:table-cell/>
          <table:table-cell table:style-name="ce13" table:formula="of:=((SQRT(3))/2)*[.AN7]" office:value-type="float" office:value="0.433012701892219">
            <text:p>0,4330127</text:p>
          </table:table-cell>
          <table:table-cell table:style-name="ce13" table:formula="of:=0.5*[.AN7]" office:value-type="float" office:value="0.25">
            <text:p>0,25</text:p>
          </table:table-cell>
          <table:table-cell table:style-name="ce13" table:formula="of:=1-0.5*(1-[.AL7])" office:value-type="float" office:value="0.75">
            <text:p>0,75</text:p>
          </table:table-cell>
          <table:table-cell table:style-name="ce13" table:formula="of:=((SQRT(3))/2)*(1-[.AL7])" office:value-type="float" office:value="0.433012701892219">
            <text:p>0,4330127</text:p>
          </table:table-cell>
          <table:table-cell table:style-name="ce13" table:formula="of:=1-[.AM7]" office:value-type="float" office:value="0.122517643197112">
            <text:p>0,1225176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6]-[.AQ76])/2)+[.AQ76]" office:value-type="float" office:value="0.186258821598556">
            <text:p>0,18625882</text:p>
          </table:table-cell>
          <table:table-cell table:formula="of:=[.AM76]/2" office:value-type="float" office:value="0.21650635094611">
            <text:p>0,21650635</text:p>
          </table:table-cell>
          <table:table-cell table:formula="of:=(([.AO76]-[.AN76])/2)+[.AN76]" office:value-type="float" office:value="0.5">
            <text:p>0,5</text:p>
          </table:table-cell>
          <table:table-cell table:formula="of:=(([.AM76]-[.AP76])/2)+[.AP76]" office:value-type="float" office:value="0.433012701892219">
            <text:p>0,4330127</text:p>
          </table:table-cell>
          <table:table-cell table:formula="of:=-(([.AW76]-[.AR76])/([.AV76]-[.AQ76]))*-1" office:value-type="float" office:value="1.14710712723013">
            <text:p>1,14710713</text:p>
          </table:table-cell>
          <table:table-cell office:value-type="float" office:value="1">
            <text:p>1</text:p>
          </table:table-cell>
          <table:table-cell table:formula="of:=-(([.AW76]-[.AR76])/([.AV76]-[.AQ76]))*[.AQ76]" office:value-type="float" office:value="-0.140540861722844">
            <text:p>-0,14054086</text:p>
          </table:table-cell>
          <table:table-cell table:formula="of:=-(([.AU76]-[.AP76])/([.AT76]-[.AO76]))*-1" office:value-type="float" office:value="0.384052751938468">
            <text:p>0,38405275</text:p>
          </table:table-cell>
          <table:table-cell table:style-name="ce3" office:value-type="float" office:value="1">
            <text:p>1</text:p>
          </table:table-cell>
          <table:table-cell table:formula="of:=[.AP76]-(([.AU76]-[.AP76])/([.AT76]-[.AO76]))*[.AO76]" office:value-type="float" office:value="0.144973137938368">
            <text:p>0,14497314</text:p>
          </table:table-cell>
          <table:table-cell table:formula="of:=(-([.AZ76])*[.BB76]-(-[.BC76]*[.AY76]))/(([.AX76])*[.BB76]-([.BA76]*[.AY76]))" office:value-type="float" office:value="0.37417254773237">
            <text:p>0,37417255</text:p>
          </table:table-cell>
          <table:table-cell table:formula="of:=([.AX76]*(-[.BC76])-([.BA76]*(-[.AZ76])))/(([.AX76])*[.BB76]-([.BA76]*[.AY7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style-name="ce33" table:formula="of:=[.AC77]-((SIN(RADIANS(60)))*[.Y77])/TAN(RADIANS(60))" office:value-type="float" office:value="0.333333333333333">
            <text:p>0,33333333</text:p>
          </table:table-cell>
          <table:table-cell table:style-name="ce33" table:formula="of:=[.AD77]/(SIN(RADIANS(60)))" office:value-type="float" office:value="0.333333333333333">
            <text:p>0,33333333</text:p>
          </table:table-cell>
          <table:table-cell table:style-name="ce33" table:formula="of:=1-([.X77]+[.Y77])" office:value-type="float" office:value="0.333333333333333">
            <text:p>0,33333333</text:p>
          </table:table-cell>
          <table:table-cell table:formula="of:=SUM([.X77:.Z77])" office:value-type="float" office:value="1">
            <text:p>1</text:p>
          </table:table-cell>
          <table:table-cell/>
          <table:table-cell table:formula="of:=(([.AG77]*[.AJ77]-[.AK77]*[.AF77])/([.AE77]*[.AJ77]-[.AI77]*[.AF77]))*-1" office:value-type="float" office:value="0.5">
            <text:p>0,5</text:p>
          </table:table-cell>
          <table:table-cell table:formula="of:=([.AE77]*[.AK77]-[.AI77]*[.AG77])/([.AE77]*[.AJ77]-[.AI77]*[.AF7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7]+(1/(2*SQRT(0.75)))*[.AN7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7]-(1/(2*SQRT(0.75)))*[.AO77]" office:value-type="float" office:value="0">
            <text:p>0</text:p>
          </table:table-cell>
          <table:table-cell/>
          <table:table-cell table:style-name="ce13" table:formula="of:=((SQRT(3))/2)*[.AN8]" office:value-type="float" office:value="0.433012701892219">
            <text:p>0,4330127</text:p>
          </table:table-cell>
          <table:table-cell table:style-name="ce13" table:formula="of:=0.5*[.AN8]" office:value-type="float" office:value="0.25">
            <text:p>0,25</text:p>
          </table:table-cell>
          <table:table-cell table:style-name="ce13" table:formula="of:=1-0.5*(1-[.AL8])" office:value-type="float" office:value="0.75">
            <text:p>0,75</text:p>
          </table:table-cell>
          <table:table-cell table:style-name="ce13" table:formula="of:=((SQRT(3))/2)*(1-[.AL8])" office:value-type="float" office:value="0.433012701892219">
            <text:p>0,4330127</text:p>
          </table:table-cell>
          <table:table-cell table:style-name="ce13" table:formula="of:=1-[.AM8]" office:value-type="float" office:value="0.121475409836066">
            <text:p>0,121475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7]-[.AQ77])/2)+[.AQ77]" office:value-type="float" office:value="0.185737704918033">
            <text:p>0,1857377</text:p>
          </table:table-cell>
          <table:table-cell table:formula="of:=[.AM77]/2" office:value-type="float" office:value="0.21650635094611">
            <text:p>0,21650635</text:p>
          </table:table-cell>
          <table:table-cell table:formula="of:=(([.AO77]-[.AN77])/2)+[.AN77]" office:value-type="float" office:value="0.5">
            <text:p>0,5</text:p>
          </table:table-cell>
          <table:table-cell table:formula="of:=(([.AM77]-[.AP77])/2)+[.AP77]" office:value-type="float" office:value="0.433012701892219">
            <text:p>0,4330127</text:p>
          </table:table-cell>
          <table:table-cell table:formula="of:=-(([.AW77]-[.AR77])/([.AV77]-[.AQ77]))*-1" office:value-type="float" office:value="1.14394867108815">
            <text:p>1,14394867</text:p>
          </table:table-cell>
          <table:table-cell office:value-type="float" office:value="1">
            <text:p>1</text:p>
          </table:table-cell>
          <table:table-cell table:formula="of:=-(([.AW77]-[.AR77])/([.AV77]-[.AQ77]))*[.AQ77]" office:value-type="float" office:value="-0.138961633651856">
            <text:p>-0,13896163</text:p>
          </table:table-cell>
          <table:table-cell table:formula="of:=-(([.AU77]-[.AP77])/([.AT77]-[.AO77]))*-1" office:value-type="float" office:value="0.383698065302519">
            <text:p>0,38369807</text:p>
          </table:table-cell>
          <table:table-cell table:style-name="ce3" office:value-type="float" office:value="1">
            <text:p>1</text:p>
          </table:table-cell>
          <table:table-cell table:formula="of:=[.AP77]-(([.AU77]-[.AP77])/([.AT77]-[.AO77]))*[.AO77]" office:value-type="float" office:value="0.14523915291533">
            <text:p>0,14523915</text:p>
          </table:table-cell>
          <table:table-cell table:formula="of:=(-([.AZ77])*[.BB77]-(-[.BC77]*[.AY77]))/(([.AX77])*[.BB77]-([.BA77]*[.AY77]))" office:value-type="float" office:value="0.373825136612022">
            <text:p>0,37382514</text:p>
          </table:table-cell>
          <table:table-cell table:formula="of:=([.AX77]*(-[.BC77])-([.BA77]*(-[.AZ77])))/(([.AX77])*[.BB77]-([.BA77]*[.AY7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style-name="ce33" table:formula="of:=[.AC78]-((SIN(RADIANS(60)))*[.Y78])/TAN(RADIANS(60))" office:value-type="float" office:value="0.333333333333333">
            <text:p>0,33333333</text:p>
          </table:table-cell>
          <table:table-cell table:style-name="ce33" table:formula="of:=[.AD78]/(SIN(RADIANS(60)))" office:value-type="float" office:value="0.333333333333333">
            <text:p>0,33333333</text:p>
          </table:table-cell>
          <table:table-cell table:style-name="ce33" table:formula="of:=1-([.X78]+[.Y78])" office:value-type="float" office:value="0.333333333333333">
            <text:p>0,33333333</text:p>
          </table:table-cell>
          <table:table-cell table:formula="of:=SUM([.X78:.Z78])" office:value-type="float" office:value="1">
            <text:p>1</text:p>
          </table:table-cell>
          <table:table-cell/>
          <table:table-cell table:formula="of:=(([.AG78]*[.AJ78]-[.AK78]*[.AF78])/([.AE78]*[.AJ78]-[.AI78]*[.AF78]))*-1" office:value-type="float" office:value="0.5">
            <text:p>0,5</text:p>
          </table:table-cell>
          <table:table-cell table:formula="of:=([.AE78]*[.AK78]-[.AI78]*[.AG78])/([.AE78]*[.AJ78]-[.AI78]*[.AF7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8]+(1/(2*SQRT(0.75)))*[.AN7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8]-(1/(2*SQRT(0.75)))*[.AO78]" office:value-type="float" office:value="0">
            <text:p>0</text:p>
          </table:table-cell>
          <table:table-cell/>
          <table:table-cell table:style-name="ce13" table:formula="of:=((SQRT(3))/2)*[.AN9]" office:value-type="float" office:value="0.433012701892219">
            <text:p>0,4330127</text:p>
          </table:table-cell>
          <table:table-cell table:style-name="ce13" table:formula="of:=0.5*[.AN9]" office:value-type="float" office:value="0.25">
            <text:p>0,25</text:p>
          </table:table-cell>
          <table:table-cell table:style-name="ce13" table:formula="of:=1-0.5*(1-[.AL9])" office:value-type="float" office:value="0.75">
            <text:p>0,75</text:p>
          </table:table-cell>
          <table:table-cell table:style-name="ce13" table:formula="of:=((SQRT(3))/2)*(1-[.AL9])" office:value-type="float" office:value="0.433012701892219">
            <text:p>0,4330127</text:p>
          </table:table-cell>
          <table:table-cell table:style-name="ce13" table:formula="of:=1-[.AM9]" office:value-type="float" office:value="0.123606557377049">
            <text:p>0,12360656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8]-[.AQ78])/2)+[.AQ78]" office:value-type="float" office:value="0.186803278688525">
            <text:p>0,18680328</text:p>
          </table:table-cell>
          <table:table-cell table:formula="of:=[.AM78]/2" office:value-type="float" office:value="0.21650635094611">
            <text:p>0,21650635</text:p>
          </table:table-cell>
          <table:table-cell table:formula="of:=(([.AO78]-[.AN78])/2)+[.AN78]" office:value-type="float" office:value="0.5">
            <text:p>0,5</text:p>
          </table:table-cell>
          <table:table-cell table:formula="of:=(([.AM78]-[.AP78])/2)+[.AP78]" office:value-type="float" office:value="0.433012701892219">
            <text:p>0,4330127</text:p>
          </table:table-cell>
          <table:table-cell table:formula="of:=-(([.AW78]-[.AR78])/([.AV78]-[.AQ78]))*-1" office:value-type="float" office:value="1.15042573237915">
            <text:p>1,15042573</text:p>
          </table:table-cell>
          <table:table-cell office:value-type="float" office:value="1">
            <text:p>1</text:p>
          </table:table-cell>
          <table:table-cell table:formula="of:=-(([.AW78]-[.AR78])/([.AV78]-[.AQ78]))*[.AQ78]" office:value-type="float" office:value="-0.142200164297358">
            <text:p>-0,14220016</text:p>
          </table:table-cell>
          <table:table-cell table:formula="of:=-(([.AU78]-[.AP78])/([.AT78]-[.AO78]))*-1" office:value-type="float" office:value="0.384424025839403">
            <text:p>0,38442403</text:p>
          </table:table-cell>
          <table:table-cell table:style-name="ce3" office:value-type="float" office:value="1">
            <text:p>1</text:p>
          </table:table-cell>
          <table:table-cell table:formula="of:=[.AP78]-(([.AU78]-[.AP78])/([.AT78]-[.AO78]))*[.AO78]" office:value-type="float" office:value="0.144694682512667">
            <text:p>0,14469468</text:p>
          </table:table-cell>
          <table:table-cell table:formula="of:=(-([.AZ78])*[.BB78]-(-[.BC78]*[.AY78]))/(([.AX78])*[.BB78]-([.BA78]*[.AY78]))" office:value-type="float" office:value="0.374535519125683">
            <text:p>0,37453552</text:p>
          </table:table-cell>
          <table:table-cell table:formula="of:=([.AX78]*(-[.BC78])-([.BA78]*(-[.AZ78])))/(([.AX78])*[.BB78]-([.BA78]*[.AY7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style-name="ce33" table:formula="of:=[.AC79]-((SIN(RADIANS(60)))*[.Y79])/TAN(RADIANS(60))" office:value-type="float" office:value="0.333333333333333">
            <text:p>0,33333333</text:p>
          </table:table-cell>
          <table:table-cell table:style-name="ce33" table:formula="of:=[.AD79]/(SIN(RADIANS(60)))" office:value-type="float" office:value="0.333333333333333">
            <text:p>0,33333333</text:p>
          </table:table-cell>
          <table:table-cell table:style-name="ce33" table:formula="of:=1-([.X79]+[.Y79])" office:value-type="float" office:value="0.333333333333333">
            <text:p>0,33333333</text:p>
          </table:table-cell>
          <table:table-cell table:formula="of:=SUM([.X79:.Z79])" office:value-type="float" office:value="1">
            <text:p>1</text:p>
          </table:table-cell>
          <table:table-cell/>
          <table:table-cell table:formula="of:=(([.AG79]*[.AJ79]-[.AK79]*[.AF79])/([.AE79]*[.AJ79]-[.AI79]*[.AF79]))*-1" office:value-type="float" office:value="0.5">
            <text:p>0,5</text:p>
          </table:table-cell>
          <table:table-cell table:formula="of:=([.AE79]*[.AK79]-[.AI79]*[.AG79])/([.AE79]*[.AJ79]-[.AI79]*[.AF7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9]+(1/(2*SQRT(0.75)))*[.AN7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9]-(1/(2*SQRT(0.75)))*[.AO79]" office:value-type="float" office:value="0">
            <text:p>0</text:p>
          </table:table-cell>
          <table:table-cell/>
          <table:table-cell table:style-name="ce13" table:formula="of:=((SQRT(3))/2)*[.AN10]" office:value-type="float" office:value="0.433012701892219">
            <text:p>0,4330127</text:p>
          </table:table-cell>
          <table:table-cell table:style-name="ce13" table:formula="of:=0.5*[.AN10]" office:value-type="float" office:value="0.25">
            <text:p>0,25</text:p>
          </table:table-cell>
          <table:table-cell table:style-name="ce13" table:formula="of:=1-0.5*(1-[.AL10])" office:value-type="float" office:value="0.75">
            <text:p>0,75</text:p>
          </table:table-cell>
          <table:table-cell table:style-name="ce13" table:formula="of:=((SQRT(3))/2)*(1-[.AL10])" office:value-type="float" office:value="0.433012701892219">
            <text:p>0,4330127</text:p>
          </table:table-cell>
          <table:table-cell table:style-name="ce13" table:formula="of:=1-[.AM10]" office:value-type="float" office:value="0.107177974434612">
            <text:p>0,10717797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9]-[.AQ79])/2)+[.AQ79]" office:value-type="float" office:value="0.178588987217306">
            <text:p>0,17858899</text:p>
          </table:table-cell>
          <table:table-cell table:formula="of:=[.AM79]/2" office:value-type="float" office:value="0.21650635094611">
            <text:p>0,21650635</text:p>
          </table:table-cell>
          <table:table-cell table:formula="of:=(([.AO79]-[.AN79])/2)+[.AN79]" office:value-type="float" office:value="0.5">
            <text:p>0,5</text:p>
          </table:table-cell>
          <table:table-cell table:formula="of:=(([.AM79]-[.AP79])/2)+[.AP79]" office:value-type="float" office:value="0.433012701892219">
            <text:p>0,4330127</text:p>
          </table:table-cell>
          <table:table-cell table:formula="of:=-(([.AW79]-[.AR79])/([.AV79]-[.AQ79]))*-1" office:value-type="float" office:value="1.10231268541774">
            <text:p>1,10231269</text:p>
          </table:table-cell>
          <table:table-cell office:value-type="float" office:value="1">
            <text:p>1</text:p>
          </table:table-cell>
          <table:table-cell table:formula="of:=-(([.AW79]-[.AR79])/([.AV79]-[.AQ79]))*[.AQ79]" office:value-type="float" office:value="-0.118143640816651">
            <text:p>-0,11814364</text:p>
          </table:table-cell>
          <table:table-cell table:formula="of:=-(([.AU79]-[.AP79])/([.AT79]-[.AO79]))*-1" office:value-type="float" office:value="0.378897756785878">
            <text:p>0,37889776</text:p>
          </table:table-cell>
          <table:table-cell table:style-name="ce3" office:value-type="float" office:value="1">
            <text:p>1</text:p>
          </table:table-cell>
          <table:table-cell table:formula="of:=[.AP79]-(([.AU79]-[.AP79])/([.AT79]-[.AO79]))*[.AO79]" office:value-type="float" office:value="0.148839384302811">
            <text:p>0,14883938</text:p>
          </table:table-cell>
          <table:table-cell table:formula="of:=(-([.AZ79])*[.BB79]-(-[.BC79]*[.AY79]))/(([.AX79])*[.BB79]-([.BA79]*[.AY79]))" office:value-type="float" office:value="0.369059324811537">
            <text:p>0,36905932</text:p>
          </table:table-cell>
          <table:table-cell table:formula="of:=([.AX79]*(-[.BC79])-([.BA79]*(-[.AZ79])))/(([.AX79])*[.BB79]-([.BA79]*[.AY7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style-name="ce33" table:formula="of:=[.AC80]-((SIN(RADIANS(60)))*[.Y80])/TAN(RADIANS(60))" office:value-type="float" office:value="0.333333333333333">
            <text:p>0,33333333</text:p>
          </table:table-cell>
          <table:table-cell table:style-name="ce33" table:formula="of:=[.AD80]/(SIN(RADIANS(60)))" office:value-type="float" office:value="0.333333333333333">
            <text:p>0,33333333</text:p>
          </table:table-cell>
          <table:table-cell table:style-name="ce33" table:formula="of:=1-([.X80]+[.Y80])" office:value-type="float" office:value="0.333333333333333">
            <text:p>0,33333333</text:p>
          </table:table-cell>
          <table:table-cell table:formula="of:=SUM([.X80:.Z80])" office:value-type="float" office:value="1">
            <text:p>1</text:p>
          </table:table-cell>
          <table:table-cell/>
          <table:table-cell table:formula="of:=(([.AG80]*[.AJ80]-[.AK80]*[.AF80])/([.AE80]*[.AJ80]-[.AI80]*[.AF80]))*-1" office:value-type="float" office:value="0.5">
            <text:p>0,5</text:p>
          </table:table-cell>
          <table:table-cell table:formula="of:=([.AE80]*[.AK80]-[.AI80]*[.AG80])/([.AE80]*[.AJ80]-[.AI80]*[.AF8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0]+(1/(2*SQRT(0.75)))*[.AN8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0]-(1/(2*SQRT(0.75)))*[.AO80]" office:value-type="float" office:value="0">
            <text:p>0</text:p>
          </table:table-cell>
          <table:table-cell/>
          <table:table-cell table:style-name="ce13" table:formula="of:=((SQRT(3))/2)*[.AN11]" office:value-type="float" office:value="0.433012701892219">
            <text:p>0,4330127</text:p>
          </table:table-cell>
          <table:table-cell table:style-name="ce13" table:formula="of:=0.5*[.AN11]" office:value-type="float" office:value="0.25">
            <text:p>0,25</text:p>
          </table:table-cell>
          <table:table-cell table:style-name="ce13" table:formula="of:=1-0.5*(1-[.AL11])" office:value-type="float" office:value="0.75">
            <text:p>0,75</text:p>
          </table:table-cell>
          <table:table-cell table:style-name="ce13" table:formula="of:=((SQRT(3))/2)*(1-[.AL11])" office:value-type="float" office:value="0.433012701892219">
            <text:p>0,4330127</text:p>
          </table:table-cell>
          <table:table-cell table:style-name="ce13" table:formula="of:=1-[.AM11]" office:value-type="float" office:value="0.115256495669554">
            <text:p>0,115256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0]-[.AQ80])/2)+[.AQ80]" office:value-type="float" office:value="0.182628247834777">
            <text:p>0,18262825</text:p>
          </table:table-cell>
          <table:table-cell table:formula="of:=[.AM80]/2" office:value-type="float" office:value="0.21650635094611">
            <text:p>0,21650635</text:p>
          </table:table-cell>
          <table:table-cell table:formula="of:=(([.AO80]-[.AN80])/2)+[.AN80]" office:value-type="float" office:value="0.5">
            <text:p>0,5</text:p>
          </table:table-cell>
          <table:table-cell table:formula="of:=(([.AM80]-[.AP80])/2)+[.AP80]" office:value-type="float" office:value="0.433012701892219">
            <text:p>0,4330127</text:p>
          </table:table-cell>
          <table:table-cell table:formula="of:=-(([.AW80]-[.AR80])/([.AV80]-[.AQ80]))*-1" office:value-type="float" office:value="1.12545812214757">
            <text:p>1,12545812</text:p>
          </table:table-cell>
          <table:table-cell office:value-type="float" office:value="1">
            <text:p>1</text:p>
          </table:table-cell>
          <table:table-cell table:formula="of:=-(([.AW80]-[.AR80])/([.AV80]-[.AQ80]))*[.AQ80]" office:value-type="float" office:value="-0.129716359181565">
            <text:p>-0,12971636</text:p>
          </table:table-cell>
          <table:table-cell table:formula="of:=-(([.AU80]-[.AP80])/([.AT80]-[.AO80]))*-1" office:value-type="float" office:value="0.381595224153954">
            <text:p>0,38159522</text:p>
          </table:table-cell>
          <table:table-cell table:style-name="ce3" office:value-type="float" office:value="1">
            <text:p>1</text:p>
          </table:table-cell>
          <table:table-cell table:formula="of:=[.AP80]-(([.AU80]-[.AP80])/([.AT80]-[.AO80]))*[.AO80]" office:value-type="float" office:value="0.146816283776754">
            <text:p>0,14681628</text:p>
          </table:table-cell>
          <table:table-cell table:formula="of:=(-([.AZ80])*[.BB80]-(-[.BC80]*[.AY80]))/(([.AX80])*[.BB80]-([.BA80]*[.AY80]))" office:value-type="float" office:value="0.371752165223185">
            <text:p>0,37175217</text:p>
          </table:table-cell>
          <table:table-cell table:formula="of:=([.AX80]*(-[.BC80])-([.BA80]*(-[.AZ80])))/(([.AX80])*[.BB80]-([.BA80]*[.AY8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style-name="ce33" table:formula="of:=[.AC81]-((SIN(RADIANS(60)))*[.Y81])/TAN(RADIANS(60))" office:value-type="float" office:value="0.333333333333333">
            <text:p>0,33333333</text:p>
          </table:table-cell>
          <table:table-cell table:style-name="ce33" table:formula="of:=[.AD81]/(SIN(RADIANS(60)))" office:value-type="float" office:value="0.333333333333333">
            <text:p>0,33333333</text:p>
          </table:table-cell>
          <table:table-cell table:style-name="ce33" table:formula="of:=1-([.X81]+[.Y81])" office:value-type="float" office:value="0.333333333333333">
            <text:p>0,33333333</text:p>
          </table:table-cell>
          <table:table-cell table:formula="of:=SUM([.X81:.Z81])" office:value-type="float" office:value="1">
            <text:p>1</text:p>
          </table:table-cell>
          <table:table-cell/>
          <table:table-cell table:formula="of:=(([.AG81]*[.AJ81]-[.AK81]*[.AF81])/([.AE81]*[.AJ81]-[.AI81]*[.AF81]))*-1" office:value-type="float" office:value="0.5">
            <text:p>0,5</text:p>
          </table:table-cell>
          <table:table-cell table:formula="of:=([.AE81]*[.AK81]-[.AI81]*[.AG81])/([.AE81]*[.AJ81]-[.AI81]*[.AF8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1]+(1/(2*SQRT(0.75)))*[.AN8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1]-(1/(2*SQRT(0.75)))*[.AO81]" office:value-type="float" office:value="0">
            <text:p>0</text:p>
          </table:table-cell>
          <table:table-cell/>
          <table:table-cell table:style-name="ce13" table:formula="of:=((SQRT(3))/2)*[.AN12]" office:value-type="float" office:value="0.433012701892219">
            <text:p>0,4330127</text:p>
          </table:table-cell>
          <table:table-cell table:style-name="ce13" table:formula="of:=0.5*[.AN12]" office:value-type="float" office:value="0.25">
            <text:p>0,25</text:p>
          </table:table-cell>
          <table:table-cell table:style-name="ce13" table:formula="of:=1-0.5*(1-[.AL12])" office:value-type="float" office:value="0.75">
            <text:p>0,75</text:p>
          </table:table-cell>
          <table:table-cell table:style-name="ce13" table:formula="of:=((SQRT(3))/2)*(1-[.AL12])" office:value-type="float" office:value="0.433012701892219">
            <text:p>0,4330127</text:p>
          </table:table-cell>
          <table:table-cell table:style-name="ce13" table:formula="of:=1-[.AM12]" office:value-type="float" office:value="0.114162806088683">
            <text:p>0,1141628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1]-[.AQ81])/2)+[.AQ81]" office:value-type="float" office:value="0.182081403044342">
            <text:p>0,1820814</text:p>
          </table:table-cell>
          <table:table-cell table:formula="of:=[.AM81]/2" office:value-type="float" office:value="0.21650635094611">
            <text:p>0,21650635</text:p>
          </table:table-cell>
          <table:table-cell table:formula="of:=(([.AO81]-[.AN81])/2)+[.AN81]" office:value-type="float" office:value="0.5">
            <text:p>0,5</text:p>
          </table:table-cell>
          <table:table-cell table:formula="of:=(([.AM81]-[.AP81])/2)+[.AP81]" office:value-type="float" office:value="0.433012701892219">
            <text:p>0,4330127</text:p>
          </table:table-cell>
          <table:table-cell table:formula="of:=-(([.AW81]-[.AR81])/([.AV81]-[.AQ81]))*-1" office:value-type="float" office:value="1.12226791176526">
            <text:p>1,12226791</text:p>
          </table:table-cell>
          <table:table-cell office:value-type="float" office:value="1">
            <text:p>1</text:p>
          </table:table-cell>
          <table:table-cell table:formula="of:=-(([.AW81]-[.AR81])/([.AV81]-[.AQ81]))*[.AQ81]" office:value-type="float" office:value="-0.128121253990408">
            <text:p>-0,12812125</text:p>
          </table:table-cell>
          <table:table-cell table:formula="of:=-(([.AU81]-[.AP81])/([.AT81]-[.AO81]))*-1" office:value-type="float" office:value="0.381227788818146">
            <text:p>0,38122779</text:p>
          </table:table-cell>
          <table:table-cell table:style-name="ce3" office:value-type="float" office:value="1">
            <text:p>1</text:p>
          </table:table-cell>
          <table:table-cell table:formula="of:=[.AP81]-(([.AU81]-[.AP81])/([.AT81]-[.AO81]))*[.AO81]" office:value-type="float" office:value="0.14709186027861">
            <text:p>0,14709186</text:p>
          </table:table-cell>
          <table:table-cell table:formula="of:=(-([.AZ81])*[.BB81]-(-[.BC81]*[.AY81]))/(([.AX81])*[.BB81]-([.BA81]*[.AY81]))" office:value-type="float" office:value="0.371387602029561">
            <text:p>0,3713876</text:p>
          </table:table-cell>
          <table:table-cell table:formula="of:=([.AX81]*(-[.BC81])-([.BA81]*(-[.AZ81])))/(([.AX81])*[.BB81]-([.BA81]*[.AY8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style-name="ce33" table:formula="of:=[.AC82]-((SIN(RADIANS(60)))*[.Y82])/TAN(RADIANS(60))" office:value-type="float" office:value="0.333333333333333">
            <text:p>0,33333333</text:p>
          </table:table-cell>
          <table:table-cell table:style-name="ce33" table:formula="of:=[.AD82]/(SIN(RADIANS(60)))" office:value-type="float" office:value="0.333333333333333">
            <text:p>0,33333333</text:p>
          </table:table-cell>
          <table:table-cell table:style-name="ce33" table:formula="of:=1-([.X82]+[.Y82])" office:value-type="float" office:value="0.333333333333333">
            <text:p>0,33333333</text:p>
          </table:table-cell>
          <table:table-cell table:formula="of:=SUM([.X82:.Z82])" office:value-type="float" office:value="1">
            <text:p>1</text:p>
          </table:table-cell>
          <table:table-cell/>
          <table:table-cell table:formula="of:=(([.AG82]*[.AJ82]-[.AK82]*[.AF82])/([.AE82]*[.AJ82]-[.AI82]*[.AF82]))*-1" office:value-type="float" office:value="0.5">
            <text:p>0,5</text:p>
          </table:table-cell>
          <table:table-cell table:formula="of:=([.AE82]*[.AK82]-[.AI82]*[.AG82])/([.AE82]*[.AJ82]-[.AI82]*[.AF8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2]+(1/(2*SQRT(0.75)))*[.AN8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2]-(1/(2*SQRT(0.75)))*[.AO82]" office:value-type="float" office:value="0">
            <text:p>0</text:p>
          </table:table-cell>
          <table:table-cell/>
          <table:table-cell table:style-name="ce13" table:formula="of:=((SQRT(3))/2)*[.AN13]" office:value-type="float" office:value="0.433012701892219">
            <text:p>0,4330127</text:p>
          </table:table-cell>
          <table:table-cell table:style-name="ce13" table:formula="of:=0.5*[.AN13]" office:value-type="float" office:value="0.25">
            <text:p>0,25</text:p>
          </table:table-cell>
          <table:table-cell table:style-name="ce13" table:formula="of:=1-0.5*(1-[.AL13])" office:value-type="float" office:value="0.75">
            <text:p>0,75</text:p>
          </table:table-cell>
          <table:table-cell table:style-name="ce13" table:formula="of:=((SQRT(3))/2)*(1-[.AL13])" office:value-type="float" office:value="0.433012701892219">
            <text:p>0,4330127</text:p>
          </table:table-cell>
          <table:table-cell table:style-name="ce13" table:formula="of:=1-[.AM13]" office:value-type="float" office:value="0.113437034585471">
            <text:p>0,1134370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2]-[.AQ82])/2)+[.AQ82]" office:value-type="float" office:value="0.181718517292735">
            <text:p>0,18171852</text:p>
          </table:table-cell>
          <table:table-cell table:formula="of:=[.AM82]/2" office:value-type="float" office:value="0.21650635094611">
            <text:p>0,21650635</text:p>
          </table:table-cell>
          <table:table-cell table:formula="of:=(([.AO82]-[.AN82])/2)+[.AN82]" office:value-type="float" office:value="0.5">
            <text:p>0,5</text:p>
          </table:table-cell>
          <table:table-cell table:formula="of:=(([.AM82]-[.AP82])/2)+[.AP82]" office:value-type="float" office:value="0.433012701892219">
            <text:p>0,4330127</text:p>
          </table:table-cell>
          <table:table-cell table:formula="of:=-(([.AW82]-[.AR82])/([.AV82]-[.AQ82]))*-1" office:value-type="float" office:value="1.12016085510902">
            <text:p>1,12016086</text:p>
          </table:table-cell>
          <table:table-cell office:value-type="float" office:value="1">
            <text:p>1</text:p>
          </table:table-cell>
          <table:table-cell table:formula="of:=-(([.AW82]-[.AR82])/([.AV82]-[.AQ82]))*[.AQ82]" office:value-type="float" office:value="-0.127067725662293">
            <text:p>-0,12706773</text:p>
          </table:table-cell>
          <table:table-cell table:formula="of:=-(([.AU82]-[.AP82])/([.AT82]-[.AO82]))*-1" office:value-type="float" office:value="0.38098434936624">
            <text:p>0,38098435</text:p>
          </table:table-cell>
          <table:table-cell table:style-name="ce3" office:value-type="float" office:value="1">
            <text:p>1</text:p>
          </table:table-cell>
          <table:table-cell table:formula="of:=[.AP82]-(([.AU82]-[.AP82])/([.AT82]-[.AO82]))*[.AO82]" office:value-type="float" office:value="0.147274439867539">
            <text:p>0,14727444</text:p>
          </table:table-cell>
          <table:table-cell table:formula="of:=(-([.AZ82])*[.BB82]-(-[.BC82]*[.AY82]))/(([.AX82])*[.BB82]-([.BA82]*[.AY82]))" office:value-type="float" office:value="0.371145678195157">
            <text:p>0,37114568</text:p>
          </table:table-cell>
          <table:table-cell table:formula="of:=([.AX82]*(-[.BC82])-([.BA82]*(-[.AZ82])))/(([.AX82])*[.BB82]-([.BA82]*[.AY8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style-name="ce33" table:formula="of:=[.AC83]-((SIN(RADIANS(60)))*[.Y83])/TAN(RADIANS(60))" office:value-type="float" office:value="0.333333333333333">
            <text:p>0,33333333</text:p>
          </table:table-cell>
          <table:table-cell table:style-name="ce33" table:formula="of:=[.AD83]/(SIN(RADIANS(60)))" office:value-type="float" office:value="0.333333333333333">
            <text:p>0,33333333</text:p>
          </table:table-cell>
          <table:table-cell table:style-name="ce33" table:formula="of:=1-([.X83]+[.Y83])" office:value-type="float" office:value="0.333333333333333">
            <text:p>0,33333333</text:p>
          </table:table-cell>
          <table:table-cell table:formula="of:=SUM([.X83:.Z83])" office:value-type="float" office:value="1">
            <text:p>1</text:p>
          </table:table-cell>
          <table:table-cell/>
          <table:table-cell table:formula="of:=(([.AG83]*[.AJ83]-[.AK83]*[.AF83])/([.AE83]*[.AJ83]-[.AI83]*[.AF83]))*-1" office:value-type="float" office:value="0.5">
            <text:p>0,5</text:p>
          </table:table-cell>
          <table:table-cell table:formula="of:=([.AE83]*[.AK83]-[.AI83]*[.AG83])/([.AE83]*[.AJ83]-[.AI83]*[.AF8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3]+(1/(2*SQRT(0.75)))*[.AN8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3]-(1/(2*SQRT(0.75)))*[.AO83]" office:value-type="float" office:value="0">
            <text:p>0</text:p>
          </table:table-cell>
          <table:table-cell/>
          <table:table-cell table:style-name="ce13" table:formula="of:=((SQRT(3))/2)*[.AN14]" office:value-type="float" office:value="0.433012701892219">
            <text:p>0,4330127</text:p>
          </table:table-cell>
          <table:table-cell table:style-name="ce13" table:formula="of:=0.5*[.AN14]" office:value-type="float" office:value="0.25">
            <text:p>0,25</text:p>
          </table:table-cell>
          <table:table-cell table:style-name="ce13" table:formula="of:=1-0.5*(1-[.AL14])" office:value-type="float" office:value="0.75">
            <text:p>0,75</text:p>
          </table:table-cell>
          <table:table-cell table:style-name="ce13" table:formula="of:=((SQRT(3))/2)*(1-[.AL14])" office:value-type="float" office:value="0.433012701892219">
            <text:p>0,4330127</text:p>
          </table:table-cell>
          <table:table-cell table:style-name="ce13" table:formula="of:=1-[.AM14]" office:value-type="float" office:value="0.105743910467413">
            <text:p>0,1057439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3]-[.AQ83])/2)+[.AQ83]" office:value-type="float" office:value="0.177871955233706">
            <text:p>0,17787196</text:p>
          </table:table-cell>
          <table:table-cell table:formula="of:=[.AM83]/2" office:value-type="float" office:value="0.21650635094611">
            <text:p>0,21650635</text:p>
          </table:table-cell>
          <table:table-cell table:formula="of:=(([.AO83]-[.AN83])/2)+[.AN83]" office:value-type="float" office:value="0.5">
            <text:p>0,5</text:p>
          </table:table-cell>
          <table:table-cell table:formula="of:=(([.AM83]-[.AP83])/2)+[.AP83]" office:value-type="float" office:value="0.433012701892219">
            <text:p>0,4330127</text:p>
          </table:table-cell>
          <table:table-cell table:formula="of:=-(([.AW83]-[.AR83])/([.AV83]-[.AQ83]))*-1" office:value-type="float" office:value="1.09830314201508">
            <text:p>1,09830314</text:p>
          </table:table-cell>
          <table:table-cell office:value-type="float" office:value="1">
            <text:p>1</text:p>
          </table:table-cell>
          <table:table-cell table:formula="of:=-(([.AW83]-[.AR83])/([.AV83]-[.AQ83]))*[.AQ83]" office:value-type="float" office:value="-0.116138869115321">
            <text:p>-0,11613887</text:p>
          </table:table-cell>
          <table:table-cell table:formula="of:=-(([.AU83]-[.AP83])/([.AT83]-[.AO83]))*-1" office:value-type="float" office:value="0.378422894886318">
            <text:p>0,37842289</text:p>
          </table:table-cell>
          <table:table-cell table:style-name="ce3" office:value-type="float" office:value="1">
            <text:p>1</text:p>
          </table:table-cell>
          <table:table-cell table:formula="of:=[.AP83]-(([.AU83]-[.AP83])/([.AT83]-[.AO83]))*[.AO83]" office:value-type="float" office:value="0.149195530727481">
            <text:p>0,14919553</text:p>
          </table:table-cell>
          <table:table-cell table:formula="of:=(-([.AZ83])*[.BB83]-(-[.BC83]*[.AY83]))/(([.AX83])*[.BB83]-([.BA83]*[.AY83]))" office:value-type="float" office:value="0.368581303489138">
            <text:p>0,3685813</text:p>
          </table:table-cell>
          <table:table-cell table:formula="of:=([.AX83]*(-[.BC83])-([.BA83]*(-[.AZ83])))/(([.AX83])*[.BB83]-([.BA83]*[.AY8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4">
            <text:p>14</text:p>
          </table:table-cell>
          <table:table-cell table:style-name="ce33" table:formula="of:=[.AC84]-((SIN(RADIANS(60)))*[.Y84])/TAN(RADIANS(60))" office:value-type="float" office:value="0.333333333333333">
            <text:p>0,33333333</text:p>
          </table:table-cell>
          <table:table-cell table:style-name="ce33" table:formula="of:=[.AD84]/(SIN(RADIANS(60)))" office:value-type="float" office:value="0.333333333333333">
            <text:p>0,33333333</text:p>
          </table:table-cell>
          <table:table-cell table:style-name="ce33" table:formula="of:=1-([.X84]+[.Y84])" office:value-type="float" office:value="0.333333333333333">
            <text:p>0,33333333</text:p>
          </table:table-cell>
          <table:table-cell table:formula="of:=SUM([.X84:.Z84])" office:value-type="float" office:value="1">
            <text:p>1</text:p>
          </table:table-cell>
          <table:table-cell/>
          <table:table-cell table:formula="of:=(([.AG84]*[.AJ84]-[.AK84]*[.AF84])/([.AE84]*[.AJ84]-[.AI84]*[.AF84]))*-1" office:value-type="float" office:value="0.5">
            <text:p>0,5</text:p>
          </table:table-cell>
          <table:table-cell table:formula="of:=([.AE84]*[.AK84]-[.AI84]*[.AG84])/([.AE84]*[.AJ84]-[.AI84]*[.AF8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4]+(1/(2*SQRT(0.75)))*[.AN8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4]-(1/(2*SQRT(0.75)))*[.AO84]" office:value-type="float" office:value="0">
            <text:p>0</text:p>
          </table:table-cell>
          <table:table-cell/>
          <table:table-cell table:style-name="ce13" table:formula="of:=((SQRT(3))/2)*[.AN15]" office:value-type="float" office:value="0.433012701892219">
            <text:p>0,4330127</text:p>
          </table:table-cell>
          <table:table-cell table:style-name="ce13" table:formula="of:=0.5*[.AN15]" office:value-type="float" office:value="0.25">
            <text:p>0,25</text:p>
          </table:table-cell>
          <table:table-cell table:style-name="ce13" table:formula="of:=1-0.5*(1-[.AL15])" office:value-type="float" office:value="0.75">
            <text:p>0,75</text:p>
          </table:table-cell>
          <table:table-cell table:style-name="ce13" table:formula="of:=((SQRT(3))/2)*(1-[.AL15])" office:value-type="float" office:value="0.433012701892219">
            <text:p>0,4330127</text:p>
          </table:table-cell>
          <table:table-cell table:style-name="ce13" table:formula="of:=1-[.AM15]" office:value-type="float" office:value="0.106312839953849">
            <text:p>0,1063128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4]-[.AQ84])/2)+[.AQ84]" office:value-type="float" office:value="0.178156419976924">
            <text:p>0,17815642</text:p>
          </table:table-cell>
          <table:table-cell table:formula="of:=[.AM84]/2" office:value-type="float" office:value="0.21650635094611">
            <text:p>0,21650635</text:p>
          </table:table-cell>
          <table:table-cell table:formula="of:=(([.AO84]-[.AN84])/2)+[.AN84]" office:value-type="float" office:value="0.5">
            <text:p>0,5</text:p>
          </table:table-cell>
          <table:table-cell table:formula="of:=(([.AM84]-[.AP84])/2)+[.AP84]" office:value-type="float" office:value="0.433012701892219">
            <text:p>0,4330127</text:p>
          </table:table-cell>
          <table:table-cell table:formula="of:=-(([.AW84]-[.AR84])/([.AV84]-[.AQ84]))*-1" office:value-type="float" office:value="1.09989033384136">
            <text:p>1,09989033</text:p>
          </table:table-cell>
          <table:table-cell office:value-type="float" office:value="1">
            <text:p>1</text:p>
          </table:table-cell>
          <table:table-cell table:formula="of:=-(([.AW84]-[.AR84])/([.AV84]-[.AQ84]))*[.AQ84]" office:value-type="float" office:value="-0.116932465028462">
            <text:p>-0,11693247</text:p>
          </table:table-cell>
          <table:table-cell table:formula="of:=-(([.AU84]-[.AP84])/([.AT84]-[.AO84]))*-1" office:value-type="float" office:value="0.378611142119271">
            <text:p>0,37861114</text:p>
          </table:table-cell>
          <table:table-cell table:style-name="ce3" office:value-type="float" office:value="1">
            <text:p>1</text:p>
          </table:table-cell>
          <table:table-cell table:formula="of:=[.AP84]-(([.AU84]-[.AP84])/([.AT84]-[.AO84]))*[.AO84]" office:value-type="float" office:value="0.149054345302766">
            <text:p>0,14905435</text:p>
          </table:table-cell>
          <table:table-cell table:formula="of:=(-([.AZ84])*[.BB84]-(-[.BC84]*[.AY84]))/(([.AX84])*[.BB84]-([.BA84]*[.AY84]))" office:value-type="float" office:value="0.368770946651283">
            <text:p>0,36877095</text:p>
          </table:table-cell>
          <table:table-cell table:formula="of:=([.AX84]*(-[.BC84])-([.BA84]*(-[.AZ84])))/(([.AX84])*[.BB84]-([.BA84]*[.AY8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5">
            <text:p>15</text:p>
          </table:table-cell>
          <table:table-cell table:style-name="ce33" table:formula="of:=[.AC85]-((SIN(RADIANS(60)))*[.Y85])/TAN(RADIANS(60))" office:value-type="float" office:value="0.333333333333333">
            <text:p>0,33333333</text:p>
          </table:table-cell>
          <table:table-cell table:style-name="ce33" table:formula="of:=[.AD85]/(SIN(RADIANS(60)))" office:value-type="float" office:value="0.333333333333333">
            <text:p>0,33333333</text:p>
          </table:table-cell>
          <table:table-cell table:style-name="ce33" table:formula="of:=1-([.X85]+[.Y85])" office:value-type="float" office:value="0.333333333333333">
            <text:p>0,33333333</text:p>
          </table:table-cell>
          <table:table-cell table:formula="of:=SUM([.X85:.Z85])" office:value-type="float" office:value="1">
            <text:p>1</text:p>
          </table:table-cell>
          <table:table-cell/>
          <table:table-cell table:formula="of:=(([.AG85]*[.AJ85]-[.AK85]*[.AF85])/([.AE85]*[.AJ85]-[.AI85]*[.AF85]))*-1" office:value-type="float" office:value="0.5">
            <text:p>0,5</text:p>
          </table:table-cell>
          <table:table-cell table:formula="of:=([.AE85]*[.AK85]-[.AI85]*[.AG85])/([.AE85]*[.AJ85]-[.AI85]*[.AF8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5]+(1/(2*SQRT(0.75)))*[.AN8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5]-(1/(2*SQRT(0.75)))*[.AO85]" office:value-type="float" office:value="0">
            <text:p>0</text:p>
          </table:table-cell>
          <table:table-cell/>
          <table:table-cell table:style-name="ce13" table:formula="of:=((SQRT(3))/2)*[.AN16]" office:value-type="float" office:value="0.433012701892219">
            <text:p>0,4330127</text:p>
          </table:table-cell>
          <table:table-cell table:style-name="ce13" table:formula="of:=0.5*[.AN16]" office:value-type="float" office:value="0.25">
            <text:p>0,25</text:p>
          </table:table-cell>
          <table:table-cell table:style-name="ce13" table:formula="of:=1-0.5*(1-[.AL16])" office:value-type="float" office:value="0.75">
            <text:p>0,75</text:p>
          </table:table-cell>
          <table:table-cell table:style-name="ce13" table:formula="of:=((SQRT(3))/2)*(1-[.AL16])" office:value-type="float" office:value="0.433012701892219">
            <text:p>0,4330127</text:p>
          </table:table-cell>
          <table:table-cell table:style-name="ce13" table:formula="of:=1-[.AM16]" office:value-type="float" office:value="0.106354737016758">
            <text:p>0,1063547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5]-[.AQ85])/2)+[.AQ85]" office:value-type="float" office:value="0.178177368508379">
            <text:p>0,17817737</text:p>
          </table:table-cell>
          <table:table-cell table:formula="of:=[.AM85]/2" office:value-type="float" office:value="0.21650635094611">
            <text:p>0,21650635</text:p>
          </table:table-cell>
          <table:table-cell table:formula="of:=(([.AO85]-[.AN85])/2)+[.AN85]" office:value-type="float" office:value="0.5">
            <text:p>0,5</text:p>
          </table:table-cell>
          <table:table-cell table:formula="of:=(([.AM85]-[.AP85])/2)+[.AP85]" office:value-type="float" office:value="0.433012701892219">
            <text:p>0,4330127</text:p>
          </table:table-cell>
          <table:table-cell table:formula="of:=-(([.AW85]-[.AR85])/([.AV85]-[.AQ85]))*-1" office:value-type="float" office:value="1.10000739907456">
            <text:p>1,1000074</text:p>
          </table:table-cell>
          <table:table-cell office:value-type="float" office:value="1">
            <text:p>1</text:p>
          </table:table-cell>
          <table:table-cell table:formula="of:=-(([.AW85]-[.AR85])/([.AV85]-[.AQ85]))*[.AQ85]" office:value-type="float" office:value="-0.116990997645063">
            <text:p>-0,116991</text:p>
          </table:table-cell>
          <table:table-cell table:formula="of:=-(([.AU85]-[.AP85])/([.AT85]-[.AO85]))*-1" office:value-type="float" office:value="0.378625012412231">
            <text:p>0,37862501</text:p>
          </table:table-cell>
          <table:table-cell table:style-name="ce3" office:value-type="float" office:value="1">
            <text:p>1</text:p>
          </table:table-cell>
          <table:table-cell table:formula="of:=[.AP85]-(([.AU85]-[.AP85])/([.AT85]-[.AO85]))*[.AO85]" office:value-type="float" office:value="0.149043942583046">
            <text:p>0,14904394</text:p>
          </table:table-cell>
          <table:table-cell table:formula="of:=(-([.AZ85])*[.BB85]-(-[.BC85]*[.AY85]))/(([.AX85])*[.BB85]-([.BA85]*[.AY85]))" office:value-type="float" office:value="0.368784912338919">
            <text:p>0,36878491</text:p>
          </table:table-cell>
          <table:table-cell table:formula="of:=([.AX85]*(-[.BC85])-([.BA85]*(-[.AZ85])))/(([.AX85])*[.BB85]-([.BA85]*[.AY8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6">
            <text:p>16</text:p>
          </table:table-cell>
          <table:table-cell table:style-name="ce33" table:formula="of:=[.AC86]-((SIN(RADIANS(60)))*[.Y86])/TAN(RADIANS(60))" office:value-type="float" office:value="0.333333333333333">
            <text:p>0,33333333</text:p>
          </table:table-cell>
          <table:table-cell table:style-name="ce33" table:formula="of:=[.AD86]/(SIN(RADIANS(60)))" office:value-type="float" office:value="0.333333333333333">
            <text:p>0,33333333</text:p>
          </table:table-cell>
          <table:table-cell table:style-name="ce33" table:formula="of:=1-([.X86]+[.Y86])" office:value-type="float" office:value="0.333333333333333">
            <text:p>0,33333333</text:p>
          </table:table-cell>
          <table:table-cell table:formula="of:=SUM([.X86:.Z86])" office:value-type="float" office:value="1">
            <text:p>1</text:p>
          </table:table-cell>
          <table:table-cell/>
          <table:table-cell table:formula="of:=(([.AG86]*[.AJ86]-[.AK86]*[.AF86])/([.AE86]*[.AJ86]-[.AI86]*[.AF86]))*-1" office:value-type="float" office:value="0.5">
            <text:p>0,5</text:p>
          </table:table-cell>
          <table:table-cell table:formula="of:=([.AE86]*[.AK86]-[.AI86]*[.AG86])/([.AE86]*[.AJ86]-[.AI86]*[.AF8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6]+(1/(2*SQRT(0.75)))*[.AN8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6]-(1/(2*SQRT(0.75)))*[.AO86]" office:value-type="float" office:value="0">
            <text:p>0</text:p>
          </table:table-cell>
          <table:table-cell/>
          <table:table-cell table:style-name="ce13" table:formula="of:=((SQRT(3))/2)*[.AN17]" office:value-type="float" office:value="0.433012701892219">
            <text:p>0,4330127</text:p>
          </table:table-cell>
          <table:table-cell table:style-name="ce13" table:formula="of:=0.5*[.AN17]" office:value-type="float" office:value="0.25">
            <text:p>0,25</text:p>
          </table:table-cell>
          <table:table-cell table:style-name="ce13" table:formula="of:=1-0.5*(1-[.AL17])" office:value-type="float" office:value="0.75">
            <text:p>0,75</text:p>
          </table:table-cell>
          <table:table-cell table:style-name="ce13" table:formula="of:=((SQRT(3))/2)*(1-[.AL17])" office:value-type="float" office:value="0.433012701892219">
            <text:p>0,4330127</text:p>
          </table:table-cell>
          <table:table-cell table:style-name="ce13" table:formula="of:=1-[.AM17]" office:value-type="float" office:value="0.107195784620451">
            <text:p>0,1071957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6]-[.AQ86])/2)+[.AQ86]" office:value-type="float" office:value="0.178597892310226">
            <text:p>0,17859789</text:p>
          </table:table-cell>
          <table:table-cell table:formula="of:=[.AM86]/2" office:value-type="float" office:value="0.21650635094611">
            <text:p>0,21650635</text:p>
          </table:table-cell>
          <table:table-cell table:formula="of:=(([.AO86]-[.AN86])/2)+[.AN86]" office:value-type="float" office:value="0.5">
            <text:p>0,5</text:p>
          </table:table-cell>
          <table:table-cell table:formula="of:=(([.AM86]-[.AP86])/2)+[.AP86]" office:value-type="float" office:value="0.433012701892219">
            <text:p>0,4330127</text:p>
          </table:table-cell>
          <table:table-cell table:formula="of:=-(([.AW86]-[.AR86])/([.AV86]-[.AQ86]))*-1" office:value-type="float" office:value="1.10236266551727">
            <text:p>1,10236267</text:p>
          </table:table-cell>
          <table:table-cell office:value-type="float" office:value="1">
            <text:p>1</text:p>
          </table:table-cell>
          <table:table-cell table:formula="of:=-(([.AW86]-[.AR86])/([.AV86]-[.AQ86]))*[.AQ86]" office:value-type="float" office:value="-0.118168630866416">
            <text:p>-0,11816863</text:p>
          </table:table-cell>
          <table:table-cell table:formula="of:=-(([.AU86]-[.AP86])/([.AT86]-[.AO86]))*-1" office:value-type="float" office:value="0.378903661768877">
            <text:p>0,37890366</text:p>
          </table:table-cell>
          <table:table-cell table:style-name="ce3" office:value-type="float" office:value="1">
            <text:p>1</text:p>
          </table:table-cell>
          <table:table-cell table:formula="of:=[.AP86]-(([.AU86]-[.AP86])/([.AT86]-[.AO86]))*[.AO86]" office:value-type="float" office:value="0.148834955565562">
            <text:p>0,14883496</text:p>
          </table:table-cell>
          <table:table-cell table:formula="of:=(-([.AZ86])*[.BB86]-(-[.BC86]*[.AY86]))/(([.AX86])*[.BB86]-([.BA86]*[.AY86]))" office:value-type="float" office:value="0.36906526154015">
            <text:p>0,36906526</text:p>
          </table:table-cell>
          <table:table-cell table:formula="of:=([.AX86]*(-[.BC86])-([.BA86]*(-[.AZ86])))/(([.AX86])*[.BB86]-([.BA86]*[.AY8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7">
            <text:p>17</text:p>
          </table:table-cell>
          <table:table-cell table:style-name="ce33" table:formula="of:=[.AC87]-((SIN(RADIANS(60)))*[.Y87])/TAN(RADIANS(60))" office:value-type="float" office:value="0.333333333333333">
            <text:p>0,33333333</text:p>
          </table:table-cell>
          <table:table-cell table:style-name="ce33" table:formula="of:=[.AD87]/(SIN(RADIANS(60)))" office:value-type="float" office:value="0.333333333333333">
            <text:p>0,33333333</text:p>
          </table:table-cell>
          <table:table-cell table:style-name="ce33" table:formula="of:=1-([.X87]+[.Y87])" office:value-type="float" office:value="0.333333333333333">
            <text:p>0,33333333</text:p>
          </table:table-cell>
          <table:table-cell table:formula="of:=SUM([.X87:.Z87])" office:value-type="float" office:value="1">
            <text:p>1</text:p>
          </table:table-cell>
          <table:table-cell/>
          <table:table-cell table:formula="of:=(([.AG87]*[.AJ87]-[.AK87]*[.AF87])/([.AE87]*[.AJ87]-[.AI87]*[.AF87]))*-1" office:value-type="float" office:value="0.5">
            <text:p>0,5</text:p>
          </table:table-cell>
          <table:table-cell table:formula="of:=([.AE87]*[.AK87]-[.AI87]*[.AG87])/([.AE87]*[.AJ87]-[.AI87]*[.AF8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7]+(1/(2*SQRT(0.75)))*[.AN8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7]-(1/(2*SQRT(0.75)))*[.AO87]" office:value-type="float" office:value="0">
            <text:p>0</text:p>
          </table:table-cell>
          <table:table-cell/>
          <table:table-cell table:style-name="ce13" table:formula="of:=((SQRT(3))/2)*[.AN18]" office:value-type="float" office:value="0.433012701892219">
            <text:p>0,4330127</text:p>
          </table:table-cell>
          <table:table-cell table:style-name="ce13" table:formula="of:=0.5*[.AN18]" office:value-type="float" office:value="0.25">
            <text:p>0,25</text:p>
          </table:table-cell>
          <table:table-cell table:style-name="ce13" table:formula="of:=1-0.5*(1-[.AL18])" office:value-type="float" office:value="0.75">
            <text:p>0,75</text:p>
          </table:table-cell>
          <table:table-cell table:style-name="ce13" table:formula="of:=((SQRT(3))/2)*(1-[.AL18])" office:value-type="float" office:value="0.433012701892219">
            <text:p>0,4330127</text:p>
          </table:table-cell>
          <table:table-cell table:style-name="ce13" table:formula="of:=1-[.AM18]" office:value-type="float" office:value="0.117519946808511">
            <text:p>0,1175199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7]-[.AQ87])/2)+[.AQ87]" office:value-type="float" office:value="0.183759973404255">
            <text:p>0,18375997</text:p>
          </table:table-cell>
          <table:table-cell table:formula="of:=[.AM87]/2" office:value-type="float" office:value="0.21650635094611">
            <text:p>0,21650635</text:p>
          </table:table-cell>
          <table:table-cell table:formula="of:=(([.AO87]-[.AN87])/2)+[.AN87]" office:value-type="float" office:value="0.5">
            <text:p>0,5</text:p>
          </table:table-cell>
          <table:table-cell table:formula="of:=(([.AM87]-[.AP87])/2)+[.AP87]" office:value-type="float" office:value="0.433012701892219">
            <text:p>0,4330127</text:p>
          </table:table-cell>
          <table:table-cell table:formula="of:=-(([.AW87]-[.AR87])/([.AV87]-[.AQ87]))*-1" office:value-type="float" office:value="1.13211838964954">
            <text:p>1,13211839</text:p>
          </table:table-cell>
          <table:table-cell office:value-type="float" office:value="1">
            <text:p>1</text:p>
          </table:table-cell>
          <table:table-cell table:formula="of:=-(([.AW87]-[.AR87])/([.AV87]-[.AQ87]))*[.AQ87]" office:value-type="float" office:value="-0.133046492932551">
            <text:p>-0,13304649</text:p>
          </table:table-cell>
          <table:table-cell table:formula="of:=-(([.AU87]-[.AP87])/([.AT87]-[.AO87]))*-1" office:value-type="float" office:value="0.382357906147599">
            <text:p>0,38235791</text:p>
          </table:table-cell>
          <table:table-cell table:style-name="ce3" office:value-type="float" office:value="1">
            <text:p>1</text:p>
          </table:table-cell>
          <table:table-cell table:formula="of:=[.AP87]-(([.AU87]-[.AP87])/([.AT87]-[.AO87]))*[.AO87]" office:value-type="float" office:value="0.14624427228152">
            <text:p>0,14624427</text:p>
          </table:table-cell>
          <table:table-cell table:formula="of:=(-([.AZ87])*[.BB87]-(-[.BC87]*[.AY87]))/(([.AX87])*[.BB87]-([.BA87]*[.AY87]))" office:value-type="float" office:value="0.37250664893617">
            <text:p>0,37250665</text:p>
          </table:table-cell>
          <table:table-cell table:formula="of:=([.AX87]*(-[.BC87])-([.BA87]*(-[.AZ87])))/(([.AX87])*[.BB87]-([.BA87]*[.AY8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8">
            <text:p>18</text:p>
          </table:table-cell>
          <table:table-cell table:style-name="ce33" table:formula="of:=[.AC88]-((SIN(RADIANS(60)))*[.Y88])/TAN(RADIANS(60))" office:value-type="float" office:value="0.333333333333333">
            <text:p>0,33333333</text:p>
          </table:table-cell>
          <table:table-cell table:style-name="ce33" table:formula="of:=[.AD88]/(SIN(RADIANS(60)))" office:value-type="float" office:value="0.333333333333333">
            <text:p>0,33333333</text:p>
          </table:table-cell>
          <table:table-cell table:style-name="ce33" table:formula="of:=1-([.X88]+[.Y88])" office:value-type="float" office:value="0.333333333333333">
            <text:p>0,33333333</text:p>
          </table:table-cell>
          <table:table-cell table:formula="of:=SUM([.X88:.Z88])" office:value-type="float" office:value="1">
            <text:p>1</text:p>
          </table:table-cell>
          <table:table-cell/>
          <table:table-cell table:formula="of:=(([.AG88]*[.AJ88]-[.AK88]*[.AF88])/([.AE88]*[.AJ88]-[.AI88]*[.AF88]))*-1" office:value-type="float" office:value="0.5">
            <text:p>0,5</text:p>
          </table:table-cell>
          <table:table-cell table:formula="of:=([.AE88]*[.AK88]-[.AI88]*[.AG88])/([.AE88]*[.AJ88]-[.AI88]*[.AF8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8]+(1/(2*SQRT(0.75)))*[.AN8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8]-(1/(2*SQRT(0.75)))*[.AO88]" office:value-type="float" office:value="0">
            <text:p>0</text:p>
          </table:table-cell>
          <table:table-cell/>
          <table:table-cell table:style-name="ce13" table:formula="of:=((SQRT(3))/2)*[.AN19]" office:value-type="float" office:value="0.433012701892219">
            <text:p>0,4330127</text:p>
          </table:table-cell>
          <table:table-cell table:style-name="ce13" table:formula="of:=0.5*[.AN19]" office:value-type="float" office:value="0.25">
            <text:p>0,25</text:p>
          </table:table-cell>
          <table:table-cell table:style-name="ce13" table:formula="of:=1-0.5*(1-[.AL19])" office:value-type="float" office:value="0.75">
            <text:p>0,75</text:p>
          </table:table-cell>
          <table:table-cell table:style-name="ce13" table:formula="of:=((SQRT(3))/2)*(1-[.AL19])" office:value-type="float" office:value="0.433012701892219">
            <text:p>0,4330127</text:p>
          </table:table-cell>
          <table:table-cell table:style-name="ce13" table:formula="of:=1-[.AM19]" office:value-type="float" office:value="0.117593209054594">
            <text:p>0,1175932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8]-[.AQ88])/2)+[.AQ88]" office:value-type="float" office:value="0.183796604527297">
            <text:p>0,1837966</text:p>
          </table:table-cell>
          <table:table-cell table:formula="of:=[.AM88]/2" office:value-type="float" office:value="0.21650635094611">
            <text:p>0,21650635</text:p>
          </table:table-cell>
          <table:table-cell table:formula="of:=(([.AO88]-[.AN88])/2)+[.AN88]" office:value-type="float" office:value="0.5">
            <text:p>0,5</text:p>
          </table:table-cell>
          <table:table-cell table:formula="of:=(([.AM88]-[.AP88])/2)+[.AP88]" office:value-type="float" office:value="0.433012701892219">
            <text:p>0,4330127</text:p>
          </table:table-cell>
          <table:table-cell table:formula="of:=-(([.AW88]-[.AR88])/([.AV88]-[.AQ88]))*-1" office:value-type="float" office:value="1.13233528312011">
            <text:p>1,13233528</text:p>
          </table:table-cell>
          <table:table-cell office:value-type="float" office:value="1">
            <text:p>1</text:p>
          </table:table-cell>
          <table:table-cell table:formula="of:=-(([.AW88]-[.AR88])/([.AV88]-[.AQ88]))*[.AQ88]" office:value-type="float" office:value="-0.133154939667836">
            <text:p>-0,13315494</text:p>
          </table:table-cell>
          <table:table-cell table:formula="of:=-(([.AU88]-[.AP88])/([.AT88]-[.AO88]))*-1" office:value-type="float" office:value="0.382382643193717">
            <text:p>0,38238264</text:p>
          </table:table-cell>
          <table:table-cell table:style-name="ce3" office:value-type="float" office:value="1">
            <text:p>1</text:p>
          </table:table-cell>
          <table:table-cell table:formula="of:=[.AP88]-(([.AU88]-[.AP88])/([.AT88]-[.AO88]))*[.AO88]" office:value-type="float" office:value="0.146225719496932">
            <text:p>0,14622572</text:p>
          </table:table-cell>
          <table:table-cell table:formula="of:=(-([.AZ88])*[.BB88]-(-[.BC88]*[.AY88]))/(([.AX88])*[.BB88]-([.BA88]*[.AY88]))" office:value-type="float" office:value="0.372531069684864">
            <text:p>0,37253107</text:p>
          </table:table-cell>
          <table:table-cell table:formula="of:=([.AX88]*(-[.BC88])-([.BA88]*(-[.AZ88])))/(([.AX88])*[.BB88]-([.BA88]*[.AY8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9">
            <text:p>19</text:p>
          </table:table-cell>
          <table:table-cell table:style-name="ce33" table:formula="of:=[.AC89]-((SIN(RADIANS(60)))*[.Y89])/TAN(RADIANS(60))" office:value-type="float" office:value="0.333333333333333">
            <text:p>0,33333333</text:p>
          </table:table-cell>
          <table:table-cell table:style-name="ce33" table:formula="of:=[.AD89]/(SIN(RADIANS(60)))" office:value-type="float" office:value="0.333333333333333">
            <text:p>0,33333333</text:p>
          </table:table-cell>
          <table:table-cell table:style-name="ce33" table:formula="of:=1-([.X89]+[.Y89])" office:value-type="float" office:value="0.333333333333333">
            <text:p>0,33333333</text:p>
          </table:table-cell>
          <table:table-cell table:formula="of:=SUM([.X89:.Z89])" office:value-type="float" office:value="1">
            <text:p>1</text:p>
          </table:table-cell>
          <table:table-cell/>
          <table:table-cell table:formula="of:=(([.AG89]*[.AJ89]-[.AK89]*[.AF89])/([.AE89]*[.AJ89]-[.AI89]*[.AF89]))*-1" office:value-type="float" office:value="0.5">
            <text:p>0,5</text:p>
          </table:table-cell>
          <table:table-cell table:formula="of:=([.AE89]*[.AK89]-[.AI89]*[.AG89])/([.AE89]*[.AJ89]-[.AI89]*[.AF8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9]+(1/(2*SQRT(0.75)))*[.AN8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9]-(1/(2*SQRT(0.75)))*[.AO89]" office:value-type="float" office:value="0">
            <text:p>0</text:p>
          </table:table-cell>
          <table:table-cell/>
          <table:table-cell table:style-name="ce13" table:formula="of:=((SQRT(3))/2)*[.AN20]" office:value-type="float" office:value="0.433012701892219">
            <text:p>0,4330127</text:p>
          </table:table-cell>
          <table:table-cell table:style-name="ce13" table:formula="of:=0.5*[.AN20]" office:value-type="float" office:value="0.25">
            <text:p>0,25</text:p>
          </table:table-cell>
          <table:table-cell table:style-name="ce13" table:formula="of:=1-0.5*(1-[.AL20])" office:value-type="float" office:value="0.75">
            <text:p>0,75</text:p>
          </table:table-cell>
          <table:table-cell table:style-name="ce13" table:formula="of:=((SQRT(3))/2)*(1-[.AL20])" office:value-type="float" office:value="0.433012701892219">
            <text:p>0,4330127</text:p>
          </table:table-cell>
          <table:table-cell table:style-name="ce13" table:formula="of:=1-[.AM20]" office:value-type="float" office:value="0.104108692093633">
            <text:p>0,10410869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9]-[.AQ89])/2)+[.AQ89]" office:value-type="float" office:value="0.177054346046816">
            <text:p>0,17705435</text:p>
          </table:table-cell>
          <table:table-cell table:formula="of:=[.AM89]/2" office:value-type="float" office:value="0.21650635094611">
            <text:p>0,21650635</text:p>
          </table:table-cell>
          <table:table-cell table:formula="of:=(([.AO89]-[.AN89])/2)+[.AN89]" office:value-type="float" office:value="0.5">
            <text:p>0,5</text:p>
          </table:table-cell>
          <table:table-cell table:formula="of:=(([.AM89]-[.AP89])/2)+[.AP89]" office:value-type="float" office:value="0.433012701892219">
            <text:p>0,4330127</text:p>
          </table:table-cell>
          <table:table-cell table:formula="of:=-(([.AW89]-[.AR89])/([.AV89]-[.AQ89]))*-1" office:value-type="float" office:value="1.09376663049806">
            <text:p>1,09376663</text:p>
          </table:table-cell>
          <table:table-cell office:value-type="float" office:value="1">
            <text:p>1</text:p>
          </table:table-cell>
          <table:table-cell table:formula="of:=-(([.AW89]-[.AR89])/([.AV89]-[.AQ89]))*[.AQ89]" office:value-type="float" office:value="-0.113870613356813">
            <text:p>-0,11387061</text:p>
          </table:table-cell>
          <table:table-cell table:formula="of:=-(([.AU89]-[.AP89])/([.AT89]-[.AO89]))*-1" office:value-type="float" office:value="0.377882875020116">
            <text:p>0,37788288</text:p>
          </table:table-cell>
          <table:table-cell table:style-name="ce3" office:value-type="float" office:value="1">
            <text:p>1</text:p>
          </table:table-cell>
          <table:table-cell table:formula="of:=[.AP89]-(([.AU89]-[.AP89])/([.AT89]-[.AO89]))*[.AO89]" office:value-type="float" office:value="0.149600545627132">
            <text:p>0,14960055</text:p>
          </table:table-cell>
          <table:table-cell table:formula="of:=(-([.AZ89])*[.BB89]-(-[.BC89]*[.AY89]))/(([.AX89])*[.BB89]-([.BA89]*[.AY89]))" office:value-type="float" office:value="0.368036230697878">
            <text:p>0,36803623</text:p>
          </table:table-cell>
          <table:table-cell table:formula="of:=([.AX89]*(-[.BC89])-([.BA89]*(-[.AZ89])))/(([.AX89])*[.BB89]-([.BA89]*[.AY8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20">
            <text:p>20</text:p>
          </table:table-cell>
          <table:table-cell table:style-name="ce33" table:formula="of:=[.AC90]-((SIN(RADIANS(60)))*[.Y90])/TAN(RADIANS(60))" office:value-type="float" office:value="0.333333333333333">
            <text:p>0,33333333</text:p>
          </table:table-cell>
          <table:table-cell table:style-name="ce33" table:formula="of:=[.AD90]/(SIN(RADIANS(60)))" office:value-type="float" office:value="0.333333333333333">
            <text:p>0,33333333</text:p>
          </table:table-cell>
          <table:table-cell table:style-name="ce33" table:formula="of:=1-([.X90]+[.Y90])" office:value-type="float" office:value="0.333333333333333">
            <text:p>0,33333333</text:p>
          </table:table-cell>
          <table:table-cell table:formula="of:=SUM([.X90:.Z90])" office:value-type="float" office:value="1">
            <text:p>1</text:p>
          </table:table-cell>
          <table:table-cell/>
          <table:table-cell table:formula="of:=(([.AG90]*[.AJ90]-[.AK90]*[.AF90])/([.AE90]*[.AJ90]-[.AI90]*[.AF90]))*-1" office:value-type="float" office:value="0.5">
            <text:p>0,5</text:p>
          </table:table-cell>
          <table:table-cell table:formula="of:=([.AE90]*[.AK90]-[.AI90]*[.AG90])/([.AE90]*[.AJ90]-[.AI90]*[.AF9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0]+(1/(2*SQRT(0.75)))*[.AN9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0]-(1/(2*SQRT(0.75)))*[.AO90]" office:value-type="float" office:value="0">
            <text:p>0</text:p>
          </table:table-cell>
          <table:table-cell/>
          <table:table-cell table:style-name="ce13" table:formula="of:=((SQRT(3))/2)*[.AN21]" office:value-type="float" office:value="0.433012701892219">
            <text:p>0,4330127</text:p>
          </table:table-cell>
          <table:table-cell table:style-name="ce13" table:formula="of:=0.5*[.AN21]" office:value-type="float" office:value="0.25">
            <text:p>0,25</text:p>
          </table:table-cell>
          <table:table-cell table:style-name="ce13" table:formula="of:=1-0.5*(1-[.AL21])" office:value-type="float" office:value="0.75">
            <text:p>0,75</text:p>
          </table:table-cell>
          <table:table-cell table:style-name="ce13" table:formula="of:=((SQRT(3))/2)*(1-[.AL21])" office:value-type="float" office:value="0.433012701892219">
            <text:p>0,4330127</text:p>
          </table:table-cell>
          <table:table-cell table:style-name="ce13" table:formula="of:=1-[.AM21]" office:value-type="float" office:value="0.118547319655857">
            <text:p>0,1185473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0]-[.AQ90])/2)+[.AQ90]" office:value-type="float" office:value="0.184273659827928">
            <text:p>0,18427366</text:p>
          </table:table-cell>
          <table:table-cell table:formula="of:=[.AM90]/2" office:value-type="float" office:value="0.21650635094611">
            <text:p>0,21650635</text:p>
          </table:table-cell>
          <table:table-cell table:formula="of:=(([.AO90]-[.AN90])/2)+[.AN90]" office:value-type="float" office:value="0.5">
            <text:p>0,5</text:p>
          </table:table-cell>
          <table:table-cell table:formula="of:=(([.AM90]-[.AP90])/2)+[.AP90]" office:value-type="float" office:value="0.433012701892219">
            <text:p>0,4330127</text:p>
          </table:table-cell>
          <table:table-cell table:formula="of:=-(([.AW90]-[.AR90])/([.AV90]-[.AQ90]))*-1" office:value-type="float" office:value="1.13516754293497">
            <text:p>1,13516754</text:p>
          </table:table-cell>
          <table:table-cell office:value-type="float" office:value="1">
            <text:p>1</text:p>
          </table:table-cell>
          <table:table-cell table:formula="of:=-(([.AW90]-[.AR90])/([.AV90]-[.AQ90]))*[.AQ90]" office:value-type="float" office:value="-0.134571069575265">
            <text:p>-0,13457107</text:p>
          </table:table-cell>
          <table:table-cell table:formula="of:=-(([.AU90]-[.AP90])/([.AT90]-[.AO90]))*-1" office:value-type="float" office:value="0.382705091794483">
            <text:p>0,38270509</text:p>
          </table:table-cell>
          <table:table-cell table:style-name="ce3" office:value-type="float" office:value="1">
            <text:p>1</text:p>
          </table:table-cell>
          <table:table-cell table:formula="of:=[.AP90]-(([.AU90]-[.AP90])/([.AT90]-[.AO90]))*[.AO90]" office:value-type="float" office:value="0.145983883046357">
            <text:p>0,14598388</text:p>
          </table:table-cell>
          <table:table-cell table:formula="of:=(-([.AZ90])*[.BB90]-(-[.BC90]*[.AY90]))/(([.AX90])*[.BB90]-([.BA90]*[.AY90]))" office:value-type="float" office:value="0.372849106551952">
            <text:p>0,37284911</text:p>
          </table:table-cell>
          <table:table-cell table:formula="of:=([.AX90]*(-[.BC90])-([.BA90]*(-[.AZ90])))/(([.AX90])*[.BB90]-([.BA90]*[.AY9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1]-((SIN(RADIANS(60)))*[.Y91])/TAN(RADIANS(60))" office:value-type="float" office:value="0.0465462978371417">
            <text:p>0,0465463</text:p>
          </table:table-cell>
          <table:table-cell table:style-name="ce33" table:formula="of:=[.AD91]/(SIN(RADIANS(60)))" office:value-type="float" office:value="0.140632764614327">
            <text:p>0,14063276</text:p>
          </table:table-cell>
          <table:table-cell table:style-name="ce33" table:formula="of:=1-([.X91]+[.Y91])" office:value-type="float" office:value="0.812820937548531">
            <text:p>0,81282094</text:p>
          </table:table-cell>
          <table:table-cell table:number-columns-repeated="2"/>
          <table:table-cell table:formula="of:=(([.AG91]*[.AJ91]-[.AK91]*[.AF91])/([.AE91]*[.AJ91]-[.AI91]*[.AF91]))*-1" office:value-type="float" office:value="0.116862680144305">
            <text:p>0,11686268</text:p>
          </table:table-cell>
          <table:table-cell table:formula="of:=([.AE91]*[.AK91]-[.AI91]*[.AG91])/([.AE91]*[.AJ91]-[.AI91]*[.AF91])" office:value-type="float" office:value="0.121791546760445">
            <text:p>0,1217915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1]+(1/(2*SQRT(0.75)))*[.AN91]" office:value-type="float" office:value="0.189262246599981">
            <text:p>0,1892622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1]-(1/(2*SQRT(0.75)))*[.AO91]" office:value-type="float" office:value="0.0543208469209089">
            <text:p>0,05432085</text:p>
          </table:table-cell>
          <table:table-cell/>
          <table:table-cell table:style-name="ce13" table:formula="of:=((SQRT(3))/2)*[.AN22]" office:value-type="float" office:value="0.141946684949985">
            <text:p>0,14194668</text:p>
          </table:table-cell>
          <table:table-cell table:style-name="ce13" table:formula="of:=0.5*[.AN22]" office:value-type="float" office:value="0.0819529567664491">
            <text:p>0,08195296</text:p>
          </table:table-cell>
          <table:table-cell table:style-name="ce13" table:formula="of:=1-0.5*(1-[.AL22])" office:value-type="float" office:value="0.726478383305704">
            <text:p>0,72647838</text:p>
          </table:table-cell>
          <table:table-cell table:style-name="ce13" table:formula="of:=((SQRT(3))/2)*(1-[.AL22])" office:value-type="float" office:value="0.473753337082901">
            <text:p>0,47375334</text:p>
          </table:table-cell>
          <table:table-cell table:style-name="ce13" table:formula="of:=1-[.AM22]" office:value-type="float" office:value="0.116862680139142">
            <text:p>0,116862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1]-[.AQ91])/2)+[.AQ91]" office:value-type="float" office:value="0.0994078184527955">
            <text:p>0,09940782</text:p>
          </table:table-cell>
          <table:table-cell table:formula="of:=[.AM91]/2" office:value-type="float" office:value="0.0709733424749927">
            <text:p>0,07097334</text:p>
          </table:table-cell>
          <table:table-cell table:formula="of:=(([.AO91]-[.AN91])/2)+[.AN91]" office:value-type="float" office:value="0.404215670036076">
            <text:p>0,40421567</text:p>
          </table:table-cell>
          <table:table-cell table:formula="of:=(([.AM91]-[.AP91])/2)+[.AP91]" office:value-type="float" office:value="0.307850011016443">
            <text:p>0,30785001</text:p>
          </table:table-cell>
          <table:table-cell table:formula="of:=-(([.AW91]-[.AR91])/([.AV91]-[.AQ91]))*-1" office:value-type="float" office:value="1.0713304605839">
            <text:p>1,07133046</text:p>
          </table:table-cell>
          <table:table-cell office:value-type="float" office:value="1">
            <text:p>1</text:p>
          </table:table-cell>
          <table:table-cell table:formula="of:=-(([.AW91]-[.AR91])/([.AV91]-[.AQ91]))*[.AQ91]" office:value-type="float" office:value="-0.125198548938536">
            <text:p>-0,12519855</text:p>
          </table:table-cell>
          <table:table-cell table:formula="of:=-(([.AU91]-[.AP91])/([.AT91]-[.AO91]))*-1" office:value-type="float" office:value="0.642320046871262">
            <text:p>0,64232005</text:p>
          </table:table-cell>
          <table:table-cell table:style-name="ce3" office:value-type="float" office:value="1">
            <text:p>1</text:p>
          </table:table-cell>
          <table:table-cell table:formula="of:=[.AP91]-(([.AU91]-[.AP91])/([.AT91]-[.AO91]))*[.AO91]" office:value-type="float" office:value="0.00712170786702321">
            <text:p>0,00712171</text:p>
          </table:table-cell>
          <table:table-cell table:formula="of:=(-([.AZ91])*[.BB91]-(-[.BC91]*[.AY91]))/(([.AX91])*[.BB91]-([.BA91]*[.AY91]))" office:value-type="float" office:value="0.308431340070432">
            <text:p>0,30843134</text:p>
          </table:table-cell>
          <table:table-cell table:formula="of:=([.AX91]*(-[.BC91])-([.BA91]*(-[.AZ91])))/(([.AX91])*[.BB91]-([.BA91]*[.AY91]))*-1" office:value-type="float" office:value="0.205233340677629">
            <text:p>0,20523334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2]-((SIN(RADIANS(60)))*[.Y92])/TAN(RADIANS(60))" office:value-type="float" office:value="0.0470510271774203">
            <text:p>0,04705103</text:p>
          </table:table-cell>
          <table:table-cell table:style-name="ce33" table:formula="of:=[.AD92]/(SIN(RADIANS(60)))" office:value-type="float" office:value="0.138170974151198">
            <text:p>0,13817097</text:p>
          </table:table-cell>
          <table:table-cell table:style-name="ce33" table:formula="of:=1-([.X92]+[.Y92])" office:value-type="float" office:value="0.814777998671382">
            <text:p>0,814778</text:p>
          </table:table-cell>
          <table:table-cell table:number-columns-repeated="2"/>
          <table:table-cell table:formula="of:=(([.AG92]*[.AJ92]-[.AK92]*[.AF92])/([.AE92]*[.AJ92]-[.AI92]*[.AF92]))*-1" office:value-type="float" office:value="0.116136514253019">
            <text:p>0,11613651</text:p>
          </table:table-cell>
          <table:table-cell table:formula="of:=([.AE92]*[.AK92]-[.AI92]*[.AG92])/([.AE92]*[.AJ92]-[.AI92]*[.AF92])" office:value-type="float" office:value="0.11965957368058">
            <text:p>0,1196595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2]+(1/(2*SQRT(0.75)))*[.AN92]" office:value-type="float" office:value="0.186711021447306">
            <text:p>0,1867110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2]-(1/(2*SQRT(0.75)))*[.AO92]" office:value-type="float" office:value="0.0526081259138548">
            <text:p>0,05260813</text:p>
          </table:table-cell>
          <table:table-cell/>
          <table:table-cell table:style-name="ce13" table:formula="of:=((SQRT(3))/2)*[.AN23]" office:value-type="float" office:value="0.140033266085479">
            <text:p>0,14003327</text:p>
          </table:table-cell>
          <table:table-cell table:style-name="ce13" table:formula="of:=0.5*[.AN23]" office:value-type="float" office:value="0.080848243869954">
            <text:p>0,08084824</text:p>
          </table:table-cell>
          <table:table-cell table:style-name="ce13" table:formula="of:=1-0.5*(1-[.AL23])" office:value-type="float" office:value="0.727220013256556">
            <text:p>0,72722001</text:p>
          </table:table-cell>
          <table:table-cell table:style-name="ce13" table:formula="of:=((SQRT(3))/2)*(1-[.AL23])" office:value-type="float" office:value="0.47246879632761">
            <text:p>0,4724688</text:p>
          </table:table-cell>
          <table:table-cell table:style-name="ce13" table:formula="of:=1-[.AM23]" office:value-type="float" office:value="0.116136514247846">
            <text:p>0,1161365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2]-[.AQ92])/2)+[.AQ92]" office:value-type="float" office:value="0.0984923790589">
            <text:p>0,09849238</text:p>
          </table:table-cell>
          <table:table-cell table:formula="of:=[.AM92]/2" office:value-type="float" office:value="0.0700166330427397">
            <text:p>0,07001663</text:p>
          </table:table-cell>
          <table:table-cell table:formula="of:=(([.AO92]-[.AN92])/2)+[.AN92]" office:value-type="float" office:value="0.404034128563255">
            <text:p>0,40403413</text:p>
          </table:table-cell>
          <table:table-cell table:formula="of:=(([.AM92]-[.AP92])/2)+[.AP92]" office:value-type="float" office:value="0.306251031206545">
            <text:p>0,30625103</text:p>
          </table:table-cell>
          <table:table-cell table:formula="of:=-(([.AW92]-[.AR92])/([.AV92]-[.AQ92]))*-1" office:value-type="float" office:value="1.06374980541183">
            <text:p>1,06374981</text:p>
          </table:table-cell>
          <table:table-cell office:value-type="float" office:value="1">
            <text:p>1</text:p>
          </table:table-cell>
          <table:table-cell table:formula="of:=-(([.AW92]-[.AR92])/([.AV92]-[.AQ92]))*[.AQ92]" office:value-type="float" office:value="-0.123540194432354">
            <text:p>-0,12354019</text:p>
          </table:table-cell>
          <table:table-cell table:formula="of:=-(([.AU92]-[.AP92])/([.AT92]-[.AO92]))*-1" office:value-type="float" office:value="0.640105733221757">
            <text:p>0,64010573</text:p>
          </table:table-cell>
          <table:table-cell table:style-name="ce3" office:value-type="float" office:value="1">
            <text:p>1</text:p>
          </table:table-cell>
          <table:table-cell table:formula="of:=[.AP92]-(([.AU92]-[.AP92])/([.AT92]-[.AO92]))*[.AO92]" office:value-type="float" office:value="0.00697109652848726">
            <text:p>0,0069711</text:p>
          </table:table-cell>
          <table:table-cell table:formula="of:=(-([.AZ92])*[.BB92]-(-[.BC92]*[.AY92]))/(([.AX92])*[.BB92]-([.BA92]*[.AY92]))" office:value-type="float" office:value="0.308068257124785">
            <text:p>0,30806826</text:p>
          </table:table-cell>
          <table:table-cell table:formula="of:=([.AX92]*(-[.BC92])-([.BA92]*(-[.AZ92])))/(([.AX92])*[.BB92]-([.BA92]*[.AY92]))*-1" office:value-type="float" office:value="0.204167354137697">
            <text:p>0,20416735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3]-((SIN(RADIANS(60)))*[.Y93])/TAN(RADIANS(60))" office:value-type="float" office:value="0.317880794703712">
            <text:p>0,31788079</text:p>
          </table:table-cell>
          <table:table-cell table:style-name="ce33" table:formula="of:=[.AD93]/(SIN(RADIANS(60)))" office:value-type="float" office:value="0.331125827811565">
            <text:p>0,33112583</text:p>
          </table:table-cell>
          <table:table-cell table:style-name="ce33" table:formula="of:=1-([.X93]+[.Y93])" office:value-type="float" office:value="0.350993377484723">
            <text:p>0,35099338</text:p>
          </table:table-cell>
          <table:table-cell table:number-columns-repeated="2"/>
          <table:table-cell table:formula="of:=(([.AG93]*[.AJ93]-[.AK93]*[.AF93])/([.AE93]*[.AJ93]-[.AI93]*[.AF93]))*-1" office:value-type="float" office:value="0.483443708609494">
            <text:p>0,48344371</text:p>
          </table:table-cell>
          <table:table-cell table:formula="of:=([.AE93]*[.AK93]-[.AI93]*[.AG93])/([.AE93]*[.AJ93]-[.AI93]*[.AF93])" office:value-type="float" office:value="0.286763378733967">
            <text:p>0,2867633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3]+(1/(2*SQRT(0.75)))*[.AN93]" office:value-type="float" office:value="0.56587973403769">
            <text:p>0,5658797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3]-(1/(2*SQRT(0.75)))*[.AO93]" office:value-type="float" office:value="0.0076470234302447">
            <text:p>0,00764702</text:p>
          </table:table-cell>
          <table:table-cell/>
          <table:table-cell table:style-name="ce13" table:formula="of:=((SQRT(3))/2)*[.AN24]" office:value-type="float" office:value="0.424409800528267">
            <text:p>0,4244098</text:p>
          </table:table-cell>
          <table:table-cell table:style-name="ce13" table:formula="of:=0.5*[.AN24]" office:value-type="float" office:value="0.245033112581711">
            <text:p>0,24503311</text:p>
          </table:table-cell>
          <table:table-cell table:style-name="ce13" table:formula="of:=1-0.5*(1-[.AL24])" office:value-type="float" office:value="0.746688741723037">
            <text:p>0,74668874</text:p>
          </table:table-cell>
          <table:table-cell table:style-name="ce13" table:formula="of:=((SQRT(3))/2)*(1-[.AL24])" office:value-type="float" office:value="0.438747969464903">
            <text:p>0,43874797</text:p>
          </table:table-cell>
          <table:table-cell table:style-name="ce13" table:formula="of:=1-[.AM24]" office:value-type="float" office:value="0.483443708609271">
            <text:p>0,48344371</text:p>
          </table:table-cell>
          <table:table-cell table:style-name="ce13" office:value-type="float" office:value="0">
            <text:p>0</text:p>
          </table:table-cell>
          <table:table-cell table:style-name="ce3"/>
          <table:table-cell table:formula="of:=(([.AN93]-[.AQ93])/2)+[.AQ93]" office:value-type="float" office:value="0.364238410595491">
            <text:p>0,36423841</text:p>
          </table:table-cell>
          <table:table-cell table:formula="of:=[.AM93]/2" office:value-type="float" office:value="0.212204900264134">
            <text:p>0,2122049</text:p>
          </table:table-cell>
          <table:table-cell table:formula="of:=(([.AO93]-[.AN93])/2)+[.AN93]" office:value-type="float" office:value="0.495860927152374">
            <text:p>0,49586093</text:p>
          </table:table-cell>
          <table:table-cell table:formula="of:=(([.AM93]-[.AP93])/2)+[.AP93]" office:value-type="float" office:value="0.431578884996585">
            <text:p>0,43157888</text:p>
          </table:table-cell>
          <table:table-cell table:formula="of:=-(([.AW93]-[.AR93])/([.AV93]-[.AQ93]))*-1" office:value-type="float" office:value="34.7564862049018">
            <text:p>34,7564862</text:p>
          </table:table-cell>
          <table:table-cell office:value-type="float" office:value="1">
            <text:p>1</text:p>
          </table:table-cell>
          <table:table-cell table:formula="of:=-(([.AW93]-[.AR93])/([.AV93]-[.AQ93]))*[.AQ93]" office:value-type="float" office:value="-16.8028045891247">
            <text:p>-16,80280459</text:p>
          </table:table-cell>
          <table:table-cell table:formula="of:=-(([.AU93]-[.AP93])/([.AT93]-[.AO93]))*-1" office:value-type="float" office:value="0.592346380072078">
            <text:p>0,59234638</text:p>
          </table:table-cell>
          <table:table-cell table:style-name="ce3" office:value-type="float" office:value="1">
            <text:p>1</text:p>
          </table:table-cell>
          <table:table-cell table:formula="of:=[.AP93]-(([.AU93]-[.AP93])/([.AT93]-[.AO93]))*[.AO93]" office:value-type="float" office:value="-0.00355040373531251">
            <text:p>-0,0035504</text:p>
          </table:table-cell>
          <table:table-cell table:formula="of:=(-([.AZ93])*[.BB93]-(-[.BC93]*[.AY93]))/(([.AX93])*[.BB93]-([.BA93]*[.AY93]))" office:value-type="float" office:value="0.491721854304673">
            <text:p>0,49172185</text:p>
          </table:table-cell>
          <table:table-cell table:formula="of:=([.AX93]*(-[.BC93])-([.BA93]*(-[.AZ93])))/(([.AX93])*[.BB93]-([.BA93]*[.AY93]))*-1" office:value-type="float" office:value="0.28771925666439">
            <text:p>0,28771926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4]-((SIN(RADIANS(60)))*[.Y94])/TAN(RADIANS(60))" office:value-type="float" office:value="0.309210526317592">
            <text:p>0,30921053</text:p>
          </table:table-cell>
          <table:table-cell table:style-name="ce33" table:formula="of:=[.AD94]/(SIN(RADIANS(60)))" office:value-type="float" office:value="0.335526315786488">
            <text:p>0,33552632</text:p>
          </table:table-cell>
          <table:table-cell table:style-name="ce33" table:formula="of:=1-([.X94]+[.Y94])" office:value-type="float" office:value="0.35526315789592">
            <text:p>0,35526316</text:p>
          </table:table-cell>
          <table:table-cell table:number-columns-repeated="2"/>
          <table:table-cell table:formula="of:=(([.AG94]*[.AJ94]-[.AK94]*[.AF94])/([.AE94]*[.AJ94]-[.AI94]*[.AF94]))*-1" office:value-type="float" office:value="0.476973684210836">
            <text:p>0,47697368</text:p>
          </table:table-cell>
          <table:table-cell table:formula="of:=([.AE94]*[.AK94]-[.AI94]*[.AG94])/([.AE94]*[.AJ94]-[.AI94]*[.AF94])" office:value-type="float" office:value="0.290574313109299">
            <text:p>0,2905743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4]+(1/(2*SQRT(0.75)))*[.AN94]" office:value-type="float" office:value="0.565955198084793">
            <text:p>0,565955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4]-(1/(2*SQRT(0.75)))*[.AO94]" office:value-type="float" office:value="0.0151934281338049">
            <text:p>0,01519343</text:p>
          </table:table-cell>
          <table:table-cell/>
          <table:table-cell table:style-name="ce13" table:formula="of:=((SQRT(3))/2)*[.AN25]" office:value-type="float" office:value="0.424466398563594">
            <text:p>0,4244664</text:p>
          </table:table-cell>
          <table:table-cell table:style-name="ce13" table:formula="of:=0.5*[.AN25]" office:value-type="float" office:value="0.245065789472642">
            <text:p>0,24506579</text:p>
          </table:table-cell>
          <table:table-cell table:style-name="ce13" table:formula="of:=1-0.5*(1-[.AL25])" office:value-type="float" office:value="0.743421052632776">
            <text:p>0,74342105</text:p>
          </table:table-cell>
          <table:table-cell table:style-name="ce13" table:formula="of:=((SQRT(3))/2)*(1-[.AL25])" office:value-type="float" office:value="0.444407772992573">
            <text:p>0,44440777</text:p>
          </table:table-cell>
          <table:table-cell table:style-name="ce13" table:formula="of:=1-[.AM25]" office:value-type="float" office:value="0.476973684210526">
            <text:p>0,476973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4]-[.AQ94])/2)+[.AQ94]" office:value-type="float" office:value="0.361019736841584">
            <text:p>0,36101974</text:p>
          </table:table-cell>
          <table:table-cell table:formula="of:=[.AM94]/2" office:value-type="float" office:value="0.212233199281797">
            <text:p>0,2122332</text:p>
          </table:table-cell>
          <table:table-cell table:formula="of:=(([.AO94]-[.AN94])/2)+[.AN94]" office:value-type="float" office:value="0.494243421052709">
            <text:p>0,49424342</text:p>
          </table:table-cell>
          <table:table-cell table:formula="of:=(([.AM94]-[.AP94])/2)+[.AP94]" office:value-type="float" office:value="0.434437085778084">
            <text:p>0,43443709</text:p>
          </table:table-cell>
          <table:table-cell table:formula="of:=-(([.AW94]-[.AR94])/([.AV94]-[.AQ94]))*-1" office:value-type="float" office:value="25.1559760144653">
            <text:p>25,15597601</text:p>
          </table:table-cell>
          <table:table-cell office:value-type="float" office:value="1">
            <text:p>1</text:p>
          </table:table-cell>
          <table:table-cell table:formula="of:=-(([.AW94]-[.AR94])/([.AV94]-[.AQ94]))*[.AQ94]" office:value-type="float" office:value="-11.9987385595311">
            <text:p>-11,99873856</text:p>
          </table:table-cell>
          <table:table-cell table:formula="of:=-(([.AU94]-[.AP94])/([.AT94]-[.AO94]))*-1" office:value-type="float" office:value="0.607148992754914">
            <text:p>0,60714899</text:p>
          </table:table-cell>
          <table:table-cell table:style-name="ce3" office:value-type="float" office:value="1">
            <text:p>1</text:p>
          </table:table-cell>
          <table:table-cell table:formula="of:=[.AP94]-(([.AU94]-[.AP94])/([.AT94]-[.AO94]))*[.AO94]" office:value-type="float" office:value="-0.00695957030621464">
            <text:p>-0,00695957</text:p>
          </table:table-cell>
          <table:table-cell table:formula="of:=(-([.AZ94])*[.BB94]-(-[.BC94]*[.AY94]))/(([.AX94])*[.BB94]-([.BA94]*[.AY94]))" office:value-type="float" office:value="0.488486842105315">
            <text:p>0,48848684</text:p>
          </table:table-cell>
          <table:table-cell table:formula="of:=([.AX94]*(-[.BC94])-([.BA94]*(-[.AZ94])))/(([.AX94])*[.BB94]-([.BA94]*[.AY94]))*-1" office:value-type="float" office:value="0.289624723852056">
            <text:p>0,2896247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5]-((SIN(RADIANS(60)))*[.Y95])/TAN(RADIANS(60))" office:value-type="float" office:value="0.300653594773121">
            <text:p>0,30065359</text:p>
          </table:table-cell>
          <table:table-cell table:style-name="ce33" table:formula="of:=[.AD95]/(SIN(RADIANS(60)))" office:value-type="float" office:value="0.339869281042786">
            <text:p>0,33986928</text:p>
          </table:table-cell>
          <table:table-cell table:style-name="ce33" table:formula="of:=1-([.X95]+[.Y95])" office:value-type="float" office:value="0.359477124184093">
            <text:p>0,35947712</text:p>
          </table:table-cell>
          <table:table-cell table:number-columns-repeated="2"/>
          <table:table-cell table:formula="of:=(([.AG95]*[.AJ95]-[.AK95]*[.AF95])/([.AE95]*[.AJ95]-[.AI95]*[.AF95]))*-1" office:value-type="float" office:value="0.470588235294514">
            <text:p>0,47058824</text:p>
          </table:table-cell>
          <table:table-cell table:formula="of:=([.AE95]*[.AK95]-[.AI95]*[.AG95])/([.AE95]*[.AJ95]-[.AI95]*[.AF95])" office:value-type="float" office:value="0.294335431349005">
            <text:p>0,294335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5]+(1/(2*SQRT(0.75)))*[.AN95]" office:value-type="float" office:value="0.566029675673764">
            <text:p>0,5660296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5]-(1/(2*SQRT(0.75)))*[.AO95]" office:value-type="float" office:value="0.0226411870242468">
            <text:p>0,02264119</text:p>
          </table:table-cell>
          <table:table-cell/>
          <table:table-cell table:style-name="ce13" table:formula="of:=((SQRT(3))/2)*[.AN26]" office:value-type="float" office:value="0.424522256755323">
            <text:p>0,42452226</text:p>
          </table:table-cell>
          <table:table-cell table:style-name="ce13" table:formula="of:=0.5*[.AN26]" office:value-type="float" office:value="0.245098039214673">
            <text:p>0,24509804</text:p>
          </table:table-cell>
          <table:table-cell table:style-name="ce13" table:formula="of:=1-0.5*(1-[.AL26])" office:value-type="float" office:value="0.740196078432584">
            <text:p>0,74019608</text:p>
          </table:table-cell>
          <table:table-cell table:style-name="ce13" table:formula="of:=((SQRT(3))/2)*(1-[.AL26])" office:value-type="float" office:value="0.449993592160404">
            <text:p>0,44999359</text:p>
          </table:table-cell>
          <table:table-cell table:style-name="ce13" table:formula="of:=1-[.AM26]" office:value-type="float" office:value="0.470588235294118">
            <text:p>0,4705882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5]-[.AQ95])/2)+[.AQ95]" office:value-type="float" office:value="0.357843137254395">
            <text:p>0,35784314</text:p>
          </table:table-cell>
          <table:table-cell table:formula="of:=[.AM95]/2" office:value-type="float" office:value="0.212261128377661">
            <text:p>0,21226113</text:p>
          </table:table-cell>
          <table:table-cell table:formula="of:=(([.AO95]-[.AN95])/2)+[.AN95]" office:value-type="float" office:value="0.492647058823629">
            <text:p>0,49264706</text:p>
          </table:table-cell>
          <table:table-cell table:formula="of:=(([.AM95]-[.AP95])/2)+[.AP95]" office:value-type="float" office:value="0.437257924457864">
            <text:p>0,43725792</text:p>
          </table:table-cell>
          <table:table-cell table:formula="of:=-(([.AW95]-[.AR95])/([.AV95]-[.AQ95]))*-1" office:value-type="float" office:value="19.8223592420007">
            <text:p>19,82235924</text:p>
          </table:table-cell>
          <table:table-cell office:value-type="float" office:value="1">
            <text:p>1</text:p>
          </table:table-cell>
          <table:table-cell table:formula="of:=-(([.AW95]-[.AR95])/([.AV95]-[.AQ95]))*[.AQ95]" office:value-type="float" office:value="-9.32816905505915">
            <text:p>-9,32816906</text:p>
          </table:table-cell>
          <table:table-cell table:formula="of:=-(([.AU95]-[.AP95])/([.AT95]-[.AO95]))*-1" office:value-type="float" office:value="0.621761828352073">
            <text:p>0,62176183</text:p>
          </table:table-cell>
          <table:table-cell table:style-name="ce3" office:value-type="float" office:value="1">
            <text:p>1</text:p>
          </table:table-cell>
          <table:table-cell table:formula="of:=[.AP95]-(([.AU95]-[.AP95])/([.AT95]-[.AO95]))*[.AO95]" office:value-type="float" office:value="-0.0102320749048731">
            <text:p>-0,01023207</text:p>
          </table:table-cell>
          <table:table-cell table:formula="of:=(-([.AZ95])*[.BB95]-(-[.BC95]*[.AY95]))/(([.AX95])*[.BB95]-([.BA95]*[.AY95]))" office:value-type="float" office:value="0.485294117647125">
            <text:p>0,48529412</text:p>
          </table:table-cell>
          <table:table-cell table:formula="of:=([.AX95]*(-[.BC95])-([.BA95]*(-[.AZ95])))/(([.AX95])*[.BB95]-([.BA95]*[.AY95]))*-1" office:value-type="float" office:value="0.291505282971909">
            <text:p>0,29150528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6]-((SIN(RADIANS(60)))*[.Y96])/TAN(RADIANS(60))" office:value-type="float" office:value="0.292207792209746">
            <text:p>0,29220779</text:p>
          </table:table-cell>
          <table:table-cell table:style-name="ce33" table:formula="of:=[.AD96]/(SIN(RADIANS(60)))" office:value-type="float" office:value="0.344155844152899">
            <text:p>0,34415584</text:p>
          </table:table-cell>
          <table:table-cell table:style-name="ce33" table:formula="of:=1-([.X96]+[.Y96])" office:value-type="float" office:value="0.363636363637355">
            <text:p>0,36363636</text:p>
          </table:table-cell>
          <table:table-cell table:number-columns-repeated="2"/>
          <table:table-cell table:formula="of:=(([.AG96]*[.AJ96]-[.AK96]*[.AF96])/([.AE96]*[.AJ96]-[.AI96]*[.AF96]))*-1" office:value-type="float" office:value="0.464285714286196">
            <text:p>0,46428571</text:p>
          </table:table-cell>
          <table:table-cell table:formula="of:=([.AE96]*[.AK96]-[.AI96]*[.AG96])/([.AE96]*[.AJ96]-[.AI96]*[.AF96])" office:value-type="float" office:value="0.298047703897288">
            <text:p>0,298047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6]+(1/(2*SQRT(0.75)))*[.AN96]" office:value-type="float" office:value="0.566103186021321">
            <text:p>0,566103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6]-(1/(2*SQRT(0.75)))*[.AO96]" office:value-type="float" office:value="0.0299922217732556">
            <text:p>0,02999222</text:p>
          </table:table-cell>
          <table:table-cell/>
          <table:table-cell table:style-name="ce13" table:formula="of:=((SQRT(3))/2)*[.AN27]" office:value-type="float" office:value="0.424577389515991">
            <text:p>0,42457739</text:p>
          </table:table-cell>
          <table:table-cell table:style-name="ce13" table:formula="of:=0.5*[.AN27]" office:value-type="float" office:value="0.245129870128886">
            <text:p>0,24512987</text:p>
          </table:table-cell>
          <table:table-cell table:style-name="ce13" table:formula="of:=1-0.5*(1-[.AL27])" office:value-type="float" office:value="0.737012987014212">
            <text:p>0,73701299</text:p>
          </table:table-cell>
          <table:table-cell table:style-name="ce13" table:formula="of:=((SQRT(3))/2)*(1-[.AL27])" office:value-type="float" office:value="0.455506868222161">
            <text:p>0,45550687</text:p>
          </table:table-cell>
          <table:table-cell table:style-name="ce13" table:formula="of:=1-[.AM27]" office:value-type="float" office:value="0.464285714285714">
            <text:p>0,4642857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6]-[.AQ96])/2)+[.AQ96]" office:value-type="float" office:value="0.3547077922073">
            <text:p>0,35470779</text:p>
          </table:table-cell>
          <table:table-cell table:formula="of:=[.AM96]/2" office:value-type="float" office:value="0.212288694757995">
            <text:p>0,21228869</text:p>
          </table:table-cell>
          <table:table-cell table:formula="of:=(([.AO96]-[.AN96])/2)+[.AN96]" office:value-type="float" office:value="0.491071428571549">
            <text:p>0,49107143</text:p>
          </table:table-cell>
          <table:table-cell table:formula="of:=(([.AM96]-[.AP96])/2)+[.AP96]" office:value-type="float" office:value="0.440042128869076">
            <text:p>0,44004213</text:p>
          </table:table-cell>
          <table:table-cell table:formula="of:=-(([.AW96]-[.AR96])/([.AV96]-[.AQ96]))*-1" office:value-type="float" office:value="16.4282394777051">
            <text:p>16,42823948</text:p>
          </table:table-cell>
          <table:table-cell office:value-type="float" office:value="1">
            <text:p>1</text:p>
          </table:table-cell>
          <table:table-cell table:formula="of:=-(([.AW96]-[.AR96])/([.AV96]-[.AQ96]))*[.AQ96]" office:value-type="float" office:value="-7.62739690036307">
            <text:p>-7,6273969</text:p>
          </table:table-cell>
          <table:table-cell table:formula="of:=-(([.AU96]-[.AP96])/([.AT96]-[.AO96]))*-1" office:value-type="float" office:value="0.636188513177296">
            <text:p>0,63618851</text:p>
          </table:table-cell>
          <table:table-cell table:style-name="ce3" office:value-type="float" office:value="1">
            <text:p>1</text:p>
          </table:table-cell>
          <table:table-cell table:formula="of:=[.AP96]-(([.AU96]-[.AP96])/([.AT96]-[.AO96]))*[.AO96]" office:value-type="float" office:value="-0.013372328178768">
            <text:p>-0,01337233</text:p>
          </table:table-cell>
          <table:table-cell table:formula="of:=(-([.AZ96])*[.BB96]-(-[.BC96]*[.AY96]))/(([.AX96])*[.BB96]-([.BA96]*[.AY96]))" office:value-type="float" office:value="0.482142857142937">
            <text:p>0,48214286</text:p>
          </table:table-cell>
          <table:table-cell table:formula="of:=([.AX96]*(-[.BC96])-([.BA96]*(-[.AZ96])))/(([.AX96])*[.BB96]-([.BA96]*[.AY96]))*-1" office:value-type="float" office:value="0.293361419246051">
            <text:p>0,2933614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7]-((SIN(RADIANS(60)))*[.Y97])/TAN(RADIANS(60))" office:value-type="float" office:value="0.283870967743964">
            <text:p>0,28387097</text:p>
          </table:table-cell>
          <table:table-cell table:style-name="ce33" table:formula="of:=[.AD97]/(SIN(RADIANS(60)))" office:value-type="float" office:value="0.348387096771266">
            <text:p>0,3483871</text:p>
          </table:table-cell>
          <table:table-cell table:style-name="ce33" table:formula="of:=1-([.X97]+[.Y97])" office:value-type="float" office:value="0.36774193548477">
            <text:p>0,36774194</text:p>
          </table:table-cell>
          <table:table-cell table:number-columns-repeated="2"/>
          <table:table-cell table:formula="of:=(([.AG97]*[.AJ97]-[.AK97]*[.AF97])/([.AE97]*[.AJ97]-[.AI97]*[.AF97]))*-1" office:value-type="float" office:value="0.458064516129597">
            <text:p>0,45806452</text:p>
          </table:table-cell>
          <table:table-cell table:formula="of:=([.AE97]*[.AK97]-[.AI97]*[.AG97])/([.AE97]*[.AJ97]-[.AI97]*[.AF97])" office:value-type="float" office:value="0.301712076154624">
            <text:p>0,301712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7]+(1/(2*SQRT(0.75)))*[.AN97]" office:value-type="float" office:value="0.566175747848263">
            <text:p>0,5661757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7]-(1/(2*SQRT(0.75)))*[.AO97]" office:value-type="float" office:value="0.0372484044609856">
            <text:p>0,0372484</text:p>
          </table:table-cell>
          <table:table-cell/>
          <table:table-cell table:style-name="ce13" table:formula="of:=((SQRT(3))/2)*[.AN28]" office:value-type="float" office:value="0.424631810886197">
            <text:p>0,42463181</text:p>
          </table:table-cell>
          <table:table-cell table:style-name="ce13" table:formula="of:=0.5*[.AN28]" office:value-type="float" office:value="0.245161290321624">
            <text:p>0,24516129</text:p>
          </table:table-cell>
          <table:table-cell table:style-name="ce13" table:formula="of:=1-0.5*(1-[.AL28])" office:value-type="float" office:value="0.733870967743174">
            <text:p>0,73387097</text:p>
          </table:table-cell>
          <table:table-cell table:style-name="ce13" table:formula="of:=((SQRT(3))/2)*(1-[.AL28])" office:value-type="float" office:value="0.460949005237959">
            <text:p>0,46094901</text:p>
          </table:table-cell>
          <table:table-cell table:style-name="ce13" table:formula="of:=1-[.AM28]" office:value-type="float" office:value="0.458064516129032">
            <text:p>0,4580645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7]-[.AQ97])/2)+[.AQ97]" office:value-type="float" office:value="0.351612903225328">
            <text:p>0,3516129</text:p>
          </table:table-cell>
          <table:table-cell table:formula="of:=[.AM97]/2" office:value-type="float" office:value="0.212315905443099">
            <text:p>0,21231591</text:p>
          </table:table-cell>
          <table:table-cell table:formula="of:=(([.AO97]-[.AN97])/2)+[.AN97]" office:value-type="float" office:value="0.489516129032399">
            <text:p>0,48951613</text:p>
          </table:table-cell>
          <table:table-cell table:formula="of:=(([.AM97]-[.AP97])/2)+[.AP97]" office:value-type="float" office:value="0.442790408062078">
            <text:p>0,44279041</text:p>
          </table:table-cell>
          <table:table-cell table:formula="of:=-(([.AW97]-[.AR97])/([.AV97]-[.AQ97]))*-1" office:value-type="float" office:value="14.0784642562695">
            <text:p>14,07846426</text:p>
          </table:table-cell>
          <table:table-cell office:value-type="float" office:value="1">
            <text:p>1</text:p>
          </table:table-cell>
          <table:table-cell table:formula="of:=-(([.AW97]-[.AR97])/([.AV97]-[.AQ97]))*[.AQ97]" office:value-type="float" office:value="-6.44884491738795">
            <text:p>-6,44884492</text:p>
          </table:table-cell>
          <table:table-cell table:formula="of:=-(([.AU97]-[.AP97])/([.AT97]-[.AO97]))*-1" office:value-type="float" office:value="0.650432581738906">
            <text:p>0,65043258</text:p>
          </table:table-cell>
          <table:table-cell table:style-name="ce3" office:value-type="float" office:value="1">
            <text:p>1</text:p>
          </table:table-cell>
          <table:table-cell table:formula="of:=[.AP97]-(([.AU97]-[.AP97])/([.AT97]-[.AO97]))*[.AO97]" office:value-type="float" office:value="-0.0163845829744637">
            <text:p>-0,01638458</text:p>
          </table:table-cell>
          <table:table-cell table:formula="of:=(-([.AZ97])*[.BB97]-(-[.BC97]*[.AY97]))/(([.AX97])*[.BB97]-([.BA97]*[.AY97]))" office:value-type="float" office:value="0.47903225806461">
            <text:p>0,47903226</text:p>
          </table:table-cell>
          <table:table-cell table:formula="of:=([.AX97]*(-[.BC97])-([.BA97]*(-[.AZ97])))/(([.AX97])*[.BB97]-([.BA97]*[.AY97]))*-1" office:value-type="float" office:value="0.295193605374719">
            <text:p>0,29519361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8]-((SIN(RADIANS(60)))*[.Y98])/TAN(RADIANS(60))" office:value-type="float" office:value="0.275641025643128">
            <text:p>0,27564103</text:p>
          </table:table-cell>
          <table:table-cell table:style-name="ce33" table:formula="of:=[.AD98]/(SIN(RADIANS(60)))" office:value-type="float" office:value="0.352564102561194">
            <text:p>0,3525641</text:p>
          </table:table-cell>
          <table:table-cell table:style-name="ce33" table:formula="of:=1-([.X98]+[.Y98])" office:value-type="float" office:value="0.371794871795678">
            <text:p>0,37179487</text:p>
          </table:table-cell>
          <table:table-cell table:number-columns-repeated="2"/>
          <table:table-cell table:formula="of:=(([.AG98]*[.AJ98]-[.AK98]*[.AF98])/([.AE98]*[.AJ98]-[.AI98]*[.AF98]))*-1" office:value-type="float" office:value="0.451923076923725">
            <text:p>0,45192308</text:p>
          </table:table-cell>
          <table:table-cell table:formula="of:=([.AE98]*[.AK98]-[.AI98]*[.AG98])/([.AE98]*[.AJ98]-[.AI98]*[.AF98])" office:value-type="float" office:value="0.305329469280456">
            <text:p>0,3053294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8]+(1/(2*SQRT(0.75)))*[.AN98]" office:value-type="float" office:value="0.566247379395373">
            <text:p>0,5662473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8]-(1/(2*SQRT(0.75)))*[.AO98]" office:value-type="float" office:value="0.0444115591655398">
            <text:p>0,04441156</text:p>
          </table:table-cell>
          <table:table-cell/>
          <table:table-cell table:formula="of:=((SQRT(3))/2)*[.AN29]" office:value-type="float" office:value="0.424685534546529">
            <text:p>0,42468553</text:p>
          </table:table-cell>
          <table:table-cell table:formula="of:=0.5*[.AN29]" office:value-type="float" office:value="0.245192307691379">
            <text:p>0,24519231</text:p>
          </table:table-cell>
          <table:table-cell table:formula="of:=1-0.5*(1-[.AL29])" office:value-type="float" office:value="0.730769230770483">
            <text:p>0,73076923</text:p>
          </table:table-cell>
          <table:table-cell table:formula="of:=((SQRT(3))/2)*(1-[.AL29])" office:value-type="float" office:value="0.466321371266374">
            <text:p>0,46632137</text:p>
          </table:table-cell>
          <table:table-cell table:formula="of:=1-[.AM29]" office:value-type="float" office:value="0.451923076923077">
            <text:p>0,4519230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99]-((SIN(RADIANS(60)))*[.Y99])/TAN(RADIANS(60))" office:value-type="float" office:value="0.267515923569054">
            <text:p>0,26751592</text:p>
          </table:table-cell>
          <table:table-cell table:style-name="ce33" table:formula="of:=[.AD99]/(SIN(RADIANS(60)))" office:value-type="float" office:value="0.356687898086282">
            <text:p>0,3566879</text:p>
          </table:table-cell>
          <table:table-cell table:style-name="ce33" table:formula="of:=1-([.X99]+[.Y99])" office:value-type="float" office:value="0.375796178344665">
            <text:p>0,37579618</text:p>
          </table:table-cell>
          <table:table-cell table:number-columns-repeated="2"/>
          <table:table-cell table:formula="of:=(([.AG99]*[.AJ99]-[.AK99]*[.AF99])/([.AE99]*[.AJ99]-[.AI99]*[.AF99]))*-1" office:value-type="float" office:value="0.445859872612195">
            <text:p>0,44585987</text:p>
          </table:table-cell>
          <table:table-cell table:formula="of:=([.AE99]*[.AK99]-[.AI99]*[.AG99])/([.AE99]*[.AJ99]-[.AI99]*[.AF99])" office:value-type="float" office:value="0.308900780965195">
            <text:p>0,3089007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9]+(1/(2*SQRT(0.75)))*[.AN99]" office:value-type="float" office:value="0.566318098438698">
            <text:p>0,566318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9]-(1/(2*SQRT(0.75)))*[.AO99]" office:value-type="float" office:value="0.051483463491692">
            <text:p>0,05148346</text:p>
          </table:table-cell>
          <table:table-cell/>
          <table:table-cell table:formula="of:=((SQRT(3))/2)*[.AN30]" office:value-type="float" office:value="0.424738573829023">
            <text:p>0,42473857</text:p>
          </table:table-cell>
          <table:table-cell table:formula="of:=0.5*[.AN30]" office:value-type="float" office:value="0.245222929935404">
            <text:p>0,24522293</text:p>
          </table:table-cell>
          <table:table-cell table:formula="of:=1-0.5*(1-[.AL30])" office:value-type="float" office:value="0.727707006370693">
            <text:p>0,72770701</text:p>
          </table:table-cell>
          <table:table-cell table:formula="of:=((SQRT(3))/2)*(1-[.AL30])" office:value-type="float" office:value="0.471625299510988">
            <text:p>0,4716253</text:p>
          </table:table-cell>
          <table:table-cell table:formula="of:=1-[.AM30]" office:value-type="float" office:value="0.445859872611465">
            <text:p>0,4458598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0]-((SIN(RADIANS(60)))*[.Y100])/TAN(RADIANS(60))" office:value-type="float" office:value="0.259493670888322">
            <text:p>0,25949367</text:p>
          </table:table-cell>
          <table:table-cell table:style-name="ce33" table:formula="of:=[.AD100]/(SIN(RADIANS(60)))" office:value-type="float" office:value="0.360759493668015">
            <text:p>0,36075949</text:p>
          </table:table-cell>
          <table:table-cell table:style-name="ce33" table:formula="of:=1-([.X100]+[.Y100])" office:value-type="float" office:value="0.379746835443663">
            <text:p>0,37974684</text:p>
          </table:table-cell>
          <table:table-cell table:number-columns-repeated="2"/>
          <table:table-cell table:formula="of:=(([.AG100]*[.AJ100]-[.AK100]*[.AF100])/([.AE100]*[.AJ100]-[.AI100]*[.AF100]))*-1" office:value-type="float" office:value="0.43987341772233">
            <text:p>0,43987342</text:p>
          </table:table-cell>
          <table:table-cell table:formula="of:=([.AE100]*[.AK100]-[.AI100]*[.AG100])/([.AE100]*[.AJ100]-[.AI100]*[.AF100])" office:value-type="float" office:value="0.312426886172912">
            <text:p>0,312426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0]+(1/(2*SQRT(0.75)))*[.AN100]" office:value-type="float" office:value="0.56638792230426">
            <text:p>0,5663879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0]-(1/(2*SQRT(0.75)))*[.AO100]" office:value-type="float" office:value="0.0584658500415645">
            <text:p>0,05846585</text:p>
          </table:table-cell>
          <table:table-cell/>
          <table:table-cell table:formula="of:=((SQRT(3))/2)*[.AN31]" office:value-type="float" office:value="0.424790941728195">
            <text:p>0,42479094</text:p>
          </table:table-cell>
          <table:table-cell table:formula="of:=0.5*[.AN31]" office:value-type="float" office:value="0.245253164556088">
            <text:p>0,24525316</text:p>
          </table:table-cell>
          <table:table-cell table:formula="of:=1-0.5*(1-[.AL31])" office:value-type="float" office:value="0.724683544305077">
            <text:p>0,72468354</text:p>
          </table:table-cell>
          <table:table-cell table:formula="of:=((SQRT(3))/2)*(1-[.AL31])" office:value-type="float" office:value="0.476862089423393">
            <text:p>0,47686209</text:p>
          </table:table-cell>
          <table:table-cell table:formula="of:=1-[.AM31]" office:value-type="float" office:value="0.439873417721519">
            <text:p>0,4398734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1]-((SIN(RADIANS(60)))*[.Y101])/TAN(RADIANS(60))" office:value-type="float" office:value="0.251572327046342">
            <text:p>0,25157233</text:p>
          </table:table-cell>
          <table:table-cell table:style-name="ce33" table:formula="of:=[.AD101]/(SIN(RADIANS(60)))" office:value-type="float" office:value="0.364779874210983">
            <text:p>0,36477987</text:p>
          </table:table-cell>
          <table:table-cell table:style-name="ce33" table:formula="of:=1-([.X101]+[.Y101])" office:value-type="float" office:value="0.383647798742675">
            <text:p>0,3836478</text:p>
          </table:table-cell>
          <table:table-cell table:number-columns-repeated="2"/>
          <table:table-cell table:formula="of:=(([.AG101]*[.AJ101]-[.AK101]*[.AF101])/([.AE101]*[.AJ101]-[.AI101]*[.AF101]))*-1" office:value-type="float" office:value="0.433962264151833">
            <text:p>0,43396226</text:p>
          </table:table-cell>
          <table:table-cell table:formula="of:=([.AE101]*[.AK101]-[.AI101]*[.AG101])/([.AE101]*[.AJ101]-[.AI101]*[.AF101])" office:value-type="float" office:value="0.315908637856003">
            <text:p>0,3159086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1]+(1/(2*SQRT(0.75)))*[.AN101]" office:value-type="float" office:value="0.566456867882204">
            <text:p>0,5664568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1]-(1/(2*SQRT(0.75)))*[.AO101]" office:value-type="float" office:value="0.0653604078298026">
            <text:p>0,06536041</text:p>
          </table:table-cell>
          <table:table-cell/>
          <table:table-cell table:formula="of:=((SQRT(3))/2)*[.AN32]" office:value-type="float" office:value="0.424842650911653">
            <text:p>0,42484265</text:p>
          </table:table-cell>
          <table:table-cell table:formula="of:=0.5*[.AN32]" office:value-type="float" office:value="0.245283018867077">
            <text:p>0,24528302</text:p>
          </table:table-cell>
          <table:table-cell table:formula="of:=1-0.5*(1-[.AL32])" office:value-type="float" office:value="0.72169811320884">
            <text:p>0,72169811</text:p>
          </table:table-cell>
          <table:table-cell table:formula="of:=((SQRT(3))/2)*(1-[.AL32])" office:value-type="float" office:value="0.482033007764571">
            <text:p>0,48203301</text:p>
          </table:table-cell>
          <table:table-cell table:formula="of:=1-[.AM32]" office:value-type="float" office:value="0.433962264150943">
            <text:p>0,4339622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2]-((SIN(RADIANS(60)))*[.Y102])/TAN(RADIANS(60))" office:value-type="float" office:value="0.243750000002386">
            <text:p>0,24375</text:p>
          </table:table-cell>
          <table:table-cell table:style-name="ce33" table:formula="of:=[.AD102]/(SIN(RADIANS(60)))" office:value-type="float" office:value="0.368749999997165">
            <text:p>0,36875</text:p>
          </table:table-cell>
          <table:table-cell table:style-name="ce33" table:formula="of:=1-([.X102]+[.Y102])" office:value-type="float" office:value="0.387500000000449">
            <text:p>0,3875</text:p>
          </table:table-cell>
          <table:table-cell table:number-columns-repeated="2"/>
          <table:table-cell table:formula="of:=(([.AG102]*[.AJ102]-[.AK102]*[.AF102])/([.AE102]*[.AJ102]-[.AI102]*[.AF102]))*-1" office:value-type="float" office:value="0.428125000000969">
            <text:p>0,428125</text:p>
          </table:table-cell>
          <table:table-cell table:formula="of:=([.AE102]*[.AK102]-[.AI102]*[.AG102])/([.AE102]*[.AJ102]-[.AI102]*[.AF102])" office:value-type="float" office:value="0.319346867643056">
            <text:p>0,3193468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2]+(1/(2*SQRT(0.75)))*[.AN102]" office:value-type="float" office:value="0.566524951640424">
            <text:p>0,566524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2]-(1/(2*SQRT(0.75)))*[.AO102]" office:value-type="float" office:value="0.0721687836456884">
            <text:p>0,07216878</text:p>
          </table:table-cell>
          <table:table-cell/>
          <table:table-cell table:formula="of:=((SQRT(3))/2)*[.AN33]" office:value-type="float" office:value="0.424893713730318">
            <text:p>0,42489371</text:p>
          </table:table-cell>
          <table:table-cell table:formula="of:=0.5*[.AN33]" office:value-type="float" office:value="0.245312499999179">
            <text:p>0,2453125</text:p>
          </table:table-cell>
          <table:table-cell table:formula="of:=1-0.5*(1-[.AL33])" office:value-type="float" office:value="0.718750000001305">
            <text:p>0,71875</text:p>
          </table:table-cell>
          <table:table-cell table:formula="of:=((SQRT(3))/2)*(1-[.AL33])" office:value-type="float" office:value="0.487139289626486">
            <text:p>0,48713929</text:p>
          </table:table-cell>
          <table:table-cell table:formula="of:=1-[.AM33]" office:value-type="float" office:value="0.428125">
            <text:p>0,4281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3]-((SIN(RADIANS(60)))*[.Y103])/TAN(RADIANS(60))" office:value-type="float" office:value="0.236024844722952">
            <text:p>0,23602484</text:p>
          </table:table-cell>
          <table:table-cell table:style-name="ce33" table:formula="of:=[.AD103]/(SIN(RADIANS(60)))" office:value-type="float" office:value="0.372670807450598">
            <text:p>0,37267081</text:p>
          </table:table-cell>
          <table:table-cell table:style-name="ce33" table:formula="of:=1-([.X103]+[.Y103])" office:value-type="float" office:value="0.39130434782645">
            <text:p>0,39130435</text:p>
          </table:table-cell>
          <table:table-cell table:number-columns-repeated="2"/>
          <table:table-cell table:formula="of:=(([.AG103]*[.AJ103]-[.AK103]*[.AF103])/([.AE103]*[.AJ103]-[.AI103]*[.AF103]))*-1" office:value-type="float" office:value="0.422360248448251">
            <text:p>0,42236025</text:p>
          </table:table-cell>
          <table:table-cell table:formula="of:=([.AE103]*[.AK103]-[.AI103]*[.AG103])/([.AE103]*[.AJ103]-[.AI103]*[.AF103])" office:value-type="float" office:value="0.322742386501077">
            <text:p>0,3227423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3]+(1/(2*SQRT(0.75)))*[.AN103]" office:value-type="float" office:value="0.566592189637672">
            <text:p>0,566592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3]-(1/(2*SQRT(0.75)))*[.AO103]" office:value-type="float" office:value="0.0788925833644817">
            <text:p>0,07889258</text:p>
          </table:table-cell>
          <table:table-cell/>
          <table:table-cell table:formula="of:=((SQRT(3))/2)*[.AN34]" office:value-type="float" office:value="0.424944142228254">
            <text:p>0,42494414</text:p>
          </table:table-cell>
          <table:table-cell table:formula="of:=0.5*[.AN34]" office:value-type="float" office:value="0.245341614906037">
            <text:p>0,24534161</text:p>
          </table:table-cell>
          <table:table-cell table:formula="of:=1-0.5*(1-[.AL34])" office:value-type="float" office:value="0.715838509318089">
            <text:p>0,71583851</text:p>
          </table:table-cell>
          <table:table-cell table:formula="of:=((SQRT(3))/2)*(1-[.AL34])" office:value-type="float" office:value="0.492182139415581">
            <text:p>0,49218214</text:p>
          </table:table-cell>
          <table:table-cell table:formula="of:=1-[.AM34]" office:value-type="float" office:value="0.422360248447205">
            <text:p>0,422360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4]-((SIN(RADIANS(60)))*[.Y104])/TAN(RADIANS(60))" office:value-type="float" office:value="0.228395061730919">
            <text:p>0,22839506</text:p>
          </table:table-cell>
          <table:table-cell table:style-name="ce33" table:formula="of:=[.AD104]/(SIN(RADIANS(60)))" office:value-type="float" office:value="0.376543209873742">
            <text:p>0,37654321</text:p>
          </table:table-cell>
          <table:table-cell table:style-name="ce33" table:formula="of:=1-([.X104]+[.Y104])" office:value-type="float" office:value="0.395061728395339">
            <text:p>0,39506173</text:p>
          </table:table-cell>
          <table:table-cell table:number-columns-repeated="2"/>
          <table:table-cell table:formula="of:=(([.AG104]*[.AJ104]-[.AK104]*[.AF104])/([.AE104]*[.AJ104]-[.AI104]*[.AF104]))*-1" office:value-type="float" office:value="0.41666666666779">
            <text:p>0,41666667</text:p>
          </table:table-cell>
          <table:table-cell table:formula="of:=([.AE104]*[.AK104]-[.AI104]*[.AG104])/([.AE104]*[.AJ104]-[.AI104]*[.AF104])" office:value-type="float" office:value="0.326095985373196">
            <text:p>0,3260959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4]+(1/(2*SQRT(0.75)))*[.AN104]" office:value-type="float" office:value="0.566658597536189">
            <text:p>0,566658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4]-(1/(2*SQRT(0.75)))*[.AO104]" office:value-type="float" office:value="0.0855333732102036">
            <text:p>0,08553337</text:p>
          </table:table-cell>
          <table:table-cell/>
          <table:table-cell table:formula="of:=((SQRT(3))/2)*[.AN35]" office:value-type="float" office:value="0.424993948152142">
            <text:p>0,42499395</text:p>
          </table:table-cell>
          <table:table-cell table:formula="of:=0.5*[.AN35]" office:value-type="float" office:value="0.245370370369601">
            <text:p>0,24537037</text:p>
          </table:table-cell>
          <table:table-cell table:formula="of:=1-0.5*(1-[.AL35])" office:value-type="float" office:value="0.712962962964294">
            <text:p>0,71296296</text:p>
          </table:table-cell>
          <table:table-cell table:formula="of:=((SQRT(3))/2)*(1-[.AL35])" office:value-type="float" office:value="0.497162731799872">
            <text:p>0,49716273</text:p>
          </table:table-cell>
          <table:table-cell table:formula="of:=1-[.AM35]" office:value-type="float" office:value="0.416666666666667">
            <text:p>0,4166666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5]-((SIN(RADIANS(60)))*[.Y105])/TAN(RADIANS(60))" office:value-type="float" office:value="0.220858895708112">
            <text:p>0,2208589</text:p>
          </table:table-cell>
          <table:table-cell table:style-name="ce33" table:formula="of:=[.AD105]/(SIN(RADIANS(60)))" office:value-type="float" office:value="0.380368098156725">
            <text:p>0,3803681</text:p>
          </table:table-cell>
          <table:table-cell table:style-name="ce33" table:formula="of:=1-([.X105]+[.Y105])" office:value-type="float" office:value="0.398773006135163">
            <text:p>0,39877301</text:p>
          </table:table-cell>
          <table:table-cell table:number-columns-repeated="2"/>
          <table:table-cell table:formula="of:=(([.AG105]*[.AJ105]-[.AK105]*[.AF105])/([.AE105]*[.AJ105]-[.AI105]*[.AF105]))*-1" office:value-type="float" office:value="0.411042944786475">
            <text:p>0,41104294</text:p>
          </table:table-cell>
          <table:table-cell table:formula="of:=([.AE105]*[.AK105]-[.AI105]*[.AG105])/([.AE105]*[.AJ105]-[.AI105]*[.AF105])" office:value-type="float" office:value="0.329408435792897">
            <text:p>0,3294084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5]+(1/(2*SQRT(0.75)))*[.AN105]" office:value-type="float" office:value="0.566724190613865">
            <text:p>0,566724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5]-(1/(2*SQRT(0.75)))*[.AO105]" office:value-type="float" office:value="0.0920926809719291">
            <text:p>0,09209268</text:p>
          </table:table-cell>
          <table:table-cell/>
          <table:table-cell table:formula="of:=((SQRT(3))/2)*[.AN36]" office:value-type="float" office:value="0.425043142960399">
            <text:p>0,42504314</text:p>
          </table:table-cell>
          <table:table-cell table:formula="of:=0.5*[.AN36]" office:value-type="float" office:value="0.245398773005391">
            <text:p>0,24539877</text:p>
          </table:table-cell>
          <table:table-cell table:formula="of:=1-0.5*(1-[.AL36])" office:value-type="float" office:value="0.710122699387847">
            <text:p>0,7101227</text:p>
          </table:table-cell>
          <table:table-cell table:formula="of:=((SQRT(3))/2)*(1-[.AL36])" office:value-type="float" office:value="0.502082212621166">
            <text:p>0,50208221</text:p>
          </table:table-cell>
          <table:table-cell table:formula="of:=1-[.AM36]" office:value-type="float" office:value="0.411042944785276">
            <text:p>0,411042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6]-((SIN(RADIANS(60)))*[.Y106])/TAN(RADIANS(60))" office:value-type="float" office:value="0.213414634148998">
            <text:p>0,21341463</text:p>
          </table:table-cell>
          <table:table-cell table:style-name="ce33" table:formula="of:=[.AD106]/(SIN(RADIANS(60)))" office:value-type="float" office:value="0.384146341460648">
            <text:p>0,38414634</text:p>
          </table:table-cell>
          <table:table-cell table:style-name="ce33" table:formula="of:=1-([.X106]+[.Y106])" office:value-type="float" office:value="0.402439024390354">
            <text:p>0,40243902</text:p>
          </table:table-cell>
          <table:table-cell table:number-columns-repeated="2"/>
          <table:table-cell table:formula="of:=(([.AG106]*[.AJ106]-[.AK106]*[.AF106])/([.AE106]*[.AJ106]-[.AI106]*[.AF106]))*-1" office:value-type="float" office:value="0.405487804879322">
            <text:p>0,4054878</text:p>
          </table:table-cell>
          <table:table-cell table:formula="of:=([.AE106]*[.AK106]-[.AI106]*[.AG106])/([.AE106]*[.AJ106]-[.AI106]*[.AF106])" office:value-type="float" office:value="0.332680490475772">
            <text:p>0,3326804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6]+(1/(2*SQRT(0.75)))*[.AN106]" office:value-type="float" office:value="0.56678898377596">
            <text:p>0,566788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6]-(1/(2*SQRT(0.75)))*[.AO106]" office:value-type="float" office:value="0.0985719971755852">
            <text:p>0,098572</text:p>
          </table:table-cell>
          <table:table-cell/>
          <table:table-cell table:formula="of:=((SQRT(3))/2)*[.AN37]" office:value-type="float" office:value="0.42509173783197">
            <text:p>0,42509174</text:p>
          </table:table-cell>
          <table:table-cell table:formula="of:=0.5*[.AN37]" office:value-type="float" office:value="0.245426829267574">
            <text:p>0,24542683</text:p>
          </table:table-cell>
          <table:table-cell table:formula="of:=1-0.5*(1-[.AL37])" office:value-type="float" office:value="0.707317073172088">
            <text:p>0,70731707</text:p>
          </table:table-cell>
          <table:table-cell table:formula="of:=((SQRT(3))/2)*(1-[.AL37])" office:value-type="float" office:value="0.506941699773908">
            <text:p>0,5069417</text:p>
          </table:table-cell>
          <table:table-cell table:formula="of:=1-[.AM37]" office:value-type="float" office:value="0.405487804878049">
            <text:p>0,405487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7]-((SIN(RADIANS(60)))*[.Y107])/TAN(RADIANS(60))" office:value-type="float" office:value="0.206060606063329">
            <text:p>0,20606061</text:p>
          </table:table-cell>
          <table:table-cell table:style-name="ce33" table:formula="of:=[.AD107]/(SIN(RADIANS(60)))" office:value-type="float" office:value="0.387878787876038">
            <text:p>0,38787879</text:p>
          </table:table-cell>
          <table:table-cell table:style-name="ce33" table:formula="of:=1-([.X107]+[.Y107])" office:value-type="float" office:value="0.406060606060633">
            <text:p>0,40606061</text:p>
          </table:table-cell>
          <table:table-cell table:number-columns-repeated="2"/>
          <table:table-cell table:formula="of:=(([.AG107]*[.AJ107]-[.AK107]*[.AF107])/([.AE107]*[.AJ107]-[.AI107]*[.AF107]))*-1" office:value-type="float" office:value="0.400000000001348">
            <text:p>0,4</text:p>
          </table:table-cell>
          <table:table-cell table:formula="of:=([.AE107]*[.AK107]-[.AI107]*[.AG107])/([.AE107]*[.AJ107]-[.AI107]*[.AF107])" office:value-type="float" office:value="0.335912883889765">
            <text:p>0,3359128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7]+(1/(2*SQRT(0.75)))*[.AN107]" office:value-type="float" office:value="0.566852991566393">
            <text:p>0,5668529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7]-(1/(2*SQRT(0.75)))*[.AO107]" office:value-type="float" office:value="0.104972776213136">
            <text:p>0,10497278</text:p>
          </table:table-cell>
          <table:table-cell/>
          <table:table-cell table:formula="of:=((SQRT(3))/2)*[.AN38]" office:value-type="float" office:value="0.425139743674795">
            <text:p>0,42513974</text:p>
          </table:table-cell>
          <table:table-cell table:formula="of:=0.5*[.AN38]" office:value-type="float" office:value="0.245454545453851">
            <text:p>0,24545455</text:p>
          </table:table-cell>
          <table:table-cell table:formula="of:=1-0.5*(1-[.AL38])" office:value-type="float" office:value="0.704545454546823">
            <text:p>0,70454545</text:p>
          </table:table-cell>
          <table:table-cell table:formula="of:=((SQRT(3))/2)*(1-[.AL38])" office:value-type="float" office:value="0.511742284052072">
            <text:p>0,51174228</text:p>
          </table:table-cell>
          <table:table-cell table:formula="of:=1-[.AM38]"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8]-((SIN(RADIANS(60)))*[.Y108])/TAN(RADIANS(60))" office:value-type="float" office:value="0.198795180725678">
            <text:p>0,19879518</text:p>
          </table:table-cell>
          <table:table-cell table:style-name="ce33" table:formula="of:=[.AD108]/(SIN(RADIANS(60)))" office:value-type="float" office:value="0.391566265057508">
            <text:p>0,39156627</text:p>
          </table:table-cell>
          <table:table-cell table:style-name="ce33" table:formula="of:=1-([.X108]+[.Y108])" office:value-type="float" office:value="0.409638554216814">
            <text:p>0,40963855</text:p>
          </table:table-cell>
          <table:table-cell table:number-columns-repeated="2"/>
          <table:table-cell table:formula="of:=(([.AG108]*[.AJ108]-[.AK108]*[.AF108])/([.AE108]*[.AJ108]-[.AI108]*[.AF108]))*-1" office:value-type="float" office:value="0.394578313254432">
            <text:p>0,39457831</text:p>
          </table:table-cell>
          <table:table-cell table:formula="of:=([.AE108]*[.AK108]-[.AI108]*[.AG108])/([.AE108]*[.AJ108]-[.AI108]*[.AF108])" office:value-type="float" office:value="0.339106332804793">
            <text:p>0,3391063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8]+(1/(2*SQRT(0.75)))*[.AN108]" office:value-type="float" office:value="0.566916228178628">
            <text:p>0,566916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8]-(1/(2*SQRT(0.75)))*[.AO108]" office:value-type="float" office:value="0.111296437430958">
            <text:p>0,11129644</text:p>
          </table:table-cell>
          <table:table-cell/>
          <table:table-cell table:formula="of:=((SQRT(3))/2)*[.AN39]" office:value-type="float" office:value="0.425187171133971">
            <text:p>0,42518717</text:p>
          </table:table-cell>
          <table:table-cell table:formula="of:=0.5*[.AN39]" office:value-type="float" office:value="0.245481927710173">
            <text:p>0,24548193</text:p>
          </table:table-cell>
          <table:table-cell table:formula="of:=1-0.5*(1-[.AL39])" office:value-type="float" office:value="0.701807228917043">
            <text:p>0,70180723</text:p>
          </table:table-cell>
          <table:table-cell table:formula="of:=((SQRT(3))/2)*(1-[.AL39])" office:value-type="float" office:value="0.516485029965438">
            <text:p>0,51648503</text:p>
          </table:table-cell>
          <table:table-cell table:formula="of:=1-[.AM39]" office:value-type="float" office:value="0.394578313253012">
            <text:p>0,3945783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9]-((SIN(RADIANS(60)))*[.Y109])/TAN(RADIANS(60))" office:value-type="float" office:value="0.191616766469917">
            <text:p>0,19161677</text:p>
          </table:table-cell>
          <table:table-cell table:style-name="ce33" table:formula="of:=[.AD109]/(SIN(RADIANS(60)))" office:value-type="float" office:value="0.395209580835606">
            <text:p>0,39520958</text:p>
          </table:table-cell>
          <table:table-cell table:style-name="ce33" table:formula="of:=1-([.X109]+[.Y109])" office:value-type="float" office:value="0.413173652694476">
            <text:p>0,41317365</text:p>
          </table:table-cell>
          <table:table-cell table:number-columns-repeated="2"/>
          <table:table-cell table:formula="of:=(([.AG109]*[.AJ109]-[.AK109]*[.AF109])/([.AE109]*[.AJ109]-[.AI109]*[.AF109]))*-1" office:value-type="float" office:value="0.38922155688772">
            <text:p>0,38922156</text:p>
          </table:table-cell>
          <table:table-cell table:formula="of:=([.AE109]*[.AK109]-[.AI109]*[.AG109])/([.AE109]*[.AJ109]-[.AI109]*[.AF109])" office:value-type="float" office:value="0.342261536822635">
            <text:p>0,3422615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9]+(1/(2*SQRT(0.75)))*[.AN109]" office:value-type="float" office:value="0.566978707466165">
            <text:p>0,5669787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9]-(1/(2*SQRT(0.75)))*[.AO109]" office:value-type="float" office:value="0.117544366179104">
            <text:p>0,11754437</text:p>
          </table:table-cell>
          <table:table-cell/>
          <table:table-cell table:formula="of:=((SQRT(3))/2)*[.AN40]" office:value-type="float" office:value="0.425234030599624">
            <text:p>0,42523403</text:p>
          </table:table-cell>
          <table:table-cell table:formula="of:=0.5*[.AN40]" office:value-type="float" office:value="0.245508982035282">
            <text:p>0,24550898</text:p>
          </table:table-cell>
          <table:table-cell table:formula="of:=1-0.5*(1-[.AL40])" office:value-type="float" office:value="0.699101796408578">
            <text:p>0,6991018</text:p>
          </table:table-cell>
          <table:table-cell table:formula="of:=((SQRT(3))/2)*(1-[.AL40])" office:value-type="float" office:value="0.521170976526547">
            <text:p>0,52117098</text:p>
          </table:table-cell>
          <table:table-cell table:formula="of:=1-[.AM40]" office:value-type="float" office:value="0.389221556886228">
            <text:p>0,3892215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0]-((SIN(RADIANS(60)))*[.Y110])/TAN(RADIANS(60))" office:value-type="float" office:value="0.184523809526725">
            <text:p>0,18452381</text:p>
          </table:table-cell>
          <table:table-cell table:style-name="ce33" table:formula="of:=[.AD110]/(SIN(RADIANS(60)))" office:value-type="float" office:value="0.398809523806823">
            <text:p>0,39880952</text:p>
          </table:table-cell>
          <table:table-cell table:style-name="ce33" table:formula="of:=1-([.X110]+[.Y110])" office:value-type="float" office:value="0.416666666666452">
            <text:p>0,41666667</text:p>
          </table:table-cell>
          <table:table-cell table:number-columns-repeated="2"/>
          <table:table-cell table:formula="of:=(([.AG110]*[.AJ110]-[.AK110]*[.AF110])/([.AE110]*[.AJ110]-[.AI110]*[.AF110]))*-1" office:value-type="float" office:value="0.383928571430136">
            <text:p>0,38392857</text:p>
          </table:table-cell>
          <table:table-cell table:formula="of:=([.AE110]*[.AK110]-[.AI110]*[.AG110])/([.AE110]*[.AJ110]-[.AI110]*[.AF110])" office:value-type="float" office:value="0.345379178887884">
            <text:p>0,3453791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0]+(1/(2*SQRT(0.75)))*[.AN110]" office:value-type="float" office:value="0.567040442952661">
            <text:p>0,5670404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0]-(1/(2*SQRT(0.75)))*[.AO110]" office:value-type="float" office:value="0.123717914823106">
            <text:p>0,12371791</text:p>
          </table:table-cell>
          <table:table-cell/>
          <table:table-cell table:formula="of:=((SQRT(3))/2)*[.AN41]" office:value-type="float" office:value="0.425280332214496">
            <text:p>0,42528033</text:p>
          </table:table-cell>
          <table:table-cell table:formula="of:=0.5*[.AN41]" office:value-type="float" office:value="0.245535714285093">
            <text:p>0,24553571</text:p>
          </table:table-cell>
          <table:table-cell table:formula="of:=1-0.5*(1-[.AL41])" office:value-type="float" office:value="0.696428571429975">
            <text:p>0,69642857</text:p>
          </table:table-cell>
          <table:table-cell table:formula="of:=((SQRT(3))/2)*(1-[.AL41])" office:value-type="float" office:value="0.525801138009549">
            <text:p>0,52580114</text:p>
          </table:table-cell>
          <table:table-cell table:formula="of:=1-[.AM41]" office:value-type="float" office:value="0.383928571428572">
            <text:p>0,3839285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1]-((SIN(RADIANS(60)))*[.Y111])/TAN(RADIANS(60))" office:value-type="float" office:value="0.177514792902385">
            <text:p>0,17751479</text:p>
          </table:table-cell>
          <table:table-cell table:style-name="ce33" table:formula="of:=[.AD111]/(SIN(RADIANS(60)))" office:value-type="float" office:value="0.402366863902641">
            <text:p>0,40236686</text:p>
          </table:table-cell>
          <table:table-cell table:style-name="ce33" table:formula="of:=1-([.X111]+[.Y111])" office:value-type="float" office:value="0.420118343194974">
            <text:p>0,42011834</text:p>
          </table:table-cell>
          <table:table-cell table:number-columns-repeated="2"/>
          <table:table-cell table:formula="of:=(([.AG111]*[.AJ111]-[.AK111]*[.AF111])/([.AE111]*[.AJ111]-[.AI111]*[.AF111]))*-1" office:value-type="float" office:value="0.378698224853706">
            <text:p>0,37869822</text:p>
          </table:table-cell>
          <table:table-cell table:formula="of:=([.AE111]*[.AK111]-[.AI111]*[.AG111])/([.AE111]*[.AJ111]-[.AI111]*[.AF111])" office:value-type="float" office:value="0.348459925780763">
            <text:p>0,348459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1]+(1/(2*SQRT(0.75)))*[.AN111]" office:value-type="float" office:value="0.567101447841683">
            <text:p>0,5671014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1]-(1/(2*SQRT(0.75)))*[.AO111]" office:value-type="float" office:value="0.129818403719842">
            <text:p>0,1298184</text:p>
          </table:table-cell>
          <table:table-cell/>
          <table:table-cell table:formula="of:=((SQRT(3))/2)*[.AN42]" office:value-type="float" office:value="0.425326085881262">
            <text:p>0,42532609</text:p>
          </table:table-cell>
          <table:table-cell table:formula="of:=0.5*[.AN42]" office:value-type="float" office:value="0.245562130176917">
            <text:p>0,24556213</text:p>
          </table:table-cell>
          <table:table-cell table:formula="of:=1-0.5*(1-[.AL42])" office:value-type="float" office:value="0.693786982249936">
            <text:p>0,69378698</text:p>
          </table:table-cell>
          <table:table-cell table:formula="of:=((SQRT(3))/2)*(1-[.AL42])" office:value-type="float" office:value="0.530376504682101">
            <text:p>0,5303765</text:p>
          </table:table-cell>
          <table:table-cell table:formula="of:=1-[.AM42]" office:value-type="float" office:value="0.378698224852071">
            <text:p>0,378698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2]-((SIN(RADIANS(60)))*[.Y112])/TAN(RADIANS(60))" office:value-type="float" office:value="0.170588235297156">
            <text:p>0,17058824</text:p>
          </table:table-cell>
          <table:table-cell table:style-name="ce33" table:formula="of:=[.AD112]/(SIN(RADIANS(60)))" office:value-type="float" office:value="0.405882352938507">
            <text:p>0,40588235</text:p>
          </table:table-cell>
          <table:table-cell table:style-name="ce33" table:formula="of:=1-([.X112]+[.Y112])" office:value-type="float" office:value="0.423529411764337">
            <text:p>0,42352941</text:p>
          </table:table-cell>
          <table:table-cell table:number-columns-repeated="2"/>
          <table:table-cell table:formula="of:=(([.AG112]*[.AJ112]-[.AK112]*[.AF112])/([.AE112]*[.AJ112]-[.AI112]*[.AF112]))*-1" office:value-type="float" office:value="0.37352941176641">
            <text:p>0,37352941</text:p>
          </table:table-cell>
          <table:table-cell table:formula="of:=([.AE112]*[.AK112]-[.AI112]*[.AG112])/([.AE112]*[.AJ112]-[.AI112]*[.AF112])" office:value-type="float" office:value="0.351504428592549">
            <text:p>0,351504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2]+(1/(2*SQRT(0.75)))*[.AN112]" office:value-type="float" office:value="0.567161735026128">
            <text:p>0,5671617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2]-(1/(2*SQRT(0.75)))*[.AO112]" office:value-type="float" office:value="0.13584712215897">
            <text:p>0,13584712</text:p>
          </table:table-cell>
          <table:table-cell/>
          <table:table-cell table:formula="of:=((SQRT(3))/2)*[.AN43]" office:value-type="float" office:value="0.425371301269596">
            <text:p>0,4253713</text:p>
          </table:table-cell>
          <table:table-cell table:formula="of:=0.5*[.AN43]" office:value-type="float" office:value="0.245588235293543">
            <text:p>0,24558824</text:p>
          </table:table-cell>
          <table:table-cell table:formula="of:=1-0.5*(1-[.AL43])" office:value-type="float" office:value="0.691176470589662">
            <text:p>0,69117647</text:p>
          </table:table-cell>
          <table:table-cell table:formula="of:=((SQRT(3))/2)*(1-[.AL43])" office:value-type="float" office:value="0.534898043511447">
            <text:p>0,53489804</text:p>
          </table:table-cell>
          <table:table-cell table:formula="of:=1-[.AM43]" office:value-type="float" office:value="0.373529411764705">
            <text:p>0,373529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3]-((SIN(RADIANS(60)))*[.Y113])/TAN(RADIANS(60))" office:value-type="float" office:value="0.163742690061579">
            <text:p>0,16374269</text:p>
          </table:table-cell>
          <table:table-cell table:style-name="ce33" table:formula="of:=[.AD113]/(SIN(RADIANS(60)))" office:value-type="float" office:value="0.409356725143546">
            <text:p>0,40935673</text:p>
          </table:table-cell>
          <table:table-cell table:style-name="ce33" table:formula="of:=1-([.X113]+[.Y113])" office:value-type="float" office:value="0.426900584794875">
            <text:p>0,42690058</text:p>
          </table:table-cell>
          <table:table-cell table:number-columns-repeated="2"/>
          <table:table-cell table:formula="of:=(([.AG113]*[.AJ113]-[.AK113]*[.AF113])/([.AE113]*[.AJ113]-[.AI113]*[.AF113]))*-1" office:value-type="float" office:value="0.368421052633352">
            <text:p>0,36842105</text:p>
          </table:table-cell>
          <table:table-cell table:formula="of:=([.AE113]*[.AK113]-[.AI113]*[.AG113])/([.AE113]*[.AJ113]-[.AI113]*[.AF113])" office:value-type="float" office:value="0.354513323184315">
            <text:p>0,3545133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3]+(1/(2*SQRT(0.75)))*[.AN113]" office:value-type="float" office:value="0.567221317097306">
            <text:p>0,5672213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3]-(1/(2*SQRT(0.75)))*[.AO113]" office:value-type="float" office:value="0.141805329271323">
            <text:p>0,14180533</text:p>
          </table:table-cell>
          <table:table-cell/>
          <table:table-cell table:formula="of:=((SQRT(3))/2)*[.AN44]" office:value-type="float" office:value="0.425415987822979">
            <text:p>0,42541599</text:p>
          </table:table-cell>
          <table:table-cell table:formula="of:=0.5*[.AN44]" office:value-type="float" office:value="0.245614035087168">
            <text:p>0,24561404</text:p>
          </table:table-cell>
          <table:table-cell table:formula="of:=1-0.5*(1-[.AL44])" office:value-type="float" office:value="0.688596491229508">
            <text:p>0,68859649</text:p>
          </table:table-cell>
          <table:table-cell table:formula="of:=((SQRT(3))/2)*(1-[.AL44])" office:value-type="float" office:value="0.539366698845712">
            <text:p>0,5393667</text:p>
          </table:table-cell>
          <table:table-cell table:formula="of:=1-[.AM44]" office:value-type="float" office:value="0.368421052631579">
            <text:p>0,368421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4]-((SIN(RADIANS(60)))*[.Y114])/TAN(RADIANS(60))" office:value-type="float" office:value="0.156976744189207">
            <text:p>0,15697674</text:p>
          </table:table-cell>
          <table:table-cell table:style-name="ce33" table:formula="of:=[.AD114]/(SIN(RADIANS(60)))" office:value-type="float" office:value="0.412790697671781">
            <text:p>0,4127907</text:p>
          </table:table-cell>
          <table:table-cell table:style-name="ce33" table:formula="of:=1-([.X114]+[.Y114])" office:value-type="float" office:value="0.430232558139013">
            <text:p>0,43023256</text:p>
          </table:table-cell>
          <table:table-cell table:number-columns-repeated="2"/>
          <table:table-cell table:formula="of:=(([.AG114]*[.AJ114]-[.AK114]*[.AF114])/([.AE114]*[.AJ114]-[.AI114]*[.AF114]))*-1" office:value-type="float" office:value="0.363372093025097">
            <text:p>0,36337209</text:p>
          </table:table-cell>
          <table:table-cell table:formula="of:=([.AE114]*[.AK114]-[.AI114]*[.AG114])/([.AE114]*[.AJ114]-[.AI114]*[.AF114])" office:value-type="float" office:value="0.357487230629664">
            <text:p>0,3574872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4]+(1/(2*SQRT(0.75)))*[.AN114]" office:value-type="float" office:value="0.567280206353702">
            <text:p>0,567280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4]-(1/(2*SQRT(0.75)))*[.AO114]" office:value-type="float" office:value="0.147694254905626">
            <text:p>0,14769425</text:p>
          </table:table-cell>
          <table:table-cell/>
          <table:table-cell table:formula="of:=((SQRT(3))/2)*[.AN45]" office:value-type="float" office:value="0.425460154765276">
            <text:p>0,42546015</text:p>
          </table:table-cell>
          <table:table-cell table:formula="of:=0.5*[.AN45]" office:value-type="float" office:value="0.245639534883192">
            <text:p>0,24563953</text:p>
          </table:table-cell>
          <table:table-cell table:formula="of:=1-0.5*(1-[.AL45])" office:value-type="float" office:value="0.686046511629357">
            <text:p>0,68604651</text:p>
          </table:table-cell>
          <table:table-cell table:formula="of:=((SQRT(3))/2)*(1-[.AL45])" office:value-type="float" office:value="0.543783393071439">
            <text:p>0,54378339</text:p>
          </table:table-cell>
          <table:table-cell table:formula="of:=1-[.AM45]" office:value-type="float" office:value="0.363372093023256">
            <text:p>0,3633720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5]-((SIN(RADIANS(60)))*[.Y115])/TAN(RADIANS(60))" office:value-type="float" office:value="0.15028901734426">
            <text:p>0,15028902</text:p>
          </table:table-cell>
          <table:table-cell table:style-name="ce33" table:formula="of:=[.AD115]/(SIN(RADIANS(60)))" office:value-type="float" office:value="0.416184971095643">
            <text:p>0,41618497</text:p>
          </table:table-cell>
          <table:table-cell table:style-name="ce33" table:formula="of:=1-([.X115]+[.Y115])" office:value-type="float" office:value="0.433526011560097">
            <text:p>0,43352601</text:p>
          </table:table-cell>
          <table:table-cell table:number-columns-repeated="2"/>
          <table:table-cell table:formula="of:=(([.AG115]*[.AJ115]-[.AK115]*[.AF115])/([.AE115]*[.AJ115]-[.AI115]*[.AF115]))*-1" office:value-type="float" office:value="0.358381502892082">
            <text:p>0,3583815</text:p>
          </table:table-cell>
          <table:table-cell table:formula="of:=([.AE115]*[.AK115]-[.AI115]*[.AG115])/([.AE115]*[.AJ115]-[.AI115]*[.AF115])" office:value-type="float" office:value="0.360426757642119">
            <text:p>0,360426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5]+(1/(2*SQRT(0.75)))*[.AN115]" office:value-type="float" office:value="0.567338414809445">
            <text:p>0,5673384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5]-(1/(2*SQRT(0.75)))*[.AO115]" office:value-type="float" office:value="0.153515100474793">
            <text:p>0,1535151</text:p>
          </table:table-cell>
          <table:table-cell/>
          <table:table-cell table:formula="of:=((SQRT(3))/2)*[.AN46]" office:value-type="float" office:value="0.425503811107084">
            <text:p>0,42550381</text:p>
          </table:table-cell>
          <table:table-cell table:formula="of:=0.5*[.AN46]" office:value-type="float" office:value="0.245664739883887">
            <text:p>0,24566474</text:p>
          </table:table-cell>
          <table:table-cell table:formula="of:=1-0.5*(1-[.AL46])" office:value-type="float" office:value="0.683526011562154">
            <text:p>0,68352601</text:p>
          </table:table-cell>
          <table:table-cell table:formula="of:=((SQRT(3))/2)*(1-[.AL46])" office:value-type="float" office:value="0.548149027248314">
            <text:p>0,54814903</text:p>
          </table:table-cell>
          <table:table-cell table:formula="of:=1-[.AM46]" office:value-type="float" office:value="0.358381502890173">
            <text:p>0,358381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6]-((SIN(RADIANS(60)))*[.Y116])/TAN(RADIANS(60))" office:value-type="float" office:value="0.143678160922819">
            <text:p>0,14367816</text:p>
          </table:table-cell>
          <table:table-cell table:style-name="ce33" table:formula="of:=[.AD116]/(SIN(RADIANS(60)))" office:value-type="float" office:value="0.41954022988245">
            <text:p>0,41954023</text:p>
          </table:table-cell>
          <table:table-cell table:style-name="ce33" table:formula="of:=1-([.X116]+[.Y116])" office:value-type="float" office:value="0.436781609194731">
            <text:p>0,43678161</text:p>
          </table:table-cell>
          <table:table-cell table:number-columns-repeated="2"/>
          <table:table-cell table:formula="of:=(([.AG116]*[.AJ116]-[.AK116]*[.AF116])/([.AE116]*[.AJ116]-[.AI116]*[.AF116]))*-1" office:value-type="float" office:value="0.353448275864044">
            <text:p>0,35344828</text:p>
          </table:table-cell>
          <table:table-cell table:formula="of:=([.AE116]*[.AK116]-[.AI116]*[.AG116])/([.AE116]*[.AJ116]-[.AI116]*[.AF116])" office:value-type="float" office:value="0.363332496987765">
            <text:p>0,363332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6]+(1/(2*SQRT(0.75)))*[.AN116]" office:value-type="float" office:value="0.56739595420248">
            <text:p>0,567395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6]-(1/(2*SQRT(0.75)))*[.AO116]" office:value-type="float" office:value="0.15926903977305">
            <text:p>0,15926904</text:p>
          </table:table-cell>
          <table:table-cell/>
          <table:table-cell table:formula="of:=((SQRT(3))/2)*[.AN47]" office:value-type="float" office:value="0.42554696565186">
            <text:p>0,42554697</text:p>
          </table:table-cell>
          <table:table-cell table:formula="of:=0.5*[.AN47]" office:value-type="float" office:value="0.24568965517193">
            <text:p>0,24568966</text:p>
          </table:table-cell>
          <table:table-cell table:formula="of:=1-0.5*(1-[.AL47])" office:value-type="float" office:value="0.681034482760092">
            <text:p>0,68103448</text:p>
          </table:table-cell>
          <table:table-cell table:formula="of:=((SQRT(3))/2)*(1-[.AL47])" office:value-type="float" office:value="0.552464481722007">
            <text:p>0,55246448</text:p>
          </table:table-cell>
          <table:table-cell table:formula="of:=1-[.AM47]" office:value-type="float" office:value="0.353448275862069">
            <text:p>0,3534482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7]-((SIN(RADIANS(60)))*[.Y117])/TAN(RADIANS(60))" office:value-type="float" office:value="0.137142857146194">
            <text:p>0,13714286</text:p>
          </table:table-cell>
          <table:table-cell table:style-name="ce33" table:formula="of:=[.AD117]/(SIN(RADIANS(60)))" office:value-type="float" office:value="0.42285714285455">
            <text:p>0,42285714</text:p>
          </table:table-cell>
          <table:table-cell table:style-name="ce33" table:formula="of:=1-([.X117]+[.Y117])" office:value-type="float" office:value="0.439999999999256">
            <text:p>0,44</text:p>
          </table:table-cell>
          <table:table-cell table:number-columns-repeated="2"/>
          <table:table-cell table:formula="of:=(([.AG117]*[.AJ117]-[.AK117]*[.AF117])/([.AE117]*[.AJ117]-[.AI117]*[.AF117]))*-1" office:value-type="float" office:value="0.348571428573469">
            <text:p>0,34857143</text:p>
          </table:table-cell>
          <table:table-cell table:formula="of:=([.AE117]*[.AK117]-[.AI117]*[.AG117])/([.AE117]*[.AJ117]-[.AI117]*[.AF117])" office:value-type="float" office:value="0.366205027883746">
            <text:p>0,3662050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7]+(1/(2*SQRT(0.75)))*[.AN117]" office:value-type="float" office:value="0.567452836002451">
            <text:p>0,5674528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7]-(1/(2*SQRT(0.75)))*[.AO117]" office:value-type="float" office:value="0.164957219765041">
            <text:p>0,16495722</text:p>
          </table:table-cell>
          <table:table-cell/>
          <table:table-cell table:formula="of:=((SQRT(3))/2)*[.AN48]" office:value-type="float" office:value="0.425589627001838">
            <text:p>0,42558963</text:p>
          </table:table-cell>
          <table:table-cell table:formula="of:=0.5*[.AN48]" office:value-type="float" office:value="0.245714285713824">
            <text:p>0,24571429</text:p>
          </table:table-cell>
          <table:table-cell table:formula="of:=1-0.5*(1-[.AL48])" office:value-type="float" office:value="0.678571428572911">
            <text:p>0,67857143</text:p>
          </table:table-cell>
          <table:table-cell table:formula="of:=((SQRT(3))/2)*(1-[.AL48])" office:value-type="float" office:value="0.556730616716">
            <text:p>0,55673062</text:p>
          </table:table-cell>
          <table:table-cell table:formula="of:=1-[.AM48]" office:value-type="float" office:value="0.348571428571429">
            <text:p>0,34857143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8]-((SIN(RADIANS(60)))*[.Y118])/TAN(RADIANS(60))" office:value-type="float" office:value="0.130681818185213">
            <text:p>0,13068182</text:p>
          </table:table-cell>
          <table:table-cell table:style-name="ce33" table:formula="of:=[.AD118]/(SIN(RADIANS(60)))" office:value-type="float" office:value="0.426136363633785">
            <text:p>0,42613636</text:p>
          </table:table-cell>
          <table:table-cell table:style-name="ce33" table:formula="of:=1-([.X118]+[.Y118])" office:value-type="float" office:value="0.443181818181002">
            <text:p>0,44318182</text:p>
          </table:table-cell>
          <table:table-cell table:number-columns-repeated="2"/>
          <table:table-cell table:formula="of:=(([.AG118]*[.AJ118]-[.AK118]*[.AF118])/([.AE118]*[.AJ118]-[.AI118]*[.AF118]))*-1" office:value-type="float" office:value="0.343750000002106">
            <text:p>0,34375</text:p>
          </table:table-cell>
          <table:table-cell table:formula="of:=([.AE118]*[.AK118]-[.AI118]*[.AG118])/([.AE118]*[.AJ118]-[.AI118]*[.AF118])" office:value-type="float" office:value="0.369044916383181">
            <text:p>0,3690449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8]+(1/(2*SQRT(0.75)))*[.AN118]" office:value-type="float" office:value="0.567509071418331">
            <text:p>0,5675090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8]-(1/(2*SQRT(0.75)))*[.AO118]" office:value-type="float" office:value="0.170580761348032">
            <text:p>0,17058076</text:p>
          </table:table-cell>
          <table:table-cell/>
          <table:table-cell table:formula="of:=((SQRT(3))/2)*[.AN49]" office:value-type="float" office:value="0.425631803563748">
            <text:p>0,4256318</text:p>
          </table:table-cell>
          <table:table-cell table:formula="of:=0.5*[.AN49]" office:value-type="float" office:value="0.245738636363196">
            <text:p>0,24573864</text:p>
          </table:table-cell>
          <table:table-cell table:formula="of:=1-0.5*(1-[.AL49])" office:value-type="float" office:value="0.676136363637857">
            <text:p>0,67613636</text:p>
          </table:table-cell>
          <table:table-cell table:formula="of:=((SQRT(3))/2)*(1-[.AL49])" office:value-type="float" office:value="0.560948272903243">
            <text:p>0,56094827</text:p>
          </table:table-cell>
          <table:table-cell table:formula="of:=1-[.AM49]" office:value-type="float" office:value="0.34375">
            <text:p>0,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9]-((SIN(RADIANS(60)))*[.Y119])/TAN(RADIANS(60))" office:value-type="float" office:value="0.124293785314186">
            <text:p>0,12429379</text:p>
          </table:table-cell>
          <table:table-cell table:style-name="ce33" table:formula="of:=[.AD119]/(SIN(RADIANS(60)))" office:value-type="float" office:value="0.429378531070883">
            <text:p>0,42937853</text:p>
          </table:table-cell>
          <table:table-cell table:style-name="ce33" table:formula="of:=1-([.X119]+[.Y119])" office:value-type="float" office:value="0.446327683614931">
            <text:p>0,44632768</text:p>
          </table:table-cell>
          <table:table-cell table:number-columns-repeated="2"/>
          <table:table-cell table:formula="of:=(([.AG119]*[.AJ119]-[.AK119]*[.AF119])/([.AE119]*[.AJ119]-[.AI119]*[.AF119]))*-1" office:value-type="float" office:value="0.338983050849628">
            <text:p>0,33898305</text:p>
          </table:table-cell>
          <table:table-cell table:formula="of:=([.AE119]*[.AK119]-[.AI119]*[.AG119])/([.AE119]*[.AJ119]-[.AI119]*[.AF119])" office:value-type="float" office:value="0.371852715747031">
            <text:p>0,3718527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9]+(1/(2*SQRT(0.75)))*[.AN119]" office:value-type="float" office:value="0.567564671405784">
            <text:p>0,5675646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9]-(1/(2*SQRT(0.75)))*[.AO119]" office:value-type="float" office:value="0.176140760088277">
            <text:p>0,17614076</text:p>
          </table:table-cell>
          <table:table-cell/>
          <table:table-cell table:formula="of:=((SQRT(3))/2)*[.AN50]" office:value-type="float" office:value="0.425673503554338">
            <text:p>0,4256735</text:p>
          </table:table-cell>
          <table:table-cell table:formula="of:=0.5*[.AN50]" office:value-type="float" office:value="0.245762711863988">
            <text:p>0,24576271</text:p>
          </table:table-cell>
          <table:table-cell table:formula="of:=1-0.5*(1-[.AL50])" office:value-type="float" office:value="0.673728813560826">
            <text:p>0,67372881</text:p>
          </table:table-cell>
          <table:table-cell table:formula="of:=((SQRT(3))/2)*(1-[.AL50])" office:value-type="float" office:value="0.565118271958427">
            <text:p>0,56511827</text:p>
          </table:table-cell>
          <table:table-cell table:formula="of:=1-[.AM50]" office:value-type="float" office:value="0.338983050847458">
            <text:p>0,338983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0]-((SIN(RADIANS(60)))*[.Y120])/TAN(RADIANS(60))" office:value-type="float" office:value="0.117977528093396">
            <text:p>0,11797753</text:p>
          </table:table-cell>
          <table:table-cell table:style-name="ce33" table:formula="of:=[.AD120]/(SIN(RADIANS(60)))" office:value-type="float" office:value="0.432584269660372">
            <text:p>0,43258427</text:p>
          </table:table-cell>
          <table:table-cell table:style-name="ce33" table:formula="of:=1-([.X120]+[.Y120])" office:value-type="float" office:value="0.449438202246232">
            <text:p>0,4494382</text:p>
          </table:table-cell>
          <table:table-cell table:number-columns-repeated="2"/>
          <table:table-cell table:formula="of:=(([.AG120]*[.AJ120]-[.AK120]*[.AF120])/([.AE120]*[.AJ120]-[.AI120]*[.AF120]))*-1" office:value-type="float" office:value="0.334269662923582">
            <text:p>0,33426966</text:p>
          </table:table-cell>
          <table:table-cell table:formula="of:=([.AE120]*[.AK120]-[.AI120]*[.AG120])/([.AE120]*[.AJ120]-[.AI120]*[.AF120])" office:value-type="float" office:value="0.37462896680342">
            <text:p>0,3746289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0]+(1/(2*SQRT(0.75)))*[.AN120]" office:value-type="float" office:value="0.567619646674276">
            <text:p>0,5676196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0]-(1/(2*SQRT(0.75)))*[.AO120]" office:value-type="float" office:value="0.181638286932564">
            <text:p>0,18163829</text:p>
          </table:table-cell>
          <table:table-cell/>
          <table:table-cell table:formula="of:=((SQRT(3))/2)*[.AN51]" office:value-type="float" office:value="0.425714735005707">
            <text:p>0,42571474</text:p>
          </table:table-cell>
          <table:table-cell table:formula="of:=0.5*[.AN51]" office:value-type="float" office:value="0.245786516853535">
            <text:p>0,24578652</text:p>
          </table:table-cell>
          <table:table-cell table:formula="of:=1-0.5*(1-[.AL51])" office:value-type="float" office:value="0.671348314608256">
            <text:p>0,67134831</text:p>
          </table:table-cell>
          <table:table-cell table:formula="of:=((SQRT(3))/2)*(1-[.AL51])" office:value-type="float" office:value="0.569241417091643">
            <text:p>0,56924142</text:p>
          </table:table-cell>
          <table:table-cell table:formula="of:=1-[.AM51]" office:value-type="float" office:value="0.334269662921349">
            <text:p>0,3342696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1]-((SIN(RADIANS(60)))*[.Y121])/TAN(RADIANS(60))" office:value-type="float" office:value="0.111731843578983">
            <text:p>0,11173184</text:p>
          </table:table-cell>
          <table:table-cell table:style-name="ce33" table:formula="of:=[.AD121]/(SIN(RADIANS(60)))" office:value-type="float" office:value="0.435754189941599">
            <text:p>0,43575419</text:p>
          </table:table-cell>
          <table:table-cell table:style-name="ce33" table:formula="of:=1-([.X121]+[.Y121])" office:value-type="float" office:value="0.452513966479418">
            <text:p>0,45251397</text:p>
          </table:table-cell>
          <table:table-cell table:number-columns-repeated="2"/>
          <table:table-cell table:formula="of:=(([.AG121]*[.AJ121]-[.AK121]*[.AF121])/([.AE121]*[.AJ121]-[.AI121]*[.AF121]))*-1" office:value-type="float" office:value="0.329608938549782">
            <text:p>0,32960894</text:p>
          </table:table-cell>
          <table:table-cell table:formula="of:=([.AE121]*[.AK121]-[.AI121]*[.AG121])/([.AE121]*[.AJ121]-[.AI121]*[.AF121])" office:value-type="float" office:value="0.377374198294934">
            <text:p>0,377374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1]+(1/(2*SQRT(0.75)))*[.AN121]" office:value-type="float" office:value="0.567674007693958">
            <text:p>0,5676740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1]-(1/(2*SQRT(0.75)))*[.AO121]" office:value-type="float" office:value="0.187074388895911">
            <text:p>0,18707439</text:p>
          </table:table-cell>
          <table:table-cell/>
          <table:table-cell table:formula="of:=((SQRT(3))/2)*[.AN52]" office:value-type="float" office:value="0.425755505770468">
            <text:p>0,42575551</text:p>
          </table:table-cell>
          <table:table-cell table:formula="of:=0.5*[.AN52]" office:value-type="float" office:value="0.245810055865545">
            <text:p>0,24581006</text:p>
          </table:table-cell>
          <table:table-cell table:formula="of:=1-0.5*(1-[.AL52])" office:value-type="float" office:value="0.668994413409346">
            <text:p>0,66899441</text:p>
          </table:table-cell>
          <table:table-cell table:formula="of:=((SQRT(3))/2)*(1-[.AL52])" office:value-type="float" office:value="0.573318493564152">
            <text:p>0,57331849</text:p>
          </table:table-cell>
          <table:table-cell table:formula="of:=1-[.AM52]" office:value-type="float" office:value="0.329608938547486">
            <text:p>0,329608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2]-((SIN(RADIANS(60)))*[.Y122])/TAN(RADIANS(60))" office:value-type="float" office:value="0.105555555559175">
            <text:p>0,10555556</text:p>
          </table:table-cell>
          <table:table-cell table:style-name="ce33" table:formula="of:=[.AD122]/(SIN(RADIANS(60)))" office:value-type="float" office:value="0.438888888886368">
            <text:p>0,43888889</text:p>
          </table:table-cell>
          <table:table-cell table:style-name="ce33" table:formula="of:=1-([.X122]+[.Y122])" office:value-type="float" office:value="0.455555555554458">
            <text:p>0,45555556</text:p>
          </table:table-cell>
          <table:table-cell table:number-columns-repeated="2"/>
          <table:table-cell table:formula="of:=(([.AG122]*[.AJ122]-[.AK122]*[.AF122])/([.AE122]*[.AJ122]-[.AI122]*[.AF122]))*-1" office:value-type="float" office:value="0.325000000002358">
            <text:p>0,325</text:p>
          </table:table-cell>
          <table:table-cell table:formula="of:=([.AE122]*[.AK122]-[.AI122]*[.AG122])/([.AE122]*[.AJ122]-[.AI122]*[.AF122])" office:value-type="float" office:value="0.38008892721432">
            <text:p>0,380088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2]+(1/(2*SQRT(0.75)))*[.AN122]" office:value-type="float" office:value="0.56772776470231">
            <text:p>0,5677277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2]-(1/(2*SQRT(0.75)))*[.AO122]" office:value-type="float" office:value="0.19245008972633">
            <text:p>0,19245009</text:p>
          </table:table-cell>
          <table:table-cell/>
          <table:table-cell table:formula="of:=((SQRT(3))/2)*[.AN53]" office:value-type="float" office:value="0.425795823526733">
            <text:p>0,42579582</text:p>
          </table:table-cell>
          <table:table-cell table:formula="of:=0.5*[.AN53]" office:value-type="float" office:value="0.245833333332977">
            <text:p>0,24583333</text:p>
          </table:table-cell>
          <table:table-cell table:formula="of:=1-0.5*(1-[.AL53])" office:value-type="float" office:value="0.666666666668202">
            <text:p>0,66666667</text:p>
          </table:table-cell>
          <table:table-cell table:formula="of:=((SQRT(3))/2)*(1-[.AL53])" office:value-type="float" office:value="0.577350269186967">
            <text:p>0,57735027</text:p>
          </table:table-cell>
          <table:table-cell table:formula="of:=1-[.AM53]" office:value-type="float" office:value="0.325">
            <text:p>0,3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3]-((SIN(RADIANS(60)))*[.Y123])/TAN(RADIANS(60))" office:value-type="float" office:value="0.0994475138158278">
            <text:p>0,09944751</text:p>
          </table:table-cell>
          <table:table-cell table:style-name="ce33" table:formula="of:=[.AD123]/(SIN(RADIANS(60)))" office:value-type="float" office:value="0.441988950273737">
            <text:p>0,44198895</text:p>
          </table:table-cell>
          <table:table-cell table:style-name="ce33" table:formula="of:=1-([.X123]+[.Y123])" office:value-type="float" office:value="0.458563535910436">
            <text:p>0,45856354</text:p>
          </table:table-cell>
          <table:table-cell table:number-columns-repeated="2"/>
          <table:table-cell table:formula="of:=(([.AG123]*[.AJ123]-[.AK123]*[.AF123])/([.AE123]*[.AJ123]-[.AI123]*[.AF123]))*-1" office:value-type="float" office:value="0.320441988952696">
            <text:p>0,32044199</text:p>
          </table:table-cell>
          <table:table-cell table:formula="of:=([.AE123]*[.AK123]-[.AI123]*[.AG123])/([.AE123]*[.AJ123]-[.AI123]*[.AF123])" office:value-type="float" office:value="0.382773659129073">
            <text:p>0,382773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3]+(1/(2*SQRT(0.75)))*[.AN123]" office:value-type="float" office:value="0.567780927710571">
            <text:p>0,5677809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3]-(1/(2*SQRT(0.75)))*[.AO123]" office:value-type="float" office:value="0.197766390547575">
            <text:p>0,19776639</text:p>
          </table:table-cell>
          <table:table-cell/>
          <table:table-cell table:formula="of:=((SQRT(3))/2)*[.AN54]" office:value-type="float" office:value="0.425835695782928">
            <text:p>0,4258357</text:p>
          </table:table-cell>
          <table:table-cell table:formula="of:=0.5*[.AN54]" office:value-type="float" office:value="0.245856353590825">
            <text:p>0,24585635</text:p>
          </table:table-cell>
          <table:table-cell table:formula="of:=1-0.5*(1-[.AL54])" office:value-type="float" office:value="0.664364640885523">
            <text:p>0,66436464</text:p>
          </table:table-cell>
          <table:table-cell table:formula="of:=((SQRT(3))/2)*(1-[.AL54])" office:value-type="float" office:value="0.5813374948029">
            <text:p>0,58133749</text:p>
          </table:table-cell>
          <table:table-cell table:formula="of:=1-[.AM54]" office:value-type="float" office:value="0.320441988950276">
            <text:p>0,3204419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4]-((SIN(RADIANS(60)))*[.Y124])/TAN(RADIANS(60))" office:value-type="float" office:value="0.0934065934103205">
            <text:p>0,09340659</text:p>
          </table:table-cell>
          <table:table-cell table:style-name="ce33" table:formula="of:=[.AD124]/(SIN(RADIANS(60)))" office:value-type="float" office:value="0.445054945052452">
            <text:p>0,44505495</text:p>
          </table:table-cell>
          <table:table-cell table:style-name="ce33" table:formula="of:=1-([.X124]+[.Y124])" office:value-type="float" office:value="0.461538461537227">
            <text:p>0,46153846</text:p>
          </table:table-cell>
          <table:table-cell table:number-columns-repeated="2"/>
          <table:table-cell table:formula="of:=(([.AG124]*[.AJ124]-[.AK124]*[.AF124])/([.AE124]*[.AJ124]-[.AI124]*[.AF124]))*-1" office:value-type="float" office:value="0.315934065936547">
            <text:p>0,31593407</text:p>
          </table:table-cell>
          <table:table-cell table:formula="of:=([.AE124]*[.AK124]-[.AI124]*[.AG124])/([.AE124]*[.AJ124]-[.AI124]*[.AF124])" office:value-type="float" office:value="0.385428888495311">
            <text:p>0,385428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4]+(1/(2*SQRT(0.75)))*[.AN124]" office:value-type="float" office:value="0.567833506509949">
            <text:p>0,567833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4]-(1/(2*SQRT(0.75)))*[.AO124]" office:value-type="float" office:value="0.203024270480673">
            <text:p>0,20302427</text:p>
          </table:table-cell>
          <table:table-cell/>
          <table:table-cell table:formula="of:=((SQRT(3))/2)*[.AN55]" office:value-type="float" office:value="0.425875129882462">
            <text:p>0,42587513</text:p>
          </table:table-cell>
          <table:table-cell table:formula="of:=0.5*[.AN55]" office:value-type="float" office:value="0.245879120878806">
            <text:p>0,24587912</text:p>
          </table:table-cell>
          <table:table-cell table:formula="of:=1-0.5*(1-[.AL55])" office:value-type="float" office:value="0.662087912089467">
            <text:p>0,66208791</text:p>
          </table:table-cell>
          <table:table-cell table:formula="of:=((SQRT(3))/2)*(1-[.AL55])" office:value-type="float" office:value="0.585280904752724">
            <text:p>0,5852809</text:p>
          </table:table-cell>
          <table:table-cell table:formula="of:=1-[.AM55]" office:value-type="float" office:value="0.315934065934066">
            <text:p>0,3159340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5]-((SIN(RADIANS(60)))*[.Y125])/TAN(RADIANS(60))" office:value-type="float" office:value="0.0874316939928513">
            <text:p>0,08743169</text:p>
          </table:table-cell>
          <table:table-cell table:style-name="ce33" table:formula="of:=[.AD125]/(SIN(RADIANS(60)))" office:value-type="float" office:value="0.44808743169151">
            <text:p>0,44808743</text:p>
          </table:table-cell>
          <table:table-cell table:style-name="ce33" table:formula="of:=1-([.X125]+[.Y125])" office:value-type="float" office:value="0.464480874315639">
            <text:p>0,46448087</text:p>
          </table:table-cell>
          <table:table-cell table:number-columns-repeated="2"/>
          <table:table-cell table:formula="of:=(([.AG125]*[.AJ125]-[.AK125]*[.AF125])/([.AE125]*[.AJ125]-[.AI125]*[.AF125]))*-1" office:value-type="float" office:value="0.311475409838606">
            <text:p>0,31147541</text:p>
          </table:table-cell>
          <table:table-cell table:formula="of:=([.AE125]*[.AK125]-[.AI125]*[.AG125])/([.AE125]*[.AJ125]-[.AI125]*[.AF125])" office:value-type="float" office:value="0.388055098961372">
            <text:p>0,38805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5]+(1/(2*SQRT(0.75)))*[.AN125]" office:value-type="float" office:value="0.56788551067764">
            <text:p>0,567885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5]-(1/(2*SQRT(0.75)))*[.AO125]" office:value-type="float" office:value="0.208224687245103">
            <text:p>0,20822469</text:p>
          </table:table-cell>
          <table:table-cell/>
          <table:table-cell table:formula="of:=((SQRT(3))/2)*[.AN56]" office:value-type="float" office:value="0.42591413300823">
            <text:p>0,42591413</text:p>
          </table:table-cell>
          <table:table-cell table:formula="of:=0.5*[.AN56]" office:value-type="float" office:value="0.245901639343968">
            <text:p>0,24590164</text:p>
          </table:table-cell>
          <table:table-cell table:formula="of:=1-0.5*(1-[.AL56])" office:value-type="float" office:value="0.659836065575335">
            <text:p>0,65983607</text:p>
          </table:table-cell>
          <table:table-cell table:formula="of:=((SQRT(3))/2)*(1-[.AL56])" office:value-type="float" office:value="0.589181217326047">
            <text:p>0,58918122</text:p>
          </table:table-cell>
          <table:table-cell table:formula="of:=1-[.AM56]" office:value-type="float" office:value="0.311475409836065">
            <text:p>0,311475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6]-((SIN(RADIANS(60)))*[.Y126])/TAN(RADIANS(60))" office:value-type="float" office:value="0.0815217391342677">
            <text:p>0,08152174</text:p>
          </table:table-cell>
          <table:table-cell table:style-name="ce33" table:formula="of:=[.AD126]/(SIN(RADIANS(60)))" office:value-type="float" office:value="0.451086956519273">
            <text:p>0,45108696</text:p>
          </table:table-cell>
          <table:table-cell table:style-name="ce33" table:formula="of:=1-([.X126]+[.Y126])" office:value-type="float" office:value="0.467391304346459">
            <text:p>0,4673913</text:p>
          </table:table-cell>
          <table:table-cell table:number-columns-repeated="2"/>
          <table:table-cell table:formula="of:=(([.AG126]*[.AJ126]-[.AK126]*[.AF126])/([.AE126]*[.AJ126]-[.AI126]*[.AF126]))*-1" office:value-type="float" office:value="0.307065217393904">
            <text:p>0,30706522</text:p>
          </table:table-cell>
          <table:table-cell table:formula="of:=([.AE126]*[.AK126]-[.AI126]*[.AG126])/([.AE126]*[.AJ126]-[.AI126]*[.AF126])" office:value-type="float" office:value="0.390652763661497">
            <text:p>0,390652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6]+(1/(2*SQRT(0.75)))*[.AN126]" office:value-type="float" office:value="0.567936949582638">
            <text:p>0,567936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6]-(1/(2*SQRT(0.75)))*[.AO126]" office:value-type="float" office:value="0.213368577740355">
            <text:p>0,21336858</text:p>
          </table:table-cell>
          <table:table-cell/>
          <table:table-cell table:formula="of:=((SQRT(3))/2)*[.AN57]" office:value-type="float" office:value="0.425952712186979">
            <text:p>0,42595271</text:p>
          </table:table-cell>
          <table:table-cell table:formula="of:=0.5*[.AN57]" office:value-type="float" office:value="0.245923913043203">
            <text:p>0,24592391</text:p>
          </table:table-cell>
          <table:table-cell table:formula="of:=1-0.5*(1-[.AL57])" office:value-type="float" office:value="0.657608695653749">
            <text:p>0,6576087</text:p>
          </table:table-cell>
          <table:table-cell table:formula="of:=((SQRT(3))/2)*(1-[.AL57])" office:value-type="float" office:value="0.593039135197486">
            <text:p>0,59303914</text:p>
          </table:table-cell>
          <table:table-cell table:formula="of:=1-[.AM57]" office:value-type="float" office:value="0.307065217391304">
            <text:p>0,307065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7]-((SIN(RADIANS(60)))*[.Y127])/TAN(RADIANS(60))" office:value-type="float" office:value="0.0756756756795607">
            <text:p>0,07567568</text:p>
          </table:table-cell>
          <table:table-cell table:style-name="ce33" table:formula="of:=[.AD127]/(SIN(RADIANS(60)))" office:value-type="float" office:value="0.454054054051601">
            <text:p>0,45405405</text:p>
          </table:table-cell>
          <table:table-cell table:style-name="ce33" table:formula="of:=1-([.X127]+[.Y127])" office:value-type="float" office:value="0.470270270268838">
            <text:p>0,47027027</text:p>
          </table:table-cell>
          <table:table-cell table:number-columns-repeated="2"/>
          <table:table-cell table:formula="of:=(([.AG127]*[.AJ127]-[.AK127]*[.AF127])/([.AE127]*[.AJ127]-[.AI127]*[.AF127]))*-1" office:value-type="float" office:value="0.302702702705361">
            <text:p>0,3027027</text:p>
          </table:table-cell>
          <table:table-cell table:formula="of:=([.AE127]*[.AK127]-[.AI127]*[.AG127])/([.AE127]*[.AJ127]-[.AI127]*[.AF127])" office:value-type="float" office:value="0.393222345499999">
            <text:p>0,3932223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7]+(1/(2*SQRT(0.75)))*[.AN127]" office:value-type="float" office:value="0.567987832391367">
            <text:p>0,5679878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7]-(1/(2*SQRT(0.75)))*[.AO127]" office:value-type="float" office:value="0.218456858608632">
            <text:p>0,21845686</text:p>
          </table:table-cell>
          <table:table-cell/>
          <table:table-cell table:formula="of:=((SQRT(3))/2)*[.AN58]" office:value-type="float" office:value="0.425990874293525">
            <text:p>0,42599087</text:p>
          </table:table-cell>
          <table:table-cell table:formula="of:=0.5*[.AN58]" office:value-type="float" office:value="0.245945945945691">
            <text:p>0,24594595</text:p>
          </table:table-cell>
          <table:table-cell table:formula="of:=1-0.5*(1-[.AL58])" office:value-type="float" office:value="0.65540540540699">
            <text:p>0,65540541</text:p>
          </table:table-cell>
          <table:table-cell table:formula="of:=((SQRT(3))/2)*(1-[.AL58])" office:value-type="float" office:value="0.596855345848693">
            <text:p>0,59685535</text:p>
          </table:table-cell>
          <table:table-cell table:formula="of:=1-[.AM58]" office:value-type="float" office:value="0.302702702702702">
            <text:p>0,302702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8]-((SIN(RADIANS(60)))*[.Y128])/TAN(RADIANS(60))" office:value-type="float" office:value="0.0698924731222164">
            <text:p>0,06989247</text:p>
          </table:table-cell>
          <table:table-cell table:style-name="ce33" table:formula="of:=[.AD128]/(SIN(RADIANS(60)))" office:value-type="float" office:value="0.456989247309389">
            <text:p>0,45698925</text:p>
          </table:table-cell>
          <table:table-cell table:style-name="ce33" table:formula="of:=1-([.X128]+[.Y128])" office:value-type="float" office:value="0.473118279568395">
            <text:p>0,47311828</text:p>
          </table:table-cell>
          <table:table-cell table:number-columns-repeated="2"/>
          <table:table-cell table:formula="of:=(([.AG128]*[.AJ128]-[.AK128]*[.AF128])/([.AE128]*[.AJ128]-[.AI128]*[.AF128]))*-1" office:value-type="float" office:value="0.298387096776911">
            <text:p>0,2983871</text:p>
          </table:table-cell>
          <table:table-cell table:formula="of:=([.AE128]*[.AK128]-[.AI128]*[.AG128])/([.AE128]*[.AJ128]-[.AI128]*[.AF128])" office:value-type="float" office:value="0.39576429742626">
            <text:p>0,39576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8]+(1/(2*SQRT(0.75)))*[.AN128]" office:value-type="float" office:value="0.568038168073121">
            <text:p>0,568038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8]-(1/(2*SQRT(0.75)))*[.AO128]" office:value-type="float" office:value="0.2234904267794">
            <text:p>0,22349043</text:p>
          </table:table-cell>
          <table:table-cell/>
          <table:table-cell table:formula="of:=((SQRT(3))/2)*[.AN59]" office:value-type="float" office:value="0.42602862605484">
            <text:p>0,42602863</text:p>
          </table:table-cell>
          <table:table-cell table:formula="of:=0.5*[.AN59]" office:value-type="float" office:value="0.245967741935248">
            <text:p>0,24596774</text:p>
          </table:table-cell>
          <table:table-cell table:formula="of:=1-0.5*(1-[.AL59])" office:value-type="float" office:value="0.653225806453207">
            <text:p>0,65322581</text:p>
          </table:table-cell>
          <table:table-cell table:formula="of:=((SQRT(3))/2)*(1-[.AL59])" office:value-type="float" office:value="0.600630521976769">
            <text:p>0,60063052</text:p>
          </table:table-cell>
          <table:table-cell table:formula="of:=1-[.AM59]" office:value-type="float" office:value="0.298387096774194">
            <text:p>0,298387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9]-((SIN(RADIANS(60)))*[.Y129])/TAN(RADIANS(60))" office:value-type="float" office:value="0.0641711229986401">
            <text:p>0,06417112</text:p>
          </table:table-cell>
          <table:table-cell table:style-name="ce33" table:formula="of:=[.AD129]/(SIN(RADIANS(60)))" office:value-type="float" office:value="0.459893048125915">
            <text:p>0,45989305</text:p>
          </table:table-cell>
          <table:table-cell table:style-name="ce33" table:formula="of:=1-([.X129]+[.Y129])" office:value-type="float" office:value="0.475935828875445">
            <text:p>0,47593583</text:p>
          </table:table-cell>
          <table:table-cell table:number-columns-repeated="2"/>
          <table:table-cell table:formula="of:=(([.AG129]*[.AJ129]-[.AK129]*[.AF129])/([.AE129]*[.AJ129]-[.AI129]*[.AF129]))*-1" office:value-type="float" office:value="0.294117647061598">
            <text:p>0,29411765</text:p>
          </table:table-cell>
          <table:table-cell table:formula="of:=([.AE129]*[.AK129]-[.AI129]*[.AG129])/([.AE129]*[.AJ129]-[.AI129]*[.AF129])" office:value-type="float" office:value="0.398279062700902">
            <text:p>0,3982790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9]+(1/(2*SQRT(0.75)))*[.AN129]" office:value-type="float" office:value="0.568087965405335">
            <text:p>0,5680879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9]-(1/(2*SQRT(0.75)))*[.AO129]" office:value-type="float" office:value="0.228470159996469">
            <text:p>0,22847016</text:p>
          </table:table-cell>
          <table:table-cell/>
          <table:table-cell table:formula="of:=((SQRT(3))/2)*[.AN60]" office:value-type="float" office:value="0.426065974054001">
            <text:p>0,42606597</text:p>
          </table:table-cell>
          <table:table-cell table:formula="of:=0.5*[.AN60]" office:value-type="float" office:value="0.245989304812618">
            <text:p>0,2459893</text:p>
          </table:table-cell>
          <table:table-cell table:formula="of:=1-0.5*(1-[.AL60])" office:value-type="float" office:value="0.651069518718181">
            <text:p>0,65106952</text:p>
          </table:table-cell>
          <table:table-cell table:formula="of:=((SQRT(3))/2)*(1-[.AL60])" office:value-type="float" office:value="0.604365321889571">
            <text:p>0,60436532</text:p>
          </table:table-cell>
          <table:table-cell table:formula="of:=1-[.AM60]" office:value-type="float" office:value="0.294117647058823">
            <text:p>0,2941176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0]-((SIN(RADIANS(60)))*[.Y130])/TAN(RADIANS(60))" office:value-type="float" office:value="0.0585106383019106">
            <text:p>0,05851064</text:p>
          </table:table-cell>
          <table:table-cell table:style-name="ce33" table:formula="of:=[.AD130]/(SIN(RADIANS(60)))" office:value-type="float" office:value="0.462765957444395">
            <text:p>0,46276596</text:p>
          </table:table-cell>
          <table:table-cell table:style-name="ce33" table:formula="of:=1-([.X130]+[.Y130])" office:value-type="float" office:value="0.478723404253694">
            <text:p>0,4787234</text:p>
          </table:table-cell>
          <table:table-cell table:number-columns-repeated="2"/>
          <table:table-cell table:formula="of:=(([.AG130]*[.AJ130]-[.AK130]*[.AF130])/([.AE130]*[.AJ130]-[.AI130]*[.AF130]))*-1" office:value-type="float" office:value="0.289893617024108">
            <text:p>0,28989362</text:p>
          </table:table-cell>
          <table:table-cell table:formula="of:=([.AE130]*[.AK130]-[.AI130]*[.AG130])/([.AE130]*[.AJ130]-[.AI130]*[.AF130])" office:value-type="float" office:value="0.400767075153475">
            <text:p>0,400767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0]+(1/(2*SQRT(0.75)))*[.AN130]" office:value-type="float" office:value="0.568137232978698">
            <text:p>0,568137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0]-(1/(2*SQRT(0.75)))*[.AO130]" office:value-type="float" office:value="0.233396917328251">
            <text:p>0,23339692</text:p>
          </table:table-cell>
          <table:table-cell/>
          <table:table-cell table:formula="of:=((SQRT(3))/2)*[.AN61]" office:value-type="float" office:value="0.426102924734023">
            <text:p>0,42610292</text:p>
          </table:table-cell>
          <table:table-cell table:formula="of:=0.5*[.AN61]" office:value-type="float" office:value="0.246010638297675">
            <text:p>0,24601064</text:p>
          </table:table-cell>
          <table:table-cell table:formula="of:=1-0.5*(1-[.AL61])" office:value-type="float" office:value="0.648936170214379">
            <text:p>0,64893617</text:p>
          </table:table-cell>
          <table:table-cell table:formula="of:=((SQRT(3))/2)*(1-[.AL61])" office:value-type="float" office:value="0.608060389888408">
            <text:p>0,60806039</text:p>
          </table:table-cell>
          <table:table-cell table:formula="of:=1-[.AM61]" office:value-type="float" office:value="0.289893617021277">
            <text:p>0,2898936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1]-((SIN(RADIANS(60)))*[.Y131])/TAN(RADIANS(60))" office:value-type="float" office:value="0.052910052914141">
            <text:p>0,05291005</text:p>
          </table:table-cell>
          <table:table-cell table:style-name="ce33" table:formula="of:=[.AD131]/(SIN(RADIANS(60)))" office:value-type="float" office:value="0.465608465606065">
            <text:p>0,46560847</text:p>
          </table:table-cell>
          <table:table-cell table:style-name="ce33" table:formula="of:=1-([.X131]+[.Y131])" office:value-type="float" office:value="0.481481481479794">
            <text:p>0,48148148</text:p>
          </table:table-cell>
          <table:table-cell table:number-columns-repeated="2"/>
          <table:table-cell table:formula="of:=(([.AG131]*[.AJ131]-[.AK131]*[.AF131])/([.AE131]*[.AJ131]-[.AI131]*[.AF131]))*-1" office:value-type="float" office:value="0.285714285717174">
            <text:p>0,28571429</text:p>
          </table:table-cell>
          <table:table-cell table:formula="of:=([.AE131]*[.AK131]-[.AI131]*[.AG131])/([.AE131]*[.AJ131]-[.AI131]*[.AF131])" office:value-type="float" office:value="0.403228759431945">
            <text:p>0,403228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1]+(1/(2*SQRT(0.75)))*[.AN131]" office:value-type="float" office:value="0.568185979202077">
            <text:p>0,568185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1]-(1/(2*SQRT(0.75)))*[.AO131]" office:value-type="float" office:value="0.238271539661813">
            <text:p>0,23827154</text:p>
          </table:table-cell>
          <table:table-cell/>
          <table:table-cell table:formula="of:=((SQRT(3))/2)*[.AN62]" office:value-type="float" office:value="0.426139484401558">
            <text:p>0,42613948</text:p>
          </table:table-cell>
          <table:table-cell table:formula="of:=0.5*[.AN62]" office:value-type="float" office:value="0.246031746031568">
            <text:p>0,24603175</text:p>
          </table:table-cell>
          <table:table-cell table:formula="of:=1-0.5*(1-[.AL62])" office:value-type="float" office:value="0.646825396827019">
            <text:p>0,6468254</text:p>
          </table:table-cell>
          <table:table-cell table:formula="of:=((SQRT(3))/2)*(1-[.AL62])" office:value-type="float" office:value="0.61171635663858">
            <text:p>0,61171636</text:p>
          </table:table-cell>
          <table:table-cell table:formula="of:=1-[.AM62]" office:value-type="float" office:value="0.285714285714286">
            <text:p>0,2857142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2]-((SIN(RADIANS(60)))*[.Y132])/TAN(RADIANS(60))" office:value-type="float" office:value="0.0473684210567693">
            <text:p>0,04736842</text:p>
          </table:table-cell>
          <table:table-cell table:style-name="ce33" table:formula="of:=[.AD132]/(SIN(RADIANS(60)))" office:value-type="float" office:value="0.468421052629191">
            <text:p>0,46842105</text:p>
          </table:table-cell>
          <table:table-cell table:style-name="ce33" table:formula="of:=1-([.X132]+[.Y132])" office:value-type="float" office:value="0.48421052631404">
            <text:p>0,48421053</text:p>
          </table:table-cell>
          <table:table-cell table:number-columns-repeated="2"/>
          <table:table-cell table:formula="of:=(([.AG132]*[.AJ132]-[.AK132]*[.AF132])/([.AE132]*[.AJ132]-[.AI132]*[.AF132]))*-1" office:value-type="float" office:value="0.281578947371365">
            <text:p>0,28157895</text:p>
          </table:table-cell>
          <table:table-cell table:formula="of:=([.AE132]*[.AK132]-[.AI132]*[.AG132])/([.AE132]*[.AJ132]-[.AI132]*[.AF132])" office:value-type="float" office:value="0.405664531244327">
            <text:p>0,4056645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2]+(1/(2*SQRT(0.75)))*[.AN132]" office:value-type="float" office:value="0.568234212307315">
            <text:p>0,568234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2]-(1/(2*SQRT(0.75)))*[.AO132]" office:value-type="float" office:value="0.243094850181338">
            <text:p>0,24309485</text:p>
          </table:table-cell>
          <table:table-cell/>
          <table:table-cell table:formula="of:=((SQRT(3))/2)*[.AN63]" office:value-type="float" office:value="0.426175659230487">
            <text:p>0,42617566</text:p>
          </table:table-cell>
          <table:table-cell table:formula="of:=0.5*[.AN63]" office:value-type="float" office:value="0.246052631578788">
            <text:p>0,24605263</text:p>
          </table:table-cell>
          <table:table-cell table:formula="of:=1-0.5*(1-[.AL63])" office:value-type="float" office:value="0.644736842106895">
            <text:p>0,64473684</text:p>
          </table:table-cell>
          <table:table-cell table:formula="of:=((SQRT(3))/2)*(1-[.AL63])" office:value-type="float" office:value="0.615333839528223">
            <text:p>0,61533384</text:p>
          </table:table-cell>
          <table:table-cell table:formula="of:=1-[.AM63]" office:value-type="float" office:value="0.281578947368421">
            <text:p>0,2815789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3]-((SIN(RADIANS(60)))*[.Y133])/TAN(RADIANS(60))" office:value-type="float" office:value="0.0418848167581133">
            <text:p>0,04188482</text:p>
          </table:table-cell>
          <table:table-cell table:style-name="ce33" table:formula="of:=[.AD133]/(SIN(RADIANS(60)))" office:value-type="float" office:value="0.4712041884793">
            <text:p>0,47120419</text:p>
          </table:table-cell>
          <table:table-cell table:style-name="ce33" table:formula="of:=1-([.X133]+[.Y133])" office:value-type="float" office:value="0.486910994762587">
            <text:p>0,48691099</text:p>
          </table:table-cell>
          <table:table-cell table:number-columns-repeated="2"/>
          <table:table-cell table:formula="of:=(([.AG133]*[.AJ133]-[.AK133]*[.AF133])/([.AE133]*[.AJ133]-[.AI133]*[.AF133]))*-1" office:value-type="float" office:value="0.277486910997763">
            <text:p>0,27748691</text:p>
          </table:table-cell>
          <table:table-cell table:formula="of:=([.AE133]*[.AK133]-[.AI133]*[.AG133])/([.AE133]*[.AJ133]-[.AI133]*[.AF133])" office:value-type="float" office:value="0.408074797592705">
            <text:p>0,408074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3]+(1/(2*SQRT(0.75)))*[.AN133]" office:value-type="float" office:value="0.568281940353861">
            <text:p>0,5682819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3]-(1/(2*SQRT(0.75)))*[.AO133]" office:value-type="float" office:value="0.247867654831548">
            <text:p>0,24786765</text:p>
          </table:table-cell>
          <table:table-cell/>
          <table:table-cell table:formula="of:=((SQRT(3))/2)*[.AN64]" office:value-type="float" office:value="0.426211455265396">
            <text:p>0,42621146</text:p>
          </table:table-cell>
          <table:table-cell table:formula="of:=0.5*[.AN64]" office:value-type="float" office:value="0.246073298429178">
            <text:p>0,2460733</text:p>
          </table:table-cell>
          <table:table-cell table:formula="of:=1-0.5*(1-[.AL64])" office:value-type="float" office:value="0.642670157069703">
            <text:p>0,64267016</text:p>
          </table:table-cell>
          <table:table-cell table:formula="of:=((SQRT(3))/2)*(1-[.AL64])" office:value-type="float" office:value="0.618913443015881">
            <text:p>0,61891344</text:p>
          </table:table-cell>
          <table:table-cell table:formula="of:=1-[.AM64]" office:value-type="float" office:value="0.277486910994765">
            <text:p>0,2774869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4]-((SIN(RADIANS(60)))*[.Y134])/TAN(RADIANS(60))" office:value-type="float" office:value="0.0364583333375682">
            <text:p>0,03645833</text:p>
          </table:table-cell>
          <table:table-cell table:style-name="ce33" table:formula="of:=[.AD134]/(SIN(RADIANS(60)))" office:value-type="float" office:value="0.47395833333097">
            <text:p>0,47395833</text:p>
          </table:table-cell>
          <table:table-cell table:style-name="ce33" table:formula="of:=1-([.X134]+[.Y134])" office:value-type="float" office:value="0.489583333331462">
            <text:p>0,48958333</text:p>
          </table:table-cell>
          <table:table-cell table:number-columns-repeated="2"/>
          <table:table-cell table:formula="of:=(([.AG134]*[.AJ134]-[.AK134]*[.AF134])/([.AE134]*[.AJ134]-[.AI134]*[.AF134]))*-1" office:value-type="float" office:value="0.273437500003053">
            <text:p>0,2734375</text:p>
          </table:table-cell>
          <table:table-cell table:formula="of:=([.AE134]*[.AK134]-[.AI134]*[.AG134])/([.AE134]*[.AJ134]-[.AI134]*[.AF134])" office:value-type="float" office:value="0.410459956999953">
            <text:p>0,4104599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4]+(1/(2*SQRT(0.75)))*[.AN134]" office:value-type="float" office:value="0.568329171233254">
            <text:p>0,568329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4]-(1/(2*SQRT(0.75)))*[.AO134]" office:value-type="float" office:value="0.252590742766652">
            <text:p>0,25259074</text:p>
          </table:table-cell>
          <table:table-cell/>
          <table:table-cell table:formula="of:=((SQRT(3))/2)*[.AN65]" office:value-type="float" office:value="0.42624687842494">
            <text:p>0,42624688</text:p>
          </table:table-cell>
          <table:table-cell table:formula="of:=0.5*[.AN65]" office:value-type="float" office:value="0.246093749999877">
            <text:p>0,24609375</text:p>
          </table:table-cell>
          <table:table-cell table:formula="of:=1-0.5*(1-[.AL65])" office:value-type="float" office:value="0.64062500000165">
            <text:p>0,640625</text:p>
          </table:table-cell>
          <table:table-cell table:formula="of:=((SQRT(3))/2)*(1-[.AL65])" office:value-type="float" office:value="0.622455758967208">
            <text:p>0,62245576</text:p>
          </table:table-cell>
          <table:table-cell table:formula="of:=1-[.AM65]" office:value-type="float" office:value="0.2734375">
            <text:p>0,27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5]-((SIN(RADIANS(60)))*[.Y135])/TAN(RADIANS(60))" office:value-type="float" office:value="0.0310880829058371">
            <text:p>0,03108808</text:p>
          </table:table-cell>
          <table:table-cell table:style-name="ce33" table:formula="of:=[.AD135]/(SIN(RADIANS(60)))" office:value-type="float" office:value="0.476683937821483">
            <text:p>0,47668394</text:p>
          </table:table-cell>
          <table:table-cell table:style-name="ce33" table:formula="of:=1-([.X135]+[.Y135])" office:value-type="float" office:value="0.49222797927268">
            <text:p>0,49222798</text:p>
          </table:table-cell>
          <table:table-cell table:number-columns-repeated="2"/>
          <table:table-cell table:formula="of:=(([.AG135]*[.AJ135]-[.AK135]*[.AF135])/([.AE135]*[.AJ135]-[.AI135]*[.AF135]))*-1" office:value-type="float" office:value="0.269430051816579">
            <text:p>0,26943005</text:p>
          </table:table-cell>
          <table:table-cell table:formula="of:=([.AE135]*[.AK135]-[.AI135]*[.AG135])/([.AE135]*[.AJ135]-[.AI135]*[.AF135])" office:value-type="float" office:value="0.412820399729406">
            <text:p>0,412820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5]+(1/(2*SQRT(0.75)))*[.AN135]" office:value-type="float" office:value="0.568375912673483">
            <text:p>0,5683759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5]-(1/(2*SQRT(0.75)))*[.AO135]" office:value-type="float" office:value="0.25726488678533">
            <text:p>0,25726489</text:p>
          </table:table-cell>
          <table:table-cell/>
          <table:table-cell table:formula="of:=((SQRT(3))/2)*[.AN66]" office:value-type="float" office:value="0.426281934505112">
            <text:p>0,42628193</text:p>
          </table:table-cell>
          <table:table-cell table:formula="of:=0.5*[.AN66]" office:value-type="float" office:value="0.246113989637201">
            <text:p>0,24611399</text:p>
          </table:table-cell>
          <table:table-cell table:formula="of:=1-0.5*(1-[.AL66])" office:value-type="float" office:value="0.638601036271089">
            <text:p>0,63860104</text:p>
          </table:table-cell>
          <table:table-cell table:formula="of:=((SQRT(3))/2)*(1-[.AL66])" office:value-type="float" office:value="0.625961366981217">
            <text:p>0,62596137</text:p>
          </table:table-cell>
          <table:table-cell table:formula="of:=1-[.AM66]" office:value-type="float" office:value="0.269430051813471">
            <text:p>0,269430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6]-((SIN(RADIANS(60)))*[.Y136])/TAN(RADIANS(60))" office:value-type="float" office:value="0.0257731958806188">
            <text:p>0,0257732</text:p>
          </table:table-cell>
          <table:table-cell table:style-name="ce33" table:formula="of:=[.AD136]/(SIN(RADIANS(60)))" office:value-type="float" office:value="0.47938144329663">
            <text:p>0,47938144</text:p>
          </table:table-cell>
          <table:table-cell table:style-name="ce33" table:formula="of:=1-([.X136]+[.Y136])" office:value-type="float" office:value="0.494845360822751">
            <text:p>0,49484536</text:p>
          </table:table-cell>
          <table:table-cell table:number-columns-repeated="2"/>
          <table:table-cell table:formula="of:=(([.AG136]*[.AJ136]-[.AK136]*[.AF136])/([.AE136]*[.AJ136]-[.AI136]*[.AF136]))*-1" office:value-type="float" office:value="0.265463917528934">
            <text:p>0,26546392</text:p>
          </table:table-cell>
          <table:table-cell table:formula="of:=([.AE136]*[.AK136]-[.AI136]*[.AG136])/([.AE136]*[.AJ136]-[.AI136]*[.AF136])" office:value-type="float" office:value="0.415156507997731">
            <text:p>0,415156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6]+(1/(2*SQRT(0.75)))*[.AN136]" office:value-type="float" office:value="0.568422172243194">
            <text:p>0,568422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6]-(1/(2*SQRT(0.75)))*[.AO136]" office:value-type="float" office:value="0.261890843752268">
            <text:p>0,26189084</text:p>
          </table:table-cell>
          <table:table-cell/>
          <table:table-cell table:formula="of:=((SQRT(3))/2)*[.AN67]" office:value-type="float" office:value="0.426316629182395">
            <text:p>0,42631663</text:p>
          </table:table-cell>
          <table:table-cell table:formula="of:=0.5*[.AN67]" office:value-type="float" office:value="0.24613402061847">
            <text:p>0,24613402</text:p>
          </table:table-cell>
          <table:table-cell table:formula="of:=1-0.5*(1-[.AL67])" office:value-type="float" office:value="0.636597938145997">
            <text:p>0,63659794</text:p>
          </table:table-cell>
          <table:table-cell table:formula="of:=((SQRT(3))/2)*(1-[.AL67])" office:value-type="float" office:value="0.629430834706421">
            <text:p>0,62943083</text:p>
          </table:table-cell>
          <table:table-cell table:formula="of:=1-[.AM67]" office:value-type="float" office:value="0.265463917525773">
            <text:p>0,2654639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7]-((SIN(RADIANS(60)))*[.Y137])/TAN(RADIANS(60))" office:value-type="float" office:value="0.0205128205171974">
            <text:p>0,02051282</text:p>
          </table:table-cell>
          <table:table-cell table:style-name="ce33" table:formula="of:=[.AD137]/(SIN(RADIANS(60)))" office:value-type="float" office:value="0.482051282048955">
            <text:p>0,48205128</text:p>
          </table:table-cell>
          <table:table-cell table:style-name="ce33" table:formula="of:=1-([.X137]+[.Y137])" office:value-type="float" office:value="0.497435897433847">
            <text:p>0,4974359</text:p>
          </table:table-cell>
          <table:table-cell table:number-columns-repeated="2"/>
          <table:table-cell table:formula="of:=(([.AG137]*[.AJ137]-[.AK137]*[.AF137])/([.AE137]*[.AJ137]-[.AI137]*[.AF137]))*-1" office:value-type="float" office:value="0.261538461541675">
            <text:p>0,26153846</text:p>
          </table:table-cell>
          <table:table-cell table:formula="of:=([.AE137]*[.AK137]-[.AI137]*[.AG137])/([.AE137]*[.AJ137]-[.AI137]*[.AF137])" office:value-type="float" office:value="0.417468656181253">
            <text:p>0,417468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7]+(1/(2*SQRT(0.75)))*[.AN137]" office:value-type="float" office:value="0.56846795735578">
            <text:p>0,5684679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7]-(1/(2*SQRT(0.75)))*[.AO137]" office:value-type="float" office:value="0.266469355006726">
            <text:p>0,26646936</text:p>
          </table:table-cell>
          <table:table-cell/>
          <table:table-cell table:formula="of:=((SQRT(3))/2)*[.AN68]" office:value-type="float" office:value="0.426350968016835">
            <text:p>0,42635097</text:p>
          </table:table-cell>
          <table:table-cell table:formula="of:=0.5*[.AN68]" office:value-type="float" office:value="0.246153846153777">
            <text:p>0,24615385</text:p>
          </table:table-cell>
          <table:table-cell table:formula="of:=1-0.5*(1-[.AL68])" office:value-type="float" office:value="0.634615384617061">
            <text:p>0,63461538</text:p>
          </table:table-cell>
          <table:table-cell table:formula="of:=((SQRT(3))/2)*(1-[.AL68])" office:value-type="float" office:value="0.632864718147264">
            <text:p>0,63286472</text:p>
          </table:table-cell>
          <table:table-cell table:formula="of:=1-[.AM68]" office:value-type="float" office:value="0.261538461538462">
            <text:p>0,2615384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7" table:default-cell-style-name="ce1"/>
        <table:table-column table:style-name="co33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34" table:default-cell-style-name="ce1"/>
        <table:table-column table:style-name="co2" table:number-columns-repeated="3" table:default-cell-style-name="ce1"/>
        <table:table-column table:style-name="co35" table:default-cell-style-name="ce1"/>
        <table:table-column table:style-name="co2" table:number-columns-repeated="983" table:default-cell-style-name="ce1"/>
        <table:table-row table:style-name="ro2">
          <table:table-cell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3"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/>
          <table:table-cell office:value-type="string">
            <text:p>I"</text:p>
          </table:table-cell>
          <table:table-cell office:value-type="string">
            <text:p>II"</text:p>
          </table:table-cell>
          <table:table-cell office:value-type="string">
            <text:p>III"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table:style-name="ce45" office:value-type="string">
            <text:p>Begin</text:p>
          </table:table-cell>
          <table:table-cell office:value-type="string">
            <text:p>Right</text:p>
          </table:table-cell>
          <table:table-cell table:style-name="ce7" office:value-type="string">
            <text:p>Bottom</text:p>
          </table:table-cell>
          <table:table-cell table:style-name="ce35" office:value-type="string">
            <text:p>Left</text:p>
          </table:table-cell>
          <table:table-cell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/>
          <table:table-cell office:value-type="string">
            <text:p>XL</text:p>
          </table:table-cell>
          <table:table-cell office:value-type="string">
            <text:p>Y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61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2.96">
            <text:p>2,96</text:p>
          </table:table-cell>
          <table:table-cell table:style-name="ce33" office:value-type="float" office:value="9.13">
            <text:p>9,13</text:p>
          </table:table-cell>
          <table:table-cell table:style-name="ce34" office:value-type="float" office:value="48.38">
            <text:p>48,38</text:p>
          </table:table-cell>
          <table:table-cell/>
          <table:table-cell table:formula="of:=[.B2]/([.B2]+[.C2]+[.D2]+[.E2])" office:value-type="float" office:value="0.123877137061721">
            <text:p>0,12387714</text:p>
          </table:table-cell>
          <table:table-cell table:formula="of:=[.C2]/([.B2]+[.C2]+[.D2]+[.E2])" office:value-type="float" office:value="0.0428861199652275">
            <text:p>0,04288612</text:p>
          </table:table-cell>
          <table:table-cell table:formula="of:=[.D2]/([.B2]+[.C2]+[.D2]+[.E2])" office:value-type="float" office:value="0.132280498406259">
            <text:p>0,1322805</text:p>
          </table:table-cell>
          <table:table-cell table:formula="of:=[.E2]/([.B2]+[.C2]+[.D2]+[.E2])" office:value-type="float" office:value="0.700956244566792">
            <text:p>0,70095624</text:p>
          </table:table-cell>
          <table:table-cell/>
          <table:table-cell table:formula="of:=SUM([.G2:.J2])" office:value-type="float" office:value="1">
            <text:p>1</text:p>
          </table:table-cell>
          <table:table-cell/>
          <table:table-cell office:value-type="float" office:value="0.123877137061721">
            <text:p>0,12387714</text:p>
          </table:table-cell>
          <table:table-cell office:value-type="float" office:value="0.132280498406259">
            <text:p>0,1322805</text:p>
          </table:table-cell>
          <table:table-cell office:value-type="float" office:value="0.700956244566792">
            <text:p>0,70095624</text:p>
          </table:table-cell>
          <table:table-cell/>
          <table:table-cell table:formula="of:=[.N2]/SUM([.N2:.P2])" office:value-type="float" office:value="0.129427792915531">
            <text:p>0,12942779</text:p>
          </table:table-cell>
          <table:table-cell table:formula="of:=[.O2]/SUM([.N2:.P2])" office:value-type="float" office:value="0.138207689978807">
            <text:p>0,13820769</text:p>
          </table:table-cell>
          <table:table-cell table:formula="of:=[.P2]/SUM([.N2:.P2])" office:value-type="float" office:value="0.732364517105662">
            <text:p>0,73236452</text:p>
          </table:table-cell>
          <table:table-cell/>
          <table:table-cell table:formula="of:=SUM([.R2:.T2])" office:value-type="float" office:value="1">
            <text:p>1</text:p>
          </table:table-cell>
          <table:table-cell/>
          <table:table-cell table:formula="of:=([.R2]/SIN(RADIANS(60))+[.S2]/TAN(RADIANS(60)))*SIN(RADIANS(60))" office:value-type="float" office:value="0.198531637904935">
            <text:p>0,19853164</text:p>
          </table:table-cell>
          <table:table-cell table:formula="of:=[.S2]*SIN(RADIANS(60))" office:value-type="float" office:value="0.119691370520011">
            <text:p>0,11969137</text:p>
          </table:table-cell>
          <table:table-cell/>
          <table:table-cell table:formula="of:=SUM([.X2:.Y2])" office:value-type="float" office:value="0.318223008424946">
            <text:p>0,3182230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]*[.X2]-[.Y2])*-1" office:value-type="float" office:value="0.00506907593499921">
            <text:p>0,0050690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])*[.AE2]-(-[.AD2])*[.AE2])/([.AF2]*[.AE2]-[.AC2]*[.AH2])" office:value-type="float" office:value="0.747805025740047">
            <text:p>0,74780503</text:p>
          </table:table-cell>
          <table:table-cell table:formula="of:=([.AF2]*(-[.AD2])-[.AC2]*(-[.AG2]))/([.AF2]*[.AH2]-[.AC2]*[.AH2])*-1" office:value-type="float" office:value="0.436814508839612">
            <text:p>0,43681451</text:p>
          </table:table-cell>
          <table:table-cell table:style-name="ce9" office:value-type="string">
            <text:p>I</text:p>
          </table:table-cell>
          <table:table-cell table:style-name="ce12" office:value-type="float" office:value="0">
            <text:p>0</text:p>
          </table:table-cell>
          <table:table-cell table:style-name="ce12" table:formula="of:=1-[.X2]" office:value-type="float" office:value="0.801468362095065">
            <text:p>0,80146836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]" office:value-type="float" office:value="-0.577350269179251">
            <text:p>-0,57735027</text:p>
          </table:table-cell>
          <table:table-cell table:formula="of:=[.Y2]+(1/[.AP2])*[.X2]" office:value-type="float" office:value="0.234313665105023">
            <text:p>0,234313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])*[.AR2]-(-[.AQ2])*[.AU2])/([.AS2]*[.AR2]-[.AP2]*[.AU2])" office:value-type="float" office:value="0.101460793216483">
            <text:p>0,10146079</text:p>
          </table:table-cell>
          <table:table-cell table:formula="of:=([.AS2]*(-[.AQ2])-[.AP2]*(-[.AT2]))/([.AS2]*[.AU2]-[.AP2]*[.AU2])*-1" office:value-type="float" office:value="0.175735248830346">
            <text:p>0,17573525</text:p>
          </table:table-cell>
          <table:table-cell office:value-type="float" office:value="1">
            <text:p>1</text:p>
          </table:table-cell>
          <table:table-cell table:style-name="ce13" office:value-type="float" office:value="0.635416666669647">
            <text:p>0,63541667</text:p>
          </table:table-cell>
          <table:table-cell table:style-name="ce13" office:value-type="float" office:value="0.514050387596899">
            <text:p>0,51405039</text:p>
          </table:table-cell>
          <table:table-cell table:style-name="ce13" office:value-type="float" office:value="0.350532945733643">
            <text:p>0,35053295</text:p>
          </table:table-cell>
          <table:table-cell table:style-name="ce44" office:value-type="float" office:value="0.448982966765768">
            <text:p>0,44898297</text:p>
          </table:table-cell>
          <table:table-cell table:style-name="ce44" office:value-type="float" office:value="0.875558127997354">
            <text:p>0,87555813</text:p>
          </table:table-cell>
          <table:table-cell table:style-name="ce44" office:value-type="float" office:value="0.175458905241939">
            <text:p>0,17545891</text:p>
          </table:table-cell>
          <table:table-cell table:style-name="ce13" office:value-type="float" office:value="0.495610051473297">
            <text:p>0,49561005</text:p>
          </table:table-cell>
          <table:table-cell table:style-name="ce13" office:value-type="float" office:value="0.801468362095065">
            <text:p>0,80146836</text:p>
          </table:table-cell>
          <table:table-cell table:style-name="ce13" office:value-type="float" office:value="0.202921586435701">
            <text:p>0,20292159</text:p>
          </table:table-cell>
          <table:table-cell table:style-name="ce44" office:value-type="float" office:value="0.546668892975889">
            <text:p>0,54666889</text:p>
          </table:table-cell>
          <table:table-cell table:style-name="ce44" office:value-type="float" office:value="0.832526298213391">
            <text:p>0,8325263</text:p>
          </table:table-cell>
          <table:table-cell table:style-name="ce44" office:value-type="float" office:value="0.120804808815201">
            <text:p>0,12080481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table:number-columns-repeated="95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float" office:value="8.38">
            <text:p>8,38</text:p>
          </table:table-cell>
          <table:table-cell table:style-name="ce33" office:value-type="float" office:value="3.04">
            <text:p>3,04</text:p>
          </table:table-cell>
          <table:table-cell table:style-name="ce33" office:value-type="float" office:value="8.48">
            <text:p>8,48</text:p>
          </table:table-cell>
          <table:table-cell table:style-name="ce34" office:value-type="float" office:value="48.73">
            <text:p>48,73</text:p>
          </table:table-cell>
          <table:table-cell/>
          <table:table-cell table:formula="of:=[.B3]/([.B3]+[.C3]+[.D3]+[.E3])" office:value-type="float" office:value="0.122104036135801">
            <text:p>0,12210404</text:p>
          </table:table-cell>
          <table:table-cell table:formula="of:=[.C3]/([.B3]+[.C3]+[.D3]+[.E3])" office:value-type="float" office:value="0.0442954975958036">
            <text:p>0,0442955</text:p>
          </table:table-cell>
          <table:table-cell table:formula="of:=[.D3]/([.B3]+[.C3]+[.D3]+[.E3])" office:value-type="float" office:value="0.123561124872505">
            <text:p>0,12356112</text:p>
          </table:table-cell>
          <table:table-cell table:formula="of:=[.E3]/([.B3]+[.C3]+[.D3]+[.E3])" office:value-type="float" office:value="0.710039341395891">
            <text:p>0,71003934</text:p>
          </table:table-cell>
          <table:table-cell/>
          <table:table-cell table:formula="of:=SUM([.G3:.J3])" office:value-type="float" office:value="1">
            <text:p>1</text:p>
          </table:table-cell>
          <table:table-cell/>
          <table:table-cell office:value-type="float" office:value="0.0442954975958036">
            <text:p>0,0442955</text:p>
          </table:table-cell>
          <table:table-cell office:value-type="float" office:value="0.123561124872505">
            <text:p>0,12356112</text:p>
          </table:table-cell>
          <table:table-cell office:value-type="float" office:value="0.710039341395891">
            <text:p>0,71003934</text:p>
          </table:table-cell>
          <table:table-cell/>
          <table:table-cell table:formula="of:=[.N3]/SUM([.N3:.P3])" office:value-type="float" office:value="0.0504564315352697">
            <text:p>0,05045643</text:p>
          </table:table-cell>
          <table:table-cell table:formula="of:=[.O3]/SUM([.N3:.P3])" office:value-type="float" office:value="0.140746887966805">
            <text:p>0,14074689</text:p>
          </table:table-cell>
          <table:table-cell table:formula="of:=[.P3]/SUM([.N3:.P3])" office:value-type="float" office:value="0.808796680497925">
            <text:p>0,80879668</text:p>
          </table:table-cell>
          <table:table-cell/>
          <table:table-cell table:formula="of:=SUM([.R3:.T3])" office:value-type="float" office:value="1">
            <text:p>1</text:p>
          </table:table-cell>
          <table:table-cell/>
          <table:table-cell table:formula="of:=([.R3]/SIN(RADIANS(60))+[.S3]/TAN(RADIANS(60)))*SIN(RADIANS(60))" office:value-type="float" office:value="0.120829875518672">
            <text:p>0,12082988</text:p>
          </table:table-cell>
          <table:table-cell table:formula="of:=[.S3]*SIN(RADIANS(60))" office:value-type="float" office:value="0.121890380482856">
            <text:p>0,12189038</text:p>
          </table:table-cell>
          <table:table-cell/>
          <table:table-cell table:formula="of:=SUM([.X3:.Y3])" office:value-type="float" office:value="0.242720256001528">
            <text:p>0,242720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]*[.X3]-[.Y3])*-1" office:value-type="float" office:value="0.0521292193272547">
            <text:p>0,052129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])*[.AE3]-(-[.AD3])*[.AE3])/([.AF3]*[.AE3]-[.AC3]*[.AH3])" office:value-type="float" office:value="0.727427385898514">
            <text:p>0,72742739</text:p>
          </table:table-cell>
          <table:table-cell table:formula="of:=([.AF3]*(-[.AD3])-[.AC3]*(-[.AG3]))/([.AF3]*[.AH3]-[.AC3]*[.AH3])*-1" office:value-type="float" office:value="0.472109616384121">
            <text:p>0,47210962</text:p>
          </table:table-cell>
          <table:table-cell table:style-name="ce9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12" table:formula="of:=1-[.X3]" office:value-type="float" office:value="0.879170124481328">
            <text:p>0,87917012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]" office:value-type="float" office:value="-0.577350269179251">
            <text:p>-0,57735027</text:p>
          </table:table-cell>
          <table:table-cell table:formula="of:=[.Y3]+(1/[.AP3])*[.X3]" office:value-type="float" office:value="0.191651541638457">
            <text:p>0,1916515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])*[.AR3]-(-[.AQ3])*[.AU3])/([.AS3]*[.AR3]-[.AP3]*[.AU3])" office:value-type="float" office:value="0.0829875518659317">
            <text:p>0,08298755</text:p>
          </table:table-cell>
          <table:table-cell table:formula="of:=([.AS3]*(-[.AQ3])-[.AP3]*(-[.AT3]))/([.AS3]*[.AU3]-[.AP3]*[.AU3])*-1" office:value-type="float" office:value="0.143738656230134">
            <text:p>0,14373866</text:p>
          </table:table-cell>
          <table:table-cell office:value-type="float" office:value="2">
            <text:p>2</text:p>
          </table:table-cell>
          <table:table-cell table:style-name="ce13" office:value-type="float" office:value="0.634170854274228">
            <text:p>0,63417085</text:p>
          </table:table-cell>
          <table:table-cell table:style-name="ce13" office:value-type="float" office:value="0.50251256281407">
            <text:p>0,50251256</text:p>
          </table:table-cell>
          <table:table-cell table:style-name="ce13" office:value-type="float" office:value="0.363316582911735">
            <text:p>0,36331658</text:p>
          </table:table-cell>
          <table:table-cell table:style-name="ce44" office:value-type="float" office:value="0.454854771789682">
            <text:p>0,45485477</text:p>
          </table:table-cell>
          <table:table-cell table:style-name="ce44" office:value-type="float" office:value="0.879170124481328">
            <text:p>0,87917012</text:p>
          </table:table-cell>
          <table:table-cell table:style-name="ce44" office:value-type="float" office:value="0.1659751037341">
            <text:p>0,1659751</text:p>
          </table:table-cell>
          <table:table-cell table:style-name="ce13" office:value-type="float" office:value="0.49923768867706">
            <text:p>0,49923769</text:p>
          </table:table-cell>
          <table:table-cell table:style-name="ce13" office:value-type="float" office:value="0.807592620826346">
            <text:p>0,80759262</text:p>
          </table:table-cell>
          <table:table-cell table:style-name="ce13" office:value-type="float" office:value="0.19316969050074">
            <text:p>0,19316969</text:p>
          </table:table-cell>
          <table:table-cell table:style-name="ce44" office:value-type="float" office:value="0.544389027436881">
            <text:p>0,54438903</text:p>
          </table:table-cell>
          <table:table-cell table:style-name="ce44" office:value-type="float" office:value="0.835411471321696">
            <text:p>0,83541147</text:p>
          </table:table-cell>
          <table:table-cell table:style-name="ce44" office:value-type="float" office:value="0.120199501245944">
            <text:p>0,1201995</text:p>
          </table:table-cell>
          <table:table-cell/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float" office:value="8.39">
            <text:p>8,39</text:p>
          </table:table-cell>
          <table:table-cell table:style-name="ce33" office:value-type="float" office:value="3.14">
            <text:p>3,14</text:p>
          </table:table-cell>
          <table:table-cell table:style-name="ce33" office:value-type="float" office:value="8.65">
            <text:p>8,65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4]/([.B4]+[.C4]+[.D4]+[.E4])" office:value-type="float" office:value="0.121470971478211">
            <text:p>0,12147097</text:p>
          </table:table-cell>
          <table:table-cell table:formula="of:=[.C4]/([.B4]+[.C4]+[.D4]+[.E4])" office:value-type="float" office:value="0.0454611263935138">
            <text:p>0,04546113</text:p>
          </table:table-cell>
          <table:table-cell table:formula="of:=[.D4]/([.B4]+[.C4]+[.D4]+[.E4])" office:value-type="float" office:value="0.125235268568119">
            <text:p>0,12523527</text:p>
          </table:table-cell>
          <table:table-cell table:formula="of:=[.E4]/([.B4]+[.C4]+[.D4]+[.E4])" office:value-type="float" office:value="0.707832633560156">
            <text:p>0,70783263</text:p>
          </table:table-cell>
          <table:table-cell/>
          <table:table-cell table:formula="of:=SUM([.G4:.J4])" office:value-type="float" office:value="1">
            <text:p>1</text:p>
          </table:table-cell>
          <table:table-cell/>
          <table:table-cell office:value-type="float" office:value="0.0454611263935138">
            <text:p>0,04546113</text:p>
          </table:table-cell>
          <table:table-cell office:value-type="float" office:value="0.125235268568119">
            <text:p>0,12523527</text:p>
          </table:table-cell>
          <table:table-cell office:value-type="float" office:value="0.707832633560157">
            <text:p>0,70783263</text:p>
          </table:table-cell>
          <table:table-cell/>
          <table:table-cell table:formula="of:=[.N4]/SUM([.N4:.P4])" office:value-type="float" office:value="0.0517468688200395">
            <text:p>0,05174687</text:p>
          </table:table-cell>
          <table:table-cell table:formula="of:=[.O4]/SUM([.N4:.P4])" office:value-type="float" office:value="0.142551087673038">
            <text:p>0,14255109</text:p>
          </table:table-cell>
          <table:table-cell table:formula="of:=[.P4]/SUM([.N4:.P4])" office:value-type="float" office:value="0.805702043506922">
            <text:p>0,80570204</text:p>
          </table:table-cell>
          <table:table-cell/>
          <table:table-cell table:formula="of:=SUM([.R4:.T4])" office:value-type="float" office:value="1">
            <text:p>1</text:p>
          </table:table-cell>
          <table:table-cell/>
          <table:table-cell table:formula="of:=([.R4]/SIN(RADIANS(60))+[.S4]/TAN(RADIANS(60)))*SIN(RADIANS(60))" office:value-type="float" office:value="0.123022412656559">
            <text:p>0,12302241</text:p>
          </table:table-cell>
          <table:table-cell table:formula="of:=[.S4]*SIN(RADIANS(60))" office:value-type="float" office:value="0.123452863261954">
            <text:p>0,12345286</text:p>
          </table:table-cell>
          <table:table-cell/>
          <table:table-cell table:formula="of:=SUM([.X4:.Y4])" office:value-type="float" office:value="0.246475275918513">
            <text:p>0,2464752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]*[.X4]-[.Y4])*-1" office:value-type="float" office:value="0.0524258401996089">
            <text:p>0,052425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])*[.AE4]-(-[.AD4])*[.AE4])/([.AF4]*[.AE4]-[.AC4]*[.AH4])" office:value-type="float" office:value="0.72729894529314">
            <text:p>0,72729895</text:p>
          </table:table-cell>
          <table:table-cell table:formula="of:=([.AF4]*(-[.AD4])-[.AC4]*(-[.AG4]))/([.AF4]*[.AH4]-[.AC4]*[.AH4])*-1" office:value-type="float" office:value="0.472332082038389">
            <text:p>0,47233208</text:p>
          </table:table-cell>
          <table:table-cell table:style-name="ce9" office:value-type="string">
            <text:p>P</text:p>
          </table:table-cell>
          <table:table-cell table:style-name="ce12" office:value-type="float" office:value="0">
            <text:p>0</text:p>
          </table:table-cell>
          <table:table-cell table:style-name="ce12" table:formula="of:=1-[.X4]" office:value-type="float" office:value="0.876977587343441">
            <text:p>0,87697759</text:p>
          </table:table-cell>
          <table:table-cell table:style-name="ce12" office:value-type="float" office:value="0">
            <text:p>0</text:p>
          </table:table-cell>
          <table:table-cell table:style-name="ce9" office:value-type="string">
            <text:p>P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]" office:value-type="float" office:value="-0.577350269179251">
            <text:p>-0,57735027</text:p>
          </table:table-cell>
          <table:table-cell table:formula="of:=[.Y4]+(1/[.AP4])*[.X4]" office:value-type="float" office:value="0.194479886324299">
            <text:p>0,1944798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])*[.AR4]-(-[.AQ4])*[.AU4])/([.AS4]*[.AR4]-[.AP4]*[.AU4])" office:value-type="float" office:value="0.0842122610402199">
            <text:p>0,08421226</text:p>
          </table:table-cell>
          <table:table-cell table:formula="of:=([.AS4]*(-[.AQ4])-[.AP4]*(-[.AT4]))/([.AS4]*[.AU4]-[.AP4]*[.AU4])*-1" office:value-type="float" office:value="0.145859914744535">
            <text:p>0,14585991</text:p>
          </table:table-cell>
          <table:table-cell office:value-type="float" office:value="3">
            <text:p>3</text:p>
          </table:table-cell>
          <table:table-cell table:style-name="ce13" office:value-type="float" office:value="0.630079286425089">
            <text:p>0,63007929</text:p>
          </table:table-cell>
          <table:table-cell table:style-name="ce13" office:value-type="float" office:value="0.506442021803766">
            <text:p>0,50644202</text:p>
          </table:table-cell>
          <table:table-cell table:style-name="ce13" office:value-type="float" office:value="0.363478691771232">
            <text:p>0,36347869</text:p>
          </table:table-cell>
          <table:table-cell table:style-name="ce44" office:value-type="float" office:value="0.454597890578929">
            <text:p>0,45459789</text:p>
          </table:table-cell>
          <table:table-cell table:style-name="ce44" office:value-type="float" office:value="0.876977587343441">
            <text:p>0,87697759</text:p>
          </table:table-cell>
          <table:table-cell table:style-name="ce44" office:value-type="float" office:value="0.16842452208271">
            <text:p>0,16842452</text:p>
          </table:table-cell>
          <table:table-cell table:style-name="ce13" office:value-type="float" office:value="0.498028211744721">
            <text:p>0,49802821</text:p>
          </table:table-cell>
          <table:table-cell table:style-name="ce13" office:value-type="float" office:value="0.807143940543">
            <text:p>0,80714394</text:p>
          </table:table-cell>
          <table:table-cell table:style-name="ce13" office:value-type="float" office:value="0.194827847716418">
            <text:p>0,19482785</text:p>
          </table:table-cell>
          <table:table-cell table:style-name="ce44" office:value-type="float" office:value="0.543445878853516">
            <text:p>0,54344588</text:p>
          </table:table-cell>
          <table:table-cell table:style-name="ce44" office:value-type="float" office:value="0.835153922542204">
            <text:p>0,83515392</text:p>
          </table:table-cell>
          <table:table-cell table:style-name="ce44" office:value-type="float" office:value="0.121400198608796">
            <text:p>0,1214002</text:p>
          </table:table-cell>
          <table:table-cell/>
          <table:table-cell office:value-type="string">
            <text:p>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float" office:value="8.49">
            <text:p>8,49</text:p>
          </table:table-cell>
          <table:table-cell table:style-name="ce33" office:value-type="float" office:value="3.13">
            <text:p>3,13</text:p>
          </table:table-cell>
          <table:table-cell table:style-name="ce33" office:value-type="float" office:value="8.85">
            <text:p>8,85</text:p>
          </table:table-cell>
          <table:table-cell table:style-name="ce34" office:value-type="float" office:value="48.84">
            <text:p>48,84</text:p>
          </table:table-cell>
          <table:table-cell/>
          <table:table-cell table:formula="of:=[.B5]/([.B5]+[.C5]+[.D5]+[.E5])" office:value-type="float" office:value="0.122493146732073">
            <text:p>0,12249315</text:p>
          </table:table-cell>
          <table:table-cell table:formula="of:=[.C5]/([.B5]+[.C5]+[.D5]+[.E5])" office:value-type="float" office:value="0.0451594286538739">
            <text:p>0,04515943</text:p>
          </table:table-cell>
          <table:table-cell table:formula="of:=[.D5]/([.B5]+[.C5]+[.D5]+[.E5])" office:value-type="float" office:value="0.127687202423893">
            <text:p>0,1276872</text:p>
          </table:table-cell>
          <table:table-cell table:formula="of:=[.E5]/([.B5]+[.C5]+[.D5]+[.E5])" office:value-type="float" office:value="0.70466022219016">
            <text:p>0,70466022</text:p>
          </table:table-cell>
          <table:table-cell/>
          <table:table-cell table:formula="of:=SUM([.G5:.J5])" office:value-type="float" office:value="1">
            <text:p>1</text:p>
          </table:table-cell>
          <table:table-cell/>
          <table:table-cell office:value-type="float" office:value="0.0451594286538739">
            <text:p>0,04515943</text:p>
          </table:table-cell>
          <table:table-cell office:value-type="float" office:value="0.127687202423893">
            <text:p>0,1276872</text:p>
          </table:table-cell>
          <table:table-cell office:value-type="float" office:value="0.70466022219016">
            <text:p>0,70466022</text:p>
          </table:table-cell>
          <table:table-cell/>
          <table:table-cell table:formula="of:=[.N5]/SUM([.N5:.P5])" office:value-type="float" office:value="0.051463334429464">
            <text:p>0,05146333</text:p>
          </table:table-cell>
          <table:table-cell table:formula="of:=[.O5]/SUM([.N5:.P5])" office:value-type="float" office:value="0.145511344952319">
            <text:p>0,14551134</text:p>
          </table:table-cell>
          <table:table-cell table:formula="of:=[.P5]/SUM([.N5:.P5])" office:value-type="float" office:value="0.803025320618217">
            <text:p>0,80302532</text:p>
          </table:table-cell>
          <table:table-cell/>
          <table:table-cell table:formula="of:=SUM([.R5:.T5])" office:value-type="float" office:value="1">
            <text:p>1</text:p>
          </table:table-cell>
          <table:table-cell/>
          <table:table-cell table:formula="of:=([.R5]/SIN(RADIANS(60))+[.S5]/TAN(RADIANS(60)))*SIN(RADIANS(60))" office:value-type="float" office:value="0.124219006905623">
            <text:p>0,12421901</text:p>
          </table:table-cell>
          <table:table-cell table:formula="of:=[.S5]*SIN(RADIANS(60))" office:value-type="float" office:value="0.126016521267549">
            <text:p>0,12601652</text:p>
          </table:table-cell>
          <table:table-cell/>
          <table:table-cell table:formula="of:=SUM([.X5:.Y5])" office:value-type="float" office:value="0.250235528173172">
            <text:p>0,250235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]*[.X5]-[.Y5])*-1" office:value-type="float" office:value="0.0542986441934076">
            <text:p>0,0542986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])*[.AE5]-(-[.AD5])*[.AE5])/([.AF5]*[.AE5]-[.AC5]*[.AH5])" office:value-type="float" office:value="0.726487997375678">
            <text:p>0,726488</text:p>
          </table:table-cell>
          <table:table-cell table:formula="of:=([.AF5]*(-[.AD5])-[.AC5]*(-[.AG5]))/([.AF5]*[.AH5]-[.AC5]*[.AH5])*-1" office:value-type="float" office:value="0.473736685033751">
            <text:p>0,47373669</text:p>
          </table:table-cell>
          <table:table-cell table:style-name="ce9" office:value-type="string">
            <text:p>U</text:p>
          </table:table-cell>
          <table:table-cell table:style-name="ce12" office:value-type="float" office:value="0.5">
            <text:p>0,5</text:p>
          </table:table-cell>
          <table:table-cell table:style-name="ce12" table:formula="of:=1-[.X5]" office:value-type="float" office:value="0.875780993094377">
            <text:p>0,8757809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U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]" office:value-type="float" office:value="-0.577350269179251">
            <text:p>-0,57735027</text:p>
          </table:table-cell>
          <table:table-cell table:formula="of:=[.Y5]+(1/[.AP5])*[.X5]" office:value-type="float" office:value="0.197734398341689">
            <text:p>0,19773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])*[.AR5]-(-[.AQ5])*[.AU5])/([.AS5]*[.AR5]-[.AP5]*[.AU5])" office:value-type="float" office:value="0.0856215060821981">
            <text:p>0,08562151</text:p>
          </table:table-cell>
          <table:table-cell table:formula="of:=([.AS5]*(-[.AQ5])-[.AP5]*(-[.AT5]))/([.AS5]*[.AU5]-[.AP5]*[.AU5])*-1" office:value-type="float" office:value="0.148300798757599">
            <text:p>0,1483008</text:p>
          </table:table-cell>
          <table:table-cell office:value-type="float" office:value="4">
            <text:p>4</text:p>
          </table:table-cell>
          <table:table-cell table:style-name="ce13" office:value-type="float" office:value="0.63092330239666">
            <text:p>0,6309233</text:p>
          </table:table-cell>
          <table:table-cell table:style-name="ce13" office:value-type="float" office:value="0.508793356130923">
            <text:p>0,50879336</text:p>
          </table:table-cell>
          <table:table-cell table:style-name="ce13" office:value-type="float" office:value="0.360283341472535">
            <text:p>0,36028334</text:p>
          </table:table-cell>
          <table:table-cell table:style-name="ce44" office:value-type="float" office:value="0.452975994743984">
            <text:p>0,45297599</text:p>
          </table:table-cell>
          <table:table-cell table:style-name="ce44" office:value-type="float" office:value="0.875780993094377">
            <text:p>0,87578099</text:p>
          </table:table-cell>
          <table:table-cell table:style-name="ce44" office:value-type="float" office:value="0.171243012166703">
            <text:p>0,17124301</text:p>
          </table:table-cell>
          <table:table-cell table:style-name="ce13" office:value-type="float" office:value="0.497280145063903">
            <text:p>0,49728015</text:p>
          </table:table-cell>
          <table:table-cell table:style-name="ce13" office:value-type="float" office:value="0.804850407978241">
            <text:p>0,80485041</text:p>
          </table:table-cell>
          <table:table-cell table:style-name="ce13" office:value-type="float" office:value="0.197869446961964">
            <text:p>0,19786945</text:p>
          </table:table-cell>
          <table:table-cell table:style-name="ce44" office:value-type="float" office:value="0.544326827660091">
            <text:p>0,54432683</text:p>
          </table:table-cell>
          <table:table-cell table:style-name="ce44" office:value-type="float" office:value="0.833691696989745">
            <text:p>0,8336917</text:p>
          </table:table-cell>
          <table:table-cell table:style-name="ce44" office:value-type="float" office:value="0.121981475354661">
            <text:p>0,12198148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float" office:value="8.63">
            <text:p>8,63</text:p>
          </table:table-cell>
          <table:table-cell table:style-name="ce33" office:value-type="float" office:value="3.17">
            <text:p>3,17</text:p>
          </table:table-cell>
          <table:table-cell table:style-name="ce33" office:value-type="float" office:value="8.82">
            <text:p>8,82</text:p>
          </table:table-cell>
          <table:table-cell table:style-name="ce34" office:value-type="float" office:value="49.1">
            <text:p>49,10</text:p>
          </table:table-cell>
          <table:table-cell/>
          <table:table-cell table:formula="of:=[.B6]/([.B6]+[.C6]+[.D6]+[.E6])" office:value-type="float" office:value="0.123780837636259">
            <text:p>0,12378084</text:p>
          </table:table-cell>
          <table:table-cell table:formula="of:=[.C6]/([.B6]+[.C6]+[.D6]+[.E6])" office:value-type="float" office:value="0.0454675846242111">
            <text:p>0,04546758</text:p>
          </table:table-cell>
          <table:table-cell table:formula="of:=[.D6]/([.B6]+[.C6]+[.D6]+[.E6])" office:value-type="float" office:value="0.126506024096386">
            <text:p>0,12650602</text:p>
          </table:table-cell>
          <table:table-cell table:formula="of:=[.E6]/([.B6]+[.C6]+[.D6]+[.E6])" office:value-type="float" office:value="0.704245553643144">
            <text:p>0,70424555</text:p>
          </table:table-cell>
          <table:table-cell/>
          <table:table-cell table:formula="of:=SUM([.G6:.J6])" office:value-type="float" office:value="1">
            <text:p>1</text:p>
          </table:table-cell>
          <table:table-cell/>
          <table:table-cell office:value-type="float" office:value="0.0454675846242111">
            <text:p>0,04546758</text:p>
          </table:table-cell>
          <table:table-cell office:value-type="float" office:value="0.126506024096386">
            <text:p>0,12650602</text:p>
          </table:table-cell>
          <table:table-cell office:value-type="float" office:value="0.704245553643144">
            <text:p>0,70424555</text:p>
          </table:table-cell>
          <table:table-cell/>
          <table:table-cell table:formula="of:=[.N6]/SUM([.N6:.P6])" office:value-type="float" office:value="0.0518906531347192">
            <text:p>0,05189065</text:p>
          </table:table-cell>
          <table:table-cell table:formula="of:=[.O6]/SUM([.N6:.P6])" office:value-type="float" office:value="0.144377148469472">
            <text:p>0,14437715</text:p>
          </table:table-cell>
          <table:table-cell table:formula="of:=[.P6]/SUM([.N6:.P6])" office:value-type="float" office:value="0.803732198395809">
            <text:p>0,8037322</text:p>
          </table:table-cell>
          <table:table-cell/>
          <table:table-cell table:formula="of:=SUM([.R6:.T6])" office:value-type="float" office:value="1">
            <text:p>1</text:p>
          </table:table-cell>
          <table:table-cell/>
          <table:table-cell table:formula="of:=([.R6]/SIN(RADIANS(60))+[.S6]/TAN(RADIANS(60)))*SIN(RADIANS(60))" office:value-type="float" office:value="0.124079227369455">
            <text:p>0,12407923</text:p>
          </table:table-cell>
          <table:table-cell table:formula="of:=[.S6]*SIN(RADIANS(60))" office:value-type="float" office:value="0.12503427830052">
            <text:p>0,12503428</text:p>
          </table:table-cell>
          <table:table-cell/>
          <table:table-cell table:formula="of:=SUM([.X6:.Y6])" office:value-type="float" office:value="0.249113505669975">
            <text:p>0,249113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]*[.X6]-[.Y6])*-1" office:value-type="float" office:value="0.0533971029792117">
            <text:p>0,053397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])*[.AE6]-(-[.AD6])*[.AE6])/([.AF6]*[.AE6]-[.AC6]*[.AH6])" office:value-type="float" office:value="0.7268783761727">
            <text:p>0,72687838</text:p>
          </table:table-cell>
          <table:table-cell table:formula="of:=([.AF6]*(-[.AD6])-[.AC6]*(-[.AG6]))/([.AF6]*[.AH6]-[.AC6]*[.AH6])*-1" office:value-type="float" office:value="0.473060529123098">
            <text:p>0,47306053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6]" office:value-type="float" office:value="0.875920772630545">
            <text:p>0,87592077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]" office:value-type="float" office:value="-0.577350269179251">
            <text:p>-0,57735027</text:p>
          </table:table-cell>
          <table:table-cell table:formula="of:=[.Y6]+(1/[.AP6])*[.X6]" office:value-type="float" office:value="0.196671453621829">
            <text:p>0,19667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])*[.AR6]-(-[.AQ6])*[.AU6])/([.AS6]*[.AR6]-[.AP6]*[.AU6])" office:value-type="float" office:value="0.0851612375170931">
            <text:p>0,08516124</text:p>
          </table:table-cell>
          <table:table-cell table:formula="of:=([.AS6]*(-[.AQ6])-[.AP6]*(-[.AT6]))/([.AS6]*[.AU6]-[.AP6]*[.AU6])*-1" office:value-type="float" office:value="0.147503590217697">
            <text:p>0,14750359</text:p>
          </table:table-cell>
          <table:table-cell office:value-type="float" office:value="5">
            <text:p>5</text:p>
          </table:table-cell>
          <table:table-cell table:style-name="ce13" office:value-type="float" office:value="0.632395732301621">
            <text:p>0,63239573</text:p>
          </table:table-cell>
          <table:table-cell table:style-name="ce13" office:value-type="float" office:value="0.504607177497575">
            <text:p>0,50460718</text:p>
          </table:table-cell>
          <table:table-cell table:style-name="ce13" office:value-type="float" office:value="0.362997090200866">
            <text:p>0,36299709</text:p>
          </table:table-cell>
          <table:table-cell table:style-name="ce44" office:value-type="float" office:value="0.45375675233804">
            <text:p>0,45375675</text:p>
          </table:table-cell>
          <table:table-cell table:style-name="ce44" office:value-type="float" office:value="0.875920772630545">
            <text:p>0,87592077</text:p>
          </table:table-cell>
          <table:table-cell table:style-name="ce44" office:value-type="float" office:value="0.170322475036481">
            <text:p>0,17032248</text:p>
          </table:table-cell>
          <table:table-cell table:style-name="ce13" office:value-type="float" office:value="0.498572501883258">
            <text:p>0,4985725</text:p>
          </table:table-cell>
          <table:table-cell table:style-name="ce13" office:value-type="float" office:value="0.804057099924868">
            <text:p>0,8040571</text:p>
          </table:table-cell>
          <table:table-cell table:style-name="ce13" office:value-type="float" office:value="0.197370398195971">
            <text:p>0,1973704</text:p>
          </table:table-cell>
          <table:table-cell table:style-name="ce44" office:value-type="float" office:value="0.544827586212329">
            <text:p>0,54482759</text:p>
          </table:table-cell>
          <table:table-cell table:style-name="ce44" office:value-type="float" office:value="0.832266009852217">
            <text:p>0,83226601</text:p>
          </table:table-cell>
          <table:table-cell table:style-name="ce44" office:value-type="float" office:value="0.122906403939932">
            <text:p>0,1229064</text:p>
          </table:table-cell>
          <table:table-cell table:number-columns-repeated="961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3.12">
            <text:p>3,12</text:p>
          </table:table-cell>
          <table:table-cell table:style-name="ce33" office:value-type="float" office:value="8.69">
            <text:p>8,69</text:p>
          </table:table-cell>
          <table:table-cell table:style-name="ce34" office:value-type="float" office:value="49.12">
            <text:p>49,12</text:p>
          </table:table-cell>
          <table:table-cell/>
          <table:table-cell table:formula="of:=[.B7]/([.B7]+[.C7]+[.D7]+[.E7])" office:value-type="float" office:value="0.123056994818653">
            <text:p>0,12305699</text:p>
          </table:table-cell>
          <table:table-cell table:formula="of:=[.C7]/([.B7]+[.C7]+[.D7]+[.E7])" office:value-type="float" office:value="0.0449050086355786">
            <text:p>0,04490501</text:p>
          </table:table-cell>
          <table:table-cell table:formula="of:=[.D7]/([.B7]+[.C7]+[.D7]+[.E7])" office:value-type="float" office:value="0.125071963154865">
            <text:p>0,12507196</text:p>
          </table:table-cell>
          <table:table-cell table:formula="of:=[.E7]/([.B7]+[.C7]+[.D7]+[.E7])" office:value-type="float" office:value="0.706966033390904">
            <text:p>0,70696603</text:p>
          </table:table-cell>
          <table:table-cell/>
          <table:table-cell table:formula="of:=SUM([.G7:.J7])" office:value-type="float" office:value="1">
            <text:p>1</text:p>
          </table:table-cell>
          <table:table-cell/>
          <table:table-cell office:value-type="float" office:value="0.0449050086355786">
            <text:p>0,04490501</text:p>
          </table:table-cell>
          <table:table-cell office:value-type="float" office:value="0.125071963154865">
            <text:p>0,12507196</text:p>
          </table:table-cell>
          <table:table-cell office:value-type="float" office:value="0.706966033390904">
            <text:p>0,70696603</text:p>
          </table:table-cell>
          <table:table-cell/>
          <table:table-cell table:formula="of:=[.N7]/SUM([.N7:.P7])" office:value-type="float" office:value="0.051206302314131">
            <text:p>0,0512063</text:p>
          </table:table-cell>
          <table:table-cell table:formula="of:=[.O7]/SUM([.N7:.P7])" office:value-type="float" office:value="0.142622681765961">
            <text:p>0,14262268</text:p>
          </table:table-cell>
          <table:table-cell table:formula="of:=[.P7]/SUM([.N7:.P7])" office:value-type="float" office:value="0.806171015919908">
            <text:p>0,80617102</text:p>
          </table:table-cell>
          <table:table-cell/>
          <table:table-cell table:formula="of:=SUM([.R7:.T7])" office:value-type="float" office:value="1">
            <text:p>1</text:p>
          </table:table-cell>
          <table:table-cell/>
          <table:table-cell table:formula="of:=([.R7]/SIN(RADIANS(60))+[.S7]/TAN(RADIANS(60)))*SIN(RADIANS(60))" office:value-type="float" office:value="0.122517643197112">
            <text:p>0,12251764</text:p>
          </table:table-cell>
          <table:table-cell table:formula="of:=[.S7]*SIN(RADIANS(60))" office:value-type="float" office:value="0.123514865565186">
            <text:p>0,12351487</text:p>
          </table:table-cell>
          <table:table-cell/>
          <table:table-cell table:formula="of:=SUM([.X7:.Y7])" office:value-type="float" office:value="0.246032508762298">
            <text:p>0,246032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7]*[.X7]-[.Y7])*-1" office:value-type="float" office:value="0.0527792712861262">
            <text:p>0,052779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7])*[.AE7]-(-[.AD7])*[.AE7])/([.AF7]*[.AE7]-[.AC7]*[.AH7])" office:value-type="float" office:value="0.727145905143436">
            <text:p>0,72714591</text:p>
          </table:table-cell>
          <table:table-cell table:formula="of:=([.AF7]*(-[.AD7])-[.AC7]*(-[.AG7]))/([.AF7]*[.AH7]-[.AC7]*[.AH7])*-1" office:value-type="float" office:value="0.472597155353279">
            <text:p>0,47259716</text:p>
          </table:table-cell>
          <table:table-cell table:style-name="ce49"/>
          <table:table-cell table:style-name="ce12" office:value-type="float" office:value="0.5">
            <text:p>0,5</text:p>
          </table:table-cell>
          <table:table-cell table:style-name="ce12" table:formula="of:=1-[.X7]" office:value-type="float" office:value="0.877482356802888">
            <text:p>0,87748236</text:p>
          </table:table-cell>
          <table:table-cell table:style-name="ce12" office:value-type="float" office:value="0.5">
            <text:p>0,5</text:p>
          </table:table-cell>
          <table:table-cell table:style-name="ce51"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7]" office:value-type="float" office:value="-0.577350269179251">
            <text:p>-0,57735027</text:p>
          </table:table-cell>
          <table:table-cell table:formula="of:=[.Y7]+(1/[.AP7])*[.X7]" office:value-type="float" office:value="0.194250459844246">
            <text:p>0,1942504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7])*[.AR7]-(-[.AQ7])*[.AU7])/([.AS7]*[.AR7]-[.AP7]*[.AU7])" office:value-type="float" office:value="0.0841129164602073">
            <text:p>0,08411292</text:p>
          </table:table-cell>
          <table:table-cell table:formula="of:=([.AS7]*(-[.AQ7])-[.AP7]*(-[.AT7]))/([.AS7]*[.AU7]-[.AP7]*[.AU7])*-1" office:value-type="float" office:value="0.145687844884493">
            <text:p>0,14568784</text:p>
          </table:table-cell>
          <table:table-cell office:value-type="float" office:value="6">
            <text:p>6</text:p>
          </table:table-cell>
          <table:table-cell table:style-name="ce13" office:value-type="float" office:value="0.633349705307395">
            <text:p>0,63334971</text:p>
          </table:table-cell>
          <table:table-cell table:style-name="ce13" office:value-type="float" office:value="0.503438113948919">
            <text:p>0,50343811</text:p>
          </table:table-cell>
          <table:table-cell table:style-name="ce13" office:value-type="float" office:value="0.363212180743732">
            <text:p>0,36321218</text:p>
          </table:table-cell>
          <table:table-cell table:style-name="ce44" office:value-type="float" office:value="0.454291810279517">
            <text:p>0,45429181</text:p>
          </table:table-cell>
          <table:table-cell table:style-name="ce44" office:value-type="float" office:value="0.877482356802889">
            <text:p>0,87748236</text:p>
          </table:table-cell>
          <table:table-cell table:style-name="ce44" office:value-type="float" office:value="0.168225832922681">
            <text:p>0,16822583</text:p>
          </table:table-cell>
          <table:table-cell table:style-name="ce13" office:value-type="float" office:value="0.498945147684313">
            <text:p>0,49894515</text:p>
          </table:table-cell>
          <table:table-cell table:style-name="ce13" office:value-type="float" office:value="0.805681133212779">
            <text:p>0,80568113</text:p>
          </table:table-cell>
          <table:table-cell table:style-name="ce13" office:value-type="float" office:value="0.195373719107028">
            <text:p>0,19537372</text:p>
          </table:table-cell>
          <table:table-cell table:style-name="ce44" office:value-type="float" office:value="0.544661950984224">
            <text:p>0,54466195</text:p>
          </table:table-cell>
          <table:table-cell table:style-name="ce44" office:value-type="float" office:value="0.833689751603882">
            <text:p>0,83368975</text:p>
          </table:table-cell>
          <table:table-cell table:style-name="ce44" office:value-type="float" office:value="0.121648297416391">
            <text:p>0,1216483</text:p>
          </table:table-cell>
          <table:table-cell table:number-columns-repeated="961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float" office:value="8.48">
            <text:p>8,48</text:p>
          </table:table-cell>
          <table:table-cell table:style-name="ce33" office:value-type="float" office:value="3.11">
            <text:p>3,11</text:p>
          </table:table-cell>
          <table:table-cell table:style-name="ce33" office:value-type="float" office:value="8.6">
            <text:p>8,6</text:p>
          </table:table-cell>
          <table:table-cell table:style-name="ce34" office:value-type="float" office:value="49.29">
            <text:p>49,29</text:p>
          </table:table-cell>
          <table:table-cell/>
          <table:table-cell table:formula="of:=[.B8]/([.B8]+[.C8]+[.D8]+[.E8])" office:value-type="float" office:value="0.122049510650547">
            <text:p>0,12204951</text:p>
          </table:table-cell>
          <table:table-cell table:formula="of:=[.C8]/([.B8]+[.C8]+[.D8]+[.E8])" office:value-type="float" office:value="0.0447610823258492">
            <text:p>0,04476108</text:p>
          </table:table-cell>
          <table:table-cell table:formula="of:=[.D8]/([.B8]+[.C8]+[.D8]+[.E8])" office:value-type="float" office:value="0.1237766263673">
            <text:p>0,12377663</text:p>
          </table:table-cell>
          <table:table-cell table:formula="of:=[.E8]/([.B8]+[.C8]+[.D8]+[.E8])" office:value-type="float" office:value="0.709412780656304">
            <text:p>0,70941278</text:p>
          </table:table-cell>
          <table:table-cell/>
          <table:table-cell table:formula="of:=SUM([.G8:.J8])" office:value-type="float" office:value="1">
            <text:p>1</text:p>
          </table:table-cell>
          <table:table-cell/>
          <table:table-cell office:value-type="float" office:value="0.0447610823258492">
            <text:p>0,04476108</text:p>
          </table:table-cell>
          <table:table-cell office:value-type="float" office:value="0.1237766263673">
            <text:p>0,12377663</text:p>
          </table:table-cell>
          <table:table-cell office:value-type="float" office:value="0.709412780656304">
            <text:p>0,70941278</text:p>
          </table:table-cell>
          <table:table-cell/>
          <table:table-cell table:formula="of:=[.N8]/SUM([.N8:.P8])" office:value-type="float" office:value="0.0509836065573771">
            <text:p>0,05098361</text:p>
          </table:table-cell>
          <table:table-cell table:formula="of:=[.O8]/SUM([.N8:.P8])" office:value-type="float" office:value="0.140983606557377">
            <text:p>0,14098361</text:p>
          </table:table-cell>
          <table:table-cell table:formula="of:=[.P8]/SUM([.N8:.P8])" office:value-type="float" office:value="0.808032786885246">
            <text:p>0,80803279</text:p>
          </table:table-cell>
          <table:table-cell/>
          <table:table-cell table:formula="of:=SUM([.R8:.T8])" office:value-type="float" office:value="1">
            <text:p>1</text:p>
          </table:table-cell>
          <table:table-cell/>
          <table:table-cell table:formula="of:=([.R8]/SIN(RADIANS(60))+[.S8]/TAN(RADIANS(60)))*SIN(RADIANS(60))" office:value-type="float" office:value="0.121475409836066">
            <text:p>0,12147541</text:p>
          </table:table-cell>
          <table:table-cell table:formula="of:=[.S8]*SIN(RADIANS(60))" office:value-type="float" office:value="0.122095384795839">
            <text:p>0,12209538</text:p>
          </table:table-cell>
          <table:table-cell/>
          <table:table-cell table:formula="of:=SUM([.X8:.Y8])" office:value-type="float" office:value="0.243570794631905">
            <text:p>0,2435707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8]*[.X8]-[.Y8])*-1" office:value-type="float" office:value="0.0519615242283265">
            <text:p>0,051961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8])*[.AE8]-(-[.AD8])*[.AE8])/([.AF8]*[.AE8]-[.AC8]*[.AH8])" office:value-type="float" office:value="0.727500000006395">
            <text:p>0,7275</text:p>
          </table:table-cell>
          <table:table-cell table:formula="of:=([.AF8]*(-[.AD8])-[.AC8]*(-[.AG8]))/([.AF8]*[.AH8]-[.AC8]*[.AH8])*-1" office:value-type="float" office:value="0.471983845059924">
            <text:p>0,47198385</text:p>
          </table:table-cell>
          <table:table-cell table:style-name="ce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8]" office:value-type="float" office:value="0.878524590163934">
            <text:p>0,878524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R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8]" office:value-type="float" office:value="-0.577350269179251">
            <text:p>-0,57735027</text:p>
          </table:table-cell>
          <table:table-cell table:formula="of:=[.Y8]+(1/[.AP8])*[.X8]" office:value-type="float" office:value="0.192229245363351">
            <text:p>0,192229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8])*[.AR8]-(-[.AQ8])*[.AU8])/([.AS8]*[.AR8]-[.AP8]*[.AU8])" office:value-type="float" office:value="0.0832377049167393">
            <text:p>0,0832377</text:p>
          </table:table-cell>
          <table:table-cell table:formula="of:=([.AS8]*(-[.AQ8])-[.AP8]*(-[.AT8]))/([.AS8]*[.AU8]-[.AP8]*[.AU8])*-1" office:value-type="float" office:value="0.144171934023809">
            <text:p>0,14417193</text:p>
          </table:table-cell>
          <table:table-cell office:value-type="float" office:value="7">
            <text:p>7</text:p>
          </table:table-cell>
          <table:table-cell table:style-name="ce13" office:value-type="float" office:value="0.632986627045961">
            <text:p>0,63298663</text:p>
          </table:table-cell>
          <table:table-cell table:style-name="ce13" office:value-type="float" office:value="0.50297176820208">
            <text:p>0,50297177</text:p>
          </table:table-cell>
          <table:table-cell table:style-name="ce13" office:value-type="float" office:value="0.364041604751999">
            <text:p>0,3640416</text:p>
          </table:table-cell>
          <table:table-cell table:style-name="ce44" office:value-type="float" office:value="0.455000000005445">
            <text:p>0,455</text:p>
          </table:table-cell>
          <table:table-cell table:style-name="ce44" office:value-type="float" office:value="0.878524590163934">
            <text:p>0,87852459</text:p>
          </table:table-cell>
          <table:table-cell table:style-name="ce44" office:value-type="float" office:value="0.166475409835722">
            <text:p>0,16647541</text:p>
          </table:table-cell>
          <table:table-cell table:style-name="ce13" office:value-type="float" office:value="0.499095977103091">
            <text:p>0,49909598</text:p>
          </table:table-cell>
          <table:table-cell table:style-name="ce13" office:value-type="float" office:value="0.807443121892421">
            <text:p>0,80744312</text:p>
          </table:table-cell>
          <table:table-cell table:style-name="ce13" office:value-type="float" office:value="0.193460901008631">
            <text:p>0,1934609</text:p>
          </table:table-cell>
          <table:table-cell table:style-name="ce44" office:value-type="float" office:value="0.544103153750528">
            <text:p>0,54410315</text:p>
          </table:table-cell>
          <table:table-cell table:style-name="ce44" office:value-type="float" office:value="0.835167542706965">
            <text:p>0,83516754</text:p>
          </table:table-cell>
          <table:table-cell table:style-name="ce44" office:value-type="float" office:value="0.120729303547025">
            <text:p>0,1207293</text:p>
          </table:table-cell>
          <table:table-cell table:number-columns-repeated="961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float" office:value="8.5">
            <text:p>8,5</text:p>
          </table:table-cell>
          <table:table-cell table:style-name="ce33" office:value-type="float" office:value="3.16">
            <text:p>3,16</text:p>
          </table:table-cell>
          <table:table-cell table:style-name="ce33" office:value-type="float" office:value="8.76">
            <text:p>8,76</text:p>
          </table:table-cell>
          <table:table-cell table:style-name="ce34" office:value-type="float" office:value="49.08">
            <text:p>49,08</text:p>
          </table:table-cell>
          <table:table-cell/>
          <table:table-cell table:formula="of:=[.B9]/([.B9]+[.C9]+[.D9]+[.E9])" office:value-type="float" office:value="0.122302158273381">
            <text:p>0,12230216</text:p>
          </table:table-cell>
          <table:table-cell table:formula="of:=[.C9]/([.B9]+[.C9]+[.D9]+[.E9])" office:value-type="float" office:value="0.0454676258992806">
            <text:p>0,04546763</text:p>
          </table:table-cell>
          <table:table-cell table:formula="of:=[.D9]/([.B9]+[.C9]+[.D9]+[.E9])" office:value-type="float" office:value="0.126043165467626">
            <text:p>0,12604317</text:p>
          </table:table-cell>
          <table:table-cell table:formula="of:=[.E9]/([.B9]+[.C9]+[.D9]+[.E9])" office:value-type="float" office:value="0.706187050359712">
            <text:p>0,70618705</text:p>
          </table:table-cell>
          <table:table-cell/>
          <table:table-cell table:formula="of:=SUM([.G9:.J9])" office:value-type="float" office:value="1">
            <text:p>1</text:p>
          </table:table-cell>
          <table:table-cell/>
          <table:table-cell office:value-type="float" office:value="0.0454676258992806">
            <text:p>0,04546763</text:p>
          </table:table-cell>
          <table:table-cell office:value-type="float" office:value="0.126043165467626">
            <text:p>0,12604317</text:p>
          </table:table-cell>
          <table:table-cell office:value-type="float" office:value="0.706187050359712">
            <text:p>0,70618705</text:p>
          </table:table-cell>
          <table:table-cell/>
          <table:table-cell table:formula="of:=[.N9]/SUM([.N9:.P9])" office:value-type="float" office:value="0.0518032786885246">
            <text:p>0,05180328</text:p>
          </table:table-cell>
          <table:table-cell table:formula="of:=[.O9]/SUM([.N9:.P9])" office:value-type="float" office:value="0.143606557377049">
            <text:p>0,14360656</text:p>
          </table:table-cell>
          <table:table-cell table:formula="of:=[.P9]/SUM([.N9:.P9])" office:value-type="float" office:value="0.804590163934426">
            <text:p>0,80459016</text:p>
          </table:table-cell>
          <table:table-cell/>
          <table:table-cell table:formula="of:=SUM([.R9:.T9])" office:value-type="float" office:value="1">
            <text:p>1</text:p>
          </table:table-cell>
          <table:table-cell/>
          <table:table-cell table:formula="of:=([.R9]/SIN(RADIANS(60))+[.S9]/TAN(RADIANS(60)))*SIN(RADIANS(60))" office:value-type="float" office:value="0.123606557377049">
            <text:p>0,12360656</text:p>
          </table:table-cell>
          <table:table-cell table:formula="of:=[.S9]*SIN(RADIANS(60))" office:value-type="float" office:value="0.124366926838552">
            <text:p>0,12436693</text:p>
          </table:table-cell>
          <table:table-cell/>
          <table:table-cell table:formula="of:=SUM([.X9:.Y9])" office:value-type="float" office:value="0.247973484215602">
            <text:p>0,24797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9]*[.X9]-[.Y9])*-1" office:value-type="float" office:value="0.0530026476645923">
            <text:p>0,053002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9])*[.AE9]-(-[.AD9])*[.AE9])/([.AF9]*[.AE9]-[.AC9]*[.AH9])" office:value-type="float" office:value="0.727049180334258">
            <text:p>0,72704918</text:p>
          </table:table-cell>
          <table:table-cell table:formula="of:=([.AF9]*(-[.AD9])-[.AC9]*(-[.AG9]))/([.AF9]*[.AH9]-[.AC9]*[.AH9])*-1" office:value-type="float" office:value="0.47276468763713">
            <text:p>0,47276469</text:p>
          </table:table-cell>
          <table:table-cell table:style-name="ce9" office:value-type="string">
            <text:p>E</text:p>
          </table:table-cell>
          <table:table-cell table:style-name="ce12" office:value-type="float" office:value="0.5">
            <text:p>0,5</text:p>
          </table:table-cell>
          <table:table-cell table:style-name="ce12" table:formula="of:=1-[.X9]" office:value-type="float" office:value="0.876393442622951">
            <text:p>0,87639344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9]" office:value-type="float" office:value="-0.577350269179251">
            <text:p>-0,57735027</text:p>
          </table:table-cell>
          <table:table-cell table:formula="of:=[.Y9]+(1/[.AP9])*[.X9]" office:value-type="float" office:value="0.195731206012512">
            <text:p>0,195731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9])*[.AR9]-(-[.AQ9])*[.AU9])/([.AS9]*[.AR9]-[.AP9]*[.AU9])" office:value-type="float" office:value="0.0847540983593391">
            <text:p>0,0847541</text:p>
          </table:table-cell>
          <table:table-cell table:formula="of:=([.AS9]*(-[.AQ9])-[.AP9]*(-[.AT9]))/([.AS9]*[.AU9]-[.AP9]*[.AU9])*-1" office:value-type="float" office:value="0.146798404510703">
            <text:p>0,1467984</text:p>
          </table:table-cell>
          <table:table-cell office:value-type="float" office:value="8">
            <text:p>8</text:p>
          </table:table-cell>
          <table:table-cell table:style-name="ce13" office:value-type="float" office:value="0.630754162588591">
            <text:p>0,63075416</text:p>
          </table:table-cell>
          <table:table-cell table:style-name="ce13" office:value-type="float" office:value="0.506366307541626">
            <text:p>0,50636631</text:p>
          </table:table-cell>
          <table:table-cell table:style-name="ce13" office:value-type="float" office:value="0.362879529869869">
            <text:p>0,36287953</text:p>
          </table:table-cell>
          <table:table-cell table:style-name="ce44" office:value-type="float" office:value="0.454098360661159">
            <text:p>0,45409836</text:p>
          </table:table-cell>
          <table:table-cell table:style-name="ce44" office:value-type="float" office:value="0.876393442622951">
            <text:p>0,87639344</text:p>
          </table:table-cell>
          <table:table-cell table:style-name="ce44" office:value-type="float" office:value="0.169508196720962">
            <text:p>0,1695082</text:p>
          </table:table-cell>
          <table:table-cell table:style-name="ce13" office:value-type="float" office:value="0.49804039795494">
            <text:p>0,4980404</text:p>
          </table:table-cell>
          <table:table-cell table:style-name="ce13" office:value-type="float" office:value="0.805848658426289">
            <text:p>0,80584866</text:p>
          </table:table-cell>
          <table:table-cell table:style-name="ce13" office:value-type="float" office:value="0.196110943622893">
            <text:p>0,19611094</text:p>
          </table:table-cell>
          <table:table-cell table:style-name="ce44" office:value-type="float" office:value="0.543957853149995">
            <text:p>0,54395785</text:p>
          </table:table-cell>
          <table:table-cell table:style-name="ce44" office:value-type="float" office:value="0.834046756667764">
            <text:p>0,83404676</text:p>
          </table:table-cell>
          <table:table-cell table:style-name="ce44" office:value-type="float" office:value="0.121995390186742">
            <text:p>0,12199539</text:p>
          </table:table-cell>
          <table:table-cell table:number-columns-repeated="961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2.47">
            <text:p>2,47</text:p>
          </table:table-cell>
          <table:table-cell table:style-name="ce33" office:value-type="float" office:value="8.14">
            <text:p>8,14</text:p>
          </table:table-cell>
          <table:table-cell table:style-name="ce34" office:value-type="float" office:value="50.41">
            <text:p>50,41</text:p>
          </table:table-cell>
          <table:table-cell/>
          <table:table-cell table:formula="of:=[.B10]/([.B10]+[.C10]+[.D10]+[.E10])" office:value-type="float" office:value="0.132252559726962">
            <text:p>0,13225256</text:p>
          </table:table-cell>
          <table:table-cell table:formula="of:=[.C10]/([.B10]+[.C10]+[.D10]+[.E10])" office:value-type="float" office:value="0.0351251422070535">
            <text:p>0,03512514</text:p>
          </table:table-cell>
          <table:table-cell table:formula="of:=[.D10]/([.B10]+[.C10]+[.D10]+[.E10])" office:value-type="float" office:value="0.11575654152446">
            <text:p>0,11575654</text:p>
          </table:table-cell>
          <table:table-cell table:formula="of:=[.E10]/([.B10]+[.C10]+[.D10]+[.E10])" office:value-type="float" office:value="0.716865756541525">
            <text:p>0,71686576</text:p>
          </table:table-cell>
          <table:table-cell/>
          <table:table-cell table:formula="of:=SUM([.G10:.J10])" office:value-type="float" office:value="1">
            <text:p>1</text:p>
          </table:table-cell>
          <table:table-cell/>
          <table:table-cell office:value-type="float" office:value="0.0351251422070535">
            <text:p>0,03512514</text:p>
          </table:table-cell>
          <table:table-cell office:value-type="float" office:value="0.11575654152446">
            <text:p>0,11575654</text:p>
          </table:table-cell>
          <table:table-cell office:value-type="float" office:value="0.716865756541525">
            <text:p>0,71686576</text:p>
          </table:table-cell>
          <table:table-cell/>
          <table:table-cell table:formula="of:=[.N10]/SUM([.N10:.P10])" office:value-type="float" office:value="0.0404785316289741">
            <text:p>0,04047853</text:p>
          </table:table-cell>
          <table:table-cell table:formula="of:=[.O10]/SUM([.N10:.P10])" office:value-type="float" office:value="0.133398885611275">
            <text:p>0,13339889</text:p>
          </table:table-cell>
          <table:table-cell table:formula="of:=[.P10]/SUM([.N10:.P10])" office:value-type="float" office:value="0.826122582759751">
            <text:p>0,82612258</text:p>
          </table:table-cell>
          <table:table-cell/>
          <table:table-cell table:formula="of:=SUM([.R10:.T10])" office:value-type="float" office:value="1">
            <text:p>1</text:p>
          </table:table-cell>
          <table:table-cell/>
          <table:table-cell table:formula="of:=([.R10]/SIN(RADIANS(60))+[.S10]/TAN(RADIANS(60)))*SIN(RADIANS(60))" office:value-type="float" office:value="0.107177974434612">
            <text:p>0,10717797</text:p>
          </table:table-cell>
          <table:table-cell table:formula="of:=[.S10]*SIN(RADIANS(60))" office:value-type="float" office:value="0.115526823775899">
            <text:p>0,11552682</text:p>
          </table:table-cell>
          <table:table-cell/>
          <table:table-cell table:formula="of:=SUM([.X10:.Y10])" office:value-type="float" office:value="0.22270479821051">
            <text:p>0,22270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0]*[.X10]-[.Y10])*-1" office:value-type="float" office:value="0.0536475913859888">
            <text:p>0,0536475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0])*[.AE10]-(-[.AD10])*[.AE10])/([.AF10]*[.AE10]-[.AC10]*[.AH10])" office:value-type="float" office:value="0.72676991151089">
            <text:p>0,72676991</text:p>
          </table:table-cell>
          <table:table-cell table:formula="of:=([.AF10]*(-[.AD10])-[.AC10]*(-[.AG10]))/([.AF10]*[.AH10]-[.AC10]*[.AH10])*-1" office:value-type="float" office:value="0.473248395428182">
            <text:p>0,4732484</text:p>
          </table:table-cell>
          <table:table-cell table:style-name="ce9" office:value-type="string">
            <text:p>F</text:p>
          </table:table-cell>
          <table:table-cell table:style-name="ce12" office:value-type="float" office:value="0.5">
            <text:p>0,5</text:p>
          </table:table-cell>
          <table:table-cell table:style-name="ce12" table:formula="of:=1-[.X10]" office:value-type="float" office:value="0.892822025565388">
            <text:p>0,89282203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G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0]" office:value-type="float" office:value="-0.577350269179251">
            <text:p>-0,57735027</text:p>
          </table:table-cell>
          <table:table-cell table:formula="of:=[.Y10]+(1/[.AP10])*[.X10]" office:value-type="float" office:value="0.177406056165809">
            <text:p>0,1774060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0])*[.AR10]-(-[.AQ10])*[.AU10])/([.AS10]*[.AR10]-[.AP10]*[.AU10])" office:value-type="float" office:value="0.0768190757117095">
            <text:p>0,07681908</text:p>
          </table:table-cell>
          <table:table-cell table:formula="of:=([.AS10]*(-[.AQ10])-[.AP10]*(-[.AT10]))/([.AS10]*[.AU10]-[.AP10]*[.AU10])*-1" office:value-type="float" office:value="0.133054542125552">
            <text:p>0,13305454</text:p>
          </table:table-cell>
          <table:table-cell office:value-type="float" office:value="9">
            <text:p>9</text:p>
          </table:table-cell>
          <table:table-cell table:style-name="ce13" office:value-type="float" office:value="0.671521848320183">
            <text:p>0,67152185</text:p>
          </table:table-cell>
          <table:table-cell table:style-name="ce13" office:value-type="float" office:value="0.47086891009543">
            <text:p>0,47086891</text:p>
          </table:table-cell>
          <table:table-cell table:style-name="ce13" office:value-type="float" office:value="0.357609241583995">
            <text:p>0,35760924</text:p>
          </table:table-cell>
          <table:table-cell table:style-name="ce44" office:value-type="float" office:value="0.453539823014416">
            <text:p>0,45353982</text:p>
          </table:table-cell>
          <table:table-cell table:style-name="ce44" office:value-type="float" office:value="0.892822025565388">
            <text:p>0,89282203</text:p>
          </table:table-cell>
          <table:table-cell table:style-name="ce44" office:value-type="float" office:value="0.153638151425489">
            <text:p>0,15363815</text:p>
          </table:table-cell>
          <table:table-cell table:style-name="ce13" office:value-type="float" office:value="0.508548268243768">
            <text:p>0,50854827</text:p>
          </table:table-cell>
          <table:table-cell table:style-name="ce13" office:value-type="float" office:value="0.802947678703021">
            <text:p>0,80294768</text:p>
          </table:table-cell>
          <table:table-cell table:style-name="ce13" office:value-type="float" office:value="0.188504053057293">
            <text:p>0,18850405</text:p>
          </table:table-cell>
          <table:table-cell table:style-name="ce44" office:value-type="float" office:value="0.554921196531677">
            <text:p>0,5549212</text:p>
          </table:table-cell>
          <table:table-cell table:style-name="ce44" office:value-type="float" office:value="0.830572531360566">
            <text:p>0,83057253</text:p>
          </table:table-cell>
          <table:table-cell table:style-name="ce44" office:value-type="float" office:value="0.114506272112212">
            <text:p>0,11450627</text:p>
          </table:table-cell>
          <table:table-cell table:number-columns-repeated="961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float" office:value="8.33">
            <text:p>8,33</text:p>
          </table:table-cell>
          <table:table-cell table:style-name="ce33" office:value-type="float" office:value="2.2">
            <text:p>2,2</text:p>
          </table:table-cell>
          <table:table-cell table:style-name="ce33" office:value-type="float" office:value="9.44">
            <text:p>9,44</text:p>
          </table:table-cell>
          <table:table-cell table:style-name="ce34" office:value-type="float" office:value="48.4">
            <text:p>48,40</text:p>
          </table:table-cell>
          <table:table-cell/>
          <table:table-cell table:formula="of:=[.B11]/([.B11]+[.C11]+[.D11]+[.E11])" office:value-type="float" office:value="0.121837063039345">
            <text:p>0,12183706</text:p>
          </table:table-cell>
          <table:table-cell table:formula="of:=[.C11]/([.B11]+[.C11]+[.D11]+[.E11])" office:value-type="float" office:value="0.0321778557847009">
            <text:p>0,03217786</text:p>
          </table:table-cell>
          <table:table-cell table:formula="of:=[.D11]/([.B11]+[.C11]+[.D11]+[.E11])" office:value-type="float" office:value="0.138072253912535">
            <text:p>0,13807225</text:p>
          </table:table-cell>
          <table:table-cell table:formula="of:=[.E11]/([.B11]+[.C11]+[.D11]+[.E11])" office:value-type="float" office:value="0.70791282726342">
            <text:p>0,70791283</text:p>
          </table:table-cell>
          <table:table-cell/>
          <table:table-cell table:formula="of:=SUM([.G11:.J11])" office:value-type="float" office:value="1">
            <text:p>1</text:p>
          </table:table-cell>
          <table:table-cell/>
          <table:table-cell office:value-type="float" office:value="0.0321778557847009">
            <text:p>0,03217786</text:p>
          </table:table-cell>
          <table:table-cell office:value-type="float" office:value="0.138072253912535">
            <text:p>0,13807225</text:p>
          </table:table-cell>
          <table:table-cell office:value-type="float" office:value="0.70791282726342">
            <text:p>0,70791283</text:p>
          </table:table-cell>
          <table:table-cell/>
          <table:table-cell table:formula="of:=[.N11]/SUM([.N11:.P11])" office:value-type="float" office:value="0.0366422385076615">
            <text:p>0,03664224</text:p>
          </table:table-cell>
          <table:table-cell table:formula="of:=[.O11]/SUM([.N11:.P11])" office:value-type="float" office:value="0.157228514323784">
            <text:p>0,15722851</text:p>
          </table:table-cell>
          <table:table-cell table:formula="of:=[.P11]/SUM([.N11:.P11])" office:value-type="float" office:value="0.806129247168554">
            <text:p>0,80612925</text:p>
          </table:table-cell>
          <table:table-cell/>
          <table:table-cell table:formula="of:=SUM([.R11:.T11])" office:value-type="float" office:value="1">
            <text:p>1</text:p>
          </table:table-cell>
          <table:table-cell/>
          <table:table-cell table:formula="of:=([.R11]/SIN(RADIANS(60))+[.S11]/TAN(RADIANS(60)))*SIN(RADIANS(60))" office:value-type="float" office:value="0.115256495669554">
            <text:p>0,1152565</text:p>
          </table:table-cell>
          <table:table-cell table:formula="of:=[.S11]*SIN(RADIANS(60))" office:value-type="float" office:value="0.136163887603683">
            <text:p>0,13616389</text:p>
          </table:table-cell>
          <table:table-cell/>
          <table:table-cell table:formula="of:=SUM([.X11:.Y11])" office:value-type="float" office:value="0.251420383273236">
            <text:p>0,251420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1]*[.X11]-[.Y11])*-1" office:value-type="float" office:value="0.0696205188042086">
            <text:p>0,069620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1])*[.AE11]-(-[.AD11])*[.AE11])/([.AF11]*[.AE11]-[.AC11]*[.AH11])" office:value-type="float" office:value="0.719853431052461">
            <text:p>0,71985343</text:p>
          </table:table-cell>
          <table:table-cell table:formula="of:=([.AF11]*(-[.AD11])-[.AC11]*(-[.AG11]))/([.AF11]*[.AH11]-[.AC11]*[.AH11])*-1" office:value-type="float" office:value="0.485228090991955">
            <text:p>0,48522809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11]" office:value-type="float" office:value="0.884743504330446">
            <text:p>0,8847435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H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1]" office:value-type="float" office:value="-0.577350269179251">
            <text:p>-0,57735027</text:p>
          </table:table-cell>
          <table:table-cell table:formula="of:=[.Y11]+(1/[.AP11])*[.X11]" office:value-type="float" office:value="0.202707256403157">
            <text:p>0,2027072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1])*[.AR11]-(-[.AQ11])*[.AU11])/([.AS11]*[.AR11]-[.AP11]*[.AU11])" office:value-type="float" office:value="0.0877748167875012">
            <text:p>0,08777482</text:p>
          </table:table-cell>
          <table:table-cell table:formula="of:=([.AS11]*(-[.AQ11])-[.AP11]*(-[.AT11]))/([.AS11]*[.AU11]-[.AP11]*[.AU11])*-1" office:value-type="float" office:value="0.152030442303733">
            <text:p>0,15203044</text:p>
          </table:table-cell>
          <table:table-cell office:value-type="float" office:value="10">
            <text:p>10</text:p>
          </table:table-cell>
          <table:table-cell table:style-name="ce13" office:value-type="float" office:value="0.653480220333681">
            <text:p>0,65348022</text:p>
          </table:table-cell>
          <table:table-cell table:style-name="ce13" office:value-type="float" office:value="0.527791687531297">
            <text:p>0,52779169</text:p>
          </table:table-cell>
          <table:table-cell table:style-name="ce13" office:value-type="float" office:value="0.318728092135397">
            <text:p>0,31872809</text:p>
          </table:table-cell>
          <table:table-cell table:style-name="ce44" office:value-type="float" office:value="0.439706862097371">
            <text:p>0,43970686</text:p>
          </table:table-cell>
          <table:table-cell table:style-name="ce44" office:value-type="float" office:value="0.884743504330446">
            <text:p>0,8847435</text:p>
          </table:table-cell>
          <table:table-cell table:style-name="ce44" office:value-type="float" office:value="0.175549633577368">
            <text:p>0,17554963</text:p>
          </table:table-cell>
          <table:table-cell table:style-name="ce13" office:value-type="float" office:value="0.491612513228444">
            <text:p>0,49161251</text:p>
          </table:table-cell>
          <table:table-cell table:style-name="ce13" office:value-type="float" office:value="0.802780716336708">
            <text:p>0,80278072</text:p>
          </table:table-cell>
          <table:table-cell table:style-name="ce13" office:value-type="float" office:value="0.205606770438928">
            <text:p>0,20560677</text:p>
          </table:table-cell>
          <table:table-cell table:style-name="ce44" office:value-type="float" office:value="0.552010860348314">
            <text:p>0,55201086</text:p>
          </table:table-cell>
          <table:table-cell table:style-name="ce44" office:value-type="float" office:value="0.839979636857288">
            <text:p>0,83997964</text:p>
          </table:table-cell>
          <table:table-cell table:style-name="ce44" office:value-type="float" office:value="0.10800950279898">
            <text:p>0,1080095</text:p>
          </table:table-cell>
          <table:table-cell table:number-columns-repeated="961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float" office:value="8.23">
            <text:p>8,23</text:p>
          </table:table-cell>
          <table:table-cell table:style-name="ce33" office:value-type="float" office:value="2.15">
            <text:p>2,15</text:p>
          </table:table-cell>
          <table:table-cell table:style-name="ce33" office:value-type="float" office:value="9.5">
            <text:p>9,5</text:p>
          </table:table-cell>
          <table:table-cell table:style-name="ce34" office:value-type="float" office:value="48.79">
            <text:p>48,79</text:p>
          </table:table-cell>
          <table:table-cell/>
          <table:table-cell table:formula="of:=[.B12]/([.B12]+[.C12]+[.D12]+[.E12])" office:value-type="float" office:value="0.119848551041212">
            <text:p>0,11984855</text:p>
          </table:table-cell>
          <table:table-cell table:formula="of:=[.C12]/([.B12]+[.C12]+[.D12]+[.E12])" office:value-type="float" office:value="0.0313091597495267">
            <text:p>0,03130916</text:p>
          </table:table-cell>
          <table:table-cell table:formula="of:=[.D12]/([.B12]+[.C12]+[.D12]+[.E12])" office:value-type="float" office:value="0.138342798893258">
            <text:p>0,1383428</text:p>
          </table:table-cell>
          <table:table-cell table:formula="of:=[.E12]/([.B12]+[.C12]+[.D12]+[.E12])" office:value-type="float" office:value="0.710499490316004">
            <text:p>0,71049949</text:p>
          </table:table-cell>
          <table:table-cell/>
          <table:table-cell table:formula="of:=SUM([.G12:.J12])" office:value-type="float" office:value="1">
            <text:p>1</text:p>
          </table:table-cell>
          <table:table-cell/>
          <table:table-cell office:value-type="float" office:value="0.0313091597495267">
            <text:p>0,03130916</text:p>
          </table:table-cell>
          <table:table-cell office:value-type="float" office:value="0.138342798893258">
            <text:p>0,1383428</text:p>
          </table:table-cell>
          <table:table-cell office:value-type="float" office:value="0.710499490316004">
            <text:p>0,71049949</text:p>
          </table:table-cell>
          <table:table-cell/>
          <table:table-cell table:formula="of:=[.N12]/SUM([.N12:.P12])" office:value-type="float" office:value="0.035572468563865">
            <text:p>0,03557247</text:p>
          </table:table-cell>
          <table:table-cell table:formula="of:=[.O12]/SUM([.N12:.P12])" office:value-type="float" office:value="0.157180675049636">
            <text:p>0,15718068</text:p>
          </table:table-cell>
          <table:table-cell table:formula="of:=[.P12]/SUM([.N12:.P12])" office:value-type="float" office:value="0.807246856386499">
            <text:p>0,80724686</text:p>
          </table:table-cell>
          <table:table-cell/>
          <table:table-cell table:formula="of:=SUM([.R12:.T12])" office:value-type="float" office:value="1">
            <text:p>1</text:p>
          </table:table-cell>
          <table:table-cell/>
          <table:table-cell table:formula="of:=([.R12]/SIN(RADIANS(60))+[.S12]/TAN(RADIANS(60)))*SIN(RADIANS(60))" office:value-type="float" office:value="0.114162806088683">
            <text:p>0,11416281</text:p>
          </table:table-cell>
          <table:table-cell table:formula="of:=[.S12]*SIN(RADIANS(60))" office:value-type="float" office:value="0.136122457576972">
            <text:p>0,13612246</text:p>
          </table:table-cell>
          <table:table-cell/>
          <table:table-cell table:formula="of:=SUM([.X12:.Y12])" office:value-type="float" office:value="0.250285263665655">
            <text:p>0,250285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2]*[.X12]-[.Y12])*-1" office:value-type="float" office:value="0.0702105307514121">
            <text:p>0,0702105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2])*[.AE12]-(-[.AD12])*[.AE12])/([.AF12]*[.AE12]-[.AC12]*[.AH12])" office:value-type="float" office:value="0.719597948385056">
            <text:p>0,71959795</text:p>
          </table:table-cell>
          <table:table-cell table:formula="of:=([.AF12]*(-[.AD12])-[.AC12]*(-[.AG12]))/([.AF12]*[.AH12]-[.AC12]*[.AH12])*-1" office:value-type="float" office:value="0.485670599952361">
            <text:p>0,485670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2]" office:value-type="float" office:value="0.885837193911317">
            <text:p>0,8858371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2]" office:value-type="float" office:value="-0.577350269179251">
            <text:p>-0,57735027</text:p>
          </table:table-cell>
          <table:table-cell table:formula="of:=[.Y12]+(1/[.AP12])*[.X12]" office:value-type="float" office:value="0.202034384402532">
            <text:p>0,202034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2])*[.AR12]-(-[.AQ12])*[.AU12])/([.AS12]*[.AR12]-[.AP12]*[.AU12])" office:value-type="float" office:value="0.0874834546644856">
            <text:p>0,08748345</text:p>
          </table:table-cell>
          <table:table-cell table:formula="of:=([.AS12]*(-[.AQ12])-[.AP12]*(-[.AT12]))/([.AS12]*[.AU12]-[.AP12]*[.AU12])*-1" office:value-type="float" office:value="0.15152578830326">
            <text:p>0,15152579</text:p>
          </table:table-cell>
          <table:table-cell office:value-type="float" office:value="11">
            <text:p>11</text:p>
          </table:table-cell>
          <table:table-cell table:style-name="ce13" office:value-type="float" office:value="0.652917505033401">
            <text:p>0,65291751</text:p>
          </table:table-cell>
          <table:table-cell table:style-name="ce13" office:value-type="float" office:value="0.531941649899396">
            <text:p>0,53194165</text:p>
          </table:table-cell>
          <table:table-cell table:style-name="ce13" office:value-type="float" office:value="0.315140845067633">
            <text:p>0,31514085</text:p>
          </table:table-cell>
          <table:table-cell table:style-name="ce44" office:value-type="float" office:value="0.439195896762554">
            <text:p>0,4391959</text:p>
          </table:table-cell>
          <table:table-cell table:style-name="ce44" office:value-type="float" office:value="0.885837193911317">
            <text:p>0,88583719</text:p>
          </table:table-cell>
          <table:table-cell table:style-name="ce44" office:value-type="float" office:value="0.174966909331329">
            <text:p>0,17496691</text:p>
          </table:table-cell>
          <table:table-cell table:style-name="ce13" office:value-type="float" office:value="0.490453998802296">
            <text:p>0,490454</text:p>
          </table:table-cell>
          <table:table-cell table:style-name="ce13" office:value-type="float" office:value="0.804870715574263">
            <text:p>0,80487072</text:p>
          </table:table-cell>
          <table:table-cell table:style-name="ce13" office:value-type="float" office:value="0.204675285627549">
            <text:p>0,20467529</text:p>
          </table:table-cell>
          <table:table-cell table:style-name="ce44" office:value-type="float" office:value="0.55137738719501">
            <text:p>0,55137739</text:p>
          </table:table-cell>
          <table:table-cell table:style-name="ce44" office:value-type="float" office:value="0.842741254013858">
            <text:p>0,84274125</text:p>
          </table:table-cell>
          <table:table-cell table:style-name="ce44" office:value-type="float" office:value="0.10588135879575">
            <text:p>0,10588136</text:p>
          </table:table-cell>
          <table:table-cell table:number-columns-repeated="961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float" office:value="8.4">
            <text:p>8,4</text:p>
          </table:table-cell>
          <table:table-cell table:style-name="ce33" office:value-type="float" office:value="2.09">
            <text:p>2,09</text:p>
          </table:table-cell>
          <table:table-cell table:style-name="ce33" office:value-type="float" office:value="9.53">
            <text:p>9,53</text:p>
          </table:table-cell>
          <table:table-cell table:style-name="ce34" office:value-type="float" office:value="48.81">
            <text:p>48,81</text:p>
          </table:table-cell>
          <table:table-cell/>
          <table:table-cell table:formula="of:=[.B13]/([.B13]+[.C13]+[.D13]+[.E13])" office:value-type="float" office:value="0.122039808223159">
            <text:p>0,12203981</text:p>
          </table:table-cell>
          <table:table-cell table:formula="of:=[.C13]/([.B13]+[.C13]+[.D13]+[.E13])" office:value-type="float" office:value="0.0303646665698097">
            <text:p>0,03036467</text:p>
          </table:table-cell>
          <table:table-cell table:formula="of:=[.D13]/([.B13]+[.C13]+[.D13]+[.E13])" office:value-type="float" office:value="0.138457068138893">
            <text:p>0,13845707</text:p>
          </table:table-cell>
          <table:table-cell table:formula="of:=[.E13]/([.B13]+[.C13]+[.D13]+[.E13])" office:value-type="float" office:value="0.709138457068139">
            <text:p>0,70913846</text:p>
          </table:table-cell>
          <table:table-cell/>
          <table:table-cell table:formula="of:=SUM([.G13:.J13])" office:value-type="float" office:value="1">
            <text:p>1</text:p>
          </table:table-cell>
          <table:table-cell/>
          <table:table-cell office:value-type="float" office:value="0.0303646665698097">
            <text:p>0,03036467</text:p>
          </table:table-cell>
          <table:table-cell office:value-type="float" office:value="0.138457068138893">
            <text:p>0,13845707</text:p>
          </table:table-cell>
          <table:table-cell office:value-type="float" office:value="0.709138457068139">
            <text:p>0,70913846</text:p>
          </table:table-cell>
          <table:table-cell/>
          <table:table-cell table:formula="of:=[.N13]/SUM([.N13:.P13])" office:value-type="float" office:value="0.0345854707926527">
            <text:p>0,03458547</text:p>
          </table:table-cell>
          <table:table-cell table:formula="of:=[.O13]/SUM([.N13:.P13])" office:value-type="float" office:value="0.157703127585636">
            <text:p>0,15770313</text:p>
          </table:table-cell>
          <table:table-cell table:formula="of:=[.P13]/SUM([.N13:.P13])" office:value-type="float" office:value="0.807711401621711">
            <text:p>0,8077114</text:p>
          </table:table-cell>
          <table:table-cell/>
          <table:table-cell table:formula="of:=SUM([.R13:.T13])" office:value-type="float" office:value="1">
            <text:p>1</text:p>
          </table:table-cell>
          <table:table-cell/>
          <table:table-cell table:formula="of:=([.R13]/SIN(RADIANS(60))+[.S13]/TAN(RADIANS(60)))*SIN(RADIANS(60))" office:value-type="float" office:value="0.113437034585471">
            <text:p>0,11343703</text:p>
          </table:table-cell>
          <table:table-cell table:formula="of:=[.S13]*SIN(RADIANS(60))" office:value-type="float" office:value="0.13657491474542">
            <text:p>0,13657491</text:p>
          </table:table-cell>
          <table:table-cell/>
          <table:table-cell table:formula="of:=SUM([.X13:.Y13])" office:value-type="float" office:value="0.25001194933089">
            <text:p>0,250011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3]*[.X13]-[.Y13])*-1" office:value-type="float" office:value="0.0710820122926018">
            <text:p>0,0710820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3])*[.AE13]-(-[.AD13])*[.AE13])/([.AF13]*[.AE13]-[.AC13]*[.AH13])" office:value-type="float" office:value="0.719220585808259">
            <text:p>0,71922059</text:p>
          </table:table-cell>
          <table:table-cell table:formula="of:=([.AF13]*(-[.AD13])-[.AC13]*(-[.AG13]))/([.AF13]*[.AH13]-[.AC13]*[.AH13])*-1" office:value-type="float" office:value="0.486324211108259">
            <text:p>0,48632421</text:p>
          </table:table-cell>
          <table:table-cell table:style-name="ce39" office:value-type="string">
            <text:p>O</text:p>
          </table:table-cell>
          <table:table-cell table:style-name="ce12" office:value-type="float" office:value="0.5">
            <text:p>0,5</text:p>
          </table:table-cell>
          <table:table-cell table:style-name="ce12" table:formula="of:=1-[.X13]" office:value-type="float" office:value="0.886562965414529">
            <text:p>0,88656297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3]" office:value-type="float" office:value="-0.577350269179251">
            <text:p>-0,57735027</text:p>
          </table:table-cell>
          <table:table-cell table:formula="of:=[.Y13]+(1/[.AP13])*[.X13]" office:value-type="float" office:value="0.202067817198237">
            <text:p>0,2020678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3])*[.AR13]-(-[.AQ13])*[.AU13])/([.AS13]*[.AR13]-[.AP13]*[.AU13])" office:value-type="float" office:value="0.0874979314896856">
            <text:p>0,08749793</text:p>
          </table:table-cell>
          <table:table-cell table:formula="of:=([.AS13]*(-[.AQ13])-[.AP13]*(-[.AT13]))/([.AS13]*[.AU13]-[.AP13]*[.AU13])*-1" office:value-type="float" office:value="0.151550862900039">
            <text:p>0,15155086</text:p>
          </table:table-cell>
          <table:table-cell office:value-type="float" office:value="12">
            <text:p>12</text:p>
          </table:table-cell>
          <table:table-cell table:style-name="ce13" office:value-type="float" office:value="0.657592407595615">
            <text:p>0,65759241</text:p>
          </table:table-cell>
          <table:table-cell table:style-name="ce13" office:value-type="float" office:value="0.528221778221778">
            <text:p>0,52822178</text:p>
          </table:table-cell>
          <table:table-cell table:style-name="ce13" office:value-type="float" office:value="0.314185814182987">
            <text:p>0,31418581</text:p>
          </table:table-cell>
          <table:table-cell table:style-name="ce44" office:value-type="float" office:value="0.438441171608951">
            <text:p>0,43844117</text:p>
          </table:table-cell>
          <table:table-cell table:style-name="ce44" office:value-type="float" office:value="0.886562965414529">
            <text:p>0,88656297</text:p>
          </table:table-cell>
          <table:table-cell table:style-name="ce44" office:value-type="float" office:value="0.17499586298173">
            <text:p>0,17499586</text:p>
          </table:table-cell>
          <table:table-cell table:style-name="ce13" office:value-type="float" office:value="0.491534312261446">
            <text:p>0,49153431</text:p>
          </table:table-cell>
          <table:table-cell table:style-name="ce13" office:value-type="float" office:value="0.8027419838178">
            <text:p>0,80274198</text:p>
          </table:table-cell>
          <table:table-cell table:style-name="ce13" office:value-type="float" office:value="0.205723703924834">
            <text:p>0,2057237</text:p>
          </table:table-cell>
          <table:table-cell table:style-name="ce44" office:value-type="float" office:value="0.553204047223084">
            <text:p>0,55320405</text:p>
          </table:table-cell>
          <table:table-cell table:style-name="ce44" office:value-type="float" office:value="0.840725126475548">
            <text:p>0,84072513</text:p>
          </table:table-cell>
          <table:table-cell table:style-name="ce44" office:value-type="float" office:value="0.106070826305959">
            <text:p>0,10607083</text:p>
          </table:table-cell>
          <table:table-cell table:number-columns-repeated="961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float" office:value="10.29">
            <text:p>10,29</text:p>
          </table:table-cell>
          <table:table-cell table:style-name="ce33" office:value-type="float" office:value="2.83">
            <text:p>2,83</text:p>
          </table:table-cell>
          <table:table-cell table:style-name="ce33" office:value-type="float" office:value="7.19">
            <text:p>7,19</text:p>
          </table:table-cell>
          <table:table-cell table:style-name="ce34" office:value-type="float" office:value="50.74">
            <text:p>50,74</text:p>
          </table:table-cell>
          <table:table-cell/>
          <table:table-cell table:formula="of:=[.B14]/([.B14]+[.C14]+[.D14]+[.E14])" office:value-type="float" office:value="0.144827586206897">
            <text:p>0,14482759</text:p>
          </table:table-cell>
          <table:table-cell table:formula="of:=[.C14]/([.B14]+[.C14]+[.D14]+[.E14])" office:value-type="float" office:value="0.0398311048557354">
            <text:p>0,0398311</text:p>
          </table:table-cell>
          <table:table-cell table:formula="of:=[.D14]/([.B14]+[.C14]+[.D14]+[.E14])" office:value-type="float" office:value="0.101196340605208">
            <text:p>0,10119634</text:p>
          </table:table-cell>
          <table:table-cell table:formula="of:=[.E14]/([.B14]+[.C14]+[.D14]+[.E14])" office:value-type="float" office:value="0.71414496833216">
            <text:p>0,71414497</text:p>
          </table:table-cell>
          <table:table-cell/>
          <table:table-cell table:formula="of:=SUM([.G14:.J14])" office:value-type="float" office:value="1">
            <text:p>1</text:p>
          </table:table-cell>
          <table:table-cell/>
          <table:table-cell office:value-type="float" office:value="0.0398311048557354">
            <text:p>0,0398311</text:p>
          </table:table-cell>
          <table:table-cell office:value-type="float" office:value="0.101196340605208">
            <text:p>0,10119634</text:p>
          </table:table-cell>
          <table:table-cell office:value-type="float" office:value="0.714144968332161">
            <text:p>0,71414497</text:p>
          </table:table-cell>
          <table:table-cell/>
          <table:table-cell table:formula="of:=[.N14]/SUM([.N14:.P14])" office:value-type="float" office:value="0.0465766951942067">
            <text:p>0,0465767</text:p>
          </table:table-cell>
          <table:table-cell table:formula="of:=[.O14]/SUM([.N14:.P14])" office:value-type="float" office:value="0.118334430546412">
            <text:p>0,11833443</text:p>
          </table:table-cell>
          <table:table-cell table:formula="of:=[.P14]/SUM([.N14:.P14])" office:value-type="float" office:value="0.835088874259381">
            <text:p>0,83508887</text:p>
          </table:table-cell>
          <table:table-cell/>
          <table:table-cell table:formula="of:=SUM([.R14:.T14])" office:value-type="float" office:value="1">
            <text:p>1</text:p>
          </table:table-cell>
          <table:table-cell/>
          <table:table-cell table:formula="of:=([.R14]/SIN(RADIANS(60))+[.S14]/TAN(RADIANS(60)))*SIN(RADIANS(60))" office:value-type="float" office:value="0.105743910467413">
            <text:p>0,10574391</text:p>
          </table:table-cell>
          <table:table-cell table:formula="of:=[.S14]*SIN(RADIANS(60))" office:value-type="float" office:value="0.102480622995558">
            <text:p>0,10248062</text:p>
          </table:table-cell>
          <table:table-cell/>
          <table:table-cell table:formula="of:=SUM([.X14:.Y14])" office:value-type="float" office:value="0.208224533462971">
            <text:p>0,208224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4]*[.X14]-[.Y14])*-1" office:value-type="float" office:value="0.0414293478231309">
            <text:p>0,0414293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4])*[.AE14]-(-[.AD14])*[.AE14])/([.AF14]*[.AE14]-[.AC14]*[.AH14])" office:value-type="float" office:value="0.732060566168373">
            <text:p>0,73206057</text:p>
          </table:table-cell>
          <table:table-cell table:formula="of:=([.AF14]*(-[.AD14])-[.AC14]*(-[.AG14]))/([.AF14]*[.AH14]-[.AC14]*[.AH14])*-1" office:value-type="float" office:value="0.464084712755956">
            <text:p>0,46408471</text:p>
          </table:table-cell>
          <table:table-cell table:style-name="ce3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14]" office:value-type="float" office:value="0.894256089532587">
            <text:p>0,89425609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4]" office:value-type="float" office:value="-0.577350269179251">
            <text:p>-0,57735027</text:p>
          </table:table-cell>
          <table:table-cell table:formula="of:=[.Y14]+(1/[.AP14])*[.X14]" office:value-type="float" office:value="0.163531898167986">
            <text:p>0,1635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4])*[.AR14]-(-[.AQ14])*[.AU14])/([.AS14]*[.AR14]-[.AP14]*[.AU14])" office:value-type="float" office:value="0.0708113890706467">
            <text:p>0,07081139</text:p>
          </table:table-cell>
          <table:table-cell table:formula="of:=([.AS14]*(-[.AQ14])-[.AP14]*(-[.AT14]))/([.AS14]*[.AU14]-[.AP14]*[.AU14])*-1" office:value-type="float" office:value="0.122648923627091">
            <text:p>0,12264892</text:p>
          </table:table-cell>
          <table:table-cell office:value-type="float" office:value="13">
            <text:p>13</text:p>
          </table:table-cell>
          <table:table-cell table:style-name="ce13" office:value-type="float" office:value="0.683653372725182">
            <text:p>0,68365337</text:p>
          </table:table-cell>
          <table:table-cell table:style-name="ce13" office:value-type="float" office:value="0.423682914820286">
            <text:p>0,42368291</text:p>
          </table:table-cell>
          <table:table-cell table:style-name="ce13" office:value-type="float" office:value="0.392663712453504">
            <text:p>0,39266371</text:p>
          </table:table-cell>
          <table:table-cell table:style-name="ce44" office:value-type="float" office:value="0.464121132329525">
            <text:p>0,46412113</text:p>
          </table:table-cell>
          <table:table-cell table:style-name="ce44" office:value-type="float" office:value="0.894256089532587">
            <text:p>0,89425609</text:p>
          </table:table-cell>
          <table:table-cell table:style-name="ce44" office:value-type="float" office:value="0.141622778143202">
            <text:p>0,14162278</text:p>
          </table:table-cell>
          <table:table-cell table:style-name="ce13" office:value-type="float" office:value="0.522720609796862">
            <text:p>0,52272061</text:p>
          </table:table-cell>
          <table:table-cell table:style-name="ce13" office:value-type="float" office:value="0.796467311638816">
            <text:p>0,79646731</text:p>
          </table:table-cell>
          <table:table-cell table:style-name="ce13" office:value-type="float" office:value="0.180812078568318">
            <text:p>0,18081208</text:p>
          </table:table-cell>
          <table:table-cell table:style-name="ce44" office:value-type="float" office:value="0.558409019736015">
            <text:p>0,55840902</text:p>
          </table:table-cell>
          <table:table-cell table:style-name="ce44" office:value-type="float" office:value="0.816708424678985">
            <text:p>0,81670842</text:p>
          </table:table-cell>
          <table:table-cell table:style-name="ce44" office:value-type="float" office:value="0.124882555589268">
            <text:p>0,12488256</text:p>
          </table:table-cell>
          <table:table-cell table:number-columns-repeated="961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float" office:value="9.33">
            <text:p>9,33</text:p>
          </table:table-cell>
          <table:table-cell table:style-name="ce33" office:value-type="float" office:value="2.26">
            <text:p>2,26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5]/([.B15]+[.C15]+[.D15]+[.E15])" office:value-type="float" office:value="0.133285714285714">
            <text:p>0,13328571</text:p>
          </table:table-cell>
          <table:table-cell table:formula="of:=[.C15]/([.B15]+[.C15]+[.D15]+[.E15])" office:value-type="float" office:value="0.0322857142857143">
            <text:p>0,03228571</text:p>
          </table:table-cell>
          <table:table-cell table:formula="of:=[.D15]/([.B15]+[.C15]+[.D15]+[.E15])" office:value-type="float" office:value="0.119714285714286">
            <text:p>0,11971429</text:p>
          </table:table-cell>
          <table:table-cell table:formula="of:=[.E15]/([.B15]+[.C15]+[.D15]+[.E15])" office:value-type="float" office:value="0.714714285714286">
            <text:p>0,71471429</text:p>
          </table:table-cell>
          <table:table-cell/>
          <table:table-cell table:formula="of:=SUM([.G15:.J15])" office:value-type="float" office:value="1">
            <text:p>1</text:p>
          </table:table-cell>
          <table:table-cell/>
          <table:table-cell office:value-type="float" office:value="0.0322857142857143">
            <text:p>0,03228571</text:p>
          </table:table-cell>
          <table:table-cell office:value-type="float" office:value="0.119714285714286">
            <text:p>0,11971429</text:p>
          </table:table-cell>
          <table:table-cell office:value-type="float" office:value="0.714714285714286">
            <text:p>0,71471429</text:p>
          </table:table-cell>
          <table:table-cell/>
          <table:table-cell table:formula="of:=[.N15]/SUM([.N15:.P15])" office:value-type="float" office:value="0.0372507005109609">
            <text:p>0,0372507</text:p>
          </table:table-cell>
          <table:table-cell table:formula="of:=[.O15]/SUM([.N15:.P15])" office:value-type="float" office:value="0.138124278885776">
            <text:p>0,13812428</text:p>
          </table:table-cell>
          <table:table-cell table:formula="of:=[.P15]/SUM([.N15:.P15])" office:value-type="float" office:value="0.824625020603263">
            <text:p>0,82462502</text:p>
          </table:table-cell>
          <table:table-cell/>
          <table:table-cell table:formula="of:=SUM([.R15:.T15])" office:value-type="float" office:value="1">
            <text:p>1</text:p>
          </table:table-cell>
          <table:table-cell/>
          <table:table-cell table:formula="of:=([.R15]/SIN(RADIANS(60))+[.S15]/TAN(RADIANS(60)))*SIN(RADIANS(60))" office:value-type="float" office:value="0.106312839953849">
            <text:p>0,10631284</text:p>
          </table:table-cell>
          <table:table-cell table:formula="of:=[.S15]*SIN(RADIANS(60))" office:value-type="float" office:value="0.119619134394488">
            <text:p>0,11961913</text:p>
          </table:table-cell>
          <table:table-cell/>
          <table:table-cell table:formula="of:=SUM([.X15:.Y15])" office:value-type="float" office:value="0.225931974348337">
            <text:p>0,2259319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5]*[.X15]-[.Y15])*-1" office:value-type="float" office:value="0.0582393876299231">
            <text:p>0,058239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5])*[.AE15]-(-[.AD15])*[.AE15])/([.AF15]*[.AE15]-[.AC15]*[.AH15])" office:value-type="float" office:value="0.724781605412784">
            <text:p>0,72478161</text:p>
          </table:table-cell>
          <table:table-cell table:formula="of:=([.AF15]*(-[.AD15])-[.AC15]*(-[.AG15]))/([.AF15]*[.AH15]-[.AC15]*[.AH15])*-1" office:value-type="float" office:value="0.476692242611164">
            <text:p>0,47669224</text:p>
          </table:table-cell>
          <table:table-cell table:style-name="ce3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15]" office:value-type="float" office:value="0.893687160046151">
            <text:p>0,8936871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L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5]" office:value-type="float" office:value="-0.577350269179251">
            <text:p>-0,57735027</text:p>
          </table:table-cell>
          <table:table-cell table:formula="of:=[.Y15]+(1/[.AP15])*[.X15]" office:value-type="float" office:value="0.180998881159054">
            <text:p>0,1809988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5])*[.AR15]-(-[.AQ15])*[.AU15])/([.AS15]*[.AR15]-[.AP15]*[.AU15])" office:value-type="float" office:value="0.0783748145694464">
            <text:p>0,07837481</text:p>
          </table:table-cell>
          <table:table-cell table:formula="of:=([.AS15]*(-[.AQ15])-[.AP15]*(-[.AT15]))/([.AS15]*[.AU15]-[.AP15]*[.AU15])*-1" office:value-type="float" office:value="0.13574916087051">
            <text:p>0,13574916</text:p>
          </table:table-cell>
          <table:table-cell office:value-type="float" office:value="14">
            <text:p>14</text:p>
          </table:table-cell>
          <table:table-cell table:style-name="ce13" office:value-type="float" office:value="0.677015523287755">
            <text:p>0,67701552</text:p>
          </table:table-cell>
          <table:table-cell table:style-name="ce13" office:value-type="float" office:value="0.476214321482223">
            <text:p>0,47621432</text:p>
          </table:table-cell>
          <table:table-cell table:style-name="ce13" office:value-type="float" office:value="0.346770155229701">
            <text:p>0,34677016</text:p>
          </table:table-cell>
          <table:table-cell table:style-name="ce44" office:value-type="float" office:value="0.449563210818149">
            <text:p>0,44956321</text:p>
          </table:table-cell>
          <table:table-cell table:style-name="ce44" office:value-type="float" office:value="0.893687160046151">
            <text:p>0,89368716</text:p>
          </table:table-cell>
          <table:table-cell table:style-name="ce44" office:value-type="float" office:value="0.156749629141005">
            <text:p>0,15674963</text:p>
          </table:table-cell>
          <table:table-cell table:style-name="ce13" office:value-type="float" office:value="0.507012105112742">
            <text:p>0,50701211</text:p>
          </table:table-cell>
          <table:table-cell table:style-name="ce13" office:value-type="float" office:value="0.800413345143195">
            <text:p>0,80041335</text:p>
          </table:table-cell>
          <table:table-cell table:style-name="ce13" office:value-type="float" office:value="0.192574549748112">
            <text:p>0,19257455</text:p>
          </table:table-cell>
          <table:table-cell table:style-name="ce44" office:value-type="float" office:value="0.557367737752956">
            <text:p>0,55736774</text:p>
          </table:table-cell>
          <table:table-cell table:style-name="ce44" office:value-type="float" office:value="0.830249918857514">
            <text:p>0,83024992</text:p>
          </table:table-cell>
          <table:table-cell table:style-name="ce44" office:value-type="float" office:value="0.112382343393981">
            <text:p>0,11238234</text:p>
          </table:table-cell>
          <table:table-cell table:number-columns-repeated="961"/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7.78">
            <text:p>7,78</text:p>
          </table:table-cell>
          <table:table-cell table:style-name="ce34" office:value-type="float" office:value="49.97">
            <text:p>49,97</text:p>
          </table:table-cell>
          <table:table-cell/>
          <table:table-cell table:formula="of:=[.B16]/([.B16]+[.C16]+[.D16]+[.E16])" office:value-type="float" office:value="0.144742443593018">
            <text:p>0,14474244</text:p>
          </table:table-cell>
          <table:table-cell table:formula="of:=[.C16]/([.B16]+[.C16]+[.D16]+[.E16])" office:value-type="float" office:value="0.0357598978288633">
            <text:p>0,0357599</text:p>
          </table:table-cell>
          <table:table-cell table:formula="of:=[.D16]/([.B16]+[.C16]+[.D16]+[.E16])" office:value-type="float" office:value="0.110401589328792">
            <text:p>0,11040159</text:p>
          </table:table-cell>
          <table:table-cell table:formula="of:=[.E16]/([.B16]+[.C16]+[.D16]+[.E16])" office:value-type="float" office:value="0.709096069249326">
            <text:p>0,70909607</text:p>
          </table:table-cell>
          <table:table-cell/>
          <table:table-cell table:formula="of:=SUM([.G16:.J16])" office:value-type="float" office:value="1">
            <text:p>1</text:p>
          </table:table-cell>
          <table:table-cell/>
          <table:table-cell office:value-type="float" office:value="0.0357598978288633">
            <text:p>0,0357599</text:p>
          </table:table-cell>
          <table:table-cell office:value-type="float" office:value="0.110401589328792">
            <text:p>0,11040159</text:p>
          </table:table-cell>
          <table:table-cell office:value-type="float" office:value="0.709096069249326">
            <text:p>0,70909607</text:p>
          </table:table-cell>
          <table:table-cell/>
          <table:table-cell table:formula="of:=[.N16]/SUM([.N16:.P16])" office:value-type="float" office:value="0.0418118466898954">
            <text:p>0,04181185</text:p>
          </table:table-cell>
          <table:table-cell table:formula="of:=[.O16]/SUM([.N16:.P16])" office:value-type="float" office:value="0.129085780653725">
            <text:p>0,12908578</text:p>
          </table:table-cell>
          <table:table-cell table:formula="of:=[.P16]/SUM([.N16:.P16])" office:value-type="float" office:value="0.82910237265638">
            <text:p>0,82910237</text:p>
          </table:table-cell>
          <table:table-cell/>
          <table:table-cell table:formula="of:=SUM([.R16:.T16])" office:value-type="float" office:value="1">
            <text:p>1</text:p>
          </table:table-cell>
          <table:table-cell/>
          <table:table-cell table:formula="of:=([.R16]/SIN(RADIANS(60))+[.S16]/TAN(RADIANS(60)))*SIN(RADIANS(60))" office:value-type="float" office:value="0.106354737016758">
            <text:p>0,10635474</text:p>
          </table:table-cell>
          <table:table-cell table:formula="of:=[.S16]*SIN(RADIANS(60))" office:value-type="float" office:value="0.111791565313471">
            <text:p>0,11179157</text:p>
          </table:table-cell>
          <table:table-cell/>
          <table:table-cell table:formula="of:=SUM([.X16:.Y16])" office:value-type="float" office:value="0.218146302330229">
            <text:p>0,21814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6]*[.X16]-[.Y16])*-1" office:value-type="float" office:value="0.0503876292683577">
            <text:p>0,0503876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6])*[.AE16]-(-[.AD16])*[.AE16])/([.AF16]*[.AE16]-[.AC16]*[.AH16])" office:value-type="float" office:value="0.728181516515499">
            <text:p>0,72818152</text:p>
          </table:table-cell>
          <table:table-cell table:formula="of:=([.AF16]*(-[.AD16])-[.AC16]*(-[.AG16]))/([.AF16]*[.AH16]-[.AC16]*[.AH16])*-1" office:value-type="float" office:value="0.470803423839937">
            <text:p>0,47080342</text:p>
          </table:table-cell>
          <table:table-cell table:style-name="ce39" office:value-type="string">
            <text:p>Y</text:p>
          </table:table-cell>
          <table:table-cell table:style-name="ce12" office:value-type="float" office:value="0.5">
            <text:p>0,5</text:p>
          </table:table-cell>
          <table:table-cell table:style-name="ce12" table:formula="of:=1-[.X16]" office:value-type="float" office:value="0.893645262983242">
            <text:p>0,8936452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Y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6]" office:value-type="float" office:value="-0.577350269179251">
            <text:p>-0,57735027</text:p>
          </table:table-cell>
          <table:table-cell table:formula="of:=[.Y16]+(1/[.AP16])*[.X16]" office:value-type="float" office:value="0.173195501358585">
            <text:p>0,173195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6])*[.AR16]-(-[.AQ16])*[.AU16])/([.AS16]*[.AR16]-[.AP16]*[.AU16])" office:value-type="float" office:value="0.0749958519981846">
            <text:p>0,07499585</text:p>
          </table:table-cell>
          <table:table-cell table:formula="of:=([.AS16]*(-[.AQ16])-[.AP16]*(-[.AT16]))/([.AS16]*[.AU16]-[.AP16]*[.AU16])*-1" office:value-type="float" office:value="0.129896626020106">
            <text:p>0,12989663</text:p>
          </table:table-cell>
          <table:table-cell office:value-type="float" office:value="15">
            <text:p>15</text:p>
          </table:table-cell>
          <table:table-cell table:style-name="ce13" office:value-type="float" office:value="0.687317073173289">
            <text:p>0,68731707</text:p>
          </table:table-cell>
          <table:table-cell table:style-name="ce13" office:value-type="float" office:value="0.440975609756098">
            <text:p>0,44097561</text:p>
          </table:table-cell>
          <table:table-cell table:style-name="ce13" office:value-type="float" office:value="0.371707317069818">
            <text:p>0,37170732</text:p>
          </table:table-cell>
          <table:table-cell table:style-name="ce44" office:value-type="float" office:value="0.456363033023672">
            <text:p>0,45636303</text:p>
          </table:table-cell>
          <table:table-cell table:style-name="ce44" office:value-type="float" office:value="0.893645262983242">
            <text:p>0,89364526</text:p>
          </table:table-cell>
          <table:table-cell table:style-name="ce44" office:value-type="float" office:value="0.149991703998391">
            <text:p>0,1499917</text:p>
          </table:table-cell>
          <table:table-cell table:style-name="ce13" office:value-type="float" office:value="0.51780721118965">
            <text:p>0,51780721</text:p>
          </table:table-cell>
          <table:table-cell table:style-name="ce13" office:value-type="float" office:value="0.792641648270787">
            <text:p>0,79264165</text:p>
          </table:table-cell>
          <table:table-cell table:style-name="ce13" office:value-type="float" office:value="0.189551140543507">
            <text:p>0,18955114</text:p>
          </table:table-cell>
          <table:table-cell table:style-name="ce44" office:value-type="float" office:value="0.561253788488383">
            <text:p>0,56125379</text:p>
          </table:table-cell>
          <table:table-cell table:style-name="ce44" office:value-type="float" office:value="0.817195724996012">
            <text:p>0,81719572</text:p>
          </table:table-cell>
          <table:table-cell table:style-name="ce44" office:value-type="float" office:value="0.12155048651988">
            <text:p>0,12155049</text:p>
          </table:table-cell>
          <table:table-cell table:number-columns-repeated="961"/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float" office:value="9.45">
            <text:p>9,45</text:p>
          </table:table-cell>
          <table:table-cell table:style-name="ce33" office:value-type="float" office:value="2.32">
            <text:p>2,32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7]/([.B17]+[.C17]+[.D17]+[.E17])" office:value-type="float" office:value="0.134653747506412">
            <text:p>0,13465375</text:p>
          </table:table-cell>
          <table:table-cell table:formula="of:=[.C17]/([.B17]+[.C17]+[.D17]+[.E17])" office:value-type="float" office:value="0.0330578512396694">
            <text:p>0,03305785</text:p>
          </table:table-cell>
          <table:table-cell table:formula="of:=[.D17]/([.B17]+[.C17]+[.D17]+[.E17])" office:value-type="float" office:value="0.119407238529496">
            <text:p>0,11940724</text:p>
          </table:table-cell>
          <table:table-cell table:formula="of:=[.E17]/([.B17]+[.C17]+[.D17]+[.E17])" office:value-type="float" office:value="0.712881162724423">
            <text:p>0,71288116</text:p>
          </table:table-cell>
          <table:table-cell/>
          <table:table-cell table:formula="of:=SUM([.G17:.J17])" office:value-type="float" office:value="1">
            <text:p>1</text:p>
          </table:table-cell>
          <table:table-cell/>
          <table:table-cell office:value-type="float" office:value="0.0330578512396694">
            <text:p>0,03305785</text:p>
          </table:table-cell>
          <table:table-cell office:value-type="float" office:value="0.119407238529496">
            <text:p>0,11940724</text:p>
          </table:table-cell>
          <table:table-cell office:value-type="float" office:value="0.712881162724423">
            <text:p>0,71288116</text:p>
          </table:table-cell>
          <table:table-cell/>
          <table:table-cell table:formula="of:=[.N17]/SUM([.N17:.P17])" office:value-type="float" office:value="0.0382018771612053">
            <text:p>0,03820188</text:p>
          </table:table-cell>
          <table:table-cell table:formula="of:=[.O17]/SUM([.N17:.P17])" office:value-type="float" office:value="0.137987814918492">
            <text:p>0,13798781</text:p>
          </table:table-cell>
          <table:table-cell table:formula="of:=[.P17]/SUM([.N17:.P17])" office:value-type="float" office:value="0.823810307920303">
            <text:p>0,82381031</text:p>
          </table:table-cell>
          <table:table-cell/>
          <table:table-cell table:formula="of:=SUM([.R17:.T17])" office:value-type="float" office:value="1">
            <text:p>1</text:p>
          </table:table-cell>
          <table:table-cell/>
          <table:table-cell table:formula="of:=([.R17]/SIN(RADIANS(60))+[.S17]/TAN(RADIANS(60)))*SIN(RADIANS(60))" office:value-type="float" office:value="0.107195784620451">
            <text:p>0,10719578</text:p>
          </table:table-cell>
          <table:table-cell table:formula="of:=[.S17]*SIN(RADIANS(60))" office:value-type="float" office:value="0.11950095313212">
            <text:p>0,11950095</text:p>
          </table:table-cell>
          <table:table-cell/>
          <table:table-cell table:formula="of:=SUM([.X17:.Y17])" office:value-type="float" office:value="0.226696737752571">
            <text:p>0,2266967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7]*[.X17]-[.Y17])*-1" office:value-type="float" office:value="0.0576114380266208">
            <text:p>0,057611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7])*[.AE17]-(-[.AD17])*[.AE17])/([.AF17]*[.AE17]-[.AC17]*[.AH17])" office:value-type="float" office:value="0.725053515567159">
            <text:p>0,72505352</text:p>
          </table:table-cell>
          <table:table-cell table:formula="of:=([.AF17]*(-[.AD17])-[.AC17]*(-[.AG17]))/([.AF17]*[.AH17]-[.AC17]*[.AH17])*-1" office:value-type="float" office:value="0.476221280408683">
            <text:p>0,476221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7]" office:value-type="float" office:value="0.892804215379549">
            <text:p>0,89280422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7]" office:value-type="float" office:value="-0.577350269179251">
            <text:p>-0,57735027</text:p>
          </table:table-cell>
          <table:table-cell table:formula="of:=[.Y17]+(1/[.AP17])*[.X17]" office:value-type="float" office:value="0.181390468237618">
            <text:p>0,1813904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7])*[.AR17]-(-[.AQ17])*[.AU17])/([.AS17]*[.AR17]-[.AP17]*[.AU17])" office:value-type="float" office:value="0.0785443767483602">
            <text:p>0,07854438</text:p>
          </table:table-cell>
          <table:table-cell table:formula="of:=([.AS17]*(-[.AQ17])-[.AP17]*(-[.AT17]))/([.AS17]*[.AU17]-[.AP17]*[.AU17])*-1" office:value-type="float" office:value="0.136042851179436">
            <text:p>0,13604285</text:p>
          </table:table-cell>
          <table:table-cell office:value-type="float" office:value="16">
            <text:p>16</text:p>
          </table:table-cell>
          <table:table-cell table:style-name="ce13" office:value-type="float" office:value="0.676923076925879">
            <text:p>0,67692308</text:p>
          </table:table-cell>
          <table:table-cell table:style-name="ce13" office:value-type="float" office:value="0.473449131513648">
            <text:p>0,47344913</text:p>
          </table:table-cell>
          <table:table-cell table:style-name="ce13" office:value-type="float" office:value="0.349627791560115">
            <text:p>0,34962779</text:p>
          </table:table-cell>
          <table:table-cell table:style-name="ce44" office:value-type="float" office:value="0.450107031126908">
            <text:p>0,45010703</text:p>
          </table:table-cell>
          <table:table-cell table:style-name="ce44" office:value-type="float" office:value="0.892804215379549">
            <text:p>0,89280422</text:p>
          </table:table-cell>
          <table:table-cell table:style-name="ce44" office:value-type="float" office:value="0.157088753498837">
            <text:p>0,15708875</text:p>
          </table:table-cell>
          <table:table-cell table:style-name="ce13" office:value-type="float" office:value="0.507883878578502">
            <text:p>0,50788388</text:p>
          </table:table-cell>
          <table:table-cell table:style-name="ce13" office:value-type="float" office:value="0.798997936928971">
            <text:p>0,79899794</text:p>
          </table:table-cell>
          <table:table-cell table:style-name="ce13" office:value-type="float" office:value="0.193118184496556">
            <text:p>0,19311818</text:p>
          </table:table-cell>
          <table:table-cell table:style-name="ce44" office:value-type="float" office:value="0.55768608414785">
            <text:p>0,55768608</text:p>
          </table:table-cell>
          <table:table-cell table:style-name="ce44" office:value-type="float" office:value="0.82831715210356">
            <text:p>0,82831715</text:p>
          </table:table-cell>
          <table:table-cell table:style-name="ce44" office:value-type="float" office:value="0.113996763753015">
            <text:p>0,11399676</text:p>
          </table:table-cell>
          <table:table-cell table:number-columns-repeated="961"/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float" office:value="8.78">
            <text:p>8,7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4">
            <text:p>8,4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18]/([.B18]+[.C18]+[.D18]+[.E18])" office:value-type="float" office:value="0.12735712213519">
            <text:p>0,12735712</text:p>
          </table:table-cell>
          <table:table-cell table:formula="of:=[.C18]/([.B18]+[.C18]+[.D18]+[.E18])" office:value-type="float" office:value="0.0416304032492022">
            <text:p>0,0416304</text:p>
          </table:table-cell>
          <table:table-cell table:formula="of:=[.D18]/([.B18]+[.C18]+[.D18]+[.E18])" office:value-type="float" office:value="0.121845082680592">
            <text:p>0,12184508</text:p>
          </table:table-cell>
          <table:table-cell table:formula="of:=[.E18]/([.B18]+[.C18]+[.D18]+[.E18])" office:value-type="float" office:value="0.709167391935016">
            <text:p>0,70916739</text:p>
          </table:table-cell>
          <table:table-cell/>
          <table:table-cell table:formula="of:=SUM([.G18:.J18])" office:value-type="float" office:value="1">
            <text:p>1</text:p>
          </table:table-cell>
          <table:table-cell/>
          <table:table-cell office:value-type="float" office:value="0.0416304032492022">
            <text:p>0,0416304</text:p>
          </table:table-cell>
          <table:table-cell office:value-type="float" office:value="0.121845082680592">
            <text:p>0,12184508</text:p>
          </table:table-cell>
          <table:table-cell office:value-type="float" office:value="0.709167391935016">
            <text:p>0,70916739</text:p>
          </table:table-cell>
          <table:table-cell/>
          <table:table-cell table:formula="of:=[.N18]/SUM([.N18:.P18])" office:value-type="float" office:value="0.0477061170212766">
            <text:p>0,04770612</text:p>
          </table:table-cell>
          <table:table-cell table:formula="of:=[.O18]/SUM([.N18:.P18])" office:value-type="float" office:value="0.139627659574468">
            <text:p>0,13962766</text:p>
          </table:table-cell>
          <table:table-cell table:formula="of:=[.P18]/SUM([.N18:.P18])" office:value-type="float" office:value="0.812666223404255">
            <text:p>0,81266622</text:p>
          </table:table-cell>
          <table:table-cell/>
          <table:table-cell table:formula="of:=SUM([.R18:.T18])" office:value-type="float" office:value="1">
            <text:p>1</text:p>
          </table:table-cell>
          <table:table-cell/>
          <table:table-cell table:formula="of:=([.R18]/SIN(RADIANS(60))+[.S18]/TAN(RADIANS(60)))*SIN(RADIANS(60))" office:value-type="float" office:value="0.117519946808511">
            <text:p>0,11751995</text:p>
          </table:table-cell>
          <table:table-cell table:formula="of:=[.S18]*SIN(RADIANS(60))" office:value-type="float" office:value="0.120921100262455">
            <text:p>0,1209211</text:p>
          </table:table-cell>
          <table:table-cell/>
          <table:table-cell table:formula="of:=SUM([.X18:.Y18])" office:value-type="float" office:value="0.238441047070966">
            <text:p>0,238441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8]*[.X18]-[.Y18])*-1" office:value-type="float" office:value="0.05307092733863">
            <text:p>0,0530709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8])*[.AE18]-(-[.AD18])*[.AE18])/([.AF18]*[.AE18]-[.AC18]*[.AH18])" office:value-type="float" office:value="0.727019614368119">
            <text:p>0,72701961</text:p>
          </table:table-cell>
          <table:table-cell table:formula="of:=([.AF18]*(-[.AD18])-[.AC18]*(-[.AG18]))/([.AF18]*[.AH18]-[.AC18]*[.AH18])*-1" office:value-type="float" office:value="0.472815897392659">
            <text:p>0,4728159</text:p>
          </table:table-cell>
          <table:table-cell table:style-name="ce45" office:value-type="string">
            <text:p>Three</text:p>
          </table:table-cell>
          <table:table-cell table:style-name="ce12" office:value-type="float" office:value="0.5">
            <text:p>0,5</text:p>
          </table:table-cell>
          <table:table-cell table:style-name="ce12" table:formula="of:=1-[.X18]" office:value-type="float" office:value="0.882480053191489">
            <text:p>0,88248005</text:p>
          </table:table-cell>
          <table:table-cell table:style-name="ce12" office:value-type="float" office:value="0.5">
            <text:p>0,5</text:p>
          </table:table-cell>
          <table:table-cell table:style-name="ce45" office:value-type="string">
            <text:p>Three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8]" office:value-type="float" office:value="-0.577350269179251">
            <text:p>-0,57735027</text:p>
          </table:table-cell>
          <table:table-cell table:formula="of:=[.Y18]+(1/[.AP18])*[.X18]" office:value-type="float" office:value="0.18877127318628">
            <text:p>0,1887712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8])*[.AR18]-(-[.AQ18])*[.AU18])/([.AS18]*[.AR18]-[.AP18]*[.AU18])" office:value-type="float" office:value="0.0817403590412909">
            <text:p>0,08174036</text:p>
          </table:table-cell>
          <table:table-cell table:formula="of:=([.AS18]*(-[.AQ18])-[.AP18]*(-[.AT18]))/([.AS18]*[.AU18]-[.AP18]*[.AU18])*-1" office:value-type="float" office:value="0.141578454890982">
            <text:p>0,14157845</text:p>
          </table:table-cell>
          <table:table-cell office:value-type="float" office:value="17">
            <text:p>17</text:p>
          </table:table-cell>
          <table:table-cell table:style-name="ce13" office:value-type="float" office:value="0.647381546137486">
            <text:p>0,64738155</text:p>
          </table:table-cell>
          <table:table-cell table:style-name="ce13" office:value-type="float" office:value="0.490523690773067">
            <text:p>0,49052369</text:p>
          </table:table-cell>
          <table:table-cell table:style-name="ce13" office:value-type="float" office:value="0.362094763089319">
            <text:p>0,36209476</text:p>
          </table:table-cell>
          <table:table-cell table:style-name="ce44" office:value-type="float" office:value="0.45403922872888">
            <text:p>0,45403923</text:p>
          </table:table-cell>
          <table:table-cell table:style-name="ce44" office:value-type="float" office:value="0.882480053191489">
            <text:p>0,88248005</text:p>
          </table:table-cell>
          <table:table-cell table:style-name="ce44" office:value-type="float" office:value="0.163480718084785">
            <text:p>0,16348072</text:p>
          </table:table-cell>
          <table:table-cell table:style-name="ce13" office:value-type="float" office:value="0.502875737858778">
            <text:p>0,50287574</text:p>
          </table:table-cell>
          <table:table-cell table:style-name="ce13" office:value-type="float" office:value="0.80354169819888">
            <text:p>0,8035417</text:p>
          </table:table-cell>
          <table:table-cell table:style-name="ce13" office:value-type="float" office:value="0.193582563946433">
            <text:p>0,19358256</text:p>
          </table:table-cell>
          <table:table-cell table:style-name="ce44" office:value-type="float" office:value="0.548810703672439">
            <text:p>0,5488107</text:p>
          </table:table-cell>
          <table:table-cell table:style-name="ce44" office:value-type="float" office:value="0.831268582755203">
            <text:p>0,83126858</text:p>
          </table:table-cell>
          <table:table-cell table:style-name="ce44" office:value-type="float" office:value="0.119920713576823">
            <text:p>0,11992071</text:p>
          </table:table-cell>
          <table:table-cell table:number-columns-repeated="961"/>
        </table:table-row>
        <table:table-row table:style-name="ro2">
          <table:table-cell office:value-type="float" office:value="18">
            <text:p>18</text:p>
          </table:table-cell>
          <table:table-cell table:style-name="ce33" office:value-type="float" office:value="8.69">
            <text:p>8,69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39">
            <text:p>8,39</text:p>
          </table:table-cell>
          <table:table-cell table:style-name="ce34" office:value-type="float" office:value="48.82">
            <text:p>48,82</text:p>
          </table:table-cell>
          <table:table-cell/>
          <table:table-cell table:formula="of:=[.B19]/([.B19]+[.C19]+[.D19]+[.E19])" office:value-type="float" office:value="0.12636323978479">
            <text:p>0,12636324</text:p>
          </table:table-cell>
          <table:table-cell table:formula="of:=[.C19]/([.B19]+[.C19]+[.D19]+[.E19])" office:value-type="float" office:value="0.0417333139450342">
            <text:p>0,04173331</text:p>
          </table:table-cell>
          <table:table-cell table:formula="of:=[.D19]/([.B19]+[.C19]+[.D19]+[.E19])" office:value-type="float" office:value="0.122000872473462">
            <text:p>0,12200087</text:p>
          </table:table-cell>
          <table:table-cell table:formula="of:=[.E19]/([.B19]+[.C19]+[.D19]+[.E19])" office:value-type="float" office:value="0.709902573796714">
            <text:p>0,70990257</text:p>
          </table:table-cell>
          <table:table-cell/>
          <table:table-cell table:formula="of:=SUM([.G19:.J19])" office:value-type="float" office:value="1">
            <text:p>1</text:p>
          </table:table-cell>
          <table:table-cell/>
          <table:table-cell office:value-type="float" office:value="0.0417333139450342">
            <text:p>0,04173331</text:p>
          </table:table-cell>
          <table:table-cell office:value-type="float" office:value="0.122000872473462">
            <text:p>0,12200087</text:p>
          </table:table-cell>
          <table:table-cell office:value-type="float" office:value="0.709902573796714">
            <text:p>0,70990257</text:p>
          </table:table-cell>
          <table:table-cell/>
          <table:table-cell table:formula="of:=[.N19]/SUM([.N19:.P19])" office:value-type="float" office:value="0.0477696404793609">
            <text:p>0,04776964</text:p>
          </table:table-cell>
          <table:table-cell table:formula="of:=[.O19]/SUM([.N19:.P19])" office:value-type="float" office:value="0.139647137150466">
            <text:p>0,13964714</text:p>
          </table:table-cell>
          <table:table-cell table:formula="of:=[.P19]/SUM([.N19:.P19])" office:value-type="float" office:value="0.812583222370173">
            <text:p>0,81258322</text:p>
          </table:table-cell>
          <table:table-cell/>
          <table:table-cell table:formula="of:=SUM([.R19:.T19])" office:value-type="float" office:value="1">
            <text:p>1</text:p>
          </table:table-cell>
          <table:table-cell/>
          <table:table-cell table:formula="of:=([.R19]/SIN(RADIANS(60))+[.S19]/TAN(RADIANS(60)))*SIN(RADIANS(60))" office:value-type="float" office:value="0.117593209054594">
            <text:p>0,11759321</text:p>
          </table:table-cell>
          <table:table-cell table:formula="of:=[.S19]*SIN(RADIANS(60))" office:value-type="float" office:value="0.120937968338073">
            <text:p>0,12093797</text:p>
          </table:table-cell>
          <table:table-cell/>
          <table:table-cell table:formula="of:=SUM([.X19:.Y19])" office:value-type="float" office:value="0.238531177392667">
            <text:p>0,2385311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9]*[.X19]-[.Y19])*-1" office:value-type="float" office:value="0.0530454974367513">
            <text:p>0,053045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9])*[.AE19]-(-[.AD19])*[.AE19])/([.AF19]*[.AE19]-[.AC19]*[.AH19])" office:value-type="float" office:value="0.72703062583864">
            <text:p>0,72703063</text:p>
          </table:table-cell>
          <table:table-cell table:formula="of:=([.AF19]*(-[.AD19])-[.AC19]*(-[.AG19]))/([.AF19]*[.AH19]-[.AC19]*[.AH19])*-1" office:value-type="float" office:value="0.47279682496625">
            <text:p>0,47279682</text:p>
          </table:table-cell>
          <table:table-cell table:style-name="ce45" office:value-type="string">
            <text:p>times</text:p>
          </table:table-cell>
          <table:table-cell table:style-name="ce12" office:value-type="float" office:value="0.5">
            <text:p>0,5</text:p>
          </table:table-cell>
          <table:table-cell table:style-name="ce12" table:formula="of:=1-[.X19]" office:value-type="float" office:value="0.882406790945406">
            <text:p>0,88240679</text:p>
          </table:table-cell>
          <table:table-cell table:style-name="ce12" office:value-type="float" office:value="0.5">
            <text:p>0,5</text:p>
          </table:table-cell>
          <table:table-cell table:style-name="ce45" office:value-type="string">
            <text:p>times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9]" office:value-type="float" office:value="-0.577350269179251">
            <text:p>-0,57735027</text:p>
          </table:table-cell>
          <table:table-cell table:formula="of:=[.Y19]+(1/[.AP19])*[.X19]" office:value-type="float" office:value="0.188830439239395">
            <text:p>0,18883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9])*[.AR19]-(-[.AQ19])*[.AU19])/([.AS19]*[.AR19]-[.AP19]*[.AU19])" office:value-type="float" office:value="0.0817659786938102">
            <text:p>0,08176598</text:p>
          </table:table-cell>
          <table:table-cell table:formula="of:=([.AS19]*(-[.AQ19])-[.AP19]*(-[.AT19]))/([.AS19]*[.AU19]-[.AP19]*[.AU19])*-1" office:value-type="float" office:value="0.141622829430818">
            <text:p>0,14162283</text:p>
          </table:table-cell>
          <table:table-cell office:value-type="float" office:value="18">
            <text:p>18</text:p>
          </table:table-cell>
          <table:table-cell table:style-name="ce13" office:value-type="float" office:value="0.645864661656969">
            <text:p>0,64586466</text:p>
          </table:table-cell>
          <table:table-cell table:style-name="ce13" office:value-type="float" office:value="0.492481203007519">
            <text:p>0,4924812</text:p>
          </table:table-cell>
          <table:table-cell table:style-name="ce13" office:value-type="float" office:value="0.361654135335411">
            <text:p>0,36165414</text:p>
          </table:table-cell>
          <table:table-cell table:style-name="ce44" office:value-type="float" office:value="0.454061251669923">
            <text:p>0,45406125</text:p>
          </table:table-cell>
          <table:table-cell table:style-name="ce44" office:value-type="float" office:value="0.882406790945406">
            <text:p>0,88240679</text:p>
          </table:table-cell>
          <table:table-cell table:style-name="ce44" office:value-type="float" office:value="0.163531957389825">
            <text:p>0,16353196</text:p>
          </table:table-cell>
          <table:table-cell table:style-name="ce13" office:value-type="float" office:value="0.502276176029271">
            <text:p>0,50227618</text:p>
          </table:table-cell>
          <table:table-cell table:style-name="ce13" office:value-type="float" office:value="0.804476479514416">
            <text:p>0,80447648</text:p>
          </table:table-cell>
          <table:table-cell table:style-name="ce13" office:value-type="float" office:value="0.193247344460417">
            <text:p>0,19324734</text:p>
          </table:table-cell>
          <table:table-cell table:style-name="ce44" office:value-type="float" office:value="0.548194766484415">
            <text:p>0,54819477</text:p>
          </table:table-cell>
          <table:table-cell table:style-name="ce44" office:value-type="float" office:value="0.832312023848957">
            <text:p>0,83231202</text:p>
          </table:table-cell>
          <table:table-cell table:style-name="ce44" office:value-type="float" office:value="0.119493209671107">
            <text:p>0,11949321</text:p>
          </table:table-cell>
          <table:table-cell table:number-columns-repeated="961"/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49">
            <text:p>2,49</text:p>
          </table:table-cell>
          <table:table-cell table:style-name="ce33" office:value-type="float" office:value="7.74">
            <text:p>7,74</text:p>
          </table:table-cell>
          <table:table-cell table:style-name="ce34" office:value-type="float" office:value="50.86">
            <text:p>50,86</text:p>
          </table:table-cell>
          <table:table-cell/>
          <table:table-cell table:formula="of:=[.B20]/([.B20]+[.C20]+[.D20]+[.E20])" office:value-type="float" office:value="0.143077570486744">
            <text:p>0,14307757</text:p>
          </table:table-cell>
          <table:table-cell table:formula="of:=[.C20]/([.B20]+[.C20]+[.D20]+[.E20])" office:value-type="float" office:value="0.034927759854117">
            <text:p>0,03492776</text:p>
          </table:table-cell>
          <table:table-cell table:formula="of:=[.D20]/([.B20]+[.C20]+[.D20]+[.E20])" office:value-type="float" office:value="0.108570627016412">
            <text:p>0,10857063</text:p>
          </table:table-cell>
          <table:table-cell table:formula="of:=[.E20]/([.B20]+[.C20]+[.D20]+[.E20])" office:value-type="float" office:value="0.713424042642727">
            <text:p>0,71342404</text:p>
          </table:table-cell>
          <table:table-cell/>
          <table:table-cell table:formula="of:=SUM([.G20:.J20])" office:value-type="float" office:value="1">
            <text:p>1</text:p>
          </table:table-cell>
          <table:table-cell/>
          <table:table-cell office:value-type="float" office:value="0.034927759854117">
            <text:p>0,03492776</text:p>
          </table:table-cell>
          <table:table-cell office:value-type="float" office:value="0.108570627016412">
            <text:p>0,10857063</text:p>
          </table:table-cell>
          <table:table-cell office:value-type="float" office:value="0.713424042642727">
            <text:p>0,71342404</text:p>
          </table:table-cell>
          <table:table-cell/>
          <table:table-cell table:formula="of:=[.N20]/SUM([.N20:.P20])" office:value-type="float" office:value="0.0407595351121296">
            <text:p>0,04075954</text:p>
          </table:table-cell>
          <table:table-cell table:formula="of:=[.O20]/SUM([.N20:.P20])" office:value-type="float" office:value="0.126698313963006">
            <text:p>0,12669831</text:p>
          </table:table-cell>
          <table:table-cell table:formula="of:=[.P20]/SUM([.N20:.P20])" office:value-type="float" office:value="0.832542150924865">
            <text:p>0,83254215</text:p>
          </table:table-cell>
          <table:table-cell/>
          <table:table-cell table:formula="of:=SUM([.R20:.T20])" office:value-type="float" office:value="1">
            <text:p>1</text:p>
          </table:table-cell>
          <table:table-cell/>
          <table:table-cell table:formula="of:=([.R20]/SIN(RADIANS(60))+[.S20]/TAN(RADIANS(60)))*SIN(RADIANS(60))" office:value-type="float" office:value="0.104108692093632">
            <text:p>0,10410869</text:p>
          </table:table-cell>
          <table:table-cell table:formula="of:=[.S20]*SIN(RADIANS(60))" office:value-type="float" office:value="0.109723958508619">
            <text:p>0,10972396</text:p>
          </table:table-cell>
          <table:table-cell/>
          <table:table-cell table:formula="of:=SUM([.X20:.Y20])" office:value-type="float" office:value="0.213832650602252">
            <text:p>0,21383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0]*[.X20]-[.Y20])*-1" office:value-type="float" office:value="0.049616777104461">
            <text:p>0,049616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0])*[.AE20]-(-[.AD20])*[.AE20])/([.AF20]*[.AE20]-[.AC20]*[.AH20])" office:value-type="float" office:value="0.728515305293745">
            <text:p>0,72851531</text:p>
          </table:table-cell>
          <table:table-cell table:formula="of:=([.AF20]*(-[.AD20])-[.AC20]*(-[.AG20]))/([.AF20]*[.AH20]-[.AC20]*[.AH20])*-1" office:value-type="float" office:value="0.470225284717009">
            <text:p>0,47022528</text:p>
          </table:table-cell>
          <table:table-cell table:style-name="ce50" office:value-type="string">
            <text:p>&amp;</text:p>
          </table:table-cell>
          <table:table-cell table:style-name="ce12" office:value-type="float" office:value="0.5">
            <text:p>0,5</text:p>
          </table:table-cell>
          <table:table-cell table:style-name="ce12" table:formula="of:=1-[.X20]" office:value-type="float" office:value="0.895891307906367">
            <text:p>0,89589131</text:p>
          </table:table-cell>
          <table:table-cell table:style-name="ce12" office:value-type="float" office:value="0.5">
            <text:p>0,5</text:p>
          </table:table-cell>
          <table:table-cell table:style-name="ce50" office:value-type="string">
            <text:p>&amp;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0]" office:value-type="float" office:value="-0.577350269179251">
            <text:p>-0,57735027</text:p>
          </table:table-cell>
          <table:table-cell table:formula="of:=[.Y20]+(1/[.AP20])*[.X20]" office:value-type="float" office:value="0.169831139912778">
            <text:p>0,1698311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0])*[.AR20]-(-[.AQ20])*[.AU20])/([.AS20]*[.AR20]-[.AP20]*[.AU20])" office:value-type="float" office:value="0.0735390407584068">
            <text:p>0,07353904</text:p>
          </table:table-cell>
          <table:table-cell table:formula="of:=([.AS20]*(-[.AQ20])-[.AP20]*(-[.AT20]))/([.AS20]*[.AU20]-[.AP20]*[.AU20])*-1" office:value-type="float" office:value="0.127373354935728">
            <text:p>0,12737335</text:p>
          </table:table-cell>
          <table:table-cell office:value-type="float" office:value="19">
            <text:p>19</text:p>
          </table:table-cell>
          <table:table-cell table:style-name="ce13" office:value-type="float" office:value="0.688693098387281">
            <text:p>0,6886931</text:p>
          </table:table-cell>
          <table:table-cell table:style-name="ce13" office:value-type="float" office:value="0.439794419970631">
            <text:p>0,43979442</text:p>
          </table:table-cell>
          <table:table-cell table:style-name="ce13" office:value-type="float" office:value="0.371512481641276">
            <text:p>0,37151248</text:p>
          </table:table-cell>
          <table:table-cell table:style-name="ce44" office:value-type="float" office:value="0.457030610580172">
            <text:p>0,45703061</text:p>
          </table:table-cell>
          <table:table-cell table:style-name="ce44" office:value-type="float" office:value="0.895891307906368">
            <text:p>0,89589131</text:p>
          </table:table-cell>
          <table:table-cell table:style-name="ce44" office:value-type="float" office:value="0.147078081518796">
            <text:p>0,14707808</text:p>
          </table:table-cell>
          <table:table-cell table:style-name="ce13" office:value-type="float" office:value="0.517877906981725">
            <text:p>0,51787791</text:p>
          </table:table-cell>
          <table:table-cell table:style-name="ce13" office:value-type="float" office:value="0.795494186046512">
            <text:p>0,79549419</text:p>
          </table:table-cell>
          <table:table-cell table:style-name="ce13" office:value-type="float" office:value="0.186627906975745">
            <text:p>0,18662791</text:p>
          </table:table-cell>
          <table:table-cell table:style-name="ce44" office:value-type="float" office:value="0.560660896936943">
            <text:p>0,5606609</text:p>
          </table:table-cell>
          <table:table-cell table:style-name="ce44" office:value-type="float" office:value="0.819905586152636">
            <text:p>0,81990559</text:p>
          </table:table-cell>
          <table:table-cell table:style-name="ce44" office:value-type="float" office:value="0.119433516914733">
            <text:p>0,11943352</text:p>
          </table:table-cell>
          <table:table-cell table:number-columns-repeated="961"/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float" office:value="8.68">
            <text:p>8,6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59">
            <text:p>8,59</text:p>
          </table:table-cell>
          <table:table-cell table:style-name="ce34" office:value-type="float" office:value="48.98">
            <text:p>48,98</text:p>
          </table:table-cell>
          <table:table-cell/>
          <table:table-cell table:formula="of:=[.B21]/([.B21]+[.C21]+[.D21]+[.E21])" office:value-type="float" office:value="0.125578703703704">
            <text:p>0,1255787</text:p>
          </table:table-cell>
          <table:table-cell table:formula="of:=[.C21]/([.B21]+[.C21]+[.D21]+[.E21])" office:value-type="float" office:value="0.0415219907407407">
            <text:p>0,04152199</text:p>
          </table:table-cell>
          <table:table-cell table:formula="of:=[.D21]/([.B21]+[.C21]+[.D21]+[.E21])" office:value-type="float" office:value="0.12427662037037">
            <text:p>0,12427662</text:p>
          </table:table-cell>
          <table:table-cell table:formula="of:=[.E21]/([.B21]+[.C21]+[.D21]+[.E21])" office:value-type="float" office:value="0.708622685185185">
            <text:p>0,70862269</text:p>
          </table:table-cell>
          <table:table-cell/>
          <table:table-cell table:formula="of:=SUM([.G21:.J21])" office:value-type="float" office:value="1">
            <text:p>1</text:p>
          </table:table-cell>
          <table:table-cell/>
          <table:table-cell office:value-type="float" office:value="0.0415219907407407">
            <text:p>0,04152199</text:p>
          </table:table-cell>
          <table:table-cell office:value-type="float" office:value="0.12427662037037">
            <text:p>0,12427662</text:p>
          </table:table-cell>
          <table:table-cell office:value-type="float" office:value="0.708622685185185">
            <text:p>0,70862269</text:p>
          </table:table-cell>
          <table:table-cell/>
          <table:table-cell table:formula="of:=[.N21]/SUM([.N21:.P21])" office:value-type="float" office:value="0.0474851091992058">
            <text:p>0,04748511</text:p>
          </table:table-cell>
          <table:table-cell table:formula="of:=[.O21]/SUM([.N21:.P21])" office:value-type="float" office:value="0.142124420913302">
            <text:p>0,14212442</text:p>
          </table:table-cell>
          <table:table-cell table:formula="of:=[.P21]/SUM([.N21:.P21])" office:value-type="float" office:value="0.810390469887492">
            <text:p>0,81039047</text:p>
          </table:table-cell>
          <table:table-cell/>
          <table:table-cell table:formula="of:=SUM([.R21:.T21])" office:value-type="float" office:value="1">
            <text:p>1</text:p>
          </table:table-cell>
          <table:table-cell/>
          <table:table-cell table:formula="of:=([.R21]/SIN(RADIANS(60))+[.S21]/TAN(RADIANS(60)))*SIN(RADIANS(60))" office:value-type="float" office:value="0.118547319655857">
            <text:p>0,11854732</text:p>
          </table:table-cell>
          <table:table-cell table:formula="of:=[.S21]*SIN(RADIANS(60))" office:value-type="float" office:value="0.123083359009072">
            <text:p>0,12308336</text:p>
          </table:table-cell>
          <table:table-cell/>
          <table:table-cell table:formula="of:=SUM([.X21:.Y21])" office:value-type="float" office:value="0.241630678664929">
            <text:p>0,2416306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1]*[.X21]-[.Y21])*-1" office:value-type="float" office:value="0.0546400320952842">
            <text:p>0,0546400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1])*[.AE21]-(-[.AD21])*[.AE21])/([.AF21]*[.AE21]-[.AC21]*[.AH21])" office:value-type="float" office:value="0.726340172077894">
            <text:p>0,72634017</text:p>
          </table:table-cell>
          <table:table-cell table:formula="of:=([.AF21]*(-[.AD21])-[.AC21]*(-[.AG21]))/([.AF21]*[.AH21]-[.AC21]*[.AH21])*-1" office:value-type="float" office:value="0.47399272596016">
            <text:p>0,47399273</text:p>
          </table:table-cell>
          <table:table-cell table:style-name="ce50" office:value-type="string">
            <text:p>Goto</text:p>
          </table:table-cell>
          <table:table-cell table:style-name="ce12" office:value-type="float" office:value="0.5">
            <text:p>0,5</text:p>
          </table:table-cell>
          <table:table-cell table:style-name="ce12" table:formula="of:=1-[.X21]" office:value-type="float" office:value="0.881452680344143">
            <text:p>0,88145268</text:p>
          </table:table-cell>
          <table:table-cell table:style-name="ce12" office:value-type="float" office:value="0.5">
            <text:p>0,5</text:p>
          </table:table-cell>
          <table:table-cell table:style-name="ce50" office:value-type="string">
            <text:p>Got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1]" office:value-type="float" office:value="-0.577350269179251">
            <text:p>-0,57735027</text:p>
          </table:table-cell>
          <table:table-cell table:formula="of:=[.Y21]+(1/[.AP21])*[.X21]" office:value-type="float" office:value="0.19152668592286">
            <text:p>0,1915266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1])*[.AR21]-(-[.AQ21])*[.AU21])/([.AS21]*[.AR21]-[.AP21]*[.AU21])" office:value-type="float" office:value="0.0829334877551749">
            <text:p>0,08293349</text:p>
          </table:table-cell>
          <table:table-cell table:formula="of:=([.AS21]*(-[.AQ21])-[.AP21]*(-[.AT21]))/([.AS21]*[.AU21]-[.AP21]*[.AU21])*-1" office:value-type="float" office:value="0.143645014443435">
            <text:p>0,14364501</text:p>
          </table:table-cell>
          <table:table-cell office:value-type="float" office:value="20">
            <text:p>20</text:p>
          </table:table-cell>
          <table:table-cell table:style-name="ce13" office:value-type="float" office:value="0.644240317778445">
            <text:p>0,64424032</text:p>
          </table:table-cell>
          <table:table-cell table:style-name="ce13" office:value-type="float" office:value="0.497765640516385">
            <text:p>0,49776564</text:p>
          </table:table-cell>
          <table:table-cell table:style-name="ce13" office:value-type="float" office:value="0.35799404170514">
            <text:p>0,35799404</text:p>
          </table:table-cell>
          <table:table-cell table:style-name="ce44" office:value-type="float" office:value="0.452680344148412">
            <text:p>0,45268034</text:p>
          </table:table-cell>
          <table:table-cell table:style-name="ce44" office:value-type="float" office:value="0.881452680344143">
            <text:p>0,88145268</text:p>
          </table:table-cell>
          <table:table-cell table:style-name="ce44" office:value-type="float" office:value="0.165866975512585">
            <text:p>0,16586698</text:p>
          </table:table-cell>
          <table:table-cell table:style-name="ce13" office:value-type="float" office:value="0.500679245288001">
            <text:p>0,50067925</text:p>
          </table:table-cell>
          <table:table-cell table:style-name="ce13" office:value-type="float" office:value="0.804150943396227">
            <text:p>0,80415094</text:p>
          </table:table-cell>
          <table:table-cell table:style-name="ce13" office:value-type="float" office:value="0.195169811319872">
            <text:p>0,19516981</text:p>
          </table:table-cell>
          <table:table-cell table:style-name="ce44" office:value-type="float" office:value="0.547992730882703">
            <text:p>0,54799273</text:p>
          </table:table-cell>
          <table:table-cell table:style-name="ce44" office:value-type="float" office:value="0.832892780439451">
            <text:p>0,83289278</text:p>
          </table:table-cell>
          <table:table-cell table:style-name="ce44" office:value-type="float" office:value="0.119114488682331">
            <text:p>0,11911449</text:p>
          </table:table-cell>
          <table:table-cell table:number-columns-repeated="961"/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1">
            <text:p>2,81</text:p>
          </table:table-cell>
          <table:table-cell table:style-name="ce33" office:value-type="float" office:value="8.49">
            <text:p>8,49</text:p>
          </table:table-cell>
          <table:table-cell table:style-name="ce34" office:value-type="float" office:value="49.07">
            <text:p>49,07</text:p>
          </table:table-cell>
          <table:table-cell/>
          <table:table-cell table:formula="of:=[.B22]/([.B22]+[.C22]+[.D22]+[.E22])" office:value-type="float" office:value="0.124945644296275">
            <text:p>0,12494564</text:p>
          </table:table-cell>
          <table:table-cell table:formula="of:=[.C22]/([.B22]+[.C22]+[.D22]+[.E22])" office:value-type="float" office:value="0.0407305406580664">
            <text:p>0,04073054</text:p>
          </table:table-cell>
          <table:table-cell table:formula="of:=[.D22]/([.B22]+[.C22]+[.D22]+[.E22])" office:value-type="float" office:value="0.123061313233802">
            <text:p>0,12306131</text:p>
          </table:table-cell>
          <table:table-cell table:formula="of:=[.E22]/([.B22]+[.C22]+[.D22]+[.E22])" office:value-type="float" office:value="0.711262501811857">
            <text:p>0,7112625</text:p>
          </table:table-cell>
          <table:table-cell/>
          <table:table-cell table:formula="of:=SUM([.G22:.J22])" office:value-type="float" office:value="1">
            <text:p>1</text:p>
          </table:table-cell>
          <table:table-cell/>
          <table:table-cell office:value-type="float" office:value="0.0407305406580664">
            <text:p>0,04073054</text:p>
          </table:table-cell>
          <table:table-cell office:value-type="float" office:value="0.123061313233802">
            <text:p>0,12306131</text:p>
          </table:table-cell>
          <table:table-cell office:value-type="float" office:value="0.711262501811857">
            <text:p>0,7112625</text:p>
          </table:table-cell>
          <table:table-cell/>
          <table:table-cell table:formula="of:=[.N22]/SUM([.N22:.P22])" office:value-type="float" office:value="0.046546297830048">
            <text:p>0,0465463</text:p>
          </table:table-cell>
          <table:table-cell table:formula="of:=[.O22]/SUM([.N22:.P22])" office:value-type="float" office:value="0.140632764618188">
            <text:p>0,14063276</text:p>
          </table:table-cell>
          <table:table-cell table:formula="of:=[.P22]/SUM([.N22:.P22])" office:value-type="float" office:value="0.812820937551764">
            <text:p>0,81282094</text:p>
          </table:table-cell>
          <table:table-cell/>
          <table:table-cell table:formula="of:=SUM([.R22:.T22])" office:value-type="float" office:value="1">
            <text:p>1</text:p>
          </table:table-cell>
          <table:table-cell/>
          <table:table-cell table:formula="of:=([.R22]/SIN(RADIANS(60))+[.S22]/TAN(RADIANS(60)))*SIN(RADIANS(60))" office:value-type="float" office:value="0.116862680139142">
            <text:p>0,11686268</text:p>
          </table:table-cell>
          <table:table-cell table:formula="of:=[.S22]*SIN(RADIANS(60))" office:value-type="float" office:value="0.121791546763788">
            <text:p>0,12179155</text:p>
          </table:table-cell>
          <table:table-cell/>
          <table:table-cell table:formula="of:=SUM([.X22:.Y22])" office:value-type="float" office:value="0.23865422690293">
            <text:p>0,2386542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2]*[.X22]-[.Y22])*-1" office:value-type="float" office:value="0.0543208469284456">
            <text:p>0,054320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2])*[.AE22]-(-[.AD22])*[.AE22])/([.AF22]*[.AE22]-[.AC22]*[.AH22])" office:value-type="float" office:value="0.72647838330939">
            <text:p>0,72647838</text:p>
          </table:table-cell>
          <table:table-cell table:formula="of:=([.AF22]*(-[.AD22])-[.AC22]*(-[.AG22]))/([.AF22]*[.AH22]-[.AC22]*[.AH22])*-1" office:value-type="float" office:value="0.473753337085029">
            <text:p>0,47375334</text:p>
          </table:table-cell>
          <table:table-cell table:style-name="ce50" office:value-type="string">
            <text:p>Pitagoras</text:p>
          </table:table-cell>
          <table:table-cell table:style-name="ce12" table:formula="of:=1-SQRT((1-[.AI22])*(1-[.AI22])+[.AJ22]*[.AJ22])" office:value-type="float" office:value="0.452956766611407">
            <text:p>0,45295677</text:p>
          </table:table-cell>
          <table:table-cell table:style-name="ce12" table:formula="of:=1-[.X22]" office:value-type="float" office:value="0.883137319860858">
            <text:p>0,88313732</text:p>
          </table:table-cell>
          <table:table-cell table:style-name="ce12" table:formula="of:=SQRT([.AW22]*[.AW22]+[.AX22]*[.AX22])" office:value-type="float" office:value="0.163905913532898">
            <text:p>0,16390591</text:p>
          </table:table-cell>
          <table:table-cell table:style-name="ce50" office:value-type="string">
            <text:p>Pitagoras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2]" office:value-type="float" office:value="-0.577350269179251">
            <text:p>-0,57735027</text:p>
          </table:table-cell>
          <table:table-cell table:formula="of:=[.Y22]+(1/[.AP22])*[.X22]" office:value-type="float" office:value="0.18926224659913">
            <text:p>0,189262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2])*[.AR22]-(-[.AQ22])*[.AU22])/([.AS22]*[.AR22]-[.AP22]*[.AU22])" office:value-type="float" office:value="0.0819529567653447">
            <text:p>0,08195296</text:p>
          </table:table-cell>
          <table:table-cell table:formula="of:=([.AS22]*(-[.AQ22])-[.AP22]*(-[.AT22]))/([.AS22]*[.AU22]-[.AP22]*[.AU22])*-1" office:value-type="float" office:value="0.141946684950623">
            <text:p>0,14194668</text:p>
          </table:table-cell>
          <table:table-cell office:value-type="float" office:value="21">
            <text:p>21</text:p>
          </table:table-cell>
          <table:table-cell table:style-name="ce13" office:value-type="float" office:value="0.645833333336205">
            <text:p>0,64583333</text:p>
          </table:table-cell>
          <table:table-cell table:style-name="ce13" office:value-type="float" office:value="0.496736947791165">
            <text:p>0,49673695</text:p>
          </table:table-cell>
          <table:table-cell table:style-name="ce13" office:value-type="float" office:value="0.357429718872586">
            <text:p>0,35742972</text:p>
          </table:table-cell>
          <table:table-cell table:style-name="ce44" office:value-type="float" office:value="0.452956766611407">
            <text:p>0,45295677</text:p>
          </table:table-cell>
          <table:table-cell table:style-name="ce44" office:value-type="float" office:value="0.883137319860858">
            <text:p>0,88313732</text:p>
          </table:table-cell>
          <table:table-cell table:style-name="ce44" office:value-type="float" office:value="0.163905913532898">
            <text:p>0,16390591</text:p>
          </table:table-cell>
          <table:table-cell table:style-name="ce13" office:value-type="float" office:value="0.500982169844827">
            <text:p>0,50098217</text:p>
          </table:table-cell>
          <table:table-cell table:style-name="ce13" office:value-type="float" office:value="0.805605923239649">
            <text:p>0,80560592</text:p>
          </table:table-cell>
          <table:table-cell table:style-name="ce13" office:value-type="float" office:value="0.193411906919642">
            <text:p>0,19341191</text:p>
          </table:table-cell>
          <table:table-cell table:style-name="ce44" office:value-type="float" office:value="0.548016528931085">
            <text:p>0,54801653</text:p>
          </table:table-cell>
          <table:table-cell table:style-name="ce44" office:value-type="float" office:value="0.834297520661157">
            <text:p>0,83429752</text:p>
          </table:table-cell>
          <table:table-cell table:style-name="ce44" office:value-type="float" office:value="0.117685950412263">
            <text:p>0,11768595</text:p>
          </table:table-cell>
          <table:table-cell table:number-columns-repeated="961"/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8.34">
            <text:p>8,34</text:p>
          </table:table-cell>
          <table:table-cell table:style-name="ce34" office:value-type="float" office:value="49.18">
            <text:p>49,18</text:p>
          </table:table-cell>
          <table:table-cell/>
          <table:table-cell table:formula="of:=[.B23]/([.B23]+[.C23]+[.D23]+[.E23])" office:value-type="float" office:value="0.124963757610902">
            <text:p>0,12496376</text:p>
          </table:table-cell>
          <table:table-cell table:formula="of:=[.C23]/([.B23]+[.C23]+[.D23]+[.E23])" office:value-type="float" office:value="0.0411713540156567">
            <text:p>0,04117135</text:p>
          </table:table-cell>
          <table:table-cell table:formula="of:=[.D23]/([.B23]+[.C23]+[.D23]+[.E23])" office:value-type="float" office:value="0.120904610031893">
            <text:p>0,12090461</text:p>
          </table:table-cell>
          <table:table-cell table:formula="of:=[.E23]/([.B23]+[.C23]+[.D23]+[.E23])" office:value-type="float" office:value="0.712960278341548">
            <text:p>0,71296028</text:p>
          </table:table-cell>
          <table:table-cell/>
          <table:table-cell table:formula="of:=SUM([.G23:.J23])" office:value-type="float" office:value="1">
            <text:p>1</text:p>
          </table:table-cell>
          <table:table-cell/>
          <table:table-cell office:value-type="float" office:value="0.0411713540156567">
            <text:p>0,04117135</text:p>
          </table:table-cell>
          <table:table-cell office:value-type="float" office:value="0.120904610031893">
            <text:p>0,12090461</text:p>
          </table:table-cell>
          <table:table-cell office:value-type="float" office:value="0.712960278341548">
            <text:p>0,71296028</text:p>
          </table:table-cell>
          <table:table-cell/>
          <table:table-cell table:formula="of:=[.N23]/SUM([.N23:.P23])" office:value-type="float" office:value="0.0470510271703115">
            <text:p>0,04705103</text:p>
          </table:table-cell>
          <table:table-cell table:formula="of:=[.O23]/SUM([.N23:.P23])" office:value-type="float" office:value="0.138170974155069">
            <text:p>0,13817097</text:p>
          </table:table-cell>
          <table:table-cell table:formula="of:=[.P23]/SUM([.N23:.P23])" office:value-type="float" office:value="0.814777998674619">
            <text:p>0,814778</text:p>
          </table:table-cell>
          <table:table-cell/>
          <table:table-cell table:formula="of:=SUM([.R23:.T23])" office:value-type="float" office:value="1">
            <text:p>1</text:p>
          </table:table-cell>
          <table:table-cell/>
          <table:table-cell table:formula="of:=([.R23]/SIN(RADIANS(60))+[.S23]/TAN(RADIANS(60)))*SIN(RADIANS(60))" office:value-type="float" office:value="0.116136514247846">
            <text:p>0,11613651</text:p>
          </table:table-cell>
          <table:table-cell table:formula="of:=[.S23]*SIN(RADIANS(60))" office:value-type="float" office:value="0.119659573683933">
            <text:p>0,11965957</text:p>
          </table:table-cell>
          <table:table-cell/>
          <table:table-cell table:formula="of:=SUM([.X23:.Y23])" office:value-type="float" office:value="0.235796087931779">
            <text:p>0,235796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3]*[.X23]-[.Y23])*-1" office:value-type="float" office:value="0.0526081259213992">
            <text:p>0,0526081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3])*[.AE23]-(-[.AD23])*[.AE23])/([.AF23]*[.AE23]-[.AC23]*[.AH23])" office:value-type="float" office:value="0.727220013260232">
            <text:p>0,72722001</text:p>
          </table:table-cell>
          <table:table-cell table:formula="of:=([.AF23]*(-[.AD23])-[.AC23]*(-[.AG23]))/([.AF23]*[.AH23]-[.AC23]*[.AH23])*-1" office:value-type="float" office:value="0.472468796329733">
            <text:p>0,4724688</text:p>
          </table:table-cell>
          <table:table-cell/>
          <table:table-cell table:style-name="ce12" table:formula="of:=1-SQRT((1-[.AI23])*(1-[.AI23])+[.AJ23]*[.AJ23])" office:value-type="float" office:value="0.454440026513111">
            <text:p>0,45444003</text:p>
          </table:table-cell>
          <table:table-cell table:style-name="ce12" table:formula="of:=1-[.X23]" office:value-type="float" office:value="0.883863485752154">
            <text:p>0,88386349</text:p>
          </table:table-cell>
          <table:table-cell table:style-name="ce12" table:formula="of:=SQRT([.AW23]*[.AW23]+[.AX23]*[.AX23])" office:value-type="float" office:value="0.161696487739908">
            <text:p>0,161696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3]" office:value-type="float" office:value="-0.577350269179251">
            <text:p>-0,57735027</text:p>
          </table:table-cell>
          <table:table-cell table:formula="of:=[.Y23]+(1/[.AP23])*[.X23]" office:value-type="float" office:value="0.186711021446467">
            <text:p>0,1867110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3])*[.AR23]-(-[.AQ23])*[.AU23])/([.AS23]*[.AR23]-[.AP23]*[.AU23])" office:value-type="float" office:value="0.0808482438688644">
            <text:p>0,08084824</text:p>
          </table:table-cell>
          <table:table-cell table:formula="of:=([.AS23]*(-[.AQ23])-[.AP23]*(-[.AT23]))/([.AS23]*[.AU23]-[.AP23]*[.AU23])*-1" office:value-type="float" office:value="0.140033266086108">
            <text:p>0,14003327</text:p>
          </table:table-cell>
          <table:table-cell office:value-type="float" office:value="22">
            <text:p>22</text:p>
          </table:table-cell>
          <table:table-cell table:style-name="ce13" office:value-type="float" office:value="0.645959595962434">
            <text:p>0,6459596</text:p>
          </table:table-cell>
          <table:table-cell table:style-name="ce13" office:value-type="float" office:value="0.492929292929293">
            <text:p>0,49292929</text:p>
          </table:table-cell>
          <table:table-cell table:style-name="ce13" office:value-type="float" office:value="0.361111111108178">
            <text:p>0,36111111</text:p>
          </table:table-cell>
          <table:table-cell table:style-name="ce44" office:value-type="float" office:value="0.454440026513111">
            <text:p>0,45444003</text:p>
          </table:table-cell>
          <table:table-cell table:style-name="ce44" office:value-type="float" office:value="0.883863485752154">
            <text:p>0,88386349</text:p>
          </table:table-cell>
          <table:table-cell table:style-name="ce44" office:value-type="float" office:value="0.161696487739908">
            <text:p>0,16169649</text:p>
          </table:table-cell>
          <table:table-cell table:style-name="ce13" office:value-type="float" office:value="0.502116722109637">
            <text:p>0,50211672</text:p>
          </table:table-cell>
          <table:table-cell table:style-name="ce13" office:value-type="float" office:value="0.80662231629876">
            <text:p>0,80662232</text:p>
          </table:table-cell>
          <table:table-cell table:style-name="ce13" office:value-type="float" office:value="0.191260961595735">
            <text:p>0,19126096</text:p>
          </table:table-cell>
          <table:table-cell table:style-name="ce44" office:value-type="float" office:value="0.547658311351111">
            <text:p>0,54765831</text:p>
          </table:table-cell>
          <table:table-cell table:style-name="ce44" office:value-type="float" office:value="0.8344327176781">
            <text:p>0,83443272</text:p>
          </table:table-cell>
          <table:table-cell table:style-name="ce44" office:value-type="float" office:value="0.117908970975295">
            <text:p>0,11790897</text:p>
          </table:table-cell>
          <table:table-cell table:number-columns-repeated="961"/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53">
            <text:p>53</text:p>
          </table:table-cell>
          <table:table-cell/>
          <table:table-cell table:formula="of:=[.B24]/([.B24]+[.C24]+[.D24]+[.E24])" office:value-type="float" office:value="0.00657894736842105">
            <text:p>0,00657895</text:p>
          </table:table-cell>
          <table:table-cell table:formula="of:=[.C24]/([.B24]+[.C24]+[.D24]+[.E24])" office:value-type="float" office:value="0.31578947368421">
            <text:p>0,31578947</text:p>
          </table:table-cell>
          <table:table-cell table:formula="of:=[.D24]/([.B24]+[.C24]+[.D24]+[.E24])" office:value-type="float" office:value="0.328947368421053">
            <text:p>0,32894737</text:p>
          </table:table-cell>
          <table:table-cell table:formula="of:=[.E24]/([.B24]+[.C24]+[.D24]+[.E24])" office:value-type="float" office:value="0.348684210526316">
            <text:p>0,34868421</text:p>
          </table:table-cell>
          <table:table-cell/>
          <table:table-cell table:formula="of:=SUM([.G24:.J24])" office:value-type="float" office:value="1">
            <text:p>1</text:p>
          </table:table-cell>
          <table:table-cell/>
          <table:table-cell office:value-type="float" office:value="0.31578947368421">
            <text:p>0,31578947</text:p>
          </table:table-cell>
          <table:table-cell office:value-type="float" office:value="0.328947368421053">
            <text:p>0,32894737</text:p>
          </table:table-cell>
          <table:table-cell office:value-type="float" office:value="0.348684210526316">
            <text:p>0,34868421</text:p>
          </table:table-cell>
          <table:table-cell/>
          <table:table-cell table:formula="of:=[.N24]/SUM([.N24:.P24])" office:value-type="float" office:value="0.317880794701986">
            <text:p>0,31788079</text:p>
          </table:table-cell>
          <table:table-cell table:formula="of:=[.O24]/SUM([.N24:.P24])" office:value-type="float" office:value="0.33112582781457">
            <text:p>0,33112583</text:p>
          </table:table-cell>
          <table:table-cell table:formula="of:=[.P24]/SUM([.N24:.P24])" office:value-type="float" office:value="0.350993377483444">
            <text:p>0,35099338</text:p>
          </table:table-cell>
          <table:table-cell/>
          <table:table-cell table:formula="of:=SUM([.R24:.T24])" office:value-type="float" office:value="1">
            <text:p>1</text:p>
          </table:table-cell>
          <table:table-cell/>
          <table:table-cell table:formula="of:=([.R24]/SIN(RADIANS(60))+[.S24]/TAN(RADIANS(60)))*SIN(RADIANS(60))" office:value-type="float" office:value="0.483443708609271">
            <text:p>0,48344371</text:p>
          </table:table-cell>
          <table:table-cell table:formula="of:=[.S24]*SIN(RADIANS(60))" office:value-type="float" office:value="0.286763378736569">
            <text:p>0,28676338</text:p>
          </table:table-cell>
          <table:table-cell/>
          <table:table-cell table:formula="of:=SUM([.X24:.Y24])" office:value-type="float" office:value="0.770207087345841">
            <text:p>0,77020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4]*[.X24]-[.Y24])*-1" office:value-type="float" office:value="0.00764702343799106">
            <text:p>0,0076470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4])*[.AE24]-(-[.AD24])*[.AE24])/([.AF24]*[.AE24]-[.AC24]*[.AH24])" office:value-type="float" office:value="0.74668874172645">
            <text:p>0,74668874</text:p>
          </table:table-cell>
          <table:table-cell table:formula="of:=([.AF24]*(-[.AD24])-[.AC24]*(-[.AG24]))/([.AF24]*[.AH24]-[.AC24]*[.AH24])*-1" office:value-type="float" office:value="0.438747969466874">
            <text:p>0,43874797</text:p>
          </table:table-cell>
          <table:table-cell/>
          <table:table-cell table:style-name="ce12" table:formula="of:=1-SQRT((1-[.AI24])*(1-[.AI24])+[.AJ24]*[.AJ24])" office:value-type="float" office:value="0.493377483446073">
            <text:p>0,49337748</text:p>
          </table:table-cell>
          <table:table-cell table:style-name="ce12" table:formula="of:=1-[.X24]" office:value-type="float" office:value="0.516556291390729">
            <text:p>0,51655629</text:p>
          </table:table-cell>
          <table:table-cell table:style-name="ce12" table:formula="of:=SQRT([.AW24]*[.AW24]+[.AX24]*[.AX24])" office:value-type="float" office:value="0.490066225163421">
            <text:p>0,490066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4]" office:value-type="float" office:value="-0.577350269179251">
            <text:p>-0,57735027</text:p>
          </table:table-cell>
          <table:table-cell table:formula="of:=[.Y24]+(1/[.AP24])*[.X24]" office:value-type="float" office:value="0.565879734035148">
            <text:p>0,5658797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4])*[.AR24]-(-[.AQ24])*[.AU24])/([.AS24]*[.AR24]-[.AP24]*[.AU24])" office:value-type="float" office:value="0.245033112578408">
            <text:p>0,24503311</text:p>
          </table:table-cell>
          <table:table-cell table:formula="of:=([.AS24]*(-[.AQ24])-[.AP24]*(-[.AT24]))/([.AS24]*[.AU24]-[.AP24]*[.AU24])*-1" office:value-type="float" office:value="0.424409800530174">
            <text:p>0,4244098</text:p>
          </table:table-cell>
          <table:table-cell office:value-type="float" office:value="23">
            <text:p>23</text:p>
          </table:table-cell>
          <table:table-cell table:style-name="ce13" office:value-type="float" office:value="0.262626262629666">
            <text:p>0,26262626</text:p>
          </table:table-cell>
          <table:table-cell table:style-name="ce13" office:value-type="float" office:value="0.747474747474747">
            <text:p>0,74747475</text:p>
          </table:table-cell>
          <table:table-cell table:style-name="ce13" office:value-type="float" office:value="0.489898989898922">
            <text:p>0,48989899</text:p>
          </table:table-cell>
          <table:table-cell table:style-name="ce44" office:value-type="float" office:value="0.493377483446074">
            <text:p>0,49337748</text:p>
          </table:table-cell>
          <table:table-cell table:style-name="ce44" office:value-type="float" office:value="0.516556291390729">
            <text:p>0,51655629</text:p>
          </table:table-cell>
          <table:table-cell table:style-name="ce44" office:value-type="float" office:value="0.490066225163421">
            <text:p>0,49006623</text:p>
          </table:table-cell>
          <table:table-cell table:style-name="ce13" office:value-type="float" office:value="0.264423076926511">
            <text:p>0,26442308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0.485576923076858">
            <text:p>0,48557692</text:p>
          </table:table-cell>
          <table:table-cell table:style-name="ce44" office:value-type="float" office:value="0.269607843140756">
            <text:p>0,26960784</text:p>
          </table:table-cell>
          <table:table-cell table:style-name="ce44" office:value-type="float" office:value="0.754901960784314">
            <text:p>0,75490196</text:p>
          </table:table-cell>
          <table:table-cell table:style-name="ce44" office:value-type="float" office:value="0.475490196078365">
            <text:p>0,4754902</text:p>
          </table:table-cell>
          <table:table-cell table:number-columns-repeated="961"/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7">
            <text:p>47</text:p>
          </table:table-cell>
          <table:table-cell table:style-name="ce33" office:value-type="float" office:value="51">
            <text:p>51</text:p>
          </table:table-cell>
          <table:table-cell table:style-name="ce33" office:value-type="float" office:value="54">
            <text:p>54</text:p>
          </table:table-cell>
          <table:table-cell/>
          <table:table-cell table:formula="of:=[.B25]/([.B25]+[.C25]+[.D25]+[.E25])" office:value-type="float" office:value="0.012987012987013">
            <text:p>0,01298701</text:p>
          </table:table-cell>
          <table:table-cell table:formula="of:=[.C25]/([.B25]+[.C25]+[.D25]+[.E25])" office:value-type="float" office:value="0.305194805194805">
            <text:p>0,30519481</text:p>
          </table:table-cell>
          <table:table-cell table:formula="of:=[.D25]/([.B25]+[.C25]+[.D25]+[.E25])" office:value-type="float" office:value="0.331168831168831">
            <text:p>0,33116883</text:p>
          </table:table-cell>
          <table:table-cell table:formula="of:=[.E25]/([.B25]+[.C25]+[.D25]+[.E25])" office:value-type="float" office:value="0.350649350649351">
            <text:p>0,35064935</text:p>
          </table:table-cell>
          <table:table-cell/>
          <table:table-cell table:formula="of:=SUM([.G25:.J25])" office:value-type="float" office:value="1">
            <text:p>1</text:p>
          </table:table-cell>
          <table:table-cell/>
          <table:table-cell office:value-type="float" office:value="0.305194805194805">
            <text:p>0,30519481</text:p>
          </table:table-cell>
          <table:table-cell office:value-type="float" office:value="0.331168831168831">
            <text:p>0,33116883</text:p>
          </table:table-cell>
          <table:table-cell office:value-type="float" office:value="0.350649350649351">
            <text:p>0,35064935</text:p>
          </table:table-cell>
          <table:table-cell/>
          <table:table-cell table:formula="of:=[.N25]/SUM([.N25:.P25])" office:value-type="float" office:value="0.309210526315789">
            <text:p>0,30921053</text:p>
          </table:table-cell>
          <table:table-cell table:formula="of:=[.O25]/SUM([.N25:.P25])" office:value-type="float" office:value="0.335526315789473">
            <text:p>0,33552632</text:p>
          </table:table-cell>
          <table:table-cell table:formula="of:=[.P25]/SUM([.N25:.P25])" office:value-type="float" office:value="0.355263157894737">
            <text:p>0,35526316</text:p>
          </table:table-cell>
          <table:table-cell/>
          <table:table-cell table:formula="of:=SUM([.R25:.T25])" office:value-type="float" office:value="1">
            <text:p>1</text:p>
          </table:table-cell>
          <table:table-cell/>
          <table:table-cell table:formula="of:=([.R25]/SIN(RADIANS(60))+[.S25]/TAN(RADIANS(60)))*SIN(RADIANS(60))" office:value-type="float" office:value="0.476973684210526">
            <text:p>0,47697368</text:p>
          </table:table-cell>
          <table:table-cell table:formula="of:=[.S25]*SIN(RADIANS(60))" office:value-type="float" office:value="0.290574313111884">
            <text:p>0,29057431</text:p>
          </table:table-cell>
          <table:table-cell/>
          <table:table-cell table:formula="of:=SUM([.X25:.Y25])" office:value-type="float" office:value="0.76754799732241">
            <text:p>0,7675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5]*[.X25]-[.Y25])*-1" office:value-type="float" office:value="0.0151934281415174">
            <text:p>0,015193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5])*[.AE25]-(-[.AD25])*[.AE25])/([.AF25]*[.AE25]-[.AC25]*[.AH25])" office:value-type="float" office:value="0.743421052636234">
            <text:p>0,74342105</text:p>
          </table:table-cell>
          <table:table-cell table:formula="of:=([.AF25]*(-[.AD25])-[.AC25]*(-[.AG25]))/([.AF25]*[.AH25]-[.AC25]*[.AH25])*-1" office:value-type="float" office:value="0.444407772994569">
            <text:p>0,44440777</text:p>
          </table:table-cell>
          <table:table-cell/>
          <table:table-cell table:style-name="ce12" table:formula="of:=1-SQRT((1-[.AI25])*(1-[.AI25])+[.AJ25]*[.AJ25])" office:value-type="float" office:value="0.486842105265552">
            <text:p>0,48684211</text:p>
          </table:table-cell>
          <table:table-cell table:style-name="ce12" table:formula="of:=1-[.X25]" office:value-type="float" office:value="0.523026315789474">
            <text:p>0,52302632</text:p>
          </table:table-cell>
          <table:table-cell table:style-name="ce12" table:formula="of:=SQRT([.AW25]*[.AW25]+[.AX25]*[.AX25])" office:value-type="float" office:value="0.490131578945285">
            <text:p>0,490131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5]" office:value-type="float" office:value="-0.577350269179251">
            <text:p>-0,57735027</text:p>
          </table:table-cell>
          <table:table-cell table:formula="of:=[.Y25]+(1/[.AP25])*[.X25]" office:value-type="float" office:value="0.56595519808225">
            <text:p>0,565955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5])*[.AR25]-(-[.AQ25])*[.AU25])/([.AS25]*[.AR25]-[.AP25]*[.AU25])" office:value-type="float" office:value="0.24506578946934">
            <text:p>0,24506579</text:p>
          </table:table-cell>
          <table:table-cell table:formula="of:=([.AS25]*(-[.AQ25])-[.AP25]*(-[.AT25]))/([.AS25]*[.AU25]-[.AP25]*[.AU25])*-1" office:value-type="float" office:value="0.424466398565501">
            <text:p>0,4244664</text:p>
          </table:table-cell>
          <table:table-cell office:value-type="float" office:value="24">
            <text:p>24</text:p>
          </table:table-cell>
          <table:table-cell table:style-name="ce13" office:value-type="float" office:value="0.275000000003437">
            <text:p>0,275</text:p>
          </table:table-cell>
          <table:table-cell table:style-name="ce13" office:value-type="float" office:value="0.745">
            <text:p>0,745</text:p>
          </table:table-cell>
          <table:table-cell table:style-name="ce13" office:value-type="float" office:value="0.479999999999865">
            <text:p>0,48</text:p>
          </table:table-cell>
          <table:table-cell table:style-name="ce44" office:value-type="float" office:value="0.486842105265552">
            <text:p>0,48684211</text:p>
          </table:table-cell>
          <table:table-cell table:style-name="ce44" office:value-type="float" office:value="0.523026315789474">
            <text:p>0,52302632</text:p>
          </table:table-cell>
          <table:table-cell table:style-name="ce44" office:value-type="float" office:value="0.490131578945285">
            <text:p>0,49013158</text:p>
          </table:table-cell>
          <table:table-cell table:style-name="ce13" office:value-type="float" office:value="0.271028037386578">
            <text:p>0,27102804</text:p>
          </table:table-cell>
          <table:table-cell table:style-name="ce13" office:value-type="float" office:value="0.742990654205607">
            <text:p>0,74299065</text:p>
          </table:table-cell>
          <table:table-cell table:style-name="ce13" office:value-type="float" office:value="0.485981308411089">
            <text:p>0,48598131</text:p>
          </table:table-cell>
          <table:table-cell table:style-name="ce44" office:value-type="float" office:value="0.281553398061785">
            <text:p>0,2815534</text:p>
          </table:table-cell>
          <table:table-cell table:style-name="ce44" office:value-type="float" office:value="0.752427184466019">
            <text:p>0,75242718</text:p>
          </table:table-cell>
          <table:table-cell table:style-name="ce44" office:value-type="float" office:value="0.466019417475597">
            <text:p>0,46601942</text:p>
          </table:table-cell>
          <table:table-cell table:number-columns-repeated="961"/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6">
            <text:p>46</text:p>
          </table:table-cell>
          <table:table-cell table:style-name="ce33" office:value-type="float" office:value="52">
            <text:p>52</text:p>
          </table:table-cell>
          <table:table-cell table:style-name="ce33" office:value-type="float" office:value="55">
            <text:p>55</text:p>
          </table:table-cell>
          <table:table-cell/>
          <table:table-cell table:formula="of:=[.B26]/([.B26]+[.C26]+[.D26]+[.E26])" office:value-type="float" office:value="0.0192307692307692">
            <text:p>0,01923077</text:p>
          </table:table-cell>
          <table:table-cell table:formula="of:=[.C26]/([.B26]+[.C26]+[.D26]+[.E26])" office:value-type="float" office:value="0.294871794871795">
            <text:p>0,29487179</text:p>
          </table:table-cell>
          <table:table-cell table:formula="of:=[.D26]/([.B26]+[.C26]+[.D26]+[.E26])" office:value-type="float" office:value="0.333333333333333">
            <text:p>0,33333333</text:p>
          </table:table-cell>
          <table:table-cell table:formula="of:=[.E26]/([.B26]+[.C26]+[.D26]+[.E26])" office:value-type="float" office:value="0.352564102564103">
            <text:p>0,3525641</text:p>
          </table:table-cell>
          <table:table-cell/>
          <table:table-cell table:formula="of:=SUM([.G26:.J26])" office:value-type="float" office:value="1">
            <text:p>1</text:p>
          </table:table-cell>
          <table:table-cell/>
          <table:table-cell office:value-type="float" office:value="0.294871794871795">
            <text:p>0,29487179</text:p>
          </table:table-cell>
          <table:table-cell office:value-type="float" office:value="0.333333333333333">
            <text:p>0,33333333</text:p>
          </table:table-cell>
          <table:table-cell office:value-type="float" office:value="0.352564102564103">
            <text:p>0,3525641</text:p>
          </table:table-cell>
          <table:table-cell/>
          <table:table-cell table:formula="of:=[.N26]/SUM([.N26:.P26])" office:value-type="float" office:value="0.300653594771242">
            <text:p>0,30065359</text:p>
          </table:table-cell>
          <table:table-cell table:formula="of:=[.O26]/SUM([.N26:.P26])" office:value-type="float" office:value="0.339869281045751">
            <text:p>0,33986928</text:p>
          </table:table-cell>
          <table:table-cell table:formula="of:=[.P26]/SUM([.N26:.P26])" office:value-type="float" office:value="0.359477124183007">
            <text:p>0,35947712</text:p>
          </table:table-cell>
          <table:table-cell/>
          <table:table-cell table:formula="of:=SUM([.R26:.T26])" office:value-type="float" office:value="1">
            <text:p>1</text:p>
          </table:table-cell>
          <table:table-cell/>
          <table:table-cell table:formula="of:=([.R26]/SIN(RADIANS(60))+[.S26]/TAN(RADIANS(60)))*SIN(RADIANS(60))" office:value-type="float" office:value="0.470588235294118">
            <text:p>0,47058824</text:p>
          </table:table-cell>
          <table:table-cell table:formula="of:=[.S26]*SIN(RADIANS(60))" office:value-type="float" office:value="0.294335431351573">
            <text:p>0,29433543</text:p>
          </table:table-cell>
          <table:table-cell/>
          <table:table-cell table:formula="of:=SUM([.X26:.Y26])" office:value-type="float" office:value="0.764923666645691">
            <text:p>0,7649236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6]*[.X26]-[.Y26])*-1" office:value-type="float" office:value="0.0226411870319259">
            <text:p>0,0226411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6])*[.AE26]-(-[.AD26])*[.AE26])/([.AF26]*[.AE26]-[.AC26]*[.AH26])" office:value-type="float" office:value="0.740196078436085">
            <text:p>0,74019608</text:p>
          </table:table-cell>
          <table:table-cell table:formula="of:=([.AF26]*(-[.AD26])-[.AC26]*(-[.AG26]))/([.AF26]*[.AH26]-[.AC26]*[.AH26])*-1" office:value-type="float" office:value="0.449993592162426">
            <text:p>0,44999359</text:p>
          </table:table-cell>
          <table:table-cell/>
          <table:table-cell table:style-name="ce12" table:formula="of:=1-SQRT((1-[.AI26])*(1-[.AI26])+[.AJ26]*[.AJ26])" office:value-type="float" office:value="0.480392156865168">
            <text:p>0,48039216</text:p>
          </table:table-cell>
          <table:table-cell table:style-name="ce12" table:formula="of:=1-[.X26]" office:value-type="float" office:value="0.529411764705882">
            <text:p>0,52941176</text:p>
          </table:table-cell>
          <table:table-cell table:style-name="ce12" table:formula="of:=SQRT([.AW26]*[.AW26]+[.AX26]*[.AX26])" office:value-type="float" office:value="0.490196078429346">
            <text:p>0,4901960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6]" office:value-type="float" office:value="-0.577350269179251">
            <text:p>-0,57735027</text:p>
          </table:table-cell>
          <table:table-cell table:formula="of:=[.Y26]+(1/[.AP26])*[.X26]" office:value-type="float" office:value="0.566029675671221">
            <text:p>0,5660296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6])*[.AR26]-(-[.AQ26])*[.AU26])/([.AS26]*[.AR26]-[.AP26]*[.AU26])" office:value-type="float" office:value="0.24509803921137">
            <text:p>0,24509804</text:p>
          </table:table-cell>
          <table:table-cell table:formula="of:=([.AS26]*(-[.AQ26])-[.AP26]*(-[.AT26]))/([.AS26]*[.AU26]-[.AP26]*[.AU26])*-1" office:value-type="float" office:value="0.42452225675723">
            <text:p>0,42452226</text:p>
          </table:table-cell>
          <table:table-cell office:value-type="float" office:value="25">
            <text:p>25</text:p>
          </table:table-cell>
          <table:table-cell table:style-name="ce13" office:value-type="float" office:value="0.287128712874756">
            <text:p>0,28712871</text:p>
          </table:table-cell>
          <table:table-cell table:style-name="ce13" office:value-type="float" office:value="0.742574257425743">
            <text:p>0,74257426</text:p>
          </table:table-cell>
          <table:table-cell table:style-name="ce13" office:value-type="float" office:value="0.47029702970277">
            <text:p>0,47029703</text:p>
          </table:table-cell>
          <table:table-cell table:style-name="ce44" office:value-type="float" office:value="0.480392156865167">
            <text:p>0,48039216</text:p>
          </table:table-cell>
          <table:table-cell table:style-name="ce44" office:value-type="float" office:value="0.529411764705882">
            <text:p>0,52941176</text:p>
          </table:table-cell>
          <table:table-cell table:style-name="ce44" office:value-type="float" office:value="0.490196078429347">
            <text:p>0,49019608</text:p>
          </table:table-cell>
          <table:table-cell table:style-name="ce13" office:value-type="float" office:value="0.277272727276096">
            <text:p>0,27727273</text:p>
          </table:table-cell>
          <table:table-cell table:style-name="ce13" office:value-type="float" office:value="0.736363636363636">
            <text:p>0,73636364</text:p>
          </table:table-cell>
          <table:table-cell table:style-name="ce13" office:value-type="float" office:value="0.486363636363453">
            <text:p>0,48636364</text:p>
          </table:table-cell>
          <table:table-cell table:style-name="ce44" office:value-type="float" office:value="0.293269230772794">
            <text:p>0,29326923</text:p>
          </table:table-cell>
          <table:table-cell table:style-name="ce44" office:value-type="float" office:value="0.75">
            <text:p>0,75</text:p>
          </table:table-cell>
          <table:table-cell table:style-name="ce44" office:value-type="float" office:value="0.456730769230575">
            <text:p>0,45673077</text:p>
          </table:table-cell>
          <table:table-cell table:number-columns-repeated="961"/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6">
            <text:p>56</text:p>
          </table:table-cell>
          <table:table-cell/>
          <table:table-cell table:formula="of:=[.B27]/([.B27]+[.C27]+[.D27]+[.E27])" office:value-type="float" office:value="0.0253164556962025">
            <text:p>0,02531646</text:p>
          </table:table-cell>
          <table:table-cell table:formula="of:=[.C27]/([.B27]+[.C27]+[.D27]+[.E27])" office:value-type="float" office:value="0.284810126582278">
            <text:p>0,28481013</text:p>
          </table:table-cell>
          <table:table-cell table:formula="of:=[.D27]/([.B27]+[.C27]+[.D27]+[.E27])" office:value-type="float" office:value="0.335443037974684">
            <text:p>0,33544304</text:p>
          </table:table-cell>
          <table:table-cell table:formula="of:=[.E27]/([.B27]+[.C27]+[.D27]+[.E27])" office:value-type="float" office:value="0.354430379746835">
            <text:p>0,35443038</text:p>
          </table:table-cell>
          <table:table-cell/>
          <table:table-cell table:formula="of:=SUM([.G27:.J27])" office:value-type="float" office:value="1">
            <text:p>1</text:p>
          </table:table-cell>
          <table:table-cell/>
          <table:table-cell office:value-type="float" office:value="0.284810126582278">
            <text:p>0,28481013</text:p>
          </table:table-cell>
          <table:table-cell office:value-type="float" office:value="0.335443037974684">
            <text:p>0,33544304</text:p>
          </table:table-cell>
          <table:table-cell office:value-type="float" office:value="0.354430379746835">
            <text:p>0,35443038</text:p>
          </table:table-cell>
          <table:table-cell/>
          <table:table-cell table:formula="of:=[.N27]/SUM([.N27:.P27])" office:value-type="float" office:value="0.292207792207792">
            <text:p>0,29220779</text:p>
          </table:table-cell>
          <table:table-cell table:formula="of:=[.O27]/SUM([.N27:.P27])" office:value-type="float" office:value="0.344155844155845">
            <text:p>0,34415584</text:p>
          </table:table-cell>
          <table:table-cell table:formula="of:=[.P27]/SUM([.N27:.P27])" office:value-type="float" office:value="0.363636363636363">
            <text:p>0,36363636</text:p>
          </table:table-cell>
          <table:table-cell/>
          <table:table-cell table:formula="of:=SUM([.R27:.T27])" office:value-type="float" office:value="1">
            <text:p>1</text:p>
          </table:table-cell>
          <table:table-cell/>
          <table:table-cell table:formula="of:=([.R27]/SIN(RADIANS(60))+[.S27]/TAN(RADIANS(60)))*SIN(RADIANS(60))" office:value-type="float" office:value="0.464285714285714">
            <text:p>0,46428571</text:p>
          </table:table-cell>
          <table:table-cell table:formula="of:=[.S27]*SIN(RADIANS(60))" office:value-type="float" office:value="0.29804770389984">
            <text:p>0,2980477</text:p>
          </table:table-cell>
          <table:table-cell/>
          <table:table-cell table:formula="of:=SUM([.X27:.Y27])" office:value-type="float" office:value="0.762333418185554">
            <text:p>0,7623334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7]*[.X27]-[.Y27])*-1" office:value-type="float" office:value="0.0299922217809016">
            <text:p>0,029992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7])*[.AE27]-(-[.AD27])*[.AE27])/([.AF27]*[.AE27]-[.AC27]*[.AH27])" office:value-type="float" office:value="0.737012987017756">
            <text:p>0,73701299</text:p>
          </table:table-cell>
          <table:table-cell table:formula="of:=([.AF27]*(-[.AD27])-[.AC27]*(-[.AG27]))/([.AF27]*[.AH27]-[.AC27]*[.AH27])*-1" office:value-type="float" office:value="0.455506868224207">
            <text:p>0,45550687</text:p>
          </table:table-cell>
          <table:table-cell/>
          <table:table-cell table:style-name="ce12" table:formula="of:=1-SQRT((1-[.AI27])*(1-[.AI27])+[.AJ27]*[.AJ27])" office:value-type="float" office:value="0.474025974028424">
            <text:p>0,47402597</text:p>
          </table:table-cell>
          <table:table-cell table:style-name="ce12" table:formula="of:=1-[.X27]" office:value-type="float" office:value="0.535714285714286">
            <text:p>0,53571429</text:p>
          </table:table-cell>
          <table:table-cell table:style-name="ce12" table:formula="of:=SQRT([.AW27]*[.AW27]+[.AX27]*[.AX27])" office:value-type="float" office:value="0.490259740257772">
            <text:p>0,490259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7]" office:value-type="float" office:value="-0.577350269179251">
            <text:p>-0,57735027</text:p>
          </table:table-cell>
          <table:table-cell table:formula="of:=[.Y27]+(1/[.AP27])*[.X27]" office:value-type="float" office:value="0.566103186018778">
            <text:p>0,56610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7])*[.AR27]-(-[.AQ27])*[.AU27])/([.AS27]*[.AR27]-[.AP27]*[.AU27])" office:value-type="float" office:value="0.245129870125582">
            <text:p>0,24512987</text:p>
          </table:table-cell>
          <table:table-cell table:formula="of:=([.AS27]*(-[.AQ27])-[.AP27]*(-[.AT27]))/([.AS27]*[.AU27]-[.AP27]*[.AU27])*-1" office:value-type="float" office:value="0.424577389517898">
            <text:p>0,42457739</text:p>
          </table:table-cell>
          <table:table-cell office:value-type="float" office:value="26">
            <text:p>26</text:p>
          </table:table-cell>
          <table:table-cell table:style-name="ce13" office:value-type="float" office:value="0.299019607846639">
            <text:p>0,29901961</text:p>
          </table:table-cell>
          <table:table-cell table:style-name="ce13" office:value-type="float" office:value="0.740196078431373">
            <text:p>0,74019608</text:p>
          </table:table-cell>
          <table:table-cell table:style-name="ce13" office:value-type="float" office:value="0.460784313725226">
            <text:p>0,46078431</text:p>
          </table:table-cell>
          <table:table-cell table:style-name="ce44" office:value-type="float" office:value="0.474025974028424">
            <text:p>0,47402597</text:p>
          </table:table-cell>
          <table:table-cell table:style-name="ce44" office:value-type="float" office:value="0.535714285714286">
            <text:p>0,53571429</text:p>
          </table:table-cell>
          <table:table-cell table:style-name="ce44" office:value-type="float" office:value="0.490259740257771">
            <text:p>0,49025974</text:p>
          </table:table-cell>
          <table:table-cell table:style-name="ce13" office:value-type="float" office:value="0.283185840711304">
            <text:p>0,28318584</text:p>
          </table:table-cell>
          <table:table-cell table:style-name="ce13" office:value-type="float" office:value="0.730088495575221">
            <text:p>0,7300885</text:p>
          </table:table-cell>
          <table:table-cell table:style-name="ce13" office:value-type="float" office:value="0.486725663716576">
            <text:p>0,48672566</text:p>
          </table:table-cell>
          <table:table-cell table:style-name="ce44" office:value-type="float" office:value="0.304761904765499">
            <text:p>0,3047619</text:p>
          </table:table-cell>
          <table:table-cell table:style-name="ce44" office:value-type="float" office:value="0.747619047619048">
            <text:p>0,74761905</text:p>
          </table:table-cell>
          <table:table-cell table:style-name="ce44" office:value-type="float" office:value="0.447619047618791">
            <text:p>0,44761905</text:p>
          </table:table-cell>
          <table:table-cell table:number-columns-repeated="961"/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4">
            <text:p>54</text:p>
          </table:table-cell>
          <table:table-cell table:style-name="ce33" office:value-type="float" office:value="57">
            <text:p>57</text:p>
          </table:table-cell>
          <table:table-cell/>
          <table:table-cell table:formula="of:=[.B28]/([.B28]+[.C28]+[.D28]+[.E28])" office:value-type="float" office:value="0.03125">
            <text:p>0,03125</text:p>
          </table:table-cell>
          <table:table-cell table:formula="of:=[.C28]/([.B28]+[.C28]+[.D28]+[.E28])" office:value-type="float" office:value="0.275">
            <text:p>0,275</text:p>
          </table:table-cell>
          <table:table-cell table:formula="of:=[.D28]/([.B28]+[.C28]+[.D28]+[.E28])" office:value-type="float" office:value="0.3375">
            <text:p>0,3375</text:p>
          </table:table-cell>
          <table:table-cell table:formula="of:=[.E28]/([.B28]+[.C28]+[.D28]+[.E28])" office:value-type="float" office:value="0.35625">
            <text:p>0,35625</text:p>
          </table:table-cell>
          <table:table-cell/>
          <table:table-cell table:formula="of:=SUM([.G28:.J28])" office:value-type="float" office:value="1">
            <text:p>1</text:p>
          </table:table-cell>
          <table:table-cell/>
          <table:table-cell office:value-type="float" office:value="0.275">
            <text:p>0,275</text:p>
          </table:table-cell>
          <table:table-cell office:value-type="float" office:value="0.3375">
            <text:p>0,3375</text:p>
          </table:table-cell>
          <table:table-cell office:value-type="float" office:value="0.35625">
            <text:p>0,35625</text:p>
          </table:table-cell>
          <table:table-cell/>
          <table:table-cell table:formula="of:=[.N28]/SUM([.N28:.P28])" office:value-type="float" office:value="0.283870967741935">
            <text:p>0,28387097</text:p>
          </table:table-cell>
          <table:table-cell table:formula="of:=[.O28]/SUM([.N28:.P28])" office:value-type="float" office:value="0.348387096774194">
            <text:p>0,3483871</text:p>
          </table:table-cell>
          <table:table-cell table:formula="of:=[.P28]/SUM([.N28:.P28])" office:value-type="float" office:value="0.367741935483871">
            <text:p>0,36774194</text:p>
          </table:table-cell>
          <table:table-cell/>
          <table:table-cell table:formula="of:=SUM([.R28:.T28])" office:value-type="float" office:value="1">
            <text:p>1</text:p>
          </table:table-cell>
          <table:table-cell/>
          <table:table-cell table:formula="of:=([.R28]/SIN(RADIANS(60))+[.S28]/TAN(RADIANS(60)))*SIN(RADIANS(60))" office:value-type="float" office:value="0.458064516129032">
            <text:p>0,45806452</text:p>
          </table:table-cell>
          <table:table-cell table:formula="of:=[.S28]*SIN(RADIANS(60))" office:value-type="float" office:value="0.301712076157159">
            <text:p>0,30171208</text:p>
          </table:table-cell>
          <table:table-cell/>
          <table:table-cell table:formula="of:=SUM([.X28:.Y28])" office:value-type="float" office:value="0.759776592286192">
            <text:p>0,7597765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8]*[.X28]-[.Y28])*-1" office:value-type="float" office:value="0.0372484044685989">
            <text:p>0,03724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8])*[.AE28]-(-[.AD28])*[.AE28])/([.AF28]*[.AE28]-[.AC28]*[.AH28])" office:value-type="float" office:value="0.733870967746761">
            <text:p>0,73387097</text:p>
          </table:table-cell>
          <table:table-cell table:formula="of:=([.AF28]*(-[.AD28])-[.AC28]*(-[.AG28]))/([.AF28]*[.AH28]-[.AC28]*[.AH28])*-1" office:value-type="float" office:value="0.460949005240029">
            <text:p>0,46094901</text:p>
          </table:table-cell>
          <table:table-cell/>
          <table:table-cell table:style-name="ce12" table:formula="of:=1-SQRT((1-[.AI28])*(1-[.AI28])+[.AJ28]*[.AJ28])" office:value-type="float" office:value="0.467741935486349">
            <text:p>0,46774194</text:p>
          </table:table-cell>
          <table:table-cell table:style-name="ce12" table:formula="of:=1-[.X28]" office:value-type="float" office:value="0.541935483870968">
            <text:p>0,54193548</text:p>
          </table:table-cell>
          <table:table-cell table:style-name="ce12" table:formula="of:=SQRT([.AW28]*[.AW28]+[.AX28]*[.AX28])" office:value-type="float" office:value="0.490322580643249">
            <text:p>0,490322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8]" office:value-type="float" office:value="-0.577350269179251">
            <text:p>-0,57735027</text:p>
          </table:table-cell>
          <table:table-cell table:formula="of:=[.Y28]+(1/[.AP28])*[.X28]" office:value-type="float" office:value="0.56617574784572">
            <text:p>0,5661757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8])*[.AR28]-(-[.AQ28])*[.AU28])/([.AS28]*[.AR28]-[.AP28]*[.AU28])" office:value-type="float" office:value="0.24516129031832">
            <text:p>0,24516129</text:p>
          </table:table-cell>
          <table:table-cell table:formula="of:=([.AS28]*(-[.AQ28])-[.AP28]*(-[.AT28]))/([.AS28]*[.AU28]-[.AP28]*[.AU28])*-1" office:value-type="float" office:value="0.424631810888105">
            <text:p>0,42463181</text:p>
          </table:table-cell>
          <table:table-cell office:value-type="float" office:value="27">
            <text:p>27</text:p>
          </table:table-cell>
          <table:table-cell table:style-name="ce13" office:value-type="float" office:value="0.310679611654018">
            <text:p>0,31067961</text:p>
          </table:table-cell>
          <table:table-cell table:style-name="ce13" office:value-type="float" office:value="0.737864077669903">
            <text:p>0,73786408</text:p>
          </table:table-cell>
          <table:table-cell table:style-name="ce13" office:value-type="float" office:value="0.451456310679285">
            <text:p>0,45145631</text:p>
          </table:table-cell>
          <table:table-cell table:style-name="ce44" office:value-type="float" office:value="0.467741935486349">
            <text:p>0,46774194</text:p>
          </table:table-cell>
          <table:table-cell table:style-name="ce44" office:value-type="float" office:value="0.541935483870968">
            <text:p>0,54193548</text:p>
          </table:table-cell>
          <table:table-cell table:style-name="ce44" office:value-type="float" office:value="0.490322580643249">
            <text:p>0,49032258</text:p>
          </table:table-cell>
          <table:table-cell table:style-name="ce13" office:value-type="float" office:value="0.288793103451587">
            <text:p>0,2887931</text:p>
          </table:table-cell>
          <table:table-cell table:style-name="ce13" office:value-type="float" office:value="0.724137931034483">
            <text:p>0,72413793</text:p>
          </table:table-cell>
          <table:table-cell table:style-name="ce13" office:value-type="float" office:value="0.487068965516951">
            <text:p>0,48706897</text:p>
          </table:table-cell>
          <table:table-cell table:style-name="ce44" office:value-type="float" office:value="0.31603773585268">
            <text:p>0,31603774</text:p>
          </table:table-cell>
          <table:table-cell table:style-name="ce44" office:value-type="float" office:value="0.745283018867925">
            <text:p>0,74528302</text:p>
          </table:table-cell>
          <table:table-cell table:style-name="ce44" office:value-type="float" office:value="0.438679245282701">
            <text:p>0,43867925</text:p>
          </table:table-cell>
          <table:table-cell table:number-columns-repeated="961"/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58">
            <text:p>58</text:p>
          </table:table-cell>
          <table:table-cell/>
          <table:table-cell table:formula="of:=[.B29]/([.B29]+[.C29]+[.D29]+[.E29])" office:value-type="float" office:value="0.037037037037037">
            <text:p>0,03703704</text:p>
          </table:table-cell>
          <table:table-cell table:formula="of:=[.C29]/([.B29]+[.C29]+[.D29]+[.E29])" office:value-type="float" office:value="0.265432098765432">
            <text:p>0,2654321</text:p>
          </table:table-cell>
          <table:table-cell table:formula="of:=[.D29]/([.B29]+[.C29]+[.D29]+[.E29])" office:value-type="float" office:value="0.339506172839506">
            <text:p>0,33950617</text:p>
          </table:table-cell>
          <table:table-cell table:formula="of:=[.E29]/([.B29]+[.C29]+[.D29]+[.E29])" office:value-type="float" office:value="0.358024691358025">
            <text:p>0,35802469</text:p>
          </table:table-cell>
          <table:table-cell/>
          <table:table-cell table:formula="of:=SUM([.G29:.J29])" office:value-type="float" office:value="1">
            <text:p>1</text:p>
          </table:table-cell>
          <table:table-cell/>
          <table:table-cell office:value-type="float" office:value="0.265432098765432">
            <text:p>0,2654321</text:p>
          </table:table-cell>
          <table:table-cell office:value-type="float" office:value="0.339506172839506">
            <text:p>0,33950617</text:p>
          </table:table-cell>
          <table:table-cell office:value-type="float" office:value="0.358024691358025">
            <text:p>0,35802469</text:p>
          </table:table-cell>
          <table:table-cell/>
          <table:table-cell table:formula="of:=[.N29]/SUM([.N29:.P29])" office:value-type="float" office:value="0.275641025641026">
            <text:p>0,27564103</text:p>
          </table:table-cell>
          <table:table-cell table:formula="of:=[.O29]/SUM([.N29:.P29])" office:value-type="float" office:value="0.352564102564102">
            <text:p>0,3525641</text:p>
          </table:table-cell>
          <table:table-cell table:formula="of:=[.P29]/SUM([.N29:.P29])" office:value-type="float" office:value="0.371794871794872">
            <text:p>0,37179487</text:p>
          </table:table-cell>
          <table:table-cell/>
          <table:table-cell table:formula="of:=SUM([.R29:.T29])" office:value-type="float" office:value="1">
            <text:p>1</text:p>
          </table:table-cell>
          <table:table-cell/>
          <table:table-cell table:formula="of:=([.R29]/SIN(RADIANS(60))+[.S29]/TAN(RADIANS(60)))*SIN(RADIANS(60))" office:value-type="float" office:value="0.451923076923077">
            <text:p>0,45192308</text:p>
          </table:table-cell>
          <table:table-cell table:formula="of:=[.S29]*SIN(RADIANS(60))" office:value-type="float" office:value="0.305329469282975">
            <text:p>0,30532947</text:p>
          </table:table-cell>
          <table:table-cell/>
          <table:table-cell table:formula="of:=SUM([.X29:.Y29])" office:value-type="float" office:value="0.757252546206052">
            <text:p>0,7572525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9]*[.X29]-[.Y29])*-1" office:value-type="float" office:value="0.044411559173121">
            <text:p>0,0444115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9])*[.AE29]-(-[.AD29])*[.AE29])/([.AF29]*[.AE29]-[.AC29]*[.AH29])" office:value-type="float" office:value="0.730769230774112">
            <text:p>0,73076923</text:p>
          </table:table-cell>
          <table:table-cell table:formula="of:=([.AF29]*(-[.AD29])-[.AC29]*(-[.AG29]))/([.AF29]*[.AH29]-[.AC29]*[.AH29])*-1" office:value-type="float" office:value="0.466321371268469">
            <text:p>0,46632137</text:p>
          </table:table-cell>
          <table:table-cell/>
          <table:table-cell table:style-name="ce12" table:formula="of:=1-SQRT((1-[.AI29])*(1-[.AI29])+[.AJ29]*[.AJ29])" office:value-type="float" office:value="0.461538461540967">
            <text:p>0,46153846</text:p>
          </table:table-cell>
          <table:table-cell table:style-name="ce12" table:formula="of:=1-[.X29]" office:value-type="float" office:value="0.548076923076923">
            <text:p>0,54807692</text:p>
          </table:table-cell>
          <table:table-cell table:style-name="ce12" table:formula="of:=SQRT([.AW29]*[.AW29]+[.AX29]*[.AX29])" office:value-type="float" office:value="0.490384615382758">
            <text:p>0,4903846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9]" office:value-type="float" office:value="-0.577350269179251">
            <text:p>-0,57735027</text:p>
          </table:table-cell>
          <table:table-cell table:formula="of:=[.Y29]+(1/[.AP29])*[.X29]" office:value-type="float" office:value="0.566247379392829">
            <text:p>0,566247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9])*[.AR29]-(-[.AQ29])*[.AU29])/([.AS29]*[.AR29]-[.AP29]*[.AU29])" office:value-type="float" office:value="0.245192307688075">
            <text:p>0,24519231</text:p>
          </table:table-cell>
          <table:table-cell table:formula="of:=([.AS29]*(-[.AQ29])-[.AP29]*(-[.AT29]))/([.AS29]*[.AU29]-[.AP29]*[.AU29])*-1" office:value-type="float" office:value="0.424685534548437">
            <text:p>0,42468553</text:p>
          </table:table-cell>
          <table:table-cell office:value-type="float" office:value="28">
            <text:p>28</text:p>
          </table:table-cell>
          <table:table-cell table:style-name="ce13" office:value-type="float" office:value="0.322115384618948">
            <text:p>0,32211538</text:p>
          </table:table-cell>
          <table:table-cell table:style-name="ce13" office:value-type="float" office:value="0.735576923076923">
            <text:p>0,73557692</text:p>
          </table:table-cell>
          <table:table-cell table:style-name="ce13" office:value-type="float" office:value="0.442307692307304">
            <text:p>0,44230769</text:p>
          </table:table-cell>
          <table:table-cell table:style-name="ce44" office:value-type="float" office:value="0.461538461540967">
            <text:p>0,46153846</text:p>
          </table:table-cell>
          <table:table-cell table:style-name="ce44" office:value-type="float" office:value="0.548076923076923">
            <text:p>0,54807692</text:p>
          </table:table-cell>
          <table:table-cell table:style-name="ce44" office:value-type="float" office:value="0.490384615382758">
            <text:p>0,49038462</text:p>
          </table:table-cell>
          <table:table-cell table:style-name="ce13" office:value-type="float" office:value="0.294117647062108">
            <text:p>0,29411765</text:p>
          </table:table-cell>
          <table:table-cell table:style-name="ce13" office:value-type="float" office:value="0.718487394957983">
            <text:p>0,71848739</text:p>
          </table:table-cell>
          <table:table-cell table:style-name="ce13" office:value-type="float" office:value="0.487394957982854">
            <text:p>0,48739496</text:p>
          </table:table-cell>
          <table:table-cell table:style-name="ce44" office:value-type="float" office:value="0.32710280374197">
            <text:p>0,3271028</text:p>
          </table:table-cell>
          <table:table-cell table:style-name="ce44" office:value-type="float" office:value="0.742990654205607">
            <text:p>0,74299065</text:p>
          </table:table-cell>
          <table:table-cell table:style-name="ce44" office:value-type="float" office:value="0.429906542055697">
            <text:p>0,42990654</text:p>
          </table:table-cell>
          <table:table-cell table:number-columns-repeated="961"/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9">
            <text:p>59</text:p>
          </table:table-cell>
          <table:table-cell/>
          <table:table-cell table:formula="of:=[.B30]/([.B30]+[.C30]+[.D30]+[.E30])" office:value-type="float" office:value="0.0426829268292683">
            <text:p>0,04268293</text:p>
          </table:table-cell>
          <table:table-cell table:formula="of:=[.C30]/([.B30]+[.C30]+[.D30]+[.E30])" office:value-type="float" office:value="0.25609756097561">
            <text:p>0,25609756</text:p>
          </table:table-cell>
          <table:table-cell table:formula="of:=[.D30]/([.B30]+[.C30]+[.D30]+[.E30])" office:value-type="float" office:value="0.341463414634146">
            <text:p>0,34146341</text:p>
          </table:table-cell>
          <table:table-cell table:formula="of:=[.E30]/([.B30]+[.C30]+[.D30]+[.E30])" office:value-type="float" office:value="0.359756097560976">
            <text:p>0,3597561</text:p>
          </table:table-cell>
          <table:table-cell/>
          <table:table-cell table:formula="of:=SUM([.G30:.J30])" office:value-type="float" office:value="1">
            <text:p>1</text:p>
          </table:table-cell>
          <table:table-cell/>
          <table:table-cell office:value-type="float" office:value="0.25609756097561">
            <text:p>0,25609756</text:p>
          </table:table-cell>
          <table:table-cell office:value-type="float" office:value="0.341463414634146">
            <text:p>0,34146341</text:p>
          </table:table-cell>
          <table:table-cell office:value-type="float" office:value="0.359756097560976">
            <text:p>0,3597561</text:p>
          </table:table-cell>
          <table:table-cell/>
          <table:table-cell table:formula="of:=[.N30]/SUM([.N30:.P30])" office:value-type="float" office:value="0.267515923566879">
            <text:p>0,26751592</text:p>
          </table:table-cell>
          <table:table-cell table:formula="of:=[.O30]/SUM([.N30:.P30])" office:value-type="float" office:value="0.356687898089171">
            <text:p>0,3566879</text:p>
          </table:table-cell>
          <table:table-cell table:formula="of:=[.P30]/SUM([.N30:.P30])" office:value-type="float" office:value="0.375796178343949">
            <text:p>0,37579618</text:p>
          </table:table-cell>
          <table:table-cell/>
          <table:table-cell table:formula="of:=SUM([.R30:.T30])" office:value-type="float" office:value="1">
            <text:p>1</text:p>
          </table:table-cell>
          <table:table-cell/>
          <table:table-cell table:formula="of:=([.R30]/SIN(RADIANS(60))+[.S30]/TAN(RADIANS(60)))*SIN(RADIANS(60))" office:value-type="float" office:value="0.445859872611465">
            <text:p>0,44585987</text:p>
          </table:table-cell>
          <table:table-cell table:formula="of:=[.S30]*SIN(RADIANS(60))" office:value-type="float" office:value="0.308900780967697">
            <text:p>0,30890078</text:p>
          </table:table-cell>
          <table:table-cell/>
          <table:table-cell table:formula="of:=SUM([.X30:.Y30])" office:value-type="float" office:value="0.754760653579162">
            <text:p>0,754760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0]*[.X30]-[.Y30])*-1" office:value-type="float" office:value="0.0514834634992414">
            <text:p>0,0514834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0])*[.AE30]-(-[.AD30])*[.AE30])/([.AF30]*[.AE30]-[.AC30]*[.AH30])" office:value-type="float" office:value="0.727707006374363">
            <text:p>0,72770701</text:p>
          </table:table-cell>
          <table:table-cell table:formula="of:=([.AF30]*(-[.AD30])-[.AC30]*(-[.AG30]))/([.AF30]*[.AH30]-[.AC30]*[.AH30])*-1" office:value-type="float" office:value="0.471625299513107">
            <text:p>0,4716253</text:p>
          </table:table-cell>
          <table:table-cell/>
          <table:table-cell table:style-name="ce12" table:formula="of:=1-SQRT((1-[.AI30])*(1-[.AI30])+[.AJ30]*[.AJ30])" office:value-type="float" office:value="0.455414012741386">
            <text:p>0,45541401</text:p>
          </table:table-cell>
          <table:table-cell table:style-name="ce12" table:formula="of:=1-[.X30]" office:value-type="float" office:value="0.554140127388535">
            <text:p>0,55414013</text:p>
          </table:table-cell>
          <table:table-cell table:style-name="ce12" table:formula="of:=SQRT([.AW30]*[.AW30]+[.AX30]*[.AX30])" office:value-type="float" office:value="0.490445859870809">
            <text:p>0,490445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0]" office:value-type="float" office:value="-0.577350269179251">
            <text:p>-0,57735027</text:p>
          </table:table-cell>
          <table:table-cell table:formula="of:=[.Y30]+(1/[.AP30])*[.X30]" office:value-type="float" office:value="0.566318098436154">
            <text:p>0,566318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0])*[.AR30]-(-[.AQ30])*[.AU30])/([.AS30]*[.AR30]-[.AP30]*[.AU30])" office:value-type="float" office:value="0.245222929932099">
            <text:p>0,24522293</text:p>
          </table:table-cell>
          <table:table-cell table:formula="of:=([.AS30]*(-[.AQ30])-[.AP30]*(-[.AT30]))/([.AS30]*[.AU30]-[.AP30]*[.AU30])*-1" office:value-type="float" office:value="0.424738573830931">
            <text:p>0,42473857</text:p>
          </table:table-cell>
          <table:table-cell office:value-type="float" office:value="29">
            <text:p>29</text:p>
          </table:table-cell>
          <table:table-cell table:style-name="ce13" office:value-type="float" office:value="0.333333333336927">
            <text:p>0,33333333</text:p>
          </table:table-cell>
          <table:table-cell table:style-name="ce13" office:value-type="float" office:value="0.733333333333333">
            <text:p>0,73333333</text:p>
          </table:table-cell>
          <table:table-cell table:style-name="ce13" office:value-type="float" office:value="0.433333333332884">
            <text:p>0,43333333</text:p>
          </table:table-cell>
          <table:table-cell table:style-name="ce44" office:value-type="float" office:value="0.455414012741386">
            <text:p>0,45541401</text:p>
          </table:table-cell>
          <table:table-cell table:style-name="ce44" office:value-type="float" office:value="0.554140127388535">
            <text:p>0,55414013</text:p>
          </table:table-cell>
          <table:table-cell table:style-name="ce44" office:value-type="float" office:value="0.490445859870809">
            <text:p>0,49044586</text:p>
          </table:table-cell>
          <table:table-cell table:style-name="ce13" office:value-type="float" office:value="0.299180327872111">
            <text:p>0,29918033</text:p>
          </table:table-cell>
          <table:table-cell table:style-name="ce13" office:value-type="float" office:value="0.713114754098361">
            <text:p>0,71311475</text:p>
          </table:table-cell>
          <table:table-cell table:style-name="ce13" office:value-type="float" office:value="0.4877049180324">
            <text:p>0,48770492</text:p>
          </table:table-cell>
          <table:table-cell table:style-name="ce44" office:value-type="float" office:value="0.337962962966644">
            <text:p>0,33796296</text:p>
          </table:table-cell>
          <table:table-cell table:style-name="ce44" office:value-type="float" office:value="0.740740740740741">
            <text:p>0,74074074</text:p>
          </table:table-cell>
          <table:table-cell table:style-name="ce44" office:value-type="float" office:value="0.42129629629586">
            <text:p>0,4212963</text:p>
          </table:table-cell>
          <table:table-cell table:number-columns-repeated="961"/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60">
            <text:p>60</text:p>
          </table:table-cell>
          <table:table-cell/>
          <table:table-cell table:formula="of:=[.B31]/([.B31]+[.C31]+[.D31]+[.E31])" office:value-type="float" office:value="0.0481927710843374">
            <text:p>0,04819277</text:p>
          </table:table-cell>
          <table:table-cell table:formula="of:=[.C31]/([.B31]+[.C31]+[.D31]+[.E31])" office:value-type="float" office:value="0.246987951807229">
            <text:p>0,24698795</text:p>
          </table:table-cell>
          <table:table-cell table:formula="of:=[.D31]/([.B31]+[.C31]+[.D31]+[.E31])" office:value-type="float" office:value="0.343373493975904">
            <text:p>0,34337349</text:p>
          </table:table-cell>
          <table:table-cell table:formula="of:=[.E31]/([.B31]+[.C31]+[.D31]+[.E31])" office:value-type="float" office:value="0.36144578313253">
            <text:p>0,36144578</text:p>
          </table:table-cell>
          <table:table-cell/>
          <table:table-cell table:formula="of:=SUM([.G31:.J31])" office:value-type="float" office:value="1">
            <text:p>1</text:p>
          </table:table-cell>
          <table:table-cell/>
          <table:table-cell office:value-type="float" office:value="0.246987951807229">
            <text:p>0,24698795</text:p>
          </table:table-cell>
          <table:table-cell office:value-type="float" office:value="0.343373493975904">
            <text:p>0,34337349</text:p>
          </table:table-cell>
          <table:table-cell office:value-type="float" office:value="0.36144578313253">
            <text:p>0,36144578</text:p>
          </table:table-cell>
          <table:table-cell/>
          <table:table-cell table:formula="of:=[.N31]/SUM([.N31:.P31])" office:value-type="float" office:value="0.259493670886076">
            <text:p>0,25949367</text:p>
          </table:table-cell>
          <table:table-cell table:formula="of:=[.O31]/SUM([.N31:.P31])" office:value-type="float" office:value="0.360759493670886">
            <text:p>0,36075949</text:p>
          </table:table-cell>
          <table:table-cell table:formula="of:=[.P31]/SUM([.N31:.P31])" office:value-type="float" office:value="0.379746835443038">
            <text:p>0,37974684</text:p>
          </table:table-cell>
          <table:table-cell/>
          <table:table-cell table:formula="of:=SUM([.R31:.T31])" office:value-type="float" office:value="1">
            <text:p>1</text:p>
          </table:table-cell>
          <table:table-cell/>
          <table:table-cell table:formula="of:=([.R31]/SIN(RADIANS(60))+[.S31]/TAN(RADIANS(60)))*SIN(RADIANS(60))" office:value-type="float" office:value="0.439873417721519">
            <text:p>0,43987342</text:p>
          </table:table-cell>
          <table:table-cell table:formula="of:=[.S31]*SIN(RADIANS(60))" office:value-type="float" office:value="0.312426886175399">
            <text:p>0,31242689</text:p>
          </table:table-cell>
          <table:table-cell/>
          <table:table-cell table:formula="of:=SUM([.X31:.Y31])" office:value-type="float" office:value="0.752300303896918">
            <text:p>0,752300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1]*[.X31]-[.Y31])*-1" office:value-type="float" office:value="0.0584658500490826">
            <text:p>0,058465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1])*[.AE31]-(-[.AD31])*[.AE31])/([.AF31]*[.AE31]-[.AC31]*[.AH31])" office:value-type="float" office:value="0.724683544308787">
            <text:p>0,72468354</text:p>
          </table:table-cell>
          <table:table-cell table:formula="of:=([.AF31]*(-[.AD31])-[.AC31]*(-[.AG31]))/([.AF31]*[.AH31]-[.AC31]*[.AH31])*-1" office:value-type="float" office:value="0.476862089425535">
            <text:p>0,47686209</text:p>
          </table:table-cell>
          <table:table-cell/>
          <table:table-cell table:style-name="ce12" table:formula="of:=1-SQRT((1-[.AI31])*(1-[.AI31])+[.AJ31]*[.AJ31])" office:value-type="float" office:value="0.449367088610154">
            <text:p>0,44936709</text:p>
          </table:table-cell>
          <table:table-cell table:style-name="ce12" table:formula="of:=1-[.X31]" office:value-type="float" office:value="0.560126582278481">
            <text:p>0,56012658</text:p>
          </table:table-cell>
          <table:table-cell table:style-name="ce12" table:formula="of:=SQRT([.AW31]*[.AW31]+[.AX31]*[.AX31])" office:value-type="float" office:value="0.490506329112176">
            <text:p>0,4905063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1]" office:value-type="float" office:value="-0.577350269179251">
            <text:p>-0,57735027</text:p>
          </table:table-cell>
          <table:table-cell table:formula="of:=[.Y31]+(1/[.AP31])*[.X31]" office:value-type="float" office:value="0.566387922301715">
            <text:p>0,5663879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1])*[.AR31]-(-[.AQ31])*[.AU31])/([.AS31]*[.AR31]-[.AP31]*[.AU31])" office:value-type="float" office:value="0.245253164552783">
            <text:p>0,24525316</text:p>
          </table:table-cell>
          <table:table-cell table:formula="of:=([.AS31]*(-[.AQ31])-[.AP31]*(-[.AT31]))/([.AS31]*[.AU31]-[.AP31]*[.AU31])*-1" office:value-type="float" office:value="0.424790941730103">
            <text:p>0,42479094</text:p>
          </table:table-cell>
          <table:table-cell office:value-type="float" office:value="30">
            <text:p>30</text:p>
          </table:table-cell>
          <table:table-cell table:style-name="ce13" office:value-type="float" office:value="0.344339622645133">
            <text:p>0,34433962</text:p>
          </table:table-cell>
          <table:table-cell table:style-name="ce13" office:value-type="float" office:value="0.731132075471698">
            <text:p>0,73113208</text:p>
          </table:table-cell>
          <table:table-cell table:style-name="ce13" office:value-type="float" office:value="0.424528301886284">
            <text:p>0,4245283</text:p>
          </table:table-cell>
          <table:table-cell table:style-name="ce44" office:value-type="float" office:value="0.449367088610154">
            <text:p>0,44936709</text:p>
          </table:table-cell>
          <table:table-cell table:style-name="ce44" office:value-type="float" office:value="0.560126582278481">
            <text:p>0,56012658</text:p>
          </table:table-cell>
          <table:table-cell table:style-name="ce44" office:value-type="float" office:value="0.490506329112175">
            <text:p>0,49050633</text:p>
          </table:table-cell>
          <table:table-cell table:style-name="ce13" office:value-type="float" office:value="0.304000000003234">
            <text:p>0,304</text:p>
          </table:table-cell>
          <table:table-cell table:style-name="ce13" office:value-type="float" office:value="0.708">
            <text:p>0,708</text:p>
          </table:table-cell>
          <table:table-cell table:style-name="ce13" office:value-type="float" office:value="0.487999999999569">
            <text:p>0,488</text:p>
          </table:table-cell>
          <table:table-cell table:style-name="ce44" office:value-type="float" office:value="0.348623853214718">
            <text:p>0,34862385</text:p>
          </table:table-cell>
          <table:table-cell table:style-name="ce44" office:value-type="float" office:value="0.738532110091743">
            <text:p>0,73853211</text:p>
          </table:table-cell>
          <table:table-cell table:style-name="ce44" office:value-type="float" office:value="0.412844036696753">
            <text:p>0,41284404</text:p>
          </table:table-cell>
          <table:table-cell table:number-columns-repeated="961"/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58">
            <text:p>58</text:p>
          </table:table-cell>
          <table:table-cell table:style-name="ce33" office:value-type="float" office:value="61">
            <text:p>61</text:p>
          </table:table-cell>
          <table:table-cell/>
          <table:table-cell table:formula="of:=[.B32]/([.B32]+[.C32]+[.D32]+[.E32])" office:value-type="float" office:value="0.0535714285714286">
            <text:p>0,05357143</text:p>
          </table:table-cell>
          <table:table-cell table:formula="of:=[.C32]/([.B32]+[.C32]+[.D32]+[.E32])" office:value-type="float" office:value="0.238095238095238">
            <text:p>0,23809524</text:p>
          </table:table-cell>
          <table:table-cell table:formula="of:=[.D32]/([.B32]+[.C32]+[.D32]+[.E32])" office:value-type="float" office:value="0.345238095238095">
            <text:p>0,3452381</text:p>
          </table:table-cell>
          <table:table-cell table:formula="of:=[.E32]/([.B32]+[.C32]+[.D32]+[.E32])" office:value-type="float" office:value="0.363095238095238">
            <text:p>0,36309524</text:p>
          </table:table-cell>
          <table:table-cell/>
          <table:table-cell table:formula="of:=SUM([.G32:.J32])" office:value-type="float" office:value="1">
            <text:p>1</text:p>
          </table:table-cell>
          <table:table-cell/>
          <table:table-cell office:value-type="float" office:value="0.238095238095238">
            <text:p>0,23809524</text:p>
          </table:table-cell>
          <table:table-cell office:value-type="float" office:value="0.345238095238095">
            <text:p>0,3452381</text:p>
          </table:table-cell>
          <table:table-cell office:value-type="float" office:value="0.363095238095238">
            <text:p>0,36309524</text:p>
          </table:table-cell>
          <table:table-cell/>
          <table:table-cell table:formula="of:=[.N32]/SUM([.N32:.P32])" office:value-type="float" office:value="0.251572327044025">
            <text:p>0,25157233</text:p>
          </table:table-cell>
          <table:table-cell table:formula="of:=[.O32]/SUM([.N32:.P32])" office:value-type="float" office:value="0.364779874213836">
            <text:p>0,36477987</text:p>
          </table:table-cell>
          <table:table-cell table:formula="of:=[.P32]/SUM([.N32:.P32])" office:value-type="float" office:value="0.383647798742138">
            <text:p>0,3836478</text:p>
          </table:table-cell>
          <table:table-cell/>
          <table:table-cell table:formula="of:=SUM([.R32:.T32])" office:value-type="float" office:value="1">
            <text:p>1</text:p>
          </table:table-cell>
          <table:table-cell/>
          <table:table-cell table:formula="of:=([.R32]/SIN(RADIANS(60))+[.S32]/TAN(RADIANS(60)))*SIN(RADIANS(60))" office:value-type="float" office:value="0.433962264150943">
            <text:p>0,43396226</text:p>
          </table:table-cell>
          <table:table-cell table:formula="of:=[.S32]*SIN(RADIANS(60))" office:value-type="float" office:value="0.315908637858474">
            <text:p>0,31590864</text:p>
          </table:table-cell>
          <table:table-cell/>
          <table:table-cell table:formula="of:=SUM([.X32:.Y32])" office:value-type="float" office:value="0.749870902009418">
            <text:p>0,7498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2]*[.X32]-[.Y32])*-1" office:value-type="float" office:value="0.0653604078372898">
            <text:p>0,0653604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2])*[.AE32]-(-[.AD32])*[.AE32])/([.AF32]*[.AE32]-[.AC32]*[.AH32])" office:value-type="float" office:value="0.72169811321259">
            <text:p>0,72169811</text:p>
          </table:table-cell>
          <table:table-cell table:formula="of:=([.AF32]*(-[.AD32])-[.AC32]*(-[.AG32]))/([.AF32]*[.AH32]-[.AC32]*[.AH32])*-1" office:value-type="float" office:value="0.482033007766737">
            <text:p>0,48203301</text:p>
          </table:table-cell>
          <table:table-cell/>
          <table:table-cell table:style-name="ce12" table:formula="of:=1-SQRT((1-[.AI32])*(1-[.AI32])+[.AJ32]*[.AJ32])" office:value-type="float" office:value="0.443396226417679">
            <text:p>0,44339623</text:p>
          </table:table-cell>
          <table:table-cell table:style-name="ce12" table:formula="of:=1-[.X32]" office:value-type="float" office:value="0.566037735849057">
            <text:p>0,56603774</text:p>
          </table:table-cell>
          <table:table-cell table:style-name="ce12" table:formula="of:=SQRT([.AW32]*[.AW32]+[.AX32]*[.AX32])" office:value-type="float" office:value="0.490566037734154">
            <text:p>0,490566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2]" office:value-type="float" office:value="-0.577350269179251">
            <text:p>-0,57735027</text:p>
          </table:table-cell>
          <table:table-cell table:formula="of:=[.Y32]+(1/[.AP32])*[.X32]" office:value-type="float" office:value="0.566456867879659">
            <text:p>0,5664568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2])*[.AR32]-(-[.AQ32])*[.AU32])/([.AS32]*[.AR32]-[.AP32]*[.AU32])" office:value-type="float" office:value="0.245283018863771">
            <text:p>0,24528302</text:p>
          </table:table-cell>
          <table:table-cell table:formula="of:=([.AS32]*(-[.AQ32])-[.AP32]*(-[.AT32]))/([.AS32]*[.AU32]-[.AP32]*[.AU32])*-1" office:value-type="float" office:value="0.424842650913561">
            <text:p>0,42484265</text:p>
          </table:table-cell>
          <table:table-cell office:value-type="float" office:value="31">
            <text:p>31</text:p>
          </table:table-cell>
          <table:table-cell table:style-name="ce13" office:value-type="float" office:value="0.35514018691954">
            <text:p>0,35514019</text:p>
          </table:table-cell>
          <table:table-cell table:style-name="ce13" office:value-type="float" office:value="0.728971962616822">
            <text:p>0,72897196</text:p>
          </table:table-cell>
          <table:table-cell table:style-name="ce13" office:value-type="float" office:value="0.415887850466723">
            <text:p>0,41588785</text:p>
          </table:table-cell>
          <table:table-cell table:style-name="ce44" office:value-type="float" office:value="0.44339622641768">
            <text:p>0,44339623</text:p>
          </table:table-cell>
          <table:table-cell table:style-name="ce44" office:value-type="float" office:value="0.566037735849057">
            <text:p>0,56603774</text:p>
          </table:table-cell>
          <table:table-cell table:style-name="ce44" office:value-type="float" office:value="0.490566037734154">
            <text:p>0,49056604</text:p>
          </table:table-cell>
          <table:table-cell table:style-name="ce13" office:value-type="float" office:value="0.308593750003211">
            <text:p>0,30859375</text:p>
          </table:table-cell>
          <table:table-cell table:style-name="ce13" office:value-type="float" office:value="0.703125">
            <text:p>0,703125</text:p>
          </table:table-cell>
          <table:table-cell table:style-name="ce13" office:value-type="float" office:value="0.488281249999526">
            <text:p>0,48828125</text:p>
          </table:table-cell>
          <table:table-cell table:style-name="ce44" office:value-type="float" office:value="0.359090909094646">
            <text:p>0,35909091</text:p>
          </table:table-cell>
          <table:table-cell table:style-name="ce44" office:value-type="float" office:value="0.736363636363636">
            <text:p>0,73636364</text:p>
          </table:table-cell>
          <table:table-cell table:style-name="ce44" office:value-type="float" office:value="0.404545454544903">
            <text:p>0,40454545</text:p>
          </table:table-cell>
          <table:table-cell table:number-columns-repeated="961"/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62">
            <text:p>62</text:p>
          </table:table-cell>
          <table:table-cell/>
          <table:table-cell table:formula="of:=[.B33]/([.B33]+[.C33]+[.D33]+[.E33])" office:value-type="float" office:value="0.0588235294117647">
            <text:p>0,05882353</text:p>
          </table:table-cell>
          <table:table-cell table:formula="of:=[.C33]/([.B33]+[.C33]+[.D33]+[.E33])" office:value-type="float" office:value="0.229411764705882">
            <text:p>0,22941176</text:p>
          </table:table-cell>
          <table:table-cell table:formula="of:=[.D33]/([.B33]+[.C33]+[.D33]+[.E33])" office:value-type="float" office:value="0.347058823529412">
            <text:p>0,34705882</text:p>
          </table:table-cell>
          <table:table-cell table:formula="of:=[.E33]/([.B33]+[.C33]+[.D33]+[.E33])" office:value-type="float" office:value="0.364705882352941">
            <text:p>0,36470588</text:p>
          </table:table-cell>
          <table:table-cell/>
          <table:table-cell table:formula="of:=SUM([.G33:.J33])" office:value-type="float" office:value="1">
            <text:p>1</text:p>
          </table:table-cell>
          <table:table-cell/>
          <table:table-cell office:value-type="float" office:value="0.229411764705882">
            <text:p>0,22941176</text:p>
          </table:table-cell>
          <table:table-cell office:value-type="float" office:value="0.347058823529412">
            <text:p>0,34705882</text:p>
          </table:table-cell>
          <table:table-cell office:value-type="float" office:value="0.364705882352941">
            <text:p>0,36470588</text:p>
          </table:table-cell>
          <table:table-cell/>
          <table:table-cell table:formula="of:=[.N33]/SUM([.N33:.P33])" office:value-type="float" office:value="0.24375">
            <text:p>0,24375</text:p>
          </table:table-cell>
          <table:table-cell table:formula="of:=[.O33]/SUM([.N33:.P33])" office:value-type="float" office:value="0.36875">
            <text:p>0,36875</text:p>
          </table:table-cell>
          <table:table-cell table:formula="of:=[.P33]/SUM([.N33:.P33])" office:value-type="float" office:value="0.3875">
            <text:p>0,3875</text:p>
          </table:table-cell>
          <table:table-cell/>
          <table:table-cell table:formula="of:=SUM([.R33:.T33])" office:value-type="float" office:value="1">
            <text:p>1</text:p>
          </table:table-cell>
          <table:table-cell/>
          <table:table-cell table:formula="of:=([.R33]/SIN(RADIANS(60))+[.S33]/TAN(RADIANS(60)))*SIN(RADIANS(60))" office:value-type="float" office:value="0.428125">
            <text:p>0,428125</text:p>
          </table:table-cell>
          <table:table-cell table:formula="of:=[.S33]*SIN(RADIANS(60))" office:value-type="float" office:value="0.319346867645512">
            <text:p>0,31934687</text:p>
          </table:table-cell>
          <table:table-cell/>
          <table:table-cell table:formula="of:=SUM([.X33:.Y33])" office:value-type="float" office:value="0.747471867645512">
            <text:p>0,7474718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3]*[.X33]-[.Y33])*-1" office:value-type="float" office:value="0.0721687836531451">
            <text:p>0,072168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3])*[.AE33]-(-[.AD33])*[.AE33])/([.AF33]*[.AE33]-[.AC33]*[.AH33])" office:value-type="float" office:value="0.718750000005096">
            <text:p>0,71875</text:p>
          </table:table-cell>
          <table:table-cell table:formula="of:=([.AF33]*(-[.AD33])-[.AC33]*(-[.AG33]))/([.AF33]*[.AH33]-[.AC33]*[.AH33])*-1" office:value-type="float" office:value="0.487139289628674">
            <text:p>0,48713929</text:p>
          </table:table-cell>
          <table:table-cell/>
          <table:table-cell table:style-name="ce12" table:formula="of:=1-SQRT((1-[.AI33])*(1-[.AI33])+[.AJ33]*[.AJ33])" office:value-type="float" office:value="0.437500000002611">
            <text:p>0,4375</text:p>
          </table:table-cell>
          <table:table-cell table:style-name="ce12" table:formula="of:=1-[.X33]" office:value-type="float" office:value="0.571875">
            <text:p>0,571875</text:p>
          </table:table-cell>
          <table:table-cell table:style-name="ce12" table:formula="of:=SQRT([.AW33]*[.AW33]+[.AX33]*[.AX33])" office:value-type="float" office:value="0.490624999998358">
            <text:p>0,49062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3]" office:value-type="float" office:value="-0.577350269179251">
            <text:p>-0,57735027</text:p>
          </table:table-cell>
          <table:table-cell table:formula="of:=[.Y33]+(1/[.AP33])*[.X33]" office:value-type="float" office:value="0.566524951637879">
            <text:p>0,566524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3])*[.AR33]-(-[.AQ33])*[.AU33])/([.AS33]*[.AR33]-[.AP33]*[.AU33])" office:value-type="float" office:value="0.245312499995873">
            <text:p>0,2453125</text:p>
          </table:table-cell>
          <table:table-cell table:formula="of:=([.AS33]*(-[.AQ33])-[.AP33]*(-[.AT33]))/([.AS33]*[.AU33]-[.AP33]*[.AU33])*-1" office:value-type="float" office:value="0.424893713732227">
            <text:p>0,42489371</text:p>
          </table:table-cell>
          <table:table-cell office:value-type="float" office:value="32">
            <text:p>32</text:p>
          </table:table-cell>
          <table:table-cell table:style-name="ce13" office:value-type="float" office:value="0.365740740744422">
            <text:p>0,36574074</text:p>
          </table:table-cell>
          <table:table-cell table:style-name="ce13" office:value-type="float" office:value="0.726851851851852">
            <text:p>0,72685185</text:p>
          </table:table-cell>
          <table:table-cell table:style-name="ce13" office:value-type="float" office:value="0.407407407406784">
            <text:p>0,40740741</text:p>
          </table:table-cell>
          <table:table-cell table:style-name="ce44" office:value-type="float" office:value="0.437500000002611">
            <text:p>0,4375</text:p>
          </table:table-cell>
          <table:table-cell table:style-name="ce44" office:value-type="float" office:value="0.571875">
            <text:p>0,571875</text:p>
          </table:table-cell>
          <table:table-cell table:style-name="ce44" office:value-type="float" office:value="0.490624999998358">
            <text:p>0,490625</text:p>
          </table:table-cell>
          <table:table-cell table:style-name="ce13" office:value-type="float" office:value="0.31297709923983">
            <text:p>0,3129771</text:p>
          </table:table-cell>
          <table:table-cell table:style-name="ce13" office:value-type="float" office:value="0.698473282442748">
            <text:p>0,69847328</text:p>
          </table:table-cell>
          <table:table-cell table:style-name="ce13" office:value-type="float" office:value="0.488549618320096">
            <text:p>0,48854962</text:p>
          </table:table-cell>
          <table:table-cell table:style-name="ce44" office:value-type="float" office:value="0.369369369373133">
            <text:p>0,36936937</text:p>
          </table:table-cell>
          <table:table-cell table:style-name="ce44" office:value-type="float" office:value="0.734234234234234">
            <text:p>0,73423423</text:p>
          </table:table-cell>
          <table:table-cell table:style-name="ce44" office:value-type="float" office:value="0.396396396395789">
            <text:p>0,3963964</text:p>
          </table:table-cell>
          <table:table-cell table:number-columns-repeated="961"/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63">
            <text:p>63</text:p>
          </table:table-cell>
          <table:table-cell/>
          <table:table-cell table:formula="of:=[.B34]/([.B34]+[.C34]+[.D34]+[.E34])" office:value-type="float" office:value="0.063953488372093">
            <text:p>0,06395349</text:p>
          </table:table-cell>
          <table:table-cell table:formula="of:=[.C34]/([.B34]+[.C34]+[.D34]+[.E34])" office:value-type="float" office:value="0.22093023255814">
            <text:p>0,22093023</text:p>
          </table:table-cell>
          <table:table-cell table:formula="of:=[.D34]/([.B34]+[.C34]+[.D34]+[.E34])" office:value-type="float" office:value="0.348837209302326">
            <text:p>0,34883721</text:p>
          </table:table-cell>
          <table:table-cell table:formula="of:=[.E34]/([.B34]+[.C34]+[.D34]+[.E34])" office:value-type="float" office:value="0.366279069767442">
            <text:p>0,36627907</text:p>
          </table:table-cell>
          <table:table-cell/>
          <table:table-cell table:formula="of:=SUM([.G34:.J34])" office:value-type="float" office:value="1">
            <text:p>1</text:p>
          </table:table-cell>
          <table:table-cell/>
          <table:table-cell office:value-type="float" office:value="0.22093023255814">
            <text:p>0,22093023</text:p>
          </table:table-cell>
          <table:table-cell office:value-type="float" office:value="0.348837209302326">
            <text:p>0,34883721</text:p>
          </table:table-cell>
          <table:table-cell office:value-type="float" office:value="0.366279069767442">
            <text:p>0,36627907</text:p>
          </table:table-cell>
          <table:table-cell/>
          <table:table-cell table:formula="of:=[.N34]/SUM([.N34:.P34])" office:value-type="float" office:value="0.236024844720497">
            <text:p>0,23602484</text:p>
          </table:table-cell>
          <table:table-cell table:formula="of:=[.O34]/SUM([.N34:.P34])" office:value-type="float" office:value="0.372670807453416">
            <text:p>0,37267081</text:p>
          </table:table-cell>
          <table:table-cell table:formula="of:=[.P34]/SUM([.N34:.P34])" office:value-type="float" office:value="0.391304347826087">
            <text:p>0,39130435</text:p>
          </table:table-cell>
          <table:table-cell/>
          <table:table-cell table:formula="of:=SUM([.R34:.T34])" office:value-type="float" office:value="1">
            <text:p>1</text:p>
          </table:table-cell>
          <table:table-cell/>
          <table:table-cell table:formula="of:=([.R34]/SIN(RADIANS(60))+[.S34]/TAN(RADIANS(60)))*SIN(RADIANS(60))" office:value-type="float" office:value="0.422360248447205">
            <text:p>0,42236025</text:p>
          </table:table-cell>
          <table:table-cell table:formula="of:=[.S34]*SIN(RADIANS(60))" office:value-type="float" office:value="0.322742386503517">
            <text:p>0,32274239</text:p>
          </table:table-cell>
          <table:table-cell/>
          <table:table-cell table:formula="of:=SUM([.X34:.Y34])" office:value-type="float" office:value="0.745102634950723">
            <text:p>0,745102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4]*[.X34]-[.Y34])*-1" office:value-type="float" office:value="0.078892583371908">
            <text:p>0,078892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4])*[.AE34]-(-[.AD34])*[.AE34])/([.AF34]*[.AE34]-[.AC34]*[.AH34])" office:value-type="float" office:value="0.715838509321918">
            <text:p>0,71583851</text:p>
          </table:table-cell>
          <table:table-cell table:formula="of:=([.AF34]*(-[.AD34])-[.AC34]*(-[.AG34]))/([.AF34]*[.AH34]-[.AC34]*[.AH34])*-1" office:value-type="float" office:value="0.492182139417792">
            <text:p>0,49218214</text:p>
          </table:table-cell>
          <table:table-cell/>
          <table:table-cell table:style-name="ce12" table:formula="of:=1-SQRT((1-[.AI34])*(1-[.AI34])+[.AJ34]*[.AJ34])" office:value-type="float" office:value="0.431677018636177">
            <text:p>0,43167702</text:p>
          </table:table-cell>
          <table:table-cell table:style-name="ce12" table:formula="of:=1-[.X34]" office:value-type="float" office:value="0.577639751552795">
            <text:p>0,57763975</text:p>
          </table:table-cell>
          <table:table-cell table:style-name="ce12" table:formula="of:=SQRT([.AW34]*[.AW34]+[.AX34]*[.AX34])" office:value-type="float" office:value="0.490683229812074">
            <text:p>0,490683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4]" office:value-type="float" office:value="-0.577350269179251">
            <text:p>-0,57735027</text:p>
          </table:table-cell>
          <table:table-cell table:formula="of:=[.Y34]+(1/[.AP34])*[.X34]" office:value-type="float" office:value="0.566592189635127">
            <text:p>0,566592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4])*[.AR34]-(-[.AQ34])*[.AU34])/([.AS34]*[.AR34]-[.AP34]*[.AU34])" office:value-type="float" office:value="0.245341614902731">
            <text:p>0,24534161</text:p>
          </table:table-cell>
          <table:table-cell table:formula="of:=([.AS34]*(-[.AQ34])-[.AP34]*(-[.AT34]))/([.AS34]*[.AU34]-[.AP34]*[.AU34])*-1" office:value-type="float" office:value="0.424944142230163">
            <text:p>0,42494414</text:p>
          </table:table-cell>
          <table:table-cell office:value-type="float" office:value="33">
            <text:p>33</text:p>
          </table:table-cell>
          <table:table-cell table:style-name="ce13" office:value-type="float" office:value="0.376146788994535">
            <text:p>0,37614679</text:p>
          </table:table-cell>
          <table:table-cell table:style-name="ce13" office:value-type="float" office:value="0.724770642201835">
            <text:p>0,72477064</text:p>
          </table:table-cell>
          <table:table-cell table:style-name="ce13" office:value-type="float" office:value="0.399082568806659">
            <text:p>0,39908257</text:p>
          </table:table-cell>
          <table:table-cell table:style-name="ce44" office:value-type="float" office:value="0.431677018636177">
            <text:p>0,43167702</text:p>
          </table:table-cell>
          <table:table-cell table:style-name="ce44" office:value-type="float" office:value="0.577639751552795">
            <text:p>0,57763975</text:p>
          </table:table-cell>
          <table:table-cell table:style-name="ce44" office:value-type="float" office:value="0.490683229812074">
            <text:p>0,49068323</text:p>
          </table:table-cell>
          <table:table-cell table:style-name="ce13" office:value-type="float" office:value="0.317164179107646">
            <text:p>0,31716418</text:p>
          </table:table-cell>
          <table:table-cell table:style-name="ce13" office:value-type="float" office:value="0.694029850746269">
            <text:p>0,69402985</text:p>
          </table:table-cell>
          <table:table-cell table:style-name="ce13" office:value-type="float" office:value="0.4888059701487">
            <text:p>0,48880597</text:p>
          </table:table-cell>
          <table:table-cell table:style-name="ce44" office:value-type="float" office:value="0.379464285718076">
            <text:p>0,37946429</text:p>
          </table:table-cell>
          <table:table-cell table:style-name="ce44" office:value-type="float" office:value="0.732142857142857">
            <text:p>0,73214286</text:p>
          </table:table-cell>
          <table:table-cell table:style-name="ce44" office:value-type="float" office:value="0.388392857142195">
            <text:p>0,38839286</text:p>
          </table:table-cell>
          <table:table-cell table:number-columns-repeated="961"/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64">
            <text:p>64</text:p>
          </table:table-cell>
          <table:table-cell/>
          <table:table-cell table:formula="of:=[.B35]/([.B35]+[.C35]+[.D35]+[.E35])" office:value-type="float" office:value="0.0689655172413793">
            <text:p>0,06896552</text:p>
          </table:table-cell>
          <table:table-cell table:formula="of:=[.C35]/([.B35]+[.C35]+[.D35]+[.E35])" office:value-type="float" office:value="0.21264367816092">
            <text:p>0,21264368</text:p>
          </table:table-cell>
          <table:table-cell table:formula="of:=[.D35]/([.B35]+[.C35]+[.D35]+[.E35])" office:value-type="float" office:value="0.350574712643678">
            <text:p>0,35057471</text:p>
          </table:table-cell>
          <table:table-cell table:formula="of:=[.E35]/([.B35]+[.C35]+[.D35]+[.E35])" office:value-type="float" office:value="0.367816091954023">
            <text:p>0,36781609</text:p>
          </table:table-cell>
          <table:table-cell/>
          <table:table-cell table:formula="of:=SUM([.G35:.J35])" office:value-type="float" office:value="1">
            <text:p>1</text:p>
          </table:table-cell>
          <table:table-cell/>
          <table:table-cell office:value-type="float" office:value="0.21264367816092">
            <text:p>0,21264368</text:p>
          </table:table-cell>
          <table:table-cell office:value-type="float" office:value="0.350574712643678">
            <text:p>0,35057471</text:p>
          </table:table-cell>
          <table:table-cell office:value-type="float" office:value="0.367816091954023">
            <text:p>0,36781609</text:p>
          </table:table-cell>
          <table:table-cell/>
          <table:table-cell table:formula="of:=[.N35]/SUM([.N35:.P35])" office:value-type="float" office:value="0.228395061728395">
            <text:p>0,22839506</text:p>
          </table:table-cell>
          <table:table-cell table:formula="of:=[.O35]/SUM([.N35:.P35])" office:value-type="float" office:value="0.376543209876543">
            <text:p>0,37654321</text:p>
          </table:table-cell>
          <table:table-cell table:formula="of:=[.P35]/SUM([.N35:.P35])" office:value-type="float" office:value="0.395061728395062">
            <text:p>0,39506173</text:p>
          </table:table-cell>
          <table:table-cell/>
          <table:table-cell table:formula="of:=SUM([.R35:.T35])" office:value-type="float" office:value="1">
            <text:p>1</text:p>
          </table:table-cell>
          <table:table-cell/>
          <table:table-cell table:formula="of:=([.R35]/SIN(RADIANS(60))+[.S35]/TAN(RADIANS(60)))*SIN(RADIANS(60))" office:value-type="float" office:value="0.416666666666667">
            <text:p>0,41666667</text:p>
          </table:table-cell>
          <table:table-cell table:formula="of:=[.S35]*SIN(RADIANS(60))" office:value-type="float" office:value="0.326095985375622">
            <text:p>0,32609599</text:p>
          </table:table-cell>
          <table:table-cell/>
          <table:table-cell table:formula="of:=SUM([.X35:.Y35])" office:value-type="float" office:value="0.742762652042289">
            <text:p>0,74276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5]*[.X35]-[.Y35])*-1" office:value-type="float" office:value="0.0855333732176001">
            <text:p>0,085533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5])*[.AE35]-(-[.AD35])*[.AE35])/([.AF35]*[.AE35]-[.AC35]*[.AH35])" office:value-type="float" office:value="0.712962962968162">
            <text:p>0,71296296</text:p>
          </table:table-cell>
          <table:table-cell table:formula="of:=([.AF35]*(-[.AD35])-[.AC35]*(-[.AG35]))/([.AF35]*[.AH35]-[.AC35]*[.AH35])*-1" office:value-type="float" office:value="0.497162731802105">
            <text:p>0,49716273</text:p>
          </table:table-cell>
          <table:table-cell/>
          <table:table-cell table:style-name="ce12" table:formula="of:=1-SQRT((1-[.AI35])*(1-[.AI35])+[.AJ35]*[.AJ35])" office:value-type="float" office:value="0.425925925928588">
            <text:p>0,42592593</text:p>
          </table:table-cell>
          <table:table-cell table:style-name="ce12" table:formula="of:=1-[.X35]" office:value-type="float" office:value="0.583333333333333">
            <text:p>0,58333333</text:p>
          </table:table-cell>
          <table:table-cell table:style-name="ce12" table:formula="of:=SQRT([.AW35]*[.AW35]+[.AX35]*[.AX35])" office:value-type="float" office:value="0.490740740739202">
            <text:p>0,490740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5]" office:value-type="float" office:value="-0.577350269179251">
            <text:p>-0,57735027</text:p>
          </table:table-cell>
          <table:table-cell table:formula="of:=[.Y35]+(1/[.AP35])*[.X35]" office:value-type="float" office:value="0.566658597533643">
            <text:p>0,566658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5])*[.AR35]-(-[.AQ35])*[.AU35])/([.AS35]*[.AR35]-[.AP35]*[.AU35])" office:value-type="float" office:value="0.245370370366294">
            <text:p>0,24537037</text:p>
          </table:table-cell>
          <table:table-cell table:formula="of:=([.AS35]*(-[.AQ35])-[.AP35]*(-[.AT35]))/([.AS35]*[.AU35]-[.AP35]*[.AU35])*-1" office:value-type="float" office:value="0.424993948154051">
            <text:p>0,42499395</text:p>
          </table:table-cell>
          <table:table-cell office:value-type="float" office:value="34">
            <text:p>34</text:p>
          </table:table-cell>
          <table:table-cell table:style-name="ce13" office:value-type="float" office:value="0.386363636367373">
            <text:p>0,38636364</text:p>
          </table:table-cell>
          <table:table-cell table:style-name="ce13" office:value-type="float" office:value="0.722727272727273">
            <text:p>0,72272727</text:p>
          </table:table-cell>
          <table:table-cell table:style-name="ce13" office:value-type="float" office:value="0.390909090908356">
            <text:p>0,39090909</text:p>
          </table:table-cell>
          <table:table-cell table:style-name="ce44" office:value-type="float" office:value="0.425925925928588">
            <text:p>0,42592593</text:p>
          </table:table-cell>
          <table:table-cell table:style-name="ce44" office:value-type="float" office:value="0.583333333333333">
            <text:p>0,58333333</text:p>
          </table:table-cell>
          <table:table-cell table:style-name="ce44" office:value-type="float" office:value="0.490740740739202">
            <text:p>0,49074074</text:p>
          </table:table-cell>
          <table:table-cell table:style-name="ce13" office:value-type="float" office:value="0.321167883214827">
            <text:p>0,32116788</text:p>
          </table:table-cell>
          <table:table-cell table:style-name="ce13" office:value-type="float" office:value="0.68978102189781">
            <text:p>0,68978102</text:p>
          </table:table-cell>
          <table:table-cell table:style-name="ce13" office:value-type="float" office:value="0.489051094889921">
            <text:p>0,48905109</text:p>
          </table:table-cell>
          <table:table-cell table:style-name="ce44" office:value-type="float" office:value="0.389380530977268">
            <text:p>0,38938053</text:p>
          </table:table-cell>
          <table:table-cell table:style-name="ce44" office:value-type="float" office:value="0.730088495575221">
            <text:p>0,7300885</text:p>
          </table:table-cell>
          <table:table-cell table:style-name="ce44" office:value-type="float" office:value="0.380530973450612">
            <text:p>0,38053097</text:p>
          </table:table-cell>
          <table:table-cell table:number-columns-repeated="961"/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65">
            <text:p>65</text:p>
          </table:table-cell>
          <table:table-cell/>
          <table:table-cell table:formula="of:=[.B36]/([.B36]+[.C36]+[.D36]+[.E36])" office:value-type="float" office:value="0.0738636363636364">
            <text:p>0,07386364</text:p>
          </table:table-cell>
          <table:table-cell table:formula="of:=[.C36]/([.B36]+[.C36]+[.D36]+[.E36])" office:value-type="float" office:value="0.204545454545455">
            <text:p>0,20454545</text:p>
          </table:table-cell>
          <table:table-cell table:formula="of:=[.D36]/([.B36]+[.C36]+[.D36]+[.E36])" office:value-type="float" office:value="0.352272727272727">
            <text:p>0,35227273</text:p>
          </table:table-cell>
          <table:table-cell table:formula="of:=[.E36]/([.B36]+[.C36]+[.D36]+[.E36])" office:value-type="float" office:value="0.369318181818182">
            <text:p>0,36931818</text:p>
          </table:table-cell>
          <table:table-cell/>
          <table:table-cell table:formula="of:=SUM([.G36:.J36])" office:value-type="float" office:value="1">
            <text:p>1</text:p>
          </table:table-cell>
          <table:table-cell/>
          <table:table-cell office:value-type="float" office:value="0.204545454545455">
            <text:p>0,20454545</text:p>
          </table:table-cell>
          <table:table-cell office:value-type="float" office:value="0.352272727272727">
            <text:p>0,35227273</text:p>
          </table:table-cell>
          <table:table-cell office:value-type="float" office:value="0.369318181818182">
            <text:p>0,36931818</text:p>
          </table:table-cell>
          <table:table-cell/>
          <table:table-cell table:formula="of:=[.N36]/SUM([.N36:.P36])" office:value-type="float" office:value="0.220858895705522">
            <text:p>0,2208589</text:p>
          </table:table-cell>
          <table:table-cell table:formula="of:=[.O36]/SUM([.N36:.P36])" office:value-type="float" office:value="0.380368098159509">
            <text:p>0,3803681</text:p>
          </table:table-cell>
          <table:table-cell table:formula="of:=[.P36]/SUM([.N36:.P36])" office:value-type="float" office:value="0.398773006134969">
            <text:p>0,39877301</text:p>
          </table:table-cell>
          <table:table-cell/>
          <table:table-cell table:formula="of:=SUM([.R36:.T36])" office:value-type="float" office:value="1">
            <text:p>1</text:p>
          </table:table-cell>
          <table:table-cell/>
          <table:table-cell table:formula="of:=([.R36]/SIN(RADIANS(60))+[.S36]/TAN(RADIANS(60)))*SIN(RADIANS(60))" office:value-type="float" office:value="0.411042944785276">
            <text:p>0,41104294</text:p>
          </table:table-cell>
          <table:table-cell table:formula="of:=[.S36]*SIN(RADIANS(60))" office:value-type="float" office:value="0.329408435795308">
            <text:p>0,32940844</text:p>
          </table:table-cell>
          <table:table-cell/>
          <table:table-cell table:formula="of:=SUM([.X36:.Y36])" office:value-type="float" office:value="0.740451380580584">
            <text:p>0,740451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6]*[.X36]-[.Y36])*-1" office:value-type="float" office:value="0.0920926809792961">
            <text:p>0,0920926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6])*[.AE36]-(-[.AD36])*[.AE36])/([.AF36]*[.AE36]-[.AC36]*[.AH36])" office:value-type="float" office:value="0.710122699391753">
            <text:p>0,7101227</text:p>
          </table:table-cell>
          <table:table-cell table:formula="of:=([.AF36]*(-[.AD36])-[.AC36]*(-[.AG36]))/([.AF36]*[.AH36]-[.AC36]*[.AH36])*-1" office:value-type="float" office:value="0.502082212623422">
            <text:p>0,50208221</text:p>
          </table:table-cell>
          <table:table-cell/>
          <table:table-cell table:style-name="ce12" table:formula="of:=1-SQRT((1-[.AI36])*(1-[.AI36])+[.AJ36]*[.AJ36])" office:value-type="float" office:value="0.420245398775694">
            <text:p>0,4202454</text:p>
          </table:table-cell>
          <table:table-cell table:style-name="ce12" table:formula="of:=1-[.X36]" office:value-type="float" office:value="0.588957055214724">
            <text:p>0,58895706</text:p>
          </table:table-cell>
          <table:table-cell table:style-name="ce12" table:formula="of:=SQRT([.AW36]*[.AW36]+[.AX36]*[.AX36])" office:value-type="float" office:value="0.490797546010781">
            <text:p>0,4907975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6]" office:value-type="float" office:value="-0.577350269179251">
            <text:p>-0,57735027</text:p>
          </table:table-cell>
          <table:table-cell table:formula="of:=[.Y36]+(1/[.AP36])*[.X36]" office:value-type="float" office:value="0.566724190611319">
            <text:p>0,566724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6])*[.AR36]-(-[.AQ36])*[.AU36])/([.AS36]*[.AR36]-[.AP36]*[.AU36])" office:value-type="float" office:value="0.245398773002084">
            <text:p>0,24539877</text:p>
          </table:table-cell>
          <table:table-cell table:formula="of:=([.AS36]*(-[.AQ36])-[.AP36]*(-[.AT36]))/([.AS36]*[.AU36]-[.AP36]*[.AU36])*-1" office:value-type="float" office:value="0.425043142962308">
            <text:p>0,42504314</text:p>
          </table:table-cell>
          <table:table-cell office:value-type="float" office:value="35">
            <text:p>35</text:p>
          </table:table-cell>
          <table:table-cell table:style-name="ce13" office:value-type="float" office:value="0.39639639640016">
            <text:p>0,3963964</text:p>
          </table:table-cell>
          <table:table-cell table:style-name="ce13" office:value-type="float" office:value="0.720720720720721">
            <text:p>0,72072072</text:p>
          </table:table-cell>
          <table:table-cell table:style-name="ce13" office:value-type="float" office:value="0.382882882882094">
            <text:p>0,38288288</text:p>
          </table:table-cell>
          <table:table-cell table:style-name="ce44" office:value-type="float" office:value="0.420245398775693">
            <text:p>0,4202454</text:p>
          </table:table-cell>
          <table:table-cell table:style-name="ce44" office:value-type="float" office:value="0.588957055214724">
            <text:p>0,58895706</text:p>
          </table:table-cell>
          <table:table-cell table:style-name="ce44" office:value-type="float" office:value="0.490797546010782">
            <text:p>0,49079755</text:p>
          </table:table-cell>
          <table:table-cell table:style-name="ce13" office:value-type="float" office:value="0.325000000003129">
            <text:p>0,325</text:p>
          </table:table-cell>
          <table:table-cell table:style-name="ce13" office:value-type="float" office:value="0.685714285714286">
            <text:p>0,68571429</text:p>
          </table:table-cell>
          <table:table-cell table:style-name="ce13" office:value-type="float" office:value="0.489285714285089">
            <text:p>0,48928571</text:p>
          </table:table-cell>
          <table:table-cell table:style-name="ce44" office:value-type="float" office:value="0.399122807021386">
            <text:p>0,39912281</text:p>
          </table:table-cell>
          <table:table-cell table:style-name="ce44" office:value-type="float" office:value="0.728070175438597">
            <text:p>0,72807018</text:p>
          </table:table-cell>
          <table:table-cell table:style-name="ce44" office:value-type="float" office:value="0.372807017543091">
            <text:p>0,37280702</text:p>
          </table:table-cell>
          <table:table-cell table:number-columns-repeated="961"/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63">
            <text:p>63</text:p>
          </table:table-cell>
          <table:table-cell table:style-name="ce33" office:value-type="float" office:value="66">
            <text:p>66</text:p>
          </table:table-cell>
          <table:table-cell/>
          <table:table-cell table:formula="of:=[.B37]/([.B37]+[.C37]+[.D37]+[.E37])" office:value-type="float" office:value="0.0786516853932584">
            <text:p>0,07865169</text:p>
          </table:table-cell>
          <table:table-cell table:formula="of:=[.C37]/([.B37]+[.C37]+[.D37]+[.E37])" office:value-type="float" office:value="0.196629213483146">
            <text:p>0,19662921</text:p>
          </table:table-cell>
          <table:table-cell table:formula="of:=[.D37]/([.B37]+[.C37]+[.D37]+[.E37])" office:value-type="float" office:value="0.353932584269663">
            <text:p>0,35393258</text:p>
          </table:table-cell>
          <table:table-cell table:formula="of:=[.E37]/([.B37]+[.C37]+[.D37]+[.E37])" office:value-type="float" office:value="0.370786516853933">
            <text:p>0,37078652</text:p>
          </table:table-cell>
          <table:table-cell/>
          <table:table-cell table:formula="of:=SUM([.G37:.J37])" office:value-type="float" office:value="1">
            <text:p>1</text:p>
          </table:table-cell>
          <table:table-cell/>
          <table:table-cell office:value-type="float" office:value="0.196629213483146">
            <text:p>0,19662921</text:p>
          </table:table-cell>
          <table:table-cell office:value-type="float" office:value="0.353932584269663">
            <text:p>0,35393258</text:p>
          </table:table-cell>
          <table:table-cell office:value-type="float" office:value="0.370786516853933">
            <text:p>0,37078652</text:p>
          </table:table-cell>
          <table:table-cell/>
          <table:table-cell table:formula="of:=[.N37]/SUM([.N37:.P37])" office:value-type="float" office:value="0.213414634146341">
            <text:p>0,21341463</text:p>
          </table:table-cell>
          <table:table-cell table:formula="of:=[.O37]/SUM([.N37:.P37])" office:value-type="float" office:value="0.384146341463415">
            <text:p>0,38414634</text:p>
          </table:table-cell>
          <table:table-cell table:formula="of:=[.P37]/SUM([.N37:.P37])" office:value-type="float" office:value="0.402439024390244">
            <text:p>0,40243902</text:p>
          </table:table-cell>
          <table:table-cell/>
          <table:table-cell table:formula="of:=SUM([.R37:.T37])" office:value-type="float" office:value="1">
            <text:p>1</text:p>
          </table:table-cell>
          <table:table-cell/>
          <table:table-cell table:formula="of:=([.R37]/SIN(RADIANS(60))+[.S37]/TAN(RADIANS(60)))*SIN(RADIANS(60))" office:value-type="float" office:value="0.405487804878049">
            <text:p>0,4054878</text:p>
          </table:table-cell>
          <table:table-cell table:formula="of:=[.S37]*SIN(RADIANS(60))" office:value-type="float" office:value="0.332680490478168">
            <text:p>0,33268049</text:p>
          </table:table-cell>
          <table:table-cell/>
          <table:table-cell table:formula="of:=SUM([.X37:.Y37])" office:value-type="float" office:value="0.738168295356217">
            <text:p>0,738168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7]*[.X37]-[.Y37])*-1" office:value-type="float" office:value="0.0985719971829232">
            <text:p>0,09857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7])*[.AE37]-(-[.AD37])*[.AE37])/([.AF37]*[.AE37]-[.AC37]*[.AH37])" office:value-type="float" office:value="0.707317073176032">
            <text:p>0,70731707</text:p>
          </table:table-cell>
          <table:table-cell table:formula="of:=([.AF37]*(-[.AD37])-[.AC37]*(-[.AG37]))/([.AF37]*[.AH37]-[.AC37]*[.AH37])*-1" office:value-type="float" office:value="0.506941699776186">
            <text:p>0,5069417</text:p>
          </table:table-cell>
          <table:table-cell/>
          <table:table-cell table:style-name="ce12" table:formula="of:=1-SQRT((1-[.AI37])*(1-[.AI37])+[.AJ37]*[.AJ37])" office:value-type="float" office:value="0.414634146344175">
            <text:p>0,41463415</text:p>
          </table:table-cell>
          <table:table-cell table:style-name="ce12" table:formula="of:=1-[.X37]" office:value-type="float" office:value="0.594512195121951">
            <text:p>0,5945122</text:p>
          </table:table-cell>
          <table:table-cell table:style-name="ce12" table:formula="of:=SQRT([.AW37]*[.AW37]+[.AX37]*[.AX37])" office:value-type="float" office:value="0.490853658535147">
            <text:p>0,490853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7]" office:value-type="float" office:value="-0.577350269179251">
            <text:p>-0,57735027</text:p>
          </table:table-cell>
          <table:table-cell table:formula="of:=[.Y37]+(1/[.AP37])*[.X37]" office:value-type="float" office:value="0.566788983773414">
            <text:p>0,566788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7])*[.AR37]-(-[.AQ37])*[.AU37])/([.AS37]*[.AR37]-[.AP37]*[.AU37])" office:value-type="float" office:value="0.245426829264266">
            <text:p>0,24542683</text:p>
          </table:table-cell>
          <table:table-cell table:formula="of:=([.AS37]*(-[.AQ37])-[.AP37]*(-[.AT37]))/([.AS37]*[.AU37]-[.AP37]*[.AU37])*-1" office:value-type="float" office:value="0.425091737833879">
            <text:p>0,42509174</text:p>
          </table:table-cell>
          <table:table-cell office:value-type="float" office:value="36">
            <text:p>36</text:p>
          </table:table-cell>
          <table:table-cell table:style-name="ce13" office:value-type="float" office:value="0.40625000000379">
            <text:p>0,40625</text:p>
          </table:table-cell>
          <table:table-cell table:style-name="ce13" office:value-type="float" office:value="0.71875">
            <text:p>0,71875</text:p>
          </table:table-cell>
          <table:table-cell table:style-name="ce13" office:value-type="float" office:value="0.374999999999158">
            <text:p>0,375</text:p>
          </table:table-cell>
          <table:table-cell table:style-name="ce44" office:value-type="float" office:value="0.414634146344175">
            <text:p>0,41463415</text:p>
          </table:table-cell>
          <table:table-cell table:style-name="ce44" office:value-type="float" office:value="0.594512195121951">
            <text:p>0,5945122</text:p>
          </table:table-cell>
          <table:table-cell table:style-name="ce44" office:value-type="float" office:value="0.490853658535147">
            <text:p>0,49085366</text:p>
          </table:table-cell>
          <table:table-cell table:style-name="ce13" office:value-type="float" office:value="0.328671328674439">
            <text:p>0,32867133</text:p>
          </table:table-cell>
          <table:table-cell table:style-name="ce13" office:value-type="float" office:value="0.681818181818182">
            <text:p>0,68181818</text:p>
          </table:table-cell>
          <table:table-cell table:style-name="ce13" office:value-type="float" office:value="0.48951048950983">
            <text:p>0,48951049</text:p>
          </table:table-cell>
          <table:table-cell table:style-name="ce44" office:value-type="float" office:value="0.40869565217778">
            <text:p>0,40869565</text:p>
          </table:table-cell>
          <table:table-cell table:style-name="ce44" office:value-type="float" office:value="0.726086956521739">
            <text:p>0,72608696</text:p>
          </table:table-cell>
          <table:table-cell table:style-name="ce44" office:value-type="float" office:value="0.365217391303528">
            <text:p>0,36521739</text:p>
          </table:table-cell>
          <table:table-cell table:number-columns-repeated="961"/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64">
            <text:p>64</text:p>
          </table:table-cell>
          <table:table-cell table:style-name="ce33" office:value-type="float" office:value="67">
            <text:p>67</text:p>
          </table:table-cell>
          <table:table-cell/>
          <table:table-cell table:formula="of:=[.B38]/([.B38]+[.C38]+[.D38]+[.E38])" office:value-type="float" office:value="0.0833333333333333">
            <text:p>0,08333333</text:p>
          </table:table-cell>
          <table:table-cell table:formula="of:=[.C38]/([.B38]+[.C38]+[.D38]+[.E38])" office:value-type="float" office:value="0.188888888888889">
            <text:p>0,18888889</text:p>
          </table:table-cell>
          <table:table-cell table:formula="of:=[.D38]/([.B38]+[.C38]+[.D38]+[.E38])" office:value-type="float" office:value="0.355555555555556">
            <text:p>0,35555556</text:p>
          </table:table-cell>
          <table:table-cell table:formula="of:=[.E38]/([.B38]+[.C38]+[.D38]+[.E38])" office:value-type="float" office:value="0.372222222222222">
            <text:p>0,37222222</text:p>
          </table:table-cell>
          <table:table-cell/>
          <table:table-cell table:formula="of:=SUM([.G38:.J38])" office:value-type="float" office:value="1">
            <text:p>1</text:p>
          </table:table-cell>
          <table:table-cell/>
          <table:table-cell office:value-type="float" office:value="0.188888888888889">
            <text:p>0,18888889</text:p>
          </table:table-cell>
          <table:table-cell office:value-type="float" office:value="0.355555555555556">
            <text:p>0,35555556</text:p>
          </table:table-cell>
          <table:table-cell office:value-type="float" office:value="0.372222222222222">
            <text:p>0,37222222</text:p>
          </table:table-cell>
          <table:table-cell/>
          <table:table-cell table:formula="of:=[.N38]/SUM([.N38:.P38])" office:value-type="float" office:value="0.206060606060606">
            <text:p>0,20606061</text:p>
          </table:table-cell>
          <table:table-cell table:formula="of:=[.O38]/SUM([.N38:.P38])" office:value-type="float" office:value="0.387878787878788">
            <text:p>0,38787879</text:p>
          </table:table-cell>
          <table:table-cell table:formula="of:=[.P38]/SUM([.N38:.P38])" office:value-type="float" office:value="0.406060606060606">
            <text:p>0,40606061</text:p>
          </table:table-cell>
          <table:table-cell/>
          <table:table-cell table:formula="of:=SUM([.R38:.T38])" office:value-type="float" office:value="1">
            <text:p>1</text:p>
          </table:table-cell>
          <table:table-cell/>
          <table:table-cell table:formula="of:=([.R38]/SIN(RADIANS(60))+[.S38]/TAN(RADIANS(60)))*SIN(RADIANS(60))" office:value-type="float" office:value="0.4">
            <text:p>0,4</text:p>
          </table:table-cell>
          <table:table-cell table:formula="of:=[.S38]*SIN(RADIANS(60))" office:value-type="float" office:value="0.335912883892146">
            <text:p>0,33591288</text:p>
          </table:table-cell>
          <table:table-cell/>
          <table:table-cell table:formula="of:=SUM([.X38:.Y38])" office:value-type="float" office:value="0.735912883892147">
            <text:p>0,7359128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8]*[.X38]-[.Y38])*-1" office:value-type="float" office:value="0.104972776220445">
            <text:p>0,104972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8])*[.AE38]-(-[.AD38])*[.AE38])/([.AF38]*[.AE38]-[.AC38]*[.AH38])" office:value-type="float" office:value="0.704545454550804">
            <text:p>0,70454545</text:p>
          </table:table-cell>
          <table:table-cell table:formula="of:=([.AF38]*(-[.AD38])-[.AC38]*(-[.AG38]))/([.AF38]*[.AH38]-[.AC38]*[.AH38])*-1" office:value-type="float" office:value="0.51174228405437">
            <text:p>0,51174228</text:p>
          </table:table-cell>
          <table:table-cell/>
          <table:table-cell table:style-name="ce12" table:formula="of:=1-SQRT((1-[.AI38])*(1-[.AI38])+[.AJ38]*[.AJ38])" office:value-type="float" office:value="0.409090909093645">
            <text:p>0,40909091</text:p>
          </table:table-cell>
          <table:table-cell table:style-name="ce12" table:formula="of:=1-[.X38]" office:value-type="float" office:value="0.6">
            <text:p>0,6</text:p>
          </table:table-cell>
          <table:table-cell table:style-name="ce12" table:formula="of:=SQRT([.AW38]*[.AW38]+[.AX38]*[.AX38])" office:value-type="float" office:value="0.490909090907703">
            <text:p>0,4909090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8]" office:value-type="float" office:value="-0.577350269179251">
            <text:p>-0,57735027</text:p>
          </table:table-cell>
          <table:table-cell table:formula="of:=[.Y38]+(1/[.AP38])*[.X38]" office:value-type="float" office:value="0.566852991563847">
            <text:p>0,5668529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8])*[.AR38]-(-[.AQ38])*[.AU38])/([.AS38]*[.AR38]-[.AP38]*[.AU38])" office:value-type="float" office:value="0.245454545450543">
            <text:p>0,24545455</text:p>
          </table:table-cell>
          <table:table-cell table:formula="of:=([.AS38]*(-[.AQ38])-[.AP38]*(-[.AT38]))/([.AS38]*[.AU38]-[.AP38]*[.AU38])*-1" office:value-type="float" office:value="0.425139743676705">
            <text:p>0,42513974</text:p>
          </table:table-cell>
          <table:table-cell office:value-type="float" office:value="37">
            <text:p>37</text:p>
          </table:table-cell>
          <table:table-cell table:style-name="ce13" office:value-type="float" office:value="0.415929203543639">
            <text:p>0,4159292</text:p>
          </table:table-cell>
          <table:table-cell table:style-name="ce13" office:value-type="float" office:value="0.716814159292035">
            <text:p>0,71681416</text:p>
          </table:table-cell>
          <table:table-cell table:style-name="ce13" office:value-type="float" office:value="0.367256637167247">
            <text:p>0,36725664</text:p>
          </table:table-cell>
          <table:table-cell table:style-name="ce44" office:value-type="float" office:value="0.409090909093645">
            <text:p>0,40909091</text:p>
          </table:table-cell>
          <table:table-cell table:style-name="ce44" office:value-type="float" office:value="0.6">
            <text:p>0,6</text:p>
          </table:table-cell>
          <table:table-cell table:style-name="ce44" office:value-type="float" office:value="0.490909090907702">
            <text:p>0,49090909</text:p>
          </table:table-cell>
          <table:table-cell table:style-name="ce13" office:value-type="float" office:value="0.33219178082501">
            <text:p>0,33219178</text:p>
          </table:table-cell>
          <table:table-cell table:style-name="ce13" office:value-type="float" office:value="0.678082191780822">
            <text:p>0,67808219</text:p>
          </table:table-cell>
          <table:table-cell table:style-name="ce13" office:value-type="float" office:value="0.489726027396568">
            <text:p>0,48972603</text:p>
          </table:table-cell>
          <table:table-cell table:style-name="ce44" office:value-type="float" office:value="0.418103448279754">
            <text:p>0,41810345</text:p>
          </table:table-cell>
          <table:table-cell table:style-name="ce44" office:value-type="float" office:value="0.724137931034483">
            <text:p>0,72413793</text:p>
          </table:table-cell>
          <table:table-cell table:style-name="ce44" office:value-type="float" office:value="0.357758620688784">
            <text:p>0,35775862</text:p>
          </table:table-cell>
          <table:table-cell table:number-columns-repeated="961"/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65">
            <text:p>65</text:p>
          </table:table-cell>
          <table:table-cell table:style-name="ce33" office:value-type="float" office:value="68">
            <text:p>68</text:p>
          </table:table-cell>
          <table:table-cell/>
          <table:table-cell table:formula="of:=[.B39]/([.B39]+[.C39]+[.D39]+[.E39])" office:value-type="float" office:value="0.0879120879120879">
            <text:p>0,08791209</text:p>
          </table:table-cell>
          <table:table-cell table:formula="of:=[.C39]/([.B39]+[.C39]+[.D39]+[.E39])" office:value-type="float" office:value="0.181318681318681">
            <text:p>0,18131868</text:p>
          </table:table-cell>
          <table:table-cell table:formula="of:=[.D39]/([.B39]+[.C39]+[.D39]+[.E39])" office:value-type="float" office:value="0.357142857142857">
            <text:p>0,35714286</text:p>
          </table:table-cell>
          <table:table-cell table:formula="of:=[.E39]/([.B39]+[.C39]+[.D39]+[.E39])" office:value-type="float" office:value="0.373626373626374">
            <text:p>0,37362637</text:p>
          </table:table-cell>
          <table:table-cell/>
          <table:table-cell table:formula="of:=SUM([.G39:.J39])" office:value-type="float" office:value="1">
            <text:p>1</text:p>
          </table:table-cell>
          <table:table-cell/>
          <table:table-cell office:value-type="float" office:value="0.181318681318681">
            <text:p>0,18131868</text:p>
          </table:table-cell>
          <table:table-cell office:value-type="float" office:value="0.357142857142857">
            <text:p>0,35714286</text:p>
          </table:table-cell>
          <table:table-cell office:value-type="float" office:value="0.373626373626374">
            <text:p>0,37362637</text:p>
          </table:table-cell>
          <table:table-cell/>
          <table:table-cell table:formula="of:=[.N39]/SUM([.N39:.P39])" office:value-type="float" office:value="0.198795180722891">
            <text:p>0,19879518</text:p>
          </table:table-cell>
          <table:table-cell table:formula="of:=[.O39]/SUM([.N39:.P39])" office:value-type="float" office:value="0.391566265060241">
            <text:p>0,39156627</text:p>
          </table:table-cell>
          <table:table-cell table:formula="of:=[.P39]/SUM([.N39:.P39])" office:value-type="float" office:value="0.409638554216868">
            <text:p>0,40963855</text:p>
          </table:table-cell>
          <table:table-cell/>
          <table:table-cell table:formula="of:=SUM([.R39:.T39])" office:value-type="float" office:value="1">
            <text:p>1</text:p>
          </table:table-cell>
          <table:table-cell/>
          <table:table-cell table:formula="of:=([.R39]/SIN(RADIANS(60))+[.S39]/TAN(RADIANS(60)))*SIN(RADIANS(60))" office:value-type="float" office:value="0.394578313253012">
            <text:p>0,39457831</text:p>
          </table:table-cell>
          <table:table-cell table:formula="of:=[.S39]*SIN(RADIANS(60))" office:value-type="float" office:value="0.33910633280716">
            <text:p>0,33910633</text:p>
          </table:table-cell>
          <table:table-cell/>
          <table:table-cell table:formula="of:=SUM([.X39:.Y39])" office:value-type="float" office:value="0.733684646060171">
            <text:p>0,733684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9]*[.X39]-[.Y39])*-1" office:value-type="float" office:value="0.111296437438238">
            <text:p>0,111296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9])*[.AE39]-(-[.AD39])*[.AE39])/([.AF39]*[.AE39]-[.AC39]*[.AH39])" office:value-type="float" office:value="0.701807228921061">
            <text:p>0,70180723</text:p>
          </table:table-cell>
          <table:table-cell table:formula="of:=([.AF39]*(-[.AD39])-[.AC39]*(-[.AG39]))/([.AF39]*[.AH39]-[.AC39]*[.AH39])*-1" office:value-type="float" office:value="0.516485029967758">
            <text:p>0,51648503</text:p>
          </table:table-cell>
          <table:table-cell/>
          <table:table-cell table:style-name="ce12" table:formula="of:=1-SQRT((1-[.AI39])*(1-[.AI39])+[.AJ39]*[.AJ39])" office:value-type="float" office:value="0.403614457834085">
            <text:p>0,40361446</text:p>
          </table:table-cell>
          <table:table-cell table:style-name="ce12" table:formula="of:=1-[.X39]" office:value-type="float" office:value="0.605421686746988">
            <text:p>0,60542169</text:p>
          </table:table-cell>
          <table:table-cell table:style-name="ce12" table:formula="of:=SQRT([.AW39]*[.AW39]+[.AX39]*[.AX39])" office:value-type="float" office:value="0.490963855420347">
            <text:p>0,490963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9]" office:value-type="float" office:value="-0.577350269179251">
            <text:p>-0,57735027</text:p>
          </table:table-cell>
          <table:table-cell table:formula="of:=[.Y39]+(1/[.AP39])*[.X39]" office:value-type="float" office:value="0.566916228176081">
            <text:p>0,566916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9])*[.AR39]-(-[.AQ39])*[.AU39])/([.AS39]*[.AR39]-[.AP39]*[.AU39])" office:value-type="float" office:value="0.245481927706865">
            <text:p>0,24548193</text:p>
          </table:table-cell>
          <table:table-cell table:formula="of:=([.AS39]*(-[.AQ39])-[.AP39]*(-[.AT39]))/([.AS39]*[.AU39]-[.AP39]*[.AU39])*-1" office:value-type="float" office:value="0.425187171135881">
            <text:p>0,42518717</text:p>
          </table:table-cell>
          <table:table-cell office:value-type="float" office:value="38">
            <text:p>38</text:p>
          </table:table-cell>
          <table:table-cell table:style-name="ce13" office:value-type="float" office:value="0.42543859649507">
            <text:p>0,4254386</text:p>
          </table:table-cell>
          <table:table-cell table:style-name="ce13" office:value-type="float" office:value="0.714912280701754">
            <text:p>0,71491228</text:p>
          </table:table-cell>
          <table:table-cell table:style-name="ce13" office:value-type="float" office:value="0.359649122806072">
            <text:p>0,35964912</text:p>
          </table:table-cell>
          <table:table-cell table:style-name="ce44" office:value-type="float" office:value="0.403614457834086">
            <text:p>0,40361446</text:p>
          </table:table-cell>
          <table:table-cell table:style-name="ce44" office:value-type="float" office:value="0.605421686746988">
            <text:p>0,60542169</text:p>
          </table:table-cell>
          <table:table-cell table:style-name="ce44" office:value-type="float" office:value="0.490963855420347">
            <text:p>0,49096386</text:p>
          </table:table-cell>
          <table:table-cell table:style-name="ce13" office:value-type="float" office:value="0.335570469801733">
            <text:p>0,33557047</text:p>
          </table:table-cell>
          <table:table-cell table:style-name="ce13" office:value-type="float" office:value="0.674496644295302">
            <text:p>0,67449664</text:p>
          </table:table-cell>
          <table:table-cell table:style-name="ce13" office:value-type="float" office:value="0.489932885905317">
            <text:p>0,48993289</text:p>
          </table:table-cell>
          <table:table-cell table:style-name="ce44" office:value-type="float" office:value="0.427350427354344">
            <text:p>0,42735043</text:p>
          </table:table-cell>
          <table:table-cell table:style-name="ce44" office:value-type="float" office:value="0.722222222222222">
            <text:p>0,72222222</text:p>
          </table:table-cell>
          <table:table-cell table:style-name="ce44" office:value-type="float" office:value="0.350427350426429">
            <text:p>0,35042735</text:p>
          </table:table-cell>
          <table:table-cell table:number-columns-repeated="961"/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69">
            <text:p>69</text:p>
          </table:table-cell>
          <table:table-cell/>
          <table:table-cell table:formula="of:=[.B40]/([.B40]+[.C40]+[.D40]+[.E40])" office:value-type="float" office:value="0.0923913043478261">
            <text:p>0,0923913</text:p>
          </table:table-cell>
          <table:table-cell table:formula="of:=[.C40]/([.B40]+[.C40]+[.D40]+[.E40])" office:value-type="float" office:value="0.173913043478261">
            <text:p>0,17391304</text:p>
          </table:table-cell>
          <table:table-cell table:formula="of:=[.D40]/([.B40]+[.C40]+[.D40]+[.E40])" office:value-type="float" office:value="0.358695652173913">
            <text:p>0,35869565</text:p>
          </table:table-cell>
          <table:table-cell table:formula="of:=[.E40]/([.B40]+[.C40]+[.D40]+[.E40])" office:value-type="float" office:value="0.375">
            <text:p>0,375</text:p>
          </table:table-cell>
          <table:table-cell/>
          <table:table-cell table:formula="of:=SUM([.G40:.J40])" office:value-type="float" office:value="1">
            <text:p>1</text:p>
          </table:table-cell>
          <table:table-cell/>
          <table:table-cell office:value-type="float" office:value="0.173913043478261">
            <text:p>0,17391304</text:p>
          </table:table-cell>
          <table:table-cell office:value-type="float" office:value="0.358695652173913">
            <text:p>0,35869565</text:p>
          </table:table-cell>
          <table:table-cell office:value-type="float" office:value="0.375">
            <text:p>0,375</text:p>
          </table:table-cell>
          <table:table-cell/>
          <table:table-cell table:formula="of:=[.N40]/SUM([.N40:.P40])" office:value-type="float" office:value="0.191616766467066">
            <text:p>0,19161677</text:p>
          </table:table-cell>
          <table:table-cell table:formula="of:=[.O40]/SUM([.N40:.P40])" office:value-type="float" office:value="0.395209580838323">
            <text:p>0,39520958</text:p>
          </table:table-cell>
          <table:table-cell table:formula="of:=[.P40]/SUM([.N40:.P40])" office:value-type="float" office:value="0.413173652694611">
            <text:p>0,41317365</text:p>
          </table:table-cell>
          <table:table-cell/>
          <table:table-cell table:formula="of:=SUM([.R40:.T40])" office:value-type="float" office:value="1">
            <text:p>1</text:p>
          </table:table-cell>
          <table:table-cell/>
          <table:table-cell table:formula="of:=([.R40]/SIN(RADIANS(60))+[.S40]/TAN(RADIANS(60)))*SIN(RADIANS(60))" office:value-type="float" office:value="0.389221556886228">
            <text:p>0,38922156</text:p>
          </table:table-cell>
          <table:table-cell table:formula="of:=[.S40]*SIN(RADIANS(60))" office:value-type="float" office:value="0.342261536824988">
            <text:p>0,34226154</text:p>
          </table:table-cell>
          <table:table-cell/>
          <table:table-cell table:formula="of:=SUM([.X40:.Y40])" office:value-type="float" office:value="0.731483093711215">
            <text:p>0,731483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0]*[.X40]-[.Y40])*-1" office:value-type="float" office:value="0.117544366186357">
            <text:p>0,117544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0])*[.AE40]-(-[.AD40])*[.AE40])/([.AF40]*[.AE40]-[.AC40]*[.AH40])" office:value-type="float" office:value="0.699101796412633">
            <text:p>0,6991018</text:p>
          </table:table-cell>
          <table:table-cell table:formula="of:=([.AF40]*(-[.AD40])-[.AC40]*(-[.AG40]))/([.AF40]*[.AH40]-[.AC40]*[.AH40])*-1" office:value-type="float" office:value="0.521170976528889">
            <text:p>0,52117098</text:p>
          </table:table-cell>
          <table:table-cell/>
          <table:table-cell table:style-name="ce12" table:formula="of:=1-SQRT((1-[.AI40])*(1-[.AI40])+[.AJ40]*[.AJ40])" office:value-type="float" office:value="0.398203592817155">
            <text:p>0,39820359</text:p>
          </table:table-cell>
          <table:table-cell table:style-name="ce12" table:formula="of:=1-[.X40]" office:value-type="float" office:value="0.610778443113772">
            <text:p>0,61077844</text:p>
          </table:table-cell>
          <table:table-cell table:style-name="ce12" table:formula="of:=SQRT([.AW40]*[.AW40]+[.AX40]*[.AX40])" office:value-type="float" office:value="0.491017964070565">
            <text:p>0,4910179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0]" office:value-type="float" office:value="-0.577350269179251">
            <text:p>-0,57735027</text:p>
          </table:table-cell>
          <table:table-cell table:formula="of:=[.Y40]+(1/[.AP40])*[.X40]" office:value-type="float" office:value="0.566978707463618">
            <text:p>0,5669787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0])*[.AR40]-(-[.AQ40])*[.AU40])/([.AS40]*[.AR40]-[.AP40]*[.AU40])" office:value-type="float" office:value="0.245508982031974">
            <text:p>0,24550898</text:p>
          </table:table-cell>
          <table:table-cell table:formula="of:=([.AS40]*(-[.AQ40])-[.AP40]*(-[.AT40]))/([.AS40]*[.AU40]-[.AP40]*[.AU40])*-1" office:value-type="float" office:value="0.425234030601534">
            <text:p>0,42523403</text:p>
          </table:table-cell>
          <table:table-cell office:value-type="float" office:value="39">
            <text:p>39</text:p>
          </table:table-cell>
          <table:table-cell table:style-name="ce13" office:value-type="float" office:value="0.434782608699519">
            <text:p>0,43478261</text:p>
          </table:table-cell>
          <table:table-cell table:style-name="ce13" office:value-type="float" office:value="0.71304347826087">
            <text:p>0,71304348</text:p>
          </table:table-cell>
          <table:table-cell table:style-name="ce13" office:value-type="float" office:value="0.352173913042482">
            <text:p>0,35217391</text:p>
          </table:table-cell>
          <table:table-cell table:style-name="ce44" office:value-type="float" office:value="0.398203592817155">
            <text:p>0,39820359</text:p>
          </table:table-cell>
          <table:table-cell table:style-name="ce44" office:value-type="float" office:value="0.610778443113772">
            <text:p>0,61077844</text:p>
          </table:table-cell>
          <table:table-cell table:style-name="ce44" office:value-type="float" office:value="0.491017964070565">
            <text:p>0,49101796</text:p>
          </table:table-cell>
          <table:table-cell table:style-name="ce13" office:value-type="float" office:value="0.338815789476743">
            <text:p>0,33881579</text:p>
          </table:table-cell>
          <table:table-cell table:style-name="ce13" office:value-type="float" office:value="0.671052631578947">
            <text:p>0,67105263</text:p>
          </table:table-cell>
          <table:table-cell table:style-name="ce13" office:value-type="float" office:value="0.490131578946615">
            <text:p>0,49013158</text:p>
          </table:table-cell>
          <table:table-cell table:style-name="ce44" office:value-type="float" office:value="0.436440677970042">
            <text:p>0,43644068</text:p>
          </table:table-cell>
          <table:table-cell table:style-name="ce44" office:value-type="float" office:value="0.720338983050847">
            <text:p>0,72033898</text:p>
          </table:table-cell>
          <table:table-cell table:style-name="ce44" office:value-type="float" office:value="0.34322033898208">
            <text:p>0,34322034</text:p>
          </table:table-cell>
          <table:table-cell table:number-columns-repeated="961"/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70">
            <text:p>70</text:p>
          </table:table-cell>
          <table:table-cell/>
          <table:table-cell table:formula="of:=[.B41]/([.B41]+[.C41]+[.D41]+[.E41])" office:value-type="float" office:value="0.0967741935483871">
            <text:p>0,09677419</text:p>
          </table:table-cell>
          <table:table-cell table:formula="of:=[.C41]/([.B41]+[.C41]+[.D41]+[.E41])" office:value-type="float" office:value="0.166666666666667">
            <text:p>0,16666667</text:p>
          </table:table-cell>
          <table:table-cell table:formula="of:=[.D41]/([.B41]+[.C41]+[.D41]+[.E41])" office:value-type="float" office:value="0.360215053763441">
            <text:p>0,36021505</text:p>
          </table:table-cell>
          <table:table-cell table:formula="of:=[.E41]/([.B41]+[.C41]+[.D41]+[.E41])" office:value-type="float" office:value="0.376344086021505">
            <text:p>0,37634409</text:p>
          </table:table-cell>
          <table:table-cell/>
          <table:table-cell table:formula="of:=SUM([.G41:.J41])" office:value-type="float" office:value="1">
            <text:p>1</text:p>
          </table:table-cell>
          <table:table-cell/>
          <table:table-cell office:value-type="float" office:value="0.166666666666667">
            <text:p>0,16666667</text:p>
          </table:table-cell>
          <table:table-cell office:value-type="float" office:value="0.360215053763441">
            <text:p>0,36021505</text:p>
          </table:table-cell>
          <table:table-cell office:value-type="float" office:value="0.376344086021505">
            <text:p>0,37634409</text:p>
          </table:table-cell>
          <table:table-cell/>
          <table:table-cell table:formula="of:=[.N41]/SUM([.N41:.P41])" office:value-type="float" office:value="0.18452380952381">
            <text:p>0,18452381</text:p>
          </table:table-cell>
          <table:table-cell table:formula="of:=[.O41]/SUM([.N41:.P41])" office:value-type="float" office:value="0.398809523809524">
            <text:p>0,39880952</text:p>
          </table:table-cell>
          <table:table-cell table:formula="of:=[.P41]/SUM([.N41:.P41])" office:value-type="float" office:value="0.416666666666666">
            <text:p>0,41666667</text:p>
          </table:table-cell>
          <table:table-cell/>
          <table:table-cell table:formula="of:=SUM([.R41:.T41])" office:value-type="float" office:value="1">
            <text:p>1</text:p>
          </table:table-cell>
          <table:table-cell/>
          <table:table-cell table:formula="of:=([.R41]/SIN(RADIANS(60))+[.S41]/TAN(RADIANS(60)))*SIN(RADIANS(60))" office:value-type="float" office:value="0.383928571428572">
            <text:p>0,38392857</text:p>
          </table:table-cell>
          <table:table-cell table:formula="of:=[.S41]*SIN(RADIANS(60))" office:value-type="float" office:value="0.345379178890223">
            <text:p>0,34537918</text:p>
          </table:table-cell>
          <table:table-cell/>
          <table:table-cell table:formula="of:=SUM([.X41:.Y41])" office:value-type="float" office:value="0.729307750318795">
            <text:p>0,7293077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1]*[.X41]-[.Y41])*-1" office:value-type="float" office:value="0.123717914830331">
            <text:p>0,1237179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1])*[.AE41]-(-[.AD41])*[.AE41])/([.AF41]*[.AE41]-[.AC41]*[.AH41])" office:value-type="float" office:value="0.696428571434066">
            <text:p>0,69642857</text:p>
          </table:table-cell>
          <table:table-cell table:formula="of:=([.AF41]*(-[.AD41])-[.AC41]*(-[.AG41]))/([.AF41]*[.AH41]-[.AC41]*[.AH41])*-1" office:value-type="float" office:value="0.525801138011911">
            <text:p>0,52580114</text:p>
          </table:table-cell>
          <table:table-cell/>
          <table:table-cell table:style-name="ce12" table:formula="of:=1-SQRT((1-[.AI41])*(1-[.AI41])+[.AJ41]*[.AJ41])" office:value-type="float" office:value="0.392857142859951">
            <text:p>0,39285714</text:p>
          </table:table-cell>
          <table:table-cell table:style-name="ce12" table:formula="of:=1-[.X41]" office:value-type="float" office:value="0.616071428571428">
            <text:p>0,61607143</text:p>
          </table:table-cell>
          <table:table-cell table:style-name="ce12" table:formula="of:=SQRT([.AW41]*[.AW41]+[.AX41]*[.AX41])" office:value-type="float" office:value="0.491071428570185">
            <text:p>0,4910714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1]" office:value-type="float" office:value="-0.577350269179251">
            <text:p>-0,57735027</text:p>
          </table:table-cell>
          <table:table-cell table:formula="of:=[.Y41]+(1/[.AP41])*[.X41]" office:value-type="float" office:value="0.567040442950114">
            <text:p>0,56704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1])*[.AR41]-(-[.AQ41])*[.AU41])/([.AS41]*[.AR41]-[.AP41]*[.AU41])" office:value-type="float" office:value="0.245535714281784">
            <text:p>0,24553571</text:p>
          </table:table-cell>
          <table:table-cell table:formula="of:=([.AS41]*(-[.AQ41])-[.AP41]*(-[.AT41]))/([.AS41]*[.AU41]-[.AP41]*[.AU41])*-1" office:value-type="float" office:value="0.425280332216406">
            <text:p>0,42528033</text:p>
          </table:table-cell>
          <table:table-cell office:value-type="float" office:value="40">
            <text:p>40</text:p>
          </table:table-cell>
          <table:table-cell table:style-name="ce13" office:value-type="float" office:value="0.443965517245271">
            <text:p>0,44396552</text:p>
          </table:table-cell>
          <table:table-cell table:style-name="ce13" office:value-type="float" office:value="0.711206896551724">
            <text:p>0,7112069</text:p>
          </table:table-cell>
          <table:table-cell table:style-name="ce13" office:value-type="float" office:value="0.344827586205851">
            <text:p>0,34482759</text:p>
          </table:table-cell>
          <table:table-cell table:style-name="ce44" office:value-type="float" office:value="0.39285714285995">
            <text:p>0,39285714</text:p>
          </table:table-cell>
          <table:table-cell table:style-name="ce44" office:value-type="float" office:value="0.616071428571429">
            <text:p>0,61607143</text:p>
          </table:table-cell>
          <table:table-cell table:style-name="ce44" office:value-type="float" office:value="0.491071428570185">
            <text:p>0,49107143</text:p>
          </table:table-cell>
          <table:table-cell table:style-name="ce13" office:value-type="float" office:value="0.341935483874011">
            <text:p>0,34193548</text:p>
          </table:table-cell>
          <table:table-cell table:style-name="ce13" office:value-type="float" office:value="0.667741935483871">
            <text:p>0,66774194</text:p>
          </table:table-cell>
          <table:table-cell table:style-name="ce13" office:value-type="float" office:value="0.490322580644379">
            <text:p>0,49032258</text:p>
          </table:table-cell>
          <table:table-cell table:style-name="ce44" office:value-type="float" office:value="0.445378151264468">
            <text:p>0,44537815</text:p>
          </table:table-cell>
          <table:table-cell table:style-name="ce44" office:value-type="float" office:value="0.718487394957983">
            <text:p>0,71848739</text:p>
          </table:table-cell>
          <table:table-cell table:style-name="ce44" office:value-type="float" office:value="0.336134453780493">
            <text:p>0,33613445</text:p>
          </table:table-cell>
          <table:table-cell table:number-columns-repeated="961"/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71">
            <text:p>71</text:p>
          </table:table-cell>
          <table:table-cell/>
          <table:table-cell table:formula="of:=[.B42]/([.B42]+[.C42]+[.D42]+[.E42])" office:value-type="float" office:value="0.101063829787234">
            <text:p>0,10106383</text:p>
          </table:table-cell>
          <table:table-cell table:formula="of:=[.C42]/([.B42]+[.C42]+[.D42]+[.E42])" office:value-type="float" office:value="0.159574468085106">
            <text:p>0,15957447</text:p>
          </table:table-cell>
          <table:table-cell table:formula="of:=[.D42]/([.B42]+[.C42]+[.D42]+[.E42])" office:value-type="float" office:value="0.361702127659574">
            <text:p>0,36170213</text:p>
          </table:table-cell>
          <table:table-cell table:formula="of:=[.E42]/([.B42]+[.C42]+[.D42]+[.E42])" office:value-type="float" office:value="0.377659574468085">
            <text:p>0,37765957</text:p>
          </table:table-cell>
          <table:table-cell/>
          <table:table-cell table:formula="of:=SUM([.G42:.J42])" office:value-type="float" office:value="1">
            <text:p>1</text:p>
          </table:table-cell>
          <table:table-cell/>
          <table:table-cell office:value-type="float" office:value="0.159574468085106">
            <text:p>0,15957447</text:p>
          </table:table-cell>
          <table:table-cell office:value-type="float" office:value="0.361702127659574">
            <text:p>0,36170213</text:p>
          </table:table-cell>
          <table:table-cell office:value-type="float" office:value="0.377659574468085">
            <text:p>0,37765957</text:p>
          </table:table-cell>
          <table:table-cell/>
          <table:table-cell table:formula="of:=[.N42]/SUM([.N42:.P42])" office:value-type="float" office:value="0.177514792899408">
            <text:p>0,17751479</text:p>
          </table:table-cell>
          <table:table-cell table:formula="of:=[.O42]/SUM([.N42:.P42])" office:value-type="float" office:value="0.402366863905325">
            <text:p>0,40236686</text:p>
          </table:table-cell>
          <table:table-cell table:formula="of:=[.P42]/SUM([.N42:.P42])" office:value-type="float" office:value="0.420118343195267">
            <text:p>0,42011834</text:p>
          </table:table-cell>
          <table:table-cell/>
          <table:table-cell table:formula="of:=SUM([.R42:.T42])" office:value-type="float" office:value="1">
            <text:p>1</text:p>
          </table:table-cell>
          <table:table-cell/>
          <table:table-cell table:formula="of:=([.R42]/SIN(RADIANS(60))+[.S42]/TAN(RADIANS(60)))*SIN(RADIANS(60))" office:value-type="float" office:value="0.378698224852071">
            <text:p>0,37869822</text:p>
          </table:table-cell>
          <table:table-cell table:formula="of:=[.S42]*SIN(RADIANS(60))" office:value-type="float" office:value="0.348459925783088">
            <text:p>0,34845993</text:p>
          </table:table-cell>
          <table:table-cell/>
          <table:table-cell table:formula="of:=SUM([.X42:.Y42])" office:value-type="float" office:value="0.727158150635158">
            <text:p>0,7271581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2]*[.X42]-[.Y42])*-1" office:value-type="float" office:value="0.12981840372704">
            <text:p>0,12981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2])*[.AE42]-(-[.AD42])*[.AE42])/([.AF42]*[.AE42]-[.AC42]*[.AH42])" office:value-type="float" office:value="0.693786982254063">
            <text:p>0,69378698</text:p>
          </table:table-cell>
          <table:table-cell table:formula="of:=([.AF42]*(-[.AD42])-[.AC42]*(-[.AG42]))/([.AF42]*[.AH42]-[.AC42]*[.AH42])*-1" office:value-type="float" office:value="0.530376504684484">
            <text:p>0,5303765</text:p>
          </table:table-cell>
          <table:table-cell/>
          <table:table-cell table:style-name="ce12" table:formula="of:=1-SQRT((1-[.AI42])*(1-[.AI42])+[.AJ42]*[.AJ42])" office:value-type="float" office:value="0.387573964499872">
            <text:p>0,38757396</text:p>
          </table:table-cell>
          <table:table-cell table:style-name="ce12" table:formula="of:=1-[.X42]" office:value-type="float" office:value="0.621301775147929">
            <text:p>0,62130178</text:p>
          </table:table-cell>
          <table:table-cell table:style-name="ce12" table:formula="of:=SQRT([.AW42]*[.AW42]+[.AX42]*[.AX42])" office:value-type="float" office:value="0.491124260353833">
            <text:p>0,491124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2]" office:value-type="float" office:value="-0.577350269179251">
            <text:p>-0,57735027</text:p>
          </table:table-cell>
          <table:table-cell table:formula="of:=[.Y42]+(1/[.AP42])*[.X42]" office:value-type="float" office:value="0.567101447839135">
            <text:p>0,56710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2])*[.AR42]-(-[.AQ42])*[.AU42])/([.AS42]*[.AR42]-[.AP42]*[.AU42])" office:value-type="float" office:value="0.245562130173607">
            <text:p>0,24556213</text:p>
          </table:table-cell>
          <table:table-cell table:formula="of:=([.AS42]*(-[.AQ42])-[.AP42]*(-[.AT42]))/([.AS42]*[.AU42]-[.AP42]*[.AU42])*-1" office:value-type="float" office:value="0.425326085883173">
            <text:p>0,42532609</text:p>
          </table:table-cell>
          <table:table-cell office:value-type="float" office:value="41">
            <text:p>41</text:p>
          </table:table-cell>
          <table:table-cell table:style-name="ce13" office:value-type="float" office:value="0.452991452995369">
            <text:p>0,45299145</text:p>
          </table:table-cell>
          <table:table-cell table:style-name="ce13" office:value-type="float" office:value="0.709401709401709">
            <text:p>0,70940171</text:p>
          </table:table-cell>
          <table:table-cell table:style-name="ce13" office:value-type="float" office:value="0.337606837605743">
            <text:p>0,33760684</text:p>
          </table:table-cell>
          <table:table-cell table:style-name="ce44" office:value-type="float" office:value="0.387573964499872">
            <text:p>0,38757396</text:p>
          </table:table-cell>
          <table:table-cell table:style-name="ce44" office:value-type="float" office:value="0.621301775147929">
            <text:p>0,62130178</text:p>
          </table:table-cell>
          <table:table-cell table:style-name="ce44" office:value-type="float" office:value="0.491124260353833">
            <text:p>0,49112426</text:p>
          </table:table-cell>
          <table:table-cell table:style-name="ce13" office:value-type="float" office:value="0.344936708863787">
            <text:p>0,34493671</text:p>
          </table:table-cell>
          <table:table-cell table:style-name="ce13" office:value-type="float" office:value="0.664556962025317">
            <text:p>0,66455696</text:p>
          </table:table-cell>
          <table:table-cell table:style-name="ce13" office:value-type="float" office:value="0.490506329113114">
            <text:p>0,49050633</text:p>
          </table:table-cell>
          <table:table-cell table:style-name="ce44" office:value-type="float" office:value="0.454166666670653">
            <text:p>0,45416667</text:p>
          </table:table-cell>
          <table:table-cell table:style-name="ce44" office:value-type="float" office:value="0.716666666666667">
            <text:p>0,71666667</text:p>
          </table:table-cell>
          <table:table-cell table:style-name="ce44" office:value-type="float" office:value="0.3291666666656">
            <text:p>0,32916667</text:p>
          </table:table-cell>
          <table:table-cell table:number-columns-repeated="961"/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72">
            <text:p>72</text:p>
          </table:table-cell>
          <table:table-cell/>
          <table:table-cell table:formula="of:=[.B43]/([.B43]+[.C43]+[.D43]+[.E43])" office:value-type="float" office:value="0.105263157894737">
            <text:p>0,10526316</text:p>
          </table:table-cell>
          <table:table-cell table:formula="of:=[.C43]/([.B43]+[.C43]+[.D43]+[.E43])" office:value-type="float" office:value="0.152631578947368">
            <text:p>0,15263158</text:p>
          </table:table-cell>
          <table:table-cell table:formula="of:=[.D43]/([.B43]+[.C43]+[.D43]+[.E43])" office:value-type="float" office:value="0.363157894736842">
            <text:p>0,36315789</text:p>
          </table:table-cell>
          <table:table-cell table:formula="of:=[.E43]/([.B43]+[.C43]+[.D43]+[.E43])" office:value-type="float" office:value="0.378947368421053">
            <text:p>0,37894737</text:p>
          </table:table-cell>
          <table:table-cell/>
          <table:table-cell table:formula="of:=SUM([.G43:.J43])" office:value-type="float" office:value="1">
            <text:p>1</text:p>
          </table:table-cell>
          <table:table-cell/>
          <table:table-cell office:value-type="float" office:value="0.152631578947368">
            <text:p>0,15263158</text:p>
          </table:table-cell>
          <table:table-cell office:value-type="float" office:value="0.363157894736842">
            <text:p>0,36315789</text:p>
          </table:table-cell>
          <table:table-cell office:value-type="float" office:value="0.378947368421053">
            <text:p>0,37894737</text:p>
          </table:table-cell>
          <table:table-cell/>
          <table:table-cell table:formula="of:=[.N43]/SUM([.N43:.P43])" office:value-type="float" office:value="0.170588235294117">
            <text:p>0,17058824</text:p>
          </table:table-cell>
          <table:table-cell table:formula="of:=[.O43]/SUM([.N43:.P43])" office:value-type="float" office:value="0.405882352941176">
            <text:p>0,40588235</text:p>
          </table:table-cell>
          <table:table-cell table:formula="of:=[.P43]/SUM([.N43:.P43])" office:value-type="float" office:value="0.423529411764706">
            <text:p>0,42352941</text:p>
          </table:table-cell>
          <table:table-cell/>
          <table:table-cell table:formula="of:=SUM([.R43:.T43])" office:value-type="float" office:value="1">
            <text:p>1</text:p>
          </table:table-cell>
          <table:table-cell/>
          <table:table-cell table:formula="of:=([.R43]/SIN(RADIANS(60))+[.S43]/TAN(RADIANS(60)))*SIN(RADIANS(60))" office:value-type="float" office:value="0.373529411764705">
            <text:p>0,37352941</text:p>
          </table:table-cell>
          <table:table-cell table:formula="of:=[.S43]*SIN(RADIANS(60))" office:value-type="float" office:value="0.35150442859486">
            <text:p>0,35150443</text:p>
          </table:table-cell>
          <table:table-cell/>
          <table:table-cell table:formula="of:=SUM([.X43:.Y43])" office:value-type="float" office:value="0.725033840359566">
            <text:p>0,7250338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3]*[.X43]-[.Y43])*-1" office:value-type="float" office:value="0.13584712216614">
            <text:p>0,1358471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3])*[.AE43]-(-[.AD43])*[.AE43])/([.AF43]*[.AE43]-[.AC43]*[.AH43])" office:value-type="float" office:value="0.691176470593824">
            <text:p>0,69117647</text:p>
          </table:table-cell>
          <table:table-cell table:formula="of:=([.AF43]*(-[.AD43])-[.AC43]*(-[.AG43]))/([.AF43]*[.AH43]-[.AC43]*[.AH43])*-1" office:value-type="float" office:value="0.534898043513849">
            <text:p>0,53489804</text:p>
          </table:table-cell>
          <table:table-cell/>
          <table:table-cell table:style-name="ce12" table:formula="of:=1-SQRT((1-[.AI43])*(1-[.AI43])+[.AJ43]*[.AJ43])" office:value-type="float" office:value="0.382352941179324">
            <text:p>0,38235294</text:p>
          </table:table-cell>
          <table:table-cell table:style-name="ce12" table:formula="of:=1-[.X43]" office:value-type="float" office:value="0.626470588235295">
            <text:p>0,62647059</text:p>
          </table:table-cell>
          <table:table-cell table:style-name="ce12" table:formula="of:=SQRT([.AW43]*[.AW43]+[.AX43]*[.AX43])" office:value-type="float" office:value="0.491176470587085">
            <text:p>0,4911764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3]" office:value-type="float" office:value="-0.577350269179251">
            <text:p>-0,57735027</text:p>
          </table:table-cell>
          <table:table-cell table:formula="of:=[.Y43]+(1/[.AP43])*[.X43]" office:value-type="float" office:value="0.56716173502358">
            <text:p>0,5671617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3])*[.AR43]-(-[.AQ43])*[.AU43])/([.AS43]*[.AR43]-[.AP43]*[.AU43])" office:value-type="float" office:value="0.245588235290233">
            <text:p>0,24558824</text:p>
          </table:table-cell>
          <table:table-cell table:formula="of:=([.AS43]*(-[.AQ43])-[.AP43]*(-[.AT43]))/([.AS43]*[.AU43]-[.AP43]*[.AU43])*-1" office:value-type="float" office:value="0.425371301271507">
            <text:p>0,4253713</text:p>
          </table:table-cell>
          <table:table-cell office:value-type="float" office:value="42">
            <text:p>42</text:p>
          </table:table-cell>
          <table:table-cell table:style-name="ce13" office:value-type="float" office:value="0.461864406783601">
            <text:p>0,46186441</text:p>
          </table:table-cell>
          <table:table-cell table:style-name="ce13" office:value-type="float" office:value="0.707627118644068">
            <text:p>0,70762712</text:p>
          </table:table-cell>
          <table:table-cell table:style-name="ce13" office:value-type="float" office:value="0.330508474575129">
            <text:p>0,33050847</text:p>
          </table:table-cell>
          <table:table-cell table:style-name="ce44" office:value-type="float" office:value="0.382352941179324">
            <text:p>0,38235294</text:p>
          </table:table-cell>
          <table:table-cell table:style-name="ce44" office:value-type="float" office:value="0.626470588235294">
            <text:p>0,62647059</text:p>
          </table:table-cell>
          <table:table-cell table:style-name="ce44" office:value-type="float" office:value="0.491176470587086">
            <text:p>0,49117647</text:p>
          </table:table-cell>
          <table:table-cell table:style-name="ce13" office:value-type="float" office:value="0.347826086959535">
            <text:p>0,34782609</text:p>
          </table:table-cell>
          <table:table-cell table:style-name="ce13" office:value-type="float" office:value="0.661490683229814">
            <text:p>0,66149068</text:p>
          </table:table-cell>
          <table:table-cell table:style-name="ce13" office:value-type="float" office:value="0.490683229812828">
            <text:p>0,49068323</text:p>
          </table:table-cell>
          <table:table-cell table:style-name="ce44" office:value-type="float" office:value="0.462809917359382">
            <text:p>0,46280992</text:p>
          </table:table-cell>
          <table:table-cell table:style-name="ce44" office:value-type="float" office:value="0.714876033057851">
            <text:p>0,71487603</text:p>
          </table:table-cell>
          <table:table-cell table:style-name="ce44" office:value-type="float" office:value="0.322314049585663">
            <text:p>0,32231405</text:p>
          </table:table-cell>
          <table:table-cell table:number-columns-repeated="961"/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70">
            <text:p>70</text:p>
          </table:table-cell>
          <table:table-cell table:style-name="ce33" office:value-type="float" office:value="73">
            <text:p>73</text:p>
          </table:table-cell>
          <table:table-cell/>
          <table:table-cell table:formula="of:=[.B44]/([.B44]+[.C44]+[.D44]+[.E44])" office:value-type="float" office:value="0.109375">
            <text:p>0,109375</text:p>
          </table:table-cell>
          <table:table-cell table:formula="of:=[.C44]/([.B44]+[.C44]+[.D44]+[.E44])" office:value-type="float" office:value="0.145833333333333">
            <text:p>0,14583333</text:p>
          </table:table-cell>
          <table:table-cell table:formula="of:=[.D44]/([.B44]+[.C44]+[.D44]+[.E44])" office:value-type="float" office:value="0.364583333333333">
            <text:p>0,36458333</text:p>
          </table:table-cell>
          <table:table-cell table:formula="of:=[.E44]/([.B44]+[.C44]+[.D44]+[.E44])" office:value-type="float" office:value="0.380208333333333">
            <text:p>0,38020833</text:p>
          </table:table-cell>
          <table:table-cell/>
          <table:table-cell table:formula="of:=SUM([.G44:.J44])" office:value-type="float" office:value="1">
            <text:p>1</text:p>
          </table:table-cell>
          <table:table-cell/>
          <table:table-cell office:value-type="float" office:value="0.145833333333333">
            <text:p>0,14583333</text:p>
          </table:table-cell>
          <table:table-cell office:value-type="float" office:value="0.364583333333333">
            <text:p>0,36458333</text:p>
          </table:table-cell>
          <table:table-cell office:value-type="float" office:value="0.380208333333333">
            <text:p>0,38020833</text:p>
          </table:table-cell>
          <table:table-cell/>
          <table:table-cell table:formula="of:=[.N44]/SUM([.N44:.P44])" office:value-type="float" office:value="0.163742690058479">
            <text:p>0,16374269</text:p>
          </table:table-cell>
          <table:table-cell table:formula="of:=[.O44]/SUM([.N44:.P44])" office:value-type="float" office:value="0.409356725146199">
            <text:p>0,40935673</text:p>
          </table:table-cell>
          <table:table-cell table:formula="of:=[.P44]/SUM([.N44:.P44])" office:value-type="float" office:value="0.426900584795322">
            <text:p>0,42690058</text:p>
          </table:table-cell>
          <table:table-cell/>
          <table:table-cell table:formula="of:=SUM([.R44:.T44])" office:value-type="float" office:value="1">
            <text:p>1</text:p>
          </table:table-cell>
          <table:table-cell/>
          <table:table-cell table:formula="of:=([.R44]/SIN(RADIANS(60))+[.S44]/TAN(RADIANS(60)))*SIN(RADIANS(60))" office:value-type="float" office:value="0.368421052631579">
            <text:p>0,36842105</text:p>
          </table:table-cell>
          <table:table-cell table:formula="of:=[.S44]*SIN(RADIANS(60))" office:value-type="float" office:value="0.354513323186612">
            <text:p>0,35451332</text:p>
          </table:table-cell>
          <table:table-cell/>
          <table:table-cell table:formula="of:=SUM([.X44:.Y44])" office:value-type="float" office:value="0.722934375818191">
            <text:p>0,722934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4]*[.X44]-[.Y44])*-1" office:value-type="float" office:value="0.141805329278467">
            <text:p>0,1418053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4])*[.AE44]-(-[.AD44])*[.AE44])/([.AF44]*[.AE44]-[.AC44]*[.AH44])" office:value-type="float" office:value="0.688596491233705">
            <text:p>0,68859649</text:p>
          </table:table-cell>
          <table:table-cell table:formula="of:=([.AF44]*(-[.AD44])-[.AC44]*(-[.AG44]))/([.AF44]*[.AH44]-[.AC44]*[.AH44])*-1" office:value-type="float" office:value="0.539366698848135">
            <text:p>0,5393667</text:p>
          </table:table-cell>
          <table:table-cell/>
          <table:table-cell table:style-name="ce12" table:formula="of:=1-SQRT((1-[.AI44])*(1-[.AI44])+[.AJ44]*[.AJ44])" office:value-type="float" office:value="0.377192982459017">
            <text:p>0,37719298</text:p>
          </table:table-cell>
          <table:table-cell table:style-name="ce12" table:formula="of:=1-[.X44]" office:value-type="float" office:value="0.631578947368421">
            <text:p>0,63157895</text:p>
          </table:table-cell>
          <table:table-cell table:style-name="ce12" table:formula="of:=SQRT([.AW44]*[.AW44]+[.AX44]*[.AX44])" office:value-type="float" office:value="0.491228070174335">
            <text:p>0,491228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4]" office:value-type="float" office:value="-0.577350269179251">
            <text:p>-0,57735027</text:p>
          </table:table-cell>
          <table:table-cell table:formula="of:=[.Y44]+(1/[.AP44])*[.X44]" office:value-type="float" office:value="0.567221317094758">
            <text:p>0,5672213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4])*[.AR44]-(-[.AQ44])*[.AU44])/([.AS44]*[.AR44]-[.AP44]*[.AU44])" office:value-type="float" office:value="0.245614035083858">
            <text:p>0,24561404</text:p>
          </table:table-cell>
          <table:table-cell table:formula="of:=([.AS44]*(-[.AQ44])-[.AP44]*(-[.AT44]))/([.AS44]*[.AU44]-[.AP44]*[.AU44])*-1" office:value-type="float" office:value="0.42541598782489">
            <text:p>0,42541599</text:p>
          </table:table-cell>
          <table:table-cell office:value-type="float" office:value="43">
            <text:p>43</text:p>
          </table:table-cell>
          <table:table-cell table:style-name="ce13" office:value-type="float" office:value="0.470588235298081">
            <text:p>0,47058824</text:p>
          </table:table-cell>
          <table:table-cell table:style-name="ce13" office:value-type="float" office:value="0.705882352941176">
            <text:p>0,70588235</text:p>
          </table:table-cell>
          <table:table-cell table:style-name="ce13" office:value-type="float" office:value="0.323529411763517">
            <text:p>0,32352941</text:p>
          </table:table-cell>
          <table:table-cell table:style-name="ce44" office:value-type="float" office:value="0.377192982459017">
            <text:p>0,37719298</text:p>
          </table:table-cell>
          <table:table-cell table:style-name="ce44" office:value-type="float" office:value="0.631578947368421">
            <text:p>0,63157895</text:p>
          </table:table-cell>
          <table:table-cell table:style-name="ce44" office:value-type="float" office:value="0.491228070174335">
            <text:p>0,49122807</text:p>
          </table:table-cell>
          <table:table-cell table:style-name="ce13" office:value-type="float" office:value="0.35060975610056">
            <text:p>0,35060976</text:p>
          </table:table-cell>
          <table:table-cell table:style-name="ce13" office:value-type="float" office:value="0.658536585365854">
            <text:p>0,65853659</text:p>
          </table:table-cell>
          <table:table-cell table:style-name="ce13" office:value-type="float" office:value="0.490853658535723">
            <text:p>0,49085366</text:p>
          </table:table-cell>
          <table:table-cell table:style-name="ce44" office:value-type="float" office:value="0.471311475413868">
            <text:p>0,47131148</text:p>
          </table:table-cell>
          <table:table-cell table:style-name="ce44" office:value-type="float" office:value="0.713114754098361">
            <text:p>0,71311475</text:p>
          </table:table-cell>
          <table:table-cell table:style-name="ce44" office:value-type="float" office:value="0.315573770490643">
            <text:p>0,31557377</text:p>
          </table:table-cell>
          <table:table-cell table:number-columns-repeated="961"/>
        </table:table-row>
        <table:table-row table:style-name="ro2">
          <table:table-cell office:value-type="float" office:value="44">
            <text:p>44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71">
            <text:p>71</text:p>
          </table:table-cell>
          <table:table-cell table:style-name="ce33" office:value-type="float" office:value="74">
            <text:p>74</text:p>
          </table:table-cell>
          <table:table-cell/>
          <table:table-cell table:formula="of:=[.B45]/([.B45]+[.C45]+[.D45]+[.E45])" office:value-type="float" office:value="0.11340206185567">
            <text:p>0,11340206</text:p>
          </table:table-cell>
          <table:table-cell table:formula="of:=[.C45]/([.B45]+[.C45]+[.D45]+[.E45])" office:value-type="float" office:value="0.139175257731959">
            <text:p>0,13917526</text:p>
          </table:table-cell>
          <table:table-cell table:formula="of:=[.D45]/([.B45]+[.C45]+[.D45]+[.E45])" office:value-type="float" office:value="0.365979381443299">
            <text:p>0,36597938</text:p>
          </table:table-cell>
          <table:table-cell table:formula="of:=[.E45]/([.B45]+[.C45]+[.D45]+[.E45])" office:value-type="float" office:value="0.381443298969072">
            <text:p>0,3814433</text:p>
          </table:table-cell>
          <table:table-cell/>
          <table:table-cell table:formula="of:=SUM([.G45:.J45])" office:value-type="float" office:value="1">
            <text:p>1</text:p>
          </table:table-cell>
          <table:table-cell/>
          <table:table-cell office:value-type="float" office:value="0.139175257731959">
            <text:p>0,13917526</text:p>
          </table:table-cell>
          <table:table-cell office:value-type="float" office:value="0.365979381443299">
            <text:p>0,36597938</text:p>
          </table:table-cell>
          <table:table-cell office:value-type="float" office:value="0.381443298969072">
            <text:p>0,3814433</text:p>
          </table:table-cell>
          <table:table-cell/>
          <table:table-cell table:formula="of:=[.N45]/SUM([.N45:.P45])" office:value-type="float" office:value="0.156976744186047">
            <text:p>0,15697674</text:p>
          </table:table-cell>
          <table:table-cell table:formula="of:=[.O45]/SUM([.N45:.P45])" office:value-type="float" office:value="0.412790697674419">
            <text:p>0,4127907</text:p>
          </table:table-cell>
          <table:table-cell table:formula="of:=[.P45]/SUM([.N45:.P45])" office:value-type="float" office:value="0.430232558139535">
            <text:p>0,43023256</text:p>
          </table:table-cell>
          <table:table-cell/>
          <table:table-cell table:formula="of:=SUM([.R45:.T45])" office:value-type="float" office:value="1">
            <text:p>1</text:p>
          </table:table-cell>
          <table:table-cell/>
          <table:table-cell table:formula="of:=([.R45]/SIN(RADIANS(60))+[.S45]/TAN(RADIANS(60)))*SIN(RADIANS(60))" office:value-type="float" office:value="0.363372093023256">
            <text:p>0,36337209</text:p>
          </table:table-cell>
          <table:table-cell table:formula="of:=[.S45]*SIN(RADIANS(60))" office:value-type="float" office:value="0.357487230631948">
            <text:p>0,35748723</text:p>
          </table:table-cell>
          <table:table-cell/>
          <table:table-cell table:formula="of:=SUM([.X45:.Y45])" office:value-type="float" office:value="0.720859323655205">
            <text:p>0,7208593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5]*[.X45]-[.Y45])*-1" office:value-type="float" office:value="0.147694254912744">
            <text:p>0,1476942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5])*[.AE45]-(-[.AD45])*[.AE45])/([.AF45]*[.AE45]-[.AC45]*[.AH45])" office:value-type="float" office:value="0.686046511633588">
            <text:p>0,68604651</text:p>
          </table:table-cell>
          <table:table-cell table:formula="of:=([.AF45]*(-[.AD45])-[.AC45]*(-[.AG45]))/([.AF45]*[.AH45]-[.AC45]*[.AH45])*-1" office:value-type="float" office:value="0.543783393073882">
            <text:p>0,54378339</text:p>
          </table:table-cell>
          <table:table-cell/>
          <table:table-cell table:style-name="ce12" table:formula="of:=1-SQRT((1-[.AI45])*(1-[.AI45])+[.AJ45]*[.AJ45])" office:value-type="float" office:value="0.372093023258713">
            <text:p>0,37209302</text:p>
          </table:table-cell>
          <table:table-cell table:style-name="ce12" table:formula="of:=1-[.X45]" office:value-type="float" office:value="0.636627906976744">
            <text:p>0,63662791</text:p>
          </table:table-cell>
          <table:table-cell table:style-name="ce12" table:formula="of:=SQRT([.AW45]*[.AW45]+[.AX45]*[.AX45])" office:value-type="float" office:value="0.491279069766384">
            <text:p>0,491279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5]" office:value-type="float" office:value="-0.577350269179251">
            <text:p>-0,57735027</text:p>
          </table:table-cell>
          <table:table-cell table:formula="of:=[.Y45]+(1/[.AP45])*[.X45]" office:value-type="float" office:value="0.567280206351153">
            <text:p>0,567280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5])*[.AR45]-(-[.AQ45])*[.AU45])/([.AS45]*[.AR45]-[.AP45]*[.AU45])" office:value-type="float" office:value="0.245639534879882">
            <text:p>0,24563953</text:p>
          </table:table-cell>
          <table:table-cell table:formula="of:=([.AS45]*(-[.AQ45])-[.AP45]*(-[.AT45]))/([.AS45]*[.AU45]-[.AP45]*[.AU45])*-1" office:value-type="float" office:value="0.425460154767187">
            <text:p>0,42546015</text:p>
          </table:table-cell>
          <table:table-cell office:value-type="float" office:value="44">
            <text:p>44</text:p>
          </table:table-cell>
          <table:table-cell table:style-name="ce13" office:value-type="float" office:value="0.479166666670653">
            <text:p>0,47916667</text:p>
          </table:table-cell>
          <table:table-cell table:style-name="ce13" office:value-type="float" office:value="0.704166666666667">
            <text:p>0,70416667</text:p>
          </table:table-cell>
          <table:table-cell table:style-name="ce13" office:value-type="float" office:value="0.316666666665431">
            <text:p>0,31666667</text:p>
          </table:table-cell>
          <table:table-cell table:style-name="ce44" office:value-type="float" office:value="0.372093023258713">
            <text:p>0,37209302</text:p>
          </table:table-cell>
          <table:table-cell table:style-name="ce44" office:value-type="float" office:value="0.636627906976744">
            <text:p>0,63662791</text:p>
          </table:table-cell>
          <table:table-cell table:style-name="ce44" office:value-type="float" office:value="0.491279069766384">
            <text:p>0,49127907</text:p>
          </table:table-cell>
          <table:table-cell table:style-name="ce13" office:value-type="float" office:value="0.353293413176638">
            <text:p>0,35329341</text:p>
          </table:table-cell>
          <table:table-cell table:style-name="ce13" office:value-type="float" office:value="0.655688622754491">
            <text:p>0,65568862</text:p>
          </table:table-cell>
          <table:table-cell table:style-name="ce13" office:value-type="float" office:value="0.491017964070969">
            <text:p>0,49101796</text:p>
          </table:table-cell>
          <table:table-cell table:style-name="ce44" office:value-type="float" office:value="0.479674796752021">
            <text:p>0,4796748</text:p>
          </table:table-cell>
          <table:table-cell table:style-name="ce44" office:value-type="float" office:value="0.711382113821138">
            <text:p>0,71138211</text:p>
          </table:table-cell>
          <table:table-cell table:style-name="ce44" office:value-type="float" office:value="0.308943089429689">
            <text:p>0,30894309</text:p>
          </table:table-cell>
          <table:table-cell table:number-columns-repeated="961"/>
        </table:table-row>
        <table:table-row table:style-name="ro2">
          <table:table-cell office:value-type="float" office:value="45">
            <text:p>45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72">
            <text:p>72</text:p>
          </table:table-cell>
          <table:table-cell table:style-name="ce33" office:value-type="float" office:value="75">
            <text:p>75</text:p>
          </table:table-cell>
          <table:table-cell/>
          <table:table-cell table:formula="of:=[.B46]/([.B46]+[.C46]+[.D46]+[.E46])" office:value-type="float" office:value="0.11734693877551">
            <text:p>0,11734694</text:p>
          </table:table-cell>
          <table:table-cell table:formula="of:=[.C46]/([.B46]+[.C46]+[.D46]+[.E46])" office:value-type="float" office:value="0.13265306122449">
            <text:p>0,13265306</text:p>
          </table:table-cell>
          <table:table-cell table:formula="of:=[.D46]/([.B46]+[.C46]+[.D46]+[.E46])" office:value-type="float" office:value="0.36734693877551">
            <text:p>0,36734694</text:p>
          </table:table-cell>
          <table:table-cell table:formula="of:=[.E46]/([.B46]+[.C46]+[.D46]+[.E46])" office:value-type="float" office:value="0.38265306122449">
            <text:p>0,38265306</text:p>
          </table:table-cell>
          <table:table-cell/>
          <table:table-cell table:formula="of:=SUM([.G46:.J46])" office:value-type="float" office:value="1">
            <text:p>1</text:p>
          </table:table-cell>
          <table:table-cell/>
          <table:table-cell office:value-type="float" office:value="0.13265306122449">
            <text:p>0,13265306</text:p>
          </table:table-cell>
          <table:table-cell office:value-type="float" office:value="0.36734693877551">
            <text:p>0,36734694</text:p>
          </table:table-cell>
          <table:table-cell office:value-type="float" office:value="0.38265306122449">
            <text:p>0,38265306</text:p>
          </table:table-cell>
          <table:table-cell/>
          <table:table-cell table:formula="of:=[.N46]/SUM([.N46:.P46])" office:value-type="float" office:value="0.150289017341041">
            <text:p>0,15028902</text:p>
          </table:table-cell>
          <table:table-cell table:formula="of:=[.O46]/SUM([.N46:.P46])" office:value-type="float" office:value="0.416184971098266">
            <text:p>0,41618497</text:p>
          </table:table-cell>
          <table:table-cell table:formula="of:=[.P46]/SUM([.N46:.P46])" office:value-type="float" office:value="0.433526011560694">
            <text:p>0,43352601</text:p>
          </table:table-cell>
          <table:table-cell/>
          <table:table-cell table:formula="of:=SUM([.R46:.T46])" office:value-type="float" office:value="1">
            <text:p>1</text:p>
          </table:table-cell>
          <table:table-cell/>
          <table:table-cell table:formula="of:=([.R46]/SIN(RADIANS(60))+[.S46]/TAN(RADIANS(60)))*SIN(RADIANS(60))" office:value-type="float" office:value="0.358381502890173">
            <text:p>0,3583815</text:p>
          </table:table-cell>
          <table:table-cell table:formula="of:=[.S46]*SIN(RADIANS(60))" office:value-type="float" office:value="0.36042675764439">
            <text:p>0,36042676</text:p>
          </table:table-cell>
          <table:table-cell/>
          <table:table-cell table:formula="of:=SUM([.X46:.Y46])" office:value-type="float" office:value="0.718808260534564">
            <text:p>0,718808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6]*[.X46]-[.Y46])*-1" office:value-type="float" office:value="0.153515100481884">
            <text:p>0,153515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6])*[.AE46]-(-[.AD46])*[.AE46])/([.AF46]*[.AE46]-[.AC46]*[.AH46])" office:value-type="float" office:value="0.683526011566419">
            <text:p>0,68352601</text:p>
          </table:table-cell>
          <table:table-cell table:formula="of:=([.AF46]*(-[.AD46])-[.AC46]*(-[.AG46]))/([.AF46]*[.AH46]-[.AC46]*[.AH46])*-1" office:value-type="float" office:value="0.548149027250776">
            <text:p>0,54814903</text:p>
          </table:table-cell>
          <table:table-cell/>
          <table:table-cell table:style-name="ce12" table:formula="of:=1-SQRT((1-[.AI46])*(1-[.AI46])+[.AJ46]*[.AJ46])" office:value-type="float" office:value="0.367052023124309">
            <text:p>0,36705202</text:p>
          </table:table-cell>
          <table:table-cell table:style-name="ce12" table:formula="of:=1-[.X46]" office:value-type="float" office:value="0.641618497109827">
            <text:p>0,6416185</text:p>
          </table:table-cell>
          <table:table-cell table:style-name="ce12" table:formula="of:=SQRT([.AW46]*[.AW46]+[.AX46]*[.AX46])" office:value-type="float" office:value="0.491329479767773">
            <text:p>0,491329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6]" office:value-type="float" office:value="-0.577350269179251">
            <text:p>-0,57735027</text:p>
          </table:table-cell>
          <table:table-cell table:formula="of:=[.Y46]+(1/[.AP46])*[.X46]" office:value-type="float" office:value="0.567338414806897">
            <text:p>0,5673384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6])*[.AR46]-(-[.AQ46])*[.AU46])/([.AS46]*[.AR46]-[.AP46]*[.AU46])" office:value-type="float" office:value="0.245664739880576">
            <text:p>0,24566474</text:p>
          </table:table-cell>
          <table:table-cell table:formula="of:=([.AS46]*(-[.AQ46])-[.AP46]*(-[.AT46]))/([.AS46]*[.AU46]-[.AP46]*[.AU46])*-1" office:value-type="float" office:value="0.425503811108995">
            <text:p>0,42550381</text:p>
          </table:table-cell>
          <table:table-cell office:value-type="float" office:value="45">
            <text:p>45</text:p>
          </table:table-cell>
          <table:table-cell table:style-name="ce13" office:value-type="float" office:value="0.487603305789134">
            <text:p>0,48760331</text:p>
          </table:table-cell>
          <table:table-cell table:style-name="ce13" office:value-type="float" office:value="0.702479338842975">
            <text:p>0,70247934</text:p>
          </table:table-cell>
          <table:table-cell table:style-name="ce13" office:value-type="float" office:value="0.30991735537062">
            <text:p>0,30991736</text:p>
          </table:table-cell>
          <table:table-cell table:style-name="ce44" office:value-type="float" office:value="0.367052023124308">
            <text:p>0,36705202</text:p>
          </table:table-cell>
          <table:table-cell table:style-name="ce44" office:value-type="float" office:value="0.641618497109827">
            <text:p>0,6416185</text:p>
          </table:table-cell>
          <table:table-cell table:style-name="ce44" office:value-type="float" office:value="0.491329479767773">
            <text:p>0,49132948</text:p>
          </table:table-cell>
          <table:table-cell table:style-name="ce13" office:value-type="float" office:value="0.355882352944149">
            <text:p>0,35588235</text:p>
          </table:table-cell>
          <table:table-cell table:style-name="ce13" office:value-type="float" office:value="0.652941176470588">
            <text:p>0,65294118</text:p>
          </table:table-cell>
          <table:table-cell table:style-name="ce13" office:value-type="float" office:value="0.491176470587324">
            <text:p>0,49117647</text:p>
          </table:table-cell>
          <table:table-cell table:style-name="ce44" office:value-type="float" office:value="0.487903225810527">
            <text:p>0,48790323</text:p>
          </table:table-cell>
          <table:table-cell table:style-name="ce44" office:value-type="float" office:value="0.709677419354839">
            <text:p>0,70967742</text:p>
          </table:table-cell>
          <table:table-cell table:style-name="ce44" office:value-type="float" office:value="0.30241935483746">
            <text:p>0,30241935</text:p>
          </table:table-cell>
          <table:table-cell table:number-columns-repeated="961"/>
        </table:table-row>
        <table:table-row table:style-name="ro2">
          <table:table-cell office:value-type="float" office:value="46">
            <text:p>46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73">
            <text:p>73</text:p>
          </table:table-cell>
          <table:table-cell table:style-name="ce33" office:value-type="float" office:value="76">
            <text:p>76</text:p>
          </table:table-cell>
          <table:table-cell/>
          <table:table-cell table:formula="of:=[.B47]/([.B47]+[.C47]+[.D47]+[.E47])" office:value-type="float" office:value="0.121212121212121">
            <text:p>0,12121212</text:p>
          </table:table-cell>
          <table:table-cell table:formula="of:=[.C47]/([.B47]+[.C47]+[.D47]+[.E47])" office:value-type="float" office:value="0.126262626262626">
            <text:p>0,12626263</text:p>
          </table:table-cell>
          <table:table-cell table:formula="of:=[.D47]/([.B47]+[.C47]+[.D47]+[.E47])" office:value-type="float" office:value="0.368686868686869">
            <text:p>0,36868687</text:p>
          </table:table-cell>
          <table:table-cell table:formula="of:=[.E47]/([.B47]+[.C47]+[.D47]+[.E47])" office:value-type="float" office:value="0.383838383838384">
            <text:p>0,38383838</text:p>
          </table:table-cell>
          <table:table-cell/>
          <table:table-cell table:formula="of:=SUM([.G47:.J47])" office:value-type="float" office:value="1">
            <text:p>1</text:p>
          </table:table-cell>
          <table:table-cell/>
          <table:table-cell office:value-type="float" office:value="0.126262626262626">
            <text:p>0,12626263</text:p>
          </table:table-cell>
          <table:table-cell office:value-type="float" office:value="0.368686868686869">
            <text:p>0,36868687</text:p>
          </table:table-cell>
          <table:table-cell office:value-type="float" office:value="0.383838383838384">
            <text:p>0,38383838</text:p>
          </table:table-cell>
          <table:table-cell/>
          <table:table-cell table:formula="of:=[.N47]/SUM([.N47:.P47])" office:value-type="float" office:value="0.14367816091954">
            <text:p>0,14367816</text:p>
          </table:table-cell>
          <table:table-cell table:formula="of:=[.O47]/SUM([.N47:.P47])" office:value-type="float" office:value="0.419540229885058">
            <text:p>0,41954023</text:p>
          </table:table-cell>
          <table:table-cell table:formula="of:=[.P47]/SUM([.N47:.P47])" office:value-type="float" office:value="0.436781609195402">
            <text:p>0,43678161</text:p>
          </table:table-cell>
          <table:table-cell/>
          <table:table-cell table:formula="of:=SUM([.R47:.T47])" office:value-type="float" office:value="1">
            <text:p>1</text:p>
          </table:table-cell>
          <table:table-cell/>
          <table:table-cell table:formula="of:=([.R47]/SIN(RADIANS(60))+[.S47]/TAN(RADIANS(60)))*SIN(RADIANS(60))" office:value-type="float" office:value="0.353448275862069">
            <text:p>0,35344828</text:p>
          </table:table-cell>
          <table:table-cell table:formula="of:=[.S47]*SIN(RADIANS(60))" office:value-type="float" office:value="0.363332496990023">
            <text:p>0,3633325</text:p>
          </table:table-cell>
          <table:table-cell/>
          <table:table-cell table:formula="of:=SUM([.X47:.Y47])" office:value-type="float" office:value="0.716780772852092">
            <text:p>0,716780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7]*[.X47]-[.Y47])*-1" office:value-type="float" office:value="0.159269039780116">
            <text:p>0,1592690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7])*[.AE47]-(-[.AD47])*[.AE47])/([.AF47]*[.AE47]-[.AC47]*[.AH47])" office:value-type="float" office:value="0.681034482764391">
            <text:p>0,68103448</text:p>
          </table:table-cell>
          <table:table-cell table:formula="of:=([.AF47]*(-[.AD47])-[.AC47]*(-[.AG47]))/([.AF47]*[.AH47]-[.AC47]*[.AH47])*-1" office:value-type="float" office:value="0.552464481724489">
            <text:p>0,55246448</text:p>
          </table:table-cell>
          <table:table-cell/>
          <table:table-cell table:style-name="ce12" table:formula="of:=1-SQRT((1-[.AI47])*(1-[.AI47])+[.AJ47]*[.AJ47])" office:value-type="float" office:value="0.362068965520184">
            <text:p>0,36206897</text:p>
          </table:table-cell>
          <table:table-cell table:style-name="ce12" table:formula="of:=1-[.X47]" office:value-type="float" office:value="0.646551724137931">
            <text:p>0,64655172</text:p>
          </table:table-cell>
          <table:table-cell table:style-name="ce12" table:formula="of:=SQRT([.AW47]*[.AW47]+[.AX47]*[.AX47])" office:value-type="float" office:value="0.491379310343859">
            <text:p>0,4913793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7]" office:value-type="float" office:value="-0.577350269179251">
            <text:p>-0,57735027</text:p>
          </table:table-cell>
          <table:table-cell table:formula="of:=[.Y47]+(1/[.AP47])*[.X47]" office:value-type="float" office:value="0.567395954199931">
            <text:p>0,567395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7])*[.AR47]-(-[.AQ47])*[.AU47])/([.AS47]*[.AR47]-[.AP47]*[.AU47])" office:value-type="float" office:value="0.245689655168619">
            <text:p>0,24568966</text:p>
          </table:table-cell>
          <table:table-cell table:formula="of:=([.AS47]*(-[.AQ47])-[.AP47]*(-[.AT47]))/([.AS47]*[.AU47]-[.AP47]*[.AU47])*-1" office:value-type="float" office:value="0.425546965653772">
            <text:p>0,42554697</text:p>
          </table:table-cell>
          <table:table-cell office:value-type="float" office:value="46">
            <text:p>46</text:p>
          </table:table-cell>
          <table:table-cell table:style-name="ce13" office:value-type="float" office:value="0.495901639348294">
            <text:p>0,49590164</text:p>
          </table:table-cell>
          <table:table-cell table:style-name="ce13" office:value-type="float" office:value="0.700819672131147">
            <text:p>0,70081967</text:p>
          </table:table-cell>
          <table:table-cell table:style-name="ce13" office:value-type="float" office:value="0.303278688523265">
            <text:p>0,30327869</text:p>
          </table:table-cell>
          <table:table-cell table:style-name="ce44" office:value-type="float" office:value="0.362068965520185">
            <text:p>0,36206897</text:p>
          </table:table-cell>
          <table:table-cell table:style-name="ce44" office:value-type="float" office:value="0.646551724137931">
            <text:p>0,64655172</text:p>
          </table:table-cell>
          <table:table-cell table:style-name="ce44" office:value-type="float" office:value="0.49137931034386">
            <text:p>0,49137931</text:p>
          </table:table-cell>
          <table:table-cell table:style-name="ce13" office:value-type="float" office:value="0.358381502893134">
            <text:p>0,3583815</text:p>
          </table:table-cell>
          <table:table-cell table:style-name="ce13" office:value-type="float" office:value="0.650289017341041">
            <text:p>0,65028902</text:p>
          </table:table-cell>
          <table:table-cell table:style-name="ce13" office:value-type="float" office:value="0.491329479767851">
            <text:p>0,49132948</text:p>
          </table:table-cell>
          <table:table-cell table:style-name="ce44" office:value-type="float" office:value="0.496000000004097">
            <text:p>0,496</text:p>
          </table:table-cell>
          <table:table-cell table:style-name="ce44" office:value-type="float" office:value="0.708">
            <text:p>0,708</text:p>
          </table:table-cell>
          <table:table-cell table:style-name="ce44" office:value-type="float" office:value="0.295999999998706">
            <text:p>0,296</text:p>
          </table:table-cell>
          <table:table-cell table:number-columns-repeated="961"/>
        </table:table-row>
        <table:table-row table:style-name="ro2">
          <table:table-cell office:value-type="float" office:value="47">
            <text:p>47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77">
            <text:p>77</text:p>
          </table:table-cell>
          <table:table-cell/>
          <table:table-cell table:formula="of:=[.B48]/([.B48]+[.C48]+[.D48]+[.E48])" office:value-type="float" office:value="0.125">
            <text:p>0,125</text:p>
          </table:table-cell>
          <table:table-cell table:formula="of:=[.C48]/([.B48]+[.C48]+[.D48]+[.E48])" office:value-type="float" office:value="0.12">
            <text:p>0,12</text:p>
          </table:table-cell>
          <table:table-cell table:formula="of:=[.D48]/([.B48]+[.C48]+[.D48]+[.E48])" office:value-type="float" office:value="0.37">
            <text:p>0,37</text:p>
          </table:table-cell>
          <table:table-cell table:formula="of:=[.E48]/([.B48]+[.C48]+[.D48]+[.E48])" office:value-type="float" office:value="0.385">
            <text:p>0,385</text:p>
          </table:table-cell>
          <table:table-cell/>
          <table:table-cell table:formula="of:=SUM([.G48:.J48])" office:value-type="float" office:value="1">
            <text:p>1</text:p>
          </table:table-cell>
          <table:table-cell/>
          <table:table-cell office:value-type="float" office:value="0.12">
            <text:p>0,12</text:p>
          </table:table-cell>
          <table:table-cell office:value-type="float" office:value="0.37">
            <text:p>0,37</text:p>
          </table:table-cell>
          <table:table-cell office:value-type="float" office:value="0.385">
            <text:p>0,385</text:p>
          </table:table-cell>
          <table:table-cell/>
          <table:table-cell table:formula="of:=[.N48]/SUM([.N48:.P48])" office:value-type="float" office:value="0.137142857142857">
            <text:p>0,13714286</text:p>
          </table:table-cell>
          <table:table-cell table:formula="of:=[.O48]/SUM([.N48:.P48])" office:value-type="float" office:value="0.422857142857143">
            <text:p>0,42285714</text:p>
          </table:table-cell>
          <table:table-cell table:formula="of:=[.P48]/SUM([.N48:.P48])" office:value-type="float" office:value="0.44">
            <text:p>0,44</text:p>
          </table:table-cell>
          <table:table-cell/>
          <table:table-cell table:formula="of:=SUM([.R48:.T48])" office:value-type="float" office:value="1">
            <text:p>1</text:p>
          </table:table-cell>
          <table:table-cell/>
          <table:table-cell table:formula="of:=([.R48]/SIN(RADIANS(60))+[.S48]/TAN(RADIANS(60)))*SIN(RADIANS(60))" office:value-type="float" office:value="0.348571428571429">
            <text:p>0,34857143</text:p>
          </table:table-cell>
          <table:table-cell table:formula="of:=[.S48]*SIN(RADIANS(60))" office:value-type="float" office:value="0.366205027885991">
            <text:p>0,36620503</text:p>
          </table:table-cell>
          <table:table-cell/>
          <table:table-cell table:formula="of:=SUM([.X48:.Y48])" office:value-type="float" office:value="0.71477645645742">
            <text:p>0,714776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8]*[.X48]-[.Y48])*-1" office:value-type="float" office:value="0.164957219772081">
            <text:p>0,164957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8])*[.AE48]-(-[.AD48])*[.AE48])/([.AF48]*[.AE48]-[.AC48]*[.AH48])" office:value-type="float" office:value="0.678571428577243">
            <text:p>0,67857143</text:p>
          </table:table-cell>
          <table:table-cell table:formula="of:=([.AF48]*(-[.AD48])-[.AC48]*(-[.AG48]))/([.AF48]*[.AH48]-[.AC48]*[.AH48])*-1" office:value-type="float" office:value="0.556730616718501">
            <text:p>0,55673062</text:p>
          </table:table-cell>
          <table:table-cell/>
          <table:table-cell table:style-name="ce12" table:formula="of:=1-SQRT((1-[.AI48])*(1-[.AI48])+[.AJ48]*[.AJ48])" office:value-type="float" office:value="0.357142857145822">
            <text:p>0,35714286</text:p>
          </table:table-cell>
          <table:table-cell table:style-name="ce12" table:formula="of:=1-[.X48]" office:value-type="float" office:value="0.651428571428571">
            <text:p>0,65142857</text:p>
          </table:table-cell>
          <table:table-cell table:style-name="ce12" table:formula="of:=SQRT([.AW48]*[.AW48]+[.AX48]*[.AX48])" office:value-type="float" office:value="0.491428571427647">
            <text:p>0,4914285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8]" office:value-type="float" office:value="-0.577350269179251">
            <text:p>-0,57735027</text:p>
          </table:table-cell>
          <table:table-cell table:formula="of:=[.Y48]+(1/[.AP48])*[.X48]" office:value-type="float" office:value="0.567452835999902">
            <text:p>0,5674528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8])*[.AR48]-(-[.AQ48])*[.AU48])/([.AS48]*[.AR48]-[.AP48]*[.AU48])" office:value-type="float" office:value="0.245714285710512">
            <text:p>0,24571429</text:p>
          </table:table-cell>
          <table:table-cell table:formula="of:=([.AS48]*(-[.AQ48])-[.AP48]*(-[.AT48]))/([.AS48]*[.AU48]-[.AP48]*[.AU48])*-1" office:value-type="float" office:value="0.42558962700375">
            <text:p>0,42558963</text:p>
          </table:table-cell>
          <table:table-cell office:value-type="float" office:value="47">
            <text:p>47</text:p>
          </table:table-cell>
          <table:table-cell table:style-name="ce13" office:value-type="float" office:value="0.504065040654461">
            <text:p>0,50406504</text:p>
          </table:table-cell>
          <table:table-cell table:style-name="ce13" office:value-type="float" office:value="0.699186991869919">
            <text:p>0,69918699</text:p>
          </table:table-cell>
          <table:table-cell table:style-name="ce13" office:value-type="float" office:value="0.296747967478305">
            <text:p>0,29674797</text:p>
          </table:table-cell>
          <table:table-cell table:style-name="ce44" office:value-type="float" office:value="0.357142857145822">
            <text:p>0,35714286</text:p>
          </table:table-cell>
          <table:table-cell table:style-name="ce44" office:value-type="float" office:value="0.651428571428571">
            <text:p>0,65142857</text:p>
          </table:table-cell>
          <table:table-cell table:style-name="ce44" office:value-type="float" office:value="0.491428571427647">
            <text:p>0,49142857</text:p>
          </table:table-cell>
          <table:table-cell table:style-name="ce13" office:value-type="float" office:value="0.360795454548403">
            <text:p>0,36079545</text:p>
          </table:table-cell>
          <table:table-cell table:style-name="ce13" office:value-type="float" office:value="0.647727272727273">
            <text:p>0,64772727</text:p>
          </table:table-cell>
          <table:table-cell table:style-name="ce13" office:value-type="float" office:value="0.491477272726316">
            <text:p>0,49147727</text:p>
          </table:table-cell>
          <table:table-cell table:style-name="ce44" office:value-type="float" office:value="0.503968253972372">
            <text:p>0,50396825</text:p>
          </table:table-cell>
          <table:table-cell table:style-name="ce44" office:value-type="float" office:value="0.706349206349207">
            <text:p>0,70634921</text:p>
          </table:table-cell>
          <table:table-cell table:style-name="ce44" office:value-type="float" office:value="0.289682539681203">
            <text:p>0,28968254</text:p>
          </table:table-cell>
          <table:table-cell table:number-columns-repeated="961"/>
        </table:table-row>
        <table:table-row table:style-name="ro2">
          <table:table-cell office:value-type="float" office:value="48">
            <text:p>48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78">
            <text:p>78</text:p>
          </table:table-cell>
          <table:table-cell/>
          <table:table-cell table:formula="of:=[.B49]/([.B49]+[.C49]+[.D49]+[.E49])" office:value-type="float" office:value="0.128712871287129">
            <text:p>0,12871287</text:p>
          </table:table-cell>
          <table:table-cell table:formula="of:=[.C49]/([.B49]+[.C49]+[.D49]+[.E49])" office:value-type="float" office:value="0.113861386138614">
            <text:p>0,11386139</text:p>
          </table:table-cell>
          <table:table-cell table:formula="of:=[.D49]/([.B49]+[.C49]+[.D49]+[.E49])" office:value-type="float" office:value="0.371287128712871">
            <text:p>0,37128713</text:p>
          </table:table-cell>
          <table:table-cell table:formula="of:=[.E49]/([.B49]+[.C49]+[.D49]+[.E49])" office:value-type="float" office:value="0.386138613861386">
            <text:p>0,38613861</text:p>
          </table:table-cell>
          <table:table-cell/>
          <table:table-cell table:formula="of:=SUM([.G49:.J49])" office:value-type="float" office:value="1">
            <text:p>1</text:p>
          </table:table-cell>
          <table:table-cell/>
          <table:table-cell office:value-type="float" office:value="0.113861386138614">
            <text:p>0,11386139</text:p>
          </table:table-cell>
          <table:table-cell office:value-type="float" office:value="0.371287128712871">
            <text:p>0,37128713</text:p>
          </table:table-cell>
          <table:table-cell office:value-type="float" office:value="0.386138613861386">
            <text:p>0,38613861</text:p>
          </table:table-cell>
          <table:table-cell/>
          <table:table-cell table:formula="of:=[.N49]/SUM([.N49:.P49])" office:value-type="float" office:value="0.130681818181818">
            <text:p>0,13068182</text:p>
          </table:table-cell>
          <table:table-cell table:formula="of:=[.O49]/SUM([.N49:.P49])" office:value-type="float" office:value="0.426136363636364">
            <text:p>0,42613636</text:p>
          </table:table-cell>
          <table:table-cell table:formula="of:=[.P49]/SUM([.N49:.P49])" office:value-type="float" office:value="0.443181818181818">
            <text:p>0,44318182</text:p>
          </table:table-cell>
          <table:table-cell/>
          <table:table-cell table:formula="of:=SUM([.R49:.T49])" office:value-type="float" office:value="1">
            <text:p>1</text:p>
          </table:table-cell>
          <table:table-cell/>
          <table:table-cell table:formula="of:=([.R49]/SIN(RADIANS(60))+[.S49]/TAN(RADIANS(60)))*SIN(RADIANS(60))" office:value-type="float" office:value="0.34375">
            <text:p>0,34375</text:p>
          </table:table-cell>
          <table:table-cell table:formula="of:=[.S49]*SIN(RADIANS(60))" office:value-type="float" office:value="0.369044916385414">
            <text:p>0,36904492</text:p>
          </table:table-cell>
          <table:table-cell/>
          <table:table-cell table:formula="of:=SUM([.X49:.Y49])" office:value-type="float" office:value="0.712794916385414">
            <text:p>0,7127949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9]*[.X49]-[.Y49])*-1" office:value-type="float" office:value="0.170580761355046">
            <text:p>0,17058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9])*[.AE49]-(-[.AD49])*[.AE49])/([.AF49]*[.AE49]-[.AC49]*[.AH49])" office:value-type="float" office:value="0.676136363642221">
            <text:p>0,67613636</text:p>
          </table:table-cell>
          <table:table-cell table:formula="of:=([.AF49]*(-[.AD49])-[.AC49]*(-[.AG49]))/([.AF49]*[.AH49]-[.AC49]*[.AH49])*-1" office:value-type="float" office:value="0.560948272905763">
            <text:p>0,56094827</text:p>
          </table:table-cell>
          <table:table-cell/>
          <table:table-cell table:style-name="ce12" table:formula="of:=1-SQRT((1-[.AI49])*(1-[.AI49])+[.AJ49]*[.AJ49])" office:value-type="float" office:value="0.352272727275714">
            <text:p>0,35227273</text:p>
          </table:table-cell>
          <table:table-cell table:style-name="ce12" table:formula="of:=1-[.X49]" office:value-type="float" office:value="0.65625">
            <text:p>0,65625</text:p>
          </table:table-cell>
          <table:table-cell table:style-name="ce12" table:formula="of:=SQRT([.AW49]*[.AW49]+[.AX49]*[.AX49])" office:value-type="float" office:value="0.491477272726392">
            <text:p>0,4914772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9]" office:value-type="float" office:value="-0.577350269179251">
            <text:p>-0,57735027</text:p>
          </table:table-cell>
          <table:table-cell table:formula="of:=[.Y49]+(1/[.AP49])*[.X49]" office:value-type="float" office:value="0.567509071415782">
            <text:p>0,5675090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9])*[.AR49]-(-[.AQ49])*[.AU49])/([.AS49]*[.AR49]-[.AP49]*[.AU49])" office:value-type="float" office:value="0.245738636359884">
            <text:p>0,24573864</text:p>
          </table:table-cell>
          <table:table-cell table:formula="of:=([.AS49]*(-[.AQ49])-[.AP49]*(-[.AT49]))/([.AS49]*[.AU49]-[.AP49]*[.AU49])*-1" office:value-type="float" office:value="0.42563180356566">
            <text:p>0,4256318</text:p>
          </table:table-cell>
          <table:table-cell office:value-type="float" office:value="48">
            <text:p>48</text:p>
          </table:table-cell>
          <table:table-cell table:style-name="ce13" office:value-type="float" office:value="0.512096774197624">
            <text:p>0,51209677</text:p>
          </table:table-cell>
          <table:table-cell table:style-name="ce13" office:value-type="float" office:value="0.69758064516129">
            <text:p>0,69758065</text:p>
          </table:table-cell>
          <table:table-cell table:style-name="ce13" office:value-type="float" office:value="0.290322580643748">
            <text:p>0,29032258</text:p>
          </table:table-cell>
          <table:table-cell table:style-name="ce44" office:value-type="float" office:value="0.352272727275714">
            <text:p>0,35227273</text:p>
          </table:table-cell>
          <table:table-cell table:style-name="ce44" office:value-type="float" office:value="0.65625">
            <text:p>0,65625</text:p>
          </table:table-cell>
          <table:table-cell table:style-name="ce44" office:value-type="float" office:value="0.491477272726392">
            <text:p>0,49147727</text:p>
          </table:table-cell>
          <table:table-cell table:style-name="ce13" office:value-type="float" office:value="0.363128491623048">
            <text:p>0,36312849</text:p>
          </table:table-cell>
          <table:table-cell table:style-name="ce13" office:value-type="float" office:value="0.645251396648045">
            <text:p>0,6452514</text:p>
          </table:table-cell>
          <table:table-cell table:style-name="ce13" office:value-type="float" office:value="0.491620111730865">
            <text:p>0,49162011</text:p>
          </table:table-cell>
          <table:table-cell table:style-name="ce44" office:value-type="float" office:value="0.511811023626186">
            <text:p>0,51181102</text:p>
          </table:table-cell>
          <table:table-cell table:style-name="ce44" office:value-type="float" office:value="0.704724409448819">
            <text:p>0,70472441</text:p>
          </table:table-cell>
          <table:table-cell table:style-name="ce44" office:value-type="float" office:value="0.283464566927754">
            <text:p>0,28346457</text:p>
          </table:table-cell>
          <table:table-cell table:number-columns-repeated="961"/>
        </table:table-row>
        <table:table-row table:style-name="ro2">
          <table:table-cell office:value-type="float" office:value="49">
            <text:p>49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79">
            <text:p>79</text:p>
          </table:table-cell>
          <table:table-cell/>
          <table:table-cell table:formula="of:=[.B50]/([.B50]+[.C50]+[.D50]+[.E50])" office:value-type="float" office:value="0.132352941176471">
            <text:p>0,13235294</text:p>
          </table:table-cell>
          <table:table-cell table:formula="of:=[.C50]/([.B50]+[.C50]+[.D50]+[.E50])" office:value-type="float" office:value="0.107843137254902">
            <text:p>0,10784314</text:p>
          </table:table-cell>
          <table:table-cell table:formula="of:=[.D50]/([.B50]+[.C50]+[.D50]+[.E50])" office:value-type="float" office:value="0.372549019607843">
            <text:p>0,37254902</text:p>
          </table:table-cell>
          <table:table-cell table:formula="of:=[.E50]/([.B50]+[.C50]+[.D50]+[.E50])" office:value-type="float" office:value="0.387254901960784">
            <text:p>0,3872549</text:p>
          </table:table-cell>
          <table:table-cell/>
          <table:table-cell table:formula="of:=SUM([.G50:.J50])" office:value-type="float" office:value="1">
            <text:p>1</text:p>
          </table:table-cell>
          <table:table-cell/>
          <table:table-cell office:value-type="float" office:value="0.107843137254902">
            <text:p>0,10784314</text:p>
          </table:table-cell>
          <table:table-cell office:value-type="float" office:value="0.372549019607843">
            <text:p>0,37254902</text:p>
          </table:table-cell>
          <table:table-cell office:value-type="float" office:value="0.387254901960784">
            <text:p>0,3872549</text:p>
          </table:table-cell>
          <table:table-cell/>
          <table:table-cell table:formula="of:=[.N50]/SUM([.N50:.P50])" office:value-type="float" office:value="0.124293785310735">
            <text:p>0,12429379</text:p>
          </table:table-cell>
          <table:table-cell table:formula="of:=[.O50]/SUM([.N50:.P50])" office:value-type="float" office:value="0.429378531073446">
            <text:p>0,42937853</text:p>
          </table:table-cell>
          <table:table-cell table:formula="of:=[.P50]/SUM([.N50:.P50])" office:value-type="float" office:value="0.446327683615819">
            <text:p>0,44632768</text:p>
          </table:table-cell>
          <table:table-cell/>
          <table:table-cell table:formula="of:=SUM([.R50:.T50])" office:value-type="float" office:value="1">
            <text:p>1</text:p>
          </table:table-cell>
          <table:table-cell/>
          <table:table-cell table:formula="of:=([.R50]/SIN(RADIANS(60))+[.S50]/TAN(RADIANS(60)))*SIN(RADIANS(60))" office:value-type="float" office:value="0.338983050847458">
            <text:p>0,33898305</text:p>
          </table:table-cell>
          <table:table-cell table:formula="of:=[.S50]*SIN(RADIANS(60))" office:value-type="float" office:value="0.37185271574925">
            <text:p>0,37185272</text:p>
          </table:table-cell>
          <table:table-cell/>
          <table:table-cell table:formula="of:=SUM([.X50:.Y50])" office:value-type="float" office:value="0.710835766596708">
            <text:p>0,710835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0]*[.X50]-[.Y50])*-1" office:value-type="float" office:value="0.176140760095267">
            <text:p>0,17614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0])*[.AE50]-(-[.AD50])*[.AE50])/([.AF50]*[.AE50]-[.AC50]*[.AH50])" office:value-type="float" office:value="0.673728813565223">
            <text:p>0,67372881</text:p>
          </table:table-cell>
          <table:table-cell table:formula="of:=([.AF50]*(-[.AD50])-[.AC50]*(-[.AG50]))/([.AF50]*[.AH50]-[.AC50]*[.AH50])*-1" office:value-type="float" office:value="0.565118271960966">
            <text:p>0,56511827</text:p>
          </table:table-cell>
          <table:table-cell/>
          <table:table-cell table:style-name="ce12" table:formula="of:=1-SQRT((1-[.AI50])*(1-[.AI50])+[.AJ50]*[.AJ50])" office:value-type="float" office:value="0.347457627121652">
            <text:p>0,34745763</text:p>
          </table:table-cell>
          <table:table-cell table:style-name="ce12" table:formula="of:=1-[.X50]" office:value-type="float" office:value="0.661016949152542">
            <text:p>0,66101695</text:p>
          </table:table-cell>
          <table:table-cell table:style-name="ce12" table:formula="of:=SQRT([.AW50]*[.AW50]+[.AX50]*[.AX50])" office:value-type="float" office:value="0.491525423727976">
            <text:p>0,4915254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0]" office:value-type="float" office:value="-0.577350269179251">
            <text:p>-0,57735027</text:p>
          </table:table-cell>
          <table:table-cell table:formula="of:=[.Y50]+(1/[.AP50])*[.X50]" office:value-type="float" office:value="0.567564671403234">
            <text:p>0,567564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0])*[.AR50]-(-[.AQ50])*[.AU50])/([.AS50]*[.AR50]-[.AP50]*[.AU50])" office:value-type="float" office:value="0.245762711860676">
            <text:p>0,24576271</text:p>
          </table:table-cell>
          <table:table-cell table:formula="of:=([.AS50]*(-[.AQ50])-[.AP50]*(-[.AT50]))/([.AS50]*[.AU50]-[.AP50]*[.AU50])*-1" office:value-type="float" office:value="0.42567350355625">
            <text:p>0,4256735</text:p>
          </table:table-cell>
          <table:table-cell office:value-type="float" office:value="49">
            <text:p>49</text:p>
          </table:table-cell>
          <table:table-cell table:style-name="ce13" office:value-type="float" office:value="0.520000000004097">
            <text:p>0,52</text:p>
          </table:table-cell>
          <table:table-cell table:style-name="ce13" office:value-type="float" office:value="0.696">
            <text:p>0,696</text:p>
          </table:table-cell>
          <table:table-cell table:style-name="ce13" office:value-type="float" office:value="0.283999999998545">
            <text:p>0,284</text:p>
          </table:table-cell>
          <table:table-cell table:style-name="ce44" office:value-type="float" office:value="0.347457627121652">
            <text:p>0,34745763</text:p>
          </table:table-cell>
          <table:table-cell table:style-name="ce44" office:value-type="float" office:value="0.661016949152543">
            <text:p>0,66101695</text:p>
          </table:table-cell>
          <table:table-cell table:style-name="ce44" office:value-type="float" office:value="0.491525423727976">
            <text:p>0,49152542</text:p>
          </table:table-cell>
          <table:table-cell table:style-name="ce13" office:value-type="float" office:value="0.36538461538754">
            <text:p>0,36538462</text:p>
          </table:table-cell>
          <table:table-cell table:style-name="ce13" office:value-type="float" office:value="0.642857142857143">
            <text:p>0,64285714</text:p>
          </table:table-cell>
          <table:table-cell table:style-name="ce13" office:value-type="float" office:value="0.491758241757242">
            <text:p>0,49175824</text:p>
          </table:table-cell>
          <table:table-cell table:style-name="ce44" office:value-type="float" office:value="0.519531250004159">
            <text:p>0,51953125</text:p>
          </table:table-cell>
          <table:table-cell table:style-name="ce44" office:value-type="float" office:value="0.703125">
            <text:p>0,703125</text:p>
          </table:table-cell>
          <table:table-cell table:style-name="ce44" office:value-type="float" office:value="0.277343749998579">
            <text:p>0,27734375</text:p>
          </table:table-cell>
          <table:table-cell table:number-columns-repeated="961"/>
        </table:table-row>
        <table:table-row table:style-name="ro2">
          <table:table-cell office:value-type="float" office:value="50">
            <text:p>5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77">
            <text:p>77</text:p>
          </table:table-cell>
          <table:table-cell table:style-name="ce33" office:value-type="float" office:value="80">
            <text:p>80</text:p>
          </table:table-cell>
          <table:table-cell/>
          <table:table-cell table:formula="of:=[.B51]/([.B51]+[.C51]+[.D51]+[.E51])" office:value-type="float" office:value="0.135922330097087">
            <text:p>0,13592233</text:p>
          </table:table-cell>
          <table:table-cell table:formula="of:=[.C51]/([.B51]+[.C51]+[.D51]+[.E51])" office:value-type="float" office:value="0.101941747572816">
            <text:p>0,10194175</text:p>
          </table:table-cell>
          <table:table-cell table:formula="of:=[.D51]/([.B51]+[.C51]+[.D51]+[.E51])" office:value-type="float" office:value="0.37378640776699">
            <text:p>0,37378641</text:p>
          </table:table-cell>
          <table:table-cell table:formula="of:=[.E51]/([.B51]+[.C51]+[.D51]+[.E51])" office:value-type="float" office:value="0.388349514563107">
            <text:p>0,38834951</text:p>
          </table:table-cell>
          <table:table-cell/>
          <table:table-cell table:formula="of:=SUM([.G51:.J51])" office:value-type="float" office:value="1">
            <text:p>1</text:p>
          </table:table-cell>
          <table:table-cell/>
          <table:table-cell office:value-type="float" office:value="0.101941747572816">
            <text:p>0,10194175</text:p>
          </table:table-cell>
          <table:table-cell office:value-type="float" office:value="0.37378640776699">
            <text:p>0,37378641</text:p>
          </table:table-cell>
          <table:table-cell office:value-type="float" office:value="0.388349514563107">
            <text:p>0,38834951</text:p>
          </table:table-cell>
          <table:table-cell/>
          <table:table-cell table:formula="of:=[.N51]/SUM([.N51:.P51])" office:value-type="float" office:value="0.117977528089888">
            <text:p>0,11797753</text:p>
          </table:table-cell>
          <table:table-cell table:formula="of:=[.O51]/SUM([.N51:.P51])" office:value-type="float" office:value="0.432584269662921">
            <text:p>0,43258427</text:p>
          </table:table-cell>
          <table:table-cell table:formula="of:=[.P51]/SUM([.N51:.P51])" office:value-type="float" office:value="0.449438202247191">
            <text:p>0,4494382</text:p>
          </table:table-cell>
          <table:table-cell/>
          <table:table-cell table:formula="of:=SUM([.R51:.T51])" office:value-type="float" office:value="1">
            <text:p>1</text:p>
          </table:table-cell>
          <table:table-cell/>
          <table:table-cell table:formula="of:=([.R51]/SIN(RADIANS(60))+[.S51]/TAN(RADIANS(60)))*SIN(RADIANS(60))" office:value-type="float" office:value="0.334269662921349">
            <text:p>0,33426966</text:p>
          </table:table-cell>
          <table:table-cell table:formula="of:=[.S51]*SIN(RADIANS(60))" office:value-type="float" office:value="0.374628966805628">
            <text:p>0,37462897</text:p>
          </table:table-cell>
          <table:table-cell/>
          <table:table-cell table:formula="of:=SUM([.X51:.Y51])" office:value-type="float" office:value="0.708898629726976">
            <text:p>0,708898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1]*[.X51]-[.Y51])*-1" office:value-type="float" office:value="0.181638286939529">
            <text:p>0,1816382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1])*[.AE51]-(-[.AD51])*[.AE51])/([.AF51]*[.AE51]-[.AC51]*[.AH51])" office:value-type="float" office:value="0.671348314612685">
            <text:p>0,67134831</text:p>
          </table:table-cell>
          <table:table-cell table:formula="of:=([.AF51]*(-[.AD51])-[.AC51]*(-[.AG51]))/([.AF51]*[.AH51]-[.AC51]*[.AH51])*-1" office:value-type="float" office:value="0.5692414170942">
            <text:p>0,56924142</text:p>
          </table:table-cell>
          <table:table-cell/>
          <table:table-cell table:style-name="ce12" table:formula="of:=1-SQRT((1-[.AI51])*(1-[.AI51])+[.AJ51]*[.AJ51])" office:value-type="float" office:value="0.342696629216512">
            <text:p>0,34269663</text:p>
          </table:table-cell>
          <table:table-cell table:style-name="ce12" table:formula="of:=1-[.X51]" office:value-type="float" office:value="0.665730337078651">
            <text:p>0,66573034</text:p>
          </table:table-cell>
          <table:table-cell table:style-name="ce12" table:formula="of:=SQRT([.AW51]*[.AW51]+[.AX51]*[.AX51])" office:value-type="float" office:value="0.49157303370707">
            <text:p>0,4915730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1]" office:value-type="float" office:value="-0.577350269179251">
            <text:p>-0,57735027</text:p>
          </table:table-cell>
          <table:table-cell table:formula="of:=[.Y51]+(1/[.AP51])*[.X51]" office:value-type="float" office:value="0.567619646671726">
            <text:p>0,5676196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1])*[.AR51]-(-[.AQ51])*[.AU51])/([.AS51]*[.AR51]-[.AP51]*[.AU51])" office:value-type="float" office:value="0.245786516850223">
            <text:p>0,24578652</text:p>
          </table:table-cell>
          <table:table-cell table:formula="of:=([.AS51]*(-[.AQ51])-[.AP51]*(-[.AT51]))/([.AS51]*[.AU51]-[.AP51]*[.AU51])*-1" office:value-type="float" office:value="0.425714735007619">
            <text:p>0,42571474</text:p>
          </table:table-cell>
          <table:table-cell office:value-type="float" office:value="50">
            <text:p>50</text:p>
          </table:table-cell>
          <table:table-cell table:style-name="ce13" office:value-type="float" office:value="0.527777777781896">
            <text:p>0,52777778</text:p>
          </table:table-cell>
          <table:table-cell table:style-name="ce13" office:value-type="float" office:value="0.694444444444444">
            <text:p>0,69444444</text:p>
          </table:table-cell>
          <table:table-cell table:style-name="ce13" office:value-type="float" office:value="0.27777777777628">
            <text:p>0,27777778</text:p>
          </table:table-cell>
          <table:table-cell table:style-name="ce44" office:value-type="float" office:value="0.342696629216512">
            <text:p>0,34269663</text:p>
          </table:table-cell>
          <table:table-cell table:style-name="ce44" office:value-type="float" office:value="0.665730337078652">
            <text:p>0,66573034</text:p>
          </table:table-cell>
          <table:table-cell table:style-name="ce44" office:value-type="float" office:value="0.49157303370707">
            <text:p>0,49157303</text:p>
          </table:table-cell>
          <table:table-cell table:style-name="ce13" office:value-type="float" office:value="0.367567567570482">
            <text:p>0,36756757</text:p>
          </table:table-cell>
          <table:table-cell table:style-name="ce13" office:value-type="float" office:value="0.640540540540541">
            <text:p>0,64054054</text:p>
          </table:table-cell>
          <table:table-cell table:style-name="ce13" office:value-type="float" office:value="0.491891891890872">
            <text:p>0,49189189</text:p>
          </table:table-cell>
          <table:table-cell table:style-name="ce44" office:value-type="float" office:value="0.527131782949915">
            <text:p>0,52713178</text:p>
          </table:table-cell>
          <table:table-cell table:style-name="ce44" office:value-type="float" office:value="0.701550387596899">
            <text:p>0,70155039</text:p>
          </table:table-cell>
          <table:table-cell table:style-name="ce44" office:value-type="float" office:value="0.271317829455902">
            <text:p>0,27131783</text:p>
          </table:table-cell>
          <table:table-cell table:number-columns-repeated="961"/>
        </table:table-row>
        <table:table-row table:style-name="ro2">
          <table:table-cell office:value-type="float" office:value="51">
            <text:p>5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78">
            <text:p>78</text:p>
          </table:table-cell>
          <table:table-cell table:style-name="ce33" office:value-type="float" office:value="81">
            <text:p>81</text:p>
          </table:table-cell>
          <table:table-cell/>
          <table:table-cell table:formula="of:=[.B52]/([.B52]+[.C52]+[.D52]+[.E52])" office:value-type="float" office:value="0.139423076923077">
            <text:p>0,13942308</text:p>
          </table:table-cell>
          <table:table-cell table:formula="of:=[.C52]/([.B52]+[.C52]+[.D52]+[.E52])" office:value-type="float" office:value="0.0961538461538462">
            <text:p>0,09615385</text:p>
          </table:table-cell>
          <table:table-cell table:formula="of:=[.D52]/([.B52]+[.C52]+[.D52]+[.E52])" office:value-type="float" office:value="0.375">
            <text:p>0,375</text:p>
          </table:table-cell>
          <table:table-cell table:formula="of:=[.E52]/([.B52]+[.C52]+[.D52]+[.E52])" office:value-type="float" office:value="0.389423076923077">
            <text:p>0,38942308</text:p>
          </table:table-cell>
          <table:table-cell/>
          <table:table-cell table:formula="of:=SUM([.G52:.J52])" office:value-type="float" office:value="1">
            <text:p>1</text:p>
          </table:table-cell>
          <table:table-cell/>
          <table:table-cell office:value-type="float" office:value="0.0961538461538462">
            <text:p>0,09615385</text:p>
          </table:table-cell>
          <table:table-cell office:value-type="float" office:value="0.375">
            <text:p>0,375</text:p>
          </table:table-cell>
          <table:table-cell office:value-type="float" office:value="0.389423076923077">
            <text:p>0,38942308</text:p>
          </table:table-cell>
          <table:table-cell/>
          <table:table-cell table:formula="of:=[.N52]/SUM([.N52:.P52])" office:value-type="float" office:value="0.111731843575419">
            <text:p>0,11173184</text:p>
          </table:table-cell>
          <table:table-cell table:formula="of:=[.O52]/SUM([.N52:.P52])" office:value-type="float" office:value="0.435754189944134">
            <text:p>0,43575419</text:p>
          </table:table-cell>
          <table:table-cell table:formula="of:=[.P52]/SUM([.N52:.P52])" office:value-type="float" office:value="0.452513966480447">
            <text:p>0,45251397</text:p>
          </table:table-cell>
          <table:table-cell/>
          <table:table-cell table:formula="of:=SUM([.R52:.T52])" office:value-type="float" office:value="1">
            <text:p>1</text:p>
          </table:table-cell>
          <table:table-cell/>
          <table:table-cell table:formula="of:=([.R52]/SIN(RADIANS(60))+[.S52]/TAN(RADIANS(60)))*SIN(RADIANS(60))" office:value-type="float" office:value="0.329608938547486">
            <text:p>0,32960894</text:p>
          </table:table-cell>
          <table:table-cell table:formula="of:=[.S52]*SIN(RADIANS(60))" office:value-type="float" office:value="0.37737419829713">
            <text:p>0,3773742</text:p>
          </table:table-cell>
          <table:table-cell/>
          <table:table-cell table:formula="of:=SUM([.X52:.Y52])" office:value-type="float" office:value="0.706983136844616">
            <text:p>0,7069831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2]*[.X52]-[.Y52])*-1" office:value-type="float" office:value="0.187074388902851">
            <text:p>0,187074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2])*[.AE52]-(-[.AD52])*[.AE52])/([.AF52]*[.AE52]-[.AC52]*[.AH52])" office:value-type="float" office:value="0.668994413413807">
            <text:p>0,66899441</text:p>
          </table:table-cell>
          <table:table-cell table:formula="of:=([.AF52]*(-[.AD52])-[.AC52]*(-[.AG52]))/([.AF52]*[.AH52]-[.AC52]*[.AH52])*-1" office:value-type="float" office:value="0.573318493566728">
            <text:p>0,57331849</text:p>
          </table:table-cell>
          <table:table-cell/>
          <table:table-cell table:style-name="ce12" table:formula="of:=1-SQRT((1-[.AI52])*(1-[.AI52])+[.AJ52]*[.AJ52])" office:value-type="float" office:value="0.337988826818692">
            <text:p>0,33798883</text:p>
          </table:table-cell>
          <table:table-cell table:style-name="ce12" table:formula="of:=1-[.X52]" office:value-type="float" office:value="0.670391061452514">
            <text:p>0,67039106</text:p>
          </table:table-cell>
          <table:table-cell table:style-name="ce12" table:formula="of:=SQRT([.AW52]*[.AW52]+[.AX52]*[.AX52])" office:value-type="float" office:value="0.491620111731091">
            <text:p>0,4916201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2]" office:value-type="float" office:value="-0.577350269179251">
            <text:p>-0,57735027</text:p>
          </table:table-cell>
          <table:table-cell table:formula="of:=[.Y52]+(1/[.AP52])*[.X52]" office:value-type="float" office:value="0.567674007691408">
            <text:p>0,5676740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2])*[.AR52]-(-[.AQ52])*[.AU52])/([.AS52]*[.AR52]-[.AP52]*[.AU52])" office:value-type="float" office:value="0.245810055862233">
            <text:p>0,24581006</text:p>
          </table:table-cell>
          <table:table-cell table:formula="of:=([.AS52]*(-[.AQ52])-[.AP52]*(-[.AT52]))/([.AS52]*[.AU52]-[.AP52]*[.AU52])*-1" office:value-type="float" office:value="0.425755505772381">
            <text:p>0,42575551</text:p>
          </table:table-cell>
          <table:table-cell office:value-type="float" office:value="51">
            <text:p>51</text:p>
          </table:table-cell>
          <table:table-cell table:style-name="ce13" office:value-type="float" office:value="0.53543307087028">
            <text:p>0,53543307</text:p>
          </table:table-cell>
          <table:table-cell table:style-name="ce13" office:value-type="float" office:value="0.692913385826772">
            <text:p>0,69291339</text:p>
          </table:table-cell>
          <table:table-cell table:style-name="ce13" office:value-type="float" office:value="0.271653543305548">
            <text:p>0,27165354</text:p>
          </table:table-cell>
          <table:table-cell table:style-name="ce44" office:value-type="float" office:value="0.337988826818692">
            <text:p>0,33798883</text:p>
          </table:table-cell>
          <table:table-cell table:style-name="ce44" office:value-type="float" office:value="0.670391061452514">
            <text:p>0,67039106</text:p>
          </table:table-cell>
          <table:table-cell table:style-name="ce44" office:value-type="float" office:value="0.491620111731091">
            <text:p>0,49162011</text:p>
          </table:table-cell>
          <table:table-cell table:style-name="ce13" office:value-type="float" office:value="0.369680851066733">
            <text:p>0,36968085</text:p>
          </table:table-cell>
          <table:table-cell table:style-name="ce13" office:value-type="float" office:value="0.638297872340426">
            <text:p>0,63829787</text:p>
          </table:table-cell>
          <table:table-cell table:style-name="ce13" office:value-type="float" office:value="0.492021276594705">
            <text:p>0,49202128</text:p>
          </table:table-cell>
          <table:table-cell table:style-name="ce44" office:value-type="float" office:value="0.534615384619583">
            <text:p>0,53461538</text:p>
          </table:table-cell>
          <table:table-cell table:style-name="ce44" office:value-type="float" office:value="0.7">
            <text:p>0,7</text:p>
          </table:table-cell>
          <table:table-cell table:style-name="ce44" office:value-type="float" office:value="0.265384615383112">
            <text:p>0,26538462</text:p>
          </table:table-cell>
          <table:table-cell table:number-columns-repeated="961"/>
        </table:table-row>
        <table:table-row table:style-name="ro2">
          <table:table-cell office:value-type="float" office:value="52">
            <text:p>52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82">
            <text:p>82</text:p>
          </table:table-cell>
          <table:table-cell/>
          <table:table-cell table:formula="of:=[.B53]/([.B53]+[.C53]+[.D53]+[.E53])" office:value-type="float" office:value="0.142857142857143">
            <text:p>0,14285714</text:p>
          </table:table-cell>
          <table:table-cell table:formula="of:=[.C53]/([.B53]+[.C53]+[.D53]+[.E53])" office:value-type="float" office:value="0.0904761904761905">
            <text:p>0,09047619</text:p>
          </table:table-cell>
          <table:table-cell table:formula="of:=[.D53]/([.B53]+[.C53]+[.D53]+[.E53])" office:value-type="float" office:value="0.376190476190476">
            <text:p>0,37619048</text:p>
          </table:table-cell>
          <table:table-cell table:formula="of:=[.E53]/([.B53]+[.C53]+[.D53]+[.E53])" office:value-type="float" office:value="0.39047619047619">
            <text:p>0,39047619</text:p>
          </table:table-cell>
          <table:table-cell/>
          <table:table-cell table:formula="of:=SUM([.G53:.J53])" office:value-type="float" office:value="1">
            <text:p>1</text:p>
          </table:table-cell>
          <table:table-cell/>
          <table:table-cell office:value-type="float" office:value="0.0904761904761905">
            <text:p>0,09047619</text:p>
          </table:table-cell>
          <table:table-cell office:value-type="float" office:value="0.376190476190476">
            <text:p>0,37619048</text:p>
          </table:table-cell>
          <table:table-cell office:value-type="float" office:value="0.390476190476191">
            <text:p>0,39047619</text:p>
          </table:table-cell>
          <table:table-cell/>
          <table:table-cell table:formula="of:=[.N53]/SUM([.N53:.P53])" office:value-type="float" office:value="0.105555555555556">
            <text:p>0,10555556</text:p>
          </table:table-cell>
          <table:table-cell table:formula="of:=[.O53]/SUM([.N53:.P53])" office:value-type="float" office:value="0.438888888888889">
            <text:p>0,43888889</text:p>
          </table:table-cell>
          <table:table-cell table:formula="of:=[.P53]/SUM([.N53:.P53])" office:value-type="float" office:value="0.455555555555556">
            <text:p>0,45555556</text:p>
          </table:table-cell>
          <table:table-cell/>
          <table:table-cell table:formula="of:=SUM([.R53:.T53])" office:value-type="float" office:value="1">
            <text:p>1</text:p>
          </table:table-cell>
          <table:table-cell/>
          <table:table-cell table:formula="of:=([.R53]/SIN(RADIANS(60))+[.S53]/TAN(RADIANS(60)))*SIN(RADIANS(60))" office:value-type="float" office:value="0.325">
            <text:p>0,325</text:p>
          </table:table-cell>
          <table:table-cell table:formula="of:=[.S53]*SIN(RADIANS(60))" office:value-type="float" office:value="0.380088927216503">
            <text:p>0,38008893</text:p>
          </table:table-cell>
          <table:table-cell/>
          <table:table-cell table:formula="of:=SUM([.X53:.Y53])" office:value-type="float" office:value="0.705088927216503">
            <text:p>0,7050889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3]*[.X53]-[.Y53])*-1" office:value-type="float" office:value="0.192450089733247">
            <text:p>0,1924500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3])*[.AE53]-(-[.AD53])*[.AE53])/([.AF53]*[.AE53]-[.AC53]*[.AH53])" office:value-type="float" office:value="0.666666666672694">
            <text:p>0,66666667</text:p>
          </table:table-cell>
          <table:table-cell table:formula="of:=([.AF53]*(-[.AD53])-[.AC53]*(-[.AG53]))/([.AF53]*[.AH53]-[.AC53]*[.AH53])*-1" office:value-type="float" office:value="0.577350269189561">
            <text:p>0,57735027</text:p>
          </table:table-cell>
          <table:table-cell/>
          <table:table-cell table:style-name="ce12" table:formula="of:=1-SQRT((1-[.AI53])*(1-[.AI53])+[.AJ53]*[.AJ53])" office:value-type="float" office:value="0.333333333336403">
            <text:p>0,33333333</text:p>
          </table:table-cell>
          <table:table-cell table:style-name="ce12" table:formula="of:=1-[.X53]" office:value-type="float" office:value="0.675">
            <text:p>0,675</text:p>
          </table:table-cell>
          <table:table-cell table:style-name="ce12" table:formula="of:=SQRT([.AW53]*[.AW53]+[.AX53]*[.AX53])" office:value-type="float" office:value="0.491666666665955">
            <text:p>0,4916666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3]" office:value-type="float" office:value="-0.577350269179251">
            <text:p>-0,57735027</text:p>
          </table:table-cell>
          <table:table-cell table:formula="of:=[.Y53]+(1/[.AP53])*[.X53]" office:value-type="float" office:value="0.56772776469976">
            <text:p>0,5677277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3])*[.AR53]-(-[.AQ53])*[.AU53])/([.AS53]*[.AR53]-[.AP53]*[.AU53])" office:value-type="float" office:value="0.245833333329664">
            <text:p>0,24583333</text:p>
          </table:table-cell>
          <table:table-cell table:formula="of:=([.AS53]*(-[.AQ53])-[.AP53]*(-[.AT53]))/([.AS53]*[.AU53]-[.AP53]*[.AU53])*-1" office:value-type="float" office:value="0.425795823528646">
            <text:p>0,42579582</text:p>
          </table:table-cell>
          <table:table-cell office:value-type="float" office:value="52">
            <text:p>52</text:p>
          </table:table-cell>
          <table:table-cell table:style-name="ce13" office:value-type="float" office:value="0.542968750004159">
            <text:p>0,54296875</text:p>
          </table:table-cell>
          <table:table-cell table:style-name="ce13" office:value-type="float" office:value="0.69140625">
            <text:p>0,69140625</text:p>
          </table:table-cell>
          <table:table-cell table:style-name="ce13" office:value-type="float" office:value="0.265624999998421">
            <text:p>0,265625</text:p>
          </table:table-cell>
          <table:table-cell table:style-name="ce44" office:value-type="float" office:value="0.333333333336403">
            <text:p>0,33333333</text:p>
          </table:table-cell>
          <table:table-cell table:style-name="ce44" office:value-type="float" office:value="0.675">
            <text:p>0,675</text:p>
          </table:table-cell>
          <table:table-cell table:style-name="ce44" office:value-type="float" office:value="0.491666666665955">
            <text:p>0,49166667</text:p>
          </table:table-cell>
          <table:table-cell table:style-name="ce13" office:value-type="float" office:value="0.371727748693992">
            <text:p>0,37172775</text:p>
          </table:table-cell>
          <table:table-cell table:style-name="ce13" office:value-type="float" office:value="0.636125654450262">
            <text:p>0,63612565</text:p>
          </table:table-cell>
          <table:table-cell table:style-name="ce13" office:value-type="float" office:value="0.492146596857581">
            <text:p>0,4921466</text:p>
          </table:table-cell>
          <table:table-cell table:style-name="ce44" office:value-type="float" office:value="0.541984732828645">
            <text:p>0,54198473</text:p>
          </table:table-cell>
          <table:table-cell table:style-name="ce44" office:value-type="float" office:value="0.698473282442748">
            <text:p>0,69847328</text:p>
          </table:table-cell>
          <table:table-cell table:style-name="ce44" office:value-type="float" office:value="0.259541984731281">
            <text:p>0,25954198</text:p>
          </table:table-cell>
          <table:table-cell table:number-columns-repeated="961"/>
        </table:table-row>
        <table:table-row table:style-name="ro2">
          <table:table-cell office:value-type="float" office:value="53">
            <text:p>53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83">
            <text:p>83</text:p>
          </table:table-cell>
          <table:table-cell/>
          <table:table-cell table:formula="of:=[.B54]/([.B54]+[.C54]+[.D54]+[.E54])" office:value-type="float" office:value="0.14622641509434">
            <text:p>0,14622642</text:p>
          </table:table-cell>
          <table:table-cell table:formula="of:=[.C54]/([.B54]+[.C54]+[.D54]+[.E54])" office:value-type="float" office:value="0.0849056603773585">
            <text:p>0,08490566</text:p>
          </table:table-cell>
          <table:table-cell table:formula="of:=[.D54]/([.B54]+[.C54]+[.D54]+[.E54])" office:value-type="float" office:value="0.377358490566038">
            <text:p>0,37735849</text:p>
          </table:table-cell>
          <table:table-cell table:formula="of:=[.E54]/([.B54]+[.C54]+[.D54]+[.E54])" office:value-type="float" office:value="0.391509433962264">
            <text:p>0,39150943</text:p>
          </table:table-cell>
          <table:table-cell/>
          <table:table-cell table:formula="of:=SUM([.G54:.J54])" office:value-type="float" office:value="1">
            <text:p>1</text:p>
          </table:table-cell>
          <table:table-cell/>
          <table:table-cell office:value-type="float" office:value="0.0849056603773585">
            <text:p>0,08490566</text:p>
          </table:table-cell>
          <table:table-cell office:value-type="float" office:value="0.377358490566038">
            <text:p>0,37735849</text:p>
          </table:table-cell>
          <table:table-cell office:value-type="float" office:value="0.391509433962264">
            <text:p>0,39150943</text:p>
          </table:table-cell>
          <table:table-cell/>
          <table:table-cell table:formula="of:=[.N54]/SUM([.N54:.P54])" office:value-type="float" office:value="0.0994475138121547">
            <text:p>0,09944751</text:p>
          </table:table-cell>
          <table:table-cell table:formula="of:=[.O54]/SUM([.N54:.P54])" office:value-type="float" office:value="0.441988950276243">
            <text:p>0,44198895</text:p>
          </table:table-cell>
          <table:table-cell table:formula="of:=[.P54]/SUM([.N54:.P54])" office:value-type="float" office:value="0.458563535911602">
            <text:p>0,45856354</text:p>
          </table:table-cell>
          <table:table-cell/>
          <table:table-cell table:formula="of:=SUM([.R54:.T54])" office:value-type="float" office:value="1">
            <text:p>1</text:p>
          </table:table-cell>
          <table:table-cell/>
          <table:table-cell table:formula="of:=([.R54]/SIN(RADIANS(60))+[.S54]/TAN(RADIANS(60)))*SIN(RADIANS(60))" office:value-type="float" office:value="0.320441988950276">
            <text:p>0,32044199</text:p>
          </table:table-cell>
          <table:table-cell table:formula="of:=[.S54]*SIN(RADIANS(60))" office:value-type="float" office:value="0.382773659131244">
            <text:p>0,38277366</text:p>
          </table:table-cell>
          <table:table-cell/>
          <table:table-cell table:formula="of:=SUM([.X54:.Y54])" office:value-type="float" office:value="0.70321564808152">
            <text:p>0,703215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4]*[.X54]-[.Y54])*-1" office:value-type="float" office:value="0.197766390554467">
            <text:p>0,197766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4])*[.AE54]-(-[.AD54])*[.AE54])/([.AF54]*[.AE54]-[.AC54]*[.AH54])" office:value-type="float" office:value="0.664364640890046">
            <text:p>0,66436464</text:p>
          </table:table-cell>
          <table:table-cell table:formula="of:=([.AF54]*(-[.AD54])-[.AC54]*(-[.AG54]))/([.AF54]*[.AH54]-[.AC54]*[.AH54])*-1" office:value-type="float" office:value="0.581337494805512">
            <text:p>0,58133749</text:p>
          </table:table-cell>
          <table:table-cell/>
          <table:table-cell table:style-name="ce12" table:formula="of:=1-SQRT((1-[.AI54])*(1-[.AI54])+[.AJ54]*[.AJ54])" office:value-type="float" office:value="0.328729281771046">
            <text:p>0,32872928</text:p>
          </table:table-cell>
          <table:table-cell table:style-name="ce12" table:formula="of:=1-[.X54]" office:value-type="float" office:value="0.679558011049724">
            <text:p>0,67955801</text:p>
          </table:table-cell>
          <table:table-cell table:style-name="ce12" table:formula="of:=SQRT([.AW54]*[.AW54]+[.AX54]*[.AX54])" office:value-type="float" office:value="0.49171270718165">
            <text:p>0,4917127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4]" office:value-type="float" office:value="-0.577350269179251">
            <text:p>-0,57735027</text:p>
          </table:table-cell>
          <table:table-cell table:formula="of:=[.Y54]+(1/[.AP54])*[.X54]" office:value-type="float" office:value="0.567780927708021">
            <text:p>0,5677809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4])*[.AR54]-(-[.AQ54])*[.AU54])/([.AS54]*[.AR54]-[.AP54]*[.AU54])" office:value-type="float" office:value="0.245856353587512">
            <text:p>0,24585635</text:p>
          </table:table-cell>
          <table:table-cell table:formula="of:=([.AS54]*(-[.AQ54])-[.AP54]*(-[.AT54]))/([.AS54]*[.AU54]-[.AP54]*[.AU54])*-1" office:value-type="float" office:value="0.425835695784841">
            <text:p>0,4258357</text:p>
          </table:table-cell>
          <table:table-cell office:value-type="float" office:value="53">
            <text:p>53</text:p>
          </table:table-cell>
          <table:table-cell table:style-name="ce13" office:value-type="float" office:value="0.550387596903404">
            <text:p>0,5503876</text:p>
          </table:table-cell>
          <table:table-cell table:style-name="ce13" office:value-type="float" office:value="0.689922480620155">
            <text:p>0,68992248</text:p>
          </table:table-cell>
          <table:table-cell table:style-name="ce13" office:value-type="float" office:value="0.259689922479001">
            <text:p>0,25968992</text:p>
          </table:table-cell>
          <table:table-cell table:style-name="ce44" office:value-type="float" office:value="0.328729281771046">
            <text:p>0,32872928</text:p>
          </table:table-cell>
          <table:table-cell table:style-name="ce44" office:value-type="float" office:value="0.679558011049724">
            <text:p>0,67955801</text:p>
          </table:table-cell>
          <table:table-cell table:style-name="ce44" office:value-type="float" office:value="0.49171270718165">
            <text:p>0,49171271</text:p>
          </table:table-cell>
          <table:table-cell table:style-name="ce13" office:value-type="float" office:value="0.373711340209068">
            <text:p>0,37371134</text:p>
          </table:table-cell>
          <table:table-cell table:style-name="ce13" office:value-type="float" office:value="0.634020618556701">
            <text:p>0,63402062</text:p>
          </table:table-cell>
          <table:table-cell table:style-name="ce13" office:value-type="float" office:value="0.492268041236037">
            <text:p>0,49226804</text:p>
          </table:table-cell>
          <table:table-cell table:style-name="ce44" office:value-type="float" office:value="0.549242424246661">
            <text:p>0,54924242</text:p>
          </table:table-cell>
          <table:table-cell table:style-name="ce44" office:value-type="float" office:value="0.696969696969697">
            <text:p>0,6969697</text:p>
          </table:table-cell>
          <table:table-cell table:style-name="ce44" office:value-type="float" office:value="0.253787878786296">
            <text:p>0,25378788</text:p>
          </table:table-cell>
          <table:table-cell table:number-columns-repeated="961"/>
        </table:table-row>
        <table:table-row table:style-name="ro2">
          <table:table-cell office:value-type="float" office:value="54">
            <text:p>5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81">
            <text:p>81</text:p>
          </table:table-cell>
          <table:table-cell table:style-name="ce33" office:value-type="float" office:value="84">
            <text:p>84</text:p>
          </table:table-cell>
          <table:table-cell/>
          <table:table-cell table:formula="of:=[.B55]/([.B55]+[.C55]+[.D55]+[.E55])" office:value-type="float" office:value="0.149532710280374">
            <text:p>0,14953271</text:p>
          </table:table-cell>
          <table:table-cell table:formula="of:=[.C55]/([.B55]+[.C55]+[.D55]+[.E55])" office:value-type="float" office:value="0.0794392523364486">
            <text:p>0,07943925</text:p>
          </table:table-cell>
          <table:table-cell table:formula="of:=[.D55]/([.B55]+[.C55]+[.D55]+[.E55])" office:value-type="float" office:value="0.378504672897196">
            <text:p>0,37850467</text:p>
          </table:table-cell>
          <table:table-cell table:formula="of:=[.E55]/([.B55]+[.C55]+[.D55]+[.E55])" office:value-type="float" office:value="0.392523364485981">
            <text:p>0,39252336</text:p>
          </table:table-cell>
          <table:table-cell/>
          <table:table-cell table:formula="of:=SUM([.G55:.J55])" office:value-type="float" office:value="1">
            <text:p>1</text:p>
          </table:table-cell>
          <table:table-cell/>
          <table:table-cell office:value-type="float" office:value="0.0794392523364486">
            <text:p>0,07943925</text:p>
          </table:table-cell>
          <table:table-cell office:value-type="float" office:value="0.378504672897196">
            <text:p>0,37850467</text:p>
          </table:table-cell>
          <table:table-cell office:value-type="float" office:value="0.392523364485981">
            <text:p>0,39252336</text:p>
          </table:table-cell>
          <table:table-cell/>
          <table:table-cell table:formula="of:=[.N55]/SUM([.N55:.P55])" office:value-type="float" office:value="0.0934065934065935">
            <text:p>0,09340659</text:p>
          </table:table-cell>
          <table:table-cell table:formula="of:=[.O55]/SUM([.N55:.P55])" office:value-type="float" office:value="0.445054945054945">
            <text:p>0,44505495</text:p>
          </table:table-cell>
          <table:table-cell table:formula="of:=[.P55]/SUM([.N55:.P55])" office:value-type="float" office:value="0.461538461538462">
            <text:p>0,46153846</text:p>
          </table:table-cell>
          <table:table-cell/>
          <table:table-cell table:formula="of:=SUM([.R55:.T55])" office:value-type="float" office:value="1">
            <text:p>1</text:p>
          </table:table-cell>
          <table:table-cell/>
          <table:table-cell table:formula="of:=([.R55]/SIN(RADIANS(60))+[.S55]/TAN(RADIANS(60)))*SIN(RADIANS(60))" office:value-type="float" office:value="0.315934065934066">
            <text:p>0,31593407</text:p>
          </table:table-cell>
          <table:table-cell table:formula="of:=[.S55]*SIN(RADIANS(60))" office:value-type="float" office:value="0.38542888849747">
            <text:p>0,38542889</text:p>
          </table:table-cell>
          <table:table-cell/>
          <table:table-cell table:formula="of:=SUM([.X55:.Y55])" office:value-type="float" office:value="0.701362954431536">
            <text:p>0,701362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5]*[.X55]-[.Y55])*-1" office:value-type="float" office:value="0.203024270487541">
            <text:p>0,203024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5])*[.AE55]-(-[.AD55])*[.AE55])/([.AF55]*[.AE55]-[.AC55]*[.AH55])" office:value-type="float" office:value="0.662087912094021">
            <text:p>0,66208791</text:p>
          </table:table-cell>
          <table:table-cell table:formula="of:=([.AF55]*(-[.AD55])-[.AC55]*(-[.AG55]))/([.AF55]*[.AH55]-[.AC55]*[.AH55])*-1" office:value-type="float" office:value="0.585280904755353">
            <text:p>0,5852809</text:p>
          </table:table-cell>
          <table:table-cell/>
          <table:table-cell table:style-name="ce12" table:formula="of:=1-SQRT((1-[.AI55])*(1-[.AI55])+[.AJ55]*[.AJ55])" office:value-type="float" office:value="0.324175824178934">
            <text:p>0,32417582</text:p>
          </table:table-cell>
          <table:table-cell table:style-name="ce12" table:formula="of:=1-[.X55]" office:value-type="float" office:value="0.684065934065934">
            <text:p>0,68406593</text:p>
          </table:table-cell>
          <table:table-cell table:style-name="ce12" table:formula="of:=SQRT([.AW55]*[.AW55]+[.AX55]*[.AX55])" office:value-type="float" office:value="0.491758241757612">
            <text:p>0,4917582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5]" office:value-type="float" office:value="-0.577350269179251">
            <text:p>-0,57735027</text:p>
          </table:table-cell>
          <table:table-cell table:formula="of:=[.Y55]+(1/[.AP55])*[.X55]" office:value-type="float" office:value="0.567833506507398">
            <text:p>0,567833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5])*[.AR55]-(-[.AQ55])*[.AU55])/([.AS55]*[.AR55]-[.AP55]*[.AU55])" office:value-type="float" office:value="0.245879120875493">
            <text:p>0,24587912</text:p>
          </table:table-cell>
          <table:table-cell table:formula="of:=([.AS55]*(-[.AQ55])-[.AP55]*(-[.AT55]))/([.AS55]*[.AU55]-[.AP55]*[.AU55])*-1" office:value-type="float" office:value="0.425875129884375">
            <text:p>0,42587513</text:p>
          </table:table-cell>
          <table:table-cell office:value-type="float" office:value="54">
            <text:p>54</text:p>
          </table:table-cell>
          <table:table-cell table:style-name="ce13" office:value-type="float" office:value="0.557692307696506">
            <text:p>0,55769231</text:p>
          </table:table-cell>
          <table:table-cell table:style-name="ce13" office:value-type="float" office:value="0.688461538461539">
            <text:p>0,68846154</text:p>
          </table:table-cell>
          <table:table-cell table:style-name="ce13" office:value-type="float" office:value="0.253846153844495">
            <text:p>0,25384615</text:p>
          </table:table-cell>
          <table:table-cell table:style-name="ce44" office:value-type="float" office:value="0.324175824178934">
            <text:p>0,32417582</text:p>
          </table:table-cell>
          <table:table-cell table:style-name="ce44" office:value-type="float" office:value="0.684065934065934">
            <text:p>0,68406593</text:p>
          </table:table-cell>
          <table:table-cell table:style-name="ce44" office:value-type="float" office:value="0.491758241757612">
            <text:p>0,49175824</text:p>
          </table:table-cell>
          <table:table-cell table:style-name="ce13" office:value-type="float" office:value="0.375634517769371">
            <text:p>0,37563452</text:p>
          </table:table-cell>
          <table:table-cell table:style-name="ce13" office:value-type="float" office:value="0.631979695431472">
            <text:p>0,6319797</text:p>
          </table:table-cell>
          <table:table-cell table:style-name="ce13" office:value-type="float" office:value="0.492385786800936">
            <text:p>0,49238579</text:p>
          </table:table-cell>
          <table:table-cell table:style-name="ce44" office:value-type="float" office:value="0.556390977447865">
            <text:p>0,55639098</text:p>
          </table:table-cell>
          <table:table-cell table:style-name="ce44" office:value-type="float" office:value="0.695488721804511">
            <text:p>0,69548872</text:p>
          </table:table-cell>
          <table:table-cell table:style-name="ce44" office:value-type="float" office:value="0.248120300750258">
            <text:p>0,2481203</text:p>
          </table:table-cell>
          <table:table-cell table:number-columns-repeated="961"/>
        </table:table-row>
        <table:table-row table:style-name="ro2">
          <table:table-cell office:value-type="float" office:value="55">
            <text:p>5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82">
            <text:p>82</text:p>
          </table:table-cell>
          <table:table-cell table:style-name="ce33" office:value-type="float" office:value="85">
            <text:p>85</text:p>
          </table:table-cell>
          <table:table-cell/>
          <table:table-cell table:formula="of:=[.B56]/([.B56]+[.C56]+[.D56]+[.E56])" office:value-type="float" office:value="0.152777777777778">
            <text:p>0,15277778</text:p>
          </table:table-cell>
          <table:table-cell table:formula="of:=[.C56]/([.B56]+[.C56]+[.D56]+[.E56])" office:value-type="float" office:value="0.0740740740740741">
            <text:p>0,07407407</text:p>
          </table:table-cell>
          <table:table-cell table:formula="of:=[.D56]/([.B56]+[.C56]+[.D56]+[.E56])" office:value-type="float" office:value="0.37962962962963">
            <text:p>0,37962963</text:p>
          </table:table-cell>
          <table:table-cell table:formula="of:=[.E56]/([.B56]+[.C56]+[.D56]+[.E56])" office:value-type="float" office:value="0.393518518518519">
            <text:p>0,39351852</text:p>
          </table:table-cell>
          <table:table-cell/>
          <table:table-cell table:formula="of:=SUM([.G56:.J56])" office:value-type="float" office:value="1">
            <text:p>1</text:p>
          </table:table-cell>
          <table:table-cell/>
          <table:table-cell office:value-type="float" office:value="0.0740740740740741">
            <text:p>0,07407407</text:p>
          </table:table-cell>
          <table:table-cell office:value-type="float" office:value="0.37962962962963">
            <text:p>0,37962963</text:p>
          </table:table-cell>
          <table:table-cell office:value-type="float" office:value="0.393518518518519">
            <text:p>0,39351852</text:p>
          </table:table-cell>
          <table:table-cell/>
          <table:table-cell table:formula="of:=[.N56]/SUM([.N56:.P56])" office:value-type="float" office:value="0.087431693989071">
            <text:p>0,08743169</text:p>
          </table:table-cell>
          <table:table-cell table:formula="of:=[.O56]/SUM([.N56:.P56])" office:value-type="float" office:value="0.448087431693989">
            <text:p>0,44808743</text:p>
          </table:table-cell>
          <table:table-cell table:formula="of:=[.P56]/SUM([.N56:.P56])" office:value-type="float" office:value="0.46448087431694">
            <text:p>0,46448087</text:p>
          </table:table-cell>
          <table:table-cell/>
          <table:table-cell table:formula="of:=SUM([.R56:.T56])" office:value-type="float" office:value="1">
            <text:p>1</text:p>
          </table:table-cell>
          <table:table-cell/>
          <table:table-cell table:formula="of:=([.R56]/SIN(RADIANS(60))+[.S56]/TAN(RADIANS(60)))*SIN(RADIANS(60))" office:value-type="float" office:value="0.311475409836066">
            <text:p>0,31147541</text:p>
          </table:table-cell>
          <table:table-cell table:formula="of:=[.S56]*SIN(RADIANS(60))" office:value-type="float" office:value="0.388055098963519">
            <text:p>0,3880551</text:p>
          </table:table-cell>
          <table:table-cell/>
          <table:table-cell table:formula="of:=SUM([.X56:.Y56])" office:value-type="float" office:value="0.699530508799584">
            <text:p>0,699530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6]*[.X56]-[.Y56])*-1" office:value-type="float" office:value="0.208224687251949">
            <text:p>0,2082246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6])*[.AE56]-(-[.AD56])*[.AE56])/([.AF56]*[.AE56]-[.AC56]*[.AH56])" office:value-type="float" office:value="0.65983606557992">
            <text:p>0,65983607</text:p>
          </table:table-cell>
          <table:table-cell table:formula="of:=([.AF56]*(-[.AD56])-[.AC56]*(-[.AG56]))/([.AF56]*[.AH56]-[.AC56]*[.AH56])*-1" office:value-type="float" office:value="0.589181217328694">
            <text:p>0,58918122</text:p>
          </table:table-cell>
          <table:table-cell/>
          <table:table-cell table:style-name="ce12" table:formula="of:=1-SQRT((1-[.AI56])*(1-[.AI56])+[.AJ56]*[.AJ56])" office:value-type="float" office:value="0.319672131150671">
            <text:p>0,31967213</text:p>
          </table:table-cell>
          <table:table-cell table:style-name="ce12" table:formula="of:=1-[.X56]" office:value-type="float" office:value="0.688524590163935">
            <text:p>0,68852459</text:p>
          </table:table-cell>
          <table:table-cell table:style-name="ce12" table:formula="of:=SQRT([.AW56]*[.AW56]+[.AX56]*[.AX56])" office:value-type="float" office:value="0.491803278687935">
            <text:p>0,491803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6]" office:value-type="float" office:value="-0.577350269179251">
            <text:p>-0,57735027</text:p>
          </table:table-cell>
          <table:table-cell table:formula="of:=[.Y56]+(1/[.AP56])*[.X56]" office:value-type="float" office:value="0.567885510675089">
            <text:p>0,567885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6])*[.AR56]-(-[.AQ56])*[.AU56])/([.AS56]*[.AR56]-[.AP56]*[.AU56])" office:value-type="float" office:value="0.245901639340654">
            <text:p>0,24590164</text:p>
          </table:table-cell>
          <table:table-cell table:formula="of:=([.AS56]*(-[.AQ56])-[.AP56]*(-[.AT56]))/([.AS56]*[.AU56]-[.AP56]*[.AU56])*-1" office:value-type="float" office:value="0.425914133010143">
            <text:p>0,42591413</text:p>
          </table:table-cell>
          <table:table-cell office:value-type="float" office:value="55">
            <text:p>55</text:p>
          </table:table-cell>
          <table:table-cell table:style-name="ce13" office:value-type="float" office:value="0.564885496187424">
            <text:p>0,5648855</text:p>
          </table:table-cell>
          <table:table-cell table:style-name="ce13" office:value-type="float" office:value="0.687022900763359">
            <text:p>0,6870229</text:p>
          </table:table-cell>
          <table:table-cell table:style-name="ce13" office:value-type="float" office:value="0.248091603051738">
            <text:p>0,2480916</text:p>
          </table:table-cell>
          <table:table-cell table:style-name="ce44" office:value-type="float" office:value="0.319672131150671">
            <text:p>0,31967213</text:p>
          </table:table-cell>
          <table:table-cell table:style-name="ce44" office:value-type="float" office:value="0.688524590163934">
            <text:p>0,68852459</text:p>
          </table:table-cell>
          <table:table-cell table:style-name="ce44" office:value-type="float" office:value="0.491803278687935">
            <text:p>0,49180328</text:p>
          </table:table-cell>
          <table:table-cell table:style-name="ce13" office:value-type="float" office:value="0.377500000002864">
            <text:p>0,3775</text:p>
          </table:table-cell>
          <table:table-cell table:style-name="ce13" office:value-type="float" office:value="0.63">
            <text:p>0,63</text:p>
          </table:table-cell>
          <table:table-cell table:style-name="ce13" office:value-type="float" office:value="0.492499999998888">
            <text:p>0,4925</text:p>
          </table:table-cell>
          <table:table-cell table:style-name="ce44" office:value-type="float" office:value="0.56343283582517">
            <text:p>0,56343284</text:p>
          </table:table-cell>
          <table:table-cell table:style-name="ce44" office:value-type="float" office:value="0.694029850746269">
            <text:p>0,69402985</text:p>
          </table:table-cell>
          <table:table-cell table:style-name="ce44" office:value-type="float" office:value="0.242537313431176">
            <text:p>0,24253731</text:p>
          </table:table-cell>
          <table:table-cell table:number-columns-repeated="961"/>
        </table:table-row>
        <table:table-row table:style-name="ro2">
          <table:table-cell office:value-type="float" office:value="56">
            <text:p>56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83">
            <text:p>83</text:p>
          </table:table-cell>
          <table:table-cell table:style-name="ce33" office:value-type="float" office:value="86">
            <text:p>86</text:p>
          </table:table-cell>
          <table:table-cell/>
          <table:table-cell table:formula="of:=[.B57]/([.B57]+[.C57]+[.D57]+[.E57])" office:value-type="float" office:value="0.155963302752294">
            <text:p>0,1559633</text:p>
          </table:table-cell>
          <table:table-cell table:formula="of:=[.C57]/([.B57]+[.C57]+[.D57]+[.E57])" office:value-type="float" office:value="0.0688073394495413">
            <text:p>0,06880734</text:p>
          </table:table-cell>
          <table:table-cell table:formula="of:=[.D57]/([.B57]+[.C57]+[.D57]+[.E57])" office:value-type="float" office:value="0.380733944954128">
            <text:p>0,38073394</text:p>
          </table:table-cell>
          <table:table-cell table:formula="of:=[.E57]/([.B57]+[.C57]+[.D57]+[.E57])" office:value-type="float" office:value="0.394495412844037">
            <text:p>0,39449541</text:p>
          </table:table-cell>
          <table:table-cell/>
          <table:table-cell table:formula="of:=SUM([.G57:.J57])" office:value-type="float" office:value="1">
            <text:p>1</text:p>
          </table:table-cell>
          <table:table-cell/>
          <table:table-cell office:value-type="float" office:value="0.0688073394495413">
            <text:p>0,06880734</text:p>
          </table:table-cell>
          <table:table-cell office:value-type="float" office:value="0.380733944954128">
            <text:p>0,38073394</text:p>
          </table:table-cell>
          <table:table-cell office:value-type="float" office:value="0.394495412844037">
            <text:p>0,39449541</text:p>
          </table:table-cell>
          <table:table-cell/>
          <table:table-cell table:formula="of:=[.N57]/SUM([.N57:.P57])" office:value-type="float" office:value="0.0815217391304348">
            <text:p>0,08152174</text:p>
          </table:table-cell>
          <table:table-cell table:formula="of:=[.O57]/SUM([.N57:.P57])" office:value-type="float" office:value="0.451086956521739">
            <text:p>0,45108696</text:p>
          </table:table-cell>
          <table:table-cell table:formula="of:=[.P57]/SUM([.N57:.P57])" office:value-type="float" office:value="0.467391304347827">
            <text:p>0,4673913</text:p>
          </table:table-cell>
          <table:table-cell/>
          <table:table-cell table:formula="of:=SUM([.R57:.T57])" office:value-type="float" office:value="1">
            <text:p>1</text:p>
          </table:table-cell>
          <table:table-cell/>
          <table:table-cell table:formula="of:=([.R57]/SIN(RADIANS(60))+[.S57]/TAN(RADIANS(60)))*SIN(RADIANS(60))" office:value-type="float" office:value="0.307065217391304">
            <text:p>0,30706522</text:p>
          </table:table-cell>
          <table:table-cell table:formula="of:=[.S57]*SIN(RADIANS(60))" office:value-type="float" office:value="0.390652763663632">
            <text:p>0,39065276</text:p>
          </table:table-cell>
          <table:table-cell/>
          <table:table-cell table:formula="of:=SUM([.X57:.Y57])" office:value-type="float" office:value="0.697717981054937">
            <text:p>0,6977179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7]*[.X57]-[.Y57])*-1" office:value-type="float" office:value="0.213368577747177">
            <text:p>0,213368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7])*[.AE57]-(-[.AD57])*[.AE57])/([.AF57]*[.AE57]-[.AC57]*[.AH57])" office:value-type="float" office:value="0.657608695658363">
            <text:p>0,6576087</text:p>
          </table:table-cell>
          <table:table-cell table:formula="of:=([.AF57]*(-[.AD57])-[.AC57]*(-[.AG57]))/([.AF57]*[.AH57]-[.AC57]*[.AH57])*-1" office:value-type="float" office:value="0.59303913520015">
            <text:p>0,59303914</text:p>
          </table:table-cell>
          <table:table-cell/>
          <table:table-cell table:style-name="ce12" table:formula="of:=1-SQRT((1-[.AI57])*(1-[.AI57])+[.AJ57]*[.AJ57])" office:value-type="float" office:value="0.315217391307497">
            <text:p>0,31521739</text:p>
          </table:table-cell>
          <table:table-cell table:style-name="ce12" table:formula="of:=1-[.X57]" office:value-type="float" office:value="0.692934782608696">
            <text:p>0,69293478</text:p>
          </table:table-cell>
          <table:table-cell table:style-name="ce12" table:formula="of:=SQRT([.AW57]*[.AW57]+[.AX57]*[.AX57])" office:value-type="float" office:value="0.491847826086407">
            <text:p>0,4918478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7]" office:value-type="float" office:value="-0.577350269179251">
            <text:p>-0,57735027</text:p>
          </table:table-cell>
          <table:table-cell table:formula="of:=[.Y57]+(1/[.AP57])*[.X57]" office:value-type="float" office:value="0.567936949580087">
            <text:p>0,567936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7])*[.AR57]-(-[.AQ57])*[.AU57])/([.AS57]*[.AR57]-[.AP57]*[.AU57])" office:value-type="float" office:value="0.245923913039889">
            <text:p>0,24592391</text:p>
          </table:table-cell>
          <table:table-cell table:formula="of:=([.AS57]*(-[.AQ57])-[.AP57]*(-[.AT57]))/([.AS57]*[.AU57]-[.AP57]*[.AU57])*-1" office:value-type="float" office:value="0.425952712188892">
            <text:p>0,42595271</text:p>
          </table:table-cell>
          <table:table-cell office:value-type="float" office:value="56">
            <text:p>56</text:p>
          </table:table-cell>
          <table:table-cell table:style-name="ce13" office:value-type="float" office:value="0.571969696973934">
            <text:p>0,5719697</text:p>
          </table:table-cell>
          <table:table-cell table:style-name="ce13" office:value-type="float" office:value="0.685606060606061">
            <text:p>0,68560606</text:p>
          </table:table-cell>
          <table:table-cell table:style-name="ce13" office:value-type="float" office:value="0.242424242422507">
            <text:p>0,24242424</text:p>
          </table:table-cell>
          <table:table-cell table:style-name="ce44" office:value-type="float" office:value="0.315217391307497">
            <text:p>0,31521739</text:p>
          </table:table-cell>
          <table:table-cell table:style-name="ce44" office:value-type="float" office:value="0.692934782608696">
            <text:p>0,69293478</text:p>
          </table:table-cell>
          <table:table-cell table:style-name="ce44" office:value-type="float" office:value="0.491847826086407">
            <text:p>0,49184783</text:p>
          </table:table-cell>
          <table:table-cell table:style-name="ce13" office:value-type="float" office:value="0.379310344830441">
            <text:p>0,37931034</text:p>
          </table:table-cell>
          <table:table-cell table:style-name="ce13" office:value-type="float" office:value="0.62807881773399">
            <text:p>0,62807882</text:p>
          </table:table-cell>
          <table:table-cell table:style-name="ce13" office:value-type="float" office:value="0.492610837437295">
            <text:p>0,49261084</text:p>
          </table:table-cell>
          <table:table-cell table:style-name="ce44" office:value-type="float" office:value="0.570370370374663">
            <text:p>0,57037037</text:p>
          </table:table-cell>
          <table:table-cell table:style-name="ce44" office:value-type="float" office:value="0.692592592592593">
            <text:p>0,69259259</text:p>
          </table:table-cell>
          <table:table-cell table:style-name="ce44" office:value-type="float" office:value="0.23703703703534">
            <text:p>0,23703704</text:p>
          </table:table-cell>
          <table:table-cell table:number-columns-repeated="961"/>
        </table:table-row>
        <table:table-row table:style-name="ro2">
          <table:table-cell office:value-type="float" office:value="57">
            <text:p>57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87">
            <text:p>87</text:p>
          </table:table-cell>
          <table:table-cell/>
          <table:table-cell table:formula="of:=[.B58]/([.B58]+[.C58]+[.D58]+[.E58])" office:value-type="float" office:value="0.159090909090909">
            <text:p>0,15909091</text:p>
          </table:table-cell>
          <table:table-cell table:formula="of:=[.C58]/([.B58]+[.C58]+[.D58]+[.E58])" office:value-type="float" office:value="0.0636363636363636">
            <text:p>0,06363636</text:p>
          </table:table-cell>
          <table:table-cell table:formula="of:=[.D58]/([.B58]+[.C58]+[.D58]+[.E58])" office:value-type="float" office:value="0.381818181818182">
            <text:p>0,38181818</text:p>
          </table:table-cell>
          <table:table-cell table:formula="of:=[.E58]/([.B58]+[.C58]+[.D58]+[.E58])" office:value-type="float" office:value="0.395454545454545">
            <text:p>0,39545455</text:p>
          </table:table-cell>
          <table:table-cell/>
          <table:table-cell table:formula="of:=SUM([.G58:.J58])" office:value-type="float" office:value="1">
            <text:p>1</text:p>
          </table:table-cell>
          <table:table-cell/>
          <table:table-cell office:value-type="float" office:value="0.0636363636363636">
            <text:p>0,06363636</text:p>
          </table:table-cell>
          <table:table-cell office:value-type="float" office:value="0.381818181818182">
            <text:p>0,38181818</text:p>
          </table:table-cell>
          <table:table-cell office:value-type="float" office:value="0.395454545454546">
            <text:p>0,39545455</text:p>
          </table:table-cell>
          <table:table-cell/>
          <table:table-cell table:formula="of:=[.N58]/SUM([.N58:.P58])" office:value-type="float" office:value="0.0756756756756756">
            <text:p>0,07567568</text:p>
          </table:table-cell>
          <table:table-cell table:formula="of:=[.O58]/SUM([.N58:.P58])" office:value-type="float" office:value="0.454054054054054">
            <text:p>0,45405405</text:p>
          </table:table-cell>
          <table:table-cell table:formula="of:=[.P58]/SUM([.N58:.P58])" office:value-type="float" office:value="0.470270270270271">
            <text:p>0,47027027</text:p>
          </table:table-cell>
          <table:table-cell/>
          <table:table-cell table:formula="of:=SUM([.R58:.T58])" office:value-type="float" office:value="1">
            <text:p>1</text:p>
          </table:table-cell>
          <table:table-cell/>
          <table:table-cell table:formula="of:=([.R58]/SIN(RADIANS(60))+[.S58]/TAN(RADIANS(60)))*SIN(RADIANS(60))" office:value-type="float" office:value="0.302702702702703">
            <text:p>0,3027027</text:p>
          </table:table-cell>
          <table:table-cell table:formula="of:=[.S58]*SIN(RADIANS(60))" office:value-type="float" office:value="0.393222345502123">
            <text:p>0,39322235</text:p>
          </table:table-cell>
          <table:table-cell/>
          <table:table-cell table:formula="of:=SUM([.X58:.Y58])" office:value-type="float" office:value="0.695925048204826">
            <text:p>0,695925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8]*[.X58]-[.Y58])*-1" office:value-type="float" office:value="0.218456858615431">
            <text:p>0,2184568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8])*[.AE58]-(-[.AD58])*[.AE58])/([.AF58]*[.AE58]-[.AC58]*[.AH58])" office:value-type="float" office:value="0.655405405411634">
            <text:p>0,65540541</text:p>
          </table:table-cell>
          <table:table-cell table:formula="of:=([.AF58]*(-[.AD58])-[.AC58]*(-[.AG58]))/([.AF58]*[.AH58]-[.AC58]*[.AH58])*-1" office:value-type="float" office:value="0.596855345851374">
            <text:p>0,59685535</text:p>
          </table:table-cell>
          <table:table-cell/>
          <table:table-cell table:style-name="ce12" table:formula="of:=1-SQRT((1-[.AI58])*(1-[.AI58])+[.AJ58]*[.AJ58])" office:value-type="float" office:value="0.31081081081398">
            <text:p>0,31081081</text:p>
          </table:table-cell>
          <table:table-cell table:style-name="ce12" table:formula="of:=1-[.X58]" office:value-type="float" office:value="0.697297297297297">
            <text:p>0,6972973</text:p>
          </table:table-cell>
          <table:table-cell table:style-name="ce12" table:formula="of:=SQRT([.AW58]*[.AW58]+[.AX58]*[.AX58])" office:value-type="float" office:value="0.491891891891382">
            <text:p>0,4918918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8]" office:value-type="float" office:value="-0.577350269179251">
            <text:p>-0,57735027</text:p>
          </table:table-cell>
          <table:table-cell table:formula="of:=[.Y58]+(1/[.AP58])*[.X58]" office:value-type="float" office:value="0.567987832388816">
            <text:p>0,5679878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8])*[.AR58]-(-[.AQ58])*[.AU58])/([.AS58]*[.AR58]-[.AP58]*[.AU58])" office:value-type="float" office:value="0.245945945942376">
            <text:p>0,24594595</text:p>
          </table:table-cell>
          <table:table-cell table:formula="of:=([.AS58]*(-[.AQ58])-[.AP58]*(-[.AT58]))/([.AS58]*[.AU58]-[.AP58]*[.AU58])*-1" office:value-type="float" office:value="0.425990874295439">
            <text:p>0,42599087</text:p>
          </table:table-cell>
          <table:table-cell office:value-type="float" office:value="57">
            <text:p>57</text:p>
          </table:table-cell>
          <table:table-cell table:style-name="ce13" office:value-type="float" office:value="0.578947368425308">
            <text:p>0,57894737</text:p>
          </table:table-cell>
          <table:table-cell table:style-name="ce13" office:value-type="float" office:value="0.684210526315789">
            <text:p>0,68421053</text:p>
          </table:table-cell>
          <table:table-cell table:style-name="ce13" office:value-type="float" office:value="0.236842105261385">
            <text:p>0,23684211</text:p>
          </table:table-cell>
          <table:table-cell table:style-name="ce44" office:value-type="float" office:value="0.31081081081398">
            <text:p>0,31081081</text:p>
          </table:table-cell>
          <table:table-cell table:style-name="ce44" office:value-type="float" office:value="0.697297297297297">
            <text:p>0,6972973</text:p>
          </table:table-cell>
          <table:table-cell table:style-name="ce44" office:value-type="float" office:value="0.491891891891382">
            <text:p>0,49189189</text:p>
          </table:table-cell>
          <table:table-cell table:style-name="ce13" office:value-type="float" office:value="0.381067961167894">
            <text:p>0,38106796</text:p>
          </table:table-cell>
          <table:table-cell table:style-name="ce13" office:value-type="float" office:value="0.62621359223301">
            <text:p>0,62621359</text:p>
          </table:table-cell>
          <table:table-cell table:style-name="ce13" office:value-type="float" office:value="0.492718446600797">
            <text:p>0,49271845</text:p>
          </table:table-cell>
          <table:table-cell table:style-name="ce44" office:value-type="float" office:value="0.577205882357252">
            <text:p>0,57720588</text:p>
          </table:table-cell>
          <table:table-cell table:style-name="ce44" office:value-type="float" office:value="0.691176470588235">
            <text:p>0,69117647</text:p>
          </table:table-cell>
          <table:table-cell table:style-name="ce44" office:value-type="float" office:value="0.231617647057089">
            <text:p>0,23161765</text:p>
          </table:table-cell>
          <table:table-cell table:number-columns-repeated="961"/>
        </table:table-row>
        <table:table-row table:style-name="ro2">
          <table:table-cell office:value-type="float" office:value="58">
            <text:p>58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85">
            <text:p>85</text:p>
          </table:table-cell>
          <table:table-cell table:style-name="ce33" office:value-type="float" office:value="88">
            <text:p>88</text:p>
          </table:table-cell>
          <table:table-cell/>
          <table:table-cell table:formula="of:=[.B59]/([.B59]+[.C59]+[.D59]+[.E59])" office:value-type="float" office:value="0.162162162162162">
            <text:p>0,16216216</text:p>
          </table:table-cell>
          <table:table-cell table:formula="of:=[.C59]/([.B59]+[.C59]+[.D59]+[.E59])" office:value-type="float" office:value="0.0585585585585586">
            <text:p>0,05855856</text:p>
          </table:table-cell>
          <table:table-cell table:formula="of:=[.D59]/([.B59]+[.C59]+[.D59]+[.E59])" office:value-type="float" office:value="0.382882882882883">
            <text:p>0,38288288</text:p>
          </table:table-cell>
          <table:table-cell table:formula="of:=[.E59]/([.B59]+[.C59]+[.D59]+[.E59])" office:value-type="float" office:value="0.396396396396396">
            <text:p>0,3963964</text:p>
          </table:table-cell>
          <table:table-cell/>
          <table:table-cell table:formula="of:=SUM([.G59:.J59])" office:value-type="float" office:value="1">
            <text:p>1</text:p>
          </table:table-cell>
          <table:table-cell/>
          <table:table-cell office:value-type="float" office:value="0.0585585585585586">
            <text:p>0,05855856</text:p>
          </table:table-cell>
          <table:table-cell office:value-type="float" office:value="0.382882882882883">
            <text:p>0,38288288</text:p>
          </table:table-cell>
          <table:table-cell office:value-type="float" office:value="0.396396396396396">
            <text:p>0,3963964</text:p>
          </table:table-cell>
          <table:table-cell/>
          <table:table-cell table:formula="of:=[.N59]/SUM([.N59:.P59])" office:value-type="float" office:value="0.0698924731182796">
            <text:p>0,06989247</text:p>
          </table:table-cell>
          <table:table-cell table:formula="of:=[.O59]/SUM([.N59:.P59])" office:value-type="float" office:value="0.456989247311828">
            <text:p>0,45698925</text:p>
          </table:table-cell>
          <table:table-cell table:formula="of:=[.P59]/SUM([.N59:.P59])" office:value-type="float" office:value="0.473118279569892">
            <text:p>0,47311828</text:p>
          </table:table-cell>
          <table:table-cell/>
          <table:table-cell table:formula="of:=SUM([.R59:.T59])" office:value-type="float" office:value="1">
            <text:p>1</text:p>
          </table:table-cell>
          <table:table-cell/>
          <table:table-cell table:formula="of:=([.R59]/SIN(RADIANS(60))+[.S59]/TAN(RADIANS(60)))*SIN(RADIANS(60))" office:value-type="float" office:value="0.298387096774194">
            <text:p>0,2983871</text:p>
          </table:table-cell>
          <table:table-cell table:formula="of:=[.S59]*SIN(RADIANS(60))" office:value-type="float" office:value="0.395764297428373">
            <text:p>0,3957643</text:p>
          </table:table-cell>
          <table:table-cell/>
          <table:table-cell table:formula="of:=SUM([.X59:.Y59])" office:value-type="float" office:value="0.694151394202567">
            <text:p>0,6941513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9]*[.X59]-[.Y59])*-1" office:value-type="float" office:value="0.223490426786177">
            <text:p>0,223490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9])*[.AE59]-(-[.AD59])*[.AE59])/([.AF59]*[.AE59]-[.AC59]*[.AH59])" office:value-type="float" office:value="0.65322580645788">
            <text:p>0,65322581</text:p>
          </table:table-cell>
          <table:table-cell table:formula="of:=([.AF59]*(-[.AD59])-[.AC59]*(-[.AG59]))/([.AF59]*[.AH59]-[.AC59]*[.AH59])*-1" office:value-type="float" office:value="0.600630521979467">
            <text:p>0,60063052</text:p>
          </table:table-cell>
          <table:table-cell/>
          <table:table-cell table:style-name="ce12" table:formula="of:=1-SQRT((1-[.AI59])*(1-[.AI59])+[.AJ59]*[.AJ59])" office:value-type="float" office:value="0.306451612906414">
            <text:p>0,30645161</text:p>
          </table:table-cell>
          <table:table-cell table:style-name="ce12" table:formula="of:=1-[.X59]" office:value-type="float" office:value="0.701612903225806">
            <text:p>0,7016129</text:p>
          </table:table-cell>
          <table:table-cell table:style-name="ce12" table:formula="of:=SQRT([.AW59]*[.AW59]+[.AX59]*[.AX59])" office:value-type="float" office:value="0.491935483870497">
            <text:p>0,491935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9]" office:value-type="float" office:value="-0.577350269179251">
            <text:p>-0,57735027</text:p>
          </table:table-cell>
          <table:table-cell table:formula="of:=[.Y59]+(1/[.AP59])*[.X59]" office:value-type="float" office:value="0.568038168070569">
            <text:p>0,568038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9])*[.AR59]-(-[.AQ59])*[.AU59])/([.AS59]*[.AR59]-[.AP59]*[.AU59])" office:value-type="float" office:value="0.245967741931934">
            <text:p>0,24596774</text:p>
          </table:table-cell>
          <table:table-cell table:formula="of:=([.AS59]*(-[.AQ59])-[.AP59]*(-[.AT59]))/([.AS59]*[.AU59]-[.AP59]*[.AU59])*-1" office:value-type="float" office:value="0.426028626056754">
            <text:p>0,42602863</text:p>
          </table:table-cell>
          <table:table-cell office:value-type="float" office:value="58">
            <text:p>58</text:p>
          </table:table-cell>
          <table:table-cell table:style-name="ce13" office:value-type="float" office:value="0.585820895526662">
            <text:p>0,5858209</text:p>
          </table:table-cell>
          <table:table-cell table:style-name="ce13" office:value-type="float" office:value="0.682835820895522">
            <text:p>0,68283582</text:p>
          </table:table-cell>
          <table:table-cell table:style-name="ce13" office:value-type="float" office:value="0.231343283580279">
            <text:p>0,23134328</text:p>
          </table:table-cell>
          <table:table-cell table:style-name="ce44" office:value-type="float" office:value="0.306451612906414">
            <text:p>0,30645161</text:p>
          </table:table-cell>
          <table:table-cell table:style-name="ce44" office:value-type="float" office:value="0.701612903225807">
            <text:p>0,7016129</text:p>
          </table:table-cell>
          <table:table-cell table:style-name="ce44" office:value-type="float" office:value="0.491935483870497">
            <text:p>0,49193548</text:p>
          </table:table-cell>
          <table:table-cell table:style-name="ce13" office:value-type="float" office:value="0.382775119620062">
            <text:p>0,38277512</text:p>
          </table:table-cell>
          <table:table-cell table:style-name="ce13" office:value-type="float" office:value="0.624401913875598">
            <text:p>0,62440191</text:p>
          </table:table-cell>
          <table:table-cell table:style-name="ce13" office:value-type="float" office:value="0.492822966506016">
            <text:p>0,49282297</text:p>
          </table:table-cell>
          <table:table-cell table:style-name="ce44" office:value-type="float" office:value="0.583941605843744">
            <text:p>0,58394161</text:p>
          </table:table-cell>
          <table:table-cell table:style-name="ce44" office:value-type="float" office:value="0.68978102189781">
            <text:p>0,68978102</text:p>
          </table:table-cell>
          <table:table-cell table:style-name="ce44" office:value-type="float" office:value="0.226277372261003">
            <text:p>0,22627737</text:p>
          </table:table-cell>
          <table:table-cell table:number-columns-repeated="961"/>
        </table:table-row>
        <table:table-row table:style-name="ro2">
          <table:table-cell office:value-type="float" office:value="59">
            <text:p>59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89">
            <text:p>89</text:p>
          </table:table-cell>
          <table:table-cell/>
          <table:table-cell table:formula="of:=[.B60]/([.B60]+[.C60]+[.D60]+[.E60])" office:value-type="float" office:value="0.165178571428571">
            <text:p>0,16517857</text:p>
          </table:table-cell>
          <table:table-cell table:formula="of:=[.C60]/([.B60]+[.C60]+[.D60]+[.E60])" office:value-type="float" office:value="0.0535714285714286">
            <text:p>0,05357143</text:p>
          </table:table-cell>
          <table:table-cell table:formula="of:=[.D60]/([.B60]+[.C60]+[.D60]+[.E60])" office:value-type="float" office:value="0.383928571428571">
            <text:p>0,38392857</text:p>
          </table:table-cell>
          <table:table-cell table:formula="of:=[.E60]/([.B60]+[.C60]+[.D60]+[.E60])" office:value-type="float" office:value="0.397321428571429">
            <text:p>0,39732143</text:p>
          </table:table-cell>
          <table:table-cell/>
          <table:table-cell table:formula="of:=SUM([.G60:.J60])" office:value-type="float" office:value="1">
            <text:p>1</text:p>
          </table:table-cell>
          <table:table-cell/>
          <table:table-cell office:value-type="float" office:value="0.0535714285714286">
            <text:p>0,05357143</text:p>
          </table:table-cell>
          <table:table-cell office:value-type="float" office:value="0.383928571428571">
            <text:p>0,38392857</text:p>
          </table:table-cell>
          <table:table-cell office:value-type="float" office:value="0.397321428571429">
            <text:p>0,39732143</text:p>
          </table:table-cell>
          <table:table-cell/>
          <table:table-cell table:formula="of:=[.N60]/SUM([.N60:.P60])" office:value-type="float" office:value="0.0641711229946524">
            <text:p>0,06417112</text:p>
          </table:table-cell>
          <table:table-cell table:formula="of:=[.O60]/SUM([.N60:.P60])" office:value-type="float" office:value="0.459893048128342">
            <text:p>0,45989305</text:p>
          </table:table-cell>
          <table:table-cell table:formula="of:=[.P60]/SUM([.N60:.P60])" office:value-type="float" office:value="0.475935828877006">
            <text:p>0,47593583</text:p>
          </table:table-cell>
          <table:table-cell/>
          <table:table-cell table:formula="of:=SUM([.R60:.T60])" office:value-type="float" office:value="1">
            <text:p>1</text:p>
          </table:table-cell>
          <table:table-cell/>
          <table:table-cell table:formula="of:=([.R60]/SIN(RADIANS(60))+[.S60]/TAN(RADIANS(60)))*SIN(RADIANS(60))" office:value-type="float" office:value="0.294117647058823">
            <text:p>0,29411765</text:p>
          </table:table-cell>
          <table:table-cell table:formula="of:=[.S60]*SIN(RADIANS(60))" office:value-type="float" office:value="0.398279062703003">
            <text:p>0,39827906</text:p>
          </table:table-cell>
          <table:table-cell/>
          <table:table-cell table:formula="of:=SUM([.X60:.Y60])" office:value-type="float" office:value="0.692396709761827">
            <text:p>0,692396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0]*[.X60]-[.Y60])*-1" office:value-type="float" office:value="0.228470160003224">
            <text:p>0,2284701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0])*[.AE60]-(-[.AD60])*[.AE60])/([.AF60]*[.AE60]-[.AC60]*[.AH60])" office:value-type="float" office:value="0.651069518722884">
            <text:p>0,65106952</text:p>
          </table:table-cell>
          <table:table-cell table:formula="of:=([.AF60]*(-[.AD60])-[.AC60]*(-[.AG60]))/([.AF60]*[.AH60]-[.AC60]*[.AH60])*-1" office:value-type="float" office:value="0.604365321892286">
            <text:p>0,60436532</text:p>
          </table:table-cell>
          <table:table-cell/>
          <table:table-cell table:style-name="ce12" table:formula="of:=1-SQRT((1-[.AI60])*(1-[.AI60])+[.AJ60]*[.AJ60])" office:value-type="float" office:value="0.302139037436362">
            <text:p>0,30213904</text:p>
          </table:table-cell>
          <table:table-cell table:style-name="ce12" table:formula="of:=1-[.X60]" office:value-type="float" office:value="0.705882352941177">
            <text:p>0,70588235</text:p>
          </table:table-cell>
          <table:table-cell table:style-name="ce12" table:formula="of:=SQRT([.AW60]*[.AW60]+[.AX60]*[.AX60])" office:value-type="float" office:value="0.491978609625235">
            <text:p>0,4919786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0]" office:value-type="float" office:value="-0.577350269179251">
            <text:p>-0,57735027</text:p>
          </table:table-cell>
          <table:table-cell table:formula="of:=[.Y60]+(1/[.AP60])*[.X60]" office:value-type="float" office:value="0.568087965402783">
            <text:p>0,5680879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0])*[.AR60]-(-[.AQ60])*[.AU60])/([.AS60]*[.AR60]-[.AP60]*[.AU60])" office:value-type="float" office:value="0.245989304809303">
            <text:p>0,2459893</text:p>
          </table:table-cell>
          <table:table-cell table:formula="of:=([.AS60]*(-[.AQ60])-[.AP60]*(-[.AT60]))/([.AS60]*[.AU60]-[.AP60]*[.AU60])*-1" office:value-type="float" office:value="0.426065974055915">
            <text:p>0,42606597</text:p>
          </table:table-cell>
          <table:table-cell office:value-type="float" office:value="59">
            <text:p>59</text:p>
          </table:table-cell>
          <table:table-cell table:style-name="ce13" office:value-type="float" office:value="0.592592592596885">
            <text:p>0,59259259</text:p>
          </table:table-cell>
          <table:table-cell table:style-name="ce13" office:value-type="float" office:value="0.681481481481482">
            <text:p>0,68148148</text:p>
          </table:table-cell>
          <table:table-cell table:style-name="ce13" office:value-type="float" office:value="0.225925925924079">
            <text:p>0,22592593</text:p>
          </table:table-cell>
          <table:table-cell table:style-name="ce44" office:value-type="float" office:value="0.302139037436362">
            <text:p>0,30213904</text:p>
          </table:table-cell>
          <table:table-cell table:style-name="ce44" office:value-type="float" office:value="0.705882352941176">
            <text:p>0,70588235</text:p>
          </table:table-cell>
          <table:table-cell table:style-name="ce44" office:value-type="float" office:value="0.491978609625236">
            <text:p>0,49197861</text:p>
          </table:table-cell>
          <table:table-cell table:style-name="ce13" office:value-type="float" office:value="0.38443396226698">
            <text:p>0,38443396</text:p>
          </table:table-cell>
          <table:table-cell table:style-name="ce13" office:value-type="float" office:value="0.622641509433962">
            <text:p>0,62264151</text:p>
          </table:table-cell>
          <table:table-cell table:style-name="ce13" office:value-type="float" office:value="0.492924528300711">
            <text:p>0,49292453</text:p>
          </table:table-cell>
          <table:table-cell table:style-name="ce44" office:value-type="float" office:value="0.590579710149273">
            <text:p>0,59057971</text:p>
          </table:table-cell>
          <table:table-cell table:style-name="ce44" office:value-type="float" office:value="0.688405797101449">
            <text:p>0,6884058</text:p>
          </table:table-cell>
          <table:table-cell table:style-name="ce44" office:value-type="float" office:value="0.221014492751817">
            <text:p>0,22101449</text:p>
          </table:table-cell>
          <table:table-cell table:number-columns-repeated="961"/>
        </table:table-row>
        <table:table-row table:style-name="ro2">
          <table:table-cell office:value-type="float" office:value="60">
            <text:p>60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90">
            <text:p>90</text:p>
          </table:table-cell>
          <table:table-cell/>
          <table:table-cell table:formula="of:=[.B61]/([.B61]+[.C61]+[.D61]+[.E61])" office:value-type="float" office:value="0.168141592920354">
            <text:p>0,16814159</text:p>
          </table:table-cell>
          <table:table-cell table:formula="of:=[.C61]/([.B61]+[.C61]+[.D61]+[.E61])" office:value-type="float" office:value="0.0486725663716814">
            <text:p>0,04867257</text:p>
          </table:table-cell>
          <table:table-cell table:formula="of:=[.D61]/([.B61]+[.C61]+[.D61]+[.E61])" office:value-type="float" office:value="0.384955752212389">
            <text:p>0,38495575</text:p>
          </table:table-cell>
          <table:table-cell table:formula="of:=[.E61]/([.B61]+[.C61]+[.D61]+[.E61])" office:value-type="float" office:value="0.398230088495575">
            <text:p>0,39823009</text:p>
          </table:table-cell>
          <table:table-cell/>
          <table:table-cell table:formula="of:=SUM([.G61:.J61])" office:value-type="float" office:value="1">
            <text:p>1</text:p>
          </table:table-cell>
          <table:table-cell/>
          <table:table-cell office:value-type="float" office:value="0.0486725663716814">
            <text:p>0,04867257</text:p>
          </table:table-cell>
          <table:table-cell office:value-type="float" office:value="0.384955752212389">
            <text:p>0,38495575</text:p>
          </table:table-cell>
          <table:table-cell office:value-type="float" office:value="0.398230088495575">
            <text:p>0,39823009</text:p>
          </table:table-cell>
          <table:table-cell/>
          <table:table-cell table:formula="of:=[.N61]/SUM([.N61:.P61])" office:value-type="float" office:value="0.0585106382978724">
            <text:p>0,05851064</text:p>
          </table:table-cell>
          <table:table-cell table:formula="of:=[.O61]/SUM([.N61:.P61])" office:value-type="float" office:value="0.462765957446808">
            <text:p>0,46276596</text:p>
          </table:table-cell>
          <table:table-cell table:formula="of:=[.P61]/SUM([.N61:.P61])" office:value-type="float" office:value="0.478723404255319">
            <text:p>0,4787234</text:p>
          </table:table-cell>
          <table:table-cell/>
          <table:table-cell table:formula="of:=SUM([.R61:.T61])" office:value-type="float" office:value="1">
            <text:p>1</text:p>
          </table:table-cell>
          <table:table-cell/>
          <table:table-cell table:formula="of:=([.R61]/SIN(RADIANS(60))+[.S61]/TAN(RADIANS(60)))*SIN(RADIANS(60))" office:value-type="float" office:value="0.289893617021277">
            <text:p>0,28989362</text:p>
          </table:table-cell>
          <table:table-cell table:formula="of:=[.S61]*SIN(RADIANS(60))" office:value-type="float" office:value="0.400767075155565">
            <text:p>0,40076708</text:p>
          </table:table-cell>
          <table:table-cell/>
          <table:table-cell table:formula="of:=SUM([.X61:.Y61])" office:value-type="float" office:value="0.690660692176841">
            <text:p>0,6906606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1]*[.X61]-[.Y61])*-1" office:value-type="float" office:value="0.233396917334984">
            <text:p>0,2333969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1])*[.AE61]-(-[.AD61])*[.AE61])/([.AF61]*[.AE61]-[.AC61]*[.AH61])" office:value-type="float" office:value="0.64893617021911">
            <text:p>0,64893617</text:p>
          </table:table-cell>
          <table:table-cell table:formula="of:=([.AF61]*(-[.AD61])-[.AC61]*(-[.AG61]))/([.AF61]*[.AH61]-[.AC61]*[.AH61])*-1" office:value-type="float" office:value="0.608060389891139">
            <text:p>0,60806039</text:p>
          </table:table-cell>
          <table:table-cell/>
          <table:table-cell table:style-name="ce12" table:formula="of:=1-SQRT((1-[.AI61])*(1-[.AI61])+[.AJ61]*[.AJ61])" office:value-type="float" office:value="0.297872340428758">
            <text:p>0,29787234</text:p>
          </table:table-cell>
          <table:table-cell table:style-name="ce12" table:formula="of:=1-[.X61]" office:value-type="float" office:value="0.710106382978723">
            <text:p>0,71010638</text:p>
          </table:table-cell>
          <table:table-cell table:style-name="ce12" table:formula="of:=SQRT([.AW61]*[.AW61]+[.AX61]*[.AX61])" office:value-type="float" office:value="0.49202127659535">
            <text:p>0,492021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1]" office:value-type="float" office:value="-0.577350269179251">
            <text:p>-0,57735027</text:p>
          </table:table-cell>
          <table:table-cell table:formula="of:=[.Y61]+(1/[.AP61])*[.X61]" office:value-type="float" office:value="0.568137232976145">
            <text:p>0,568137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1])*[.AR61]-(-[.AQ61])*[.AU61])/([.AS61]*[.AR61]-[.AP61]*[.AU61])" office:value-type="float" office:value="0.24601063829436">
            <text:p>0,24601064</text:p>
          </table:table-cell>
          <table:table-cell table:formula="of:=([.AS61]*(-[.AQ61])-[.AP61]*(-[.AT61]))/([.AS61]*[.AU61]-[.AP61]*[.AU61])*-1" office:value-type="float" office:value="0.426102924735937">
            <text:p>0,42610292</text:p>
          </table:table-cell>
          <table:table-cell office:value-type="float" office:value="60">
            <text:p>60</text:p>
          </table:table-cell>
          <table:table-cell table:style-name="ce13" office:value-type="float" office:value="0.599264705886663">
            <text:p>0,59926471</text:p>
          </table:table-cell>
          <table:table-cell table:style-name="ce13" office:value-type="float" office:value="0.680147058823529">
            <text:p>0,68014706</text:p>
          </table:table-cell>
          <table:table-cell table:style-name="ce13" office:value-type="float" office:value="0.220588235292235">
            <text:p>0,22058824</text:p>
          </table:table-cell>
          <table:table-cell table:style-name="ce44" office:value-type="float" office:value="0.297872340428758">
            <text:p>0,29787234</text:p>
          </table:table-cell>
          <table:table-cell table:style-name="ce44" office:value-type="float" office:value="0.710106382978723">
            <text:p>0,71010638</text:p>
          </table:table-cell>
          <table:table-cell table:style-name="ce44" office:value-type="float" office:value="0.49202127659535">
            <text:p>0,49202128</text:p>
          </table:table-cell>
          <table:table-cell table:style-name="ce13" office:value-type="float" office:value="0.386046511630728">
            <text:p>0,38604651</text:p>
          </table:table-cell>
          <table:table-cell table:style-name="ce13" office:value-type="float" office:value="0.620930232558139">
            <text:p>0,62093023</text:p>
          </table:table-cell>
          <table:table-cell table:style-name="ce13" office:value-type="float" office:value="0.493023255812763">
            <text:p>0,49302326</text:p>
          </table:table-cell>
          <table:table-cell table:style-name="ce44" office:value-type="float" office:value="0.597122302162636">
            <text:p>0,5971223</text:p>
          </table:table-cell>
          <table:table-cell table:style-name="ce44" office:value-type="float" office:value="0.68705035971223">
            <text:p>0,68705036</text:p>
          </table:table-cell>
          <table:table-cell table:style-name="ce44" office:value-type="float" office:value="0.215827338127654">
            <text:p>0,21582734</text:p>
          </table:table-cell>
          <table:table-cell table:number-columns-repeated="961"/>
        </table:table-row>
        <table:table-row table:style-name="ro2">
          <table:table-cell office:value-type="float" office:value="61">
            <text:p>61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91">
            <text:p>91</text:p>
          </table:table-cell>
          <table:table-cell/>
          <table:table-cell table:formula="of:=[.B62]/([.B62]+[.C62]+[.D62]+[.E62])" office:value-type="float" office:value="0.171052631578947">
            <text:p>0,17105263</text:p>
          </table:table-cell>
          <table:table-cell table:formula="of:=[.C62]/([.B62]+[.C62]+[.D62]+[.E62])" office:value-type="float" office:value="0.043859649122807">
            <text:p>0,04385965</text:p>
          </table:table-cell>
          <table:table-cell table:formula="of:=[.D62]/([.B62]+[.C62]+[.D62]+[.E62])" office:value-type="float" office:value="0.385964912280702">
            <text:p>0,38596491</text:p>
          </table:table-cell>
          <table:table-cell table:formula="of:=[.E62]/([.B62]+[.C62]+[.D62]+[.E62])" office:value-type="float" office:value="0.399122807017544">
            <text:p>0,39912281</text:p>
          </table:table-cell>
          <table:table-cell/>
          <table:table-cell table:formula="of:=SUM([.G62:.J62])" office:value-type="float" office:value="1">
            <text:p>1</text:p>
          </table:table-cell>
          <table:table-cell/>
          <table:table-cell office:value-type="float" office:value="0.043859649122807">
            <text:p>0,04385965</text:p>
          </table:table-cell>
          <table:table-cell office:value-type="float" office:value="0.385964912280702">
            <text:p>0,38596491</text:p>
          </table:table-cell>
          <table:table-cell office:value-type="float" office:value="0.399122807017544">
            <text:p>0,39912281</text:p>
          </table:table-cell>
          <table:table-cell/>
          <table:table-cell table:formula="of:=[.N62]/SUM([.N62:.P62])" office:value-type="float" office:value="0.0529100529100529">
            <text:p>0,05291005</text:p>
          </table:table-cell>
          <table:table-cell table:formula="of:=[.O62]/SUM([.N62:.P62])" office:value-type="float" office:value="0.465608465608466">
            <text:p>0,46560847</text:p>
          </table:table-cell>
          <table:table-cell table:formula="of:=[.P62]/SUM([.N62:.P62])" office:value-type="float" office:value="0.481481481481481">
            <text:p>0,48148148</text:p>
          </table:table-cell>
          <table:table-cell/>
          <table:table-cell table:formula="of:=SUM([.R62:.T62])" office:value-type="float" office:value="1">
            <text:p>1</text:p>
          </table:table-cell>
          <table:table-cell/>
          <table:table-cell table:formula="of:=([.R62]/SIN(RADIANS(60))+[.S62]/TAN(RADIANS(60)))*SIN(RADIANS(60))" office:value-type="float" office:value="0.285714285714286">
            <text:p>0,28571429</text:p>
          </table:table-cell>
          <table:table-cell table:formula="of:=[.S62]*SIN(RADIANS(60))" office:value-type="float" office:value="0.403228759434024">
            <text:p>0,40322876</text:p>
          </table:table-cell>
          <table:table-cell/>
          <table:table-cell table:formula="of:=SUM([.X62:.Y62])" office:value-type="float" office:value="0.68894304514831">
            <text:p>0,688943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2]*[.X62]-[.Y62])*-1" office:value-type="float" office:value="0.238271539668524">
            <text:p>0,2382715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2])*[.AE62]-(-[.AD62])*[.AE62])/([.AF62]*[.AE62]-[.AC62]*[.AH62])" office:value-type="float" office:value="0.646825396831779">
            <text:p>0,6468254</text:p>
          </table:table-cell>
          <table:table-cell table:formula="of:=([.AF62]*(-[.AD62])-[.AC62]*(-[.AG62]))/([.AF62]*[.AH62]-[.AC62]*[.AH62])*-1" office:value-type="float" office:value="0.611716356641327">
            <text:p>0,61171636</text:p>
          </table:table-cell>
          <table:table-cell/>
          <table:table-cell table:style-name="ce12" table:formula="of:=1-SQRT((1-[.AI62])*(1-[.AI62])+[.AJ62]*[.AJ62])" office:value-type="float" office:value="0.293650793654038">
            <text:p>0,29365079</text:p>
          </table:table-cell>
          <table:table-cell table:style-name="ce12" table:formula="of:=1-[.X62]" office:value-type="float" office:value="0.714285714285714">
            <text:p>0,71428571</text:p>
          </table:table-cell>
          <table:table-cell table:style-name="ce12" table:formula="of:=SQRT([.AW62]*[.AW62]+[.AX62]*[.AX62])" office:value-type="float" office:value="0.492063492063136">
            <text:p>0,492063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2]" office:value-type="float" office:value="-0.577350269179251">
            <text:p>-0,57735027</text:p>
          </table:table-cell>
          <table:table-cell table:formula="of:=[.Y62]+(1/[.AP62])*[.X62]" office:value-type="float" office:value="0.568185979199525">
            <text:p>0,568185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2])*[.AR62]-(-[.AQ62])*[.AU62])/([.AS62]*[.AR62]-[.AP62]*[.AU62])" office:value-type="float" office:value="0.246031746028252">
            <text:p>0,24603175</text:p>
          </table:table-cell>
          <table:table-cell table:formula="of:=([.AS62]*(-[.AQ62])-[.AP62]*(-[.AT62]))/([.AS62]*[.AU62]-[.AP62]*[.AU62])*-1" office:value-type="float" office:value="0.426139484403472">
            <text:p>0,42613948</text:p>
          </table:table-cell>
          <table:table-cell office:value-type="float" office:value="61">
            <text:p>61</text:p>
          </table:table-cell>
          <table:table-cell table:style-name="ce13" office:value-type="float" office:value="0.605839416062722">
            <text:p>0,60583942</text:p>
          </table:table-cell>
          <table:table-cell table:style-name="ce13" office:value-type="float" office:value="0.678832116788321">
            <text:p>0,67883212</text:p>
          </table:table-cell>
          <table:table-cell table:style-name="ce13" office:value-type="float" office:value="0.215328467151366">
            <text:p>0,21532847</text:p>
          </table:table-cell>
          <table:table-cell table:style-name="ce44" office:value-type="float" office:value="0.293650793654038">
            <text:p>0,29365079</text:p>
          </table:table-cell>
          <table:table-cell table:style-name="ce44" office:value-type="float" office:value="0.714285714285714">
            <text:p>0,71428571</text:p>
          </table:table-cell>
          <table:table-cell table:style-name="ce44" office:value-type="float" office:value="0.492063492063136">
            <text:p>0,49206349</text:p>
          </table:table-cell>
          <table:table-cell table:style-name="ce13" office:value-type="float" office:value="0.387614678901895">
            <text:p>0,38761468</text:p>
          </table:table-cell>
          <table:table-cell table:style-name="ce13" office:value-type="float" office:value="0.619266055045872">
            <text:p>0,61926606</text:p>
          </table:table-cell>
          <table:table-cell table:style-name="ce13" office:value-type="float" office:value="0.49311926605384">
            <text:p>0,49311927</text:p>
          </table:table-cell>
          <table:table-cell table:style-name="ce44" office:value-type="float" office:value="0.603571428575808">
            <text:p>0,60357143</text:p>
          </table:table-cell>
          <table:table-cell table:style-name="ce44" office:value-type="float" office:value="0.685714285714286">
            <text:p>0,68571429</text:p>
          </table:table-cell>
          <table:table-cell table:style-name="ce44" office:value-type="float" office:value="0.210714285712409">
            <text:p>0,21071429</text:p>
          </table:table-cell>
          <table:table-cell table:number-columns-repeated="961"/>
        </table:table-row>
        <table:table-row table:style-name="ro2">
          <table:table-cell office:value-type="float" office:value="62">
            <text:p>62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92">
            <text:p>92</text:p>
          </table:table-cell>
          <table:table-cell/>
          <table:table-cell table:formula="of:=[.B63]/([.B63]+[.C63]+[.D63]+[.E63])" office:value-type="float" office:value="0.173913043478261">
            <text:p>0,17391304</text:p>
          </table:table-cell>
          <table:table-cell table:formula="of:=[.C63]/([.B63]+[.C63]+[.D63]+[.E63])" office:value-type="float" office:value="0.0391304347826087">
            <text:p>0,03913043</text:p>
          </table:table-cell>
          <table:table-cell table:formula="of:=[.D63]/([.B63]+[.C63]+[.D63]+[.E63])" office:value-type="float" office:value="0.38695652173913">
            <text:p>0,38695652</text:p>
          </table:table-cell>
          <table:table-cell table:formula="of:=[.E63]/([.B63]+[.C63]+[.D63]+[.E63])" office:value-type="float" office:value="0.4">
            <text:p>0,4</text:p>
          </table:table-cell>
          <table:table-cell/>
          <table:table-cell table:formula="of:=SUM([.G63:.J63])" office:value-type="float" office:value="1">
            <text:p>1</text:p>
          </table:table-cell>
          <table:table-cell/>
          <table:table-cell office:value-type="float" office:value="0.0391304347826087">
            <text:p>0,03913043</text:p>
          </table:table-cell>
          <table:table-cell office:value-type="float" office:value="0.38695652173913">
            <text:p>0,38695652</text:p>
          </table:table-cell>
          <table:table-cell office:value-type="float" office:value="0.4">
            <text:p>0,4</text:p>
          </table:table-cell>
          <table:table-cell/>
          <table:table-cell table:formula="of:=[.N63]/SUM([.N63:.P63])" office:value-type="float" office:value="0.0473684210526316">
            <text:p>0,04736842</text:p>
          </table:table-cell>
          <table:table-cell table:formula="of:=[.O63]/SUM([.N63:.P63])" office:value-type="float" office:value="0.468421052631579">
            <text:p>0,46842105</text:p>
          </table:table-cell>
          <table:table-cell table:formula="of:=[.P63]/SUM([.N63:.P63])" office:value-type="float" office:value="0.48421052631579">
            <text:p>0,48421053</text:p>
          </table:table-cell>
          <table:table-cell/>
          <table:table-cell table:formula="of:=SUM([.R63:.T63])" office:value-type="float" office:value="1">
            <text:p>1</text:p>
          </table:table-cell>
          <table:table-cell/>
          <table:table-cell table:formula="of:=([.R63]/SIN(RADIANS(60))+[.S63]/TAN(RADIANS(60)))*SIN(RADIANS(60))" office:value-type="float" office:value="0.281578947368421">
            <text:p>0,28157895</text:p>
          </table:table-cell>
          <table:table-cell table:formula="of:=[.S63]*SIN(RADIANS(60))" office:value-type="float" office:value="0.405664531246395">
            <text:p>0,40566453</text:p>
          </table:table-cell>
          <table:table-cell/>
          <table:table-cell table:formula="of:=SUM([.X63:.Y63])" office:value-type="float" office:value="0.687243478614816">
            <text:p>0,68724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3]*[.X63]-[.Y63])*-1" office:value-type="float" office:value="0.243094850188026">
            <text:p>0,243094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3])*[.AE63]-(-[.AD63])*[.AE63])/([.AF63]*[.AE63]-[.AC63]*[.AH63])" office:value-type="float" office:value="0.644736842111682">
            <text:p>0,64473684</text:p>
          </table:table-cell>
          <table:table-cell table:formula="of:=([.AF63]*(-[.AD63])-[.AC63]*(-[.AG63]))/([.AF63]*[.AH63]-[.AC63]*[.AH63])*-1" office:value-type="float" office:value="0.615333839530987">
            <text:p>0,61533384</text:p>
          </table:table-cell>
          <table:table-cell/>
          <table:table-cell table:style-name="ce12" table:formula="of:=1-SQRT((1-[.AI63])*(1-[.AI63])+[.AJ63]*[.AJ63])" office:value-type="float" office:value="0.289473684213789">
            <text:p>0,28947368</text:p>
          </table:table-cell>
          <table:table-cell table:style-name="ce12" table:formula="of:=1-[.X63]" office:value-type="float" office:value="0.718421052631579">
            <text:p>0,71842105</text:p>
          </table:table-cell>
          <table:table-cell table:style-name="ce12" table:formula="of:=SQRT([.AW63]*[.AW63]+[.AX63]*[.AX63])" office:value-type="float" office:value="0.492105263157575">
            <text:p>0,492105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3]" office:value-type="float" office:value="-0.577350269179251">
            <text:p>-0,57735027</text:p>
          </table:table-cell>
          <table:table-cell table:formula="of:=[.Y63]+(1/[.AP63])*[.X63]" office:value-type="float" office:value="0.568234212304763">
            <text:p>0,568234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3])*[.AR63]-(-[.AQ63])*[.AU63])/([.AS63]*[.AR63]-[.AP63]*[.AU63])" office:value-type="float" office:value="0.246052631575472">
            <text:p>0,24605263</text:p>
          </table:table-cell>
          <table:table-cell table:formula="of:=([.AS63]*(-[.AQ63])-[.AP63]*(-[.AT63]))/([.AS63]*[.AU63]-[.AP63]*[.AU63])*-1" office:value-type="float" office:value="0.426175659232401">
            <text:p>0,42617566</text:p>
          </table:table-cell>
          <table:table-cell office:value-type="float" office:value="62">
            <text:p>62</text:p>
          </table:table-cell>
          <table:table-cell table:style-name="ce13" office:value-type="float" office:value="0.612318840584056">
            <text:p>0,61231884</text:p>
          </table:table-cell>
          <table:table-cell table:style-name="ce13" office:value-type="float" office:value="0.677536231884058">
            <text:p>0,67753623</text:p>
          </table:table-cell>
          <table:table-cell table:style-name="ce13" office:value-type="float" office:value="0.210144927534279">
            <text:p>0,21014493</text:p>
          </table:table-cell>
          <table:table-cell table:style-name="ce44" office:value-type="float" office:value="0.289473684213789">
            <text:p>0,28947368</text:p>
          </table:table-cell>
          <table:table-cell table:style-name="ce44" office:value-type="float" office:value="0.718421052631579">
            <text:p>0,71842105</text:p>
          </table:table-cell>
          <table:table-cell table:style-name="ce44" office:value-type="float" office:value="0.492105263157576">
            <text:p>0,49210526</text:p>
          </table:table-cell>
          <table:table-cell table:style-name="ce13" office:value-type="float" office:value="0.389140271496018">
            <text:p>0,38914027</text:p>
          </table:table-cell>
          <table:table-cell table:style-name="ce13" office:value-type="float" office:value="0.617647058823529">
            <text:p>0,61764706</text:p>
          </table:table-cell>
          <table:table-cell table:style-name="ce13" office:value-type="float" office:value="0.493212669682038">
            <text:p>0,49321267</text:p>
          </table:table-cell>
          <table:table-cell table:style-name="ce44" office:value-type="float" office:value="0.609929078018581">
            <text:p>0,60992908</text:p>
          </table:table-cell>
          <table:table-cell table:style-name="ce44" office:value-type="float" office:value="0.684397163120567">
            <text:p>0,68439716</text:p>
          </table:table-cell>
          <table:table-cell table:style-name="ce44" office:value-type="float" office:value="0.205673758863337">
            <text:p>0,20567376</text:p>
          </table:table-cell>
          <table:table-cell table:number-columns-repeated="961"/>
        </table:table-row>
        <table:table-row table:style-name="ro2">
          <table:table-cell office:value-type="float" office:value="63">
            <text:p>63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3">
            <text:p>93</text:p>
          </table:table-cell>
          <table:table-cell/>
          <table:table-cell table:formula="of:=[.B64]/([.B64]+[.C64]+[.D64]+[.E64])" office:value-type="float" office:value="0.176724137931034">
            <text:p>0,17672414</text:p>
          </table:table-cell>
          <table:table-cell table:formula="of:=[.C64]/([.B64]+[.C64]+[.D64]+[.E64])" office:value-type="float" office:value="0.0344827586206897">
            <text:p>0,03448276</text:p>
          </table:table-cell>
          <table:table-cell table:formula="of:=[.D64]/([.B64]+[.C64]+[.D64]+[.E64])" office:value-type="float" office:value="0.387931034482759">
            <text:p>0,38793103</text:p>
          </table:table-cell>
          <table:table-cell table:formula="of:=[.E64]/([.B64]+[.C64]+[.D64]+[.E64])" office:value-type="float" office:value="0.400862068965517">
            <text:p>0,40086207</text:p>
          </table:table-cell>
          <table:table-cell/>
          <table:table-cell table:formula="of:=SUM([.G64:.J64])" office:value-type="float" office:value="1">
            <text:p>1</text:p>
          </table:table-cell>
          <table:table-cell/>
          <table:table-cell office:value-type="float" office:value="0.0344827586206897">
            <text:p>0,03448276</text:p>
          </table:table-cell>
          <table:table-cell office:value-type="float" office:value="0.387931034482759">
            <text:p>0,38793103</text:p>
          </table:table-cell>
          <table:table-cell office:value-type="float" office:value="0.400862068965517">
            <text:p>0,40086207</text:p>
          </table:table-cell>
          <table:table-cell/>
          <table:table-cell table:formula="of:=[.N64]/SUM([.N64:.P64])" office:value-type="float" office:value="0.0418848167539267">
            <text:p>0,04188482</text:p>
          </table:table-cell>
          <table:table-cell table:formula="of:=[.O64]/SUM([.N64:.P64])" office:value-type="float" office:value="0.471204188481676">
            <text:p>0,47120419</text:p>
          </table:table-cell>
          <table:table-cell table:formula="of:=[.P64]/SUM([.N64:.P64])" office:value-type="float" office:value="0.486910994764398">
            <text:p>0,48691099</text:p>
          </table:table-cell>
          <table:table-cell/>
          <table:table-cell table:formula="of:=SUM([.R64:.T64])" office:value-type="float" office:value="1">
            <text:p>1</text:p>
          </table:table-cell>
          <table:table-cell/>
          <table:table-cell table:formula="of:=([.R64]/SIN(RADIANS(60))+[.S64]/TAN(RADIANS(60)))*SIN(RADIANS(60))" office:value-type="float" office:value="0.277486910994765">
            <text:p>0,27748691</text:p>
          </table:table-cell>
          <table:table-cell table:formula="of:=[.S64]*SIN(RADIANS(60))" office:value-type="float" office:value="0.408074797594762">
            <text:p>0,4080748</text:p>
          </table:table-cell>
          <table:table-cell/>
          <table:table-cell table:formula="of:=SUM([.X64:.Y64])" office:value-type="float" office:value="0.685561708589527">
            <text:p>0,685561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4]*[.X64]-[.Y64])*-1" office:value-type="float" office:value="0.247867654838216">
            <text:p>0,247867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4])*[.AE64]-(-[.AD64])*[.AE64])/([.AF64]*[.AE64]-[.AC64]*[.AH64])" office:value-type="float" office:value="0.642670157074519">
            <text:p>0,64267016</text:p>
          </table:table-cell>
          <table:table-cell table:formula="of:=([.AF64]*(-[.AD64])-[.AC64]*(-[.AG64]))/([.AF64]*[.AH64]-[.AC64]*[.AH64])*-1" office:value-type="float" office:value="0.618913443018661">
            <text:p>0,61891344</text:p>
          </table:table-cell>
          <table:table-cell/>
          <table:table-cell table:style-name="ce12" table:formula="of:=1-SQRT((1-[.AI64])*(1-[.AI64])+[.AJ64]*[.AJ64])" office:value-type="float" office:value="0.285340314139406">
            <text:p>0,28534031</text:p>
          </table:table-cell>
          <table:table-cell table:style-name="ce12" table:formula="of:=1-[.X64]" office:value-type="float" office:value="0.722513089005235">
            <text:p>0,72251309</text:p>
          </table:table-cell>
          <table:table-cell table:style-name="ce12" table:formula="of:=SQRT([.AW64]*[.AW64]+[.AX64]*[.AX64])" office:value-type="float" office:value="0.492146596858357">
            <text:p>0,49214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4]" office:value-type="float" office:value="-0.577350269179251">
            <text:p>-0,57735027</text:p>
          </table:table-cell>
          <table:table-cell table:formula="of:=[.Y64]+(1/[.AP64])*[.X64]" office:value-type="float" office:value="0.568281940351308">
            <text:p>0,5682819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4])*[.AR64]-(-[.AQ64])*[.AU64])/([.AS64]*[.AR64]-[.AP64]*[.AU64])" office:value-type="float" office:value="0.246073298425862">
            <text:p>0,2460733</text:p>
          </table:table-cell>
          <table:table-cell table:formula="of:=([.AS64]*(-[.AQ64])-[.AP64]*(-[.AT64]))/([.AS64]*[.AU64]-[.AP64]*[.AU64])*-1" office:value-type="float" office:value="0.42621145526731">
            <text:p>0,42621146</text:p>
          </table:table-cell>
          <table:table-cell office:value-type="float" office:value="63">
            <text:p>63</text:p>
          </table:table-cell>
          <table:table-cell table:style-name="ce13" office:value-type="float" office:value="0.618705035975586">
            <text:p>0,61870504</text:p>
          </table:table-cell>
          <table:table-cell table:style-name="ce13" office:value-type="float" office:value="0.676258992805755">
            <text:p>0,67625899</text:p>
          </table:table-cell>
          <table:table-cell table:style-name="ce13" office:value-type="float" office:value="0.205035971221034">
            <text:p>0,20503597</text:p>
          </table:table-cell>
          <table:table-cell table:style-name="ce44" office:value-type="float" office:value="0.285340314139407">
            <text:p>0,28534031</text:p>
          </table:table-cell>
          <table:table-cell table:style-name="ce44" office:value-type="float" office:value="0.722513089005236">
            <text:p>0,72251309</text:p>
          </table:table-cell>
          <table:table-cell table:style-name="ce44" office:value-type="float" office:value="0.492146596858356">
            <text:p>0,4921466</text:p>
          </table:table-cell>
          <table:table-cell table:style-name="ce13" office:value-type="float" office:value="0.390625000002798">
            <text:p>0,390625</text:p>
          </table:table-cell>
          <table:table-cell table:style-name="ce13" office:value-type="float" office:value="0.616071428571429">
            <text:p>0,61607143</text:p>
          </table:table-cell>
          <table:table-cell table:style-name="ce13" office:value-type="float" office:value="0.493303571427338">
            <text:p>0,49330357</text:p>
          </table:table-cell>
          <table:table-cell table:style-name="ce44" office:value-type="float" office:value="0.616197183103005">
            <text:p>0,61619718</text:p>
          </table:table-cell>
          <table:table-cell table:style-name="ce44" office:value-type="float" office:value="0.683098591549296">
            <text:p>0,68309859</text:p>
          </table:table-cell>
          <table:table-cell table:style-name="ce44" office:value-type="float" office:value="0.200704225350167">
            <text:p>0,20070423</text:p>
          </table:table-cell>
          <table:table-cell table:number-columns-repeated="961"/>
        </table:table-row>
        <table:table-row table:style-name="ro2">
          <table:table-cell office:value-type="float" office:value="64">
            <text:p>6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94">
            <text:p>94</text:p>
          </table:table-cell>
          <table:table-cell/>
          <table:table-cell table:formula="of:=[.B65]/([.B65]+[.C65]+[.D65]+[.E65])" office:value-type="float" office:value="0.179487179487179">
            <text:p>0,17948718</text:p>
          </table:table-cell>
          <table:table-cell table:formula="of:=[.C65]/([.B65]+[.C65]+[.D65]+[.E65])" office:value-type="float" office:value="0.0299145299145299">
            <text:p>0,02991453</text:p>
          </table:table-cell>
          <table:table-cell table:formula="of:=[.D65]/([.B65]+[.C65]+[.D65]+[.E65])" office:value-type="float" office:value="0.388888888888889">
            <text:p>0,38888889</text:p>
          </table:table-cell>
          <table:table-cell table:formula="of:=[.E65]/([.B65]+[.C65]+[.D65]+[.E65])" office:value-type="float" office:value="0.401709401709402">
            <text:p>0,4017094</text:p>
          </table:table-cell>
          <table:table-cell/>
          <table:table-cell table:formula="of:=SUM([.G65:.J65])" office:value-type="float" office:value="1">
            <text:p>1</text:p>
          </table:table-cell>
          <table:table-cell/>
          <table:table-cell office:value-type="float" office:value="0.0299145299145299">
            <text:p>0,02991453</text:p>
          </table:table-cell>
          <table:table-cell office:value-type="float" office:value="0.388888888888889">
            <text:p>0,38888889</text:p>
          </table:table-cell>
          <table:table-cell office:value-type="float" office:value="0.401709401709402">
            <text:p>0,4017094</text:p>
          </table:table-cell>
          <table:table-cell/>
          <table:table-cell table:formula="of:=[.N65]/SUM([.N65:.P65])" office:value-type="float" office:value="0.0364583333333333">
            <text:p>0,03645833</text:p>
          </table:table-cell>
          <table:table-cell table:formula="of:=[.O65]/SUM([.N65:.P65])" office:value-type="float" office:value="0.473958333333333">
            <text:p>0,47395833</text:p>
          </table:table-cell>
          <table:table-cell table:formula="of:=[.P65]/SUM([.N65:.P65])" office:value-type="float" office:value="0.489583333333333">
            <text:p>0,48958333</text:p>
          </table:table-cell>
          <table:table-cell/>
          <table:table-cell table:formula="of:=SUM([.R65:.T65])" office:value-type="float" office:value="1">
            <text:p>1</text:p>
          </table:table-cell>
          <table:table-cell/>
          <table:table-cell table:formula="of:=([.R65]/SIN(RADIANS(60))+[.S65]/TAN(RADIANS(60)))*SIN(RADIANS(60))" office:value-type="float" office:value="0.2734375">
            <text:p>0,2734375</text:p>
          </table:table-cell>
          <table:table-cell table:formula="of:=[.S65]*SIN(RADIANS(60))" office:value-type="float" office:value="0.410459957001999">
            <text:p>0,41045996</text:p>
          </table:table-cell>
          <table:table-cell/>
          <table:table-cell table:formula="of:=SUM([.X65:.Y65])" office:value-type="float" office:value="0.683897457001999">
            <text:p>0,683897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5]*[.X65]-[.Y65])*-1" office:value-type="float" office:value="0.252590742773298">
            <text:p>0,2525907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5])*[.AE65]-(-[.AD65])*[.AE65])/([.AF65]*[.AE65]-[.AC65]*[.AH65])" office:value-type="float" office:value="0.640625000006493">
            <text:p>0,640625</text:p>
          </table:table-cell>
          <table:table-cell table:formula="of:=([.AF65]*(-[.AD65])-[.AC65]*(-[.AG65]))/([.AF65]*[.AH65]-[.AC65]*[.AH65])*-1" office:value-type="float" office:value="0.622455758970004">
            <text:p>0,62245576</text:p>
          </table:table-cell>
          <table:table-cell/>
          <table:table-cell table:style-name="ce12" table:formula="of:=1-SQRT((1-[.AI65])*(1-[.AI65])+[.AJ65]*[.AJ65])" office:value-type="float" office:value="0.281250000003299">
            <text:p>0,28125</text:p>
          </table:table-cell>
          <table:table-cell table:style-name="ce12" table:formula="of:=1-[.X65]" office:value-type="float" office:value="0.7265625">
            <text:p>0,7265625</text:p>
          </table:table-cell>
          <table:table-cell table:style-name="ce12" table:formula="of:=SQRT([.AW65]*[.AW65]+[.AX65]*[.AX65])" office:value-type="float" office:value="0.492187499999754">
            <text:p>0,492187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5]" office:value-type="float" office:value="-0.577350269179251">
            <text:p>-0,57735027</text:p>
          </table:table-cell>
          <table:table-cell table:formula="of:=[.Y65]+(1/[.AP65])*[.X65]" office:value-type="float" office:value="0.568329171230701">
            <text:p>0,568329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5])*[.AR65]-(-[.AQ65])*[.AU65])/([.AS65]*[.AR65]-[.AP65]*[.AU65])" office:value-type="float" office:value="0.246093749996561">
            <text:p>0,24609375</text:p>
          </table:table-cell>
          <table:table-cell table:formula="of:=([.AS65]*(-[.AQ65])-[.AP65]*(-[.AT65]))/([.AS65]*[.AU65]-[.AP65]*[.AU65])*-1" office:value-type="float" office:value="0.426246878426855">
            <text:p>0,42624688</text:p>
          </table:table-cell>
          <table:table-cell office:value-type="float" office:value="64">
            <text:p>64</text:p>
          </table:table-cell>
          <table:table-cell table:style-name="ce13" office:value-type="float" office:value="0.62500000000438">
            <text:p>0,625</text:p>
          </table:table-cell>
          <table:table-cell table:style-name="ce13" office:value-type="float" office:value="0.675">
            <text:p>0,675</text:p>
          </table:table-cell>
          <table:table-cell table:style-name="ce13" office:value-type="float" office:value="0.199999999997979">
            <text:p>0,2</text:p>
          </table:table-cell>
          <table:table-cell table:style-name="ce44" office:value-type="float" office:value="0.281250000003299">
            <text:p>0,28125</text:p>
          </table:table-cell>
          <table:table-cell table:style-name="ce44" office:value-type="float" office:value="0.7265625">
            <text:p>0,7265625</text:p>
          </table:table-cell>
          <table:table-cell table:style-name="ce44" office:value-type="float" office:value="0.492187499999754">
            <text:p>0,4921875</text:p>
          </table:table-cell>
          <table:table-cell table:style-name="ce13" office:value-type="float" office:value="0.392070484584288">
            <text:p>0,39207048</text:p>
          </table:table-cell>
          <table:table-cell table:style-name="ce13" office:value-type="float" office:value="0.614537444933921">
            <text:p>0,61453744</text:p>
          </table:table-cell>
          <table:table-cell table:style-name="ce13" office:value-type="float" office:value="0.493392070483335">
            <text:p>0,49339207</text:p>
          </table:table-cell>
          <table:table-cell table:style-name="ce44" office:value-type="float" office:value="0.622377622382052">
            <text:p>0,62237762</text:p>
          </table:table-cell>
          <table:table-cell table:style-name="ce44" office:value-type="float" office:value="0.681818181818182">
            <text:p>0,68181818</text:p>
          </table:table-cell>
          <table:table-cell table:style-name="ce44" office:value-type="float" office:value="0.195804195802217">
            <text:p>0,1958042</text:p>
          </table:table-cell>
          <table:table-cell table:number-columns-repeated="961"/>
        </table:table-row>
        <table:table-row table:style-name="ro2">
          <table:table-cell office:value-type="float" office:value="65">
            <text:p>65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95">
            <text:p>95</text:p>
          </table:table-cell>
          <table:table-cell/>
          <table:table-cell table:formula="of:=[.B66]/([.B66]+[.C66]+[.D66]+[.E66])" office:value-type="float" office:value="0.182203389830508">
            <text:p>0,18220339</text:p>
          </table:table-cell>
          <table:table-cell table:formula="of:=[.C66]/([.B66]+[.C66]+[.D66]+[.E66])" office:value-type="float" office:value="0.0254237288135593">
            <text:p>0,02542373</text:p>
          </table:table-cell>
          <table:table-cell table:formula="of:=[.D66]/([.B66]+[.C66]+[.D66]+[.E66])" office:value-type="float" office:value="0.389830508474576">
            <text:p>0,38983051</text:p>
          </table:table-cell>
          <table:table-cell table:formula="of:=[.E66]/([.B66]+[.C66]+[.D66]+[.E66])" office:value-type="float" office:value="0.402542372881356">
            <text:p>0,40254237</text:p>
          </table:table-cell>
          <table:table-cell/>
          <table:table-cell table:formula="of:=SUM([.G66:.J66])" office:value-type="float" office:value="1">
            <text:p>1</text:p>
          </table:table-cell>
          <table:table-cell/>
          <table:table-cell office:value-type="float" office:value="0.0254237288135593">
            <text:p>0,02542373</text:p>
          </table:table-cell>
          <table:table-cell office:value-type="float" office:value="0.389830508474576">
            <text:p>0,38983051</text:p>
          </table:table-cell>
          <table:table-cell office:value-type="float" office:value="0.402542372881356">
            <text:p>0,40254237</text:p>
          </table:table-cell>
          <table:table-cell/>
          <table:table-cell table:formula="of:=[.N66]/SUM([.N66:.P66])" office:value-type="float" office:value="0.0310880829015544">
            <text:p>0,03108808</text:p>
          </table:table-cell>
          <table:table-cell table:formula="of:=[.O66]/SUM([.N66:.P66])" office:value-type="float" office:value="0.476683937823834">
            <text:p>0,47668394</text:p>
          </table:table-cell>
          <table:table-cell table:formula="of:=[.P66]/SUM([.N66:.P66])" office:value-type="float" office:value="0.492227979274612">
            <text:p>0,49222798</text:p>
          </table:table-cell>
          <table:table-cell/>
          <table:table-cell table:formula="of:=SUM([.R66:.T66])" office:value-type="float" office:value="1">
            <text:p>1</text:p>
          </table:table-cell>
          <table:table-cell/>
          <table:table-cell table:formula="of:=([.R66]/SIN(RADIANS(60))+[.S66]/TAN(RADIANS(60)))*SIN(RADIANS(60))" office:value-type="float" office:value="0.269430051813471">
            <text:p>0,26943005</text:p>
          </table:table-cell>
          <table:table-cell table:formula="of:=[.S66]*SIN(RADIANS(60))" office:value-type="float" office:value="0.412820399731442">
            <text:p>0,4128204</text:p>
          </table:table-cell>
          <table:table-cell/>
          <table:table-cell table:formula="of:=SUM([.X66:.Y66])" office:value-type="float" office:value="0.682250451544913">
            <text:p>0,6822504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6]*[.X66]-[.Y66])*-1" office:value-type="float" office:value="0.257264886791955">
            <text:p>0,2572648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6])*[.AE66]-(-[.AD66])*[.AE66])/([.AF66]*[.AE66]-[.AC66]*[.AH66])" office:value-type="float" office:value="0.638601036275959">
            <text:p>0,63860104</text:p>
          </table:table-cell>
          <table:table-cell table:formula="of:=([.AF66]*(-[.AD66])-[.AC66]*(-[.AG66]))/([.AF66]*[.AH66]-[.AC66]*[.AH66])*-1" office:value-type="float" office:value="0.625961366984028">
            <text:p>0,62596137</text:p>
          </table:table-cell>
          <table:table-cell/>
          <table:table-cell table:style-name="ce12" table:formula="of:=1-SQRT((1-[.AI66])*(1-[.AI66])+[.AJ66]*[.AJ66])" office:value-type="float" office:value="0.277202072542177">
            <text:p>0,27720207</text:p>
          </table:table-cell>
          <table:table-cell table:style-name="ce12" table:formula="of:=1-[.X66]" office:value-type="float" office:value="0.730569948186529">
            <text:p>0,73056995</text:p>
          </table:table-cell>
          <table:table-cell table:style-name="ce12" table:formula="of:=SQRT([.AW66]*[.AW66]+[.AX66]*[.AX66])" office:value-type="float" office:value="0.492227979274402">
            <text:p>0,4922279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6]" office:value-type="float" office:value="-0.577350269179251">
            <text:p>-0,57735027</text:p>
          </table:table-cell>
          <table:table-cell table:formula="of:=[.Y66]+(1/[.AP66])*[.X66]" office:value-type="float" office:value="0.568375912670929">
            <text:p>0,5683759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6])*[.AR66]-(-[.AQ66])*[.AU66])/([.AS66]*[.AR66]-[.AP66]*[.AU66])" office:value-type="float" office:value="0.246113989633884">
            <text:p>0,24611399</text:p>
          </table:table-cell>
          <table:table-cell table:formula="of:=([.AS66]*(-[.AQ66])-[.AP66]*(-[.AT66]))/([.AS66]*[.AU66]-[.AP66]*[.AU66])*-1" office:value-type="float" office:value="0.426281934507027">
            <text:p>0,42628193</text:p>
          </table:table-cell>
          <table:table-cell office:value-type="float" office:value="65">
            <text:p>65</text:p>
          </table:table-cell>
          <table:table-cell table:style-name="ce13" office:value-type="float" office:value="0.631205673763262">
            <text:p>0,63120567</text:p>
          </table:table-cell>
          <table:table-cell table:style-name="ce13" office:value-type="float" office:value="0.673758865248227">
            <text:p>0,67375887</text:p>
          </table:table-cell>
          <table:table-cell table:style-name="ce13" office:value-type="float" office:value="0.195035460990853">
            <text:p>0,19503546</text:p>
          </table:table-cell>
          <table:table-cell table:style-name="ce44" office:value-type="float" office:value="0.277202072542177">
            <text:p>0,27720207</text:p>
          </table:table-cell>
          <table:table-cell table:style-name="ce44" office:value-type="float" office:value="0.730569948186528">
            <text:p>0,73056995</text:p>
          </table:table-cell>
          <table:table-cell table:style-name="ce44" office:value-type="float" office:value="0.492227979274402">
            <text:p>0,49222798</text:p>
          </table:table-cell>
          <table:table-cell table:style-name="ce13" office:value-type="float" office:value="0.393478260872348">
            <text:p>0,39347826</text:p>
          </table:table-cell>
          <table:table-cell table:style-name="ce13" office:value-type="float" office:value="0.61304347826087">
            <text:p>0,61304348</text:p>
          </table:table-cell>
          <table:table-cell table:style-name="ce13" office:value-type="float" office:value="0.493478260868305">
            <text:p>0,49347826</text:p>
          </table:table-cell>
          <table:table-cell table:style-name="ce44" office:value-type="float" office:value="0.628472222226668">
            <text:p>0,62847222</text:p>
          </table:table-cell>
          <table:table-cell table:style-name="ce44" office:value-type="float" office:value="0.680555555555556">
            <text:p>0,68055556</text:p>
          </table:table-cell>
          <table:table-cell table:style-name="ce44" office:value-type="float" office:value="0.19097222222021">
            <text:p>0,19097222</text:p>
          </table:table-cell>
          <table:table-cell table:number-columns-repeated="961"/>
        </table:table-row>
        <table:table-row table:style-name="ro2">
          <table:table-cell office:value-type="float" office:value="66">
            <text:p>66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96">
            <text:p>96</text:p>
          </table:table-cell>
          <table:table-cell/>
          <table:table-cell table:formula="of:=[.B67]/([.B67]+[.C67]+[.D67]+[.E67])" office:value-type="float" office:value="0.184873949579832">
            <text:p>0,18487395</text:p>
          </table:table-cell>
          <table:table-cell table:formula="of:=[.C67]/([.B67]+[.C67]+[.D67]+[.E67])" office:value-type="float" office:value="0.0210084033613445">
            <text:p>0,0210084</text:p>
          </table:table-cell>
          <table:table-cell table:formula="of:=[.D67]/([.B67]+[.C67]+[.D67]+[.E67])" office:value-type="float" office:value="0.390756302521008">
            <text:p>0,3907563</text:p>
          </table:table-cell>
          <table:table-cell table:formula="of:=[.E67]/([.B67]+[.C67]+[.D67]+[.E67])" office:value-type="float" office:value="0.403361344537815">
            <text:p>0,40336134</text:p>
          </table:table-cell>
          <table:table-cell/>
          <table:table-cell table:formula="of:=SUM([.G67:.J67])" office:value-type="float" office:value="1">
            <text:p>1</text:p>
          </table:table-cell>
          <table:table-cell/>
          <table:table-cell office:value-type="float" office:value="0.0210084033613445">
            <text:p>0,0210084</text:p>
          </table:table-cell>
          <table:table-cell office:value-type="float" office:value="0.390756302521008">
            <text:p>0,3907563</text:p>
          </table:table-cell>
          <table:table-cell office:value-type="float" office:value="0.403361344537815">
            <text:p>0,40336134</text:p>
          </table:table-cell>
          <table:table-cell/>
          <table:table-cell table:formula="of:=[.N67]/SUM([.N67:.P67])" office:value-type="float" office:value="0.0257731958762886">
            <text:p>0,0257732</text:p>
          </table:table-cell>
          <table:table-cell table:formula="of:=[.O67]/SUM([.N67:.P67])" office:value-type="float" office:value="0.479381443298969">
            <text:p>0,47938144</text:p>
          </table:table-cell>
          <table:table-cell table:formula="of:=[.P67]/SUM([.N67:.P67])" office:value-type="float" office:value="0.494845360824742">
            <text:p>0,49484536</text:p>
          </table:table-cell>
          <table:table-cell/>
          <table:table-cell table:formula="of:=SUM([.R67:.T67])" office:value-type="float" office:value="1">
            <text:p>1</text:p>
          </table:table-cell>
          <table:table-cell/>
          <table:table-cell table:formula="of:=([.R67]/SIN(RADIANS(60))+[.S67]/TAN(RADIANS(60)))*SIN(RADIANS(60))" office:value-type="float" office:value="0.265463917525773">
            <text:p>0,26546392</text:p>
          </table:table-cell>
          <table:table-cell table:formula="of:=[.S67]*SIN(RADIANS(60))" office:value-type="float" office:value="0.415156507999757">
            <text:p>0,41515651</text:p>
          </table:table-cell>
          <table:table-cell/>
          <table:table-cell table:formula="of:=SUM([.X67:.Y67])" office:value-type="float" office:value="0.68062042552553">
            <text:p>0,6806204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7]*[.X67]-[.Y67])*-1" office:value-type="float" office:value="0.261890843758873">
            <text:p>0,261890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7])*[.AE67]-(-[.AD67])*[.AE67])/([.AF67]*[.AE67]-[.AC67]*[.AH67])" office:value-type="float" office:value="0.636597938150895">
            <text:p>0,63659794</text:p>
          </table:table-cell>
          <table:table-cell table:formula="of:=([.AF67]*(-[.AD67])-[.AC67]*(-[.AG67]))/([.AF67]*[.AH67]-[.AC67]*[.AH67])*-1" office:value-type="float" office:value="0.629430834709248">
            <text:p>0,62943083</text:p>
          </table:table-cell>
          <table:table-cell/>
          <table:table-cell table:style-name="ce12" table:formula="of:=1-SQRT((1-[.AI67])*(1-[.AI67])+[.AJ67]*[.AJ67])" office:value-type="float" office:value="0.273195876291994">
            <text:p>0,27319588</text:p>
          </table:table-cell>
          <table:table-cell table:style-name="ce12" table:formula="of:=1-[.X67]" office:value-type="float" office:value="0.734536082474227">
            <text:p>0,73453608</text:p>
          </table:table-cell>
          <table:table-cell table:style-name="ce12" table:formula="of:=SQRT([.AW67]*[.AW67]+[.AX67]*[.AX67])" office:value-type="float" office:value="0.492268041236939">
            <text:p>0,492268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7]" office:value-type="float" office:value="-0.577350269179251">
            <text:p>-0,57735027</text:p>
          </table:table-cell>
          <table:table-cell table:formula="of:=[.Y67]+(1/[.AP67])*[.X67]" office:value-type="float" office:value="0.56842217224064">
            <text:p>0,568422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7])*[.AR67]-(-[.AQ67])*[.AU67])/([.AS67]*[.AR67]-[.AP67]*[.AU67])" office:value-type="float" office:value="0.246134020615153">
            <text:p>0,24613402</text:p>
          </table:table-cell>
          <table:table-cell table:formula="of:=([.AS67]*(-[.AQ67])-[.AP67]*(-[.AT67]))/([.AS67]*[.AU67]-[.AP67]*[.AU67])*-1" office:value-type="float" office:value="0.42631662918431">
            <text:p>0,42631663</text:p>
          </table:table-cell>
          <table:table-cell office:value-type="float" office:value="66">
            <text:p>66</text:p>
          </table:table-cell>
          <table:table-cell table:style-name="ce13" office:value-type="float" office:value="0.637323943666385">
            <text:p>0,63732394</text:p>
          </table:table-cell>
          <table:table-cell table:style-name="ce13" office:value-type="float" office:value="0.672535211267606">
            <text:p>0,67253521</text:p>
          </table:table-cell>
          <table:table-cell table:style-name="ce13" office:value-type="float" office:value="0.190140845068335">
            <text:p>0,19014085</text:p>
          </table:table-cell>
          <table:table-cell table:style-name="ce44" office:value-type="float" office:value="0.273195876291994">
            <text:p>0,27319588</text:p>
          </table:table-cell>
          <table:table-cell table:style-name="ce44" office:value-type="float" office:value="0.734536082474227">
            <text:p>0,73453608</text:p>
          </table:table-cell>
          <table:table-cell table:style-name="ce44" office:value-type="float" office:value="0.49226804123694">
            <text:p>0,49226804</text:p>
          </table:table-cell>
          <table:table-cell table:style-name="ce13" office:value-type="float" office:value="0.394849785410502">
            <text:p>0,39484979</text:p>
          </table:table-cell>
          <table:table-cell table:style-name="ce13" office:value-type="float" office:value="0.611587982832618">
            <text:p>0,61158798</text:p>
          </table:table-cell>
          <table:table-cell table:style-name="ce13" office:value-type="float" office:value="0.493562231758384">
            <text:p>0,49356223</text:p>
          </table:table-cell>
          <table:table-cell table:style-name="ce44" office:value-type="float" office:value="0.634482758625151">
            <text:p>0,63448276</text:p>
          </table:table-cell>
          <table:table-cell table:style-name="ce44" office:value-type="float" office:value="0.679310344827586">
            <text:p>0,67931034</text:p>
          </table:table-cell>
          <table:table-cell table:style-name="ce44" office:value-type="float" office:value="0.186206896549679">
            <text:p>0,1862069</text:p>
          </table:table-cell>
          <table:table-cell table:number-columns-repeated="961"/>
        </table:table-row>
        <table:table-row table:style-name="ro2">
          <table:table-cell office:value-type="float" office:value="67">
            <text:p>6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97">
            <text:p>97</text:p>
          </table:table-cell>
          <table:table-cell/>
          <table:table-cell table:formula="of:=[.B68]/([.B68]+[.C68]+[.D68]+[.E68])" office:value-type="float" office:value="0.1875">
            <text:p>0,1875</text:p>
          </table:table-cell>
          <table:table-cell table:formula="of:=[.C68]/([.B68]+[.C68]+[.D68]+[.E68])" office:value-type="float" office:value="0.0166666666666667">
            <text:p>0,01666667</text:p>
          </table:table-cell>
          <table:table-cell table:formula="of:=[.D68]/([.B68]+[.C68]+[.D68]+[.E68])" office:value-type="float" office:value="0.391666666666667">
            <text:p>0,39166667</text:p>
          </table:table-cell>
          <table:table-cell table:formula="of:=[.E68]/([.B68]+[.C68]+[.D68]+[.E68])" office:value-type="float" office:value="0.404166666666667">
            <text:p>0,40416667</text:p>
          </table:table-cell>
          <table:table-cell/>
          <table:table-cell table:formula="of:=SUM([.G68:.J68])" office:value-type="float" office:value="1">
            <text:p>1</text:p>
          </table:table-cell>
          <table:table-cell/>
          <table:table-cell office:value-type="float" office:value="0.0166666666666667">
            <text:p>0,01666667</text:p>
          </table:table-cell>
          <table:table-cell office:value-type="float" office:value="0.391666666666667">
            <text:p>0,39166667</text:p>
          </table:table-cell>
          <table:table-cell office:value-type="float" office:value="0.404166666666667">
            <text:p>0,40416667</text:p>
          </table:table-cell>
          <table:table-cell/>
          <table:table-cell table:formula="of:=[.N68]/SUM([.N68:.P68])" office:value-type="float" office:value="0.0205128205128205">
            <text:p>0,02051282</text:p>
          </table:table-cell>
          <table:table-cell table:formula="of:=[.O68]/SUM([.N68:.P68])" office:value-type="float" office:value="0.482051282051282">
            <text:p>0,48205128</text:p>
          </table:table-cell>
          <table:table-cell table:formula="of:=[.P68]/SUM([.N68:.P68])" office:value-type="float" office:value="0.497435897435897">
            <text:p>0,4974359</text:p>
          </table:table-cell>
          <table:table-cell/>
          <table:table-cell table:formula="of:=SUM([.R68:.T68])" office:value-type="float" office:value="1">
            <text:p>1</text:p>
          </table:table-cell>
          <table:table-cell/>
          <table:table-cell table:formula="of:=([.R68]/SIN(RADIANS(60))+[.S68]/TAN(RADIANS(60)))*SIN(RADIANS(60))" office:value-type="float" office:value="0.261538461538462">
            <text:p>0,26153846</text:p>
          </table:table-cell>
          <table:table-cell table:formula="of:=[.S68]*SIN(RADIANS(60))" office:value-type="float" office:value="0.417468656183268">
            <text:p>0,41746866</text:p>
          </table:table-cell>
          <table:table-cell/>
          <table:table-cell table:formula="of:=SUM([.X68:.Y68])" office:value-type="float" office:value="0.679007117721729">
            <text:p>0,6790071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8]*[.X68]-[.Y68])*-1" office:value-type="float" office:value="0.26646935501331">
            <text:p>0,2664693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8])*[.AE68]-(-[.AD68])*[.AE68])/([.AF68]*[.AE68]-[.AC68]*[.AH68])" office:value-type="float" office:value="0.634615384621985">
            <text:p>0,63461538</text:p>
          </table:table-cell>
          <table:table-cell table:formula="of:=([.AF68]*(-[.AD68])-[.AC68]*(-[.AG68]))/([.AF68]*[.AH68]-[.AC68]*[.AH68])*-1" office:value-type="float" office:value="0.632864718150107">
            <text:p>0,63286472</text:p>
          </table:table-cell>
          <table:table-cell/>
          <table:table-cell table:style-name="ce12" table:formula="of:=1-SQRT((1-[.AI68])*(1-[.AI68])+[.AJ68]*[.AJ68])" office:value-type="float" office:value="0.269230769234121">
            <text:p>0,26923077</text:p>
          </table:table-cell>
          <table:table-cell table:style-name="ce12" table:formula="of:=1-[.X68]" office:value-type="float" office:value="0.738461538461538">
            <text:p>0,73846154</text:p>
          </table:table-cell>
          <table:table-cell table:style-name="ce12" table:formula="of:=SQRT([.AW68]*[.AW68]+[.AX68]*[.AX68])" office:value-type="float" office:value="0.492307692307554">
            <text:p>0,4923076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8]" office:value-type="float" office:value="-0.577350269179251">
            <text:p>-0,57735027</text:p>
          </table:table-cell>
          <table:table-cell table:formula="of:=[.Y68]+(1/[.AP68])*[.X68]" office:value-type="float" office:value="0.568467957353226">
            <text:p>0,5684679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8])*[.AR68]-(-[.AQ68])*[.AU68])/([.AS68]*[.AR68]-[.AP68]*[.AU68])" office:value-type="float" office:value="0.24615384615046">
            <text:p>0,24615385</text:p>
          </table:table-cell>
          <table:table-cell table:formula="of:=([.AS68]*(-[.AQ68])-[.AP68]*(-[.AT68]))/([.AS68]*[.AU68]-[.AP68]*[.AU68])*-1" office:value-type="float" office:value="0.42635096801875">
            <text:p>0,42635097</text:p>
          </table:table-cell>
          <table:table-cell office:value-type="float" office:value="67">
            <text:p>67</text:p>
          </table:table-cell>
          <table:table-cell table:style-name="ce13" office:value-type="float" office:value="0.643356643361073">
            <text:p>0,64335664</text:p>
          </table:table-cell>
          <table:table-cell table:style-name="ce13" office:value-type="float" office:value="0.671328671328671">
            <text:p>0,67132867</text:p>
          </table:table-cell>
          <table:table-cell table:style-name="ce13" office:value-type="float" office:value="0.185314685312565">
            <text:p>0,18531469</text:p>
          </table:table-cell>
          <table:table-cell table:style-name="ce44" office:value-type="float" office:value="0.269230769234121">
            <text:p>0,26923077</text:p>
          </table:table-cell>
          <table:table-cell table:style-name="ce44" office:value-type="float" office:value="0.738461538461539">
            <text:p>0,73846154</text:p>
          </table:table-cell>
          <table:table-cell table:style-name="ce44" office:value-type="float" office:value="0.492307692307554">
            <text:p>0,49230769</text:p>
          </table:table-cell>
          <table:table-cell table:style-name="ce13" office:value-type="float" office:value="0.396186440680736">
            <text:p>0,39618644</text:p>
          </table:table-cell>
          <table:table-cell table:style-name="ce13" office:value-type="float" office:value="0.610169491525424">
            <text:p>0,61016949</text:p>
          </table:table-cell>
          <table:table-cell table:style-name="ce13" office:value-type="float" office:value="0.493644067795325">
            <text:p>0,49364407</text:p>
          </table:table-cell>
          <table:table-cell table:style-name="ce44" office:value-type="float" office:value="0.640410958908587">
            <text:p>0,64041096</text:p>
          </table:table-cell>
          <table:table-cell table:style-name="ce44" office:value-type="float" office:value="0.678082191780822">
            <text:p>0,67808219</text:p>
          </table:table-cell>
          <table:table-cell table:style-name="ce44" office:value-type="float" office:value="0.181506849312992">
            <text:p>0,18150685</text:p>
          </table:table-cell>
          <table:table-cell table:number-columns-repeated="961"/>
        </table:table-row>
        <table:table-row table:style-name="ro2">
          <table:table-cell/>
          <table:table-cell table:style-name="ce3" table:number-columns-repeated="3"/>
          <table:table-cell table:number-columns-repeated="18"/>
          <table:table-cell table:style-name="ce9" office:value-type="string">
            <text:p>1st</text:p>
          </table:table-cell>
          <table:table-cell table:style-name="ce37" office:value-type="string">
            <text:p>OU</text:p>
          </table:table-cell>
          <table:table-cell table:style-name="ce9" office:value-type="string">
            <text:p>TP</text:p>
          </table:table-cell>
          <table:table-cell table:style-name="ce38" office:value-type="string">
            <text:p>UT</text:p>
          </table:table-cell>
          <table:table-cell table:number-columns-repeated="4"/>
          <table:table-cell table:number-columns-repeated="3" office:value-type="string">
            <text:p>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987"/>
        </table:table-row>
        <table:table-row table:style-name="ro2">
          <table:table-cell/>
          <table:table-cell table:style-name="ce3" table:number-columns-repeated="3"/>
          <table:table-cell table:number-columns-repeated="13"/>
          <table:table-cell table:style-name="ce35" office:value-type="string">
            <text:p>PIT</text:p>
          </table:table-cell>
          <table:table-cell table:style-name="ce7" office:value-type="string">
            <text:p>AGO</text:p>
          </table:table-cell>
          <table:table-cell office:value-type="string">
            <text:p>RAS</text:p>
          </table:table-cell>
          <table:table-cell table:number-columns-repeated="4"/>
          <table:table-cell table:style-name="ce48" office:value-type="string">
            <text:p>Distanc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/>
          <table:table-cell office:value-type="string">
            <text:p>YL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/>
          <table:table-cell office:value-type="string">
            <text:p>XLM</text:p>
          </table:table-cell>
          <table:table-cell office:value-type="string">
            <text:p>YLM</text:p>
          </table:table-cell>
          <table:table-cell office:value-type="string">
            <text:p>XPM</text:p>
          </table:table-cell>
          <table:table-cell office:value-type="string">
            <text:p>YPM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13"/>
          <table:table-cell table:formula="of:=([.AC68]*[.AD71])*2" office:value-type="float" office:value="0.333333333327344">
            <text:p>0,33333333</text:p>
          </table:table-cell>
          <table:table-cell table:formula="of:=1-([.R71]+[.T71])" office:value-type="float" office:value="1.33333333333633">
            <text:p>1,33333333</text:p>
          </table:table-cell>
          <table:table-cell table:formula="of:=[.AC71]-([.AC68]*[.AD71])" office:value-type="float" office:value="-0.666666666663672">
            <text:p>-0,66666667</text:p>
          </table:table-cell>
          <table:table-cell/>
          <table:table-cell table:style-name="ce45" office:value-type="string">
            <text:p>Go</text:p>
          </table:table-cell>
          <table:table-cell office:value-type="float" office:value="1">
            <text:p>1</text:p>
          </table:table-cell>
          <table:table-cell table:style-name="ce33" table:formula="of:=[.AC71]-((SIN(RADIANS(60)))*[.Y71])/TAN(RADIANS(60))" office:value-type="float" office:value="-0.666666666666667">
            <text:p>-0,66666667</text:p>
          </table:table-cell>
          <table:table-cell table:style-name="ce33" table:formula="of:=[.AD71]/(SIN(RADIANS(60)))" office:value-type="float" office:value="0.333333333333333">
            <text:p>0,33333333</text:p>
          </table:table-cell>
          <table:table-cell table:style-name="ce33" table:formula="of:=1-([.X71]+[.Y71])" office:value-type="float" office:value="1.33333333333333">
            <text:p>1,33333333</text:p>
          </table:table-cell>
          <table:table-cell table:formula="of:=SUM([.X71:.Z71])" office:value-type="float" office:value="1">
            <text:p>1</text:p>
          </table:table-cell>
          <table:table-cell/>
          <table:table-cell table:formula="of:=(([.AG71]*[.AJ71]-[.AK71]*[.AF71])/([.AE71]*[.AJ71]-[.AI71]*[.AF71]))*-1" office:value-type="float" office:value="-0.5">
            <text:p>-0,5</text:p>
          </table:table-cell>
          <table:table-cell table:formula="of:=([.AE71]*[.AK71]-[.AI71]*[.AG71])/([.AE71]*[.AJ71]-[.AI71]*[.AF7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1]+(1/(2*SQRT(0.75)))*[.AN71]" office:value-type="float" office:value="0">
            <text:p>0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1]-(1/(2*SQRT(0.75)))*[.AO71]" office:value-type="float" office:value="0.577350269189626">
            <text:p>0,57735027</text:p>
          </table:table-cell>
          <table:table-cell/>
          <table:table-cell table:style-name="ce13" table:formula="of:=((SQRT(3)/2))*[.AN2]" office:value-type="float" office:value="0">
            <text:p>0</text:p>
          </table:table-cell>
          <table:table-cell table:style-name="ce13" table:formula="of:=0.5*[.AN2]" office:value-type="float" office:value="0">
            <text:p>0</text:p>
          </table:table-cell>
          <table:table-cell table:style-name="ce40" table:formula="of:=1-0.5*(1-[.AL2])" office:value-type="float" office:value="0.5">
            <text:p>0,5</text:p>
          </table:table-cell>
          <table:table-cell table:style-name="ce40" table:formula="of:=((SQRT(3))/2)*(1-[.AL2])" office:value-type="float" office:value="0.866025403784439">
            <text:p>0,8660254</text:p>
          </table:table-cell>
          <table:table-cell table:style-name="ce41" table:formula="of:=1-[.AM2]" office:value-type="float" office:value="0.198531637904935">
            <text:p>0,19853164</text:p>
          </table:table-cell>
          <table:table-cell table:style-name="ce41" office:value-type="float" office:value="0">
            <text:p>0</text:p>
          </table:table-cell>
          <table:table-cell/>
          <table:table-cell table:style-name="ce42" table:formula="of:=(([.AN71]-[.AQ71])/2)+[.AQ71]" office:value-type="float" office:value="0.0992658189524674">
            <text:p>0,09926582</text:p>
          </table:table-cell>
          <table:table-cell table:style-name="ce42" table:formula="of:=[.AM71]/2" office:value-type="float" office:value="0">
            <text:p>0</text:p>
          </table:table-cell>
          <table:table-cell table:style-name="ce43" table:formula="of:=(([.AO71]-[.AN71])/2)+[.AN71]" office:value-type="float" office:value="0.25">
            <text:p>0,25</text:p>
          </table:table-cell>
          <table:table-cell table:style-name="ce43" table:formula="of:=(([.AM71]-[.AP71])/2)+[.AP71]" office:value-type="float" office:value="0.433012701892219">
            <text:p>0,4330127</text:p>
          </table:table-cell>
          <table:table-cell table:formula="of:=-(([.AW71]-[.AR71])/([.AV71]-[.AQ71]))*-1" office:value-type="float" office:value="8.41318208441175">
            <text:p>8,41318208</text:p>
          </table:table-cell>
          <table:table-cell office:value-type="float" office:value="1">
            <text:p>1</text:p>
          </table:table-cell>
          <table:table-cell table:formula="of:=-(([.AW71]-[.AR71])/([.AV71]-[.AQ71]))*[.AQ71]" office:value-type="float" office:value="-1.67028281921072">
            <text:p>-1,67028282</text:p>
          </table:table-cell>
          <table:table-cell table:formula="of:=-(([.AU71]-[.AP71])/([.AT71]-[.AO71]))*-1" office:value-type="float" office:value="2.16109691846256">
            <text:p>2,16109692</text:p>
          </table:table-cell>
          <table:table-cell table:style-name="ce3" office:value-type="float" office:value="1">
            <text:p>1</text:p>
          </table:table-cell>
          <table:table-cell table:formula="of:=[.AP71]-(([.AU71]-[.AP71])/([.AT71]-[.AO71]))*[.AO71]" office:value-type="float" office:value="-0.214523055446839">
            <text:p>-0,21452306</text:p>
          </table:table-cell>
          <table:table-cell table:formula="of:=(-([.AZ71])*[.BB71]-(-[.BC71]*[.AY71]))/(([.AX71])*[.BB71]-([.BA71]*[.AY71]))" office:value-type="float" office:value="0.232843879301645">
            <text:p>0,23284388</text:p>
          </table:table-cell>
          <table:table-cell table:formula="of:=([.AX71]*(-[.BC71])-([.BA71]*(-[.AZ71])))/(([.AX71])*[.BB71]-([.BA71]*[.AY7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4"/>
          <table:table-cell table:style-name="ce36" table:formula="of:=[.T71]" office:value-type="float" office:value="-0.666666666663672">
            <text:p>-0,66666667</text:p>
          </table:table-cell>
          <table:table-cell table:style-name="ce36" table:formula="of:=[.R71]" office:value-type="float" office:value="0.333333333327344">
            <text:p>0,33333333</text:p>
          </table:table-cell>
          <table:table-cell table:style-name="ce36" table:formula="of:=[.Z71]" office:value-type="float" office:value="1.33333333333333">
            <text:p>1,33333333</text:p>
          </table:table-cell>
          <table:table-cell/>
          <table:table-cell table:style-name="ce45" office:value-type="string">
            <text:p>to</text:p>
          </table:table-cell>
          <table:table-cell office:value-type="float" office:value="2">
            <text:p>2</text:p>
          </table:table-cell>
          <table:table-cell table:style-name="ce33" table:formula="of:=[.AC72]-((SIN(RADIANS(60)))*[.Y72])/TAN(RADIANS(60))" office:value-type="float" office:value="-0.666666666666667">
            <text:p>-0,66666667</text:p>
          </table:table-cell>
          <table:table-cell table:style-name="ce33" table:formula="of:=[.AD72]/(SIN(RADIANS(60)))" office:value-type="float" office:value="0.333333333333333">
            <text:p>0,33333333</text:p>
          </table:table-cell>
          <table:table-cell table:style-name="ce33" table:formula="of:=1-([.X72]+[.Y72])" office:value-type="float" office:value="1.33333333333333">
            <text:p>1,33333333</text:p>
          </table:table-cell>
          <table:table-cell table:formula="of:=SUM([.X72:.Z72])" office:value-type="float" office:value="1">
            <text:p>1</text:p>
          </table:table-cell>
          <table:table-cell/>
          <table:table-cell table:formula="of:=(([.AG72]*[.AJ72]-[.AK72]*[.AF72])/([.AE72]*[.AJ72]-[.AI72]*[.AF72]))*-1" office:value-type="float" office:value="-0.5">
            <text:p>-0,5</text:p>
          </table:table-cell>
          <table:table-cell table:formula="of:=([.AE72]*[.AK72]-[.AI72]*[.AG72])/([.AE72]*[.AJ72]-[.AI72]*[.AF7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2]+(1/(2*SQRT(0.75)))*[.AN72]" office:value-type="float" office:value="0">
            <text:p>0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2]-(1/(2*SQRT(0.75)))*[.AO72]" office:value-type="float" office:value="0.577350269189626">
            <text:p>0,57735027</text:p>
          </table:table-cell>
          <table:table-cell/>
          <table:table-cell table:style-name="ce13" table:formula="of:=((SQRT(3)/2))*[.AN3]" office:value-type="float" office:value="0">
            <text:p>0</text:p>
          </table:table-cell>
          <table:table-cell table:style-name="ce13" table:formula="of:=0.5*[.AN3]" office:value-type="float" office:value="0">
            <text:p>0</text:p>
          </table:table-cell>
          <table:table-cell table:style-name="ce13" table:formula="of:=1-0.5*(1-[.AL3])" office:value-type="float" office:value="0.5">
            <text:p>0,5</text:p>
          </table:table-cell>
          <table:table-cell table:style-name="ce13" table:formula="of:=((SQRT(3))/2)*(1-[.AL3])" office:value-type="float" office:value="0.866025403784439">
            <text:p>0,8660254</text:p>
          </table:table-cell>
          <table:table-cell table:style-name="ce13" table:formula="of:=1-[.AM3]" office:value-type="float" office:value="0.120829875518672">
            <text:p>0,1208298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2]-[.AQ72])/2)+[.AQ72]" office:value-type="float" office:value="0.0604149377593362">
            <text:p>0,06041494</text:p>
          </table:table-cell>
          <table:table-cell table:formula="of:=[.AM72]/2" office:value-type="float" office:value="0">
            <text:p>0</text:p>
          </table:table-cell>
          <table:table-cell table:formula="of:=(([.AO72]-[.AN72])/2)+[.AN72]" office:value-type="float" office:value="0.25">
            <text:p>0,25</text:p>
          </table:table-cell>
          <table:table-cell table:formula="of:=(([.AM72]-[.AP72])/2)+[.AP72]" office:value-type="float" office:value="0.433012701892219">
            <text:p>0,4330127</text:p>
          </table:table-cell>
          <table:table-cell table:formula="of:=-(([.AW72]-[.AR72])/([.AV72]-[.AQ72]))*-1" office:value-type="float" office:value="3.35226666097093">
            <text:p>3,35226666</text:p>
          </table:table-cell>
          <table:table-cell office:value-type="float" office:value="1">
            <text:p>1</text:p>
          </table:table-cell>
          <table:table-cell table:formula="of:=-(([.AW72]-[.AR72])/([.AV72]-[.AQ72]))*[.AQ72]" office:value-type="float" office:value="-0.405053963350512">
            <text:p>-0,40505396</text:p>
          </table:table-cell>
          <table:table-cell table:formula="of:=-(([.AU72]-[.AP72])/([.AT72]-[.AO72]))*-1" office:value-type="float" office:value="1.9700974354545">
            <text:p>1,97009744</text:p>
          </table:table-cell>
          <table:table-cell table:style-name="ce3" office:value-type="float" office:value="1">
            <text:p>1</text:p>
          </table:table-cell>
          <table:table-cell table:formula="of:=[.AP72]-(([.AU72]-[.AP72])/([.AT72]-[.AO72]))*[.AO72]" office:value-type="float" office:value="-0.119023313942811">
            <text:p>-0,11902331</text:p>
          </table:table-cell>
          <table:table-cell table:formula="of:=(-([.AZ72])*[.BB72]-(-[.BC72]*[.AY72]))/(([.AX72])*[.BB72]-([.BA72]*[.AY72]))" office:value-type="float" office:value="0.206943291839557">
            <text:p>0,20694329</text:p>
          </table:table-cell>
          <table:table-cell table:formula="of:=([.AX72]*(-[.BC72])-([.BA72]*(-[.AZ72])))/(([.AX72])*[.BB72]-([.BA72]*[.AY7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4"/>
          <table:table-cell table:style-name="ce35" office:value-type="string">
            <text:p>Alt</text:p>
          </table:table-cell>
          <table:table-cell table:style-name="ce7" office:value-type="string">
            <text:p>ernat</text:p>
          </table:table-cell>
          <table:table-cell office:value-type="string">
            <text:p>ive</text:p>
          </table:table-cell>
          <table:table-cell/>
          <table:table-cell table:style-name="ce45" office:value-type="string">
            <text:p>input</text:p>
          </table:table-cell>
          <table:table-cell office:value-type="float" office:value="3">
            <text:p>3</text:p>
          </table:table-cell>
          <table:table-cell table:style-name="ce33" table:formula="of:=[.AC73]-((SIN(RADIANS(60)))*[.Y73])/TAN(RADIANS(60))" office:value-type="float" office:value="-0.666666666666667">
            <text:p>-0,66666667</text:p>
          </table:table-cell>
          <table:table-cell table:style-name="ce33" table:formula="of:=[.AD73]/(SIN(RADIANS(60)))" office:value-type="float" office:value="0.333333333333333">
            <text:p>0,33333333</text:p>
          </table:table-cell>
          <table:table-cell table:style-name="ce33" table:formula="of:=1-([.X73]+[.Y73])" office:value-type="float" office:value="1.33333333333333">
            <text:p>1,33333333</text:p>
          </table:table-cell>
          <table:table-cell table:formula="of:=SUM([.X73:.Z73])" office:value-type="float" office:value="1">
            <text:p>1</text:p>
          </table:table-cell>
          <table:table-cell/>
          <table:table-cell table:formula="of:=(([.AG73]*[.AJ73]-[.AK73]*[.AF73])/([.AE73]*[.AJ73]-[.AI73]*[.AF73]))*-1" office:value-type="float" office:value="-0.5">
            <text:p>-0,5</text:p>
          </table:table-cell>
          <table:table-cell table:formula="of:=([.AE73]*[.AK73]-[.AI73]*[.AG73])/([.AE73]*[.AJ73]-[.AI73]*[.AF7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3]+(1/(2*SQRT(0.75)))*[.AN73]" office:value-type="float" office:value="0">
            <text:p>0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3]-(1/(2*SQRT(0.75)))*[.AO73]" office:value-type="float" office:value="0.577350269189626">
            <text:p>0,57735027</text:p>
          </table:table-cell>
          <table:table-cell/>
          <table:table-cell table:style-name="ce13" table:formula="of:=((SQRT(3)/2))*[.AN4]" office:value-type="float" office:value="0">
            <text:p>0</text:p>
          </table:table-cell>
          <table:table-cell table:style-name="ce13" table:formula="of:=0.5*[.AN4]" office:value-type="float" office:value="0">
            <text:p>0</text:p>
          </table:table-cell>
          <table:table-cell table:style-name="ce13" table:formula="of:=1-0.5*(1-[.AL4])" office:value-type="float" office:value="0.5">
            <text:p>0,5</text:p>
          </table:table-cell>
          <table:table-cell table:style-name="ce13" table:formula="of:=((SQRT(3))/2)*(1-[.AL4])" office:value-type="float" office:value="0.866025403784439">
            <text:p>0,8660254</text:p>
          </table:table-cell>
          <table:table-cell table:style-name="ce13" table:formula="of:=1-[.AM4]" office:value-type="float" office:value="0.123022412656559">
            <text:p>0,123022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3]-[.AQ73])/2)+[.AQ73]" office:value-type="float" office:value="0.0615112063282794">
            <text:p>0,06151121</text:p>
          </table:table-cell>
          <table:table-cell table:formula="of:=[.AM73]/2" office:value-type="float" office:value="0">
            <text:p>0</text:p>
          </table:table-cell>
          <table:table-cell table:formula="of:=(([.AO73]-[.AN73])/2)+[.AN73]" office:value-type="float" office:value="0.25">
            <text:p>0,25</text:p>
          </table:table-cell>
          <table:table-cell table:formula="of:=(([.AM73]-[.AP73])/2)+[.AP73]" office:value-type="float" office:value="0.433012701892219">
            <text:p>0,4330127</text:p>
          </table:table-cell>
          <table:table-cell table:formula="of:=-(([.AW73]-[.AR73])/([.AV73]-[.AQ73]))*-1" office:value-type="float" office:value="3.41015064903567">
            <text:p>3,41015065</text:p>
          </table:table-cell>
          <table:table-cell office:value-type="float" office:value="1">
            <text:p>1</text:p>
          </table:table-cell>
          <table:table-cell table:formula="of:=-(([.AW73]-[.AR73])/([.AV73]-[.AQ73]))*[.AQ73]" office:value-type="float" office:value="-0.419524960366698">
            <text:p>-0,41952496</text:p>
          </table:table-cell>
          <table:table-cell table:formula="of:=-(([.AU73]-[.AP73])/([.AT73]-[.AO73]))*-1" office:value-type="float" office:value="1.97502288834501">
            <text:p>1,97502289</text:p>
          </table:table-cell>
          <table:table-cell table:style-name="ce3" office:value-type="float" office:value="1">
            <text:p>1</text:p>
          </table:table-cell>
          <table:table-cell table:formula="of:=[.AP73]-(([.AU73]-[.AP73])/([.AT73]-[.AO73]))*[.AO73]" office:value-type="float" office:value="-0.121486040388064">
            <text:p>-0,12148604</text:p>
          </table:table-cell>
          <table:table-cell table:formula="of:=(-([.AZ73])*[.BB73]-(-[.BC73]*[.AY73]))/(([.AX73])*[.BB73]-([.BA73]*[.AY73]))" office:value-type="float" office:value="0.207674137552186">
            <text:p>0,20767414</text:p>
          </table:table-cell>
          <table:table-cell table:formula="of:=([.AX73]*(-[.BC73])-([.BA73]*(-[.AZ73])))/(([.AX73])*[.BB73]-([.BA73]*[.AY7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8"/>
          <table:table-cell table:style-name="ce45" office:value-type="string">
            <text:p>below</text:p>
          </table:table-cell>
          <table:table-cell office:value-type="float" office:value="4">
            <text:p>4</text:p>
          </table:table-cell>
          <table:table-cell table:style-name="ce33" table:formula="of:=[.AC74]-((SIN(RADIANS(60)))*[.Y74])/TAN(RADIANS(60))" office:value-type="float" office:value="0.333333333333333">
            <text:p>0,33333333</text:p>
          </table:table-cell>
          <table:table-cell table:style-name="ce33" table:formula="of:=[.AD74]/(SIN(RADIANS(60)))" office:value-type="float" office:value="0.333333333333333">
            <text:p>0,33333333</text:p>
          </table:table-cell>
          <table:table-cell table:style-name="ce33" table:formula="of:=1-([.X74]+[.Y74])" office:value-type="float" office:value="0.333333333333333">
            <text:p>0,33333333</text:p>
          </table:table-cell>
          <table:table-cell table:formula="of:=SUM([.X74:.Z74])" office:value-type="float" office:value="1">
            <text:p>1</text:p>
          </table:table-cell>
          <table:table-cell/>
          <table:table-cell table:formula="of:=(([.AG74]*[.AJ74]-[.AK74]*[.AF74])/([.AE74]*[.AJ74]-[.AI74]*[.AF74]))*-1" office:value-type="float" office:value="0.5">
            <text:p>0,5</text:p>
          </table:table-cell>
          <table:table-cell table:formula="of:=([.AE74]*[.AK74]-[.AI74]*[.AG74])/([.AE74]*[.AJ74]-[.AI74]*[.AF7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4]+(1/(2*SQRT(0.75)))*[.AN7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4]-(1/(2*SQRT(0.75)))*[.AO74]" office:value-type="float" office:value="0">
            <text:p>0</text:p>
          </table:table-cell>
          <table:table-cell/>
          <table:table-cell table:style-name="ce13" table:formula="of:=((SQRT(3))/2)*[.AN5]" office:value-type="float" office:value="0.433012701892219">
            <text:p>0,4330127</text:p>
          </table:table-cell>
          <table:table-cell table:style-name="ce13" table:formula="of:=0.5*[.AN5]" office:value-type="float" office:value="0.25">
            <text:p>0,25</text:p>
          </table:table-cell>
          <table:table-cell table:style-name="ce13" table:formula="of:=1-0.5*(1-[.AL5])" office:value-type="float" office:value="0.75">
            <text:p>0,75</text:p>
          </table:table-cell>
          <table:table-cell table:style-name="ce13" table:formula="of:=((SQRT(3))/2)*(1-[.AL5])" office:value-type="float" office:value="0.433012701892219">
            <text:p>0,4330127</text:p>
          </table:table-cell>
          <table:table-cell table:style-name="ce13" table:formula="of:=1-[.AM5]" office:value-type="float" office:value="0.124219006905623">
            <text:p>0,1242190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4]-[.AQ74])/2)+[.AQ74]" office:value-type="float" office:value="0.187109503452812">
            <text:p>0,1871095</text:p>
          </table:table-cell>
          <table:table-cell table:formula="of:=[.AM74]/2" office:value-type="float" office:value="0.21650635094611">
            <text:p>0,21650635</text:p>
          </table:table-cell>
          <table:table-cell table:formula="of:=(([.AO74]-[.AN74])/2)+[.AN74]" office:value-type="float" office:value="0.5">
            <text:p>0,5</text:p>
          </table:table-cell>
          <table:table-cell table:formula="of:=(([.AM74]-[.AP74])/2)+[.AP74]" office:value-type="float" office:value="0.433012701892219">
            <text:p>0,4330127</text:p>
          </table:table-cell>
          <table:table-cell table:formula="of:=-(([.AW74]-[.AR74])/([.AV74]-[.AQ74]))*-1" office:value-type="float" office:value="1.15230070133821">
            <text:p>1,1523007</text:p>
          </table:table-cell>
          <table:table-cell office:value-type="float" office:value="1">
            <text:p>1</text:p>
          </table:table-cell>
          <table:table-cell table:formula="of:=-(([.AW74]-[.AR74])/([.AV74]-[.AQ74]))*[.AQ74]" office:value-type="float" office:value="-0.143137648776886">
            <text:p>-0,14313765</text:p>
          </table:table-cell>
          <table:table-cell table:formula="of:=-(([.AU74]-[.AP74])/([.AT74]-[.AO74]))*-1" office:value-type="float" office:value="0.384633160933033">
            <text:p>0,38463316</text:p>
          </table:table-cell>
          <table:table-cell table:style-name="ce3" office:value-type="float" office:value="1">
            <text:p>1</text:p>
          </table:table-cell>
          <table:table-cell table:formula="of:=[.AP74]-(([.AU74]-[.AP74])/([.AT74]-[.AO74]))*[.AO74]" office:value-type="float" office:value="0.144537831192444">
            <text:p>0,14453783</text:p>
          </table:table-cell>
          <table:table-cell table:formula="of:=(-([.AZ74])*[.BB74]-(-[.BC74]*[.AY74]))/(([.AX74])*[.BB74]-([.BA74]*[.AY74]))" office:value-type="float" office:value="0.374739668968541">
            <text:p>0,37473967</text:p>
          </table:table-cell>
          <table:table-cell table:formula="of:=([.AX74]*(-[.BC74])-([.BA74]*(-[.AZ74])))/(([.AX74])*[.BB74]-([.BA74]*[.AY7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9"/>
          <table:table-cell office:value-type="float" office:value="5">
            <text:p>5</text:p>
          </table:table-cell>
          <table:table-cell table:style-name="ce33" table:formula="of:=[.AC75]-((SIN(RADIANS(60)))*[.Y75])/TAN(RADIANS(60))" office:value-type="float" office:value="0.333333333333333">
            <text:p>0,33333333</text:p>
          </table:table-cell>
          <table:table-cell table:style-name="ce33" table:formula="of:=[.AD75]/(SIN(RADIANS(60)))" office:value-type="float" office:value="0.333333333333333">
            <text:p>0,33333333</text:p>
          </table:table-cell>
          <table:table-cell table:style-name="ce33" table:formula="of:=1-([.X75]+[.Y75])" office:value-type="float" office:value="0.333333333333333">
            <text:p>0,33333333</text:p>
          </table:table-cell>
          <table:table-cell table:formula="of:=SUM([.X75:.Z75])" office:value-type="float" office:value="1">
            <text:p>1</text:p>
          </table:table-cell>
          <table:table-cell/>
          <table:table-cell table:formula="of:=(([.AG75]*[.AJ75]-[.AK75]*[.AF75])/([.AE75]*[.AJ75]-[.AI75]*[.AF75]))*-1" office:value-type="float" office:value="0.5">
            <text:p>0,5</text:p>
          </table:table-cell>
          <table:table-cell table:formula="of:=([.AE75]*[.AK75]-[.AI75]*[.AG75])/([.AE75]*[.AJ75]-[.AI75]*[.AF7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5]+(1/(2*SQRT(0.75)))*[.AN7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5]-(1/(2*SQRT(0.75)))*[.AO75]" office:value-type="float" office:value="0">
            <text:p>0</text:p>
          </table:table-cell>
          <table:table-cell/>
          <table:table-cell table:style-name="ce13" table:formula="of:=((SQRT(3))/2)*[.AN6]" office:value-type="float" office:value="0.433012701892219">
            <text:p>0,4330127</text:p>
          </table:table-cell>
          <table:table-cell table:style-name="ce13" table:formula="of:=0.5*[.AN6]" office:value-type="float" office:value="0.25">
            <text:p>0,25</text:p>
          </table:table-cell>
          <table:table-cell table:style-name="ce13" table:formula="of:=1-0.5*(1-[.AL6])" office:value-type="float" office:value="0.75">
            <text:p>0,75</text:p>
          </table:table-cell>
          <table:table-cell table:style-name="ce13" table:formula="of:=((SQRT(3))/2)*(1-[.AL6])" office:value-type="float" office:value="0.433012701892219">
            <text:p>0,4330127</text:p>
          </table:table-cell>
          <table:table-cell table:style-name="ce13" table:formula="of:=1-[.AM6]" office:value-type="float" office:value="0.124079227369455">
            <text:p>0,1240792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5]-[.AQ75])/2)+[.AQ75]" office:value-type="float" office:value="0.187039613684728">
            <text:p>0,18703961</text:p>
          </table:table-cell>
          <table:table-cell table:formula="of:=[.AM75]/2" office:value-type="float" office:value="0.21650635094611">
            <text:p>0,21650635</text:p>
          </table:table-cell>
          <table:table-cell table:formula="of:=(([.AO75]-[.AN75])/2)+[.AN75]" office:value-type="float" office:value="0.5">
            <text:p>0,5</text:p>
          </table:table-cell>
          <table:table-cell table:formula="of:=(([.AM75]-[.AP75])/2)+[.AP75]" office:value-type="float" office:value="0.433012701892219">
            <text:p>0,4330127</text:p>
          </table:table-cell>
          <table:table-cell table:formula="of:=-(([.AW75]-[.AR75])/([.AV75]-[.AQ75]))*-1" office:value-type="float" office:value="1.15187223856284">
            <text:p>1,15187224</text:p>
          </table:table-cell>
          <table:table-cell office:value-type="float" office:value="1">
            <text:p>1</text:p>
          </table:table-cell>
          <table:table-cell table:formula="of:=-(([.AW75]-[.AR75])/([.AV75]-[.AQ75]))*[.AQ75]" office:value-type="float" office:value="-0.142923417389202">
            <text:p>-0,14292342</text:p>
          </table:table-cell>
          <table:table-cell table:formula="of:=-(([.AU75]-[.AP75])/([.AT75]-[.AO75]))*-1" office:value-type="float" office:value="0.384585409931242">
            <text:p>0,38458541</text:p>
          </table:table-cell>
          <table:table-cell table:style-name="ce3" office:value-type="float" office:value="1">
            <text:p>1</text:p>
          </table:table-cell>
          <table:table-cell table:formula="of:=[.AP75]-(([.AU75]-[.AP75])/([.AT75]-[.AO75]))*[.AO75]" office:value-type="float" office:value="0.144573644443788">
            <text:p>0,14457364</text:p>
          </table:table-cell>
          <table:table-cell table:formula="of:=(-([.AZ75])*[.BB75]-(-[.BC75]*[.AY75]))/(([.AX75])*[.BB75]-([.BA75]*[.AY75]))" office:value-type="float" office:value="0.374693075789818">
            <text:p>0,37469308</text:p>
          </table:table-cell>
          <table:table-cell table:formula="of:=([.AX75]*(-[.BC75])-([.BA75]*(-[.AZ75])))/(([.AX75])*[.BB75]-([.BA75]*[.AY7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style-name="ce33" table:formula="of:=[.AC76]-((SIN(RADIANS(60)))*[.Y76])/TAN(RADIANS(60))" office:value-type="float" office:value="0.333333333333333">
            <text:p>0,33333333</text:p>
          </table:table-cell>
          <table:table-cell table:style-name="ce33" table:formula="of:=[.AD76]/(SIN(RADIANS(60)))" office:value-type="float" office:value="0.333333333333333">
            <text:p>0,33333333</text:p>
          </table:table-cell>
          <table:table-cell table:style-name="ce33" table:formula="of:=1-([.X76]+[.Y76])" office:value-type="float" office:value="0.333333333333333">
            <text:p>0,33333333</text:p>
          </table:table-cell>
          <table:table-cell table:formula="of:=SUM([.X76:.Z76])" office:value-type="float" office:value="1">
            <text:p>1</text:p>
          </table:table-cell>
          <table:table-cell/>
          <table:table-cell table:formula="of:=(([.AG76]*[.AJ76]-[.AK76]*[.AF76])/([.AE76]*[.AJ76]-[.AI76]*[.AF76]))*-1" office:value-type="float" office:value="0.5">
            <text:p>0,5</text:p>
          </table:table-cell>
          <table:table-cell table:formula="of:=([.AE76]*[.AK76]-[.AI76]*[.AG76])/([.AE76]*[.AJ76]-[.AI76]*[.AF7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6]+(1/(2*SQRT(0.75)))*[.AN7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6]-(1/(2*SQRT(0.75)))*[.AO76]" office:value-type="float" office:value="0">
            <text:p>0</text:p>
          </table:table-cell>
          <table:table-cell/>
          <table:table-cell table:style-name="ce13" table:formula="of:=((SQRT(3))/2)*[.AN7]" office:value-type="float" office:value="0.433012701892219">
            <text:p>0,4330127</text:p>
          </table:table-cell>
          <table:table-cell table:style-name="ce13" table:formula="of:=0.5*[.AN7]" office:value-type="float" office:value="0.25">
            <text:p>0,25</text:p>
          </table:table-cell>
          <table:table-cell table:style-name="ce13" table:formula="of:=1-0.5*(1-[.AL7])" office:value-type="float" office:value="0.75">
            <text:p>0,75</text:p>
          </table:table-cell>
          <table:table-cell table:style-name="ce13" table:formula="of:=((SQRT(3))/2)*(1-[.AL7])" office:value-type="float" office:value="0.433012701892219">
            <text:p>0,4330127</text:p>
          </table:table-cell>
          <table:table-cell table:style-name="ce13" table:formula="of:=1-[.AM7]" office:value-type="float" office:value="0.122517643197112">
            <text:p>0,1225176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6]-[.AQ76])/2)+[.AQ76]" office:value-type="float" office:value="0.186258821598556">
            <text:p>0,18625882</text:p>
          </table:table-cell>
          <table:table-cell table:formula="of:=[.AM76]/2" office:value-type="float" office:value="0.21650635094611">
            <text:p>0,21650635</text:p>
          </table:table-cell>
          <table:table-cell table:formula="of:=(([.AO76]-[.AN76])/2)+[.AN76]" office:value-type="float" office:value="0.5">
            <text:p>0,5</text:p>
          </table:table-cell>
          <table:table-cell table:formula="of:=(([.AM76]-[.AP76])/2)+[.AP76]" office:value-type="float" office:value="0.433012701892219">
            <text:p>0,4330127</text:p>
          </table:table-cell>
          <table:table-cell table:formula="of:=-(([.AW76]-[.AR76])/([.AV76]-[.AQ76]))*-1" office:value-type="float" office:value="1.14710712723013">
            <text:p>1,14710713</text:p>
          </table:table-cell>
          <table:table-cell office:value-type="float" office:value="1">
            <text:p>1</text:p>
          </table:table-cell>
          <table:table-cell table:formula="of:=-(([.AW76]-[.AR76])/([.AV76]-[.AQ76]))*[.AQ76]" office:value-type="float" office:value="-0.140540861722844">
            <text:p>-0,14054086</text:p>
          </table:table-cell>
          <table:table-cell table:formula="of:=-(([.AU76]-[.AP76])/([.AT76]-[.AO76]))*-1" office:value-type="float" office:value="0.384052751938468">
            <text:p>0,38405275</text:p>
          </table:table-cell>
          <table:table-cell table:style-name="ce3" office:value-type="float" office:value="1">
            <text:p>1</text:p>
          </table:table-cell>
          <table:table-cell table:formula="of:=[.AP76]-(([.AU76]-[.AP76])/([.AT76]-[.AO76]))*[.AO76]" office:value-type="float" office:value="0.144973137938368">
            <text:p>0,14497314</text:p>
          </table:table-cell>
          <table:table-cell table:formula="of:=(-([.AZ76])*[.BB76]-(-[.BC76]*[.AY76]))/(([.AX76])*[.BB76]-([.BA76]*[.AY76]))" office:value-type="float" office:value="0.37417254773237">
            <text:p>0,37417255</text:p>
          </table:table-cell>
          <table:table-cell table:formula="of:=([.AX76]*(-[.BC76])-([.BA76]*(-[.AZ76])))/(([.AX76])*[.BB76]-([.BA76]*[.AY7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style-name="ce33" table:formula="of:=[.AC77]-((SIN(RADIANS(60)))*[.Y77])/TAN(RADIANS(60))" office:value-type="float" office:value="0.333333333333333">
            <text:p>0,33333333</text:p>
          </table:table-cell>
          <table:table-cell table:style-name="ce33" table:formula="of:=[.AD77]/(SIN(RADIANS(60)))" office:value-type="float" office:value="0.333333333333333">
            <text:p>0,33333333</text:p>
          </table:table-cell>
          <table:table-cell table:style-name="ce33" table:formula="of:=1-([.X77]+[.Y77])" office:value-type="float" office:value="0.333333333333333">
            <text:p>0,33333333</text:p>
          </table:table-cell>
          <table:table-cell table:formula="of:=SUM([.X77:.Z77])" office:value-type="float" office:value="1">
            <text:p>1</text:p>
          </table:table-cell>
          <table:table-cell/>
          <table:table-cell table:formula="of:=(([.AG77]*[.AJ77]-[.AK77]*[.AF77])/([.AE77]*[.AJ77]-[.AI77]*[.AF77]))*-1" office:value-type="float" office:value="0.5">
            <text:p>0,5</text:p>
          </table:table-cell>
          <table:table-cell table:formula="of:=([.AE77]*[.AK77]-[.AI77]*[.AG77])/([.AE77]*[.AJ77]-[.AI77]*[.AF7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7]+(1/(2*SQRT(0.75)))*[.AN7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7]-(1/(2*SQRT(0.75)))*[.AO77]" office:value-type="float" office:value="0">
            <text:p>0</text:p>
          </table:table-cell>
          <table:table-cell/>
          <table:table-cell table:style-name="ce13" table:formula="of:=((SQRT(3))/2)*[.AN8]" office:value-type="float" office:value="0.433012701892219">
            <text:p>0,4330127</text:p>
          </table:table-cell>
          <table:table-cell table:style-name="ce13" table:formula="of:=0.5*[.AN8]" office:value-type="float" office:value="0.25">
            <text:p>0,25</text:p>
          </table:table-cell>
          <table:table-cell table:style-name="ce13" table:formula="of:=1-0.5*(1-[.AL8])" office:value-type="float" office:value="0.75">
            <text:p>0,75</text:p>
          </table:table-cell>
          <table:table-cell table:style-name="ce13" table:formula="of:=((SQRT(3))/2)*(1-[.AL8])" office:value-type="float" office:value="0.433012701892219">
            <text:p>0,4330127</text:p>
          </table:table-cell>
          <table:table-cell table:style-name="ce13" table:formula="of:=1-[.AM8]" office:value-type="float" office:value="0.121475409836066">
            <text:p>0,121475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7]-[.AQ77])/2)+[.AQ77]" office:value-type="float" office:value="0.185737704918033">
            <text:p>0,1857377</text:p>
          </table:table-cell>
          <table:table-cell table:formula="of:=[.AM77]/2" office:value-type="float" office:value="0.21650635094611">
            <text:p>0,21650635</text:p>
          </table:table-cell>
          <table:table-cell table:formula="of:=(([.AO77]-[.AN77])/2)+[.AN77]" office:value-type="float" office:value="0.5">
            <text:p>0,5</text:p>
          </table:table-cell>
          <table:table-cell table:formula="of:=(([.AM77]-[.AP77])/2)+[.AP77]" office:value-type="float" office:value="0.433012701892219">
            <text:p>0,4330127</text:p>
          </table:table-cell>
          <table:table-cell table:formula="of:=-(([.AW77]-[.AR77])/([.AV77]-[.AQ77]))*-1" office:value-type="float" office:value="1.14394867108815">
            <text:p>1,14394867</text:p>
          </table:table-cell>
          <table:table-cell office:value-type="float" office:value="1">
            <text:p>1</text:p>
          </table:table-cell>
          <table:table-cell table:formula="of:=-(([.AW77]-[.AR77])/([.AV77]-[.AQ77]))*[.AQ77]" office:value-type="float" office:value="-0.138961633651856">
            <text:p>-0,13896163</text:p>
          </table:table-cell>
          <table:table-cell table:formula="of:=-(([.AU77]-[.AP77])/([.AT77]-[.AO77]))*-1" office:value-type="float" office:value="0.383698065302519">
            <text:p>0,38369807</text:p>
          </table:table-cell>
          <table:table-cell table:style-name="ce3" office:value-type="float" office:value="1">
            <text:p>1</text:p>
          </table:table-cell>
          <table:table-cell table:formula="of:=[.AP77]-(([.AU77]-[.AP77])/([.AT77]-[.AO77]))*[.AO77]" office:value-type="float" office:value="0.14523915291533">
            <text:p>0,14523915</text:p>
          </table:table-cell>
          <table:table-cell table:formula="of:=(-([.AZ77])*[.BB77]-(-[.BC77]*[.AY77]))/(([.AX77])*[.BB77]-([.BA77]*[.AY77]))" office:value-type="float" office:value="0.373825136612022">
            <text:p>0,37382514</text:p>
          </table:table-cell>
          <table:table-cell table:formula="of:=([.AX77]*(-[.BC77])-([.BA77]*(-[.AZ77])))/(([.AX77])*[.BB77]-([.BA77]*[.AY7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style-name="ce33" table:formula="of:=[.AC78]-((SIN(RADIANS(60)))*[.Y78])/TAN(RADIANS(60))" office:value-type="float" office:value="0.333333333333333">
            <text:p>0,33333333</text:p>
          </table:table-cell>
          <table:table-cell table:style-name="ce33" table:formula="of:=[.AD78]/(SIN(RADIANS(60)))" office:value-type="float" office:value="0.333333333333333">
            <text:p>0,33333333</text:p>
          </table:table-cell>
          <table:table-cell table:style-name="ce33" table:formula="of:=1-([.X78]+[.Y78])" office:value-type="float" office:value="0.333333333333333">
            <text:p>0,33333333</text:p>
          </table:table-cell>
          <table:table-cell table:formula="of:=SUM([.X78:.Z78])" office:value-type="float" office:value="1">
            <text:p>1</text:p>
          </table:table-cell>
          <table:table-cell/>
          <table:table-cell table:formula="of:=(([.AG78]*[.AJ78]-[.AK78]*[.AF78])/([.AE78]*[.AJ78]-[.AI78]*[.AF78]))*-1" office:value-type="float" office:value="0.5">
            <text:p>0,5</text:p>
          </table:table-cell>
          <table:table-cell table:formula="of:=([.AE78]*[.AK78]-[.AI78]*[.AG78])/([.AE78]*[.AJ78]-[.AI78]*[.AF7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8]+(1/(2*SQRT(0.75)))*[.AN7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8]-(1/(2*SQRT(0.75)))*[.AO78]" office:value-type="float" office:value="0">
            <text:p>0</text:p>
          </table:table-cell>
          <table:table-cell/>
          <table:table-cell table:style-name="ce13" table:formula="of:=((SQRT(3))/2)*[.AN9]" office:value-type="float" office:value="0.433012701892219">
            <text:p>0,4330127</text:p>
          </table:table-cell>
          <table:table-cell table:style-name="ce13" table:formula="of:=0.5*[.AN9]" office:value-type="float" office:value="0.25">
            <text:p>0,25</text:p>
          </table:table-cell>
          <table:table-cell table:style-name="ce13" table:formula="of:=1-0.5*(1-[.AL9])" office:value-type="float" office:value="0.75">
            <text:p>0,75</text:p>
          </table:table-cell>
          <table:table-cell table:style-name="ce13" table:formula="of:=((SQRT(3))/2)*(1-[.AL9])" office:value-type="float" office:value="0.433012701892219">
            <text:p>0,4330127</text:p>
          </table:table-cell>
          <table:table-cell table:style-name="ce13" table:formula="of:=1-[.AM9]" office:value-type="float" office:value="0.123606557377049">
            <text:p>0,12360656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8]-[.AQ78])/2)+[.AQ78]" office:value-type="float" office:value="0.186803278688525">
            <text:p>0,18680328</text:p>
          </table:table-cell>
          <table:table-cell table:formula="of:=[.AM78]/2" office:value-type="float" office:value="0.21650635094611">
            <text:p>0,21650635</text:p>
          </table:table-cell>
          <table:table-cell table:formula="of:=(([.AO78]-[.AN78])/2)+[.AN78]" office:value-type="float" office:value="0.5">
            <text:p>0,5</text:p>
          </table:table-cell>
          <table:table-cell table:formula="of:=(([.AM78]-[.AP78])/2)+[.AP78]" office:value-type="float" office:value="0.433012701892219">
            <text:p>0,4330127</text:p>
          </table:table-cell>
          <table:table-cell table:formula="of:=-(([.AW78]-[.AR78])/([.AV78]-[.AQ78]))*-1" office:value-type="float" office:value="1.15042573237915">
            <text:p>1,15042573</text:p>
          </table:table-cell>
          <table:table-cell office:value-type="float" office:value="1">
            <text:p>1</text:p>
          </table:table-cell>
          <table:table-cell table:formula="of:=-(([.AW78]-[.AR78])/([.AV78]-[.AQ78]))*[.AQ78]" office:value-type="float" office:value="-0.142200164297358">
            <text:p>-0,14220016</text:p>
          </table:table-cell>
          <table:table-cell table:formula="of:=-(([.AU78]-[.AP78])/([.AT78]-[.AO78]))*-1" office:value-type="float" office:value="0.384424025839403">
            <text:p>0,38442403</text:p>
          </table:table-cell>
          <table:table-cell table:style-name="ce3" office:value-type="float" office:value="1">
            <text:p>1</text:p>
          </table:table-cell>
          <table:table-cell table:formula="of:=[.AP78]-(([.AU78]-[.AP78])/([.AT78]-[.AO78]))*[.AO78]" office:value-type="float" office:value="0.144694682512667">
            <text:p>0,14469468</text:p>
          </table:table-cell>
          <table:table-cell table:formula="of:=(-([.AZ78])*[.BB78]-(-[.BC78]*[.AY78]))/(([.AX78])*[.BB78]-([.BA78]*[.AY78]))" office:value-type="float" office:value="0.374535519125683">
            <text:p>0,37453552</text:p>
          </table:table-cell>
          <table:table-cell table:formula="of:=([.AX78]*(-[.BC78])-([.BA78]*(-[.AZ78])))/(([.AX78])*[.BB78]-([.BA78]*[.AY7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style-name="ce33" table:formula="of:=[.AC79]-((SIN(RADIANS(60)))*[.Y79])/TAN(RADIANS(60))" office:value-type="float" office:value="0.333333333333333">
            <text:p>0,33333333</text:p>
          </table:table-cell>
          <table:table-cell table:style-name="ce33" table:formula="of:=[.AD79]/(SIN(RADIANS(60)))" office:value-type="float" office:value="0.333333333333333">
            <text:p>0,33333333</text:p>
          </table:table-cell>
          <table:table-cell table:style-name="ce33" table:formula="of:=1-([.X79]+[.Y79])" office:value-type="float" office:value="0.333333333333333">
            <text:p>0,33333333</text:p>
          </table:table-cell>
          <table:table-cell table:formula="of:=SUM([.X79:.Z79])" office:value-type="float" office:value="1">
            <text:p>1</text:p>
          </table:table-cell>
          <table:table-cell/>
          <table:table-cell table:formula="of:=(([.AG79]*[.AJ79]-[.AK79]*[.AF79])/([.AE79]*[.AJ79]-[.AI79]*[.AF79]))*-1" office:value-type="float" office:value="0.5">
            <text:p>0,5</text:p>
          </table:table-cell>
          <table:table-cell table:formula="of:=([.AE79]*[.AK79]-[.AI79]*[.AG79])/([.AE79]*[.AJ79]-[.AI79]*[.AF7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9]+(1/(2*SQRT(0.75)))*[.AN7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9]-(1/(2*SQRT(0.75)))*[.AO79]" office:value-type="float" office:value="0">
            <text:p>0</text:p>
          </table:table-cell>
          <table:table-cell/>
          <table:table-cell table:style-name="ce13" table:formula="of:=((SQRT(3))/2)*[.AN10]" office:value-type="float" office:value="0.433012701892219">
            <text:p>0,4330127</text:p>
          </table:table-cell>
          <table:table-cell table:style-name="ce13" table:formula="of:=0.5*[.AN10]" office:value-type="float" office:value="0.25">
            <text:p>0,25</text:p>
          </table:table-cell>
          <table:table-cell table:style-name="ce13" table:formula="of:=1-0.5*(1-[.AL10])" office:value-type="float" office:value="0.75">
            <text:p>0,75</text:p>
          </table:table-cell>
          <table:table-cell table:style-name="ce13" table:formula="of:=((SQRT(3))/2)*(1-[.AL10])" office:value-type="float" office:value="0.433012701892219">
            <text:p>0,4330127</text:p>
          </table:table-cell>
          <table:table-cell table:style-name="ce13" table:formula="of:=1-[.AM10]" office:value-type="float" office:value="0.107177974434612">
            <text:p>0,10717797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9]-[.AQ79])/2)+[.AQ79]" office:value-type="float" office:value="0.178588987217306">
            <text:p>0,17858899</text:p>
          </table:table-cell>
          <table:table-cell table:formula="of:=[.AM79]/2" office:value-type="float" office:value="0.21650635094611">
            <text:p>0,21650635</text:p>
          </table:table-cell>
          <table:table-cell table:formula="of:=(([.AO79]-[.AN79])/2)+[.AN79]" office:value-type="float" office:value="0.5">
            <text:p>0,5</text:p>
          </table:table-cell>
          <table:table-cell table:formula="of:=(([.AM79]-[.AP79])/2)+[.AP79]" office:value-type="float" office:value="0.433012701892219">
            <text:p>0,4330127</text:p>
          </table:table-cell>
          <table:table-cell table:formula="of:=-(([.AW79]-[.AR79])/([.AV79]-[.AQ79]))*-1" office:value-type="float" office:value="1.10231268541774">
            <text:p>1,10231269</text:p>
          </table:table-cell>
          <table:table-cell office:value-type="float" office:value="1">
            <text:p>1</text:p>
          </table:table-cell>
          <table:table-cell table:formula="of:=-(([.AW79]-[.AR79])/([.AV79]-[.AQ79]))*[.AQ79]" office:value-type="float" office:value="-0.118143640816651">
            <text:p>-0,11814364</text:p>
          </table:table-cell>
          <table:table-cell table:formula="of:=-(([.AU79]-[.AP79])/([.AT79]-[.AO79]))*-1" office:value-type="float" office:value="0.378897756785878">
            <text:p>0,37889776</text:p>
          </table:table-cell>
          <table:table-cell table:style-name="ce3" office:value-type="float" office:value="1">
            <text:p>1</text:p>
          </table:table-cell>
          <table:table-cell table:formula="of:=[.AP79]-(([.AU79]-[.AP79])/([.AT79]-[.AO79]))*[.AO79]" office:value-type="float" office:value="0.148839384302811">
            <text:p>0,14883938</text:p>
          </table:table-cell>
          <table:table-cell table:formula="of:=(-([.AZ79])*[.BB79]-(-[.BC79]*[.AY79]))/(([.AX79])*[.BB79]-([.BA79]*[.AY79]))" office:value-type="float" office:value="0.369059324811537">
            <text:p>0,36905932</text:p>
          </table:table-cell>
          <table:table-cell table:formula="of:=([.AX79]*(-[.BC79])-([.BA79]*(-[.AZ79])))/(([.AX79])*[.BB79]-([.BA79]*[.AY7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style-name="ce33" table:formula="of:=[.AC80]-((SIN(RADIANS(60)))*[.Y80])/TAN(RADIANS(60))" office:value-type="float" office:value="0.333333333333333">
            <text:p>0,33333333</text:p>
          </table:table-cell>
          <table:table-cell table:style-name="ce33" table:formula="of:=[.AD80]/(SIN(RADIANS(60)))" office:value-type="float" office:value="0.333333333333333">
            <text:p>0,33333333</text:p>
          </table:table-cell>
          <table:table-cell table:style-name="ce33" table:formula="of:=1-([.X80]+[.Y80])" office:value-type="float" office:value="0.333333333333333">
            <text:p>0,33333333</text:p>
          </table:table-cell>
          <table:table-cell table:formula="of:=SUM([.X80:.Z80])" office:value-type="float" office:value="1">
            <text:p>1</text:p>
          </table:table-cell>
          <table:table-cell/>
          <table:table-cell table:formula="of:=(([.AG80]*[.AJ80]-[.AK80]*[.AF80])/([.AE80]*[.AJ80]-[.AI80]*[.AF80]))*-1" office:value-type="float" office:value="0.5">
            <text:p>0,5</text:p>
          </table:table-cell>
          <table:table-cell table:formula="of:=([.AE80]*[.AK80]-[.AI80]*[.AG80])/([.AE80]*[.AJ80]-[.AI80]*[.AF8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0]+(1/(2*SQRT(0.75)))*[.AN8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0]-(1/(2*SQRT(0.75)))*[.AO80]" office:value-type="float" office:value="0">
            <text:p>0</text:p>
          </table:table-cell>
          <table:table-cell/>
          <table:table-cell table:style-name="ce13" table:formula="of:=((SQRT(3))/2)*[.AN11]" office:value-type="float" office:value="0.433012701892219">
            <text:p>0,4330127</text:p>
          </table:table-cell>
          <table:table-cell table:style-name="ce13" table:formula="of:=0.5*[.AN11]" office:value-type="float" office:value="0.25">
            <text:p>0,25</text:p>
          </table:table-cell>
          <table:table-cell table:style-name="ce13" table:formula="of:=1-0.5*(1-[.AL11])" office:value-type="float" office:value="0.75">
            <text:p>0,75</text:p>
          </table:table-cell>
          <table:table-cell table:style-name="ce13" table:formula="of:=((SQRT(3))/2)*(1-[.AL11])" office:value-type="float" office:value="0.433012701892219">
            <text:p>0,4330127</text:p>
          </table:table-cell>
          <table:table-cell table:style-name="ce13" table:formula="of:=1-[.AM11]" office:value-type="float" office:value="0.115256495669554">
            <text:p>0,115256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0]-[.AQ80])/2)+[.AQ80]" office:value-type="float" office:value="0.182628247834777">
            <text:p>0,18262825</text:p>
          </table:table-cell>
          <table:table-cell table:formula="of:=[.AM80]/2" office:value-type="float" office:value="0.21650635094611">
            <text:p>0,21650635</text:p>
          </table:table-cell>
          <table:table-cell table:formula="of:=(([.AO80]-[.AN80])/2)+[.AN80]" office:value-type="float" office:value="0.5">
            <text:p>0,5</text:p>
          </table:table-cell>
          <table:table-cell table:formula="of:=(([.AM80]-[.AP80])/2)+[.AP80]" office:value-type="float" office:value="0.433012701892219">
            <text:p>0,4330127</text:p>
          </table:table-cell>
          <table:table-cell table:formula="of:=-(([.AW80]-[.AR80])/([.AV80]-[.AQ80]))*-1" office:value-type="float" office:value="1.12545812214757">
            <text:p>1,12545812</text:p>
          </table:table-cell>
          <table:table-cell office:value-type="float" office:value="1">
            <text:p>1</text:p>
          </table:table-cell>
          <table:table-cell table:formula="of:=-(([.AW80]-[.AR80])/([.AV80]-[.AQ80]))*[.AQ80]" office:value-type="float" office:value="-0.129716359181565">
            <text:p>-0,12971636</text:p>
          </table:table-cell>
          <table:table-cell table:formula="of:=-(([.AU80]-[.AP80])/([.AT80]-[.AO80]))*-1" office:value-type="float" office:value="0.381595224153954">
            <text:p>0,38159522</text:p>
          </table:table-cell>
          <table:table-cell table:style-name="ce3" office:value-type="float" office:value="1">
            <text:p>1</text:p>
          </table:table-cell>
          <table:table-cell table:formula="of:=[.AP80]-(([.AU80]-[.AP80])/([.AT80]-[.AO80]))*[.AO80]" office:value-type="float" office:value="0.146816283776754">
            <text:p>0,14681628</text:p>
          </table:table-cell>
          <table:table-cell table:formula="of:=(-([.AZ80])*[.BB80]-(-[.BC80]*[.AY80]))/(([.AX80])*[.BB80]-([.BA80]*[.AY80]))" office:value-type="float" office:value="0.371752165223185">
            <text:p>0,37175217</text:p>
          </table:table-cell>
          <table:table-cell table:formula="of:=([.AX80]*(-[.BC80])-([.BA80]*(-[.AZ80])))/(([.AX80])*[.BB80]-([.BA80]*[.AY8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style-name="ce33" table:formula="of:=[.AC81]-((SIN(RADIANS(60)))*[.Y81])/TAN(RADIANS(60))" office:value-type="float" office:value="0.333333333333333">
            <text:p>0,33333333</text:p>
          </table:table-cell>
          <table:table-cell table:style-name="ce33" table:formula="of:=[.AD81]/(SIN(RADIANS(60)))" office:value-type="float" office:value="0.333333333333333">
            <text:p>0,33333333</text:p>
          </table:table-cell>
          <table:table-cell table:style-name="ce33" table:formula="of:=1-([.X81]+[.Y81])" office:value-type="float" office:value="0.333333333333333">
            <text:p>0,33333333</text:p>
          </table:table-cell>
          <table:table-cell table:formula="of:=SUM([.X81:.Z81])" office:value-type="float" office:value="1">
            <text:p>1</text:p>
          </table:table-cell>
          <table:table-cell/>
          <table:table-cell table:formula="of:=(([.AG81]*[.AJ81]-[.AK81]*[.AF81])/([.AE81]*[.AJ81]-[.AI81]*[.AF81]))*-1" office:value-type="float" office:value="0.5">
            <text:p>0,5</text:p>
          </table:table-cell>
          <table:table-cell table:formula="of:=([.AE81]*[.AK81]-[.AI81]*[.AG81])/([.AE81]*[.AJ81]-[.AI81]*[.AF8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1]+(1/(2*SQRT(0.75)))*[.AN8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1]-(1/(2*SQRT(0.75)))*[.AO81]" office:value-type="float" office:value="0">
            <text:p>0</text:p>
          </table:table-cell>
          <table:table-cell/>
          <table:table-cell table:style-name="ce13" table:formula="of:=((SQRT(3))/2)*[.AN12]" office:value-type="float" office:value="0.433012701892219">
            <text:p>0,4330127</text:p>
          </table:table-cell>
          <table:table-cell table:style-name="ce13" table:formula="of:=0.5*[.AN12]" office:value-type="float" office:value="0.25">
            <text:p>0,25</text:p>
          </table:table-cell>
          <table:table-cell table:style-name="ce13" table:formula="of:=1-0.5*(1-[.AL12])" office:value-type="float" office:value="0.75">
            <text:p>0,75</text:p>
          </table:table-cell>
          <table:table-cell table:style-name="ce13" table:formula="of:=((SQRT(3))/2)*(1-[.AL12])" office:value-type="float" office:value="0.433012701892219">
            <text:p>0,4330127</text:p>
          </table:table-cell>
          <table:table-cell table:style-name="ce13" table:formula="of:=1-[.AM12]" office:value-type="float" office:value="0.114162806088683">
            <text:p>0,1141628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1]-[.AQ81])/2)+[.AQ81]" office:value-type="float" office:value="0.182081403044342">
            <text:p>0,1820814</text:p>
          </table:table-cell>
          <table:table-cell table:formula="of:=[.AM81]/2" office:value-type="float" office:value="0.21650635094611">
            <text:p>0,21650635</text:p>
          </table:table-cell>
          <table:table-cell table:formula="of:=(([.AO81]-[.AN81])/2)+[.AN81]" office:value-type="float" office:value="0.5">
            <text:p>0,5</text:p>
          </table:table-cell>
          <table:table-cell table:formula="of:=(([.AM81]-[.AP81])/2)+[.AP81]" office:value-type="float" office:value="0.433012701892219">
            <text:p>0,4330127</text:p>
          </table:table-cell>
          <table:table-cell table:formula="of:=-(([.AW81]-[.AR81])/([.AV81]-[.AQ81]))*-1" office:value-type="float" office:value="1.12226791176526">
            <text:p>1,12226791</text:p>
          </table:table-cell>
          <table:table-cell office:value-type="float" office:value="1">
            <text:p>1</text:p>
          </table:table-cell>
          <table:table-cell table:formula="of:=-(([.AW81]-[.AR81])/([.AV81]-[.AQ81]))*[.AQ81]" office:value-type="float" office:value="-0.128121253990408">
            <text:p>-0,12812125</text:p>
          </table:table-cell>
          <table:table-cell table:formula="of:=-(([.AU81]-[.AP81])/([.AT81]-[.AO81]))*-1" office:value-type="float" office:value="0.381227788818146">
            <text:p>0,38122779</text:p>
          </table:table-cell>
          <table:table-cell table:style-name="ce3" office:value-type="float" office:value="1">
            <text:p>1</text:p>
          </table:table-cell>
          <table:table-cell table:formula="of:=[.AP81]-(([.AU81]-[.AP81])/([.AT81]-[.AO81]))*[.AO81]" office:value-type="float" office:value="0.14709186027861">
            <text:p>0,14709186</text:p>
          </table:table-cell>
          <table:table-cell table:formula="of:=(-([.AZ81])*[.BB81]-(-[.BC81]*[.AY81]))/(([.AX81])*[.BB81]-([.BA81]*[.AY81]))" office:value-type="float" office:value="0.371387602029561">
            <text:p>0,3713876</text:p>
          </table:table-cell>
          <table:table-cell table:formula="of:=([.AX81]*(-[.BC81])-([.BA81]*(-[.AZ81])))/(([.AX81])*[.BB81]-([.BA81]*[.AY8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style-name="ce33" table:formula="of:=[.AC82]-((SIN(RADIANS(60)))*[.Y82])/TAN(RADIANS(60))" office:value-type="float" office:value="0.333333333333333">
            <text:p>0,33333333</text:p>
          </table:table-cell>
          <table:table-cell table:style-name="ce33" table:formula="of:=[.AD82]/(SIN(RADIANS(60)))" office:value-type="float" office:value="0.333333333333333">
            <text:p>0,33333333</text:p>
          </table:table-cell>
          <table:table-cell table:style-name="ce33" table:formula="of:=1-([.X82]+[.Y82])" office:value-type="float" office:value="0.333333333333333">
            <text:p>0,33333333</text:p>
          </table:table-cell>
          <table:table-cell table:formula="of:=SUM([.X82:.Z82])" office:value-type="float" office:value="1">
            <text:p>1</text:p>
          </table:table-cell>
          <table:table-cell/>
          <table:table-cell table:formula="of:=(([.AG82]*[.AJ82]-[.AK82]*[.AF82])/([.AE82]*[.AJ82]-[.AI82]*[.AF82]))*-1" office:value-type="float" office:value="0.5">
            <text:p>0,5</text:p>
          </table:table-cell>
          <table:table-cell table:formula="of:=([.AE82]*[.AK82]-[.AI82]*[.AG82])/([.AE82]*[.AJ82]-[.AI82]*[.AF8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2]+(1/(2*SQRT(0.75)))*[.AN8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2]-(1/(2*SQRT(0.75)))*[.AO82]" office:value-type="float" office:value="0">
            <text:p>0</text:p>
          </table:table-cell>
          <table:table-cell/>
          <table:table-cell table:style-name="ce13" table:formula="of:=((SQRT(3))/2)*[.AN13]" office:value-type="float" office:value="0.433012701892219">
            <text:p>0,4330127</text:p>
          </table:table-cell>
          <table:table-cell table:style-name="ce13" table:formula="of:=0.5*[.AN13]" office:value-type="float" office:value="0.25">
            <text:p>0,25</text:p>
          </table:table-cell>
          <table:table-cell table:style-name="ce13" table:formula="of:=1-0.5*(1-[.AL13])" office:value-type="float" office:value="0.75">
            <text:p>0,75</text:p>
          </table:table-cell>
          <table:table-cell table:style-name="ce13" table:formula="of:=((SQRT(3))/2)*(1-[.AL13])" office:value-type="float" office:value="0.433012701892219">
            <text:p>0,4330127</text:p>
          </table:table-cell>
          <table:table-cell table:style-name="ce13" table:formula="of:=1-[.AM13]" office:value-type="float" office:value="0.113437034585471">
            <text:p>0,1134370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2]-[.AQ82])/2)+[.AQ82]" office:value-type="float" office:value="0.181718517292735">
            <text:p>0,18171852</text:p>
          </table:table-cell>
          <table:table-cell table:formula="of:=[.AM82]/2" office:value-type="float" office:value="0.21650635094611">
            <text:p>0,21650635</text:p>
          </table:table-cell>
          <table:table-cell table:formula="of:=(([.AO82]-[.AN82])/2)+[.AN82]" office:value-type="float" office:value="0.5">
            <text:p>0,5</text:p>
          </table:table-cell>
          <table:table-cell table:formula="of:=(([.AM82]-[.AP82])/2)+[.AP82]" office:value-type="float" office:value="0.433012701892219">
            <text:p>0,4330127</text:p>
          </table:table-cell>
          <table:table-cell table:formula="of:=-(([.AW82]-[.AR82])/([.AV82]-[.AQ82]))*-1" office:value-type="float" office:value="1.12016085510902">
            <text:p>1,12016086</text:p>
          </table:table-cell>
          <table:table-cell office:value-type="float" office:value="1">
            <text:p>1</text:p>
          </table:table-cell>
          <table:table-cell table:formula="of:=-(([.AW82]-[.AR82])/([.AV82]-[.AQ82]))*[.AQ82]" office:value-type="float" office:value="-0.127067725662293">
            <text:p>-0,12706773</text:p>
          </table:table-cell>
          <table:table-cell table:formula="of:=-(([.AU82]-[.AP82])/([.AT82]-[.AO82]))*-1" office:value-type="float" office:value="0.38098434936624">
            <text:p>0,38098435</text:p>
          </table:table-cell>
          <table:table-cell table:style-name="ce3" office:value-type="float" office:value="1">
            <text:p>1</text:p>
          </table:table-cell>
          <table:table-cell table:formula="of:=[.AP82]-(([.AU82]-[.AP82])/([.AT82]-[.AO82]))*[.AO82]" office:value-type="float" office:value="0.147274439867539">
            <text:p>0,14727444</text:p>
          </table:table-cell>
          <table:table-cell table:formula="of:=(-([.AZ82])*[.BB82]-(-[.BC82]*[.AY82]))/(([.AX82])*[.BB82]-([.BA82]*[.AY82]))" office:value-type="float" office:value="0.371145678195157">
            <text:p>0,37114568</text:p>
          </table:table-cell>
          <table:table-cell table:formula="of:=([.AX82]*(-[.BC82])-([.BA82]*(-[.AZ82])))/(([.AX82])*[.BB82]-([.BA82]*[.AY8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style-name="ce33" table:formula="of:=[.AC83]-((SIN(RADIANS(60)))*[.Y83])/TAN(RADIANS(60))" office:value-type="float" office:value="0.333333333333333">
            <text:p>0,33333333</text:p>
          </table:table-cell>
          <table:table-cell table:style-name="ce33" table:formula="of:=[.AD83]/(SIN(RADIANS(60)))" office:value-type="float" office:value="0.333333333333333">
            <text:p>0,33333333</text:p>
          </table:table-cell>
          <table:table-cell table:style-name="ce33" table:formula="of:=1-([.X83]+[.Y83])" office:value-type="float" office:value="0.333333333333333">
            <text:p>0,33333333</text:p>
          </table:table-cell>
          <table:table-cell table:formula="of:=SUM([.X83:.Z83])" office:value-type="float" office:value="1">
            <text:p>1</text:p>
          </table:table-cell>
          <table:table-cell/>
          <table:table-cell table:formula="of:=(([.AG83]*[.AJ83]-[.AK83]*[.AF83])/([.AE83]*[.AJ83]-[.AI83]*[.AF83]))*-1" office:value-type="float" office:value="0.5">
            <text:p>0,5</text:p>
          </table:table-cell>
          <table:table-cell table:formula="of:=([.AE83]*[.AK83]-[.AI83]*[.AG83])/([.AE83]*[.AJ83]-[.AI83]*[.AF8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3]+(1/(2*SQRT(0.75)))*[.AN8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3]-(1/(2*SQRT(0.75)))*[.AO83]" office:value-type="float" office:value="0">
            <text:p>0</text:p>
          </table:table-cell>
          <table:table-cell/>
          <table:table-cell table:style-name="ce13" table:formula="of:=((SQRT(3))/2)*[.AN14]" office:value-type="float" office:value="0.433012701892219">
            <text:p>0,4330127</text:p>
          </table:table-cell>
          <table:table-cell table:style-name="ce13" table:formula="of:=0.5*[.AN14]" office:value-type="float" office:value="0.25">
            <text:p>0,25</text:p>
          </table:table-cell>
          <table:table-cell table:style-name="ce13" table:formula="of:=1-0.5*(1-[.AL14])" office:value-type="float" office:value="0.75">
            <text:p>0,75</text:p>
          </table:table-cell>
          <table:table-cell table:style-name="ce13" table:formula="of:=((SQRT(3))/2)*(1-[.AL14])" office:value-type="float" office:value="0.433012701892219">
            <text:p>0,4330127</text:p>
          </table:table-cell>
          <table:table-cell table:style-name="ce13" table:formula="of:=1-[.AM14]" office:value-type="float" office:value="0.105743910467413">
            <text:p>0,1057439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3]-[.AQ83])/2)+[.AQ83]" office:value-type="float" office:value="0.177871955233706">
            <text:p>0,17787196</text:p>
          </table:table-cell>
          <table:table-cell table:formula="of:=[.AM83]/2" office:value-type="float" office:value="0.21650635094611">
            <text:p>0,21650635</text:p>
          </table:table-cell>
          <table:table-cell table:formula="of:=(([.AO83]-[.AN83])/2)+[.AN83]" office:value-type="float" office:value="0.5">
            <text:p>0,5</text:p>
          </table:table-cell>
          <table:table-cell table:formula="of:=(([.AM83]-[.AP83])/2)+[.AP83]" office:value-type="float" office:value="0.433012701892219">
            <text:p>0,4330127</text:p>
          </table:table-cell>
          <table:table-cell table:formula="of:=-(([.AW83]-[.AR83])/([.AV83]-[.AQ83]))*-1" office:value-type="float" office:value="1.09830314201508">
            <text:p>1,09830314</text:p>
          </table:table-cell>
          <table:table-cell office:value-type="float" office:value="1">
            <text:p>1</text:p>
          </table:table-cell>
          <table:table-cell table:formula="of:=-(([.AW83]-[.AR83])/([.AV83]-[.AQ83]))*[.AQ83]" office:value-type="float" office:value="-0.116138869115321">
            <text:p>-0,11613887</text:p>
          </table:table-cell>
          <table:table-cell table:formula="of:=-(([.AU83]-[.AP83])/([.AT83]-[.AO83]))*-1" office:value-type="float" office:value="0.378422894886318">
            <text:p>0,37842289</text:p>
          </table:table-cell>
          <table:table-cell table:style-name="ce3" office:value-type="float" office:value="1">
            <text:p>1</text:p>
          </table:table-cell>
          <table:table-cell table:formula="of:=[.AP83]-(([.AU83]-[.AP83])/([.AT83]-[.AO83]))*[.AO83]" office:value-type="float" office:value="0.149195530727481">
            <text:p>0,14919553</text:p>
          </table:table-cell>
          <table:table-cell table:formula="of:=(-([.AZ83])*[.BB83]-(-[.BC83]*[.AY83]))/(([.AX83])*[.BB83]-([.BA83]*[.AY83]))" office:value-type="float" office:value="0.368581303489138">
            <text:p>0,3685813</text:p>
          </table:table-cell>
          <table:table-cell table:formula="of:=([.AX83]*(-[.BC83])-([.BA83]*(-[.AZ83])))/(([.AX83])*[.BB83]-([.BA83]*[.AY8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4">
            <text:p>14</text:p>
          </table:table-cell>
          <table:table-cell table:style-name="ce33" table:formula="of:=[.AC84]-((SIN(RADIANS(60)))*[.Y84])/TAN(RADIANS(60))" office:value-type="float" office:value="0.333333333333333">
            <text:p>0,33333333</text:p>
          </table:table-cell>
          <table:table-cell table:style-name="ce33" table:formula="of:=[.AD84]/(SIN(RADIANS(60)))" office:value-type="float" office:value="0.333333333333333">
            <text:p>0,33333333</text:p>
          </table:table-cell>
          <table:table-cell table:style-name="ce33" table:formula="of:=1-([.X84]+[.Y84])" office:value-type="float" office:value="0.333333333333333">
            <text:p>0,33333333</text:p>
          </table:table-cell>
          <table:table-cell table:formula="of:=SUM([.X84:.Z84])" office:value-type="float" office:value="1">
            <text:p>1</text:p>
          </table:table-cell>
          <table:table-cell/>
          <table:table-cell table:formula="of:=(([.AG84]*[.AJ84]-[.AK84]*[.AF84])/([.AE84]*[.AJ84]-[.AI84]*[.AF84]))*-1" office:value-type="float" office:value="0.5">
            <text:p>0,5</text:p>
          </table:table-cell>
          <table:table-cell table:formula="of:=([.AE84]*[.AK84]-[.AI84]*[.AG84])/([.AE84]*[.AJ84]-[.AI84]*[.AF8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4]+(1/(2*SQRT(0.75)))*[.AN8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4]-(1/(2*SQRT(0.75)))*[.AO84]" office:value-type="float" office:value="0">
            <text:p>0</text:p>
          </table:table-cell>
          <table:table-cell/>
          <table:table-cell table:style-name="ce13" table:formula="of:=((SQRT(3))/2)*[.AN15]" office:value-type="float" office:value="0.433012701892219">
            <text:p>0,4330127</text:p>
          </table:table-cell>
          <table:table-cell table:style-name="ce13" table:formula="of:=0.5*[.AN15]" office:value-type="float" office:value="0.25">
            <text:p>0,25</text:p>
          </table:table-cell>
          <table:table-cell table:style-name="ce13" table:formula="of:=1-0.5*(1-[.AL15])" office:value-type="float" office:value="0.75">
            <text:p>0,75</text:p>
          </table:table-cell>
          <table:table-cell table:style-name="ce13" table:formula="of:=((SQRT(3))/2)*(1-[.AL15])" office:value-type="float" office:value="0.433012701892219">
            <text:p>0,4330127</text:p>
          </table:table-cell>
          <table:table-cell table:style-name="ce13" table:formula="of:=1-[.AM15]" office:value-type="float" office:value="0.106312839953849">
            <text:p>0,1063128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4]-[.AQ84])/2)+[.AQ84]" office:value-type="float" office:value="0.178156419976924">
            <text:p>0,17815642</text:p>
          </table:table-cell>
          <table:table-cell table:formula="of:=[.AM84]/2" office:value-type="float" office:value="0.21650635094611">
            <text:p>0,21650635</text:p>
          </table:table-cell>
          <table:table-cell table:formula="of:=(([.AO84]-[.AN84])/2)+[.AN84]" office:value-type="float" office:value="0.5">
            <text:p>0,5</text:p>
          </table:table-cell>
          <table:table-cell table:formula="of:=(([.AM84]-[.AP84])/2)+[.AP84]" office:value-type="float" office:value="0.433012701892219">
            <text:p>0,4330127</text:p>
          </table:table-cell>
          <table:table-cell table:formula="of:=-(([.AW84]-[.AR84])/([.AV84]-[.AQ84]))*-1" office:value-type="float" office:value="1.09989033384136">
            <text:p>1,09989033</text:p>
          </table:table-cell>
          <table:table-cell office:value-type="float" office:value="1">
            <text:p>1</text:p>
          </table:table-cell>
          <table:table-cell table:formula="of:=-(([.AW84]-[.AR84])/([.AV84]-[.AQ84]))*[.AQ84]" office:value-type="float" office:value="-0.116932465028462">
            <text:p>-0,11693247</text:p>
          </table:table-cell>
          <table:table-cell table:formula="of:=-(([.AU84]-[.AP84])/([.AT84]-[.AO84]))*-1" office:value-type="float" office:value="0.378611142119271">
            <text:p>0,37861114</text:p>
          </table:table-cell>
          <table:table-cell table:style-name="ce3" office:value-type="float" office:value="1">
            <text:p>1</text:p>
          </table:table-cell>
          <table:table-cell table:formula="of:=[.AP84]-(([.AU84]-[.AP84])/([.AT84]-[.AO84]))*[.AO84]" office:value-type="float" office:value="0.149054345302766">
            <text:p>0,14905435</text:p>
          </table:table-cell>
          <table:table-cell table:formula="of:=(-([.AZ84])*[.BB84]-(-[.BC84]*[.AY84]))/(([.AX84])*[.BB84]-([.BA84]*[.AY84]))" office:value-type="float" office:value="0.368770946651283">
            <text:p>0,36877095</text:p>
          </table:table-cell>
          <table:table-cell table:formula="of:=([.AX84]*(-[.BC84])-([.BA84]*(-[.AZ84])))/(([.AX84])*[.BB84]-([.BA84]*[.AY8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5">
            <text:p>15</text:p>
          </table:table-cell>
          <table:table-cell table:style-name="ce33" table:formula="of:=[.AC85]-((SIN(RADIANS(60)))*[.Y85])/TAN(RADIANS(60))" office:value-type="float" office:value="0.333333333333333">
            <text:p>0,33333333</text:p>
          </table:table-cell>
          <table:table-cell table:style-name="ce33" table:formula="of:=[.AD85]/(SIN(RADIANS(60)))" office:value-type="float" office:value="0.333333333333333">
            <text:p>0,33333333</text:p>
          </table:table-cell>
          <table:table-cell table:style-name="ce33" table:formula="of:=1-([.X85]+[.Y85])" office:value-type="float" office:value="0.333333333333333">
            <text:p>0,33333333</text:p>
          </table:table-cell>
          <table:table-cell table:formula="of:=SUM([.X85:.Z85])" office:value-type="float" office:value="1">
            <text:p>1</text:p>
          </table:table-cell>
          <table:table-cell/>
          <table:table-cell table:formula="of:=(([.AG85]*[.AJ85]-[.AK85]*[.AF85])/([.AE85]*[.AJ85]-[.AI85]*[.AF85]))*-1" office:value-type="float" office:value="0.5">
            <text:p>0,5</text:p>
          </table:table-cell>
          <table:table-cell table:formula="of:=([.AE85]*[.AK85]-[.AI85]*[.AG85])/([.AE85]*[.AJ85]-[.AI85]*[.AF8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5]+(1/(2*SQRT(0.75)))*[.AN8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5]-(1/(2*SQRT(0.75)))*[.AO85]" office:value-type="float" office:value="0">
            <text:p>0</text:p>
          </table:table-cell>
          <table:table-cell/>
          <table:table-cell table:style-name="ce13" table:formula="of:=((SQRT(3))/2)*[.AN16]" office:value-type="float" office:value="0.433012701892219">
            <text:p>0,4330127</text:p>
          </table:table-cell>
          <table:table-cell table:style-name="ce13" table:formula="of:=0.5*[.AN16]" office:value-type="float" office:value="0.25">
            <text:p>0,25</text:p>
          </table:table-cell>
          <table:table-cell table:style-name="ce13" table:formula="of:=1-0.5*(1-[.AL16])" office:value-type="float" office:value="0.75">
            <text:p>0,75</text:p>
          </table:table-cell>
          <table:table-cell table:style-name="ce13" table:formula="of:=((SQRT(3))/2)*(1-[.AL16])" office:value-type="float" office:value="0.433012701892219">
            <text:p>0,4330127</text:p>
          </table:table-cell>
          <table:table-cell table:style-name="ce13" table:formula="of:=1-[.AM16]" office:value-type="float" office:value="0.106354737016758">
            <text:p>0,1063547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5]-[.AQ85])/2)+[.AQ85]" office:value-type="float" office:value="0.178177368508379">
            <text:p>0,17817737</text:p>
          </table:table-cell>
          <table:table-cell table:formula="of:=[.AM85]/2" office:value-type="float" office:value="0.21650635094611">
            <text:p>0,21650635</text:p>
          </table:table-cell>
          <table:table-cell table:formula="of:=(([.AO85]-[.AN85])/2)+[.AN85]" office:value-type="float" office:value="0.5">
            <text:p>0,5</text:p>
          </table:table-cell>
          <table:table-cell table:formula="of:=(([.AM85]-[.AP85])/2)+[.AP85]" office:value-type="float" office:value="0.433012701892219">
            <text:p>0,4330127</text:p>
          </table:table-cell>
          <table:table-cell table:formula="of:=-(([.AW85]-[.AR85])/([.AV85]-[.AQ85]))*-1" office:value-type="float" office:value="1.10000739907456">
            <text:p>1,1000074</text:p>
          </table:table-cell>
          <table:table-cell office:value-type="float" office:value="1">
            <text:p>1</text:p>
          </table:table-cell>
          <table:table-cell table:formula="of:=-(([.AW85]-[.AR85])/([.AV85]-[.AQ85]))*[.AQ85]" office:value-type="float" office:value="-0.116990997645063">
            <text:p>-0,116991</text:p>
          </table:table-cell>
          <table:table-cell table:formula="of:=-(([.AU85]-[.AP85])/([.AT85]-[.AO85]))*-1" office:value-type="float" office:value="0.378625012412231">
            <text:p>0,37862501</text:p>
          </table:table-cell>
          <table:table-cell table:style-name="ce3" office:value-type="float" office:value="1">
            <text:p>1</text:p>
          </table:table-cell>
          <table:table-cell table:formula="of:=[.AP85]-(([.AU85]-[.AP85])/([.AT85]-[.AO85]))*[.AO85]" office:value-type="float" office:value="0.149043942583046">
            <text:p>0,14904394</text:p>
          </table:table-cell>
          <table:table-cell table:formula="of:=(-([.AZ85])*[.BB85]-(-[.BC85]*[.AY85]))/(([.AX85])*[.BB85]-([.BA85]*[.AY85]))" office:value-type="float" office:value="0.368784912338919">
            <text:p>0,36878491</text:p>
          </table:table-cell>
          <table:table-cell table:formula="of:=([.AX85]*(-[.BC85])-([.BA85]*(-[.AZ85])))/(([.AX85])*[.BB85]-([.BA85]*[.AY8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6">
            <text:p>16</text:p>
          </table:table-cell>
          <table:table-cell table:style-name="ce33" table:formula="of:=[.AC86]-((SIN(RADIANS(60)))*[.Y86])/TAN(RADIANS(60))" office:value-type="float" office:value="0.333333333333333">
            <text:p>0,33333333</text:p>
          </table:table-cell>
          <table:table-cell table:style-name="ce33" table:formula="of:=[.AD86]/(SIN(RADIANS(60)))" office:value-type="float" office:value="0.333333333333333">
            <text:p>0,33333333</text:p>
          </table:table-cell>
          <table:table-cell table:style-name="ce33" table:formula="of:=1-([.X86]+[.Y86])" office:value-type="float" office:value="0.333333333333333">
            <text:p>0,33333333</text:p>
          </table:table-cell>
          <table:table-cell table:formula="of:=SUM([.X86:.Z86])" office:value-type="float" office:value="1">
            <text:p>1</text:p>
          </table:table-cell>
          <table:table-cell/>
          <table:table-cell table:formula="of:=(([.AG86]*[.AJ86]-[.AK86]*[.AF86])/([.AE86]*[.AJ86]-[.AI86]*[.AF86]))*-1" office:value-type="float" office:value="0.5">
            <text:p>0,5</text:p>
          </table:table-cell>
          <table:table-cell table:formula="of:=([.AE86]*[.AK86]-[.AI86]*[.AG86])/([.AE86]*[.AJ86]-[.AI86]*[.AF8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6]+(1/(2*SQRT(0.75)))*[.AN8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6]-(1/(2*SQRT(0.75)))*[.AO86]" office:value-type="float" office:value="0">
            <text:p>0</text:p>
          </table:table-cell>
          <table:table-cell/>
          <table:table-cell table:style-name="ce13" table:formula="of:=((SQRT(3))/2)*[.AN17]" office:value-type="float" office:value="0.433012701892219">
            <text:p>0,4330127</text:p>
          </table:table-cell>
          <table:table-cell table:style-name="ce13" table:formula="of:=0.5*[.AN17]" office:value-type="float" office:value="0.25">
            <text:p>0,25</text:p>
          </table:table-cell>
          <table:table-cell table:style-name="ce13" table:formula="of:=1-0.5*(1-[.AL17])" office:value-type="float" office:value="0.75">
            <text:p>0,75</text:p>
          </table:table-cell>
          <table:table-cell table:style-name="ce13" table:formula="of:=((SQRT(3))/2)*(1-[.AL17])" office:value-type="float" office:value="0.433012701892219">
            <text:p>0,4330127</text:p>
          </table:table-cell>
          <table:table-cell table:style-name="ce13" table:formula="of:=1-[.AM17]" office:value-type="float" office:value="0.107195784620451">
            <text:p>0,1071957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6]-[.AQ86])/2)+[.AQ86]" office:value-type="float" office:value="0.178597892310226">
            <text:p>0,17859789</text:p>
          </table:table-cell>
          <table:table-cell table:formula="of:=[.AM86]/2" office:value-type="float" office:value="0.21650635094611">
            <text:p>0,21650635</text:p>
          </table:table-cell>
          <table:table-cell table:formula="of:=(([.AO86]-[.AN86])/2)+[.AN86]" office:value-type="float" office:value="0.5">
            <text:p>0,5</text:p>
          </table:table-cell>
          <table:table-cell table:formula="of:=(([.AM86]-[.AP86])/2)+[.AP86]" office:value-type="float" office:value="0.433012701892219">
            <text:p>0,4330127</text:p>
          </table:table-cell>
          <table:table-cell table:formula="of:=-(([.AW86]-[.AR86])/([.AV86]-[.AQ86]))*-1" office:value-type="float" office:value="1.10236266551727">
            <text:p>1,10236267</text:p>
          </table:table-cell>
          <table:table-cell office:value-type="float" office:value="1">
            <text:p>1</text:p>
          </table:table-cell>
          <table:table-cell table:formula="of:=-(([.AW86]-[.AR86])/([.AV86]-[.AQ86]))*[.AQ86]" office:value-type="float" office:value="-0.118168630866416">
            <text:p>-0,11816863</text:p>
          </table:table-cell>
          <table:table-cell table:formula="of:=-(([.AU86]-[.AP86])/([.AT86]-[.AO86]))*-1" office:value-type="float" office:value="0.378903661768877">
            <text:p>0,37890366</text:p>
          </table:table-cell>
          <table:table-cell table:style-name="ce3" office:value-type="float" office:value="1">
            <text:p>1</text:p>
          </table:table-cell>
          <table:table-cell table:formula="of:=[.AP86]-(([.AU86]-[.AP86])/([.AT86]-[.AO86]))*[.AO86]" office:value-type="float" office:value="0.148834955565562">
            <text:p>0,14883496</text:p>
          </table:table-cell>
          <table:table-cell table:formula="of:=(-([.AZ86])*[.BB86]-(-[.BC86]*[.AY86]))/(([.AX86])*[.BB86]-([.BA86]*[.AY86]))" office:value-type="float" office:value="0.36906526154015">
            <text:p>0,36906526</text:p>
          </table:table-cell>
          <table:table-cell table:formula="of:=([.AX86]*(-[.BC86])-([.BA86]*(-[.AZ86])))/(([.AX86])*[.BB86]-([.BA86]*[.AY8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7">
            <text:p>17</text:p>
          </table:table-cell>
          <table:table-cell table:style-name="ce33" table:formula="of:=[.AC87]-((SIN(RADIANS(60)))*[.Y87])/TAN(RADIANS(60))" office:value-type="float" office:value="0.333333333333333">
            <text:p>0,33333333</text:p>
          </table:table-cell>
          <table:table-cell table:style-name="ce33" table:formula="of:=[.AD87]/(SIN(RADIANS(60)))" office:value-type="float" office:value="0.333333333333333">
            <text:p>0,33333333</text:p>
          </table:table-cell>
          <table:table-cell table:style-name="ce33" table:formula="of:=1-([.X87]+[.Y87])" office:value-type="float" office:value="0.333333333333333">
            <text:p>0,33333333</text:p>
          </table:table-cell>
          <table:table-cell table:formula="of:=SUM([.X87:.Z87])" office:value-type="float" office:value="1">
            <text:p>1</text:p>
          </table:table-cell>
          <table:table-cell/>
          <table:table-cell table:formula="of:=(([.AG87]*[.AJ87]-[.AK87]*[.AF87])/([.AE87]*[.AJ87]-[.AI87]*[.AF87]))*-1" office:value-type="float" office:value="0.5">
            <text:p>0,5</text:p>
          </table:table-cell>
          <table:table-cell table:formula="of:=([.AE87]*[.AK87]-[.AI87]*[.AG87])/([.AE87]*[.AJ87]-[.AI87]*[.AF8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7]+(1/(2*SQRT(0.75)))*[.AN8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7]-(1/(2*SQRT(0.75)))*[.AO87]" office:value-type="float" office:value="0">
            <text:p>0</text:p>
          </table:table-cell>
          <table:table-cell/>
          <table:table-cell table:style-name="ce13" table:formula="of:=((SQRT(3))/2)*[.AN18]" office:value-type="float" office:value="0.433012701892219">
            <text:p>0,4330127</text:p>
          </table:table-cell>
          <table:table-cell table:style-name="ce13" table:formula="of:=0.5*[.AN18]" office:value-type="float" office:value="0.25">
            <text:p>0,25</text:p>
          </table:table-cell>
          <table:table-cell table:style-name="ce13" table:formula="of:=1-0.5*(1-[.AL18])" office:value-type="float" office:value="0.75">
            <text:p>0,75</text:p>
          </table:table-cell>
          <table:table-cell table:style-name="ce13" table:formula="of:=((SQRT(3))/2)*(1-[.AL18])" office:value-type="float" office:value="0.433012701892219">
            <text:p>0,4330127</text:p>
          </table:table-cell>
          <table:table-cell table:style-name="ce13" table:formula="of:=1-[.AM18]" office:value-type="float" office:value="0.117519946808511">
            <text:p>0,1175199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7]-[.AQ87])/2)+[.AQ87]" office:value-type="float" office:value="0.183759973404255">
            <text:p>0,18375997</text:p>
          </table:table-cell>
          <table:table-cell table:formula="of:=[.AM87]/2" office:value-type="float" office:value="0.21650635094611">
            <text:p>0,21650635</text:p>
          </table:table-cell>
          <table:table-cell table:formula="of:=(([.AO87]-[.AN87])/2)+[.AN87]" office:value-type="float" office:value="0.5">
            <text:p>0,5</text:p>
          </table:table-cell>
          <table:table-cell table:formula="of:=(([.AM87]-[.AP87])/2)+[.AP87]" office:value-type="float" office:value="0.433012701892219">
            <text:p>0,4330127</text:p>
          </table:table-cell>
          <table:table-cell table:formula="of:=-(([.AW87]-[.AR87])/([.AV87]-[.AQ87]))*-1" office:value-type="float" office:value="1.13211838964954">
            <text:p>1,13211839</text:p>
          </table:table-cell>
          <table:table-cell office:value-type="float" office:value="1">
            <text:p>1</text:p>
          </table:table-cell>
          <table:table-cell table:formula="of:=-(([.AW87]-[.AR87])/([.AV87]-[.AQ87]))*[.AQ87]" office:value-type="float" office:value="-0.133046492932551">
            <text:p>-0,13304649</text:p>
          </table:table-cell>
          <table:table-cell table:formula="of:=-(([.AU87]-[.AP87])/([.AT87]-[.AO87]))*-1" office:value-type="float" office:value="0.382357906147599">
            <text:p>0,38235791</text:p>
          </table:table-cell>
          <table:table-cell table:style-name="ce3" office:value-type="float" office:value="1">
            <text:p>1</text:p>
          </table:table-cell>
          <table:table-cell table:formula="of:=[.AP87]-(([.AU87]-[.AP87])/([.AT87]-[.AO87]))*[.AO87]" office:value-type="float" office:value="0.14624427228152">
            <text:p>0,14624427</text:p>
          </table:table-cell>
          <table:table-cell table:formula="of:=(-([.AZ87])*[.BB87]-(-[.BC87]*[.AY87]))/(([.AX87])*[.BB87]-([.BA87]*[.AY87]))" office:value-type="float" office:value="0.37250664893617">
            <text:p>0,37250665</text:p>
          </table:table-cell>
          <table:table-cell table:formula="of:=([.AX87]*(-[.BC87])-([.BA87]*(-[.AZ87])))/(([.AX87])*[.BB87]-([.BA87]*[.AY8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8">
            <text:p>18</text:p>
          </table:table-cell>
          <table:table-cell table:style-name="ce33" table:formula="of:=[.AC88]-((SIN(RADIANS(60)))*[.Y88])/TAN(RADIANS(60))" office:value-type="float" office:value="0.333333333333333">
            <text:p>0,33333333</text:p>
          </table:table-cell>
          <table:table-cell table:style-name="ce33" table:formula="of:=[.AD88]/(SIN(RADIANS(60)))" office:value-type="float" office:value="0.333333333333333">
            <text:p>0,33333333</text:p>
          </table:table-cell>
          <table:table-cell table:style-name="ce33" table:formula="of:=1-([.X88]+[.Y88])" office:value-type="float" office:value="0.333333333333333">
            <text:p>0,33333333</text:p>
          </table:table-cell>
          <table:table-cell table:formula="of:=SUM([.X88:.Z88])" office:value-type="float" office:value="1">
            <text:p>1</text:p>
          </table:table-cell>
          <table:table-cell/>
          <table:table-cell table:formula="of:=(([.AG88]*[.AJ88]-[.AK88]*[.AF88])/([.AE88]*[.AJ88]-[.AI88]*[.AF88]))*-1" office:value-type="float" office:value="0.5">
            <text:p>0,5</text:p>
          </table:table-cell>
          <table:table-cell table:formula="of:=([.AE88]*[.AK88]-[.AI88]*[.AG88])/([.AE88]*[.AJ88]-[.AI88]*[.AF8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8]+(1/(2*SQRT(0.75)))*[.AN8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8]-(1/(2*SQRT(0.75)))*[.AO88]" office:value-type="float" office:value="0">
            <text:p>0</text:p>
          </table:table-cell>
          <table:table-cell/>
          <table:table-cell table:style-name="ce13" table:formula="of:=((SQRT(3))/2)*[.AN19]" office:value-type="float" office:value="0.433012701892219">
            <text:p>0,4330127</text:p>
          </table:table-cell>
          <table:table-cell table:style-name="ce13" table:formula="of:=0.5*[.AN19]" office:value-type="float" office:value="0.25">
            <text:p>0,25</text:p>
          </table:table-cell>
          <table:table-cell table:style-name="ce13" table:formula="of:=1-0.5*(1-[.AL19])" office:value-type="float" office:value="0.75">
            <text:p>0,75</text:p>
          </table:table-cell>
          <table:table-cell table:style-name="ce13" table:formula="of:=((SQRT(3))/2)*(1-[.AL19])" office:value-type="float" office:value="0.433012701892219">
            <text:p>0,4330127</text:p>
          </table:table-cell>
          <table:table-cell table:style-name="ce13" table:formula="of:=1-[.AM19]" office:value-type="float" office:value="0.117593209054594">
            <text:p>0,1175932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8]-[.AQ88])/2)+[.AQ88]" office:value-type="float" office:value="0.183796604527297">
            <text:p>0,1837966</text:p>
          </table:table-cell>
          <table:table-cell table:formula="of:=[.AM88]/2" office:value-type="float" office:value="0.21650635094611">
            <text:p>0,21650635</text:p>
          </table:table-cell>
          <table:table-cell table:formula="of:=(([.AO88]-[.AN88])/2)+[.AN88]" office:value-type="float" office:value="0.5">
            <text:p>0,5</text:p>
          </table:table-cell>
          <table:table-cell table:formula="of:=(([.AM88]-[.AP88])/2)+[.AP88]" office:value-type="float" office:value="0.433012701892219">
            <text:p>0,4330127</text:p>
          </table:table-cell>
          <table:table-cell table:formula="of:=-(([.AW88]-[.AR88])/([.AV88]-[.AQ88]))*-1" office:value-type="float" office:value="1.13233528312011">
            <text:p>1,13233528</text:p>
          </table:table-cell>
          <table:table-cell office:value-type="float" office:value="1">
            <text:p>1</text:p>
          </table:table-cell>
          <table:table-cell table:formula="of:=-(([.AW88]-[.AR88])/([.AV88]-[.AQ88]))*[.AQ88]" office:value-type="float" office:value="-0.133154939667836">
            <text:p>-0,13315494</text:p>
          </table:table-cell>
          <table:table-cell table:formula="of:=-(([.AU88]-[.AP88])/([.AT88]-[.AO88]))*-1" office:value-type="float" office:value="0.382382643193717">
            <text:p>0,38238264</text:p>
          </table:table-cell>
          <table:table-cell table:style-name="ce3" office:value-type="float" office:value="1">
            <text:p>1</text:p>
          </table:table-cell>
          <table:table-cell table:formula="of:=[.AP88]-(([.AU88]-[.AP88])/([.AT88]-[.AO88]))*[.AO88]" office:value-type="float" office:value="0.146225719496932">
            <text:p>0,14622572</text:p>
          </table:table-cell>
          <table:table-cell table:formula="of:=(-([.AZ88])*[.BB88]-(-[.BC88]*[.AY88]))/(([.AX88])*[.BB88]-([.BA88]*[.AY88]))" office:value-type="float" office:value="0.372531069684864">
            <text:p>0,37253107</text:p>
          </table:table-cell>
          <table:table-cell table:formula="of:=([.AX88]*(-[.BC88])-([.BA88]*(-[.AZ88])))/(([.AX88])*[.BB88]-([.BA88]*[.AY8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9">
            <text:p>19</text:p>
          </table:table-cell>
          <table:table-cell table:style-name="ce33" table:formula="of:=[.AC89]-((SIN(RADIANS(60)))*[.Y89])/TAN(RADIANS(60))" office:value-type="float" office:value="0.333333333333333">
            <text:p>0,33333333</text:p>
          </table:table-cell>
          <table:table-cell table:style-name="ce33" table:formula="of:=[.AD89]/(SIN(RADIANS(60)))" office:value-type="float" office:value="0.333333333333333">
            <text:p>0,33333333</text:p>
          </table:table-cell>
          <table:table-cell table:style-name="ce33" table:formula="of:=1-([.X89]+[.Y89])" office:value-type="float" office:value="0.333333333333333">
            <text:p>0,33333333</text:p>
          </table:table-cell>
          <table:table-cell table:formula="of:=SUM([.X89:.Z89])" office:value-type="float" office:value="1">
            <text:p>1</text:p>
          </table:table-cell>
          <table:table-cell/>
          <table:table-cell table:formula="of:=(([.AG89]*[.AJ89]-[.AK89]*[.AF89])/([.AE89]*[.AJ89]-[.AI89]*[.AF89]))*-1" office:value-type="float" office:value="0.5">
            <text:p>0,5</text:p>
          </table:table-cell>
          <table:table-cell table:formula="of:=([.AE89]*[.AK89]-[.AI89]*[.AG89])/([.AE89]*[.AJ89]-[.AI89]*[.AF8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9]+(1/(2*SQRT(0.75)))*[.AN8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9]-(1/(2*SQRT(0.75)))*[.AO89]" office:value-type="float" office:value="0">
            <text:p>0</text:p>
          </table:table-cell>
          <table:table-cell/>
          <table:table-cell table:style-name="ce13" table:formula="of:=((SQRT(3))/2)*[.AN20]" office:value-type="float" office:value="0.433012701892219">
            <text:p>0,4330127</text:p>
          </table:table-cell>
          <table:table-cell table:style-name="ce13" table:formula="of:=0.5*[.AN20]" office:value-type="float" office:value="0.25">
            <text:p>0,25</text:p>
          </table:table-cell>
          <table:table-cell table:style-name="ce13" table:formula="of:=1-0.5*(1-[.AL20])" office:value-type="float" office:value="0.75">
            <text:p>0,75</text:p>
          </table:table-cell>
          <table:table-cell table:style-name="ce13" table:formula="of:=((SQRT(3))/2)*(1-[.AL20])" office:value-type="float" office:value="0.433012701892219">
            <text:p>0,4330127</text:p>
          </table:table-cell>
          <table:table-cell table:style-name="ce13" table:formula="of:=1-[.AM20]" office:value-type="float" office:value="0.104108692093633">
            <text:p>0,10410869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9]-[.AQ89])/2)+[.AQ89]" office:value-type="float" office:value="0.177054346046816">
            <text:p>0,17705435</text:p>
          </table:table-cell>
          <table:table-cell table:formula="of:=[.AM89]/2" office:value-type="float" office:value="0.21650635094611">
            <text:p>0,21650635</text:p>
          </table:table-cell>
          <table:table-cell table:formula="of:=(([.AO89]-[.AN89])/2)+[.AN89]" office:value-type="float" office:value="0.5">
            <text:p>0,5</text:p>
          </table:table-cell>
          <table:table-cell table:formula="of:=(([.AM89]-[.AP89])/2)+[.AP89]" office:value-type="float" office:value="0.433012701892219">
            <text:p>0,4330127</text:p>
          </table:table-cell>
          <table:table-cell table:formula="of:=-(([.AW89]-[.AR89])/([.AV89]-[.AQ89]))*-1" office:value-type="float" office:value="1.09376663049806">
            <text:p>1,09376663</text:p>
          </table:table-cell>
          <table:table-cell office:value-type="float" office:value="1">
            <text:p>1</text:p>
          </table:table-cell>
          <table:table-cell table:formula="of:=-(([.AW89]-[.AR89])/([.AV89]-[.AQ89]))*[.AQ89]" office:value-type="float" office:value="-0.113870613356813">
            <text:p>-0,11387061</text:p>
          </table:table-cell>
          <table:table-cell table:formula="of:=-(([.AU89]-[.AP89])/([.AT89]-[.AO89]))*-1" office:value-type="float" office:value="0.377882875020116">
            <text:p>0,37788288</text:p>
          </table:table-cell>
          <table:table-cell table:style-name="ce3" office:value-type="float" office:value="1">
            <text:p>1</text:p>
          </table:table-cell>
          <table:table-cell table:formula="of:=[.AP89]-(([.AU89]-[.AP89])/([.AT89]-[.AO89]))*[.AO89]" office:value-type="float" office:value="0.149600545627132">
            <text:p>0,14960055</text:p>
          </table:table-cell>
          <table:table-cell table:formula="of:=(-([.AZ89])*[.BB89]-(-[.BC89]*[.AY89]))/(([.AX89])*[.BB89]-([.BA89]*[.AY89]))" office:value-type="float" office:value="0.368036230697878">
            <text:p>0,36803623</text:p>
          </table:table-cell>
          <table:table-cell table:formula="of:=([.AX89]*(-[.BC89])-([.BA89]*(-[.AZ89])))/(([.AX89])*[.BB89]-([.BA89]*[.AY8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20">
            <text:p>20</text:p>
          </table:table-cell>
          <table:table-cell table:style-name="ce33" table:formula="of:=[.AC90]-((SIN(RADIANS(60)))*[.Y90])/TAN(RADIANS(60))" office:value-type="float" office:value="0.333333333333333">
            <text:p>0,33333333</text:p>
          </table:table-cell>
          <table:table-cell table:style-name="ce33" table:formula="of:=[.AD90]/(SIN(RADIANS(60)))" office:value-type="float" office:value="0.333333333333333">
            <text:p>0,33333333</text:p>
          </table:table-cell>
          <table:table-cell table:style-name="ce33" table:formula="of:=1-([.X90]+[.Y90])" office:value-type="float" office:value="0.333333333333333">
            <text:p>0,33333333</text:p>
          </table:table-cell>
          <table:table-cell table:formula="of:=SUM([.X90:.Z90])" office:value-type="float" office:value="1">
            <text:p>1</text:p>
          </table:table-cell>
          <table:table-cell/>
          <table:table-cell table:formula="of:=(([.AG90]*[.AJ90]-[.AK90]*[.AF90])/([.AE90]*[.AJ90]-[.AI90]*[.AF90]))*-1" office:value-type="float" office:value="0.5">
            <text:p>0,5</text:p>
          </table:table-cell>
          <table:table-cell table:formula="of:=([.AE90]*[.AK90]-[.AI90]*[.AG90])/([.AE90]*[.AJ90]-[.AI90]*[.AF9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0]+(1/(2*SQRT(0.75)))*[.AN9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0]-(1/(2*SQRT(0.75)))*[.AO90]" office:value-type="float" office:value="0">
            <text:p>0</text:p>
          </table:table-cell>
          <table:table-cell/>
          <table:table-cell table:style-name="ce13" table:formula="of:=((SQRT(3))/2)*[.AN21]" office:value-type="float" office:value="0.433012701892219">
            <text:p>0,4330127</text:p>
          </table:table-cell>
          <table:table-cell table:style-name="ce13" table:formula="of:=0.5*[.AN21]" office:value-type="float" office:value="0.25">
            <text:p>0,25</text:p>
          </table:table-cell>
          <table:table-cell table:style-name="ce13" table:formula="of:=1-0.5*(1-[.AL21])" office:value-type="float" office:value="0.75">
            <text:p>0,75</text:p>
          </table:table-cell>
          <table:table-cell table:style-name="ce13" table:formula="of:=((SQRT(3))/2)*(1-[.AL21])" office:value-type="float" office:value="0.433012701892219">
            <text:p>0,4330127</text:p>
          </table:table-cell>
          <table:table-cell table:style-name="ce13" table:formula="of:=1-[.AM21]" office:value-type="float" office:value="0.118547319655857">
            <text:p>0,1185473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0]-[.AQ90])/2)+[.AQ90]" office:value-type="float" office:value="0.184273659827928">
            <text:p>0,18427366</text:p>
          </table:table-cell>
          <table:table-cell table:formula="of:=[.AM90]/2" office:value-type="float" office:value="0.21650635094611">
            <text:p>0,21650635</text:p>
          </table:table-cell>
          <table:table-cell table:formula="of:=(([.AO90]-[.AN90])/2)+[.AN90]" office:value-type="float" office:value="0.5">
            <text:p>0,5</text:p>
          </table:table-cell>
          <table:table-cell table:formula="of:=(([.AM90]-[.AP90])/2)+[.AP90]" office:value-type="float" office:value="0.433012701892219">
            <text:p>0,4330127</text:p>
          </table:table-cell>
          <table:table-cell table:formula="of:=-(([.AW90]-[.AR90])/([.AV90]-[.AQ90]))*-1" office:value-type="float" office:value="1.13516754293497">
            <text:p>1,13516754</text:p>
          </table:table-cell>
          <table:table-cell office:value-type="float" office:value="1">
            <text:p>1</text:p>
          </table:table-cell>
          <table:table-cell table:formula="of:=-(([.AW90]-[.AR90])/([.AV90]-[.AQ90]))*[.AQ90]" office:value-type="float" office:value="-0.134571069575265">
            <text:p>-0,13457107</text:p>
          </table:table-cell>
          <table:table-cell table:formula="of:=-(([.AU90]-[.AP90])/([.AT90]-[.AO90]))*-1" office:value-type="float" office:value="0.382705091794483">
            <text:p>0,38270509</text:p>
          </table:table-cell>
          <table:table-cell table:style-name="ce3" office:value-type="float" office:value="1">
            <text:p>1</text:p>
          </table:table-cell>
          <table:table-cell table:formula="of:=[.AP90]-(([.AU90]-[.AP90])/([.AT90]-[.AO90]))*[.AO90]" office:value-type="float" office:value="0.145983883046357">
            <text:p>0,14598388</text:p>
          </table:table-cell>
          <table:table-cell table:formula="of:=(-([.AZ90])*[.BB90]-(-[.BC90]*[.AY90]))/(([.AX90])*[.BB90]-([.BA90]*[.AY90]))" office:value-type="float" office:value="0.372849106551952">
            <text:p>0,37284911</text:p>
          </table:table-cell>
          <table:table-cell table:formula="of:=([.AX90]*(-[.BC90])-([.BA90]*(-[.AZ90])))/(([.AX90])*[.BB90]-([.BA90]*[.AY9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1]-((SIN(RADIANS(60)))*[.Y91])/TAN(RADIANS(60))" office:value-type="float" office:value="0.0465462978371417">
            <text:p>0,0465463</text:p>
          </table:table-cell>
          <table:table-cell table:style-name="ce33" table:formula="of:=[.AD91]/(SIN(RADIANS(60)))" office:value-type="float" office:value="0.140632764614327">
            <text:p>0,14063276</text:p>
          </table:table-cell>
          <table:table-cell table:style-name="ce33" table:formula="of:=1-([.X91]+[.Y91])" office:value-type="float" office:value="0.812820937548531">
            <text:p>0,81282094</text:p>
          </table:table-cell>
          <table:table-cell table:number-columns-repeated="2"/>
          <table:table-cell table:formula="of:=(([.AG91]*[.AJ91]-[.AK91]*[.AF91])/([.AE91]*[.AJ91]-[.AI91]*[.AF91]))*-1" office:value-type="float" office:value="0.116862680144305">
            <text:p>0,11686268</text:p>
          </table:table-cell>
          <table:table-cell table:formula="of:=([.AE91]*[.AK91]-[.AI91]*[.AG91])/([.AE91]*[.AJ91]-[.AI91]*[.AF91])" office:value-type="float" office:value="0.121791546760445">
            <text:p>0,1217915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1]+(1/(2*SQRT(0.75)))*[.AN91]" office:value-type="float" office:value="0.189262246599981">
            <text:p>0,1892622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1]-(1/(2*SQRT(0.75)))*[.AO91]" office:value-type="float" office:value="0.0543208469209089">
            <text:p>0,05432085</text:p>
          </table:table-cell>
          <table:table-cell/>
          <table:table-cell table:style-name="ce13" table:formula="of:=((SQRT(3))/2)*[.AN22]" office:value-type="float" office:value="0.141946684949985">
            <text:p>0,14194668</text:p>
          </table:table-cell>
          <table:table-cell table:style-name="ce13" table:formula="of:=0.5*[.AN22]" office:value-type="float" office:value="0.0819529567664491">
            <text:p>0,08195296</text:p>
          </table:table-cell>
          <table:table-cell table:style-name="ce13" table:formula="of:=1-0.5*(1-[.AL22])" office:value-type="float" office:value="0.726478383305704">
            <text:p>0,72647838</text:p>
          </table:table-cell>
          <table:table-cell table:style-name="ce13" table:formula="of:=((SQRT(3))/2)*(1-[.AL22])" office:value-type="float" office:value="0.473753337082901">
            <text:p>0,47375334</text:p>
          </table:table-cell>
          <table:table-cell table:style-name="ce13" table:formula="of:=1-[.AM22]" office:value-type="float" office:value="0.116862680139142">
            <text:p>0,116862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1]-[.AQ91])/2)+[.AQ91]" office:value-type="float" office:value="0.0994078184527955">
            <text:p>0,09940782</text:p>
          </table:table-cell>
          <table:table-cell table:formula="of:=[.AM91]/2" office:value-type="float" office:value="0.0709733424749927">
            <text:p>0,07097334</text:p>
          </table:table-cell>
          <table:table-cell table:formula="of:=(([.AO91]-[.AN91])/2)+[.AN91]" office:value-type="float" office:value="0.404215670036076">
            <text:p>0,40421567</text:p>
          </table:table-cell>
          <table:table-cell table:formula="of:=(([.AM91]-[.AP91])/2)+[.AP91]" office:value-type="float" office:value="0.307850011016443">
            <text:p>0,30785001</text:p>
          </table:table-cell>
          <table:table-cell table:formula="of:=-(([.AW91]-[.AR91])/([.AV91]-[.AQ91]))*-1" office:value-type="float" office:value="1.0713304605839">
            <text:p>1,07133046</text:p>
          </table:table-cell>
          <table:table-cell office:value-type="float" office:value="1">
            <text:p>1</text:p>
          </table:table-cell>
          <table:table-cell table:formula="of:=-(([.AW91]-[.AR91])/([.AV91]-[.AQ91]))*[.AQ91]" office:value-type="float" office:value="-0.125198548938536">
            <text:p>-0,12519855</text:p>
          </table:table-cell>
          <table:table-cell table:formula="of:=-(([.AU91]-[.AP91])/([.AT91]-[.AO91]))*-1" office:value-type="float" office:value="0.642320046871262">
            <text:p>0,64232005</text:p>
          </table:table-cell>
          <table:table-cell table:style-name="ce3" office:value-type="float" office:value="1">
            <text:p>1</text:p>
          </table:table-cell>
          <table:table-cell table:formula="of:=[.AP91]-(([.AU91]-[.AP91])/([.AT91]-[.AO91]))*[.AO91]" office:value-type="float" office:value="0.00712170786702321">
            <text:p>0,00712171</text:p>
          </table:table-cell>
          <table:table-cell table:formula="of:=(-([.AZ91])*[.BB91]-(-[.BC91]*[.AY91]))/(([.AX91])*[.BB91]-([.BA91]*[.AY91]))" office:value-type="float" office:value="0.308431340070432">
            <text:p>0,30843134</text:p>
          </table:table-cell>
          <table:table-cell table:formula="of:=([.AX91]*(-[.BC91])-([.BA91]*(-[.AZ91])))/(([.AX91])*[.BB91]-([.BA91]*[.AY91]))*-1" office:value-type="float" office:value="0.205233340677629">
            <text:p>0,20523334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2]-((SIN(RADIANS(60)))*[.Y92])/TAN(RADIANS(60))" office:value-type="float" office:value="0.0470510271774203">
            <text:p>0,04705103</text:p>
          </table:table-cell>
          <table:table-cell table:style-name="ce33" table:formula="of:=[.AD92]/(SIN(RADIANS(60)))" office:value-type="float" office:value="0.138170974151198">
            <text:p>0,13817097</text:p>
          </table:table-cell>
          <table:table-cell table:style-name="ce33" table:formula="of:=1-([.X92]+[.Y92])" office:value-type="float" office:value="0.814777998671382">
            <text:p>0,814778</text:p>
          </table:table-cell>
          <table:table-cell table:number-columns-repeated="2"/>
          <table:table-cell table:formula="of:=(([.AG92]*[.AJ92]-[.AK92]*[.AF92])/([.AE92]*[.AJ92]-[.AI92]*[.AF92]))*-1" office:value-type="float" office:value="0.116136514253019">
            <text:p>0,11613651</text:p>
          </table:table-cell>
          <table:table-cell table:formula="of:=([.AE92]*[.AK92]-[.AI92]*[.AG92])/([.AE92]*[.AJ92]-[.AI92]*[.AF92])" office:value-type="float" office:value="0.11965957368058">
            <text:p>0,1196595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2]+(1/(2*SQRT(0.75)))*[.AN92]" office:value-type="float" office:value="0.186711021447306">
            <text:p>0,1867110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2]-(1/(2*SQRT(0.75)))*[.AO92]" office:value-type="float" office:value="0.0526081259138548">
            <text:p>0,05260813</text:p>
          </table:table-cell>
          <table:table-cell/>
          <table:table-cell table:style-name="ce13" table:formula="of:=((SQRT(3))/2)*[.AN23]" office:value-type="float" office:value="0.140033266085479">
            <text:p>0,14003327</text:p>
          </table:table-cell>
          <table:table-cell table:style-name="ce13" table:formula="of:=0.5*[.AN23]" office:value-type="float" office:value="0.080848243869954">
            <text:p>0,08084824</text:p>
          </table:table-cell>
          <table:table-cell table:style-name="ce13" table:formula="of:=1-0.5*(1-[.AL23])" office:value-type="float" office:value="0.727220013256556">
            <text:p>0,72722001</text:p>
          </table:table-cell>
          <table:table-cell table:style-name="ce13" table:formula="of:=((SQRT(3))/2)*(1-[.AL23])" office:value-type="float" office:value="0.47246879632761">
            <text:p>0,4724688</text:p>
          </table:table-cell>
          <table:table-cell table:style-name="ce13" table:formula="of:=1-[.AM23]" office:value-type="float" office:value="0.116136514247846">
            <text:p>0,1161365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2]-[.AQ92])/2)+[.AQ92]" office:value-type="float" office:value="0.0984923790589">
            <text:p>0,09849238</text:p>
          </table:table-cell>
          <table:table-cell table:formula="of:=[.AM92]/2" office:value-type="float" office:value="0.0700166330427397">
            <text:p>0,07001663</text:p>
          </table:table-cell>
          <table:table-cell table:formula="of:=(([.AO92]-[.AN92])/2)+[.AN92]" office:value-type="float" office:value="0.404034128563255">
            <text:p>0,40403413</text:p>
          </table:table-cell>
          <table:table-cell table:formula="of:=(([.AM92]-[.AP92])/2)+[.AP92]" office:value-type="float" office:value="0.306251031206545">
            <text:p>0,30625103</text:p>
          </table:table-cell>
          <table:table-cell table:formula="of:=-(([.AW92]-[.AR92])/([.AV92]-[.AQ92]))*-1" office:value-type="float" office:value="1.06374980541183">
            <text:p>1,06374981</text:p>
          </table:table-cell>
          <table:table-cell office:value-type="float" office:value="1">
            <text:p>1</text:p>
          </table:table-cell>
          <table:table-cell table:formula="of:=-(([.AW92]-[.AR92])/([.AV92]-[.AQ92]))*[.AQ92]" office:value-type="float" office:value="-0.123540194432354">
            <text:p>-0,12354019</text:p>
          </table:table-cell>
          <table:table-cell table:formula="of:=-(([.AU92]-[.AP92])/([.AT92]-[.AO92]))*-1" office:value-type="float" office:value="0.640105733221757">
            <text:p>0,64010573</text:p>
          </table:table-cell>
          <table:table-cell table:style-name="ce3" office:value-type="float" office:value="1">
            <text:p>1</text:p>
          </table:table-cell>
          <table:table-cell table:formula="of:=[.AP92]-(([.AU92]-[.AP92])/([.AT92]-[.AO92]))*[.AO92]" office:value-type="float" office:value="0.00697109652848726">
            <text:p>0,0069711</text:p>
          </table:table-cell>
          <table:table-cell table:formula="of:=(-([.AZ92])*[.BB92]-(-[.BC92]*[.AY92]))/(([.AX92])*[.BB92]-([.BA92]*[.AY92]))" office:value-type="float" office:value="0.308068257124785">
            <text:p>0,30806826</text:p>
          </table:table-cell>
          <table:table-cell table:formula="of:=([.AX92]*(-[.BC92])-([.BA92]*(-[.AZ92])))/(([.AX92])*[.BB92]-([.BA92]*[.AY92]))*-1" office:value-type="float" office:value="0.204167354137697">
            <text:p>0,20416735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3]-((SIN(RADIANS(60)))*[.Y93])/TAN(RADIANS(60))" office:value-type="float" office:value="0.317880794703712">
            <text:p>0,31788079</text:p>
          </table:table-cell>
          <table:table-cell table:style-name="ce33" table:formula="of:=[.AD93]/(SIN(RADIANS(60)))" office:value-type="float" office:value="0.331125827811565">
            <text:p>0,33112583</text:p>
          </table:table-cell>
          <table:table-cell table:style-name="ce33" table:formula="of:=1-([.X93]+[.Y93])" office:value-type="float" office:value="0.350993377484723">
            <text:p>0,35099338</text:p>
          </table:table-cell>
          <table:table-cell table:number-columns-repeated="2"/>
          <table:table-cell table:formula="of:=(([.AG93]*[.AJ93]-[.AK93]*[.AF93])/([.AE93]*[.AJ93]-[.AI93]*[.AF93]))*-1" office:value-type="float" office:value="0.483443708609494">
            <text:p>0,48344371</text:p>
          </table:table-cell>
          <table:table-cell table:formula="of:=([.AE93]*[.AK93]-[.AI93]*[.AG93])/([.AE93]*[.AJ93]-[.AI93]*[.AF93])" office:value-type="float" office:value="0.286763378733967">
            <text:p>0,2867633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3]+(1/(2*SQRT(0.75)))*[.AN93]" office:value-type="float" office:value="0.56587973403769">
            <text:p>0,5658797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3]-(1/(2*SQRT(0.75)))*[.AO93]" office:value-type="float" office:value="0.0076470234302447">
            <text:p>0,00764702</text:p>
          </table:table-cell>
          <table:table-cell/>
          <table:table-cell table:style-name="ce13" table:formula="of:=((SQRT(3))/2)*[.AN24]" office:value-type="float" office:value="0.424409800528267">
            <text:p>0,4244098</text:p>
          </table:table-cell>
          <table:table-cell table:style-name="ce13" table:formula="of:=0.5*[.AN24]" office:value-type="float" office:value="0.245033112581711">
            <text:p>0,24503311</text:p>
          </table:table-cell>
          <table:table-cell table:style-name="ce13" table:formula="of:=1-0.5*(1-[.AL24])" office:value-type="float" office:value="0.746688741723037">
            <text:p>0,74668874</text:p>
          </table:table-cell>
          <table:table-cell table:style-name="ce13" table:formula="of:=((SQRT(3))/2)*(1-[.AL24])" office:value-type="float" office:value="0.438747969464903">
            <text:p>0,43874797</text:p>
          </table:table-cell>
          <table:table-cell table:style-name="ce13" table:formula="of:=1-[.AM24]" office:value-type="float" office:value="0.483443708609271">
            <text:p>0,48344371</text:p>
          </table:table-cell>
          <table:table-cell table:style-name="ce13" office:value-type="float" office:value="0">
            <text:p>0</text:p>
          </table:table-cell>
          <table:table-cell table:style-name="ce3"/>
          <table:table-cell table:formula="of:=(([.AN93]-[.AQ93])/2)+[.AQ93]" office:value-type="float" office:value="0.364238410595491">
            <text:p>0,36423841</text:p>
          </table:table-cell>
          <table:table-cell table:formula="of:=[.AM93]/2" office:value-type="float" office:value="0.212204900264134">
            <text:p>0,2122049</text:p>
          </table:table-cell>
          <table:table-cell table:formula="of:=(([.AO93]-[.AN93])/2)+[.AN93]" office:value-type="float" office:value="0.495860927152374">
            <text:p>0,49586093</text:p>
          </table:table-cell>
          <table:table-cell table:formula="of:=(([.AM93]-[.AP93])/2)+[.AP93]" office:value-type="float" office:value="0.431578884996585">
            <text:p>0,43157888</text:p>
          </table:table-cell>
          <table:table-cell table:formula="of:=-(([.AW93]-[.AR93])/([.AV93]-[.AQ93]))*-1" office:value-type="float" office:value="34.7564862049018">
            <text:p>34,7564862</text:p>
          </table:table-cell>
          <table:table-cell office:value-type="float" office:value="1">
            <text:p>1</text:p>
          </table:table-cell>
          <table:table-cell table:formula="of:=-(([.AW93]-[.AR93])/([.AV93]-[.AQ93]))*[.AQ93]" office:value-type="float" office:value="-16.8028045891247">
            <text:p>-16,80280459</text:p>
          </table:table-cell>
          <table:table-cell table:formula="of:=-(([.AU93]-[.AP93])/([.AT93]-[.AO93]))*-1" office:value-type="float" office:value="0.592346380072078">
            <text:p>0,59234638</text:p>
          </table:table-cell>
          <table:table-cell table:style-name="ce3" office:value-type="float" office:value="1">
            <text:p>1</text:p>
          </table:table-cell>
          <table:table-cell table:formula="of:=[.AP93]-(([.AU93]-[.AP93])/([.AT93]-[.AO93]))*[.AO93]" office:value-type="float" office:value="-0.00355040373531251">
            <text:p>-0,0035504</text:p>
          </table:table-cell>
          <table:table-cell table:formula="of:=(-([.AZ93])*[.BB93]-(-[.BC93]*[.AY93]))/(([.AX93])*[.BB93]-([.BA93]*[.AY93]))" office:value-type="float" office:value="0.491721854304673">
            <text:p>0,49172185</text:p>
          </table:table-cell>
          <table:table-cell table:formula="of:=([.AX93]*(-[.BC93])-([.BA93]*(-[.AZ93])))/(([.AX93])*[.BB93]-([.BA93]*[.AY93]))*-1" office:value-type="float" office:value="0.28771925666439">
            <text:p>0,28771926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4]-((SIN(RADIANS(60)))*[.Y94])/TAN(RADIANS(60))" office:value-type="float" office:value="0.309210526317592">
            <text:p>0,30921053</text:p>
          </table:table-cell>
          <table:table-cell table:style-name="ce33" table:formula="of:=[.AD94]/(SIN(RADIANS(60)))" office:value-type="float" office:value="0.335526315786488">
            <text:p>0,33552632</text:p>
          </table:table-cell>
          <table:table-cell table:style-name="ce33" table:formula="of:=1-([.X94]+[.Y94])" office:value-type="float" office:value="0.35526315789592">
            <text:p>0,35526316</text:p>
          </table:table-cell>
          <table:table-cell table:number-columns-repeated="2"/>
          <table:table-cell table:formula="of:=(([.AG94]*[.AJ94]-[.AK94]*[.AF94])/([.AE94]*[.AJ94]-[.AI94]*[.AF94]))*-1" office:value-type="float" office:value="0.476973684210836">
            <text:p>0,47697368</text:p>
          </table:table-cell>
          <table:table-cell table:formula="of:=([.AE94]*[.AK94]-[.AI94]*[.AG94])/([.AE94]*[.AJ94]-[.AI94]*[.AF94])" office:value-type="float" office:value="0.290574313109299">
            <text:p>0,2905743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4]+(1/(2*SQRT(0.75)))*[.AN94]" office:value-type="float" office:value="0.565955198084793">
            <text:p>0,565955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4]-(1/(2*SQRT(0.75)))*[.AO94]" office:value-type="float" office:value="0.0151934281338049">
            <text:p>0,01519343</text:p>
          </table:table-cell>
          <table:table-cell/>
          <table:table-cell table:style-name="ce13" table:formula="of:=((SQRT(3))/2)*[.AN25]" office:value-type="float" office:value="0.424466398563594">
            <text:p>0,4244664</text:p>
          </table:table-cell>
          <table:table-cell table:style-name="ce13" table:formula="of:=0.5*[.AN25]" office:value-type="float" office:value="0.245065789472642">
            <text:p>0,24506579</text:p>
          </table:table-cell>
          <table:table-cell table:style-name="ce13" table:formula="of:=1-0.5*(1-[.AL25])" office:value-type="float" office:value="0.743421052632776">
            <text:p>0,74342105</text:p>
          </table:table-cell>
          <table:table-cell table:style-name="ce13" table:formula="of:=((SQRT(3))/2)*(1-[.AL25])" office:value-type="float" office:value="0.444407772992573">
            <text:p>0,44440777</text:p>
          </table:table-cell>
          <table:table-cell table:style-name="ce13" table:formula="of:=1-[.AM25]" office:value-type="float" office:value="0.476973684210526">
            <text:p>0,476973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4]-[.AQ94])/2)+[.AQ94]" office:value-type="float" office:value="0.361019736841584">
            <text:p>0,36101974</text:p>
          </table:table-cell>
          <table:table-cell table:formula="of:=[.AM94]/2" office:value-type="float" office:value="0.212233199281797">
            <text:p>0,2122332</text:p>
          </table:table-cell>
          <table:table-cell table:formula="of:=(([.AO94]-[.AN94])/2)+[.AN94]" office:value-type="float" office:value="0.494243421052709">
            <text:p>0,49424342</text:p>
          </table:table-cell>
          <table:table-cell table:formula="of:=(([.AM94]-[.AP94])/2)+[.AP94]" office:value-type="float" office:value="0.434437085778084">
            <text:p>0,43443709</text:p>
          </table:table-cell>
          <table:table-cell table:formula="of:=-(([.AW94]-[.AR94])/([.AV94]-[.AQ94]))*-1" office:value-type="float" office:value="25.1559760144653">
            <text:p>25,15597601</text:p>
          </table:table-cell>
          <table:table-cell office:value-type="float" office:value="1">
            <text:p>1</text:p>
          </table:table-cell>
          <table:table-cell table:formula="of:=-(([.AW94]-[.AR94])/([.AV94]-[.AQ94]))*[.AQ94]" office:value-type="float" office:value="-11.9987385595311">
            <text:p>-11,99873856</text:p>
          </table:table-cell>
          <table:table-cell table:formula="of:=-(([.AU94]-[.AP94])/([.AT94]-[.AO94]))*-1" office:value-type="float" office:value="0.607148992754914">
            <text:p>0,60714899</text:p>
          </table:table-cell>
          <table:table-cell table:style-name="ce3" office:value-type="float" office:value="1">
            <text:p>1</text:p>
          </table:table-cell>
          <table:table-cell table:formula="of:=[.AP94]-(([.AU94]-[.AP94])/([.AT94]-[.AO94]))*[.AO94]" office:value-type="float" office:value="-0.00695957030621464">
            <text:p>-0,00695957</text:p>
          </table:table-cell>
          <table:table-cell table:formula="of:=(-([.AZ94])*[.BB94]-(-[.BC94]*[.AY94]))/(([.AX94])*[.BB94]-([.BA94]*[.AY94]))" office:value-type="float" office:value="0.488486842105315">
            <text:p>0,48848684</text:p>
          </table:table-cell>
          <table:table-cell table:formula="of:=([.AX94]*(-[.BC94])-([.BA94]*(-[.AZ94])))/(([.AX94])*[.BB94]-([.BA94]*[.AY94]))*-1" office:value-type="float" office:value="0.289624723852056">
            <text:p>0,2896247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5]-((SIN(RADIANS(60)))*[.Y95])/TAN(RADIANS(60))" office:value-type="float" office:value="0.300653594773121">
            <text:p>0,30065359</text:p>
          </table:table-cell>
          <table:table-cell table:style-name="ce33" table:formula="of:=[.AD95]/(SIN(RADIANS(60)))" office:value-type="float" office:value="0.339869281042786">
            <text:p>0,33986928</text:p>
          </table:table-cell>
          <table:table-cell table:style-name="ce33" table:formula="of:=1-([.X95]+[.Y95])" office:value-type="float" office:value="0.359477124184093">
            <text:p>0,35947712</text:p>
          </table:table-cell>
          <table:table-cell table:number-columns-repeated="2"/>
          <table:table-cell table:formula="of:=(([.AG95]*[.AJ95]-[.AK95]*[.AF95])/([.AE95]*[.AJ95]-[.AI95]*[.AF95]))*-1" office:value-type="float" office:value="0.470588235294514">
            <text:p>0,47058824</text:p>
          </table:table-cell>
          <table:table-cell table:formula="of:=([.AE95]*[.AK95]-[.AI95]*[.AG95])/([.AE95]*[.AJ95]-[.AI95]*[.AF95])" office:value-type="float" office:value="0.294335431349005">
            <text:p>0,294335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5]+(1/(2*SQRT(0.75)))*[.AN95]" office:value-type="float" office:value="0.566029675673764">
            <text:p>0,5660296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5]-(1/(2*SQRT(0.75)))*[.AO95]" office:value-type="float" office:value="0.0226411870242468">
            <text:p>0,02264119</text:p>
          </table:table-cell>
          <table:table-cell/>
          <table:table-cell table:style-name="ce13" table:formula="of:=((SQRT(3))/2)*[.AN26]" office:value-type="float" office:value="0.424522256755323">
            <text:p>0,42452226</text:p>
          </table:table-cell>
          <table:table-cell table:style-name="ce13" table:formula="of:=0.5*[.AN26]" office:value-type="float" office:value="0.245098039214673">
            <text:p>0,24509804</text:p>
          </table:table-cell>
          <table:table-cell table:style-name="ce13" table:formula="of:=1-0.5*(1-[.AL26])" office:value-type="float" office:value="0.740196078432584">
            <text:p>0,74019608</text:p>
          </table:table-cell>
          <table:table-cell table:style-name="ce13" table:formula="of:=((SQRT(3))/2)*(1-[.AL26])" office:value-type="float" office:value="0.449993592160404">
            <text:p>0,44999359</text:p>
          </table:table-cell>
          <table:table-cell table:style-name="ce13" table:formula="of:=1-[.AM26]" office:value-type="float" office:value="0.470588235294118">
            <text:p>0,4705882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5]-[.AQ95])/2)+[.AQ95]" office:value-type="float" office:value="0.357843137254395">
            <text:p>0,35784314</text:p>
          </table:table-cell>
          <table:table-cell table:formula="of:=[.AM95]/2" office:value-type="float" office:value="0.212261128377661">
            <text:p>0,21226113</text:p>
          </table:table-cell>
          <table:table-cell table:formula="of:=(([.AO95]-[.AN95])/2)+[.AN95]" office:value-type="float" office:value="0.492647058823629">
            <text:p>0,49264706</text:p>
          </table:table-cell>
          <table:table-cell table:formula="of:=(([.AM95]-[.AP95])/2)+[.AP95]" office:value-type="float" office:value="0.437257924457864">
            <text:p>0,43725792</text:p>
          </table:table-cell>
          <table:table-cell table:formula="of:=-(([.AW95]-[.AR95])/([.AV95]-[.AQ95]))*-1" office:value-type="float" office:value="19.8223592420007">
            <text:p>19,82235924</text:p>
          </table:table-cell>
          <table:table-cell office:value-type="float" office:value="1">
            <text:p>1</text:p>
          </table:table-cell>
          <table:table-cell table:formula="of:=-(([.AW95]-[.AR95])/([.AV95]-[.AQ95]))*[.AQ95]" office:value-type="float" office:value="-9.32816905505915">
            <text:p>-9,32816906</text:p>
          </table:table-cell>
          <table:table-cell table:formula="of:=-(([.AU95]-[.AP95])/([.AT95]-[.AO95]))*-1" office:value-type="float" office:value="0.621761828352073">
            <text:p>0,62176183</text:p>
          </table:table-cell>
          <table:table-cell table:style-name="ce3" office:value-type="float" office:value="1">
            <text:p>1</text:p>
          </table:table-cell>
          <table:table-cell table:formula="of:=[.AP95]-(([.AU95]-[.AP95])/([.AT95]-[.AO95]))*[.AO95]" office:value-type="float" office:value="-0.0102320749048731">
            <text:p>-0,01023207</text:p>
          </table:table-cell>
          <table:table-cell table:formula="of:=(-([.AZ95])*[.BB95]-(-[.BC95]*[.AY95]))/(([.AX95])*[.BB95]-([.BA95]*[.AY95]))" office:value-type="float" office:value="0.485294117647125">
            <text:p>0,48529412</text:p>
          </table:table-cell>
          <table:table-cell table:formula="of:=([.AX95]*(-[.BC95])-([.BA95]*(-[.AZ95])))/(([.AX95])*[.BB95]-([.BA95]*[.AY95]))*-1" office:value-type="float" office:value="0.291505282971909">
            <text:p>0,29150528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6]-((SIN(RADIANS(60)))*[.Y96])/TAN(RADIANS(60))" office:value-type="float" office:value="0.292207792209746">
            <text:p>0,29220779</text:p>
          </table:table-cell>
          <table:table-cell table:style-name="ce33" table:formula="of:=[.AD96]/(SIN(RADIANS(60)))" office:value-type="float" office:value="0.344155844152899">
            <text:p>0,34415584</text:p>
          </table:table-cell>
          <table:table-cell table:style-name="ce33" table:formula="of:=1-([.X96]+[.Y96])" office:value-type="float" office:value="0.363636363637355">
            <text:p>0,36363636</text:p>
          </table:table-cell>
          <table:table-cell table:number-columns-repeated="2"/>
          <table:table-cell table:formula="of:=(([.AG96]*[.AJ96]-[.AK96]*[.AF96])/([.AE96]*[.AJ96]-[.AI96]*[.AF96]))*-1" office:value-type="float" office:value="0.464285714286196">
            <text:p>0,46428571</text:p>
          </table:table-cell>
          <table:table-cell table:formula="of:=([.AE96]*[.AK96]-[.AI96]*[.AG96])/([.AE96]*[.AJ96]-[.AI96]*[.AF96])" office:value-type="float" office:value="0.298047703897288">
            <text:p>0,298047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6]+(1/(2*SQRT(0.75)))*[.AN96]" office:value-type="float" office:value="0.566103186021321">
            <text:p>0,566103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6]-(1/(2*SQRT(0.75)))*[.AO96]" office:value-type="float" office:value="0.0299922217732556">
            <text:p>0,02999222</text:p>
          </table:table-cell>
          <table:table-cell/>
          <table:table-cell table:style-name="ce13" table:formula="of:=((SQRT(3))/2)*[.AN27]" office:value-type="float" office:value="0.424577389515991">
            <text:p>0,42457739</text:p>
          </table:table-cell>
          <table:table-cell table:style-name="ce13" table:formula="of:=0.5*[.AN27]" office:value-type="float" office:value="0.245129870128886">
            <text:p>0,24512987</text:p>
          </table:table-cell>
          <table:table-cell table:style-name="ce13" table:formula="of:=1-0.5*(1-[.AL27])" office:value-type="float" office:value="0.737012987014212">
            <text:p>0,73701299</text:p>
          </table:table-cell>
          <table:table-cell table:style-name="ce13" table:formula="of:=((SQRT(3))/2)*(1-[.AL27])" office:value-type="float" office:value="0.455506868222161">
            <text:p>0,45550687</text:p>
          </table:table-cell>
          <table:table-cell table:style-name="ce13" table:formula="of:=1-[.AM27]" office:value-type="float" office:value="0.464285714285714">
            <text:p>0,4642857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6]-[.AQ96])/2)+[.AQ96]" office:value-type="float" office:value="0.3547077922073">
            <text:p>0,35470779</text:p>
          </table:table-cell>
          <table:table-cell table:formula="of:=[.AM96]/2" office:value-type="float" office:value="0.212288694757995">
            <text:p>0,21228869</text:p>
          </table:table-cell>
          <table:table-cell table:formula="of:=(([.AO96]-[.AN96])/2)+[.AN96]" office:value-type="float" office:value="0.491071428571549">
            <text:p>0,49107143</text:p>
          </table:table-cell>
          <table:table-cell table:formula="of:=(([.AM96]-[.AP96])/2)+[.AP96]" office:value-type="float" office:value="0.440042128869076">
            <text:p>0,44004213</text:p>
          </table:table-cell>
          <table:table-cell table:formula="of:=-(([.AW96]-[.AR96])/([.AV96]-[.AQ96]))*-1" office:value-type="float" office:value="16.4282394777051">
            <text:p>16,42823948</text:p>
          </table:table-cell>
          <table:table-cell office:value-type="float" office:value="1">
            <text:p>1</text:p>
          </table:table-cell>
          <table:table-cell table:formula="of:=-(([.AW96]-[.AR96])/([.AV96]-[.AQ96]))*[.AQ96]" office:value-type="float" office:value="-7.62739690036307">
            <text:p>-7,6273969</text:p>
          </table:table-cell>
          <table:table-cell table:formula="of:=-(([.AU96]-[.AP96])/([.AT96]-[.AO96]))*-1" office:value-type="float" office:value="0.636188513177296">
            <text:p>0,63618851</text:p>
          </table:table-cell>
          <table:table-cell table:style-name="ce3" office:value-type="float" office:value="1">
            <text:p>1</text:p>
          </table:table-cell>
          <table:table-cell table:formula="of:=[.AP96]-(([.AU96]-[.AP96])/([.AT96]-[.AO96]))*[.AO96]" office:value-type="float" office:value="-0.013372328178768">
            <text:p>-0,01337233</text:p>
          </table:table-cell>
          <table:table-cell table:formula="of:=(-([.AZ96])*[.BB96]-(-[.BC96]*[.AY96]))/(([.AX96])*[.BB96]-([.BA96]*[.AY96]))" office:value-type="float" office:value="0.482142857142937">
            <text:p>0,48214286</text:p>
          </table:table-cell>
          <table:table-cell table:formula="of:=([.AX96]*(-[.BC96])-([.BA96]*(-[.AZ96])))/(([.AX96])*[.BB96]-([.BA96]*[.AY96]))*-1" office:value-type="float" office:value="0.293361419246051">
            <text:p>0,2933614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7]-((SIN(RADIANS(60)))*[.Y97])/TAN(RADIANS(60))" office:value-type="float" office:value="0.283870967743964">
            <text:p>0,28387097</text:p>
          </table:table-cell>
          <table:table-cell table:style-name="ce33" table:formula="of:=[.AD97]/(SIN(RADIANS(60)))" office:value-type="float" office:value="0.348387096771266">
            <text:p>0,3483871</text:p>
          </table:table-cell>
          <table:table-cell table:style-name="ce33" table:formula="of:=1-([.X97]+[.Y97])" office:value-type="float" office:value="0.36774193548477">
            <text:p>0,36774194</text:p>
          </table:table-cell>
          <table:table-cell table:number-columns-repeated="2"/>
          <table:table-cell table:formula="of:=(([.AG97]*[.AJ97]-[.AK97]*[.AF97])/([.AE97]*[.AJ97]-[.AI97]*[.AF97]))*-1" office:value-type="float" office:value="0.458064516129597">
            <text:p>0,45806452</text:p>
          </table:table-cell>
          <table:table-cell table:formula="of:=([.AE97]*[.AK97]-[.AI97]*[.AG97])/([.AE97]*[.AJ97]-[.AI97]*[.AF97])" office:value-type="float" office:value="0.301712076154624">
            <text:p>0,301712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7]+(1/(2*SQRT(0.75)))*[.AN97]" office:value-type="float" office:value="0.566175747848263">
            <text:p>0,5661757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7]-(1/(2*SQRT(0.75)))*[.AO97]" office:value-type="float" office:value="0.0372484044609856">
            <text:p>0,0372484</text:p>
          </table:table-cell>
          <table:table-cell/>
          <table:table-cell table:style-name="ce13" table:formula="of:=((SQRT(3))/2)*[.AN28]" office:value-type="float" office:value="0.424631810886197">
            <text:p>0,42463181</text:p>
          </table:table-cell>
          <table:table-cell table:style-name="ce13" table:formula="of:=0.5*[.AN28]" office:value-type="float" office:value="0.245161290321624">
            <text:p>0,24516129</text:p>
          </table:table-cell>
          <table:table-cell table:style-name="ce13" table:formula="of:=1-0.5*(1-[.AL28])" office:value-type="float" office:value="0.733870967743174">
            <text:p>0,73387097</text:p>
          </table:table-cell>
          <table:table-cell table:style-name="ce13" table:formula="of:=((SQRT(3))/2)*(1-[.AL28])" office:value-type="float" office:value="0.460949005237959">
            <text:p>0,46094901</text:p>
          </table:table-cell>
          <table:table-cell table:style-name="ce13" table:formula="of:=1-[.AM28]" office:value-type="float" office:value="0.458064516129032">
            <text:p>0,4580645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7]-[.AQ97])/2)+[.AQ97]" office:value-type="float" office:value="0.351612903225328">
            <text:p>0,3516129</text:p>
          </table:table-cell>
          <table:table-cell table:formula="of:=[.AM97]/2" office:value-type="float" office:value="0.212315905443099">
            <text:p>0,21231591</text:p>
          </table:table-cell>
          <table:table-cell table:formula="of:=(([.AO97]-[.AN97])/2)+[.AN97]" office:value-type="float" office:value="0.489516129032399">
            <text:p>0,48951613</text:p>
          </table:table-cell>
          <table:table-cell table:formula="of:=(([.AM97]-[.AP97])/2)+[.AP97]" office:value-type="float" office:value="0.442790408062078">
            <text:p>0,44279041</text:p>
          </table:table-cell>
          <table:table-cell table:formula="of:=-(([.AW97]-[.AR97])/([.AV97]-[.AQ97]))*-1" office:value-type="float" office:value="14.0784642562695">
            <text:p>14,07846426</text:p>
          </table:table-cell>
          <table:table-cell office:value-type="float" office:value="1">
            <text:p>1</text:p>
          </table:table-cell>
          <table:table-cell table:formula="of:=-(([.AW97]-[.AR97])/([.AV97]-[.AQ97]))*[.AQ97]" office:value-type="float" office:value="-6.44884491738795">
            <text:p>-6,44884492</text:p>
          </table:table-cell>
          <table:table-cell table:formula="of:=-(([.AU97]-[.AP97])/([.AT97]-[.AO97]))*-1" office:value-type="float" office:value="0.650432581738906">
            <text:p>0,65043258</text:p>
          </table:table-cell>
          <table:table-cell table:style-name="ce3" office:value-type="float" office:value="1">
            <text:p>1</text:p>
          </table:table-cell>
          <table:table-cell table:formula="of:=[.AP97]-(([.AU97]-[.AP97])/([.AT97]-[.AO97]))*[.AO97]" office:value-type="float" office:value="-0.0163845829744637">
            <text:p>-0,01638458</text:p>
          </table:table-cell>
          <table:table-cell table:formula="of:=(-([.AZ97])*[.BB97]-(-[.BC97]*[.AY97]))/(([.AX97])*[.BB97]-([.BA97]*[.AY97]))" office:value-type="float" office:value="0.47903225806461">
            <text:p>0,47903226</text:p>
          </table:table-cell>
          <table:table-cell table:formula="of:=([.AX97]*(-[.BC97])-([.BA97]*(-[.AZ97])))/(([.AX97])*[.BB97]-([.BA97]*[.AY97]))*-1" office:value-type="float" office:value="0.295193605374719">
            <text:p>0,29519361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8]-((SIN(RADIANS(60)))*[.Y98])/TAN(RADIANS(60))" office:value-type="float" office:value="0.275641025643128">
            <text:p>0,27564103</text:p>
          </table:table-cell>
          <table:table-cell table:style-name="ce33" table:formula="of:=[.AD98]/(SIN(RADIANS(60)))" office:value-type="float" office:value="0.352564102561194">
            <text:p>0,3525641</text:p>
          </table:table-cell>
          <table:table-cell table:style-name="ce33" table:formula="of:=1-([.X98]+[.Y98])" office:value-type="float" office:value="0.371794871795678">
            <text:p>0,37179487</text:p>
          </table:table-cell>
          <table:table-cell table:number-columns-repeated="2"/>
          <table:table-cell table:formula="of:=(([.AG98]*[.AJ98]-[.AK98]*[.AF98])/([.AE98]*[.AJ98]-[.AI98]*[.AF98]))*-1" office:value-type="float" office:value="0.451923076923725">
            <text:p>0,45192308</text:p>
          </table:table-cell>
          <table:table-cell table:formula="of:=([.AE98]*[.AK98]-[.AI98]*[.AG98])/([.AE98]*[.AJ98]-[.AI98]*[.AF98])" office:value-type="float" office:value="0.305329469280456">
            <text:p>0,3053294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8]+(1/(2*SQRT(0.75)))*[.AN98]" office:value-type="float" office:value="0.566247379395373">
            <text:p>0,5662473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8]-(1/(2*SQRT(0.75)))*[.AO98]" office:value-type="float" office:value="0.0444115591655398">
            <text:p>0,04441156</text:p>
          </table:table-cell>
          <table:table-cell/>
          <table:table-cell table:formula="of:=((SQRT(3))/2)*[.AN29]" office:value-type="float" office:value="0.424685534546529">
            <text:p>0,42468553</text:p>
          </table:table-cell>
          <table:table-cell table:formula="of:=0.5*[.AN29]" office:value-type="float" office:value="0.245192307691379">
            <text:p>0,24519231</text:p>
          </table:table-cell>
          <table:table-cell table:formula="of:=1-0.5*(1-[.AL29])" office:value-type="float" office:value="0.730769230770483">
            <text:p>0,73076923</text:p>
          </table:table-cell>
          <table:table-cell table:formula="of:=((SQRT(3))/2)*(1-[.AL29])" office:value-type="float" office:value="0.466321371266374">
            <text:p>0,46632137</text:p>
          </table:table-cell>
          <table:table-cell table:formula="of:=1-[.AM29]" office:value-type="float" office:value="0.451923076923077">
            <text:p>0,4519230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99]-((SIN(RADIANS(60)))*[.Y99])/TAN(RADIANS(60))" office:value-type="float" office:value="0.267515923569054">
            <text:p>0,26751592</text:p>
          </table:table-cell>
          <table:table-cell table:style-name="ce33" table:formula="of:=[.AD99]/(SIN(RADIANS(60)))" office:value-type="float" office:value="0.356687898086282">
            <text:p>0,3566879</text:p>
          </table:table-cell>
          <table:table-cell table:style-name="ce33" table:formula="of:=1-([.X99]+[.Y99])" office:value-type="float" office:value="0.375796178344665">
            <text:p>0,37579618</text:p>
          </table:table-cell>
          <table:table-cell table:number-columns-repeated="2"/>
          <table:table-cell table:formula="of:=(([.AG99]*[.AJ99]-[.AK99]*[.AF99])/([.AE99]*[.AJ99]-[.AI99]*[.AF99]))*-1" office:value-type="float" office:value="0.445859872612195">
            <text:p>0,44585987</text:p>
          </table:table-cell>
          <table:table-cell table:formula="of:=([.AE99]*[.AK99]-[.AI99]*[.AG99])/([.AE99]*[.AJ99]-[.AI99]*[.AF99])" office:value-type="float" office:value="0.308900780965195">
            <text:p>0,3089007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9]+(1/(2*SQRT(0.75)))*[.AN99]" office:value-type="float" office:value="0.566318098438698">
            <text:p>0,566318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9]-(1/(2*SQRT(0.75)))*[.AO99]" office:value-type="float" office:value="0.051483463491692">
            <text:p>0,05148346</text:p>
          </table:table-cell>
          <table:table-cell/>
          <table:table-cell table:formula="of:=((SQRT(3))/2)*[.AN30]" office:value-type="float" office:value="0.424738573829023">
            <text:p>0,42473857</text:p>
          </table:table-cell>
          <table:table-cell table:formula="of:=0.5*[.AN30]" office:value-type="float" office:value="0.245222929935404">
            <text:p>0,24522293</text:p>
          </table:table-cell>
          <table:table-cell table:formula="of:=1-0.5*(1-[.AL30])" office:value-type="float" office:value="0.727707006370693">
            <text:p>0,72770701</text:p>
          </table:table-cell>
          <table:table-cell table:formula="of:=((SQRT(3))/2)*(1-[.AL30])" office:value-type="float" office:value="0.471625299510988">
            <text:p>0,4716253</text:p>
          </table:table-cell>
          <table:table-cell table:formula="of:=1-[.AM30]" office:value-type="float" office:value="0.445859872611465">
            <text:p>0,4458598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0]-((SIN(RADIANS(60)))*[.Y100])/TAN(RADIANS(60))" office:value-type="float" office:value="0.259493670888322">
            <text:p>0,25949367</text:p>
          </table:table-cell>
          <table:table-cell table:style-name="ce33" table:formula="of:=[.AD100]/(SIN(RADIANS(60)))" office:value-type="float" office:value="0.360759493668015">
            <text:p>0,36075949</text:p>
          </table:table-cell>
          <table:table-cell table:style-name="ce33" table:formula="of:=1-([.X100]+[.Y100])" office:value-type="float" office:value="0.379746835443663">
            <text:p>0,37974684</text:p>
          </table:table-cell>
          <table:table-cell table:number-columns-repeated="2"/>
          <table:table-cell table:formula="of:=(([.AG100]*[.AJ100]-[.AK100]*[.AF100])/([.AE100]*[.AJ100]-[.AI100]*[.AF100]))*-1" office:value-type="float" office:value="0.43987341772233">
            <text:p>0,43987342</text:p>
          </table:table-cell>
          <table:table-cell table:formula="of:=([.AE100]*[.AK100]-[.AI100]*[.AG100])/([.AE100]*[.AJ100]-[.AI100]*[.AF100])" office:value-type="float" office:value="0.312426886172912">
            <text:p>0,312426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0]+(1/(2*SQRT(0.75)))*[.AN100]" office:value-type="float" office:value="0.56638792230426">
            <text:p>0,5663879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0]-(1/(2*SQRT(0.75)))*[.AO100]" office:value-type="float" office:value="0.0584658500415645">
            <text:p>0,05846585</text:p>
          </table:table-cell>
          <table:table-cell/>
          <table:table-cell table:formula="of:=((SQRT(3))/2)*[.AN31]" office:value-type="float" office:value="0.424790941728195">
            <text:p>0,42479094</text:p>
          </table:table-cell>
          <table:table-cell table:formula="of:=0.5*[.AN31]" office:value-type="float" office:value="0.245253164556088">
            <text:p>0,24525316</text:p>
          </table:table-cell>
          <table:table-cell table:formula="of:=1-0.5*(1-[.AL31])" office:value-type="float" office:value="0.724683544305077">
            <text:p>0,72468354</text:p>
          </table:table-cell>
          <table:table-cell table:formula="of:=((SQRT(3))/2)*(1-[.AL31])" office:value-type="float" office:value="0.476862089423393">
            <text:p>0,47686209</text:p>
          </table:table-cell>
          <table:table-cell table:formula="of:=1-[.AM31]" office:value-type="float" office:value="0.439873417721519">
            <text:p>0,4398734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1]-((SIN(RADIANS(60)))*[.Y101])/TAN(RADIANS(60))" office:value-type="float" office:value="0.251572327046342">
            <text:p>0,25157233</text:p>
          </table:table-cell>
          <table:table-cell table:style-name="ce33" table:formula="of:=[.AD101]/(SIN(RADIANS(60)))" office:value-type="float" office:value="0.364779874210983">
            <text:p>0,36477987</text:p>
          </table:table-cell>
          <table:table-cell table:style-name="ce33" table:formula="of:=1-([.X101]+[.Y101])" office:value-type="float" office:value="0.383647798742675">
            <text:p>0,3836478</text:p>
          </table:table-cell>
          <table:table-cell table:number-columns-repeated="2"/>
          <table:table-cell table:formula="of:=(([.AG101]*[.AJ101]-[.AK101]*[.AF101])/([.AE101]*[.AJ101]-[.AI101]*[.AF101]))*-1" office:value-type="float" office:value="0.433962264151833">
            <text:p>0,43396226</text:p>
          </table:table-cell>
          <table:table-cell table:formula="of:=([.AE101]*[.AK101]-[.AI101]*[.AG101])/([.AE101]*[.AJ101]-[.AI101]*[.AF101])" office:value-type="float" office:value="0.315908637856003">
            <text:p>0,3159086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1]+(1/(2*SQRT(0.75)))*[.AN101]" office:value-type="float" office:value="0.566456867882204">
            <text:p>0,5664568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1]-(1/(2*SQRT(0.75)))*[.AO101]" office:value-type="float" office:value="0.0653604078298026">
            <text:p>0,06536041</text:p>
          </table:table-cell>
          <table:table-cell/>
          <table:table-cell table:formula="of:=((SQRT(3))/2)*[.AN32]" office:value-type="float" office:value="0.424842650911653">
            <text:p>0,42484265</text:p>
          </table:table-cell>
          <table:table-cell table:formula="of:=0.5*[.AN32]" office:value-type="float" office:value="0.245283018867077">
            <text:p>0,24528302</text:p>
          </table:table-cell>
          <table:table-cell table:formula="of:=1-0.5*(1-[.AL32])" office:value-type="float" office:value="0.72169811320884">
            <text:p>0,72169811</text:p>
          </table:table-cell>
          <table:table-cell table:formula="of:=((SQRT(3))/2)*(1-[.AL32])" office:value-type="float" office:value="0.482033007764571">
            <text:p>0,48203301</text:p>
          </table:table-cell>
          <table:table-cell table:formula="of:=1-[.AM32]" office:value-type="float" office:value="0.433962264150943">
            <text:p>0,4339622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2]-((SIN(RADIANS(60)))*[.Y102])/TAN(RADIANS(60))" office:value-type="float" office:value="0.243750000002386">
            <text:p>0,24375</text:p>
          </table:table-cell>
          <table:table-cell table:style-name="ce33" table:formula="of:=[.AD102]/(SIN(RADIANS(60)))" office:value-type="float" office:value="0.368749999997165">
            <text:p>0,36875</text:p>
          </table:table-cell>
          <table:table-cell table:style-name="ce33" table:formula="of:=1-([.X102]+[.Y102])" office:value-type="float" office:value="0.387500000000449">
            <text:p>0,3875</text:p>
          </table:table-cell>
          <table:table-cell table:number-columns-repeated="2"/>
          <table:table-cell table:formula="of:=(([.AG102]*[.AJ102]-[.AK102]*[.AF102])/([.AE102]*[.AJ102]-[.AI102]*[.AF102]))*-1" office:value-type="float" office:value="0.428125000000969">
            <text:p>0,428125</text:p>
          </table:table-cell>
          <table:table-cell table:formula="of:=([.AE102]*[.AK102]-[.AI102]*[.AG102])/([.AE102]*[.AJ102]-[.AI102]*[.AF102])" office:value-type="float" office:value="0.319346867643056">
            <text:p>0,3193468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2]+(1/(2*SQRT(0.75)))*[.AN102]" office:value-type="float" office:value="0.566524951640424">
            <text:p>0,566524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2]-(1/(2*SQRT(0.75)))*[.AO102]" office:value-type="float" office:value="0.0721687836456884">
            <text:p>0,07216878</text:p>
          </table:table-cell>
          <table:table-cell/>
          <table:table-cell table:formula="of:=((SQRT(3))/2)*[.AN33]" office:value-type="float" office:value="0.424893713730318">
            <text:p>0,42489371</text:p>
          </table:table-cell>
          <table:table-cell table:formula="of:=0.5*[.AN33]" office:value-type="float" office:value="0.245312499999179">
            <text:p>0,2453125</text:p>
          </table:table-cell>
          <table:table-cell table:formula="of:=1-0.5*(1-[.AL33])" office:value-type="float" office:value="0.718750000001305">
            <text:p>0,71875</text:p>
          </table:table-cell>
          <table:table-cell table:formula="of:=((SQRT(3))/2)*(1-[.AL33])" office:value-type="float" office:value="0.487139289626486">
            <text:p>0,48713929</text:p>
          </table:table-cell>
          <table:table-cell table:formula="of:=1-[.AM33]" office:value-type="float" office:value="0.428125">
            <text:p>0,4281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3]-((SIN(RADIANS(60)))*[.Y103])/TAN(RADIANS(60))" office:value-type="float" office:value="0.236024844722952">
            <text:p>0,23602484</text:p>
          </table:table-cell>
          <table:table-cell table:style-name="ce33" table:formula="of:=[.AD103]/(SIN(RADIANS(60)))" office:value-type="float" office:value="0.372670807450598">
            <text:p>0,37267081</text:p>
          </table:table-cell>
          <table:table-cell table:style-name="ce33" table:formula="of:=1-([.X103]+[.Y103])" office:value-type="float" office:value="0.39130434782645">
            <text:p>0,39130435</text:p>
          </table:table-cell>
          <table:table-cell table:number-columns-repeated="2"/>
          <table:table-cell table:formula="of:=(([.AG103]*[.AJ103]-[.AK103]*[.AF103])/([.AE103]*[.AJ103]-[.AI103]*[.AF103]))*-1" office:value-type="float" office:value="0.422360248448251">
            <text:p>0,42236025</text:p>
          </table:table-cell>
          <table:table-cell table:formula="of:=([.AE103]*[.AK103]-[.AI103]*[.AG103])/([.AE103]*[.AJ103]-[.AI103]*[.AF103])" office:value-type="float" office:value="0.322742386501077">
            <text:p>0,3227423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3]+(1/(2*SQRT(0.75)))*[.AN103]" office:value-type="float" office:value="0.566592189637672">
            <text:p>0,566592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3]-(1/(2*SQRT(0.75)))*[.AO103]" office:value-type="float" office:value="0.0788925833644817">
            <text:p>0,07889258</text:p>
          </table:table-cell>
          <table:table-cell/>
          <table:table-cell table:formula="of:=((SQRT(3))/2)*[.AN34]" office:value-type="float" office:value="0.424944142228254">
            <text:p>0,42494414</text:p>
          </table:table-cell>
          <table:table-cell table:formula="of:=0.5*[.AN34]" office:value-type="float" office:value="0.245341614906037">
            <text:p>0,24534161</text:p>
          </table:table-cell>
          <table:table-cell table:formula="of:=1-0.5*(1-[.AL34])" office:value-type="float" office:value="0.715838509318089">
            <text:p>0,71583851</text:p>
          </table:table-cell>
          <table:table-cell table:formula="of:=((SQRT(3))/2)*(1-[.AL34])" office:value-type="float" office:value="0.492182139415581">
            <text:p>0,49218214</text:p>
          </table:table-cell>
          <table:table-cell table:formula="of:=1-[.AM34]" office:value-type="float" office:value="0.422360248447205">
            <text:p>0,422360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4]-((SIN(RADIANS(60)))*[.Y104])/TAN(RADIANS(60))" office:value-type="float" office:value="0.228395061730919">
            <text:p>0,22839506</text:p>
          </table:table-cell>
          <table:table-cell table:style-name="ce33" table:formula="of:=[.AD104]/(SIN(RADIANS(60)))" office:value-type="float" office:value="0.376543209873742">
            <text:p>0,37654321</text:p>
          </table:table-cell>
          <table:table-cell table:style-name="ce33" table:formula="of:=1-([.X104]+[.Y104])" office:value-type="float" office:value="0.395061728395339">
            <text:p>0,39506173</text:p>
          </table:table-cell>
          <table:table-cell table:number-columns-repeated="2"/>
          <table:table-cell table:formula="of:=(([.AG104]*[.AJ104]-[.AK104]*[.AF104])/([.AE104]*[.AJ104]-[.AI104]*[.AF104]))*-1" office:value-type="float" office:value="0.41666666666779">
            <text:p>0,41666667</text:p>
          </table:table-cell>
          <table:table-cell table:formula="of:=([.AE104]*[.AK104]-[.AI104]*[.AG104])/([.AE104]*[.AJ104]-[.AI104]*[.AF104])" office:value-type="float" office:value="0.326095985373196">
            <text:p>0,3260959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4]+(1/(2*SQRT(0.75)))*[.AN104]" office:value-type="float" office:value="0.566658597536189">
            <text:p>0,566658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4]-(1/(2*SQRT(0.75)))*[.AO104]" office:value-type="float" office:value="0.0855333732102036">
            <text:p>0,08553337</text:p>
          </table:table-cell>
          <table:table-cell/>
          <table:table-cell table:formula="of:=((SQRT(3))/2)*[.AN35]" office:value-type="float" office:value="0.424993948152142">
            <text:p>0,42499395</text:p>
          </table:table-cell>
          <table:table-cell table:formula="of:=0.5*[.AN35]" office:value-type="float" office:value="0.245370370369601">
            <text:p>0,24537037</text:p>
          </table:table-cell>
          <table:table-cell table:formula="of:=1-0.5*(1-[.AL35])" office:value-type="float" office:value="0.712962962964294">
            <text:p>0,71296296</text:p>
          </table:table-cell>
          <table:table-cell table:formula="of:=((SQRT(3))/2)*(1-[.AL35])" office:value-type="float" office:value="0.497162731799872">
            <text:p>0,49716273</text:p>
          </table:table-cell>
          <table:table-cell table:formula="of:=1-[.AM35]" office:value-type="float" office:value="0.416666666666667">
            <text:p>0,4166666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5]-((SIN(RADIANS(60)))*[.Y105])/TAN(RADIANS(60))" office:value-type="float" office:value="0.220858895708112">
            <text:p>0,2208589</text:p>
          </table:table-cell>
          <table:table-cell table:style-name="ce33" table:formula="of:=[.AD105]/(SIN(RADIANS(60)))" office:value-type="float" office:value="0.380368098156725">
            <text:p>0,3803681</text:p>
          </table:table-cell>
          <table:table-cell table:style-name="ce33" table:formula="of:=1-([.X105]+[.Y105])" office:value-type="float" office:value="0.398773006135163">
            <text:p>0,39877301</text:p>
          </table:table-cell>
          <table:table-cell table:number-columns-repeated="2"/>
          <table:table-cell table:formula="of:=(([.AG105]*[.AJ105]-[.AK105]*[.AF105])/([.AE105]*[.AJ105]-[.AI105]*[.AF105]))*-1" office:value-type="float" office:value="0.411042944786475">
            <text:p>0,41104294</text:p>
          </table:table-cell>
          <table:table-cell table:formula="of:=([.AE105]*[.AK105]-[.AI105]*[.AG105])/([.AE105]*[.AJ105]-[.AI105]*[.AF105])" office:value-type="float" office:value="0.329408435792897">
            <text:p>0,3294084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5]+(1/(2*SQRT(0.75)))*[.AN105]" office:value-type="float" office:value="0.566724190613865">
            <text:p>0,566724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5]-(1/(2*SQRT(0.75)))*[.AO105]" office:value-type="float" office:value="0.0920926809719291">
            <text:p>0,09209268</text:p>
          </table:table-cell>
          <table:table-cell/>
          <table:table-cell table:formula="of:=((SQRT(3))/2)*[.AN36]" office:value-type="float" office:value="0.425043142960399">
            <text:p>0,42504314</text:p>
          </table:table-cell>
          <table:table-cell table:formula="of:=0.5*[.AN36]" office:value-type="float" office:value="0.245398773005391">
            <text:p>0,24539877</text:p>
          </table:table-cell>
          <table:table-cell table:formula="of:=1-0.5*(1-[.AL36])" office:value-type="float" office:value="0.710122699387847">
            <text:p>0,7101227</text:p>
          </table:table-cell>
          <table:table-cell table:formula="of:=((SQRT(3))/2)*(1-[.AL36])" office:value-type="float" office:value="0.502082212621166">
            <text:p>0,50208221</text:p>
          </table:table-cell>
          <table:table-cell table:formula="of:=1-[.AM36]" office:value-type="float" office:value="0.411042944785276">
            <text:p>0,411042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6]-((SIN(RADIANS(60)))*[.Y106])/TAN(RADIANS(60))" office:value-type="float" office:value="0.213414634148998">
            <text:p>0,21341463</text:p>
          </table:table-cell>
          <table:table-cell table:style-name="ce33" table:formula="of:=[.AD106]/(SIN(RADIANS(60)))" office:value-type="float" office:value="0.384146341460648">
            <text:p>0,38414634</text:p>
          </table:table-cell>
          <table:table-cell table:style-name="ce33" table:formula="of:=1-([.X106]+[.Y106])" office:value-type="float" office:value="0.402439024390354">
            <text:p>0,40243902</text:p>
          </table:table-cell>
          <table:table-cell table:number-columns-repeated="2"/>
          <table:table-cell table:formula="of:=(([.AG106]*[.AJ106]-[.AK106]*[.AF106])/([.AE106]*[.AJ106]-[.AI106]*[.AF106]))*-1" office:value-type="float" office:value="0.405487804879322">
            <text:p>0,4054878</text:p>
          </table:table-cell>
          <table:table-cell table:formula="of:=([.AE106]*[.AK106]-[.AI106]*[.AG106])/([.AE106]*[.AJ106]-[.AI106]*[.AF106])" office:value-type="float" office:value="0.332680490475772">
            <text:p>0,3326804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6]+(1/(2*SQRT(0.75)))*[.AN106]" office:value-type="float" office:value="0.56678898377596">
            <text:p>0,566788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6]-(1/(2*SQRT(0.75)))*[.AO106]" office:value-type="float" office:value="0.0985719971755852">
            <text:p>0,098572</text:p>
          </table:table-cell>
          <table:table-cell/>
          <table:table-cell table:formula="of:=((SQRT(3))/2)*[.AN37]" office:value-type="float" office:value="0.42509173783197">
            <text:p>0,42509174</text:p>
          </table:table-cell>
          <table:table-cell table:formula="of:=0.5*[.AN37]" office:value-type="float" office:value="0.245426829267574">
            <text:p>0,24542683</text:p>
          </table:table-cell>
          <table:table-cell table:formula="of:=1-0.5*(1-[.AL37])" office:value-type="float" office:value="0.707317073172088">
            <text:p>0,70731707</text:p>
          </table:table-cell>
          <table:table-cell table:formula="of:=((SQRT(3))/2)*(1-[.AL37])" office:value-type="float" office:value="0.506941699773908">
            <text:p>0,5069417</text:p>
          </table:table-cell>
          <table:table-cell table:formula="of:=1-[.AM37]" office:value-type="float" office:value="0.405487804878049">
            <text:p>0,405487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7]-((SIN(RADIANS(60)))*[.Y107])/TAN(RADIANS(60))" office:value-type="float" office:value="0.206060606063329">
            <text:p>0,20606061</text:p>
          </table:table-cell>
          <table:table-cell table:style-name="ce33" table:formula="of:=[.AD107]/(SIN(RADIANS(60)))" office:value-type="float" office:value="0.387878787876038">
            <text:p>0,38787879</text:p>
          </table:table-cell>
          <table:table-cell table:style-name="ce33" table:formula="of:=1-([.X107]+[.Y107])" office:value-type="float" office:value="0.406060606060633">
            <text:p>0,40606061</text:p>
          </table:table-cell>
          <table:table-cell table:number-columns-repeated="2"/>
          <table:table-cell table:formula="of:=(([.AG107]*[.AJ107]-[.AK107]*[.AF107])/([.AE107]*[.AJ107]-[.AI107]*[.AF107]))*-1" office:value-type="float" office:value="0.400000000001348">
            <text:p>0,4</text:p>
          </table:table-cell>
          <table:table-cell table:formula="of:=([.AE107]*[.AK107]-[.AI107]*[.AG107])/([.AE107]*[.AJ107]-[.AI107]*[.AF107])" office:value-type="float" office:value="0.335912883889765">
            <text:p>0,3359128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7]+(1/(2*SQRT(0.75)))*[.AN107]" office:value-type="float" office:value="0.566852991566393">
            <text:p>0,5668529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7]-(1/(2*SQRT(0.75)))*[.AO107]" office:value-type="float" office:value="0.104972776213136">
            <text:p>0,10497278</text:p>
          </table:table-cell>
          <table:table-cell/>
          <table:table-cell table:formula="of:=((SQRT(3))/2)*[.AN38]" office:value-type="float" office:value="0.425139743674795">
            <text:p>0,42513974</text:p>
          </table:table-cell>
          <table:table-cell table:formula="of:=0.5*[.AN38]" office:value-type="float" office:value="0.245454545453851">
            <text:p>0,24545455</text:p>
          </table:table-cell>
          <table:table-cell table:formula="of:=1-0.5*(1-[.AL38])" office:value-type="float" office:value="0.704545454546823">
            <text:p>0,70454545</text:p>
          </table:table-cell>
          <table:table-cell table:formula="of:=((SQRT(3))/2)*(1-[.AL38])" office:value-type="float" office:value="0.511742284052072">
            <text:p>0,51174228</text:p>
          </table:table-cell>
          <table:table-cell table:formula="of:=1-[.AM38]"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8]-((SIN(RADIANS(60)))*[.Y108])/TAN(RADIANS(60))" office:value-type="float" office:value="0.198795180725678">
            <text:p>0,19879518</text:p>
          </table:table-cell>
          <table:table-cell table:style-name="ce33" table:formula="of:=[.AD108]/(SIN(RADIANS(60)))" office:value-type="float" office:value="0.391566265057508">
            <text:p>0,39156627</text:p>
          </table:table-cell>
          <table:table-cell table:style-name="ce33" table:formula="of:=1-([.X108]+[.Y108])" office:value-type="float" office:value="0.409638554216814">
            <text:p>0,40963855</text:p>
          </table:table-cell>
          <table:table-cell table:number-columns-repeated="2"/>
          <table:table-cell table:formula="of:=(([.AG108]*[.AJ108]-[.AK108]*[.AF108])/([.AE108]*[.AJ108]-[.AI108]*[.AF108]))*-1" office:value-type="float" office:value="0.394578313254432">
            <text:p>0,39457831</text:p>
          </table:table-cell>
          <table:table-cell table:formula="of:=([.AE108]*[.AK108]-[.AI108]*[.AG108])/([.AE108]*[.AJ108]-[.AI108]*[.AF108])" office:value-type="float" office:value="0.339106332804793">
            <text:p>0,3391063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8]+(1/(2*SQRT(0.75)))*[.AN108]" office:value-type="float" office:value="0.566916228178628">
            <text:p>0,566916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8]-(1/(2*SQRT(0.75)))*[.AO108]" office:value-type="float" office:value="0.111296437430958">
            <text:p>0,11129644</text:p>
          </table:table-cell>
          <table:table-cell/>
          <table:table-cell table:formula="of:=((SQRT(3))/2)*[.AN39]" office:value-type="float" office:value="0.425187171133971">
            <text:p>0,42518717</text:p>
          </table:table-cell>
          <table:table-cell table:formula="of:=0.5*[.AN39]" office:value-type="float" office:value="0.245481927710173">
            <text:p>0,24548193</text:p>
          </table:table-cell>
          <table:table-cell table:formula="of:=1-0.5*(1-[.AL39])" office:value-type="float" office:value="0.701807228917043">
            <text:p>0,70180723</text:p>
          </table:table-cell>
          <table:table-cell table:formula="of:=((SQRT(3))/2)*(1-[.AL39])" office:value-type="float" office:value="0.516485029965438">
            <text:p>0,51648503</text:p>
          </table:table-cell>
          <table:table-cell table:formula="of:=1-[.AM39]" office:value-type="float" office:value="0.394578313253012">
            <text:p>0,3945783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9]-((SIN(RADIANS(60)))*[.Y109])/TAN(RADIANS(60))" office:value-type="float" office:value="0.191616766469917">
            <text:p>0,19161677</text:p>
          </table:table-cell>
          <table:table-cell table:style-name="ce33" table:formula="of:=[.AD109]/(SIN(RADIANS(60)))" office:value-type="float" office:value="0.395209580835606">
            <text:p>0,39520958</text:p>
          </table:table-cell>
          <table:table-cell table:style-name="ce33" table:formula="of:=1-([.X109]+[.Y109])" office:value-type="float" office:value="0.413173652694476">
            <text:p>0,41317365</text:p>
          </table:table-cell>
          <table:table-cell table:number-columns-repeated="2"/>
          <table:table-cell table:formula="of:=(([.AG109]*[.AJ109]-[.AK109]*[.AF109])/([.AE109]*[.AJ109]-[.AI109]*[.AF109]))*-1" office:value-type="float" office:value="0.38922155688772">
            <text:p>0,38922156</text:p>
          </table:table-cell>
          <table:table-cell table:formula="of:=([.AE109]*[.AK109]-[.AI109]*[.AG109])/([.AE109]*[.AJ109]-[.AI109]*[.AF109])" office:value-type="float" office:value="0.342261536822635">
            <text:p>0,3422615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9]+(1/(2*SQRT(0.75)))*[.AN109]" office:value-type="float" office:value="0.566978707466165">
            <text:p>0,5669787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9]-(1/(2*SQRT(0.75)))*[.AO109]" office:value-type="float" office:value="0.117544366179104">
            <text:p>0,11754437</text:p>
          </table:table-cell>
          <table:table-cell/>
          <table:table-cell table:formula="of:=((SQRT(3))/2)*[.AN40]" office:value-type="float" office:value="0.425234030599624">
            <text:p>0,42523403</text:p>
          </table:table-cell>
          <table:table-cell table:formula="of:=0.5*[.AN40]" office:value-type="float" office:value="0.245508982035282">
            <text:p>0,24550898</text:p>
          </table:table-cell>
          <table:table-cell table:formula="of:=1-0.5*(1-[.AL40])" office:value-type="float" office:value="0.699101796408578">
            <text:p>0,6991018</text:p>
          </table:table-cell>
          <table:table-cell table:formula="of:=((SQRT(3))/2)*(1-[.AL40])" office:value-type="float" office:value="0.521170976526547">
            <text:p>0,52117098</text:p>
          </table:table-cell>
          <table:table-cell table:formula="of:=1-[.AM40]" office:value-type="float" office:value="0.389221556886228">
            <text:p>0,3892215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0]-((SIN(RADIANS(60)))*[.Y110])/TAN(RADIANS(60))" office:value-type="float" office:value="0.184523809526725">
            <text:p>0,18452381</text:p>
          </table:table-cell>
          <table:table-cell table:style-name="ce33" table:formula="of:=[.AD110]/(SIN(RADIANS(60)))" office:value-type="float" office:value="0.398809523806823">
            <text:p>0,39880952</text:p>
          </table:table-cell>
          <table:table-cell table:style-name="ce33" table:formula="of:=1-([.X110]+[.Y110])" office:value-type="float" office:value="0.416666666666452">
            <text:p>0,41666667</text:p>
          </table:table-cell>
          <table:table-cell table:number-columns-repeated="2"/>
          <table:table-cell table:formula="of:=(([.AG110]*[.AJ110]-[.AK110]*[.AF110])/([.AE110]*[.AJ110]-[.AI110]*[.AF110]))*-1" office:value-type="float" office:value="0.383928571430136">
            <text:p>0,38392857</text:p>
          </table:table-cell>
          <table:table-cell table:formula="of:=([.AE110]*[.AK110]-[.AI110]*[.AG110])/([.AE110]*[.AJ110]-[.AI110]*[.AF110])" office:value-type="float" office:value="0.345379178887884">
            <text:p>0,3453791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0]+(1/(2*SQRT(0.75)))*[.AN110]" office:value-type="float" office:value="0.567040442952661">
            <text:p>0,5670404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0]-(1/(2*SQRT(0.75)))*[.AO110]" office:value-type="float" office:value="0.123717914823106">
            <text:p>0,12371791</text:p>
          </table:table-cell>
          <table:table-cell/>
          <table:table-cell table:formula="of:=((SQRT(3))/2)*[.AN41]" office:value-type="float" office:value="0.425280332214496">
            <text:p>0,42528033</text:p>
          </table:table-cell>
          <table:table-cell table:formula="of:=0.5*[.AN41]" office:value-type="float" office:value="0.245535714285093">
            <text:p>0,24553571</text:p>
          </table:table-cell>
          <table:table-cell table:formula="of:=1-0.5*(1-[.AL41])" office:value-type="float" office:value="0.696428571429975">
            <text:p>0,69642857</text:p>
          </table:table-cell>
          <table:table-cell table:formula="of:=((SQRT(3))/2)*(1-[.AL41])" office:value-type="float" office:value="0.525801138009549">
            <text:p>0,52580114</text:p>
          </table:table-cell>
          <table:table-cell table:formula="of:=1-[.AM41]" office:value-type="float" office:value="0.383928571428572">
            <text:p>0,3839285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1]-((SIN(RADIANS(60)))*[.Y111])/TAN(RADIANS(60))" office:value-type="float" office:value="0.177514792902385">
            <text:p>0,17751479</text:p>
          </table:table-cell>
          <table:table-cell table:style-name="ce33" table:formula="of:=[.AD111]/(SIN(RADIANS(60)))" office:value-type="float" office:value="0.402366863902641">
            <text:p>0,40236686</text:p>
          </table:table-cell>
          <table:table-cell table:style-name="ce33" table:formula="of:=1-([.X111]+[.Y111])" office:value-type="float" office:value="0.420118343194974">
            <text:p>0,42011834</text:p>
          </table:table-cell>
          <table:table-cell table:number-columns-repeated="2"/>
          <table:table-cell table:formula="of:=(([.AG111]*[.AJ111]-[.AK111]*[.AF111])/([.AE111]*[.AJ111]-[.AI111]*[.AF111]))*-1" office:value-type="float" office:value="0.378698224853706">
            <text:p>0,37869822</text:p>
          </table:table-cell>
          <table:table-cell table:formula="of:=([.AE111]*[.AK111]-[.AI111]*[.AG111])/([.AE111]*[.AJ111]-[.AI111]*[.AF111])" office:value-type="float" office:value="0.348459925780763">
            <text:p>0,348459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1]+(1/(2*SQRT(0.75)))*[.AN111]" office:value-type="float" office:value="0.567101447841683">
            <text:p>0,5671014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1]-(1/(2*SQRT(0.75)))*[.AO111]" office:value-type="float" office:value="0.129818403719842">
            <text:p>0,1298184</text:p>
          </table:table-cell>
          <table:table-cell/>
          <table:table-cell table:formula="of:=((SQRT(3))/2)*[.AN42]" office:value-type="float" office:value="0.425326085881262">
            <text:p>0,42532609</text:p>
          </table:table-cell>
          <table:table-cell table:formula="of:=0.5*[.AN42]" office:value-type="float" office:value="0.245562130176917">
            <text:p>0,24556213</text:p>
          </table:table-cell>
          <table:table-cell table:formula="of:=1-0.5*(1-[.AL42])" office:value-type="float" office:value="0.693786982249936">
            <text:p>0,69378698</text:p>
          </table:table-cell>
          <table:table-cell table:formula="of:=((SQRT(3))/2)*(1-[.AL42])" office:value-type="float" office:value="0.530376504682101">
            <text:p>0,5303765</text:p>
          </table:table-cell>
          <table:table-cell table:formula="of:=1-[.AM42]" office:value-type="float" office:value="0.378698224852071">
            <text:p>0,378698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2]-((SIN(RADIANS(60)))*[.Y112])/TAN(RADIANS(60))" office:value-type="float" office:value="0.170588235297156">
            <text:p>0,17058824</text:p>
          </table:table-cell>
          <table:table-cell table:style-name="ce33" table:formula="of:=[.AD112]/(SIN(RADIANS(60)))" office:value-type="float" office:value="0.405882352938507">
            <text:p>0,40588235</text:p>
          </table:table-cell>
          <table:table-cell table:style-name="ce33" table:formula="of:=1-([.X112]+[.Y112])" office:value-type="float" office:value="0.423529411764337">
            <text:p>0,42352941</text:p>
          </table:table-cell>
          <table:table-cell table:number-columns-repeated="2"/>
          <table:table-cell table:formula="of:=(([.AG112]*[.AJ112]-[.AK112]*[.AF112])/([.AE112]*[.AJ112]-[.AI112]*[.AF112]))*-1" office:value-type="float" office:value="0.37352941176641">
            <text:p>0,37352941</text:p>
          </table:table-cell>
          <table:table-cell table:formula="of:=([.AE112]*[.AK112]-[.AI112]*[.AG112])/([.AE112]*[.AJ112]-[.AI112]*[.AF112])" office:value-type="float" office:value="0.351504428592549">
            <text:p>0,351504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2]+(1/(2*SQRT(0.75)))*[.AN112]" office:value-type="float" office:value="0.567161735026128">
            <text:p>0,5671617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2]-(1/(2*SQRT(0.75)))*[.AO112]" office:value-type="float" office:value="0.13584712215897">
            <text:p>0,13584712</text:p>
          </table:table-cell>
          <table:table-cell/>
          <table:table-cell table:formula="of:=((SQRT(3))/2)*[.AN43]" office:value-type="float" office:value="0.425371301269596">
            <text:p>0,4253713</text:p>
          </table:table-cell>
          <table:table-cell table:formula="of:=0.5*[.AN43]" office:value-type="float" office:value="0.245588235293543">
            <text:p>0,24558824</text:p>
          </table:table-cell>
          <table:table-cell table:formula="of:=1-0.5*(1-[.AL43])" office:value-type="float" office:value="0.691176470589662">
            <text:p>0,69117647</text:p>
          </table:table-cell>
          <table:table-cell table:formula="of:=((SQRT(3))/2)*(1-[.AL43])" office:value-type="float" office:value="0.534898043511447">
            <text:p>0,53489804</text:p>
          </table:table-cell>
          <table:table-cell table:formula="of:=1-[.AM43]" office:value-type="float" office:value="0.373529411764705">
            <text:p>0,373529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3]-((SIN(RADIANS(60)))*[.Y113])/TAN(RADIANS(60))" office:value-type="float" office:value="0.163742690061579">
            <text:p>0,16374269</text:p>
          </table:table-cell>
          <table:table-cell table:style-name="ce33" table:formula="of:=[.AD113]/(SIN(RADIANS(60)))" office:value-type="float" office:value="0.409356725143546">
            <text:p>0,40935673</text:p>
          </table:table-cell>
          <table:table-cell table:style-name="ce33" table:formula="of:=1-([.X113]+[.Y113])" office:value-type="float" office:value="0.426900584794875">
            <text:p>0,42690058</text:p>
          </table:table-cell>
          <table:table-cell table:number-columns-repeated="2"/>
          <table:table-cell table:formula="of:=(([.AG113]*[.AJ113]-[.AK113]*[.AF113])/([.AE113]*[.AJ113]-[.AI113]*[.AF113]))*-1" office:value-type="float" office:value="0.368421052633352">
            <text:p>0,36842105</text:p>
          </table:table-cell>
          <table:table-cell table:formula="of:=([.AE113]*[.AK113]-[.AI113]*[.AG113])/([.AE113]*[.AJ113]-[.AI113]*[.AF113])" office:value-type="float" office:value="0.354513323184315">
            <text:p>0,3545133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3]+(1/(2*SQRT(0.75)))*[.AN113]" office:value-type="float" office:value="0.567221317097306">
            <text:p>0,5672213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3]-(1/(2*SQRT(0.75)))*[.AO113]" office:value-type="float" office:value="0.141805329271323">
            <text:p>0,14180533</text:p>
          </table:table-cell>
          <table:table-cell/>
          <table:table-cell table:formula="of:=((SQRT(3))/2)*[.AN44]" office:value-type="float" office:value="0.425415987822979">
            <text:p>0,42541599</text:p>
          </table:table-cell>
          <table:table-cell table:formula="of:=0.5*[.AN44]" office:value-type="float" office:value="0.245614035087168">
            <text:p>0,24561404</text:p>
          </table:table-cell>
          <table:table-cell table:formula="of:=1-0.5*(1-[.AL44])" office:value-type="float" office:value="0.688596491229508">
            <text:p>0,68859649</text:p>
          </table:table-cell>
          <table:table-cell table:formula="of:=((SQRT(3))/2)*(1-[.AL44])" office:value-type="float" office:value="0.539366698845712">
            <text:p>0,5393667</text:p>
          </table:table-cell>
          <table:table-cell table:formula="of:=1-[.AM44]" office:value-type="float" office:value="0.368421052631579">
            <text:p>0,368421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4]-((SIN(RADIANS(60)))*[.Y114])/TAN(RADIANS(60))" office:value-type="float" office:value="0.156976744189207">
            <text:p>0,15697674</text:p>
          </table:table-cell>
          <table:table-cell table:style-name="ce33" table:formula="of:=[.AD114]/(SIN(RADIANS(60)))" office:value-type="float" office:value="0.412790697671781">
            <text:p>0,4127907</text:p>
          </table:table-cell>
          <table:table-cell table:style-name="ce33" table:formula="of:=1-([.X114]+[.Y114])" office:value-type="float" office:value="0.430232558139013">
            <text:p>0,43023256</text:p>
          </table:table-cell>
          <table:table-cell table:number-columns-repeated="2"/>
          <table:table-cell table:formula="of:=(([.AG114]*[.AJ114]-[.AK114]*[.AF114])/([.AE114]*[.AJ114]-[.AI114]*[.AF114]))*-1" office:value-type="float" office:value="0.363372093025097">
            <text:p>0,36337209</text:p>
          </table:table-cell>
          <table:table-cell table:formula="of:=([.AE114]*[.AK114]-[.AI114]*[.AG114])/([.AE114]*[.AJ114]-[.AI114]*[.AF114])" office:value-type="float" office:value="0.357487230629664">
            <text:p>0,3574872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4]+(1/(2*SQRT(0.75)))*[.AN114]" office:value-type="float" office:value="0.567280206353702">
            <text:p>0,567280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4]-(1/(2*SQRT(0.75)))*[.AO114]" office:value-type="float" office:value="0.147694254905626">
            <text:p>0,14769425</text:p>
          </table:table-cell>
          <table:table-cell/>
          <table:table-cell table:formula="of:=((SQRT(3))/2)*[.AN45]" office:value-type="float" office:value="0.425460154765276">
            <text:p>0,42546015</text:p>
          </table:table-cell>
          <table:table-cell table:formula="of:=0.5*[.AN45]" office:value-type="float" office:value="0.245639534883192">
            <text:p>0,24563953</text:p>
          </table:table-cell>
          <table:table-cell table:formula="of:=1-0.5*(1-[.AL45])" office:value-type="float" office:value="0.686046511629357">
            <text:p>0,68604651</text:p>
          </table:table-cell>
          <table:table-cell table:formula="of:=((SQRT(3))/2)*(1-[.AL45])" office:value-type="float" office:value="0.543783393071439">
            <text:p>0,54378339</text:p>
          </table:table-cell>
          <table:table-cell table:formula="of:=1-[.AM45]" office:value-type="float" office:value="0.363372093023256">
            <text:p>0,3633720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5]-((SIN(RADIANS(60)))*[.Y115])/TAN(RADIANS(60))" office:value-type="float" office:value="0.15028901734426">
            <text:p>0,15028902</text:p>
          </table:table-cell>
          <table:table-cell table:style-name="ce33" table:formula="of:=[.AD115]/(SIN(RADIANS(60)))" office:value-type="float" office:value="0.416184971095643">
            <text:p>0,41618497</text:p>
          </table:table-cell>
          <table:table-cell table:style-name="ce33" table:formula="of:=1-([.X115]+[.Y115])" office:value-type="float" office:value="0.433526011560097">
            <text:p>0,43352601</text:p>
          </table:table-cell>
          <table:table-cell table:number-columns-repeated="2"/>
          <table:table-cell table:formula="of:=(([.AG115]*[.AJ115]-[.AK115]*[.AF115])/([.AE115]*[.AJ115]-[.AI115]*[.AF115]))*-1" office:value-type="float" office:value="0.358381502892082">
            <text:p>0,3583815</text:p>
          </table:table-cell>
          <table:table-cell table:formula="of:=([.AE115]*[.AK115]-[.AI115]*[.AG115])/([.AE115]*[.AJ115]-[.AI115]*[.AF115])" office:value-type="float" office:value="0.360426757642119">
            <text:p>0,360426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5]+(1/(2*SQRT(0.75)))*[.AN115]" office:value-type="float" office:value="0.567338414809445">
            <text:p>0,5673384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5]-(1/(2*SQRT(0.75)))*[.AO115]" office:value-type="float" office:value="0.153515100474793">
            <text:p>0,1535151</text:p>
          </table:table-cell>
          <table:table-cell/>
          <table:table-cell table:formula="of:=((SQRT(3))/2)*[.AN46]" office:value-type="float" office:value="0.425503811107084">
            <text:p>0,42550381</text:p>
          </table:table-cell>
          <table:table-cell table:formula="of:=0.5*[.AN46]" office:value-type="float" office:value="0.245664739883887">
            <text:p>0,24566474</text:p>
          </table:table-cell>
          <table:table-cell table:formula="of:=1-0.5*(1-[.AL46])" office:value-type="float" office:value="0.683526011562154">
            <text:p>0,68352601</text:p>
          </table:table-cell>
          <table:table-cell table:formula="of:=((SQRT(3))/2)*(1-[.AL46])" office:value-type="float" office:value="0.548149027248314">
            <text:p>0,54814903</text:p>
          </table:table-cell>
          <table:table-cell table:formula="of:=1-[.AM46]" office:value-type="float" office:value="0.358381502890173">
            <text:p>0,358381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6]-((SIN(RADIANS(60)))*[.Y116])/TAN(RADIANS(60))" office:value-type="float" office:value="0.143678160922819">
            <text:p>0,14367816</text:p>
          </table:table-cell>
          <table:table-cell table:style-name="ce33" table:formula="of:=[.AD116]/(SIN(RADIANS(60)))" office:value-type="float" office:value="0.41954022988245">
            <text:p>0,41954023</text:p>
          </table:table-cell>
          <table:table-cell table:style-name="ce33" table:formula="of:=1-([.X116]+[.Y116])" office:value-type="float" office:value="0.436781609194731">
            <text:p>0,43678161</text:p>
          </table:table-cell>
          <table:table-cell table:number-columns-repeated="2"/>
          <table:table-cell table:formula="of:=(([.AG116]*[.AJ116]-[.AK116]*[.AF116])/([.AE116]*[.AJ116]-[.AI116]*[.AF116]))*-1" office:value-type="float" office:value="0.353448275864044">
            <text:p>0,35344828</text:p>
          </table:table-cell>
          <table:table-cell table:formula="of:=([.AE116]*[.AK116]-[.AI116]*[.AG116])/([.AE116]*[.AJ116]-[.AI116]*[.AF116])" office:value-type="float" office:value="0.363332496987765">
            <text:p>0,363332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6]+(1/(2*SQRT(0.75)))*[.AN116]" office:value-type="float" office:value="0.56739595420248">
            <text:p>0,567395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6]-(1/(2*SQRT(0.75)))*[.AO116]" office:value-type="float" office:value="0.15926903977305">
            <text:p>0,15926904</text:p>
          </table:table-cell>
          <table:table-cell/>
          <table:table-cell table:formula="of:=((SQRT(3))/2)*[.AN47]" office:value-type="float" office:value="0.42554696565186">
            <text:p>0,42554697</text:p>
          </table:table-cell>
          <table:table-cell table:formula="of:=0.5*[.AN47]" office:value-type="float" office:value="0.24568965517193">
            <text:p>0,24568966</text:p>
          </table:table-cell>
          <table:table-cell table:formula="of:=1-0.5*(1-[.AL47])" office:value-type="float" office:value="0.681034482760092">
            <text:p>0,68103448</text:p>
          </table:table-cell>
          <table:table-cell table:formula="of:=((SQRT(3))/2)*(1-[.AL47])" office:value-type="float" office:value="0.552464481722007">
            <text:p>0,55246448</text:p>
          </table:table-cell>
          <table:table-cell table:formula="of:=1-[.AM47]" office:value-type="float" office:value="0.353448275862069">
            <text:p>0,3534482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7]-((SIN(RADIANS(60)))*[.Y117])/TAN(RADIANS(60))" office:value-type="float" office:value="0.137142857146194">
            <text:p>0,13714286</text:p>
          </table:table-cell>
          <table:table-cell table:style-name="ce33" table:formula="of:=[.AD117]/(SIN(RADIANS(60)))" office:value-type="float" office:value="0.42285714285455">
            <text:p>0,42285714</text:p>
          </table:table-cell>
          <table:table-cell table:style-name="ce33" table:formula="of:=1-([.X117]+[.Y117])" office:value-type="float" office:value="0.439999999999256">
            <text:p>0,44</text:p>
          </table:table-cell>
          <table:table-cell table:number-columns-repeated="2"/>
          <table:table-cell table:formula="of:=(([.AG117]*[.AJ117]-[.AK117]*[.AF117])/([.AE117]*[.AJ117]-[.AI117]*[.AF117]))*-1" office:value-type="float" office:value="0.348571428573469">
            <text:p>0,34857143</text:p>
          </table:table-cell>
          <table:table-cell table:formula="of:=([.AE117]*[.AK117]-[.AI117]*[.AG117])/([.AE117]*[.AJ117]-[.AI117]*[.AF117])" office:value-type="float" office:value="0.366205027883746">
            <text:p>0,3662050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7]+(1/(2*SQRT(0.75)))*[.AN117]" office:value-type="float" office:value="0.567452836002451">
            <text:p>0,5674528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7]-(1/(2*SQRT(0.75)))*[.AO117]" office:value-type="float" office:value="0.164957219765041">
            <text:p>0,16495722</text:p>
          </table:table-cell>
          <table:table-cell/>
          <table:table-cell table:formula="of:=((SQRT(3))/2)*[.AN48]" office:value-type="float" office:value="0.425589627001838">
            <text:p>0,42558963</text:p>
          </table:table-cell>
          <table:table-cell table:formula="of:=0.5*[.AN48]" office:value-type="float" office:value="0.245714285713824">
            <text:p>0,24571429</text:p>
          </table:table-cell>
          <table:table-cell table:formula="of:=1-0.5*(1-[.AL48])" office:value-type="float" office:value="0.678571428572911">
            <text:p>0,67857143</text:p>
          </table:table-cell>
          <table:table-cell table:formula="of:=((SQRT(3))/2)*(1-[.AL48])" office:value-type="float" office:value="0.556730616716">
            <text:p>0,55673062</text:p>
          </table:table-cell>
          <table:table-cell table:formula="of:=1-[.AM48]" office:value-type="float" office:value="0.348571428571429">
            <text:p>0,34857143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8]-((SIN(RADIANS(60)))*[.Y118])/TAN(RADIANS(60))" office:value-type="float" office:value="0.130681818185213">
            <text:p>0,13068182</text:p>
          </table:table-cell>
          <table:table-cell table:style-name="ce33" table:formula="of:=[.AD118]/(SIN(RADIANS(60)))" office:value-type="float" office:value="0.426136363633785">
            <text:p>0,42613636</text:p>
          </table:table-cell>
          <table:table-cell table:style-name="ce33" table:formula="of:=1-([.X118]+[.Y118])" office:value-type="float" office:value="0.443181818181002">
            <text:p>0,44318182</text:p>
          </table:table-cell>
          <table:table-cell table:number-columns-repeated="2"/>
          <table:table-cell table:formula="of:=(([.AG118]*[.AJ118]-[.AK118]*[.AF118])/([.AE118]*[.AJ118]-[.AI118]*[.AF118]))*-1" office:value-type="float" office:value="0.343750000002106">
            <text:p>0,34375</text:p>
          </table:table-cell>
          <table:table-cell table:formula="of:=([.AE118]*[.AK118]-[.AI118]*[.AG118])/([.AE118]*[.AJ118]-[.AI118]*[.AF118])" office:value-type="float" office:value="0.369044916383181">
            <text:p>0,3690449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8]+(1/(2*SQRT(0.75)))*[.AN118]" office:value-type="float" office:value="0.567509071418331">
            <text:p>0,5675090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8]-(1/(2*SQRT(0.75)))*[.AO118]" office:value-type="float" office:value="0.170580761348032">
            <text:p>0,17058076</text:p>
          </table:table-cell>
          <table:table-cell/>
          <table:table-cell table:formula="of:=((SQRT(3))/2)*[.AN49]" office:value-type="float" office:value="0.425631803563748">
            <text:p>0,4256318</text:p>
          </table:table-cell>
          <table:table-cell table:formula="of:=0.5*[.AN49]" office:value-type="float" office:value="0.245738636363196">
            <text:p>0,24573864</text:p>
          </table:table-cell>
          <table:table-cell table:formula="of:=1-0.5*(1-[.AL49])" office:value-type="float" office:value="0.676136363637857">
            <text:p>0,67613636</text:p>
          </table:table-cell>
          <table:table-cell table:formula="of:=((SQRT(3))/2)*(1-[.AL49])" office:value-type="float" office:value="0.560948272903243">
            <text:p>0,56094827</text:p>
          </table:table-cell>
          <table:table-cell table:formula="of:=1-[.AM49]" office:value-type="float" office:value="0.34375">
            <text:p>0,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9]-((SIN(RADIANS(60)))*[.Y119])/TAN(RADIANS(60))" office:value-type="float" office:value="0.124293785314186">
            <text:p>0,12429379</text:p>
          </table:table-cell>
          <table:table-cell table:style-name="ce33" table:formula="of:=[.AD119]/(SIN(RADIANS(60)))" office:value-type="float" office:value="0.429378531070883">
            <text:p>0,42937853</text:p>
          </table:table-cell>
          <table:table-cell table:style-name="ce33" table:formula="of:=1-([.X119]+[.Y119])" office:value-type="float" office:value="0.446327683614931">
            <text:p>0,44632768</text:p>
          </table:table-cell>
          <table:table-cell table:number-columns-repeated="2"/>
          <table:table-cell table:formula="of:=(([.AG119]*[.AJ119]-[.AK119]*[.AF119])/([.AE119]*[.AJ119]-[.AI119]*[.AF119]))*-1" office:value-type="float" office:value="0.338983050849628">
            <text:p>0,33898305</text:p>
          </table:table-cell>
          <table:table-cell table:formula="of:=([.AE119]*[.AK119]-[.AI119]*[.AG119])/([.AE119]*[.AJ119]-[.AI119]*[.AF119])" office:value-type="float" office:value="0.371852715747031">
            <text:p>0,3718527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9]+(1/(2*SQRT(0.75)))*[.AN119]" office:value-type="float" office:value="0.567564671405784">
            <text:p>0,5675646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9]-(1/(2*SQRT(0.75)))*[.AO119]" office:value-type="float" office:value="0.176140760088277">
            <text:p>0,17614076</text:p>
          </table:table-cell>
          <table:table-cell/>
          <table:table-cell table:formula="of:=((SQRT(3))/2)*[.AN50]" office:value-type="float" office:value="0.425673503554338">
            <text:p>0,4256735</text:p>
          </table:table-cell>
          <table:table-cell table:formula="of:=0.5*[.AN50]" office:value-type="float" office:value="0.245762711863988">
            <text:p>0,24576271</text:p>
          </table:table-cell>
          <table:table-cell table:formula="of:=1-0.5*(1-[.AL50])" office:value-type="float" office:value="0.673728813560826">
            <text:p>0,67372881</text:p>
          </table:table-cell>
          <table:table-cell table:formula="of:=((SQRT(3))/2)*(1-[.AL50])" office:value-type="float" office:value="0.565118271958427">
            <text:p>0,56511827</text:p>
          </table:table-cell>
          <table:table-cell table:formula="of:=1-[.AM50]" office:value-type="float" office:value="0.338983050847458">
            <text:p>0,338983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0]-((SIN(RADIANS(60)))*[.Y120])/TAN(RADIANS(60))" office:value-type="float" office:value="0.117977528093396">
            <text:p>0,11797753</text:p>
          </table:table-cell>
          <table:table-cell table:style-name="ce33" table:formula="of:=[.AD120]/(SIN(RADIANS(60)))" office:value-type="float" office:value="0.432584269660372">
            <text:p>0,43258427</text:p>
          </table:table-cell>
          <table:table-cell table:style-name="ce33" table:formula="of:=1-([.X120]+[.Y120])" office:value-type="float" office:value="0.449438202246232">
            <text:p>0,4494382</text:p>
          </table:table-cell>
          <table:table-cell table:number-columns-repeated="2"/>
          <table:table-cell table:formula="of:=(([.AG120]*[.AJ120]-[.AK120]*[.AF120])/([.AE120]*[.AJ120]-[.AI120]*[.AF120]))*-1" office:value-type="float" office:value="0.334269662923582">
            <text:p>0,33426966</text:p>
          </table:table-cell>
          <table:table-cell table:formula="of:=([.AE120]*[.AK120]-[.AI120]*[.AG120])/([.AE120]*[.AJ120]-[.AI120]*[.AF120])" office:value-type="float" office:value="0.37462896680342">
            <text:p>0,3746289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0]+(1/(2*SQRT(0.75)))*[.AN120]" office:value-type="float" office:value="0.567619646674276">
            <text:p>0,5676196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0]-(1/(2*SQRT(0.75)))*[.AO120]" office:value-type="float" office:value="0.181638286932564">
            <text:p>0,18163829</text:p>
          </table:table-cell>
          <table:table-cell/>
          <table:table-cell table:formula="of:=((SQRT(3))/2)*[.AN51]" office:value-type="float" office:value="0.425714735005707">
            <text:p>0,42571474</text:p>
          </table:table-cell>
          <table:table-cell table:formula="of:=0.5*[.AN51]" office:value-type="float" office:value="0.245786516853535">
            <text:p>0,24578652</text:p>
          </table:table-cell>
          <table:table-cell table:formula="of:=1-0.5*(1-[.AL51])" office:value-type="float" office:value="0.671348314608256">
            <text:p>0,67134831</text:p>
          </table:table-cell>
          <table:table-cell table:formula="of:=((SQRT(3))/2)*(1-[.AL51])" office:value-type="float" office:value="0.569241417091643">
            <text:p>0,56924142</text:p>
          </table:table-cell>
          <table:table-cell table:formula="of:=1-[.AM51]" office:value-type="float" office:value="0.334269662921349">
            <text:p>0,3342696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1]-((SIN(RADIANS(60)))*[.Y121])/TAN(RADIANS(60))" office:value-type="float" office:value="0.111731843578983">
            <text:p>0,11173184</text:p>
          </table:table-cell>
          <table:table-cell table:style-name="ce33" table:formula="of:=[.AD121]/(SIN(RADIANS(60)))" office:value-type="float" office:value="0.435754189941599">
            <text:p>0,43575419</text:p>
          </table:table-cell>
          <table:table-cell table:style-name="ce33" table:formula="of:=1-([.X121]+[.Y121])" office:value-type="float" office:value="0.452513966479418">
            <text:p>0,45251397</text:p>
          </table:table-cell>
          <table:table-cell table:number-columns-repeated="2"/>
          <table:table-cell table:formula="of:=(([.AG121]*[.AJ121]-[.AK121]*[.AF121])/([.AE121]*[.AJ121]-[.AI121]*[.AF121]))*-1" office:value-type="float" office:value="0.329608938549782">
            <text:p>0,32960894</text:p>
          </table:table-cell>
          <table:table-cell table:formula="of:=([.AE121]*[.AK121]-[.AI121]*[.AG121])/([.AE121]*[.AJ121]-[.AI121]*[.AF121])" office:value-type="float" office:value="0.377374198294934">
            <text:p>0,377374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1]+(1/(2*SQRT(0.75)))*[.AN121]" office:value-type="float" office:value="0.567674007693958">
            <text:p>0,5676740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1]-(1/(2*SQRT(0.75)))*[.AO121]" office:value-type="float" office:value="0.187074388895911">
            <text:p>0,18707439</text:p>
          </table:table-cell>
          <table:table-cell/>
          <table:table-cell table:formula="of:=((SQRT(3))/2)*[.AN52]" office:value-type="float" office:value="0.425755505770468">
            <text:p>0,42575551</text:p>
          </table:table-cell>
          <table:table-cell table:formula="of:=0.5*[.AN52]" office:value-type="float" office:value="0.245810055865545">
            <text:p>0,24581006</text:p>
          </table:table-cell>
          <table:table-cell table:formula="of:=1-0.5*(1-[.AL52])" office:value-type="float" office:value="0.668994413409346">
            <text:p>0,66899441</text:p>
          </table:table-cell>
          <table:table-cell table:formula="of:=((SQRT(3))/2)*(1-[.AL52])" office:value-type="float" office:value="0.573318493564152">
            <text:p>0,57331849</text:p>
          </table:table-cell>
          <table:table-cell table:formula="of:=1-[.AM52]" office:value-type="float" office:value="0.329608938547486">
            <text:p>0,329608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2]-((SIN(RADIANS(60)))*[.Y122])/TAN(RADIANS(60))" office:value-type="float" office:value="0.105555555559175">
            <text:p>0,10555556</text:p>
          </table:table-cell>
          <table:table-cell table:style-name="ce33" table:formula="of:=[.AD122]/(SIN(RADIANS(60)))" office:value-type="float" office:value="0.438888888886368">
            <text:p>0,43888889</text:p>
          </table:table-cell>
          <table:table-cell table:style-name="ce33" table:formula="of:=1-([.X122]+[.Y122])" office:value-type="float" office:value="0.455555555554458">
            <text:p>0,45555556</text:p>
          </table:table-cell>
          <table:table-cell table:number-columns-repeated="2"/>
          <table:table-cell table:formula="of:=(([.AG122]*[.AJ122]-[.AK122]*[.AF122])/([.AE122]*[.AJ122]-[.AI122]*[.AF122]))*-1" office:value-type="float" office:value="0.325000000002358">
            <text:p>0,325</text:p>
          </table:table-cell>
          <table:table-cell table:formula="of:=([.AE122]*[.AK122]-[.AI122]*[.AG122])/([.AE122]*[.AJ122]-[.AI122]*[.AF122])" office:value-type="float" office:value="0.38008892721432">
            <text:p>0,380088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2]+(1/(2*SQRT(0.75)))*[.AN122]" office:value-type="float" office:value="0.56772776470231">
            <text:p>0,5677277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2]-(1/(2*SQRT(0.75)))*[.AO122]" office:value-type="float" office:value="0.19245008972633">
            <text:p>0,19245009</text:p>
          </table:table-cell>
          <table:table-cell/>
          <table:table-cell table:formula="of:=((SQRT(3))/2)*[.AN53]" office:value-type="float" office:value="0.425795823526733">
            <text:p>0,42579582</text:p>
          </table:table-cell>
          <table:table-cell table:formula="of:=0.5*[.AN53]" office:value-type="float" office:value="0.245833333332977">
            <text:p>0,24583333</text:p>
          </table:table-cell>
          <table:table-cell table:formula="of:=1-0.5*(1-[.AL53])" office:value-type="float" office:value="0.666666666668202">
            <text:p>0,66666667</text:p>
          </table:table-cell>
          <table:table-cell table:formula="of:=((SQRT(3))/2)*(1-[.AL53])" office:value-type="float" office:value="0.577350269186967">
            <text:p>0,57735027</text:p>
          </table:table-cell>
          <table:table-cell table:formula="of:=1-[.AM53]" office:value-type="float" office:value="0.325">
            <text:p>0,3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3]-((SIN(RADIANS(60)))*[.Y123])/TAN(RADIANS(60))" office:value-type="float" office:value="0.0994475138158278">
            <text:p>0,09944751</text:p>
          </table:table-cell>
          <table:table-cell table:style-name="ce33" table:formula="of:=[.AD123]/(SIN(RADIANS(60)))" office:value-type="float" office:value="0.441988950273737">
            <text:p>0,44198895</text:p>
          </table:table-cell>
          <table:table-cell table:style-name="ce33" table:formula="of:=1-([.X123]+[.Y123])" office:value-type="float" office:value="0.458563535910436">
            <text:p>0,45856354</text:p>
          </table:table-cell>
          <table:table-cell table:number-columns-repeated="2"/>
          <table:table-cell table:formula="of:=(([.AG123]*[.AJ123]-[.AK123]*[.AF123])/([.AE123]*[.AJ123]-[.AI123]*[.AF123]))*-1" office:value-type="float" office:value="0.320441988952696">
            <text:p>0,32044199</text:p>
          </table:table-cell>
          <table:table-cell table:formula="of:=([.AE123]*[.AK123]-[.AI123]*[.AG123])/([.AE123]*[.AJ123]-[.AI123]*[.AF123])" office:value-type="float" office:value="0.382773659129073">
            <text:p>0,382773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3]+(1/(2*SQRT(0.75)))*[.AN123]" office:value-type="float" office:value="0.567780927710571">
            <text:p>0,5677809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3]-(1/(2*SQRT(0.75)))*[.AO123]" office:value-type="float" office:value="0.197766390547575">
            <text:p>0,19776639</text:p>
          </table:table-cell>
          <table:table-cell/>
          <table:table-cell table:formula="of:=((SQRT(3))/2)*[.AN54]" office:value-type="float" office:value="0.425835695782928">
            <text:p>0,4258357</text:p>
          </table:table-cell>
          <table:table-cell table:formula="of:=0.5*[.AN54]" office:value-type="float" office:value="0.245856353590825">
            <text:p>0,24585635</text:p>
          </table:table-cell>
          <table:table-cell table:formula="of:=1-0.5*(1-[.AL54])" office:value-type="float" office:value="0.664364640885523">
            <text:p>0,66436464</text:p>
          </table:table-cell>
          <table:table-cell table:formula="of:=((SQRT(3))/2)*(1-[.AL54])" office:value-type="float" office:value="0.5813374948029">
            <text:p>0,58133749</text:p>
          </table:table-cell>
          <table:table-cell table:formula="of:=1-[.AM54]" office:value-type="float" office:value="0.320441988950276">
            <text:p>0,3204419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4]-((SIN(RADIANS(60)))*[.Y124])/TAN(RADIANS(60))" office:value-type="float" office:value="0.0934065934103205">
            <text:p>0,09340659</text:p>
          </table:table-cell>
          <table:table-cell table:style-name="ce33" table:formula="of:=[.AD124]/(SIN(RADIANS(60)))" office:value-type="float" office:value="0.445054945052452">
            <text:p>0,44505495</text:p>
          </table:table-cell>
          <table:table-cell table:style-name="ce33" table:formula="of:=1-([.X124]+[.Y124])" office:value-type="float" office:value="0.461538461537227">
            <text:p>0,46153846</text:p>
          </table:table-cell>
          <table:table-cell table:number-columns-repeated="2"/>
          <table:table-cell table:formula="of:=(([.AG124]*[.AJ124]-[.AK124]*[.AF124])/([.AE124]*[.AJ124]-[.AI124]*[.AF124]))*-1" office:value-type="float" office:value="0.315934065936547">
            <text:p>0,31593407</text:p>
          </table:table-cell>
          <table:table-cell table:formula="of:=([.AE124]*[.AK124]-[.AI124]*[.AG124])/([.AE124]*[.AJ124]-[.AI124]*[.AF124])" office:value-type="float" office:value="0.385428888495311">
            <text:p>0,385428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4]+(1/(2*SQRT(0.75)))*[.AN124]" office:value-type="float" office:value="0.567833506509949">
            <text:p>0,567833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4]-(1/(2*SQRT(0.75)))*[.AO124]" office:value-type="float" office:value="0.203024270480673">
            <text:p>0,20302427</text:p>
          </table:table-cell>
          <table:table-cell/>
          <table:table-cell table:formula="of:=((SQRT(3))/2)*[.AN55]" office:value-type="float" office:value="0.425875129882462">
            <text:p>0,42587513</text:p>
          </table:table-cell>
          <table:table-cell table:formula="of:=0.5*[.AN55]" office:value-type="float" office:value="0.245879120878806">
            <text:p>0,24587912</text:p>
          </table:table-cell>
          <table:table-cell table:formula="of:=1-0.5*(1-[.AL55])" office:value-type="float" office:value="0.662087912089467">
            <text:p>0,66208791</text:p>
          </table:table-cell>
          <table:table-cell table:formula="of:=((SQRT(3))/2)*(1-[.AL55])" office:value-type="float" office:value="0.585280904752724">
            <text:p>0,5852809</text:p>
          </table:table-cell>
          <table:table-cell table:formula="of:=1-[.AM55]" office:value-type="float" office:value="0.315934065934066">
            <text:p>0,3159340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5]-((SIN(RADIANS(60)))*[.Y125])/TAN(RADIANS(60))" office:value-type="float" office:value="0.0874316939928513">
            <text:p>0,08743169</text:p>
          </table:table-cell>
          <table:table-cell table:style-name="ce33" table:formula="of:=[.AD125]/(SIN(RADIANS(60)))" office:value-type="float" office:value="0.44808743169151">
            <text:p>0,44808743</text:p>
          </table:table-cell>
          <table:table-cell table:style-name="ce33" table:formula="of:=1-([.X125]+[.Y125])" office:value-type="float" office:value="0.464480874315639">
            <text:p>0,46448087</text:p>
          </table:table-cell>
          <table:table-cell table:number-columns-repeated="2"/>
          <table:table-cell table:formula="of:=(([.AG125]*[.AJ125]-[.AK125]*[.AF125])/([.AE125]*[.AJ125]-[.AI125]*[.AF125]))*-1" office:value-type="float" office:value="0.311475409838606">
            <text:p>0,31147541</text:p>
          </table:table-cell>
          <table:table-cell table:formula="of:=([.AE125]*[.AK125]-[.AI125]*[.AG125])/([.AE125]*[.AJ125]-[.AI125]*[.AF125])" office:value-type="float" office:value="0.388055098961372">
            <text:p>0,38805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5]+(1/(2*SQRT(0.75)))*[.AN125]" office:value-type="float" office:value="0.56788551067764">
            <text:p>0,567885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5]-(1/(2*SQRT(0.75)))*[.AO125]" office:value-type="float" office:value="0.208224687245103">
            <text:p>0,20822469</text:p>
          </table:table-cell>
          <table:table-cell/>
          <table:table-cell table:formula="of:=((SQRT(3))/2)*[.AN56]" office:value-type="float" office:value="0.42591413300823">
            <text:p>0,42591413</text:p>
          </table:table-cell>
          <table:table-cell table:formula="of:=0.5*[.AN56]" office:value-type="float" office:value="0.245901639343968">
            <text:p>0,24590164</text:p>
          </table:table-cell>
          <table:table-cell table:formula="of:=1-0.5*(1-[.AL56])" office:value-type="float" office:value="0.659836065575335">
            <text:p>0,65983607</text:p>
          </table:table-cell>
          <table:table-cell table:formula="of:=((SQRT(3))/2)*(1-[.AL56])" office:value-type="float" office:value="0.589181217326047">
            <text:p>0,58918122</text:p>
          </table:table-cell>
          <table:table-cell table:formula="of:=1-[.AM56]" office:value-type="float" office:value="0.311475409836065">
            <text:p>0,311475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6]-((SIN(RADIANS(60)))*[.Y126])/TAN(RADIANS(60))" office:value-type="float" office:value="0.0815217391342677">
            <text:p>0,08152174</text:p>
          </table:table-cell>
          <table:table-cell table:style-name="ce33" table:formula="of:=[.AD126]/(SIN(RADIANS(60)))" office:value-type="float" office:value="0.451086956519273">
            <text:p>0,45108696</text:p>
          </table:table-cell>
          <table:table-cell table:style-name="ce33" table:formula="of:=1-([.X126]+[.Y126])" office:value-type="float" office:value="0.467391304346459">
            <text:p>0,4673913</text:p>
          </table:table-cell>
          <table:table-cell table:number-columns-repeated="2"/>
          <table:table-cell table:formula="of:=(([.AG126]*[.AJ126]-[.AK126]*[.AF126])/([.AE126]*[.AJ126]-[.AI126]*[.AF126]))*-1" office:value-type="float" office:value="0.307065217393904">
            <text:p>0,30706522</text:p>
          </table:table-cell>
          <table:table-cell table:formula="of:=([.AE126]*[.AK126]-[.AI126]*[.AG126])/([.AE126]*[.AJ126]-[.AI126]*[.AF126])" office:value-type="float" office:value="0.390652763661497">
            <text:p>0,390652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6]+(1/(2*SQRT(0.75)))*[.AN126]" office:value-type="float" office:value="0.567936949582638">
            <text:p>0,567936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6]-(1/(2*SQRT(0.75)))*[.AO126]" office:value-type="float" office:value="0.213368577740355">
            <text:p>0,21336858</text:p>
          </table:table-cell>
          <table:table-cell/>
          <table:table-cell table:formula="of:=((SQRT(3))/2)*[.AN57]" office:value-type="float" office:value="0.425952712186979">
            <text:p>0,42595271</text:p>
          </table:table-cell>
          <table:table-cell table:formula="of:=0.5*[.AN57]" office:value-type="float" office:value="0.245923913043203">
            <text:p>0,24592391</text:p>
          </table:table-cell>
          <table:table-cell table:formula="of:=1-0.5*(1-[.AL57])" office:value-type="float" office:value="0.657608695653749">
            <text:p>0,6576087</text:p>
          </table:table-cell>
          <table:table-cell table:formula="of:=((SQRT(3))/2)*(1-[.AL57])" office:value-type="float" office:value="0.593039135197486">
            <text:p>0,59303914</text:p>
          </table:table-cell>
          <table:table-cell table:formula="of:=1-[.AM57]" office:value-type="float" office:value="0.307065217391304">
            <text:p>0,307065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7]-((SIN(RADIANS(60)))*[.Y127])/TAN(RADIANS(60))" office:value-type="float" office:value="0.0756756756795607">
            <text:p>0,07567568</text:p>
          </table:table-cell>
          <table:table-cell table:style-name="ce33" table:formula="of:=[.AD127]/(SIN(RADIANS(60)))" office:value-type="float" office:value="0.454054054051601">
            <text:p>0,45405405</text:p>
          </table:table-cell>
          <table:table-cell table:style-name="ce33" table:formula="of:=1-([.X127]+[.Y127])" office:value-type="float" office:value="0.470270270268838">
            <text:p>0,47027027</text:p>
          </table:table-cell>
          <table:table-cell table:number-columns-repeated="2"/>
          <table:table-cell table:formula="of:=(([.AG127]*[.AJ127]-[.AK127]*[.AF127])/([.AE127]*[.AJ127]-[.AI127]*[.AF127]))*-1" office:value-type="float" office:value="0.302702702705361">
            <text:p>0,3027027</text:p>
          </table:table-cell>
          <table:table-cell table:formula="of:=([.AE127]*[.AK127]-[.AI127]*[.AG127])/([.AE127]*[.AJ127]-[.AI127]*[.AF127])" office:value-type="float" office:value="0.393222345499999">
            <text:p>0,3932223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7]+(1/(2*SQRT(0.75)))*[.AN127]" office:value-type="float" office:value="0.567987832391367">
            <text:p>0,5679878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7]-(1/(2*SQRT(0.75)))*[.AO127]" office:value-type="float" office:value="0.218456858608632">
            <text:p>0,21845686</text:p>
          </table:table-cell>
          <table:table-cell/>
          <table:table-cell table:formula="of:=((SQRT(3))/2)*[.AN58]" office:value-type="float" office:value="0.425990874293525">
            <text:p>0,42599087</text:p>
          </table:table-cell>
          <table:table-cell table:formula="of:=0.5*[.AN58]" office:value-type="float" office:value="0.245945945945691">
            <text:p>0,24594595</text:p>
          </table:table-cell>
          <table:table-cell table:formula="of:=1-0.5*(1-[.AL58])" office:value-type="float" office:value="0.65540540540699">
            <text:p>0,65540541</text:p>
          </table:table-cell>
          <table:table-cell table:formula="of:=((SQRT(3))/2)*(1-[.AL58])" office:value-type="float" office:value="0.596855345848693">
            <text:p>0,59685535</text:p>
          </table:table-cell>
          <table:table-cell table:formula="of:=1-[.AM58]" office:value-type="float" office:value="0.302702702702702">
            <text:p>0,302702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8]-((SIN(RADIANS(60)))*[.Y128])/TAN(RADIANS(60))" office:value-type="float" office:value="0.0698924731222164">
            <text:p>0,06989247</text:p>
          </table:table-cell>
          <table:table-cell table:style-name="ce33" table:formula="of:=[.AD128]/(SIN(RADIANS(60)))" office:value-type="float" office:value="0.456989247309389">
            <text:p>0,45698925</text:p>
          </table:table-cell>
          <table:table-cell table:style-name="ce33" table:formula="of:=1-([.X128]+[.Y128])" office:value-type="float" office:value="0.473118279568395">
            <text:p>0,47311828</text:p>
          </table:table-cell>
          <table:table-cell table:number-columns-repeated="2"/>
          <table:table-cell table:formula="of:=(([.AG128]*[.AJ128]-[.AK128]*[.AF128])/([.AE128]*[.AJ128]-[.AI128]*[.AF128]))*-1" office:value-type="float" office:value="0.298387096776911">
            <text:p>0,2983871</text:p>
          </table:table-cell>
          <table:table-cell table:formula="of:=([.AE128]*[.AK128]-[.AI128]*[.AG128])/([.AE128]*[.AJ128]-[.AI128]*[.AF128])" office:value-type="float" office:value="0.39576429742626">
            <text:p>0,39576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8]+(1/(2*SQRT(0.75)))*[.AN128]" office:value-type="float" office:value="0.568038168073121">
            <text:p>0,568038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8]-(1/(2*SQRT(0.75)))*[.AO128]" office:value-type="float" office:value="0.2234904267794">
            <text:p>0,22349043</text:p>
          </table:table-cell>
          <table:table-cell/>
          <table:table-cell table:formula="of:=((SQRT(3))/2)*[.AN59]" office:value-type="float" office:value="0.42602862605484">
            <text:p>0,42602863</text:p>
          </table:table-cell>
          <table:table-cell table:formula="of:=0.5*[.AN59]" office:value-type="float" office:value="0.245967741935248">
            <text:p>0,24596774</text:p>
          </table:table-cell>
          <table:table-cell table:formula="of:=1-0.5*(1-[.AL59])" office:value-type="float" office:value="0.653225806453207">
            <text:p>0,65322581</text:p>
          </table:table-cell>
          <table:table-cell table:formula="of:=((SQRT(3))/2)*(1-[.AL59])" office:value-type="float" office:value="0.600630521976769">
            <text:p>0,60063052</text:p>
          </table:table-cell>
          <table:table-cell table:formula="of:=1-[.AM59]" office:value-type="float" office:value="0.298387096774194">
            <text:p>0,298387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9]-((SIN(RADIANS(60)))*[.Y129])/TAN(RADIANS(60))" office:value-type="float" office:value="0.0641711229986401">
            <text:p>0,06417112</text:p>
          </table:table-cell>
          <table:table-cell table:style-name="ce33" table:formula="of:=[.AD129]/(SIN(RADIANS(60)))" office:value-type="float" office:value="0.459893048125915">
            <text:p>0,45989305</text:p>
          </table:table-cell>
          <table:table-cell table:style-name="ce33" table:formula="of:=1-([.X129]+[.Y129])" office:value-type="float" office:value="0.475935828875445">
            <text:p>0,47593583</text:p>
          </table:table-cell>
          <table:table-cell table:number-columns-repeated="2"/>
          <table:table-cell table:formula="of:=(([.AG129]*[.AJ129]-[.AK129]*[.AF129])/([.AE129]*[.AJ129]-[.AI129]*[.AF129]))*-1" office:value-type="float" office:value="0.294117647061598">
            <text:p>0,29411765</text:p>
          </table:table-cell>
          <table:table-cell table:formula="of:=([.AE129]*[.AK129]-[.AI129]*[.AG129])/([.AE129]*[.AJ129]-[.AI129]*[.AF129])" office:value-type="float" office:value="0.398279062700902">
            <text:p>0,3982790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9]+(1/(2*SQRT(0.75)))*[.AN129]" office:value-type="float" office:value="0.568087965405335">
            <text:p>0,5680879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9]-(1/(2*SQRT(0.75)))*[.AO129]" office:value-type="float" office:value="0.228470159996469">
            <text:p>0,22847016</text:p>
          </table:table-cell>
          <table:table-cell/>
          <table:table-cell table:formula="of:=((SQRT(3))/2)*[.AN60]" office:value-type="float" office:value="0.426065974054001">
            <text:p>0,42606597</text:p>
          </table:table-cell>
          <table:table-cell table:formula="of:=0.5*[.AN60]" office:value-type="float" office:value="0.245989304812618">
            <text:p>0,2459893</text:p>
          </table:table-cell>
          <table:table-cell table:formula="of:=1-0.5*(1-[.AL60])" office:value-type="float" office:value="0.651069518718181">
            <text:p>0,65106952</text:p>
          </table:table-cell>
          <table:table-cell table:formula="of:=((SQRT(3))/2)*(1-[.AL60])" office:value-type="float" office:value="0.604365321889571">
            <text:p>0,60436532</text:p>
          </table:table-cell>
          <table:table-cell table:formula="of:=1-[.AM60]" office:value-type="float" office:value="0.294117647058823">
            <text:p>0,2941176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0]-((SIN(RADIANS(60)))*[.Y130])/TAN(RADIANS(60))" office:value-type="float" office:value="0.0585106383019106">
            <text:p>0,05851064</text:p>
          </table:table-cell>
          <table:table-cell table:style-name="ce33" table:formula="of:=[.AD130]/(SIN(RADIANS(60)))" office:value-type="float" office:value="0.462765957444395">
            <text:p>0,46276596</text:p>
          </table:table-cell>
          <table:table-cell table:style-name="ce33" table:formula="of:=1-([.X130]+[.Y130])" office:value-type="float" office:value="0.478723404253694">
            <text:p>0,4787234</text:p>
          </table:table-cell>
          <table:table-cell table:number-columns-repeated="2"/>
          <table:table-cell table:formula="of:=(([.AG130]*[.AJ130]-[.AK130]*[.AF130])/([.AE130]*[.AJ130]-[.AI130]*[.AF130]))*-1" office:value-type="float" office:value="0.289893617024108">
            <text:p>0,28989362</text:p>
          </table:table-cell>
          <table:table-cell table:formula="of:=([.AE130]*[.AK130]-[.AI130]*[.AG130])/([.AE130]*[.AJ130]-[.AI130]*[.AF130])" office:value-type="float" office:value="0.400767075153475">
            <text:p>0,400767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0]+(1/(2*SQRT(0.75)))*[.AN130]" office:value-type="float" office:value="0.568137232978698">
            <text:p>0,568137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0]-(1/(2*SQRT(0.75)))*[.AO130]" office:value-type="float" office:value="0.233396917328251">
            <text:p>0,23339692</text:p>
          </table:table-cell>
          <table:table-cell/>
          <table:table-cell table:formula="of:=((SQRT(3))/2)*[.AN61]" office:value-type="float" office:value="0.426102924734023">
            <text:p>0,42610292</text:p>
          </table:table-cell>
          <table:table-cell table:formula="of:=0.5*[.AN61]" office:value-type="float" office:value="0.246010638297675">
            <text:p>0,24601064</text:p>
          </table:table-cell>
          <table:table-cell table:formula="of:=1-0.5*(1-[.AL61])" office:value-type="float" office:value="0.648936170214379">
            <text:p>0,64893617</text:p>
          </table:table-cell>
          <table:table-cell table:formula="of:=((SQRT(3))/2)*(1-[.AL61])" office:value-type="float" office:value="0.608060389888408">
            <text:p>0,60806039</text:p>
          </table:table-cell>
          <table:table-cell table:formula="of:=1-[.AM61]" office:value-type="float" office:value="0.289893617021277">
            <text:p>0,2898936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1]-((SIN(RADIANS(60)))*[.Y131])/TAN(RADIANS(60))" office:value-type="float" office:value="0.052910052914141">
            <text:p>0,05291005</text:p>
          </table:table-cell>
          <table:table-cell table:style-name="ce33" table:formula="of:=[.AD131]/(SIN(RADIANS(60)))" office:value-type="float" office:value="0.465608465606065">
            <text:p>0,46560847</text:p>
          </table:table-cell>
          <table:table-cell table:style-name="ce33" table:formula="of:=1-([.X131]+[.Y131])" office:value-type="float" office:value="0.481481481479794">
            <text:p>0,48148148</text:p>
          </table:table-cell>
          <table:table-cell table:number-columns-repeated="2"/>
          <table:table-cell table:formula="of:=(([.AG131]*[.AJ131]-[.AK131]*[.AF131])/([.AE131]*[.AJ131]-[.AI131]*[.AF131]))*-1" office:value-type="float" office:value="0.285714285717174">
            <text:p>0,28571429</text:p>
          </table:table-cell>
          <table:table-cell table:formula="of:=([.AE131]*[.AK131]-[.AI131]*[.AG131])/([.AE131]*[.AJ131]-[.AI131]*[.AF131])" office:value-type="float" office:value="0.403228759431945">
            <text:p>0,403228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1]+(1/(2*SQRT(0.75)))*[.AN131]" office:value-type="float" office:value="0.568185979202077">
            <text:p>0,568185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1]-(1/(2*SQRT(0.75)))*[.AO131]" office:value-type="float" office:value="0.238271539661813">
            <text:p>0,23827154</text:p>
          </table:table-cell>
          <table:table-cell/>
          <table:table-cell table:formula="of:=((SQRT(3))/2)*[.AN62]" office:value-type="float" office:value="0.426139484401558">
            <text:p>0,42613948</text:p>
          </table:table-cell>
          <table:table-cell table:formula="of:=0.5*[.AN62]" office:value-type="float" office:value="0.246031746031568">
            <text:p>0,24603175</text:p>
          </table:table-cell>
          <table:table-cell table:formula="of:=1-0.5*(1-[.AL62])" office:value-type="float" office:value="0.646825396827019">
            <text:p>0,6468254</text:p>
          </table:table-cell>
          <table:table-cell table:formula="of:=((SQRT(3))/2)*(1-[.AL62])" office:value-type="float" office:value="0.61171635663858">
            <text:p>0,61171636</text:p>
          </table:table-cell>
          <table:table-cell table:formula="of:=1-[.AM62]" office:value-type="float" office:value="0.285714285714286">
            <text:p>0,2857142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2]-((SIN(RADIANS(60)))*[.Y132])/TAN(RADIANS(60))" office:value-type="float" office:value="0.0473684210567693">
            <text:p>0,04736842</text:p>
          </table:table-cell>
          <table:table-cell table:style-name="ce33" table:formula="of:=[.AD132]/(SIN(RADIANS(60)))" office:value-type="float" office:value="0.468421052629191">
            <text:p>0,46842105</text:p>
          </table:table-cell>
          <table:table-cell table:style-name="ce33" table:formula="of:=1-([.X132]+[.Y132])" office:value-type="float" office:value="0.48421052631404">
            <text:p>0,48421053</text:p>
          </table:table-cell>
          <table:table-cell table:number-columns-repeated="2"/>
          <table:table-cell table:formula="of:=(([.AG132]*[.AJ132]-[.AK132]*[.AF132])/([.AE132]*[.AJ132]-[.AI132]*[.AF132]))*-1" office:value-type="float" office:value="0.281578947371365">
            <text:p>0,28157895</text:p>
          </table:table-cell>
          <table:table-cell table:formula="of:=([.AE132]*[.AK132]-[.AI132]*[.AG132])/([.AE132]*[.AJ132]-[.AI132]*[.AF132])" office:value-type="float" office:value="0.405664531244327">
            <text:p>0,4056645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2]+(1/(2*SQRT(0.75)))*[.AN132]" office:value-type="float" office:value="0.568234212307315">
            <text:p>0,568234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2]-(1/(2*SQRT(0.75)))*[.AO132]" office:value-type="float" office:value="0.243094850181338">
            <text:p>0,24309485</text:p>
          </table:table-cell>
          <table:table-cell/>
          <table:table-cell table:formula="of:=((SQRT(3))/2)*[.AN63]" office:value-type="float" office:value="0.426175659230487">
            <text:p>0,42617566</text:p>
          </table:table-cell>
          <table:table-cell table:formula="of:=0.5*[.AN63]" office:value-type="float" office:value="0.246052631578788">
            <text:p>0,24605263</text:p>
          </table:table-cell>
          <table:table-cell table:formula="of:=1-0.5*(1-[.AL63])" office:value-type="float" office:value="0.644736842106895">
            <text:p>0,64473684</text:p>
          </table:table-cell>
          <table:table-cell table:formula="of:=((SQRT(3))/2)*(1-[.AL63])" office:value-type="float" office:value="0.615333839528223">
            <text:p>0,61533384</text:p>
          </table:table-cell>
          <table:table-cell table:formula="of:=1-[.AM63]" office:value-type="float" office:value="0.281578947368421">
            <text:p>0,2815789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3]-((SIN(RADIANS(60)))*[.Y133])/TAN(RADIANS(60))" office:value-type="float" office:value="0.0418848167581133">
            <text:p>0,04188482</text:p>
          </table:table-cell>
          <table:table-cell table:style-name="ce33" table:formula="of:=[.AD133]/(SIN(RADIANS(60)))" office:value-type="float" office:value="0.4712041884793">
            <text:p>0,47120419</text:p>
          </table:table-cell>
          <table:table-cell table:style-name="ce33" table:formula="of:=1-([.X133]+[.Y133])" office:value-type="float" office:value="0.486910994762587">
            <text:p>0,48691099</text:p>
          </table:table-cell>
          <table:table-cell table:number-columns-repeated="2"/>
          <table:table-cell table:formula="of:=(([.AG133]*[.AJ133]-[.AK133]*[.AF133])/([.AE133]*[.AJ133]-[.AI133]*[.AF133]))*-1" office:value-type="float" office:value="0.277486910997763">
            <text:p>0,27748691</text:p>
          </table:table-cell>
          <table:table-cell table:formula="of:=([.AE133]*[.AK133]-[.AI133]*[.AG133])/([.AE133]*[.AJ133]-[.AI133]*[.AF133])" office:value-type="float" office:value="0.408074797592705">
            <text:p>0,408074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3]+(1/(2*SQRT(0.75)))*[.AN133]" office:value-type="float" office:value="0.568281940353861">
            <text:p>0,5682819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3]-(1/(2*SQRT(0.75)))*[.AO133]" office:value-type="float" office:value="0.247867654831548">
            <text:p>0,24786765</text:p>
          </table:table-cell>
          <table:table-cell/>
          <table:table-cell table:formula="of:=((SQRT(3))/2)*[.AN64]" office:value-type="float" office:value="0.426211455265396">
            <text:p>0,42621146</text:p>
          </table:table-cell>
          <table:table-cell table:formula="of:=0.5*[.AN64]" office:value-type="float" office:value="0.246073298429178">
            <text:p>0,2460733</text:p>
          </table:table-cell>
          <table:table-cell table:formula="of:=1-0.5*(1-[.AL64])" office:value-type="float" office:value="0.642670157069703">
            <text:p>0,64267016</text:p>
          </table:table-cell>
          <table:table-cell table:formula="of:=((SQRT(3))/2)*(1-[.AL64])" office:value-type="float" office:value="0.618913443015881">
            <text:p>0,61891344</text:p>
          </table:table-cell>
          <table:table-cell table:formula="of:=1-[.AM64]" office:value-type="float" office:value="0.277486910994765">
            <text:p>0,2774869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4]-((SIN(RADIANS(60)))*[.Y134])/TAN(RADIANS(60))" office:value-type="float" office:value="0.0364583333375682">
            <text:p>0,03645833</text:p>
          </table:table-cell>
          <table:table-cell table:style-name="ce33" table:formula="of:=[.AD134]/(SIN(RADIANS(60)))" office:value-type="float" office:value="0.47395833333097">
            <text:p>0,47395833</text:p>
          </table:table-cell>
          <table:table-cell table:style-name="ce33" table:formula="of:=1-([.X134]+[.Y134])" office:value-type="float" office:value="0.489583333331462">
            <text:p>0,48958333</text:p>
          </table:table-cell>
          <table:table-cell table:number-columns-repeated="2"/>
          <table:table-cell table:formula="of:=(([.AG134]*[.AJ134]-[.AK134]*[.AF134])/([.AE134]*[.AJ134]-[.AI134]*[.AF134]))*-1" office:value-type="float" office:value="0.273437500003053">
            <text:p>0,2734375</text:p>
          </table:table-cell>
          <table:table-cell table:formula="of:=([.AE134]*[.AK134]-[.AI134]*[.AG134])/([.AE134]*[.AJ134]-[.AI134]*[.AF134])" office:value-type="float" office:value="0.410459956999953">
            <text:p>0,4104599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4]+(1/(2*SQRT(0.75)))*[.AN134]" office:value-type="float" office:value="0.568329171233254">
            <text:p>0,568329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4]-(1/(2*SQRT(0.75)))*[.AO134]" office:value-type="float" office:value="0.252590742766652">
            <text:p>0,25259074</text:p>
          </table:table-cell>
          <table:table-cell/>
          <table:table-cell table:formula="of:=((SQRT(3))/2)*[.AN65]" office:value-type="float" office:value="0.42624687842494">
            <text:p>0,42624688</text:p>
          </table:table-cell>
          <table:table-cell table:formula="of:=0.5*[.AN65]" office:value-type="float" office:value="0.246093749999877">
            <text:p>0,24609375</text:p>
          </table:table-cell>
          <table:table-cell table:formula="of:=1-0.5*(1-[.AL65])" office:value-type="float" office:value="0.64062500000165">
            <text:p>0,640625</text:p>
          </table:table-cell>
          <table:table-cell table:formula="of:=((SQRT(3))/2)*(1-[.AL65])" office:value-type="float" office:value="0.622455758967208">
            <text:p>0,62245576</text:p>
          </table:table-cell>
          <table:table-cell table:formula="of:=1-[.AM65]" office:value-type="float" office:value="0.2734375">
            <text:p>0,27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5]-((SIN(RADIANS(60)))*[.Y135])/TAN(RADIANS(60))" office:value-type="float" office:value="0.0310880829058371">
            <text:p>0,03108808</text:p>
          </table:table-cell>
          <table:table-cell table:style-name="ce33" table:formula="of:=[.AD135]/(SIN(RADIANS(60)))" office:value-type="float" office:value="0.476683937821483">
            <text:p>0,47668394</text:p>
          </table:table-cell>
          <table:table-cell table:style-name="ce33" table:formula="of:=1-([.X135]+[.Y135])" office:value-type="float" office:value="0.49222797927268">
            <text:p>0,49222798</text:p>
          </table:table-cell>
          <table:table-cell table:number-columns-repeated="2"/>
          <table:table-cell table:formula="of:=(([.AG135]*[.AJ135]-[.AK135]*[.AF135])/([.AE135]*[.AJ135]-[.AI135]*[.AF135]))*-1" office:value-type="float" office:value="0.269430051816579">
            <text:p>0,26943005</text:p>
          </table:table-cell>
          <table:table-cell table:formula="of:=([.AE135]*[.AK135]-[.AI135]*[.AG135])/([.AE135]*[.AJ135]-[.AI135]*[.AF135])" office:value-type="float" office:value="0.412820399729406">
            <text:p>0,412820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5]+(1/(2*SQRT(0.75)))*[.AN135]" office:value-type="float" office:value="0.568375912673483">
            <text:p>0,5683759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5]-(1/(2*SQRT(0.75)))*[.AO135]" office:value-type="float" office:value="0.25726488678533">
            <text:p>0,25726489</text:p>
          </table:table-cell>
          <table:table-cell/>
          <table:table-cell table:formula="of:=((SQRT(3))/2)*[.AN66]" office:value-type="float" office:value="0.426281934505112">
            <text:p>0,42628193</text:p>
          </table:table-cell>
          <table:table-cell table:formula="of:=0.5*[.AN66]" office:value-type="float" office:value="0.246113989637201">
            <text:p>0,24611399</text:p>
          </table:table-cell>
          <table:table-cell table:formula="of:=1-0.5*(1-[.AL66])" office:value-type="float" office:value="0.638601036271089">
            <text:p>0,63860104</text:p>
          </table:table-cell>
          <table:table-cell table:formula="of:=((SQRT(3))/2)*(1-[.AL66])" office:value-type="float" office:value="0.625961366981217">
            <text:p>0,62596137</text:p>
          </table:table-cell>
          <table:table-cell table:formula="of:=1-[.AM66]" office:value-type="float" office:value="0.269430051813471">
            <text:p>0,269430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6]-((SIN(RADIANS(60)))*[.Y136])/TAN(RADIANS(60))" office:value-type="float" office:value="0.0257731958806188">
            <text:p>0,0257732</text:p>
          </table:table-cell>
          <table:table-cell table:style-name="ce33" table:formula="of:=[.AD136]/(SIN(RADIANS(60)))" office:value-type="float" office:value="0.47938144329663">
            <text:p>0,47938144</text:p>
          </table:table-cell>
          <table:table-cell table:style-name="ce33" table:formula="of:=1-([.X136]+[.Y136])" office:value-type="float" office:value="0.494845360822751">
            <text:p>0,49484536</text:p>
          </table:table-cell>
          <table:table-cell table:number-columns-repeated="2"/>
          <table:table-cell table:formula="of:=(([.AG136]*[.AJ136]-[.AK136]*[.AF136])/([.AE136]*[.AJ136]-[.AI136]*[.AF136]))*-1" office:value-type="float" office:value="0.265463917528934">
            <text:p>0,26546392</text:p>
          </table:table-cell>
          <table:table-cell table:formula="of:=([.AE136]*[.AK136]-[.AI136]*[.AG136])/([.AE136]*[.AJ136]-[.AI136]*[.AF136])" office:value-type="float" office:value="0.415156507997731">
            <text:p>0,415156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6]+(1/(2*SQRT(0.75)))*[.AN136]" office:value-type="float" office:value="0.568422172243194">
            <text:p>0,568422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6]-(1/(2*SQRT(0.75)))*[.AO136]" office:value-type="float" office:value="0.261890843752268">
            <text:p>0,26189084</text:p>
          </table:table-cell>
          <table:table-cell/>
          <table:table-cell table:formula="of:=((SQRT(3))/2)*[.AN67]" office:value-type="float" office:value="0.426316629182395">
            <text:p>0,42631663</text:p>
          </table:table-cell>
          <table:table-cell table:formula="of:=0.5*[.AN67]" office:value-type="float" office:value="0.24613402061847">
            <text:p>0,24613402</text:p>
          </table:table-cell>
          <table:table-cell table:formula="of:=1-0.5*(1-[.AL67])" office:value-type="float" office:value="0.636597938145997">
            <text:p>0,63659794</text:p>
          </table:table-cell>
          <table:table-cell table:formula="of:=((SQRT(3))/2)*(1-[.AL67])" office:value-type="float" office:value="0.629430834706421">
            <text:p>0,62943083</text:p>
          </table:table-cell>
          <table:table-cell table:formula="of:=1-[.AM67]" office:value-type="float" office:value="0.265463917525773">
            <text:p>0,2654639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7]-((SIN(RADIANS(60)))*[.Y137])/TAN(RADIANS(60))" office:value-type="float" office:value="0.0205128205171974">
            <text:p>0,02051282</text:p>
          </table:table-cell>
          <table:table-cell table:style-name="ce33" table:formula="of:=[.AD137]/(SIN(RADIANS(60)))" office:value-type="float" office:value="0.482051282048955">
            <text:p>0,48205128</text:p>
          </table:table-cell>
          <table:table-cell table:style-name="ce33" table:formula="of:=1-([.X137]+[.Y137])" office:value-type="float" office:value="0.497435897433847">
            <text:p>0,4974359</text:p>
          </table:table-cell>
          <table:table-cell table:number-columns-repeated="2"/>
          <table:table-cell table:formula="of:=(([.AG137]*[.AJ137]-[.AK137]*[.AF137])/([.AE137]*[.AJ137]-[.AI137]*[.AF137]))*-1" office:value-type="float" office:value="0.261538461541675">
            <text:p>0,26153846</text:p>
          </table:table-cell>
          <table:table-cell table:formula="of:=([.AE137]*[.AK137]-[.AI137]*[.AG137])/([.AE137]*[.AJ137]-[.AI137]*[.AF137])" office:value-type="float" office:value="0.417468656181253">
            <text:p>0,417468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7]+(1/(2*SQRT(0.75)))*[.AN137]" office:value-type="float" office:value="0.56846795735578">
            <text:p>0,5684679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7]-(1/(2*SQRT(0.75)))*[.AO137]" office:value-type="float" office:value="0.266469355006726">
            <text:p>0,26646936</text:p>
          </table:table-cell>
          <table:table-cell/>
          <table:table-cell table:formula="of:=((SQRT(3))/2)*[.AN68]" office:value-type="float" office:value="0.426350968016835">
            <text:p>0,42635097</text:p>
          </table:table-cell>
          <table:table-cell table:formula="of:=0.5*[.AN68]" office:value-type="float" office:value="0.246153846153777">
            <text:p>0,24615385</text:p>
          </table:table-cell>
          <table:table-cell table:formula="of:=1-0.5*(1-[.AL68])" office:value-type="float" office:value="0.634615384617061">
            <text:p>0,63461538</text:p>
          </table:table-cell>
          <table:table-cell table:formula="of:=((SQRT(3))/2)*(1-[.AL68])" office:value-type="float" office:value="0.632864718147264">
            <text:p>0,63286472</text:p>
          </table:table-cell>
          <table:table-cell table:formula="of:=1-[.AM68]" office:value-type="float" office:value="0.261538461538462">
            <text:p>0,2615384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U</text:p>
          </table:table-cell>
          <table:table-cell table:style-name="ce9" office:value-type="string">
            <text:p>T</text:p>
          </table:table-cell>
          <table:table-cell table:style-name="Default" table:number-columns-repeated="2"/>
          <table:table-cell table:style-name="ce45" office:value-type="string">
            <text:p>3 times</text:p>
          </table:table-cell>
          <table:table-cell table:style-name="ce45" office:value-type="string">
            <text:p>paste</text:p>
          </table:table-cell>
          <table:table-cell table:style-name="ce45" office:value-type="string">
            <text:p>1<text:span text:style-name="T1">st</text:span></text:p>
          </table:table-cell>
          <table:table-cell table:style-name="ce46" office:value-type="string">
            <text:p>output</text:p>
          </table:table-cell>
          <table:table-cell table:style-name="Default" table:number-columns-repeated="9"/>
          <table:table-cell table:style-name="ce47" office:value-type="string">
            <text:p>&lt;---------</text:p>
          </table:table-cell>
          <table:table-cell table:style-name="ce47" office:value-type="string">
            <text:p>there</text:p>
          </table:table-cell>
          <table:table-cell table:style-name="Default" table:number-columns-repeated="16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19" office:value-type="string">
            <text:p>Axes</text:p>
          </table:table-cell>
          <table:table-cell table:style-name="ce21" office:value-type="string">
            <text:p>Axe 1</text:p>
          </table:table-cell>
          <table:table-cell table:style-name="ce22"/>
          <table:table-cell table:style-name="ce21" office:value-type="string">
            <text:p>Axe 2</text:p>
          </table:table-cell>
          <table:table-cell table:style-name="ce21" office:value-type="string">
            <text:p>Axe 3</text:p>
          </table:table-cell>
          <table:table-cell table:style-name="ce22"/>
          <table:table-cell table:style-name="ce21" office:value-type="string">
            <text:p>Axe 4</text:p>
          </table:table-cell>
          <table:table-cell table:style-name="ce21" office:value-type="string">
            <text:p>Axe 5</text:p>
          </table:table-cell>
          <table:table-cell table:style-name="ce22"/>
          <table:table-cell table:style-name="ce21" office:value-type="string">
            <text:p>Axe 6</text:p>
          </table:table-cell>
          <table:table-cell table:style-name="ce24" office:value-type="string">
            <text:p>6D</text:p>
          </table:table-cell>
          <table:table-cell table:style-name="Default" table:number-columns-repeated="30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/>
          <table:table-cell table:style-name="Default" office:value-type="string">
            <text:p>4D</text:p>
          </table:table-cell>
          <table:table-cell table:style-name="ce25" office:value-type="string">
            <text:p>2nd</text:p>
          </table:table-cell>
          <table:table-cell table:style-name="ce25" office:value-type="string">
            <text:p>OUT</text:p>
          </table:table-cell>
          <table:table-cell table:style-name="ce29" office:value-type="string">
            <text:p>PUT</text:p>
          </table:table-cell>
          <table:table-cell table:style-name="Default" table:number-columns-repeated="26"/>
          <table:table-cell table:number-columns-repeated="983"/>
        </table:table-row>
        <table:table-row table:style-name="ro2">
          <table:table-cell table:style-name="ce20" office:value-type="string">
            <text:p>X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 table:number-columns-repeated="4"/>
          <table:table-cell table:style-name="Default" table:number-columns-repeated="27"/>
          <table:table-cell table:number-columns-repeated="983"/>
        </table:table-row>
        <table:table-row table:style-name="ro2">
          <table:table-cell table:style-name="ce20" office:value-type="string">
            <text:p>X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19" office:value-type="string">
            <text:p>Distance</text:p>
          </table:table-cell>
          <table:table-cell table:style-name="ce26" office:value-type="string">
            <text:p>Axe A</text:p>
          </table:table-cell>
          <table:table-cell table:style-name="ce26" office:value-type="string">
            <text:p>Axe B</text:p>
          </table:table-cell>
          <table:table-cell table:style-name="ce26" office:value-type="string">
            <text:p>Axe C</text:p>
          </table:table-cell>
          <table:table-cell table:style-name="ce26" office:value-type="string">
            <text:p>Axe D</text:p>
          </table:table-cell>
          <table:table-cell table:style-name="ce3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</text:p>
          </table:table-cell>
          <table:table-cell table:style-name="ce7" table:formula="of:=[.H177]/[.H172]" office:value-type="float" office:value="-2">
            <text:p>-2</text:p>
          </table:table-cell>
          <table:table-cell table:style-name="ce7" table:formula="of:=[.H182]/[.H172]" office:value-type="float" office:value="-2">
            <text:p>-2</text:p>
          </table:table-cell>
          <table:table-cell table:style-name="ce7" table:formula="of:=[.H187]/[.H172]" office:value-type="float" office:value="7.00000000000001">
            <text:p>7</text:p>
          </table:table-cell>
          <table:table-cell table:style-name="ce30" table:formula="of:=[.H192]/[.H172]" office:value-type="float" office:value="-2">
            <text:p>-2</text:p>
          </table:table-cell>
          <table:table-cell table:style-name="ce30" table:formula="of:=SUM([.M156:.P156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</text:p>
          </table:table-cell>
          <table:table-cell table:style-name="ce7" table:formula="of:=[.H204]/[.H199]" office:value-type="float" office:value="-2">
            <text:p>-2</text:p>
          </table:table-cell>
          <table:table-cell table:style-name="ce7" table:formula="of:=[.H209]/[.H199]" office:value-type="float" office:value="-2">
            <text:p>-2</text:p>
          </table:table-cell>
          <table:table-cell table:style-name="ce7" table:formula="of:=[.H214]/[.H199]" office:value-type="float" office:value="7.00000000000001">
            <text:p>7</text:p>
          </table:table-cell>
          <table:table-cell table:style-name="ce30" table:formula="of:=[.H219]/[.H199]" office:value-type="float" office:value="-2">
            <text:p>-2</text:p>
          </table:table-cell>
          <table:table-cell table:style-name="ce30" table:formula="of:=SUM([.M157:.P157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I</text:p>
          </table:table-cell>
          <table:table-cell table:style-name="ce7" table:formula="of:=[.H231]/[.H226]" office:value-type="float" office:value="-2">
            <text:p>-2</text:p>
          </table:table-cell>
          <table:table-cell table:style-name="ce7" table:formula="of:=[.H236]/[.H226]" office:value-type="float" office:value="-2">
            <text:p>-2</text:p>
          </table:table-cell>
          <table:table-cell table:style-name="ce7" table:formula="of:=[.H241]/[.H226]" office:value-type="float" office:value="7.00000000000001">
            <text:p>7</text:p>
          </table:table-cell>
          <table:table-cell table:style-name="ce30" table:formula="of:=[.H246]/[.H226]" office:value-type="float" office:value="-2">
            <text:p>-2</text:p>
          </table:table-cell>
          <table:table-cell table:style-name="ce30" table:formula="of:=SUM([.M158:.P158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V</text:p>
          </table:table-cell>
          <table:table-cell table:style-name="ce7" table:formula="of:=[.H258]/[.H253]" office:value-type="float" office:value="0.25">
            <text:p>0,25</text:p>
          </table:table-cell>
          <table:table-cell table:style-name="ce7" table:formula="of:=[.H263]/[.H253]" office:value-type="float" office:value="0.25">
            <text:p>0,25</text:p>
          </table:table-cell>
          <table:table-cell table:style-name="ce7" table:formula="of:=[.H268]/[.H253]" office:value-type="float" office:value="0.250000000000001">
            <text:p>0,25</text:p>
          </table:table-cell>
          <table:table-cell table:style-name="ce30" table:formula="of:=[.H273]/[.H253]" office:value-type="float" office:value="0.25">
            <text:p>0,25</text:p>
          </table:table-cell>
          <table:table-cell table:style-name="ce30" table:formula="of:=SUM([.M159:.P15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</text:p>
          </table:table-cell>
          <table:table-cell table:style-name="ce7" table:formula="of:=[.H285]/[.H280]" office:value-type="float" office:value="0.25">
            <text:p>0,25</text:p>
          </table:table-cell>
          <table:table-cell table:style-name="ce7" table:formula="of:=[.H290]/[.H280]" office:value-type="float" office:value="0.25">
            <text:p>0,25</text:p>
          </table:table-cell>
          <table:table-cell table:style-name="ce7" table:formula="of:=[.H295]/[.H280]" office:value-type="float" office:value="0.250000000000001">
            <text:p>0,25</text:p>
          </table:table-cell>
          <table:table-cell table:style-name="ce30" table:formula="of:=[.H300]/[.H280]" office:value-type="float" office:value="0.25">
            <text:p>0,25</text:p>
          </table:table-cell>
          <table:table-cell table:style-name="ce30" table:formula="of:=SUM([.M160:.P16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</text:p>
          </table:table-cell>
          <table:table-cell table:style-name="ce7" table:formula="of:=[.H312]/[.H307]" office:value-type="float" office:value="0.25">
            <text:p>0,25</text:p>
          </table:table-cell>
          <table:table-cell table:style-name="ce7" table:formula="of:=[.H317]/[.H307]" office:value-type="float" office:value="0.25">
            <text:p>0,25</text:p>
          </table:table-cell>
          <table:table-cell table:style-name="ce7" table:formula="of:=[.H322]/[.H307]" office:value-type="float" office:value="0.250000000000001">
            <text:p>0,25</text:p>
          </table:table-cell>
          <table:table-cell table:style-name="ce30" table:formula="of:=[.H327]/[.H307]" office:value-type="float" office:value="0.25">
            <text:p>0,25</text:p>
          </table:table-cell>
          <table:table-cell table:style-name="ce30" table:formula="of:=SUM([.M161:.P16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</text:p>
          </table:table-cell>
          <table:table-cell table:style-name="ce7" table:formula="of:=[.H339]/[.H334]" office:value-type="float" office:value="0.25">
            <text:p>0,25</text:p>
          </table:table-cell>
          <table:table-cell table:style-name="ce7" table:formula="of:=[.H344]/[.H334]" office:value-type="float" office:value="0.25">
            <text:p>0,25</text:p>
          </table:table-cell>
          <table:table-cell table:style-name="ce7" table:formula="of:=[.H349]/[.H334]" office:value-type="float" office:value="0.250000000000001">
            <text:p>0,25</text:p>
          </table:table-cell>
          <table:table-cell table:style-name="ce30" table:formula="of:=[.H354]/[.H334]" office:value-type="float" office:value="0.25">
            <text:p>0,25</text:p>
          </table:table-cell>
          <table:table-cell table:style-name="ce30" table:formula="of:=SUM([.M162:.P16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I</text:p>
          </table:table-cell>
          <table:table-cell table:style-name="ce7" table:formula="of:=[.H366]/[.H361]" office:value-type="float" office:value="0.25">
            <text:p>0,25</text:p>
          </table:table-cell>
          <table:table-cell table:style-name="ce7" table:formula="of:=[.H371]/[.H361]" office:value-type="float" office:value="0.25">
            <text:p>0,25</text:p>
          </table:table-cell>
          <table:table-cell table:style-name="ce7" table:formula="of:=[.H376]/[.H361]" office:value-type="float" office:value="0.250000000000001">
            <text:p>0,25</text:p>
          </table:table-cell>
          <table:table-cell table:style-name="ce30" table:formula="of:=[.H381]/[.H361]" office:value-type="float" office:value="0.25">
            <text:p>0,25</text:p>
          </table:table-cell>
          <table:table-cell table:style-name="ce30" table:formula="of:=SUM([.M163:.P16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style-name="ce3" table:number-columns-repeated="10"/>
          <table:table-cell table:style-name="ce20" office:value-type="string">
            <text:p>IX</text:p>
          </table:table-cell>
          <table:table-cell table:style-name="ce7" table:formula="of:=[.H393]/[.H388]" office:value-type="float" office:value="0.25">
            <text:p>0,25</text:p>
          </table:table-cell>
          <table:table-cell table:style-name="ce7" table:formula="of:=[.H398]/[.H388]" office:value-type="float" office:value="0.25">
            <text:p>0,25</text:p>
          </table:table-cell>
          <table:table-cell table:style-name="ce7" table:formula="of:=[.H403]/[.H388]" office:value-type="float" office:value="0.250000000000001">
            <text:p>0,25</text:p>
          </table:table-cell>
          <table:table-cell table:style-name="ce30" table:formula="of:=[.H408]/[.H388]" office:value-type="float" office:value="0.25">
            <text:p>0,25</text:p>
          </table:table-cell>
          <table:table-cell table:style-name="ce30" table:formula="of:=SUM([.M164:.P16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</text:p>
          </table:table-cell>
          <table:table-cell table:style-name="ce7" table:formula="of:=[.H420]/[.H415]" office:value-type="float" office:value="0.25">
            <text:p>0,25</text:p>
          </table:table-cell>
          <table:table-cell table:style-name="ce7" table:formula="of:=[.H425]/[.H415]" office:value-type="float" office:value="0.25">
            <text:p>0,25</text:p>
          </table:table-cell>
          <table:table-cell table:style-name="ce7" table:formula="of:=[.H430]/[.H415]" office:value-type="float" office:value="0.250000000000001">
            <text:p>0,25</text:p>
          </table:table-cell>
          <table:table-cell table:style-name="ce30" table:formula="of:=[.H435]/[.H415]" office:value-type="float" office:value="0.25">
            <text:p>0,25</text:p>
          </table:table-cell>
          <table:table-cell table:style-name="ce30" table:formula="of:=SUM([.M165:.P16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1.66666666666667">
            <text:p>1,66666667</text:p>
          </table:table-cell>
          <table:table-cell table:formula="of:=-[.B144]" office:value-type="float" office:value="0.666666666666667">
            <text:p>0,66666667</text:p>
          </table:table-cell>
          <table:table-cell table:formula="of:=-[.B14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0" office:value-type="string">
            <text:p>XI</text:p>
          </table:table-cell>
          <table:table-cell table:style-name="ce7" table:formula="of:=[.H447]/[.H442]" office:value-type="float" office:value="0.25">
            <text:p>0,25</text:p>
          </table:table-cell>
          <table:table-cell table:style-name="ce7" table:formula="of:=[.H452]/[.H442]" office:value-type="float" office:value="0.25">
            <text:p>0,25</text:p>
          </table:table-cell>
          <table:table-cell table:style-name="ce30" table:formula="of:=[.H457]/[.H442]" office:value-type="float" office:value="0.250000000000001">
            <text:p>0,25</text:p>
          </table:table-cell>
          <table:table-cell table:style-name="ce30" table:formula="of:=[.H462]/[.H442]" office:value-type="float" office:value="0.25">
            <text:p>0,25</text:p>
          </table:table-cell>
          <table:table-cell table:style-name="ce30" table:formula="of:=SUM([.M166:.P16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1.66666666666667">
            <text:p>1,66666667</text:p>
          </table:table-cell>
          <table:table-cell table:formula="of:=-[.E144]" office:value-type="float" office:value="0.666666666666667">
            <text:p>0,66666667</text:p>
          </table:table-cell>
          <table:table-cell table:formula="of:=-[.E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</text:p>
          </table:table-cell>
          <table:table-cell table:style-name="ce7" table:formula="of:=[.H474]/[.H469]" office:value-type="float" office:value="0.25">
            <text:p>0,25</text:p>
          </table:table-cell>
          <table:table-cell table:style-name="ce7" table:formula="of:=[.H479]/[.H469]" office:value-type="float" office:value="0.25">
            <text:p>0,25</text:p>
          </table:table-cell>
          <table:table-cell table:style-name="ce30" table:formula="of:=[.H484]/[.H469]" office:value-type="float" office:value="0.250000000000001">
            <text:p>0,25</text:p>
          </table:table-cell>
          <table:table-cell table:style-name="ce30" table:formula="of:=[.H489]/[.H469]" office:value-type="float" office:value="0.25">
            <text:p>0,25</text:p>
          </table:table-cell>
          <table:table-cell table:style-name="ce30" table:formula="of:=SUM([.M167:.P16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4]" office:value-type="float" office:value="0.666666666666667">
            <text:p>0,66666667</text:p>
          </table:table-cell>
          <table:table-cell table:formula="of:=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I</text:p>
          </table:table-cell>
          <table:table-cell table:style-name="ce27" table:formula="of:=[.H501]/[.H496]" office:value-type="float" office:value="0.25">
            <text:p>0,25</text:p>
          </table:table-cell>
          <table:table-cell table:style-name="ce27" table:formula="of:=[.H506]/[.H496]" office:value-type="float" office:value="0.25">
            <text:p>0,25</text:p>
          </table:table-cell>
          <table:table-cell table:style-name="ce31" table:formula="of:=[.H511]/[.H496]" office:value-type="float" office:value="0.250000000000001">
            <text:p>0,25</text:p>
          </table:table-cell>
          <table:table-cell table:style-name="ce31" table:formula="of:=[.H516]/[.H496]" office:value-type="float" office:value="0.25">
            <text:p>0,25</text:p>
          </table:table-cell>
          <table:table-cell table:style-name="ce30" table:formula="of:=SUM([.M168:.P16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style-name="ce20" office:value-type="string">
            <text:p>XIV</text:p>
          </table:table-cell>
          <table:table-cell table:style-name="ce7" table:formula="of:=[.H528]/[.H523]" office:value-type="float" office:value="0.25">
            <text:p>0,25</text:p>
          </table:table-cell>
          <table:table-cell table:style-name="ce7" table:formula="of:=[.H533]/[.H523]" office:value-type="float" office:value="0.25">
            <text:p>0,25</text:p>
          </table:table-cell>
          <table:table-cell table:style-name="ce30" table:formula="of:=[.H538]/[.H523]" office:value-type="float" office:value="0.250000000000001">
            <text:p>0,25</text:p>
          </table:table-cell>
          <table:table-cell table:style-name="ce30" table:formula="of:=[.H543]/[.H523]" office:value-type="float" office:value="0.25">
            <text:p>0,25</text:p>
          </table:table-cell>
          <table:table-cell table:style-name="ce30" table:formula="of:=SUM([.M169:.P16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V</text:p>
          </table:table-cell>
          <table:table-cell table:style-name="ce7" table:formula="of:=[.H555]/[.H550]" office:value-type="float" office:value="0.25">
            <text:p>0,25</text:p>
          </table:table-cell>
          <table:table-cell table:style-name="ce7" table:formula="of:=[.H560]/[.H550]" office:value-type="float" office:value="0.25">
            <text:p>0,25</text:p>
          </table:table-cell>
          <table:table-cell table:style-name="ce30" table:formula="of:=[.H565]/[.H550]" office:value-type="float" office:value="0.250000000000001">
            <text:p>0,25</text:p>
          </table:table-cell>
          <table:table-cell table:style-name="ce30" table:formula="of:=[.H570]/[.H550]" office:value-type="float" office:value="0.25">
            <text:p>0,25</text:p>
          </table:table-cell>
          <table:table-cell table:style-name="ce30" table:formula="of:=SUM([.M170:.P17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</text:p>
          </table:table-cell>
          <table:table-cell table:formula="of:=1-[.B144]" office:value-type="float" office:value="1.66666666666667">
            <text:p>1,66666667</text:p>
          </table:table-cell>
          <table:table-cell table:formula="of:=-[.B144]" office:value-type="float" office:value="0.666666666666667">
            <text:p>0,66666667</text:p>
          </table:table-cell>
          <table:table-cell table:formula="of:=-[.B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0" office:value-type="string">
            <text:p>XVI</text:p>
          </table:table-cell>
          <table:table-cell table:style-name="ce7" table:formula="of:=[.H582]/[.H577]" office:value-type="float" office:value="0.25">
            <text:p>0,25</text:p>
          </table:table-cell>
          <table:table-cell table:style-name="ce7" table:formula="of:=[.H587]/[.H577]" office:value-type="float" office:value="0.25">
            <text:p>0,25</text:p>
          </table:table-cell>
          <table:table-cell table:style-name="ce30" table:formula="of:=[.H592]/[.H577]" office:value-type="float" office:value="0.250000000000001">
            <text:p>0,25</text:p>
          </table:table-cell>
          <table:table-cell table:style-name="ce30" table:formula="of:=[.H597]/[.H577]" office:value-type="float" office:value="0.25">
            <text:p>0,25</text:p>
          </table:table-cell>
          <table:table-cell table:style-name="ce30" table:formula="of:=SUM([.M171:.P17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1.66666666666667">
            <text:p>1,66666667</text:p>
          </table:table-cell>
          <table:table-cell table:formula="of:=-[.E144]" office:value-type="float" office:value="0.666666666666667">
            <text:p>0,66666667</text:p>
          </table:table-cell>
          <table:table-cell table:formula="of:=-[.E144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171:.E174])" office:value-type="float" office:value="-0.37037037037037">
            <text:p>-0,37037037</text:p>
          </table:table-cell>
          <table:table-cell table:number-columns-repeated="3"/>
          <table:table-cell table:style-name="ce20" office:value-type="string">
            <text:p>XVII</text:p>
          </table:table-cell>
          <table:table-cell table:style-name="ce7" table:formula="of:=[.H609]/[.H604]" office:value-type="float" office:value="0.25">
            <text:p>0,25</text:p>
          </table:table-cell>
          <table:table-cell table:style-name="ce7" table:formula="of:=[.H614]/[.H604]" office:value-type="float" office:value="0.25">
            <text:p>0,25</text:p>
          </table:table-cell>
          <table:table-cell table:style-name="ce30" table:formula="of:=[.H619]/[.H604]" office:value-type="float" office:value="0.250000000000001">
            <text:p>0,25</text:p>
          </table:table-cell>
          <table:table-cell table:style-name="ce30" table:formula="of:=[.H624]/[.H604]" office:value-type="float" office:value="0.25">
            <text:p>0,25</text:p>
          </table:table-cell>
          <table:table-cell table:style-name="ce30" table:formula="of:=SUM([.M172:.P17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4]" office:value-type="float" office:value="0.666666666666667">
            <text:p>0,66666667</text:p>
          </table:table-cell>
          <table:table-cell table:formula="of:=-[.H144]" office:value-type="float" office:value="0.666666666666667">
            <text:p>0,66666667</text:p>
          </table:table-cell>
          <table:table-cell table:number-columns-repeated="6"/>
          <table:table-cell table:style-name="ce20" office:value-type="string">
            <text:p>XVIII</text:p>
          </table:table-cell>
          <table:table-cell table:style-name="ce7" table:formula="of:=[.H636]/[.H631]" office:value-type="float" office:value="0.25">
            <text:p>0,25</text:p>
          </table:table-cell>
          <table:table-cell table:style-name="ce7" table:formula="of:=[.H641]/[.H631]" office:value-type="float" office:value="0.25">
            <text:p>0,25</text:p>
          </table:table-cell>
          <table:table-cell table:style-name="ce30" table:formula="of:=[.H646]/[.H631]" office:value-type="float" office:value="0.250000000000001">
            <text:p>0,25</text:p>
          </table:table-cell>
          <table:table-cell table:style-name="ce30" table:formula="of:=[.H651]/[.H631]" office:value-type="float" office:value="0.25">
            <text:p>0,25</text:p>
          </table:table-cell>
          <table:table-cell table:style-name="ce30" table:formula="of:=SUM([.M173:.P17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style-name="ce20" office:value-type="string">
            <text:p>XIX</text:p>
          </table:table-cell>
          <table:table-cell table:style-name="ce7" table:formula="of:=[.H663]/[.H658]" office:value-type="float" office:value="0.25">
            <text:p>0,25</text:p>
          </table:table-cell>
          <table:table-cell table:style-name="ce7" table:formula="of:=[.H668]/[.H658]" office:value-type="float" office:value="0.25">
            <text:p>0,25</text:p>
          </table:table-cell>
          <table:table-cell table:style-name="ce30" table:formula="of:=[.H673]/[.H658]" office:value-type="float" office:value="0.250000000000001">
            <text:p>0,25</text:p>
          </table:table-cell>
          <table:table-cell table:style-name="ce30" table:formula="of:=[.H678]/[.H658]" office:value-type="float" office:value="0.25">
            <text:p>0,25</text:p>
          </table:table-cell>
          <table:table-cell table:style-name="ce30" table:formula="of:=SUM([.M174:.P17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X</text:p>
          </table:table-cell>
          <table:table-cell table:style-name="ce7" table:formula="of:=[.H690]/[.H685]" office:value-type="float" office:value="0.25">
            <text:p>0,25</text:p>
          </table:table-cell>
          <table:table-cell table:style-name="ce7" table:formula="of:=[.H695]/[.H685]" office:value-type="float" office:value="0.25">
            <text:p>0,25</text:p>
          </table:table-cell>
          <table:table-cell table:style-name="ce30" table:formula="of:=[.H700]/[.H685]" office:value-type="float" office:value="0.250000000000001">
            <text:p>0,25</text:p>
          </table:table-cell>
          <table:table-cell table:style-name="ce30" table:formula="of:=[.H705]/[.H685]" office:value-type="float" office:value="0.25">
            <text:p>0,25</text:p>
          </table:table-cell>
          <table:table-cell table:style-name="ce30" table:formula="of:=SUM([.M175:.P17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4]" office:value-type="float" office:value="0.666666666666667">
            <text:p>0,66666667</text:p>
          </table:table-cell>
          <table:table-cell table:formula="of:=-[.B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1.66666666666667">
            <text:p>1,66666667</text:p>
          </table:table-cell>
          <table:table-cell table:formula="of:=-[.E144]" office:value-type="float" office:value="0.666666666666667">
            <text:p>0,66666667</text:p>
          </table:table-cell>
          <table:table-cell table:formula="of:=-[.E144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176:.E179])" office:value-type="float" office:value="0.740740740740742">
            <text:p>0,74074074</text:p>
          </table:table-cell>
          <table:table-cell table:number-columns-repeated="6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4]" office:value-type="float" office:value="0.666666666666667">
            <text:p>0,66666667</text:p>
          </table:table-cell>
          <table:table-cell table:formula="of:=-[.H144]" office:value-type="float" office:value="0.666666666666667">
            <text:p>0,66666667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4]" office:value-type="float" office:value="0.666666666666667">
            <text:p>0,66666667</text:p>
          </table:table-cell>
          <table:table-cell table:formula="of:=-[.E144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181:.E184])" office:value-type="float" office:value="0.740740740740742">
            <text:p>0,74074074</text:p>
          </table:table-cell>
          <table:table-cell table:number-columns-repeated="6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4]" office:value-type="float" office:value="0.666666666666667">
            <text:p>0,66666667</text:p>
          </table:table-cell>
          <table:table-cell table:formula="of:=-[.H144]" office:value-type="float" office:value="0.666666666666667">
            <text:p>0,66666667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1.66666666666667">
            <text:p>1,66666667</text:p>
          </table:table-cell>
          <table:table-cell table:formula="of:=-[.B14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4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186:.E189])" office:value-type="float" office:value="-2.5925925925926">
            <text:p>-2,59259259</text:p>
          </table:table-cell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4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1.66666666666667">
            <text:p>1,66666667</text:p>
          </table:table-cell>
          <table:table-cell table:formula="of:=-[.B144]" office:value-type="float" office:value="0.666666666666667">
            <text:p>0,66666667</text:p>
          </table:table-cell>
          <table:table-cell table:formula="of:=-[.B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1.66666666666667">
            <text:p>1,66666667</text:p>
          </table:table-cell>
          <table:table-cell table:formula="of:=-[.E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91:.E194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</text:p>
          </table:table-cell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198:.E201])" office:value-type="float" office:value="-0.37037037037037">
            <text:p>-0,3703703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203:.E206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208:.E211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213:.E216])" office:value-type="float" office:value="-2.5925925925926">
            <text:p>-2,59259259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18:.E221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I</text:p>
          </table:table-cell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225:.E228])" office:value-type="float" office:value="-0.37037037037037">
            <text:p>-0,3703703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230:.E233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235:.E238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240:.E243])" office:value-type="float" office:value="-2.5925925925926">
            <text:p>-2,59259259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45:.E248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V</text:p>
          </table:table-cell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52:.E255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57:.E26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62:.E26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67:.E270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72:.E275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</text:p>
          </table:table-cell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79:.E282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84:.E28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89:.E29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94:.E297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99:.E302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</text:p>
          </table:table-cell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06:.E309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11:.E31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16:.E31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21:.E324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26:.E329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</text:p>
          </table:table-cell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33:.E336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38:.E34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43:.E34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48:.E351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53:.E356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I</text:p>
          </table:table-cell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60:.E363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65:.E36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70:.E37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75:.E378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80:.E383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X</text:p>
          </table:table-cell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87:.E390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92:.E39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97:.E40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02:.E405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07:.E410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</text:p>
          </table:table-cell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14:.E417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19:.E42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24:.E42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29:.E432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34:.E437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</text:p>
          </table:table-cell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41:.E444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46:.E44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51:.E45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56:.E459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61:.E464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</text:p>
          </table:table-cell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68:.E471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73:.E47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78:.E48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83:.E486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88:.E491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I</text:p>
          </table:table-cell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95:.E498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00:.E50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05:.E50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10:.E513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15:.E518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V</text:p>
          </table:table-cell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22:.E525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27:.E53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32:.E53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37:.E540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42:.E545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</text:p>
          </table:table-cell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49:.E552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54:.E55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59:.E56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64:.E567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69:.E572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</text:p>
          </table:table-cell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76:.E579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81:.E58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86:.E58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91:.E594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96:.E599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I</text:p>
          </table:table-cell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03:.E606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08:.E61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13:.E61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18:.E621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23:.E626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VIII</text:p>
          </table:table-cell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30:.E633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35:.E63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40:.E64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45:.E648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50:.E653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IX</text:p>
          </table:table-cell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57:.E660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62:.E66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67:.E67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72:.E675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77:.E680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X</text:p>
          </table:table-cell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84:.E687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89:.E69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94:.E69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99:.E702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704:.E707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 table:number-rows-repeated="10478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9" table:default-cell-style-name="ce1"/>
        <table:table-column table:style-name="co2" table:number-columns-repeated="8" table:default-cell-style-name="ce1"/>
        <table:table-column table:style-name="co20" table:number-columns-repeated="2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2"/>
        <table:table-column table:style-name="co19" table:default-cell-style-name="ce3"/>
        <table:table-column table:style-name="co10" table:default-cell-style-name="ce1"/>
        <table:table-column table:style-name="co25" table:default-cell-style-name="ce1"/>
        <table:table-column table:style-name="co7" table:default-cell-style-name="ce1"/>
        <table:table-column table:style-name="co25" table:number-columns-repeated="2" table:default-cell-style-name="ce1"/>
        <table:table-column table:style-name="co7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25" table:default-cell-style-name="ce1"/>
        <table:table-column table:style-name="co12" table:default-cell-style-name="ce1"/>
        <table:table-column table:style-name="co2" table:number-columns-repeated="5" table:default-cell-style-name="ce1"/>
        <table:table-column table:style-name="co12" table:default-cell-style-name="ce1"/>
        <table:table-column table:style-name="co2" table:number-columns-repeated="990" table:default-cell-style-name="ce1"/>
        <table:table-row table:style-name="ro2">
          <table:table-cell table:number-columns-repeated="3"/>
          <table:table-cell table:style-name="ce3" table:number-columns-repeated="4"/>
          <table:table-cell table:style-name="Default" table:number-columns-repeated="34"/>
          <table:table-cell table:number-columns-repeated="983"/>
        </table:table-row>
        <table:table-row table:style-name="ro2" table:number-rows-repeated="3">
          <table:table-cell table:number-columns-repeated="3"/>
          <table:table-cell table:style-name="ce3" table:number-columns-repeated="3"/>
          <table:table-cell table:style-name="Default" table:number-columns-repeated="35"/>
          <table:table-cell table:number-columns-repeated="983"/>
        </table:table-row>
        <table:table-row table:style-name="ro2" table:number-rows-repeated="2">
          <table:table-cell table:number-columns-repeated="7"/>
          <table:table-cell table:style-name="Default" table:number-columns-repeated="34"/>
          <table:table-cell table:number-columns-repeated="983"/>
        </table:table-row>
        <table:table-row table:style-name="ro1">
          <table:table-cell table:number-columns-repeated="3"/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U</text:p>
          </table:table-cell>
          <table:table-cell table:style-name="ce9" office:value-type="string">
            <text:p>T</text:p>
          </table:table-cell>
          <table:table-cell table:style-name="ce7" office:value-type="string">
            <text:p>FROM</text:p>
          </table:table-cell>
          <table:table-cell table:style-name="ce7" office:value-type="string">
            <text:p>Sheet1</text:p>
          </table:table-cell>
          <table:table-cell table:style-name="ce7" office:value-type="string">
            <text:p>3 times</text:p>
          </table:table-cell>
          <table:table-cell table:style-name="ce3" table:number-columns-repeated="3"/>
          <table:table-cell table:style-name="Default" table:number-columns-repeated="27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1">
          <table:table-cell table:style-name="ce19" office:value-type="string">
            <text:p>Axes</text:p>
          </table:table-cell>
          <table:table-cell table:style-name="ce21" office:value-type="string">
            <text:p>Axe 1</text:p>
          </table:table-cell>
          <table:table-cell table:style-name="ce22"/>
          <table:table-cell table:style-name="ce21" office:value-type="string">
            <text:p>Axe 2</text:p>
          </table:table-cell>
          <table:table-cell table:style-name="ce21" office:value-type="string">
            <text:p>Axe 3</text:p>
          </table:table-cell>
          <table:table-cell table:style-name="ce22"/>
          <table:table-cell table:style-name="ce21" office:value-type="string">
            <text:p>Axe 4</text:p>
          </table:table-cell>
          <table:table-cell table:style-name="ce21" office:value-type="string">
            <text:p>Axe 5</text:p>
          </table:table-cell>
          <table:table-cell table:style-name="ce22"/>
          <table:table-cell table:style-name="ce21" office:value-type="string">
            <text:p>Axe 6</text:p>
          </table:table-cell>
          <table:table-cell table:style-name="ce24" office:value-type="string">
            <text:p>6D</text:p>
          </table:table-cell>
          <table:table-cell table:style-name="Default" table:number-columns-repeated="30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2"/>
          <table:table-cell table:style-name="ce24" office:value-type="string">
            <text:p>4D</text:p>
          </table:table-cell>
          <table:table-cell table:style-name="ce25" office:value-type="string">
            <text:p>OUT</text:p>
          </table:table-cell>
          <table:table-cell table:style-name="ce29" office:value-type="string">
            <text:p>PUT</text:p>
          </table:table-cell>
          <table:table-cell table:style-name="Default" table:number-columns-repeated="26"/>
          <table:table-cell table:number-columns-repeated="983"/>
        </table:table-row>
        <table:table-row table:style-name="ro2">
          <table:table-cell table:style-name="ce20" office:value-type="string">
            <text:p>X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table:number-columns-repeated="4"/>
          <table:table-cell table:style-name="Default" table:number-columns-repeated="27"/>
          <table:table-cell table:number-columns-repeated="983"/>
        </table:table-row>
        <table:table-row table:style-name="ro1">
          <table:table-cell table:style-name="ce20" office:value-type="string">
            <text:p>X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19" office:value-type="string">
            <text:p>Distance</text:p>
          </table:table-cell>
          <table:table-cell table:style-name="ce26" office:value-type="string">
            <text:p>Axe A</text:p>
          </table:table-cell>
          <table:table-cell table:style-name="ce26" office:value-type="string">
            <text:p>Axe B</text:p>
          </table:table-cell>
          <table:table-cell table:style-name="ce26" office:value-type="string">
            <text:p>Axe C</text:p>
          </table:table-cell>
          <table:table-cell table:style-name="ce26" office:value-type="string">
            <text:p>Axe D</text:p>
          </table:table-cell>
          <table:table-cell table:style-name="ce3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</text:p>
          </table:table-cell>
          <table:table-cell table:style-name="ce7" table:formula="of:=[.H44]/[.H39]" office:value-type="float" office:value="-2">
            <text:p>-2</text:p>
          </table:table-cell>
          <table:table-cell table:style-name="ce7" table:formula="of:=[.H49]/[.H39]" office:value-type="float" office:value="-2">
            <text:p>-2</text:p>
          </table:table-cell>
          <table:table-cell table:style-name="ce7" table:formula="of:=[.H54]/[.H39]" office:value-type="float" office:value="7">
            <text:p>7</text:p>
          </table:table-cell>
          <table:table-cell table:style-name="ce30" table:formula="of:=[.H59]/[.H39]" office:value-type="float" office:value="-2">
            <text:p>-2</text:p>
          </table:table-cell>
          <table:table-cell table:style-name="ce30" table:formula="of:=SUM([.M23:.P2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</text:p>
          </table:table-cell>
          <table:table-cell table:style-name="ce7" table:formula="of:=[.H71]/[.H66]" office:value-type="float" office:value="-2">
            <text:p>-2</text:p>
          </table:table-cell>
          <table:table-cell table:style-name="ce7" table:formula="of:=[.H76]/[.H66]" office:value-type="float" office:value="-2">
            <text:p>-2</text:p>
          </table:table-cell>
          <table:table-cell table:style-name="ce7" table:formula="of:=[.H81]/[.H66]" office:value-type="float" office:value="7">
            <text:p>7</text:p>
          </table:table-cell>
          <table:table-cell table:style-name="ce30" table:formula="of:=[.H86]/[.H66]" office:value-type="float" office:value="-2">
            <text:p>-2</text:p>
          </table:table-cell>
          <table:table-cell table:style-name="ce30" table:formula="of:=SUM([.M24:.P2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I</text:p>
          </table:table-cell>
          <table:table-cell table:style-name="ce7" table:formula="of:=[.H98]/[.H93]" office:value-type="float" office:value="-2">
            <text:p>-2</text:p>
          </table:table-cell>
          <table:table-cell table:style-name="ce7" table:formula="of:=[.H103]/[.H93]" office:value-type="float" office:value="-2">
            <text:p>-2</text:p>
          </table:table-cell>
          <table:table-cell table:style-name="ce7" table:formula="of:=[.H108]/[.H93]" office:value-type="float" office:value="7">
            <text:p>7</text:p>
          </table:table-cell>
          <table:table-cell table:style-name="ce30" table:formula="of:=[.H113]/[.H93]" office:value-type="float" office:value="-2">
            <text:p>-2</text:p>
          </table:table-cell>
          <table:table-cell table:style-name="ce30" table:formula="of:=SUM([.M25:.P2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V</text:p>
          </table:table-cell>
          <table:table-cell table:style-name="ce7" table:formula="of:=[.H125]/[.H120]" office:value-type="float" office:value="0.25">
            <text:p>0,25</text:p>
          </table:table-cell>
          <table:table-cell table:style-name="ce7" table:formula="of:=[.H130]/[.H120]" office:value-type="float" office:value="0.25">
            <text:p>0,25</text:p>
          </table:table-cell>
          <table:table-cell table:style-name="ce7" table:formula="of:=[.H135]/[.H120]" office:value-type="float" office:value="0.25">
            <text:p>0,25</text:p>
          </table:table-cell>
          <table:table-cell table:style-name="ce30" table:formula="of:=[.H140]/[.H120]" office:value-type="float" office:value="0.25">
            <text:p>0,25</text:p>
          </table:table-cell>
          <table:table-cell table:style-name="ce30" table:formula="of:=SUM([.M26:.P2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</text:p>
          </table:table-cell>
          <table:table-cell table:style-name="ce7" table:formula="of:=[.H152]/[.H147]" office:value-type="float" office:value="0.25">
            <text:p>0,25</text:p>
          </table:table-cell>
          <table:table-cell table:style-name="ce7" table:formula="of:=[.H157]/[.H147]" office:value-type="float" office:value="0.25">
            <text:p>0,25</text:p>
          </table:table-cell>
          <table:table-cell table:style-name="ce7" table:formula="of:=[.H162]/[.H147]" office:value-type="float" office:value="0.25">
            <text:p>0,25</text:p>
          </table:table-cell>
          <table:table-cell table:style-name="ce30" table:formula="of:=[.H167]/[.H147]" office:value-type="float" office:value="0.25">
            <text:p>0,25</text:p>
          </table:table-cell>
          <table:table-cell table:style-name="ce30" table:formula="of:=SUM([.M27:.P2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</text:p>
          </table:table-cell>
          <table:table-cell table:style-name="ce7" table:formula="of:=[.H179]/[.H174]" office:value-type="float" office:value="0.25">
            <text:p>0,25</text:p>
          </table:table-cell>
          <table:table-cell table:style-name="ce7" table:formula="of:=[.H184]/[.H174]" office:value-type="float" office:value="0.25">
            <text:p>0,25</text:p>
          </table:table-cell>
          <table:table-cell table:style-name="ce7" table:formula="of:=[.H189]/[.H174]" office:value-type="float" office:value="0.25">
            <text:p>0,25</text:p>
          </table:table-cell>
          <table:table-cell table:style-name="ce30" table:formula="of:=[.H194]/[.H174]" office:value-type="float" office:value="0.25">
            <text:p>0,25</text:p>
          </table:table-cell>
          <table:table-cell table:style-name="ce30" table:formula="of:=SUM([.M28:.P2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</text:p>
          </table:table-cell>
          <table:table-cell table:style-name="ce7" table:formula="of:=[.H206]/[.H201]" office:value-type="float" office:value="0.25">
            <text:p>0,25</text:p>
          </table:table-cell>
          <table:table-cell table:style-name="ce7" table:formula="of:=[.H211]/[.H201]" office:value-type="float" office:value="0.25">
            <text:p>0,25</text:p>
          </table:table-cell>
          <table:table-cell table:style-name="ce7" table:formula="of:=[.H216]/[.H201]" office:value-type="float" office:value="0.25">
            <text:p>0,25</text:p>
          </table:table-cell>
          <table:table-cell table:style-name="ce30" table:formula="of:=[.H221]/[.H201]" office:value-type="float" office:value="0.25">
            <text:p>0,25</text:p>
          </table:table-cell>
          <table:table-cell table:style-name="ce30" table:formula="of:=SUM([.M29:.P2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I</text:p>
          </table:table-cell>
          <table:table-cell table:style-name="ce7" table:formula="of:=[.H233]/[.H228]" office:value-type="float" office:value="0.25">
            <text:p>0,25</text:p>
          </table:table-cell>
          <table:table-cell table:style-name="ce7" table:formula="of:=[.H238]/[.H228]" office:value-type="float" office:value="0.25">
            <text:p>0,25</text:p>
          </table:table-cell>
          <table:table-cell table:style-name="ce7" table:formula="of:=[.H243]/[.H228]" office:value-type="float" office:value="0.25">
            <text:p>0,25</text:p>
          </table:table-cell>
          <table:table-cell table:style-name="ce30" table:formula="of:=[.H248]/[.H228]" office:value-type="float" office:value="0.25">
            <text:p>0,25</text:p>
          </table:table-cell>
          <table:table-cell table:style-name="ce30" table:formula="of:=SUM([.M30:.P3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style-name="ce3" table:number-columns-repeated="10"/>
          <table:table-cell table:style-name="ce20" office:value-type="string">
            <text:p>IX</text:p>
          </table:table-cell>
          <table:table-cell table:style-name="ce7" table:formula="of:=[.H260]/[.H255]" office:value-type="float" office:value="0.25">
            <text:p>0,25</text:p>
          </table:table-cell>
          <table:table-cell table:style-name="ce7" table:formula="of:=[.H265]/[.H255]" office:value-type="float" office:value="0.25">
            <text:p>0,25</text:p>
          </table:table-cell>
          <table:table-cell table:style-name="ce7" table:formula="of:=[.H270]/[.H255]" office:value-type="float" office:value="0.25">
            <text:p>0,25</text:p>
          </table:table-cell>
          <table:table-cell table:style-name="ce30" table:formula="of:=[.H275]/[.H255]" office:value-type="float" office:value="0.25">
            <text:p>0,25</text:p>
          </table:table-cell>
          <table:table-cell table:style-name="ce30" table:formula="of:=SUM([.M31:.P3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</text:p>
          </table:table-cell>
          <table:table-cell table:style-name="ce7" table:formula="of:=[.H287]/[.H282]" office:value-type="float" office:value="0.25">
            <text:p>0,25</text:p>
          </table:table-cell>
          <table:table-cell table:style-name="ce7" table:formula="of:=[.H292]/[.H282]" office:value-type="float" office:value="0.25">
            <text:p>0,25</text:p>
          </table:table-cell>
          <table:table-cell table:style-name="ce7" table:formula="of:=[.H297]/[.H282]" office:value-type="float" office:value="0.25">
            <text:p>0,25</text:p>
          </table:table-cell>
          <table:table-cell table:style-name="ce30" table:formula="of:=[.H302]/[.H282]" office:value-type="float" office:value="0.25">
            <text:p>0,25</text:p>
          </table:table-cell>
          <table:table-cell table:style-name="ce30" table:formula="of:=SUM([.M32:.P3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0" office:value-type="string">
            <text:p>XI</text:p>
          </table:table-cell>
          <table:table-cell table:style-name="ce7" table:formula="of:=[.H314]/[.H309]" office:value-type="float" office:value="0.25">
            <text:p>0,25</text:p>
          </table:table-cell>
          <table:table-cell table:style-name="ce7" table:formula="of:=[.H319]/[.H309]" office:value-type="float" office:value="0.25">
            <text:p>0,25</text:p>
          </table:table-cell>
          <table:table-cell table:style-name="ce30" table:formula="of:=[.H324]/[.H309]" office:value-type="float" office:value="0.25">
            <text:p>0,25</text:p>
          </table:table-cell>
          <table:table-cell table:style-name="ce30" table:formula="of:=[.H329]/[.H309]" office:value-type="float" office:value="0.25">
            <text:p>0,25</text:p>
          </table:table-cell>
          <table:table-cell table:style-name="ce30" table:formula="of:=SUM([.M33:.P3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</text:p>
          </table:table-cell>
          <table:table-cell table:style-name="ce7" table:formula="of:=[.H341]/[.H336]" office:value-type="float" office:value="0.25">
            <text:p>0,25</text:p>
          </table:table-cell>
          <table:table-cell table:style-name="ce7" table:formula="of:=[.H346]/[.H336]" office:value-type="float" office:value="0.25">
            <text:p>0,25</text:p>
          </table:table-cell>
          <table:table-cell table:style-name="ce30" table:formula="of:=[.H351]/[.H336]" office:value-type="float" office:value="0.25">
            <text:p>0,25</text:p>
          </table:table-cell>
          <table:table-cell table:style-name="ce30" table:formula="of:=[.H356]/[.H336]" office:value-type="float" office:value="0.25">
            <text:p>0,25</text:p>
          </table:table-cell>
          <table:table-cell table:style-name="ce30" table:formula="of:=SUM([.M34:.P3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I</text:p>
          </table:table-cell>
          <table:table-cell table:style-name="ce27" table:formula="of:=[.H368]/[.H363]" office:value-type="float" office:value="0.25">
            <text:p>0,25</text:p>
          </table:table-cell>
          <table:table-cell table:style-name="ce27" table:formula="of:=[.H373]/[.H363]" office:value-type="float" office:value="0.25">
            <text:p>0,25</text:p>
          </table:table-cell>
          <table:table-cell table:style-name="ce31" table:formula="of:=[.H378]/[.H363]" office:value-type="float" office:value="0.25">
            <text:p>0,25</text:p>
          </table:table-cell>
          <table:table-cell table:style-name="ce31" table:formula="of:=[.H383]/[.H363]" office:value-type="float" office:value="0.25">
            <text:p>0,25</text:p>
          </table:table-cell>
          <table:table-cell table:style-name="ce30" table:formula="of:=SUM([.M35:.P3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style-name="ce20" office:value-type="string">
            <text:p>XIV</text:p>
          </table:table-cell>
          <table:table-cell table:style-name="ce7" table:formula="of:=[.H395]/[.H390]" office:value-type="float" office:value="0.25">
            <text:p>0,25</text:p>
          </table:table-cell>
          <table:table-cell table:style-name="ce7" table:formula="of:=[.H400]/[.H390]" office:value-type="float" office:value="0.25">
            <text:p>0,25</text:p>
          </table:table-cell>
          <table:table-cell table:style-name="ce30" table:formula="of:=[.H405]/[.H390]" office:value-type="float" office:value="0.25">
            <text:p>0,25</text:p>
          </table:table-cell>
          <table:table-cell table:style-name="ce30" table:formula="of:=[.H410]/[.H390]" office:value-type="float" office:value="0.25">
            <text:p>0,25</text:p>
          </table:table-cell>
          <table:table-cell table:style-name="ce30" table:formula="of:=SUM([.M36:.P3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V</text:p>
          </table:table-cell>
          <table:table-cell table:style-name="ce7" table:formula="of:=[.H422]/[.H417]" office:value-type="float" office:value="0.25">
            <text:p>0,25</text:p>
          </table:table-cell>
          <table:table-cell table:style-name="ce7" table:formula="of:=[.H427]/[.H417]" office:value-type="float" office:value="0.25">
            <text:p>0,25</text:p>
          </table:table-cell>
          <table:table-cell table:style-name="ce30" table:formula="of:=[.H432]/[.H417]" office:value-type="float" office:value="0.25">
            <text:p>0,25</text:p>
          </table:table-cell>
          <table:table-cell table:style-name="ce30" table:formula="of:=[.H437]/[.H417]" office:value-type="float" office:value="0.25">
            <text:p>0,25</text:p>
          </table:table-cell>
          <table:table-cell table:style-name="ce30" table:formula="of:=SUM([.M37:.P3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</text:p>
          </table:table-cell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0" office:value-type="string">
            <text:p>XVI</text:p>
          </table:table-cell>
          <table:table-cell table:style-name="ce7" table:formula="of:=[.H449]/[.H444]" office:value-type="float" office:value="0.25">
            <text:p>0,25</text:p>
          </table:table-cell>
          <table:table-cell table:style-name="ce7" table:formula="of:=[.H454]/[.H444]" office:value-type="float" office:value="0.25">
            <text:p>0,25</text:p>
          </table:table-cell>
          <table:table-cell table:style-name="ce30" table:formula="of:=[.H459]/[.H444]" office:value-type="float" office:value="0.25">
            <text:p>0,25</text:p>
          </table:table-cell>
          <table:table-cell table:style-name="ce30" table:formula="of:=[.H464]/[.H444]" office:value-type="float" office:value="0.25">
            <text:p>0,25</text:p>
          </table:table-cell>
          <table:table-cell table:style-name="ce30" table:formula="of:=SUM([.M38:.P3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38:.E41])" office:value-type="float" office:value="-0.37037037037037">
            <text:p>-0,37037037</text:p>
          </table:table-cell>
          <table:table-cell table:number-columns-repeated="3"/>
          <table:table-cell table:style-name="ce20" office:value-type="string">
            <text:p>XVII</text:p>
          </table:table-cell>
          <table:table-cell table:style-name="ce7" table:formula="of:=[.H476]/[.H471]" office:value-type="float" office:value="0.25">
            <text:p>0,25</text:p>
          </table:table-cell>
          <table:table-cell table:style-name="ce7" table:formula="of:=[.H481]/[.H471]" office:value-type="float" office:value="0.25">
            <text:p>0,25</text:p>
          </table:table-cell>
          <table:table-cell table:style-name="ce30" table:formula="of:=[.H486]/[.H471]" office:value-type="float" office:value="0.25">
            <text:p>0,25</text:p>
          </table:table-cell>
          <table:table-cell table:style-name="ce30" table:formula="of:=[.H491]/[.H471]" office:value-type="float" office:value="0.25">
            <text:p>0,25</text:p>
          </table:table-cell>
          <table:table-cell table:style-name="ce30" table:formula="of:=SUM([.M39:.P3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6"/>
          <table:table-cell table:style-name="ce20" office:value-type="string">
            <text:p>XVIII</text:p>
          </table:table-cell>
          <table:table-cell table:style-name="ce7" table:formula="of:=[.H503]/[.H498]" office:value-type="float" office:value="0.25">
            <text:p>0,25</text:p>
          </table:table-cell>
          <table:table-cell table:style-name="ce7" table:formula="of:=[.H508]/[.H498]" office:value-type="float" office:value="0.25">
            <text:p>0,25</text:p>
          </table:table-cell>
          <table:table-cell table:style-name="ce30" table:formula="of:=[.H513]/[.H498]" office:value-type="float" office:value="0.25">
            <text:p>0,25</text:p>
          </table:table-cell>
          <table:table-cell table:style-name="ce30" table:formula="of:=[.H518]/[.H498]" office:value-type="float" office:value="0.25">
            <text:p>0,25</text:p>
          </table:table-cell>
          <table:table-cell table:style-name="ce30" table:formula="of:=SUM([.M40:.P4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style-name="ce20" office:value-type="string">
            <text:p>XIX</text:p>
          </table:table-cell>
          <table:table-cell table:style-name="ce7" table:formula="of:=[.H530]/[.H525]" office:value-type="float" office:value="0.25">
            <text:p>0,25</text:p>
          </table:table-cell>
          <table:table-cell table:style-name="ce7" table:formula="of:=[.H535]/[.H525]" office:value-type="float" office:value="0.25">
            <text:p>0,25</text:p>
          </table:table-cell>
          <table:table-cell table:style-name="ce30" table:formula="of:=[.H540]/[.H525]" office:value-type="float" office:value="0.25">
            <text:p>0,25</text:p>
          </table:table-cell>
          <table:table-cell table:style-name="ce30" table:formula="of:=[.H545]/[.H525]" office:value-type="float" office:value="0.25">
            <text:p>0,25</text:p>
          </table:table-cell>
          <table:table-cell table:style-name="ce30" table:formula="of:=SUM([.M41:.P4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X</text:p>
          </table:table-cell>
          <table:table-cell table:style-name="ce7" table:formula="of:=[.H557]/[.H552]" office:value-type="float" office:value="0.25">
            <text:p>0,25</text:p>
          </table:table-cell>
          <table:table-cell table:style-name="ce7" table:formula="of:=[.H562]/[.H552]" office:value-type="float" office:value="0.25">
            <text:p>0,25</text:p>
          </table:table-cell>
          <table:table-cell table:style-name="ce30" table:formula="of:=[.H567]/[.H552]" office:value-type="float" office:value="0.25">
            <text:p>0,25</text:p>
          </table:table-cell>
          <table:table-cell table:style-name="ce30" table:formula="of:=[.H572]/[.H552]" office:value-type="float" office:value="0.25">
            <text:p>0,25</text:p>
          </table:table-cell>
          <table:table-cell table:style-name="ce30" table:formula="of:=SUM([.M42:.P4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43:.E46])" office:value-type="float" office:value="0.740740740740741">
            <text:p>0,74074074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48:.E51])" office:value-type="float" office:value="0.740740740740741">
            <text:p>0,74074074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53:.E56])" office:value-type="float" office:value="-2.59259259259259">
            <text:p>-2,59259259</text:p>
          </table:table-cell>
          <table:table-cell table:number-columns-repeated="4"/>
          <table:table-cell table:style-name="ce3" table:number-columns-repeated="2"/>
          <table:table-cell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8:.E61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</text:p>
          </table:table-cell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65:.E68])" office:value-type="float" office:value="-0.37037037037037">
            <text:p>-0,3703703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70:.E73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75:.E78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80:.E83])" office:value-type="float" office:value="-2.59259259259259">
            <text:p>-2,59259259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85:.E88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I</text:p>
          </table:table-cell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92:.E95])" office:value-type="float" office:value="-0.37037037037037">
            <text:p>-0,3703703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97:.E100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102:.E105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107:.E110])" office:value-type="float" office:value="-2.59259259259259">
            <text:p>-2,59259259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12:.E115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V</text:p>
          </table:table-cell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19:.E122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24:.E12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29:.E13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34:.E137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39:.E14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</text:p>
          </table:table-cell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46:.E149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51:.E15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56:.E15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61:.E164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66:.E16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</text:p>
          </table:table-cell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73:.E176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78:.E18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83:.E18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88:.E191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93:.E19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</text:p>
          </table:table-cell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00:.E203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05:.E20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10:.E21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15:.E218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20:.E22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I</text:p>
          </table:table-cell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27:.E230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32:.E23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37:.E24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42:.E245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47:.E25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X</text:p>
          </table:table-cell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54:.E257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59:.E26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64:.E26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69:.E272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74:.E27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</text:p>
          </table:table-cell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81:.E284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86:.E28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91:.E29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96:.E299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01:.E30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</text:p>
          </table:table-cell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08:.E311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13:.E31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18:.E32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23:.E326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28:.E33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</text:p>
          </table:table-cell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35:.E338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40:.E34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45:.E34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50:.E353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55:.E35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I</text:p>
          </table:table-cell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62:.E365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67:.E37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72:.E37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77:.E380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82:.E38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V</text:p>
          </table:table-cell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89:.E392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94:.E39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99:.E40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04:.E407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09:.E41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</text:p>
          </table:table-cell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16:.E419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21:.E42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26:.E42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31:.E434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36:.E43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</text:p>
          </table:table-cell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43:.E446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48:.E45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53:.E45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58:.E461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63:.E46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I</text:p>
          </table:table-cell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70:.E473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75:.E478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80:.E483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85:.E488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90:.E493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VIII</text:p>
          </table:table-cell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97:.E500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02:.E505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07:.E510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12:.E515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17:.E520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IX</text:p>
          </table:table-cell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24:.E527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29:.E532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34:.E537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39:.E542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44:.E547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X</text:p>
          </table:table-cell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51:.E554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56:.E559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61:.E564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66:.E569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71:.E574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18">
          <table:table-cell table:number-columns-repeated="15"/>
          <table:table-cell table:style-name="ce3"/>
          <table:table-cell table:number-columns-repeated="1008"/>
        </table:table-row>
        <table:table-row table:style-name="ro2" table:number-rows-repeated="10476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zcionka tekstu podstawowego" svg:font-family="'Czcionka tekstu podstawowego'"/>
    <style:font-face style:name="Cambria" svg:font-family="Cambria" style:font-family-generic="roman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ce6f2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2dcdb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bf1d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e6e0ec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beef4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fdeada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9cde5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e6b9b8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7e4bd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ccc1da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7dee8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fcd5b5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95b3d7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d9969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3d69b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b3a2c7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93cdd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fac09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1" style:display-name="Excel Built-in Accent1" style:family="table-cell" style:parent-style-name="Default" style:data-style-name="N0">
      <style:table-cell-properties fo:background-color="#4f81b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2" style:display-name="Excel Built-in Accent2" style:family="table-cell" style:parent-style-name="Default" style:data-style-name="N0">
      <style:table-cell-properties fo:background-color="#c0504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3" style:display-name="Excel Built-in Accent3" style:family="table-cell" style:parent-style-name="Default" style:data-style-name="N0">
      <style:table-cell-properties fo:background-color="#9bbb59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4" style:display-name="Excel Built-in Accent4" style:family="table-cell" style:parent-style-name="Default" style:data-style-name="N0">
      <style:table-cell-properties fo:background-color="#8064a2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5" style:display-name="Excel Built-in Accent5" style:family="table-cell" style:parent-style-name="Default" style:data-style-name="N0">
      <style:table-cell-properties fo:background-color="#4bacc6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6" style:display-name="Excel Built-in Accent6" style:family="table-cell" style:parent-style-name="Default" style:data-style-name="N0">
      <style:table-cell-properties fo:background-color="#f79646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02cm solid #7f7f7f" style:vertical-align="automatic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Excel_20_Built-in_20_Heading_20_1" style:display-name="Excel Built-in Heading 1" style:family="table-cell" style:parent-style-name="Default" style:data-style-name="N0">
      <style:table-cell-properties fo:border-bottom="0.088cm solid #4f81bd" fo:background-color="transparent" fo:border-left="none" fo:border-right="none" fo:border-top="none" style:vertical-align="automatic"/>
      <style:text-properties fo:color="#1f497d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88cm solid #a7c0de" fo:background-color="transparent" fo:border-left="none" fo:border-right="none" fo:border-top="none" style:vertical-align="automatic"/>
      <style:text-properties fo:color="#1f497d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71cm solid #95b3d7" fo:background-color="transparent" fo:border-left="none" fo:border-right="none" fo:border-top="none" style:vertical-align="automatic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02cm solid #7f7f7f" style:vertical-align="automatic"/>
      <style:text-properties fo:color="#3f3f76" style:font-name="Calibri" fo:font-size="11pt" style:font-name-asian="Calibri" style:font-size-asian="11pt" style:font-name-complex="Calibri" style:font-size-complex="11pt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02cm solid #ff8001" fo:background-color="transparent" fo:border-left="none" fo:border-right="none" fo:border-top="none" style:vertical-align="automatic"/>
      <style:text-properties fo:color="#fa7d00" style:font-name="Calibri" fo:font-size="11pt" style:font-name-asian="Calibri" style:font-size-asian="11pt" style:font-name-complex="Calibri" style:font-size-complex="11pt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 style:font-name="Calibri" fo:font-size="11pt" style:font-name-asian="Calibri" style:font-size-asian="11pt" style:font-name-complex="Calibri" style:font-size-complex="11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02cm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02cm solid #3f3f3f" style:vertical-align="automatic"/>
      <style:text-properties fo:color="#3f3f3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Excel_20_Built-in_20_Total" style:display-name="Excel Built-in Total" style:family="table-cell" style:parent-style-name="Default" style:data-style-name="N0">
      <style:table-cell-properties fo:border-bottom="0.002cm solid #4f81bd" fo:background-color="transparent" fo:border-left="none" fo:border-right="none" fo:border-top="0.002cm solid #4f81bd" style:vertical-align="automatic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 style:font-name="Calibri" fo:font-size="11pt" style:font-name-asian="Calibri" style:font-size-asian="11pt" style:font-name-complex="Calibri" style:font-size-complex="11pt"/>
    </style:style>
    <style:style style:name="Normalny_20_2" style:display-name="Normalny 2" style:family="table-cell" style:parent-style-name="Default" style:data-style-name="N8000">
      <style:table-cell-properties fo:background-color="transparent" style:vertical-align="automatic"/>
      <style:text-properties style:font-name="Czcionka tekstu podstawowego" fo:font-size="11pt" style:font-name-asian="Czcionka tekstu podstawowego" style:font-size-asian="11pt" style:font-name-complex="Czcionka tekstu podstawowego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31">31.08.2025</text:date>, <text:time>20:20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5-08-31T20:20:12.51</dc:date>
    <meta:editing-cycles>19</meta:editing-cycles>
    <meta:editing-duration>PT1H52M51S</meta:editing-duration>
    <meta:document-statistic meta:table-count="3" meta:cell-count="14648" meta:object-count="0"/>
    <meta:user-defined meta:name="Информация 1"/>
    <meta:user-defined meta:name="Информация 2"/>
    <meta:user-defined meta:name="Информация 3"/>
    <meta:user-defined meta:name="Информация 4"/>
  </office:meta>
</office:document-meta>
</file>